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/>
    <style:font-face style:name="DejaVu Serif" svg:font-family="'DejaVu Serif'"/>
    <style:font-face style:name="Liberation Serif" svg:font-family="'Liberation Serif'"/>
    <style:font-face style:name="OpenSymbol" svg:font-family="OpenSymbol"/>
    <style:font-face style:name="TeXGyreTermes" svg:font-family="TeXGyreTermes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0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12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2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0.1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23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2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51cm" fo:min-width="0.1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26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2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5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15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091cm" fo:min-width="0.09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9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000000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="none"/>
      <style:paragraph-properties fo:text-align="justify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1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12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3" style:family="paragraph">
      <loext:graphic-properties draw:fill="none"/>
      <style:text-properties fo:font-size="17.5pt" style:font-size-asian="17.5pt" style:font-size-complex="17.5pt"/>
    </style:style>
    <style:style style:name="P14" style:family="paragraph">
      <loext:graphic-properties draw:fill="none"/>
      <style:text-properties fo:font-size="14.8000001907349pt" style:font-size-asian="14.8000001907349pt" style:font-size-complex="14.8000001907349pt"/>
    </style:style>
    <style:style style:name="P15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4.30000019073486pt" style:font-size-asian="4.30000019073486pt" style:font-size-complex="4.30000019073486pt"/>
    </style:style>
    <style:style style:name="P18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9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20" style:family="paragraph">
      <loext:graphic-properties draw:fill="none"/>
      <style:text-properties fo:font-size="4.40000009536743pt" style:font-size-asian="4.40000009536743pt" style:font-size-complex="4.40000009536743pt"/>
    </style:style>
    <style:style style:name="P21" style:family="paragraph">
      <loext:graphic-properties draw:fill="none"/>
      <style:text-properties fo:font-size="2.59999990463257pt" style:font-size-asian="2.59999990463257pt" style:font-size-complex="2.59999990463257pt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solid" draw:fill-color="#ffffff"/>
    </style:style>
    <style:style style:name="T1" style:family="text">
      <style:text-properties fo:color="#000000" style:font-name="Times New Roman" fo:font-size="14pt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5" style:family="text">
      <style:text-properties fo:color="#262626" style:font-name="Times New Roman" fo:font-size="18pt" fo:font-weight="bold" style:font-size-asian="18pt" style:font-name-complex="Times New Roman" style:font-size-complex="18pt" style:font-weight-complex="bold"/>
    </style:style>
    <style:style style:name="T6" style:family="text">
      <style:text-properties fo:color="#000000" style:font-name="Times New Roman" fo:font-size="11pt" style:font-size-asian="11pt" style:font-name-complex="Times New Roman" style:font-size-complex="11pt"/>
    </style:style>
    <style:style style:name="T7" style:family="text">
      <style:text-properties fo:color="#000000" style:font-name="Times New Roman" fo:font-size="13pt" fo:font-weight="bold" style:font-size-asian="13pt" style:font-name-complex="Times New Roman" style:font-size-complex="13pt" style:font-weight-complex="bold"/>
    </style:style>
    <style:style style:name="T8" style:family="text">
      <style:text-properties fo:color="#2f5496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/>
    </style:style>
    <style:style style:name="T10" style:family="text">
      <style:text-properties fo:color="#000000" style:font-name="Liberation Serif" fo:font-size="12pt" fo:font-style="italic" style:font-size-asian="12pt" style:font-name-complex="Liberation Serif" style:font-size-complex="12pt" style:font-style-complex="italic"/>
    </style:style>
    <style:style style:name="T11" style:family="text">
      <style:text-properties fo:color="#000000" style:font-name="Liberation Serif" fo:font-size="7.19999980926514pt" fo:font-style="italic" style:font-size-asian="7.19999980926514pt" style:font-name-complex="Liberation Serif" style:font-size-complex="7.19999980926514pt" style:font-style-complex="italic"/>
    </style:style>
    <style:style style:name="T12" style:family="text">
      <style:text-properties fo:color="#000000" style:font-name="OpenSymbol" fo:font-size="12pt" style:font-size-asian="12pt" style:font-name-complex="OpenSymbol" style:font-size-complex="12pt"/>
    </style:style>
    <style:style style:name="T13" style:family="text">
      <style:text-properties fo:color="#000000" style:font-name="OpenSymbol" fo:font-size="12.3000001907349pt" style:font-size-asian="12.3000001907349pt" style:font-name-complex="OpenSymbol" style:font-size-complex="12.3000001907349pt" style:text-scale="48%"/>
    </style:style>
    <style:style style:name="T14" style:family="text">
      <style:text-properties fo:color="#000000" style:font-name="Carlito" fo:font-size="11pt" style:font-size-asian="11pt" style:font-name-complex="Carlito" style:font-size-complex="11pt"/>
    </style:style>
    <style:style style:name="T15" style:family="text">
      <style:text-properties fo:color="#000000" style:font-name="OpenSymbol" fo:font-size="7.40000009536743pt" style:font-size-asian="7.40000009536743pt" style:font-name-complex="OpenSymbol" style:font-size-complex="7.40000009536743pt" style:text-scale="48%"/>
    </style:style>
    <style:style style:name="T16" style:family="text">
      <style:text-properties fo:color="#000000" style:font-name="DejaVu Serif" fo:font-size="12pt" fo:font-style="italic" style:font-size-asian="12pt" style:font-name-complex="DejaVu Serif" style:font-size-complex="12pt" style:font-style-complex="italic"/>
    </style:style>
    <style:style style:name="T17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18" style:family="text">
      <style:text-properties fo:color="#000000" style:font-name="OpenSymbol" fo:font-size="17.5pt" style:font-size-asian="17.5pt" style:font-name-complex="OpenSymbol" style:font-size-complex="17.5pt"/>
    </style:style>
    <style:style style:name="T19" style:family="text">
      <style:text-properties fo:color="#000000" style:font-name="DejaVu Serif" fo:font-size="7.19999980926514pt" fo:font-style="italic" style:font-size-asian="7.19999980926514pt" style:font-name-complex="DejaVu Serif" style:font-size-complex="7.19999980926514pt" style:font-style-complex="italic"/>
    </style:style>
    <style:style style:name="T20" style:family="text">
      <style:text-properties fo:color="#000000" style:font-name="OpenSymbol" fo:font-size="14.8000001907349pt" style:font-size-asian="14.8000001907349pt" style:font-name-complex="OpenSymbol" style:font-size-complex="14.8000001907349pt" style:text-scale="48%"/>
    </style:style>
    <style:style style:name="T21" style:family="text">
      <style:text-properties fo:color="#000000" style:font-name="Liberation Serif" fo:font-size="7.19999980926514pt" style:font-size-asian="7.19999980926514pt" style:font-name-complex="Liberation Serif" style:font-size-complex="7.19999980926514pt"/>
    </style:style>
    <style:style style:name="T22" style:family="text">
      <style:text-properties fo:color="#a9b7c6" style:font-name="Times New Roman" fo:font-size="12pt" style:font-size-asian="12pt" style:font-name-complex="Times New Roman" style:font-size-complex="12pt"/>
    </style:style>
    <style:style style:name="T23" style:family="text">
      <style:text-properties fo:color="#000000" style:font-name="OpenSymbol" fo:font-size="7.19999980926514pt" style:font-size-asian="7.19999980926514pt" style:font-name-complex="OpenSymbol" style:font-size-complex="7.19999980926514pt"/>
    </style:style>
    <style:style style:name="T24" style:family="text">
      <style:text-properties fo:color="#000000" style:font-name="OpenSymbol" fo:font-size="8.19999980926514pt" style:font-size-asian="8.19999980926514pt" style:font-name-complex="OpenSymbol" style:font-size-complex="8.19999980926514pt" style:text-scale="43%"/>
    </style:style>
    <style:style style:name="T25" style:family="text">
      <style:text-properties fo:color="#000000" style:font-name="OpenSymbol" fo:font-size="14.1000003814697pt" style:font-size-asian="14.1000003814697pt" style:font-name-complex="OpenSymbol" style:font-size-complex="14.1000003814697pt" style:text-scale="48%"/>
    </style:style>
    <style:style style:name="T26" style:family="text">
      <style:text-properties fo:color="#000000" style:font-name="OpenSymbol" fo:font-size="14pt" style:font-size-asian="14pt" style:font-name-complex="OpenSymbol" style:font-size-complex="14pt" style:text-scale="48%"/>
    </style:style>
    <style:style style:name="T27" style:family="text">
      <style:text-properties fo:color="#000000" style:font-name="Liberation Serif" fo:font-size="4.30000019073486pt" fo:font-style="italic" style:font-size-asian="4.30000019073486pt" style:font-name-complex="Liberation Serif" style:font-size-complex="4.30000019073486pt" style:font-style-complex="italic"/>
    </style:style>
    <style:style style:name="T28" style:family="text">
      <style:text-properties fo:color="#000000" style:font-name="OpenSymbol" fo:font-size="15.8000001907349pt" style:font-size-asian="15.8000001907349pt" style:font-name-complex="OpenSymbol" style:font-size-complex="15.8000001907349pt" style:text-scale="47%"/>
    </style:style>
    <style:style style:name="T29" style:family="text">
      <style:text-properties fo:color="#000000" style:font-name="Liberation Serif" fo:font-size="4.30000019073486pt" style:font-size-asian="4.30000019073486pt" style:font-name-complex="Liberation Serif" style:font-size-complex="4.30000019073486pt"/>
    </style:style>
    <style:style style:name="T30" style:family="text">
      <style:text-properties fo:color="#000000" style:font-name="OpenSymbol" fo:font-size="4.30000019073486pt" style:font-size-asian="4.30000019073486pt" style:font-name-complex="OpenSymbol" style:font-size-complex="4.30000019073486pt"/>
    </style:style>
    <style:style style:name="T31" style:family="text">
      <style:text-properties fo:color="#000000" style:font-name="Liberation Serif" fo:font-size="12.1999998092651pt" fo:font-style="italic" style:font-size-asian="12.1999998092651pt" style:font-name-complex="Liberation Serif" style:font-size-complex="12.1999998092651pt" style:font-style-complex="italic"/>
    </style:style>
    <style:style style:name="T32" style:family="text">
      <style:text-properties fo:color="#000000" style:font-name="Liberation Serif" fo:font-size="7.40000009536743pt" fo:font-style="italic" style:font-size-asian="7.40000009536743pt" style:font-name-complex="Liberation Serif" style:font-size-complex="7.40000009536743pt" style:font-style-complex="italic" style:text-scale="99%"/>
    </style:style>
    <style:style style:name="T33" style:family="text">
      <style:text-properties fo:color="#000000" style:font-name="Liberation Serif" fo:font-size="4.40000009536743pt" fo:font-style="italic" style:font-size-asian="4.40000009536743pt" style:font-name-complex="Liberation Serif" style:font-size-complex="4.40000009536743pt" style:font-style-complex="italic"/>
    </style:style>
    <style:style style:name="T34" style:family="text">
      <style:text-properties fo:color="#000000" style:font-name="Liberation Serif" fo:font-size="2.59999990463257pt" style:font-size-asian="2.59999990463257pt" style:font-name-complex="Liberation Serif" style:font-size-complex="2.59999990463257pt"/>
    </style:style>
    <style:style style:name="T35" style:family="text">
      <style:text-properties fo:color="#000000" style:font-name="Liberation Serif" fo:font-size="2.59999990463257pt" fo:font-style="italic" style:font-size-asian="2.59999990463257pt" style:font-name-complex="Liberation Serif" style:font-size-complex="2.59999990463257pt" style:font-style-complex="italic"/>
    </style:style>
    <style:style style:name="T36" style:family="text">
      <style:text-properties fo:color="#000000" style:font-name="TeXGyreTermes" fo:font-size="7.19999980926514pt" style:font-size-asian="7.19999980926514pt" style:font-name-complex="TeXGyreTermes" style:font-size-complex="7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856cm" svg:height="0.547cm" svg:x="5.073cm" svg:y="2.025cm">
          <draw:text-box>
            <text:p text:style-name="P1"><text:span text:style-name="T1">ПРА</text:span><text:span text:style-name="T1">ВИТ</text:span><text:span text:style-name="T1">ЕЛЬ</text:span><text:span text:style-name="T1">СТВ</text:span><text:span text:style-name="T1">О </text:span><text:span text:style-name="T1">РОС</text:span><text:span text:style-name="T1">СИЙ</text:span><text:span text:style-name="T1">СКО</text:span><text:span text:style-name="T1">Й </text:span><text:span text:style-name="T1">ФЕД</text:span><text:span text:style-name="T1">ЕРА</text:span><text:span text:style-name="T1">ЦИИ</text:span></text:p>
          </draw:text-box>
        </draw:frame>
        <draw:frame draw:style-name="gr1" draw:text-style-name="P2" draw:layer="layout" svg:width="13.676cm" svg:height="0.547cm" svg:x="3.658cm" svg:y="2.638cm">
          <draw:text-box>
            <text:p text:style-name="P1"><text:span text:style-name="T1">НАЦ</text:span><text:span text:style-name="T1">ИОН</text:span><text:span text:style-name="T1">АЛЬ</text:span><text:span text:style-name="T1">НЫ</text:span><text:span text:style-name="T1">Й </text:span><text:span text:style-name="T1">ИСС</text:span><text:span text:style-name="T1">ЛЕД</text:span><text:span text:style-name="T1">ОВА</text:span><text:span text:style-name="T1">ТЕЛ</text:span><text:span text:style-name="T1">ЬСК</text:span><text:span text:style-name="T1">ИЙ </text:span><text:span text:style-name="T1">УНИ</text:span><text:span text:style-name="T1">ВЕР</text:span><text:span text:style-name="T1">СИТ</text:span><text:span text:style-name="T1">ЕТ</text:span></text:p>
          </draw:text-box>
        </draw:frame>
        <draw:frame draw:style-name="gr1" draw:text-style-name="P2" draw:layer="layout" svg:width="8.105cm" svg:height="0.547cm" svg:x="6.456cm" svg:y="3.249cm">
          <draw:text-box>
            <text:p text:style-name="P1"><text:span text:style-name="T1">«ВЫ</text:span><text:span text:style-name="T1">СШ</text:span><text:span text:style-name="T1">АЯ </text:span><text:span text:style-name="T1">ШК</text:span><text:span text:style-name="T1">ОЛА </text:span><text:span text:style-name="T1">ЭКО</text:span><text:span text:style-name="T1">НО</text:span><text:span text:style-name="T1">МИ</text:span><text:span text:style-name="T1">КИ»</text:span></text:p>
          </draw:text-box>
        </draw:frame>
        <draw:frame draw:style-name="gr1" draw:text-style-name="P2" draw:layer="layout" svg:width="6.648cm" svg:height="0.547cm" svg:x="7.197cm" svg:y="4.145cm">
          <draw:text-box>
            <text:p text:style-name="P1"><text:span text:style-name="T1">Факу</text:span><text:span text:style-name="T1">льтет </text:span><text:span text:style-name="T1">комп</text:span><text:span text:style-name="T1">ьюте</text:span><text:span text:style-name="T1">рных </text:span><text:span text:style-name="T1">наук</text:span></text:p>
          </draw:text-box>
        </draw:frame>
        <draw:frame draw:style-name="gr1" draw:text-style-name="P2" draw:layer="layout" svg:width="8.21cm" svg:height="0.547cm" svg:x="6.428cm" svg:y="4.755cm">
          <draw:text-box>
            <text:p text:style-name="P1"><text:span text:style-name="T1">Депа</text:span><text:span text:style-name="T1">ртам</text:span><text:span text:style-name="T1">ент </text:span><text:span text:style-name="T1">прог</text:span><text:span text:style-name="T1">рамм</text:span><text:span text:style-name="T1">ной </text:span><text:span text:style-name="T1">инже</text:span><text:span text:style-name="T1">нери</text:span><text:span text:style-name="T1">и</text:span></text:p>
          </draw:text-box>
        </draw:frame>
        <draw:frame draw:style-name="gr1" draw:text-style-name="P2" draw:layer="layout" svg:width="6.449cm" svg:height="0.547cm" svg:x="7.098cm" svg:y="13.649cm">
          <draw:text-box>
            <text:p text:style-name="P1"><text:span text:style-name="T2">Про</text:span><text:span text:style-name="T2">грам</text:span><text:span text:style-name="T2">ма </text:span><text:span text:style-name="T2">для <text:s/></text:span><text:span text:style-name="T2">нахо</text:span><text:span text:style-name="T2">жден</text:span><text:span text:style-name="T2">ия</text:span></text:p>
          </draw:text-box>
        </draw:frame>
        <draw:frame draw:style-name="gr1" draw:text-style-name="P2" draw:layer="layout" svg:width="8.625cm" svg:height="0.547cm" svg:x="6.064cm" svg:y="14.428cm">
          <draw:text-box>
            <text:p text:style-name="P1"><text:span text:style-name="T2">явно</text:span><text:span text:style-name="T2">го </text:span><text:span text:style-name="T2">вида </text:span><text:span text:style-name="T2">анал</text:span><text:span text:style-name="T2">итич</text:span><text:span text:style-name="T2">ески</text:span><text:span text:style-name="T2">х </text:span><text:span text:style-name="T2">фун</text:span><text:span text:style-name="T2">кци</text:span><text:span text:style-name="T2">й, </text:span></text:p>
          </draw:text-box>
        </draw:frame>
        <draw:frame draw:style-name="gr1" draw:text-style-name="P2" draw:layer="layout" svg:width="8.227cm" svg:height="0.547cm" svg:x="6.205cm" svg:y="15.208cm">
          <draw:text-box>
            <text:p text:style-name="P1"><text:span text:style-name="T2">связ</text:span><text:span text:style-name="T2">анн</text:span><text:span text:style-name="T2">ых с </text:span><text:span text:style-name="T2">метр</text:span><text:span text:style-name="T2">ичес</text:span><text:span text:style-name="T2">ким</text:span><text:span text:style-name="T2">и </text:span><text:span text:style-name="T2">граф</text:span><text:span text:style-name="T2">ами</text:span></text:p>
          </draw:text-box>
        </draw:frame>
        <draw:frame draw:style-name="gr1" draw:text-style-name="P2" draw:layer="layout" svg:width="5.387cm" svg:height="0.547cm" svg:x="7.56cm" svg:y="16.386cm">
          <draw:text-box>
            <text:p text:style-name="P1"><text:span text:style-name="T2">Пояс</text:span><text:span text:style-name="T2">ните</text:span><text:span text:style-name="T2">льна</text:span><text:span text:style-name="T2">я </text:span><text:span text:style-name="T2">запи</text:span><text:span text:style-name="T2">ска</text:span></text:p>
          </draw:text-box>
        </draw:frame>
        <draw:frame draw:style-name="gr1" draw:text-style-name="P2" draw:layer="layout" svg:width="5.505cm" svg:height="0.547cm" svg:x="7.451cm" svg:y="17.201cm">
          <draw:text-box>
            <text:p text:style-name="P1"><text:span text:style-name="T2">ЛИС</text:span><text:span text:style-name="T2">Т </text:span><text:span text:style-name="T2">УТВ</text:span><text:span text:style-name="T2">ЕР</text:span><text:span text:style-name="T2">ЖД</text:span><text:span text:style-name="T2">ЕНИ</text:span><text:span text:style-name="T2">Я</text:span></text:p>
          </draw:text-box>
        </draw:frame>
        <draw:frame draw:style-name="gr1" draw:text-style-name="P2" draw:layer="layout" svg:width="7.3cm" svg:height="0.547cm" svg:x="6.579cm" svg:y="18.023cm">
          <draw:text-box>
            <text:p text:style-name="P1"><text:span text:style-name="T2">RU.1</text:span><text:span text:style-name="T2">7701</text:span><text:span text:style-name="T2">729.</text:span><text:span text:style-name="T2">10.0</text:span><text:span text:style-name="T2">3-01 </text:span><text:span text:style-name="T2">81 </text:span><text:span text:style-name="T2">01-1-</text:span><text:span text:style-name="T2">ЛУ</text:span></text:p>
          </draw:text-box>
        </draw:frame>
        <draw:frame draw:style-name="gr1" draw:text-style-name="P2" draw:layer="layout" svg:width="2.779cm" svg:height="0.547cm" svg:x="13.42cm" svg:y="21.575cm">
          <draw:text-box>
            <text:p text:style-name="P1"><text:span text:style-name="T1">Испо</text:span><text:span text:style-name="T1">лнит</text:span><text:span text:style-name="T1">ель</text:span></text:p>
          </draw:text-box>
        </draw:frame>
        <draw:frame draw:style-name="gr1" draw:text-style-name="P2" draw:layer="layout" svg:width="5.205cm" svg:height="0.547cm" svg:x="12.217cm" svg:y="22.189cm">
          <draw:text-box>
            <text:p text:style-name="P1"><text:span text:style-name="T1">студ</text:span><text:span text:style-name="T1">ент </text:span><text:span text:style-name="T1">груп</text:span><text:span text:style-name="T1">пы </text:span><text:span text:style-name="T1">БПИ</text:span><text:span text:style-name="T1">181</text:span></text:p>
          </draw:text-box>
        </draw:frame>
        <draw:frame draw:style-name="gr1" draw:text-style-name="P2" draw:layer="layout" svg:width="7.863cm" svg:height="0.547cm" svg:x="10.908cm" svg:y="22.8cm">
          <draw:text-box>
            <text:p text:style-name="P1"><text:span text:style-name="T1">____</text:span><text:span text:style-name="T1">____</text:span><text:span text:style-name="T1">____</text:span><text:span text:style-name="T1">____</text:span><text:span text:style-name="T1">___/</text:span><text:span text:style-name="T1">А.И. </text:span><text:span text:style-name="T1">Увар</text:span><text:span text:style-name="T1">ова/</text:span></text:p>
          </draw:text-box>
        </draw:frame>
        <draw:frame draw:style-name="gr1" draw:text-style-name="P2" draw:layer="layout" svg:width="7.186cm" svg:height="0.547cm" svg:x="11.247cm" svg:y="23.413cm">
          <draw:text-box>
            <text:p text:style-name="P1"><text:span text:style-name="T1">« </text:span><text:span text:style-name="T1">___ </text:span><text:span text:style-name="T1">» </text:span><text:span text:style-name="T1">____</text:span><text:span text:style-name="T1">____</text:span><text:span text:style-name="T1">____</text:span><text:span text:style-name="T1">____ </text:span><text:span text:style-name="T1">2021 </text:span><text:span text:style-name="T1">г.</text:span></text:p>
          </draw:text-box>
        </draw:frame>
        <draw:frame draw:style-name="gr1" draw:text-style-name="P2" draw:layer="layout" svg:width="2.86cm" svg:height="0.547cm" svg:x="9.084cm" svg:y="27.908cm">
          <draw:text-box>
            <text:p text:style-name="P1"><text:span text:style-name="T2">Мос</text:span><text:span text:style-name="T2">ква </text:span><text:span text:style-name="T2">2021</text:span></text:p>
          </draw:text-box>
        </draw:frame>
        <draw:frame draw:style-name="gr2" draw:text-style-name="P3" draw:layer="layout" svg:width="3.215cm" svg:height="0.471cm" svg:x="4.628cm" svg:y="7.04cm">
          <draw:text-box>
            <text:p text:style-name="P1"><text:span text:style-name="T3">СОГЛ</text:span><text:span text:style-name="T3">АСО</text:span><text:span text:style-name="T3">ВАН</text:span><text:span text:style-name="T3">О</text:span></text:p>
          </draw:text-box>
        </draw:frame>
        <draw:frame draw:style-name="gr2" draw:text-style-name="P3" draw:layer="layout" svg:width="5.598cm" svg:height="0.471cm" svg:x="3.44cm" svg:y="7.951cm">
          <draw:text-box>
            <text:p text:style-name="P1"><text:span text:style-name="T3">Доце</text:span><text:span text:style-name="T3">нт </text:span><text:span text:style-name="T3">депар</text:span><text:span text:style-name="T3">тамен</text:span><text:span text:style-name="T3">та </text:span><text:span text:style-name="T3">больш</text:span><text:span text:style-name="T3">их</text:span></text:p>
          </draw:text-box>
        </draw:frame>
        <draw:frame draw:style-name="gr2" draw:text-style-name="P3" draw:layer="layout" svg:width="6.589cm" svg:height="0.471cm" svg:x="3.002cm" svg:y="8.437cm">
          <draw:text-box>
            <text:p text:style-name="P1"><text:span text:style-name="T3">данн</text:span><text:span text:style-name="T3">ых и </text:span><text:span text:style-name="T3">инфо</text:span><text:span text:style-name="T3">рмаци</text:span><text:span text:style-name="T3">онног</text:span><text:span text:style-name="T3">о </text:span><text:span text:style-name="T3">поиск</text:span><text:span text:style-name="T3">а </text:span></text:p>
          </draw:text-box>
        </draw:frame>
        <draw:frame draw:style-name="gr2" draw:text-style-name="P3" draw:layer="layout" svg:width="3.143cm" svg:height="0.471cm" svg:x="4.667cm" svg:y="8.924cm">
          <draw:text-box>
            <text:p text:style-name="P1"><text:span text:style-name="T3">ФКН </text:span><text:span text:style-name="T3">НИУ </text:span><text:span text:style-name="T3">ВШЭ,</text:span></text:p>
          </draw:text-box>
        </draw:frame>
        <draw:frame draw:style-name="gr2" draw:text-style-name="P3" draw:layer="layout" svg:width="3.655cm" svg:height="0.471cm" svg:x="4.413cm" svg:y="9.411cm">
          <draw:text-box>
            <text:p text:style-name="P1"><text:span text:style-name="T3">канд. </text:span><text:span text:style-name="T3">физ.-</text:span><text:span text:style-name="T3">мат. </text:span><text:span text:style-name="T3">наук</text:span></text:p>
          </draw:text-box>
        </draw:frame>
        <draw:frame draw:style-name="gr2" draw:text-style-name="P3" draw:layer="layout" svg:width="4.871cm" svg:height="0.471cm" svg:x="1.944cm" svg:y="10.939cm">
          <draw:text-box>
            <text:p text:style-name="P1"><text:span text:style-name="T3"><text:s text:c="8"/></text:span><text:span text:style-name="T3">_____</text:span><text:span text:style-name="T3">_____</text:span><text:span text:style-name="T3">_____</text:span><text:span text:style-name="T3">____</text:span></text:p>
          </draw:text-box>
        </draw:frame>
        <draw:frame draw:style-name="gr1" draw:text-style-name="P2" draw:layer="layout" svg:width="3.262cm" svg:height="0.547cm" svg:x="6.812cm" svg:y="10.876cm">
          <draw:text-box>
            <text:p text:style-name="P1"><text:span text:style-name="T1">В.Л. </text:span><text:span text:style-name="T1">Черн</text:span><text:span text:style-name="T1">ыше</text:span><text:span text:style-name="T1">в</text:span></text:p>
          </draw:text-box>
        </draw:frame>
        <draw:frame draw:style-name="gr2" draw:text-style-name="P3" draw:layer="layout" svg:width="4.87cm" svg:height="0.471cm" svg:x="3.094cm" svg:y="11.718cm">
          <draw:text-box>
            <text:p text:style-name="P1"><text:span text:style-name="T3">« ___ </text:span><text:span text:style-name="T3">» </text:span><text:span text:style-name="T3">_____</text:span><text:span text:style-name="T3">_____</text:span><text:span text:style-name="T3">_____</text:span><text:span text:style-name="T3">_ </text:span></text:p>
          </draw:text-box>
        </draw:frame>
        <draw:frame draw:style-name="gr1" draw:text-style-name="P2" draw:layer="layout" svg:width="1.327cm" svg:height="0.547cm" svg:x="7.962cm" svg:y="11.655cm">
          <draw:text-box>
            <text:p text:style-name="P1"><text:span text:style-name="T1">2021 </text:span><text:span text:style-name="T1">г</text:span></text:p>
          </draw:text-box>
        </draw:frame>
        <draw:frame draw:style-name="gr2" draw:text-style-name="P3" draw:layer="layout" svg:width="0.422cm" svg:height="0.471cm" svg:x="9.275cm" svg:y="11.718cm">
          <draw:text-box>
            <text:p text:style-name="P1"><text:span text:style-name="T3">.</text:span></text:p>
          </draw:text-box>
        </draw:frame>
        <draw:frame draw:style-name="gr2" draw:text-style-name="P3" draw:layer="layout" svg:width="2.749cm" svg:height="0.471cm" svg:x="13.663cm" svg:y="7.04cm">
          <draw:text-box>
            <text:p text:style-name="P1"><text:span text:style-name="T3">УТВЕ</text:span><text:span text:style-name="T3">РЖД</text:span><text:span text:style-name="T3">АЮ</text:span></text:p>
          </draw:text-box>
        </draw:frame>
        <draw:frame draw:style-name="gr2" draw:text-style-name="P3" draw:layer="layout" svg:width="5.535cm" svg:height="0.471cm" svg:x="12.323cm" svg:y="7.951cm">
          <draw:text-box>
            <text:p text:style-name="P1"><text:span text:style-name="T3">Акаде</text:span><text:span text:style-name="T3">мичес</text:span><text:span text:style-name="T3">кий </text:span><text:span text:style-name="T3">руков</text:span><text:span text:style-name="T3">одите</text:span><text:span text:style-name="T3">ль </text:span></text:p>
          </draw:text-box>
        </draw:frame>
        <draw:frame draw:style-name="gr2" draw:text-style-name="P3" draw:layer="layout" svg:width="5.188cm" svg:height="0.471cm" svg:x="12.442cm" svg:y="8.437cm">
          <draw:text-box>
            <text:p text:style-name="P1"><text:span text:style-name="T3">образ</text:span><text:span text:style-name="T3">овате</text:span><text:span text:style-name="T3">льной </text:span><text:span text:style-name="T3">прогр</text:span><text:span text:style-name="T3">аммы</text:span></text:p>
          </draw:text-box>
        </draw:frame>
        <draw:frame draw:style-name="gr2" draw:text-style-name="P3" draw:layer="layout" svg:width="7.186cm" svg:height="0.471cm" svg:x="11.441cm" svg:y="8.924cm">
          <draw:text-box>
            <text:p text:style-name="P1"><text:span text:style-name="T3">«Прог</text:span><text:span text:style-name="T3">рамм</text:span><text:span text:style-name="T3">ная </text:span><text:span text:style-name="T3">инже</text:span><text:span text:style-name="T3">нерия</text:span><text:span text:style-name="T3">», </text:span><text:span text:style-name="T3">профе</text:span><text:span text:style-name="T3">ссор,</text:span></text:p>
          </draw:text-box>
        </draw:frame>
        <draw:frame draw:style-name="gr2" draw:text-style-name="P3" draw:layer="layout" svg:width="2.91cm" svg:height="0.471cm" svg:x="13.582cm" svg:y="9.411cm">
          <draw:text-box>
            <text:p text:style-name="P1"><text:span text:style-name="T3">канд. </text:span><text:span text:style-name="T3">техн. </text:span><text:span text:style-name="T3">наук</text:span></text:p>
          </draw:text-box>
        </draw:frame>
        <draw:frame draw:style-name="gr2" draw:text-style-name="P3" draw:layer="layout" svg:width="4.13cm" svg:height="0.471cm" svg:x="11.712cm" svg:y="10.939cm">
          <draw:text-box>
            <text:p text:style-name="P1"><text:span text:style-name="T3">_____</text:span><text:span text:style-name="T3">_____</text:span><text:span text:style-name="T3">_____</text:span><text:span text:style-name="T3">____ </text:span></text:p>
          </draw:text-box>
        </draw:frame>
        <draw:frame draw:style-name="gr1" draw:text-style-name="P2" draw:layer="layout" svg:width="2.525cm" svg:height="0.547cm" svg:x="15.84cm" svg:y="10.876cm">
          <draw:text-box>
            <text:p text:style-name="P1"><text:span text:style-name="T1">В.В. </text:span><text:span text:style-name="T1">Шил</text:span><text:span text:style-name="T1">ов</text:span></text:p>
          </draw:text-box>
        </draw:frame>
        <draw:frame draw:style-name="gr2" draw:text-style-name="P3" draw:layer="layout" svg:width="4.87cm" svg:height="0.471cm" svg:x="11.882cm" svg:y="11.718cm">
          <draw:text-box>
            <text:p text:style-name="P1"><text:span text:style-name="T3">« ___ </text:span><text:span text:style-name="T3">» </text:span><text:span text:style-name="T3">_____</text:span><text:span text:style-name="T3">_____</text:span><text:span text:style-name="T3">_____</text:span><text:span text:style-name="T3">_ </text:span></text:p>
          </draw:text-box>
        </draw:frame>
        <draw:line draw:style-name="gr3" draw:text-style-name="P4" draw:layer="layout" svg:x1="0.359cm" svg:y1="12.557cm" svg:x2="2.176cm" svg:y2="12.557cm">
          <text:p/>
        </draw:line>
        <draw:line draw:style-name="gr3" draw:text-style-name="P4" draw:layer="layout" svg:x1="0.359cm" svg:y1="15.531cm" svg:x2="2.176cm" svg:y2="15.531cm">
          <text:p/>
        </draw:line>
        <draw:line draw:style-name="gr3" draw:text-style-name="P4" draw:layer="layout" svg:x1="0.359cm" svg:y1="18.258cm" svg:x2="2.176cm" svg:y2="18.258cm">
          <text:p/>
        </draw:line>
        <draw:line draw:style-name="gr3" draw:text-style-name="P4" draw:layer="layout" svg:x1="0.359cm" svg:y1="21.239cm" svg:x2="2.176cm" svg:y2="21.239cm">
          <text:p/>
        </draw:line>
        <draw:line draw:style-name="gr3" draw:text-style-name="P4" draw:layer="layout" svg:x1="0.359cm" svg:y1="24.484cm" svg:x2="2.176cm" svg:y2="24.484cm">
          <text:p/>
        </draw:line>
        <draw:line draw:style-name="gr3" draw:text-style-name="P4" draw:layer="layout" svg:x1="0.359cm" svg:y1="27.48cm" svg:x2="2.176cm" svg:y2="27.48cm">
          <text:p/>
        </draw:line>
        <draw:line draw:style-name="gr3" draw:text-style-name="P4" draw:layer="layout" svg:x1="0.366cm" svg:y1="12.546cm" svg:x2="0.366cm" svg:y2="27.487cm">
          <text:p/>
        </draw:line>
        <draw:line draw:style-name="gr3" draw:text-style-name="P4" draw:layer="layout" svg:x1="1.266cm" svg:y1="12.546cm" svg:x2="1.266cm" svg:y2="27.487cm">
          <text:p/>
        </draw:line>
        <draw:line draw:style-name="gr3" draw:text-style-name="P4" draw:layer="layout" svg:x1="2.166cm" svg:y1="12.546cm" svg:x2="2.166cm" svg:y2="27.487cm">
          <text:p/>
        </draw:line>
        <draw:frame draw:style-name="gr1" draw:text-style-name="P2" draw:layer="layout" svg:width="1.45cm" svg:height="0.547cm" svg:x="16.75cm" svg:y="11.655cm">
          <draw:text-box>
            <text:p text:style-name="P1"><text:span text:style-name="T1">2021 </text:span><text:span text:style-name="T1">г.</text:span></text:p>
          </draw:text-box>
        </draw:frame>
        <draw:frame draw:style-name="gr2" draw:text-style-name="P3" draw:layer="layout" svg:width="2.428cm" svg:height="0.471cm" draw:transform="rotate (1.5707963267949) translate (0.78cm 14.988cm)">
          <draw:text-box>
            <text:p text:style-name="P1"><text:span text:style-name="T3">Инв. </text:span><text:span text:style-name="T3">№ </text:span><text:span text:style-name="T3">подл.</text:span></text:p>
          </draw:text-box>
        </draw:frame>
        <draw:frame draw:style-name="gr2" draw:text-style-name="P3" draw:layer="layout" svg:width="2.284cm" svg:height="0.471cm" draw:transform="rotate (1.5707963267949) translate (0.78cm 17.821cm)">
          <draw:text-box>
            <text:p text:style-name="P1"><text:span text:style-name="T3">Подп. </text:span><text:span text:style-name="T3">и дата</text:span></text:p>
          </draw:text-box>
        </draw:frame>
        <draw:frame draw:style-name="gr2" draw:text-style-name="P3" draw:layer="layout" svg:width="2.466cm" svg:height="0.471cm" draw:transform="rotate (1.5707963267949) translate (0.78cm 20.728cm)">
          <draw:text-box>
            <text:p text:style-name="P1"><text:span text:style-name="T3">Взам. </text:span><text:span text:style-name="T3">Инв. </text:span><text:span text:style-name="T3">№</text:span></text:p>
          </draw:text-box>
        </draw:frame>
        <draw:frame draw:style-name="gr2" draw:text-style-name="P3" draw:layer="layout" svg:width="2.415cm" svg:height="0.471cm" draw:transform="rotate (1.5707963267949) translate (0.78cm 24.065cm)">
          <draw:text-box>
            <text:p text:style-name="P1"><text:span text:style-name="T3">Инв. </text:span><text:span text:style-name="T3">№ </text:span><text:span text:style-name="T3">дубл.</text:span></text:p>
          </draw:text-box>
        </draw:frame>
        <draw:frame draw:style-name="gr2" draw:text-style-name="P3" draw:layer="layout" svg:width="2.284cm" svg:height="0.471cm" draw:transform="rotate (1.5707963267949) translate (0.78cm 27.12cm)">
          <draw:text-box>
            <text:p text:style-name="P1"><text:span text:style-name="T3">Подп. </text:span><text:span text:style-name="T3">и дата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2.999cm" svg:height="0.547cm" svg:x="4.258cm" svg:y="3.735cm">
          <draw:text-box>
            <text:p text:style-name="P1"><text:span text:style-name="T1">УТВ</text:span><text:span text:style-name="T1">ЕРЖ</text:span><text:span text:style-name="T1">ДЕН</text:span></text:p>
          </draw:text-box>
        </draw:frame>
        <draw:frame draw:style-name="gr1" draw:text-style-name="P2" draw:layer="layout" svg:width="7.186cm" svg:height="0.547cm" svg:x="2.187cm" svg:y="4.349cm">
          <draw:text-box>
            <text:p text:style-name="P1"><text:span text:style-name="T1">RU.1</text:span><text:span text:style-name="T1">7701</text:span><text:span text:style-name="T1">729.</text:span><text:span text:style-name="T1">10.0</text:span><text:span text:style-name="T1">3-01 </text:span><text:span text:style-name="T1">81 </text:span><text:span text:style-name="T1">01-1 </text:span><text:span text:style-name="T1">ЛУ</text:span></text:p>
          </draw:text-box>
        </draw:frame>
        <draw:frame draw:style-name="gr1" draw:text-style-name="P2" draw:layer="layout" svg:width="6.449cm" svg:height="0.547cm" svg:x="8.319cm" svg:y="8.77cm">
          <draw:text-box>
            <text:p text:style-name="P1"><text:span text:style-name="T2">Про</text:span><text:span text:style-name="T2">грам</text:span><text:span text:style-name="T2">ма </text:span><text:span text:style-name="T2">для </text:span><text:span text:style-name="T2">нахо</text:span><text:span text:style-name="T2">жден</text:span><text:span text:style-name="T2">ия </text:span></text:p>
          </draw:text-box>
        </draw:frame>
        <draw:frame draw:style-name="gr1" draw:text-style-name="P2" draw:layer="layout" svg:width="8.503cm" svg:height="0.547cm" svg:x="7.221cm" svg:y="9.433cm">
          <draw:text-box>
            <text:p text:style-name="P1"><text:span text:style-name="T2">явно</text:span><text:span text:style-name="T2">го </text:span><text:span text:style-name="T2">вида </text:span><text:span text:style-name="T2">анал</text:span><text:span text:style-name="T2">итич</text:span><text:span text:style-name="T2">ески</text:span><text:span text:style-name="T2">х </text:span><text:span text:style-name="T2">фун</text:span><text:span text:style-name="T2">кци</text:span><text:span text:style-name="T2">й,</text:span></text:p>
          </draw:text-box>
        </draw:frame>
        <draw:frame draw:style-name="gr1" draw:text-style-name="P2" draw:layer="layout" svg:width="8.227cm" svg:height="0.547cm" svg:x="7.362cm" svg:y="10.121cm">
          <draw:text-box>
            <text:p text:style-name="P1"><text:span text:style-name="T2">связ</text:span><text:span text:style-name="T2">анн</text:span><text:span text:style-name="T2">ых с </text:span><text:span text:style-name="T2">метр</text:span><text:span text:style-name="T2">ичес</text:span><text:span text:style-name="T2">ким</text:span><text:span text:style-name="T2">и </text:span><text:span text:style-name="T2">граф</text:span><text:span text:style-name="T2">ами</text:span></text:p>
          </draw:text-box>
        </draw:frame>
        <draw:frame draw:style-name="gr1" draw:text-style-name="P2" draw:layer="layout" svg:width="5.387cm" svg:height="0.547cm" svg:x="8.781cm" svg:y="11.239cm">
          <draw:text-box>
            <text:p text:style-name="P1"><text:span text:style-name="T2">Пояс</text:span><text:span text:style-name="T2">ните</text:span><text:span text:style-name="T2">льна</text:span><text:span text:style-name="T2">я </text:span><text:span text:style-name="T2">запи</text:span><text:span text:style-name="T2">ска</text:span></text:p>
          </draw:text-box>
        </draw:frame>
        <draw:frame draw:style-name="gr1" draw:text-style-name="P2" draw:layer="layout" svg:width="6.403cm" svg:height="0.547cm" svg:x="8.294cm" svg:y="12.065cm">
          <draw:text-box>
            <text:p text:style-name="P1"><text:span text:style-name="T2">RU.1</text:span><text:span text:style-name="T2">7701</text:span><text:span text:style-name="T2">729.</text:span><text:span text:style-name="T2">10.0</text:span><text:span text:style-name="T2">3-01 </text:span><text:span text:style-name="T2">81 </text:span><text:span text:style-name="T2">01-1</text:span></text:p>
          </draw:text-box>
        </draw:frame>
        <draw:frame draw:style-name="gr1" draw:text-style-name="P2" draw:layer="layout" svg:width="2.254cm" svg:height="0.547cm" svg:x="10.347cm" svg:y="12.887cm">
          <draw:text-box>
            <text:p text:style-name="P1"><text:span text:style-name="T2">Лист</text:span><text:span text:style-name="T2">ов </text:span><text:span text:style-name="T2">41</text:span></text:p>
          </draw:text-box>
        </draw:frame>
        <draw:line draw:style-name="gr3" draw:text-style-name="P4" draw:layer="layout" svg:x1="0.793cm" svg:y1="9.241cm" svg:x2="2.61cm" svg:y2="9.241cm">
          <text:p/>
        </draw:line>
        <draw:line draw:style-name="gr3" draw:text-style-name="P4" draw:layer="layout" svg:x1="0.793cm" svg:y1="12.215cm" svg:x2="2.61cm" svg:y2="12.215cm">
          <text:p/>
        </draw:line>
        <draw:line draw:style-name="gr3" draw:text-style-name="P4" draw:layer="layout" svg:x1="0.793cm" svg:y1="14.942cm" svg:x2="2.61cm" svg:y2="14.942cm">
          <text:p/>
        </draw:line>
        <draw:line draw:style-name="gr3" draw:text-style-name="P4" draw:layer="layout" svg:x1="0.793cm" svg:y1="17.923cm" svg:x2="2.61cm" svg:y2="17.923cm">
          <text:p/>
        </draw:line>
        <draw:line draw:style-name="gr3" draw:text-style-name="P4" draw:layer="layout" svg:x1="0.793cm" svg:y1="21.168cm" svg:x2="2.61cm" svg:y2="21.168cm">
          <text:p/>
        </draw:line>
        <draw:line draw:style-name="gr3" draw:text-style-name="P4" draw:layer="layout" svg:x1="0.793cm" svg:y1="24.163cm" svg:x2="2.61cm" svg:y2="24.163cm">
          <text:p/>
        </draw:line>
        <draw:line draw:style-name="gr3" draw:text-style-name="P4" draw:layer="layout" svg:x1="0.8cm" svg:y1="9.23cm" svg:x2="0.8cm" svg:y2="24.17cm">
          <text:p/>
        </draw:line>
        <draw:line draw:style-name="gr3" draw:text-style-name="P4" draw:layer="layout" svg:x1="1.7cm" svg:y1="9.23cm" svg:x2="1.7cm" svg:y2="24.17cm">
          <text:p/>
        </draw:line>
        <draw:line draw:style-name="gr3" draw:text-style-name="P4" draw:layer="layout" svg:x1="2.599cm" svg:y1="9.23cm" svg:x2="2.599cm" svg:y2="24.17cm">
          <text:p/>
        </draw:line>
        <draw:frame draw:style-name="gr1" draw:text-style-name="P2" draw:layer="layout" svg:width="2.86cm" svg:height="0.547cm" svg:x="9.084cm" svg:y="27.908cm">
          <draw:text-box>
            <text:p text:style-name="P1"><text:span text:style-name="T2">Мос</text:span><text:span text:style-name="T2">ква </text:span><text:span text:style-name="T2">2021</text:span></text:p>
          </draw:text-box>
        </draw:frame>
        <draw:frame draw:style-name="gr2" draw:text-style-name="P3" draw:layer="layout" svg:width="2.428cm" svg:height="0.471cm" draw:transform="rotate (1.5707963267949) translate (1.214cm 11.672cm)">
          <draw:text-box>
            <text:p text:style-name="P1"><text:span text:style-name="T3">Инв. </text:span><text:span text:style-name="T3">№ </text:span><text:span text:style-name="T3">подл.</text:span></text:p>
          </draw:text-box>
        </draw:frame>
        <draw:frame draw:style-name="gr2" draw:text-style-name="P3" draw:layer="layout" svg:width="2.284cm" svg:height="0.471cm" draw:transform="rotate (1.5707963267949) translate (1.214cm 14.505cm)">
          <draw:text-box>
            <text:p text:style-name="P1"><text:span text:style-name="T3">Подп. </text:span><text:span text:style-name="T3">и дата</text:span></text:p>
          </draw:text-box>
        </draw:frame>
        <draw:frame draw:style-name="gr2" draw:text-style-name="P3" draw:layer="layout" svg:width="2.466cm" svg:height="0.471cm" draw:transform="rotate (1.5707963267949) translate (1.214cm 17.412cm)">
          <draw:text-box>
            <text:p text:style-name="P1"><text:span text:style-name="T3">Взам. </text:span><text:span text:style-name="T3">Инв. </text:span><text:span text:style-name="T3">№</text:span></text:p>
          </draw:text-box>
        </draw:frame>
        <draw:frame draw:style-name="gr2" draw:text-style-name="P3" draw:layer="layout" svg:width="2.415cm" svg:height="0.471cm" draw:transform="rotate (1.5707963267949) translate (1.214cm 20.749cm)">
          <draw:text-box>
            <text:p text:style-name="P1"><text:span text:style-name="T3">Инв. </text:span><text:span text:style-name="T3">№ </text:span><text:span text:style-name="T3">дубл.</text:span></text:p>
          </draw:text-box>
        </draw:frame>
        <draw:frame draw:style-name="gr2" draw:text-style-name="P3" draw:layer="layout" svg:width="2.284cm" svg:height="0.471cm" draw:transform="rotate (1.5707963267949) translate (1.214cm 23.804cm)">
          <draw:text-box>
            <text:p text:style-name="P1"><text:span text:style-name="T3">Подп. </text:span><text:span text:style-name="T3">и дата</text:span></text:p>
          </draw:text-box>
        </draw:frame>
      </draw:page>
      <draw:page draw:name="page3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2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4" draw:text-style-name="P5" draw:layer="layout" svg:width="3.524cm" svg:height="0.704cm" svg:x="1.997cm" svg:y="3.151cm">
          <draw:text-box>
            <text:p text:style-name="P1"><text:span text:style-name="T5">Сод</text:span><text:span text:style-name="T5">ерж</text:span><text:span text:style-name="T5">ани</text:span><text:span text:style-name="T5">е</text:span></text:p>
          </draw:text-box>
        </draw:frame>
        <draw:frame draw:style-name="gr2" draw:text-style-name="P3" draw:layer="layout" svg:width="17.93cm" svg:height="0.471cm" svg:x="1.997cm" svg:y="4.603cm">
          <draw:text-box>
            <text:p text:style-name="P1"><text:span text:style-name="T4">1.ВВ</text:span><text:span text:style-name="T4">ЕДЕ</text:span><text:span text:style-name="T4">НИЕ</text:span><text:span text:style-name="T3">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3</text:span></text:p>
          </draw:text-box>
        </draw:frame>
        <draw:frame draw:style-name="gr2" draw:text-style-name="P3" draw:layer="layout" svg:width="17.99cm" svg:height="0.471cm" svg:x="1.997cm" svg:y="5.305cm">
          <draw:text-box>
            <text:p text:style-name="P1"><text:span text:style-name="T4">1.1 </text:span><text:span text:style-name="T4">Наим</text:span><text:span text:style-name="T4">енова</text:span><text:span text:style-name="T4">ние </text:span><text:span text:style-name="T4">прогр</text:span><text:span text:style-name="T4">аммы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3</text:span></text:p>
          </draw:text-box>
        </draw:frame>
        <draw:frame draw:style-name="gr2" draw:text-style-name="P3" draw:layer="layout" svg:width="17.917cm" svg:height="0.471cm" svg:x="1.997cm" svg:y="6.007cm">
          <draw:text-box>
            <text:p text:style-name="P1"><text:span text:style-name="T4">1.2 </text:span><text:span text:style-name="T4">Осно</text:span><text:span text:style-name="T4">вани</text:span><text:span text:style-name="T4">я для </text:span><text:span text:style-name="T4">разра</text:span><text:span text:style-name="T4">ботки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3</text:span></text:p>
          </draw:text-box>
        </draw:frame>
        <draw:frame draw:style-name="gr2" draw:text-style-name="P3" draw:layer="layout" svg:width="17.896cm" svg:height="0.471cm" svg:x="1.997cm" svg:y="6.709cm">
          <draw:text-box>
            <text:p text:style-name="P1"><text:span text:style-name="T4">2.Наз</text:span><text:span text:style-name="T4">начен</text:span><text:span text:style-name="T4">ие и </text:span><text:span text:style-name="T4">облас</text:span><text:span text:style-name="T4">ть </text:span><text:span text:style-name="T4">прим</text:span><text:span text:style-name="T4">енени</text:span><text:span text:style-name="T4">я</text:span><text:span text:style-name="T3">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4</text:span></text:p>
          </draw:text-box>
        </draw:frame>
        <draw:frame draw:style-name="gr2" draw:text-style-name="P3" draw:layer="layout" svg:width="17.951cm" svg:height="0.471cm" svg:x="1.997cm" svg:y="7.411cm">
          <draw:text-box>
            <text:p text:style-name="P1"><text:span text:style-name="T4">2.1 </text:span><text:span text:style-name="T4">Назна</text:span><text:span text:style-name="T4">чение </text:span><text:span text:style-name="T4">прогр</text:span><text:span text:style-name="T4">аммы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4</text:span></text:p>
          </draw:text-box>
        </draw:frame>
        <draw:frame draw:style-name="gr2" draw:text-style-name="P3" draw:layer="layout" svg:width="17.922cm" svg:height="0.471cm" svg:x="1.997cm" svg:y="8.113cm">
          <draw:text-box>
            <text:p text:style-name="P1"><text:span text:style-name="T4">2.2 </text:span><text:span text:style-name="T4">Крат</text:span><text:span text:style-name="T4">кая </text:span><text:span text:style-name="T4">харак</text:span><text:span text:style-name="T4">терис</text:span><text:span text:style-name="T4">тика </text:span><text:span text:style-name="T4">облас</text:span><text:span text:style-name="T4">ти </text:span><text:span text:style-name="T4">прим</text:span><text:span text:style-name="T4">енени</text:span><text:span text:style-name="T4">я</text:span><text:span text:style-name="T3">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</text:span><text:span text:style-name="T3">4</text:span></text:p>
          </draw:text-box>
        </draw:frame>
        <draw:frame draw:style-name="gr2" draw:text-style-name="P3" draw:layer="layout" svg:width="17.968cm" svg:height="0.471cm" svg:x="1.997cm" svg:y="8.815cm">
          <draw:text-box>
            <text:p text:style-name="P1"><text:span text:style-name="T4">3. </text:span><text:span text:style-name="T4">Техн</text:span><text:span text:style-name="T4">ическ</text:span><text:span text:style-name="T4">ие </text:span><text:span text:style-name="T4">харак</text:span><text:span text:style-name="T4">терис</text:span><text:span text:style-name="T4">тики</text:span><text:span text:style-name="T3">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5</text:span></text:p>
          </draw:text-box>
        </draw:frame>
        <draw:frame draw:style-name="gr2" draw:text-style-name="P3" draw:layer="layout" svg:width="17.96cm" svg:height="0.471cm" svg:x="1.997cm" svg:y="9.517cm">
          <draw:text-box>
            <text:p text:style-name="P1"><text:span text:style-name="T4">3.1 </text:span><text:span text:style-name="T4">Поста</text:span><text:span text:style-name="T4">новка </text:span><text:span text:style-name="T4">задач</text:span><text:span text:style-name="T4">и на </text:span><text:span text:style-name="T4">разра</text:span><text:span text:style-name="T4">ботку </text:span><text:span text:style-name="T4">прогр</text:span><text:span text:style-name="T4">аммы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5</text:span></text:p>
          </draw:text-box>
        </draw:frame>
        <draw:frame draw:style-name="gr2" draw:text-style-name="P3" draw:layer="layout" svg:width="17.948cm" svg:height="0.471cm" svg:x="1.997cm" svg:y="10.219cm">
          <draw:text-box>
            <text:p text:style-name="P1"><text:span text:style-name="T4">3.2 </text:span><text:span text:style-name="T4">Опис</text:span><text:span text:style-name="T4">ание </text:span><text:span text:style-name="T4">алгор</text:span><text:span text:style-name="T4">итма </text:span><text:span text:style-name="T4">и </text:span><text:span text:style-name="T4">функ</text:span><text:span text:style-name="T4">цион</text:span><text:span text:style-name="T4">ирова</text:span><text:span text:style-name="T4">ния </text:span><text:span text:style-name="T4">прогр</text:span><text:span text:style-name="T4">аммы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5</text:span></text:p>
          </draw:text-box>
        </draw:frame>
        <draw:frame draw:style-name="gr2" draw:text-style-name="P3" draw:layer="layout" svg:width="17.913cm" svg:height="0.471cm" svg:x="1.997cm" svg:y="10.921cm">
          <draw:text-box>
            <text:p text:style-name="P1"><text:span text:style-name="T4">3.2.1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магн</text:span><text:span text:style-name="T4">итуд</text:span><text:span text:style-name="T3">..</text:span><text:span text:style-name="T3">..........</text:span><text:span text:style-name="T3">..........</text:span><text:span text:style-name="T3">..........</text:span><text:span text:style-name="T3">.......5</text:span></text:p>
          </draw:text-box>
        </draw:frame>
        <draw:frame draw:style-name="gr2" draw:text-style-name="P3" draw:layer="layout" svg:width="17.998cm" svg:height="0.471cm" svg:x="1.997cm" svg:y="11.623cm">
          <draw:text-box>
            <text:p text:style-name="P1"><text:span text:style-name="T4">3.2.2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верш</text:span><text:span text:style-name="T4">инах</text:span><text:span text:style-name="T3">..</text:span><text:span text:style-name="T3">..........</text:span><text:span text:style-name="T3">........7</text:span></text:p>
          </draw:text-box>
        </draw:frame>
        <draw:frame draw:style-name="gr2" draw:text-style-name="P3" draw:layer="layout" svg:width="18.006cm" svg:height="0.471cm" svg:x="1.997cm" svg:y="12.325cm">
          <draw:text-box>
            <text:p text:style-name="P1"><text:span text:style-name="T4">3.2.3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ребра</text:span><text:span text:style-name="T4">х</text:span><text:span text:style-name="T3">........</text:span><text:span text:style-name="T3">..........</text:span><text:span text:style-name="T3">........8</text:span></text:p>
          </draw:text-box>
        </draw:frame>
        <draw:frame draw:style-name="gr2" draw:text-style-name="P3" draw:layer="layout" svg:width="17.922cm" svg:height="0.471cm" svg:x="1.997cm" svg:y="13.027cm">
          <draw:text-box>
            <text:p text:style-name="P1"><text:span text:style-name="T4">3.2.4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путях</text:span><text:span text:style-name="T3">..........</text:span><text:span text:style-name="T3">..........</text:span><text:span text:style-name="T3">.....10</text:span></text:p>
          </draw:text-box>
        </draw:frame>
        <draw:frame draw:style-name="gr2" draw:text-style-name="P3" draw:layer="layout" svg:width="17.977cm" svg:height="0.471cm" svg:x="1.997cm" svg:y="13.729cm">
          <draw:text-box>
            <text:p text:style-name="P1"><text:span text:style-name="T4">3.2.5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на </text:span><text:span text:style-name="T4">путях</text:span><text:span text:style-name="T3">..........</text:span><text:span text:style-name="T3">..........</text:span><text:span text:style-name="T3">..........</text:span><text:span text:style-name="T3">.........</text:span><text:span text:style-name="T3">11</text:span></text:p>
          </draw:text-box>
        </draw:frame>
        <draw:frame draw:style-name="gr2" draw:text-style-name="P3" draw:layer="layout" svg:width="17.956cm" svg:height="0.471cm" svg:x="1.997cm" svg:y="14.431cm">
          <draw:text-box>
            <text:p text:style-name="P1"><text:span text:style-name="T4">3.2.6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парсе</text:span><text:span text:style-name="T4">ра</text:span><text:span text:style-name="T3">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12</text:span></text:p>
          </draw:text-box>
        </draw:frame>
        <draw:frame draw:style-name="gr2" draw:text-style-name="P3" draw:layer="layout" svg:width="17.935cm" svg:height="0.471cm" svg:x="1.997cm" svg:y="15.133cm">
          <draw:text-box>
            <text:p text:style-name="P1"><text:span text:style-name="T4">3.3 </text:span><text:span text:style-name="T4">Опис</text:span><text:span text:style-name="T4">ание </text:span><text:span text:style-name="T4">входн</text:span><text:span text:style-name="T4">ых и </text:span><text:span text:style-name="T4">выхо</text:span><text:span text:style-name="T4">дных </text:span><text:span text:style-name="T4">данн</text:span><text:span text:style-name="T4">ых</text:span><text:span text:style-name="T3">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14</text:span></text:p>
          </draw:text-box>
        </draw:frame>
        <draw:frame draw:style-name="gr2" draw:text-style-name="P3" draw:layer="layout" svg:width="17.939cm" svg:height="0.471cm" svg:x="1.997cm" svg:y="15.835cm">
          <draw:text-box>
            <text:p text:style-name="P1"><text:span text:style-name="T4">3.4 </text:span><text:span text:style-name="T4">Опис</text:span><text:span text:style-name="T4">ание </text:span><text:span text:style-name="T4">и </text:span><text:span text:style-name="T4">обосн</text:span><text:span text:style-name="T4">овани</text:span><text:span text:style-name="T4">е </text:span><text:span text:style-name="T4">выбо</text:span><text:span text:style-name="T4">ра </text:span><text:span text:style-name="T4">соста</text:span><text:span text:style-name="T4">ва </text:span><text:span text:style-name="T4">техни</text:span><text:span text:style-name="T4">чески</text:span><text:span text:style-name="T4">х </text:span><text:span text:style-name="T4">средс</text:span><text:span text:style-name="T4">тв</text:span><text:span text:style-name="T3">......</text:span><text:span text:style-name="T3">..........</text:span><text:span text:style-name="T3">..........</text:span><text:span text:style-name="T3">..........</text:span><text:span text:style-name="T3">..........</text:span><text:span text:style-name="T3">.14</text:span></text:p>
          </draw:text-box>
        </draw:frame>
        <draw:frame draw:style-name="gr2" draw:text-style-name="P3" draw:layer="layout" svg:width="17.909cm" svg:height="0.471cm" svg:x="1.997cm" svg:y="16.537cm">
          <draw:text-box>
            <text:p text:style-name="P1"><text:span text:style-name="T4">3.5 </text:span><text:span text:style-name="T4">Опис</text:span><text:span text:style-name="T4">ание </text:span><text:span text:style-name="T4">и </text:span><text:span text:style-name="T4">обосн</text:span><text:span text:style-name="T4">овани</text:span><text:span text:style-name="T4">е </text:span><text:span text:style-name="T4">выбо</text:span><text:span text:style-name="T4">ра </text:span><text:span text:style-name="T4">соста</text:span><text:span text:style-name="T4">ва </text:span><text:span text:style-name="T4">прогр</text:span><text:span text:style-name="T4">аммн</text:span><text:span text:style-name="T4">ых </text:span><text:span text:style-name="T4">средс</text:span><text:span text:style-name="T4">тв</text:span><text:span text:style-name="T3">......</text:span><text:span text:style-name="T3">..........</text:span><text:span text:style-name="T3">..........</text:span><text:span text:style-name="T3">..........</text:span><text:span text:style-name="T3">........1</text:span><text:span text:style-name="T3">4</text:span></text:p>
          </draw:text-box>
        </draw:frame>
        <draw:frame draw:style-name="gr2" draw:text-style-name="P3" draw:layer="layout" svg:width="17.993cm" svg:height="0.471cm" svg:x="1.997cm" svg:y="17.239cm">
          <draw:text-box>
            <text:p text:style-name="P1"><text:span text:style-name="T4">4. </text:span><text:span text:style-name="T4">ИСТ</text:span><text:span text:style-name="T4">ОЧН</text:span><text:span text:style-name="T4">ИКИ, </text:span><text:span text:style-name="T4">ИСП</text:span><text:span text:style-name="T4">ОЛЬЗ</text:span><text:span text:style-name="T4">ОВА</text:span><text:span text:style-name="T4">ННЫ</text:span><text:span text:style-name="T4">Е </text:span><text:span text:style-name="T4">ПРИ </text:span><text:span text:style-name="T4">РАЗР</text:span><text:span text:style-name="T4">АБО</text:span><text:span text:style-name="T4">ТКЕ</text:span><text:span text:style-name="T3">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15</text:span></text:p>
          </draw:text-box>
        </draw:frame>
        <draw:frame draw:style-name="gr2" draw:text-style-name="P3" draw:layer="layout" svg:width="17.948cm" svg:height="0.471cm" svg:x="1.997cm" svg:y="17.941cm">
          <draw:text-box>
            <text:p text:style-name="P1"><text:span text:style-name="T4">5. </text:span><text:span text:style-name="T4">ПРИ</text:span><text:span text:style-name="T4">ЛОЖ</text:span><text:span text:style-name="T4">ЕНИ</text:span><text:span text:style-name="T4">Я</text:span><text:span text:style-name="T3">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16</text:span></text:p>
          </draw:text-box>
        </draw:frame>
        <draw:frame draw:style-name="gr2" draw:text-style-name="P3" draw:layer="layout" svg:width="17.926cm" svg:height="0.471cm" svg:x="1.997cm" svg:y="18.643cm">
          <draw:text-box>
            <text:p text:style-name="P1"><text:span text:style-name="T4">ПРИ</text:span><text:span text:style-name="T4">ЛОЖ</text:span><text:span text:style-name="T4">ЕНИ</text:span><text:span text:style-name="T4">Е </text:span><text:span text:style-name="T4">1</text:span><text:span text:style-name="T3">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16</text:span></text:p>
          </draw:text-box>
        </draw:frame>
        <draw:frame draw:style-name="gr2" draw:text-style-name="P3" draw:layer="layout" svg:width="17.926cm" svg:height="0.471cm" svg:x="1.997cm" svg:y="19.345cm">
          <draw:text-box>
            <text:p text:style-name="P1"><text:span text:style-name="T4">ПРИ</text:span><text:span text:style-name="T4">ЛОЖ</text:span><text:span text:style-name="T4">ЕНИ</text:span><text:span text:style-name="T4">Е </text:span><text:span text:style-name="T4">2</text:span><text:span text:style-name="T3">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17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7.926cm" svg:height="0.471cm" svg:x="1.997cm" svg:y="20.047cm">
          <draw:text-box>
            <text:p text:style-name="P1"><text:span text:style-name="T4">ПРИ</text:span><text:span text:style-name="T4">ЛОЖ</text:span><text:span text:style-name="T4">ЕНИ</text:span><text:span text:style-name="T4">Е </text:span><text:span text:style-name="T4">3.</text:span><text:span text:style-name="T3">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......</text:span><text:span text:style-name="T3">....20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4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3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1" draw:text-style-name="P2" draw:layer="layout" svg:width="3.135cm" svg:height="0.547cm" svg:x="8.943cm" svg:y="3.489cm">
          <draw:text-box>
            <text:p text:style-name="P1"><text:span text:style-name="T2">1.ВВ</text:span><text:span text:style-name="T2">ЕДЕ</text:span><text:span text:style-name="T2">НИЕ</text:span></text:p>
          </draw:text-box>
        </draw:frame>
        <draw:frame draw:style-name="gr6" draw:text-style-name="P7" draw:layer="layout" svg:width="6.276cm" svg:height="0.505cm" svg:x="2.004cm" svg:y="4.734cm">
          <draw:text-box>
            <text:p text:style-name="P1"><text:span text:style-name="T7">1.1 </text:span><text:span text:style-name="T7">Наи</text:span><text:span text:style-name="T7">мено</text:span><text:span text:style-name="T7">вани</text:span><text:span text:style-name="T7">е </text:span><text:span text:style-name="T7">прог</text:span><text:span text:style-name="T7">рамм</text:span><text:span text:style-name="T7">ы</text:span></text:p>
          </draw:text-box>
        </draw:frame>
        <draw:frame draw:style-name="gr2" draw:text-style-name="P3" draw:layer="layout" svg:width="17.444cm" svg:height="0.471cm" svg:x="2.505cm" svg:y="5.721cm">
          <draw:text-box>
            <text:p text:style-name="P1"><text:span text:style-name="T3"><text:s/></text:span><text:span text:style-name="T3">Наим</text:span><text:span text:style-name="T3">енова</text:span><text:span text:style-name="T3">ние </text:span><text:span text:style-name="T3">прогр</text:span><text:span text:style-name="T3">аммы </text:span><text:span text:style-name="T3">– </text:span><text:span text:style-name="T3">«Прог</text:span><text:span text:style-name="T3">рамма </text:span><text:span text:style-name="T3">для </text:span><text:span text:style-name="T3">нахож</text:span><text:span text:style-name="T3">дения </text:span><text:span text:style-name="T3">явног</text:span><text:span text:style-name="T3">о </text:span><text:span text:style-name="T3">вида </text:span><text:span text:style-name="T3">анали</text:span><text:span text:style-name="T3">тичес</text:span><text:span text:style-name="T3">ких </text:span><text:span text:style-name="T3">функ</text:span><text:span text:style-name="T3">ций,</text:span></text:p>
          </draw:text-box>
        </draw:frame>
        <draw:frame draw:style-name="gr2" draw:text-style-name="P3" draw:layer="layout" svg:width="6.835cm" svg:height="0.471cm" svg:x="1.997cm" svg:y="6.247cm">
          <draw:text-box>
            <text:p text:style-name="P1"><text:span text:style-name="T3">связа</text:span><text:span text:style-name="T3">нных </text:span><text:span text:style-name="T3">с </text:span><text:span text:style-name="T3">метри</text:span><text:span text:style-name="T3">чески</text:span><text:span text:style-name="T3">ми </text:span><text:span text:style-name="T3">графа</text:span><text:span text:style-name="T3">ми».</text:span></text:p>
          </draw:text-box>
        </draw:frame>
        <draw:frame draw:style-name="gr2" draw:text-style-name="P3" draw:layer="layout" svg:width="16.186cm" svg:height="0.471cm" svg:x="2.505cm" svg:y="6.984cm">
          <draw:text-box>
            <text:p text:style-name="P1"><text:span text:style-name="T3"><text:s/></text:span><text:span text:style-name="T3">Наим</text:span><text:span text:style-name="T3">енова</text:span><text:span text:style-name="T3">ние </text:span><text:span text:style-name="T3">на </text:span><text:span text:style-name="T3">англи</text:span><text:span text:style-name="T3">йском </text:span><text:span text:style-name="T3">языке </text:span><text:span text:style-name="T3">– «A </text:span><text:span text:style-name="T3">progra</text:span><text:span text:style-name="T3">m for </text:span><text:span text:style-name="T3">findin</text:span><text:span text:style-name="T3">g the </text:span><text:span text:style-name="T3">explici</text:span><text:span text:style-name="T3">t form </text:span><text:span text:style-name="T3">of </text:span><text:span text:style-name="T3">analyti</text:span><text:span text:style-name="T3">cal</text:span></text:p>
          </draw:text-box>
        </draw:frame>
        <draw:frame draw:style-name="gr2" draw:text-style-name="P3" draw:layer="layout" svg:width="7.012cm" svg:height="0.471cm" svg:x="1.997cm" svg:y="7.721cm">
          <draw:text-box>
            <text:p text:style-name="P1"><text:span text:style-name="T3">functi</text:span><text:span text:style-name="T3">ons </text:span><text:span text:style-name="T3">associ</text:span><text:span text:style-name="T3">ated </text:span><text:span text:style-name="T3">with </text:span><text:span text:style-name="T3">metric </text:span><text:span text:style-name="T3">graphs</text:span><text:span text:style-name="T3">».</text:span></text:p>
          </draw:text-box>
        </draw:frame>
        <draw:frame draw:style-name="gr6" draw:text-style-name="P7" draw:layer="layout" svg:width="6.301cm" svg:height="0.505cm" svg:x="2.004cm" svg:y="8.681cm">
          <draw:text-box>
            <text:p text:style-name="P1"><text:span text:style-name="T7">1.2 </text:span><text:span text:style-name="T7">Осно</text:span><text:span text:style-name="T7">вани</text:span><text:span text:style-name="T7">я для </text:span><text:span text:style-name="T7">разра</text:span><text:span text:style-name="T7">ботк</text:span><text:span text:style-name="T7">и</text:span></text:p>
          </draw:text-box>
        </draw:frame>
        <draw:frame draw:style-name="gr2" draw:text-style-name="P3" draw:layer="layout" svg:width="16.736cm" svg:height="0.471cm" svg:x="2.505cm" svg:y="9.672cm">
          <draw:text-box>
            <text:p text:style-name="P1"><text:span text:style-name="T3">Осно</text:span><text:span text:style-name="T3">вание</text:span><text:span text:style-name="T3">м для </text:span><text:span text:style-name="T3">разра</text:span><text:span text:style-name="T3">ботки </text:span><text:span text:style-name="T3">являе</text:span><text:span text:style-name="T3">тся </text:span><text:span text:style-name="T3">учебн</text:span><text:span text:style-name="T3">ый </text:span><text:span text:style-name="T3">план </text:span><text:span text:style-name="T3">подго</text:span><text:span text:style-name="T3">товки </text:span><text:span text:style-name="T3">бакал</text:span><text:span text:style-name="T3">авров </text:span><text:span text:style-name="T3">по </text:span><text:span text:style-name="T3">напра</text:span><text:span text:style-name="T3">влени</text:span><text:span text:style-name="T3">ю</text:span></text:p>
          </draw:text-box>
        </draw:frame>
        <draw:frame draw:style-name="gr2" draw:text-style-name="P3" draw:layer="layout" svg:width="17.562cm" svg:height="0.471cm" svg:x="1.997cm" svg:y="10.198cm">
          <draw:text-box>
            <text:p text:style-name="P1"><text:span text:style-name="T3">09.03.</text:span><text:span text:style-name="T3">04 <text:s text:c="2"/></text:span><text:span text:style-name="T3">"Прог</text:span><text:span text:style-name="T3">рамм</text:span><text:span text:style-name="T3">ная <text:s text:c="2"/></text:span><text:span text:style-name="T3">инже</text:span><text:span text:style-name="T3">нерия</text:span><text:span text:style-name="T3">" <text:s text:c="2"/>и <text:s text:c="2"/></text:span><text:span text:style-name="T3">утвер</text:span><text:span text:style-name="T3">жден</text:span><text:span text:style-name="T3">ная <text:s text:c="2"/></text:span><text:span text:style-name="T3">акаде</text:span><text:span text:style-name="T3">мичес</text:span><text:span text:style-name="T3">ким <text:s text:c="2"/></text:span><text:span text:style-name="T3">руков</text:span><text:span text:style-name="T3">одите</text:span><text:span text:style-name="T3">лем <text:s text:c="2"/></text:span><text:span text:style-name="T3">тема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456cm" svg:height="0.471cm" svg:x="1.997cm" svg:y="10.723cm">
          <draw:text-box>
            <text:p text:style-name="P1"><text:span text:style-name="T3">курсо</text:span><text:span text:style-name="T3">вого </text:span><text:span text:style-name="T3">проек</text:span><text:span text:style-name="T3">та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5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4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1" draw:text-style-name="P2" draw:layer="layout" svg:width="8.172cm" svg:height="0.547cm" svg:x="6.428cm" svg:y="2.723cm">
          <draw:text-box>
            <text:p text:style-name="P1"><text:span text:style-name="T2">2.На</text:span><text:span text:style-name="T2">знач</text:span><text:span text:style-name="T2">ение </text:span><text:span text:style-name="T2">и </text:span><text:span text:style-name="T2">обла</text:span><text:span text:style-name="T2">сть </text:span><text:span text:style-name="T2">при</text:span><text:span text:style-name="T2">мене</text:span><text:span text:style-name="T2">ния</text:span></text:p>
          </draw:text-box>
        </draw:frame>
        <draw:frame draw:style-name="gr6" draw:text-style-name="P7" draw:layer="layout" svg:width="5.666cm" svg:height="0.505cm" svg:x="2.004cm" svg:y="3.968cm">
          <draw:text-box>
            <text:p text:style-name="P1"><text:span text:style-name="T7">2.1 </text:span><text:span text:style-name="T7">Назн</text:span><text:span text:style-name="T7">ачен</text:span><text:span text:style-name="T7">ие </text:span><text:span text:style-name="T7">прог</text:span><text:span text:style-name="T7">рамм</text:span><text:span text:style-name="T7">ы</text:span></text:p>
          </draw:text-box>
        </draw:frame>
        <draw:frame draw:style-name="gr2" draw:text-style-name="P9" draw:layer="layout" svg:width="17.443cm" svg:height="0.471cm" svg:x="2.505cm" svg:y="4.959cm">
          <draw:text-box>
            <text:p text:style-name="P8"><text:span text:style-name="T3">Прогр</text:span><text:span text:style-name="T3">амма </text:span><text:span text:style-name="T3">предн</text:span><text:span text:style-name="T3">азнач</text:span><text:span text:style-name="T3">ена </text:span><text:span text:style-name="T3">для </text:span><text:span text:style-name="T3">постр</text:span><text:span text:style-name="T3">оения </text:span><text:span text:style-name="T3">неори</text:span><text:span text:style-name="T3">ентир</text:span><text:span text:style-name="T3">ованн</text:span><text:span text:style-name="T3">ых </text:span><text:span text:style-name="T3">конеч</text:span><text:span text:style-name="T3">ных </text:span><text:span text:style-name="T3">метри</text:span><text:span text:style-name="T3">чески</text:span><text:span text:style-name="T3">х </text:span><text:span text:style-name="T3">графо</text:span><text:span text:style-name="T3">в и</text:span></text:p>
          </draw:text-box>
        </draw:frame>
        <draw:frame draw:style-name="gr2" draw:text-style-name="P3" draw:layer="layout" svg:width="18.819cm" svg:height="0.471cm" svg:x="1.997cm" svg:y="5.516cm">
          <draw:text-box>
            <text:p text:style-name="P1"><text:span text:style-name="T3">вычис</text:span><text:span text:style-name="T3">ления </text:span><text:span text:style-name="T3"><text:s text:c="2"/>по <text:s text:c="2"/></text:span><text:span text:style-name="T3">ним <text:s text:c="2"/></text:span><text:span text:style-name="T3">анало</text:span><text:span text:style-name="T3">гов <text:s text:c="2"/></text:span><text:span text:style-name="T3">дзета-</text:span><text:span text:style-name="T3">функ</text:span><text:span text:style-name="T3">ций <text:s text:c="2"/></text:span><text:span text:style-name="T3">Ихар</text:span><text:span text:style-name="T3">ы, <text:s/></text:span><text:span text:style-name="T3">функ</text:span><text:span text:style-name="T3">ции <text:s text:c="2"/></text:span><text:span text:style-name="T3">магни</text:span><text:span text:style-name="T3">туд, <text:s text:c="2"/></text:span><text:span text:style-name="T3">а <text:s/></text:span><text:span text:style-name="T3">также </text:span><text:span text:style-name="T3"><text:s text:c="2"/></text:span><text:span text:style-name="T3">собст</text:span><text:span text:style-name="T3">венно</text:span><text:span text:style-name="T3">й</text:span></text:p>
          </draw:text-box>
        </draw:frame>
        <draw:frame draw:style-name="gr2" draw:text-style-name="P9" draw:layer="layout" svg:width="4.621cm" svg:height="0.471cm" svg:x="1.997cm" svg:y="6.077cm">
          <draw:text-box>
            <text:p text:style-name="P8"><text:span text:style-name="T3">функ</text:span><text:span text:style-name="T3">ции </text:span><text:span text:style-name="T3">на </text:span><text:span text:style-name="T3">путях </text:span><text:span text:style-name="T3">графа. </text:span></text:p>
          </draw:text-box>
        </draw:frame>
        <draw:frame draw:style-name="gr2" draw:text-style-name="P9" draw:layer="layout" svg:width="17.879cm" svg:height="0.471cm" svg:x="2.505cm" svg:y="7.058cm">
          <draw:text-box>
            <text:p text:style-name="P8"><text:span text:style-name="T3">Прогр</text:span><text:span text:style-name="T3">амма <text:s text:c="2"/></text:span><text:span text:style-name="T3">главн</text:span><text:span text:style-name="T3">ым <text:s text:c="2"/></text:span><text:span text:style-name="T3">образ</text:span><text:span text:style-name="T3">ом <text:s text:c="2"/></text:span><text:span text:style-name="T3">предн</text:span><text:span text:style-name="T3">азнач</text:span><text:span text:style-name="T3">ена <text:s text:c="2"/></text:span><text:span text:style-name="T3">для <text:s text:c="2"/></text:span><text:span text:style-name="T3">иссле</text:span><text:span text:style-name="T3">доват</text:span><text:span text:style-name="T3">ельск</text:span><text:span text:style-name="T3">их <text:s text:c="2"/></text:span><text:span text:style-name="T3">целей</text:span><text:span text:style-name="T3">. <text:s text:c="2"/></text:span><text:span text:style-name="T3">Дзета-</text:span><text:span text:style-name="T3">функ</text:span><text:span text:style-name="T3">ции</text:span></text:p>
          </draw:text-box>
        </draw:frame>
        <draw:frame draw:style-name="gr2" draw:text-style-name="P3" draw:layer="layout" svg:width="19.077cm" svg:height="0.471cm" svg:x="1.997cm" svg:y="7.619cm">
          <draw:text-box>
            <text:p text:style-name="P8"><text:span text:style-name="T3">Ихар</text:span><text:span text:style-name="T3">ы <text:s text:c="2"/></text:span><text:span text:style-name="T3">играю</text:span><text:span text:style-name="T3">т <text:s text:c="2"/></text:span><text:span text:style-name="T3">больш</text:span><text:span text:style-name="T3">ую <text:s text:c="2"/></text:span><text:span text:style-name="T3">роль <text:s text:c="2"/></text:span><text:span text:style-name="T3">в <text:s text:c="2"/></text:span><text:span text:style-name="T3">иссле</text:span><text:span text:style-name="T3">дован</text:span><text:span text:style-name="T3">иях <text:s text:c="2"/></text:span><text:span text:style-name="T3">в <text:s text:c="2"/></text:span><text:span text:style-name="T3">разны</text:span><text:span text:style-name="T3">х <text:s text:c="2"/></text:span><text:span text:style-name="T3">разде</text:span><text:span text:style-name="T3">лах <text:s text:c="2"/></text:span><text:span text:style-name="T3">матем</text:span><text:span text:style-name="T3">атики </text:span><text:span text:style-name="T3"><text:s text:c="2"/></text:span><text:span text:style-name="T3">(теор</text:span><text:span text:style-name="T3">ия <text:s text:c="2"/></text:span><text:span text:style-name="T3">чисел,</text:span></text:p>
          </draw:text-box>
        </draw:frame>
        <draw:frame draw:style-name="gr2" draw:text-style-name="P9" draw:layer="layout" svg:width="17.397cm" svg:height="0.471cm" svg:x="1.997cm" svg:y="8.176cm">
          <draw:text-box>
            <text:p text:style-name="P8"><text:span text:style-name="T3">теори</text:span><text:span text:style-name="T3">я </text:span><text:span text:style-name="T3">групп</text:span><text:span text:style-name="T3">, </text:span><text:span text:style-name="T3">теори</text:span><text:span text:style-name="T3">я </text:span><text:span text:style-name="T3">графо</text:span><text:span text:style-name="T3">в, </text:span><text:span text:style-name="T3">топол</text:span><text:span text:style-name="T3">огия </text:span><text:span text:style-name="T3">и т. </text:span><text:span text:style-name="T3">д.). </text:span><text:span text:style-name="T3">Магн</text:span><text:span text:style-name="T3">итуда </text:span><text:span text:style-name="T3">графа </text:span><text:span text:style-name="T3">по </text:span><text:span text:style-name="T3">сути </text:span><text:span text:style-name="T3">являе</text:span><text:span text:style-name="T3">тся </text:span><text:span text:style-name="T3">одной </text:span><text:span text:style-name="T3">из его</text:span></text:p>
          </draw:text-box>
        </draw:frame>
        <draw:frame draw:style-name="gr2" draw:text-style-name="P3" draw:layer="layout" svg:width="18.696cm" svg:height="0.471cm" svg:x="1.997cm" svg:y="8.737cm">
          <draw:text-box>
            <text:p text:style-name="P1"><text:span text:style-name="T3">мер <text:s text:c="2"/></text:span><text:span text:style-name="T3">и <text:s text:c="2"/></text:span><text:span text:style-name="T3">несет <text:s/></text:span><text:span text:style-name="T3"><text:s/>в <text:s text:c="2"/></text:span><text:span text:style-name="T3">себе <text:s text:c="2"/></text:span><text:span text:style-name="T3">инфо</text:span><text:span text:style-name="T3">рмаци</text:span><text:span text:style-name="T3">ю, <text:s text:c="2"/></text:span><text:span text:style-name="T3">котор</text:span><text:span text:style-name="T3">ую <text:s text:c="2"/></text:span><text:span text:style-name="T3">не <text:s text:c="2"/></text:span><text:span text:style-name="T3">содер</text:span><text:span text:style-name="T3">жат <text:s text:c="2"/></text:span><text:span text:style-name="T3">други</text:span><text:span text:style-name="T3">е <text:s text:c="2"/></text:span><text:span text:style-name="T3">схожи</text:span><text:span text:style-name="T3">е <text:s text:c="2"/>с <text:s text:c="2"/></text:span><text:span text:style-name="T3">ней <text:s text:c="2"/></text:span><text:span text:style-name="T3">много</text:span><text:span text:style-name="T3">члены</text:span></text:p>
          </draw:text-box>
        </draw:frame>
        <draw:frame draw:style-name="gr2" draw:text-style-name="P9" draw:layer="layout" svg:width="17.49cm" svg:height="0.471cm" svg:x="1.997cm" svg:y="9.295cm">
          <draw:text-box>
            <text:p text:style-name="P8"><text:span text:style-name="T3">(мног</text:span><text:span text:style-name="T3">очлен </text:span><text:span text:style-name="T3">Татта, </text:span><text:span text:style-name="T3">графи</text:span><text:span text:style-name="T3">чески</text:span><text:span text:style-name="T3">й </text:span><text:span text:style-name="T3">матро</text:span><text:span text:style-name="T3">ид). </text:span><text:span text:style-name="T3">Функ</text:span><text:span text:style-name="T3">ция </text:span><text:span text:style-name="T3">на </text:span><text:span text:style-name="T3">путях </text:span><text:span text:style-name="T3">графа </text:span><text:span text:style-name="T3">— это </text:span><text:span text:style-name="T3">самод</text:span><text:span text:style-name="T3">ельна</text:span><text:span text:style-name="T3">я </text:span><text:span text:style-name="T3">функ</text:span><text:span text:style-name="T3">ция,</text:span></text:p>
          </draw:text-box>
        </draw:frame>
        <draw:frame draw:style-name="gr2" draw:text-style-name="P9" draw:layer="layout" svg:width="16.969cm" svg:height="0.471cm" svg:x="1.997cm" svg:y="9.856cm">
          <draw:text-box>
            <text:p text:style-name="P8"><text:span text:style-name="T3">комби</text:span><text:span text:style-name="T3">ниру</text:span><text:span text:style-name="T3">ющая </text:span><text:span text:style-name="T3">в себе </text:span><text:span text:style-name="T3">инфо</text:span><text:span text:style-name="T3">рмаци</text:span><text:span text:style-name="T3">ю о </text:span><text:span text:style-name="T3">всех </text:span><text:span text:style-name="T3">возмо</text:span><text:span text:style-name="T3">жных </text:span><text:span text:style-name="T3">путях </text:span><text:span text:style-name="T3">из </text:span><text:span text:style-name="T3">конкр</text:span><text:span text:style-name="T3">етной </text:span><text:span text:style-name="T3">верш</text:span><text:span text:style-name="T3">ины </text:span><text:span text:style-name="T3">графа.</text:span></text:p>
          </draw:text-box>
        </draw:frame>
        <draw:frame draw:style-name="gr6" draw:text-style-name="P7" draw:layer="layout" svg:width="10.297cm" svg:height="0.505cm" svg:x="2.004cm" svg:y="10.84cm">
          <draw:text-box>
            <text:p text:style-name="P1"><text:span text:style-name="T7">2.2 </text:span><text:span text:style-name="T7">Крат</text:span><text:span text:style-name="T7">кая </text:span><text:span text:style-name="T7">хара</text:span><text:span text:style-name="T7">ктер</text:span><text:span text:style-name="T7">исти</text:span><text:span text:style-name="T7">ка </text:span><text:span text:style-name="T7">обла</text:span><text:span text:style-name="T7">сти </text:span><text:span text:style-name="T7">прим</text:span><text:span text:style-name="T7">енен</text:span><text:span text:style-name="T7">ия</text:span></text:p>
          </draw:text-box>
        </draw:frame>
        <draw:frame draw:style-name="gr2" draw:text-style-name="P3" draw:layer="layout" svg:width="0.422cm" svg:height="0.471cm" svg:x="12.344cm" svg:y="10.87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6.986cm" svg:height="0.471cm" svg:x="2.505cm" svg:y="11.828cm">
          <draw:text-box>
            <text:p text:style-name="P1"><text:span text:style-name="T3">Прогр</text:span><text:span text:style-name="T3">амма </text:span><text:span text:style-name="T3">испол</text:span><text:span text:style-name="T3">ьзуетс</text:span><text:span text:style-name="T3">я в </text:span><text:span text:style-name="T3">качес</text:span><text:span text:style-name="T3">тве </text:span><text:span text:style-name="T3">графи</text:span><text:span text:style-name="T3">ческо</text:span><text:span text:style-name="T3">го </text:span><text:span text:style-name="T3">редак</text:span><text:span text:style-name="T3">тора </text:span><text:span text:style-name="T3">графо</text:span><text:span text:style-name="T3">в, а </text:span><text:span text:style-name="T3">также </text:span><text:span text:style-name="T3">для </text:span><text:span text:style-name="T3">вычис</text:span><text:span text:style-name="T3">ления </text:span></text:p>
          </draw:text-box>
        </draw:frame>
        <draw:frame draw:style-name="gr2" draw:text-style-name="P3" draw:layer="layout" svg:width="10.56cm" svg:height="0.471cm" svg:x="1.997cm" svg:y="12.388cm">
          <draw:text-box>
            <text:p text:style-name="P1"><text:span text:style-name="T3">выше </text:span><text:span text:style-name="T3">переч</text:span><text:span text:style-name="T3">ислен</text:span><text:span text:style-name="T3">ных </text:span><text:span text:style-name="T3">функ</text:span><text:span text:style-name="T3">ций </text:span><text:span text:style-name="T3">по </text:span><text:span text:style-name="T3">постр</text:span><text:span text:style-name="T3">оенн</text:span><text:span text:style-name="T3">ым </text:span><text:span text:style-name="T3">модел</text:span><text:span text:style-name="T3">ям. </text:span></text:p>
          </draw:text-box>
        </draw:frame>
        <draw:frame draw:style-name="gr2" draw:text-style-name="P3" draw:layer="layout" svg:width="16.83cm" svg:height="0.471cm" svg:x="2.505cm" svg:y="13.228cm">
          <draw:text-box>
            <text:p text:style-name="P1"><text:span text:style-name="T3">Облас</text:span><text:span text:style-name="T3">ти </text:span><text:span text:style-name="T3">приме</text:span><text:span text:style-name="T3">нения</text:span><text:span text:style-name="T3">: </text:span><text:span text:style-name="T3">иссле</text:span><text:span text:style-name="T3">дован</text:span><text:span text:style-name="T3">ия в </text:span><text:span text:style-name="T3">облас</text:span><text:span text:style-name="T3">ти </text:span><text:span text:style-name="T3">теори</text:span><text:span text:style-name="T3">и </text:span><text:span text:style-name="T3">графо</text:span><text:span text:style-name="T3">в, </text:span><text:span text:style-name="T3">топол</text:span><text:span text:style-name="T3">огии, </text:span><text:span text:style-name="T3">геоме</text:span><text:span text:style-name="T3">трии, </text:span><text:span text:style-name="T3">теори</text:span><text:span text:style-name="T3">и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7.686cm" svg:height="0.471cm" svg:x="1.997cm" svg:y="13.789cm">
          <draw:text-box>
            <text:p text:style-name="P1"><text:span text:style-name="T3">чисел, </text:span><text:span text:style-name="T3">испол</text:span><text:span text:style-name="T3">ьзова</text:span><text:span text:style-name="T3">ние в </text:span><text:span text:style-name="T3">обуча</text:span><text:span text:style-name="T3">ющих </text:span><text:span text:style-name="T3">целях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6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5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1" draw:text-style-name="P2" draw:layer="layout" svg:width="7.135cm" svg:height="0.547cm" svg:x="6.943cm" svg:y="2.723cm">
          <draw:text-box>
            <text:p text:style-name="P1"><text:span text:style-name="T2">3. </text:span><text:span text:style-name="T2">Техн</text:span><text:span text:style-name="T2">ичес</text:span><text:span text:style-name="T2">кие </text:span><text:span text:style-name="T2">хара</text:span><text:span text:style-name="T2">ктер</text:span><text:span text:style-name="T2">исти</text:span><text:span text:style-name="T2">ки</text:span></text:p>
          </draw:text-box>
        </draw:frame>
        <draw:frame draw:style-name="gr6" draw:text-style-name="P7" draw:layer="layout" svg:width="10.234cm" svg:height="0.505cm" svg:x="2.004cm" svg:y="3.968cm">
          <draw:text-box>
            <text:p text:style-name="P1"><text:span text:style-name="T7">3.1 </text:span><text:span text:style-name="T7">Пост</text:span><text:span text:style-name="T7">анов</text:span><text:span text:style-name="T7">ка </text:span><text:span text:style-name="T7">зада</text:span><text:span text:style-name="T7">чи на </text:span><text:span text:style-name="T7">разра</text:span><text:span text:style-name="T7">ботк</text:span><text:span text:style-name="T7">у </text:span><text:span text:style-name="T7">прог</text:span><text:span text:style-name="T7">рамм</text:span><text:span text:style-name="T7">ы</text:span></text:p>
          </draw:text-box>
        </draw:frame>
        <draw:frame draw:style-name="gr2" draw:text-style-name="P3" draw:layer="layout" svg:width="7.165cm" svg:height="0.471cm" svg:x="2.505cm" svg:y="4.959cm">
          <draw:text-box>
            <text:p text:style-name="P1"><text:span text:style-name="T3">Задач</text:span><text:span text:style-name="T3">и, </text:span><text:span text:style-name="T3">котор</text:span><text:span text:style-name="T3">ые </text:span><text:span text:style-name="T3">выпо</text:span><text:span text:style-name="T3">лнять </text:span><text:span text:style-name="T3">прогр</text:span><text:span text:style-name="T3">амма:</text:span></text:p>
          </draw:text-box>
        </draw:frame>
        <draw:frame draw:style-name="gr2" draw:text-style-name="P3" draw:layer="layout" svg:width="0.422cm" svg:height="0.471cm" svg:x="1.997cm" svg:y="5.767cm">
          <draw:text-box>
            <text:p text:style-name="P1"><text:span text:style-name="T3">1)</text:span></text:p>
          </draw:text-box>
        </draw:frame>
        <draw:frame draw:style-name="gr2" draw:text-style-name="P3" draw:layer="layout" svg:width="17.126cm" svg:height="0.471cm" svg:x="2.699cm" svg:y="5.767cm">
          <draw:text-box>
            <text:p text:style-name="P1"><text:span text:style-name="T3">Постр</text:span><text:span text:style-name="T3">оение </text:span><text:span text:style-name="T3">модел</text:span><text:span text:style-name="T3">ей </text:span><text:span text:style-name="T3">конеч</text:span><text:span text:style-name="T3">ных </text:span><text:span text:style-name="T3">метри</text:span><text:span text:style-name="T3">чески</text:span><text:span text:style-name="T3">х </text:span><text:span text:style-name="T3">неори</text:span><text:span text:style-name="T3">ентир</text:span><text:span text:style-name="T3">ованн</text:span><text:span text:style-name="T3">ых </text:span><text:span text:style-name="T3">графо</text:span><text:span text:style-name="T3">в с </text:span><text:span text:style-name="T3">кратн</text:span><text:span text:style-name="T3">ыми </text:span><text:span text:style-name="T3">ребра</text:span><text:span text:style-name="T3">ми-</text:span></text:p>
          </draw:text-box>
        </draw:frame>
        <draw:frame draw:style-name="gr2" draw:text-style-name="P3" draw:layer="layout" svg:width="4.417cm" svg:height="0.471cm" svg:x="1.997cm" svg:y="6.324cm">
          <draw:text-box>
            <text:p text:style-name="P1"><text:span text:style-name="T3">дугам</text:span><text:span text:style-name="T3">и и </text:span><text:span text:style-name="T3">LaTe</text:span><text:span text:style-name="T3">X-</text:span><text:span text:style-name="T3">весам</text:span><text:span text:style-name="T3">и.</text:span></text:p>
          </draw:text-box>
        </draw:frame>
        <draw:frame draw:style-name="gr2" draw:text-style-name="P3" draw:layer="layout" svg:width="0.422cm" svg:height="0.471cm" svg:x="1.997cm" svg:y="6.885cm">
          <draw:text-box>
            <text:p text:style-name="P1"><text:span text:style-name="T3">2)</text:span></text:p>
          </draw:text-box>
        </draw:frame>
        <draw:frame draw:style-name="gr2" draw:text-style-name="P3" draw:layer="layout" svg:width="16.563cm" svg:height="0.471cm" svg:x="2.699cm" svg:y="6.885cm">
          <draw:text-box>
            <text:p text:style-name="P1"><text:span text:style-name="T3">Вычи</text:span><text:span text:style-name="T3">слени</text:span><text:span text:style-name="T3">е </text:span><text:span text:style-name="T3">анали</text:span><text:span text:style-name="T3">тичес</text:span><text:span text:style-name="T3">ких </text:span><text:span text:style-name="T3">функ</text:span><text:span text:style-name="T3">ций </text:span><text:span text:style-name="T3">по </text:span><text:span text:style-name="T3">постр</text:span><text:span text:style-name="T3">оенн</text:span><text:span text:style-name="T3">ым </text:span><text:span text:style-name="T3">графа</text:span><text:span text:style-name="T3">м и </text:span><text:span text:style-name="T3">вывод </text:span><text:span text:style-name="T3">резул</text:span><text:span text:style-name="T3">ьтата </text:span><text:span text:style-name="T3">в </text:span><text:span text:style-name="T3">LaTe</text:span><text:span text:style-name="T3">X-</text:span></text:p>
          </draw:text-box>
        </draw:frame>
        <draw:frame draw:style-name="gr2" draw:text-style-name="P3" draw:layer="layout" svg:width="4.612cm" svg:height="0.471cm" svg:x="1.997cm" svg:y="7.443cm">
          <draw:text-box>
            <text:p text:style-name="P1"><text:span text:style-name="T3">форма</text:span><text:span text:style-name="T3">те в </text:span><text:span text:style-name="T3">файл </text:span><text:span text:style-name="T3">(.tex, .</text:span><text:span text:style-name="T3">txt)</text:span></text:p>
          </draw:text-box>
        </draw:frame>
        <draw:frame draw:style-name="gr2" draw:text-style-name="P3" draw:layer="layout" svg:width="0.422cm" svg:height="0.471cm" svg:x="1.997cm" svg:y="8.003cm">
          <draw:text-box>
            <text:p text:style-name="P1"><text:span text:style-name="T3">3)</text:span></text:p>
          </draw:text-box>
        </draw:frame>
        <draw:frame draw:style-name="gr2" draw:text-style-name="P3" draw:layer="layout" svg:width="10.513cm" svg:height="0.471cm" svg:x="2.699cm" svg:y="8.003cm">
          <draw:text-box>
            <text:p text:style-name="P1"><text:span text:style-name="T3">Сохра</text:span><text:span text:style-name="T3">нение </text:span><text:span text:style-name="T3">постр</text:span><text:span text:style-name="T3">оенн</text:span><text:span text:style-name="T3">ых </text:span><text:span text:style-name="T3">графо</text:span><text:span text:style-name="T3">в в </text:span><text:span text:style-name="T3">файл</text:span><text:span text:style-name="T3">ы </text:span><text:span text:style-name="T3">форма</text:span><text:span text:style-name="T3">та .gra</text:span><text:span text:style-name="T3">ph.</text:span></text:p>
          </draw:text-box>
        </draw:frame>
        <draw:frame draw:style-name="gr2" draw:text-style-name="P3" draw:layer="layout" svg:width="0.422cm" svg:height="0.471cm" svg:x="1.997cm" svg:y="8.561cm">
          <draw:text-box>
            <text:p text:style-name="P1"><text:span text:style-name="T3">4)</text:span></text:p>
          </draw:text-box>
        </draw:frame>
        <draw:frame draw:style-name="gr2" draw:text-style-name="P3" draw:layer="layout" svg:width="8.994cm" svg:height="0.471cm" svg:x="2.699cm" svg:y="8.561cm">
          <draw:text-box>
            <text:p text:style-name="P1"><text:span text:style-name="T3">Загру</text:span><text:span text:style-name="T3">зка </text:span><text:span text:style-name="T3">ранее </text:span><text:span text:style-name="T3">сохра</text:span><text:span text:style-name="T3">ненн</text:span><text:span text:style-name="T3">ых </text:span><text:span text:style-name="T3">графо</text:span><text:span text:style-name="T3">в в </text:span><text:span text:style-name="T3">прогр</text:span><text:span text:style-name="T3">амму.</text:span></text:p>
          </draw:text-box>
        </draw:frame>
        <draw:frame draw:style-name="gr6" draw:text-style-name="P7" draw:layer="layout" svg:width="12.147cm" svg:height="0.505cm" svg:x="2.004cm" svg:y="9.609cm">
          <draw:text-box>
            <text:p text:style-name="P1"><text:span text:style-name="T7">3.2 </text:span><text:span text:style-name="T7">Опис</text:span><text:span text:style-name="T7">ание </text:span><text:span text:style-name="T7">алго</text:span><text:span text:style-name="T7">ритм</text:span><text:span text:style-name="T7">а и </text:span><text:span text:style-name="T7">функ</text:span><text:span text:style-name="T7">цион</text:span><text:span text:style-name="T7">иров</text:span><text:span text:style-name="T7">ания </text:span><text:span text:style-name="T7">прог</text:span><text:span text:style-name="T7">рамм</text:span><text:span text:style-name="T7">ы</text:span></text:p>
          </draw:text-box>
        </draw:frame>
        <draw:frame draw:style-name="gr2" draw:text-style-name="P3" draw:layer="layout" svg:width="17.452cm" svg:height="0.471cm" svg:x="2.505cm" svg:y="10.812cm">
          <draw:text-box>
            <text:p text:style-name="P1"><text:span text:style-name="T3">Далее </text:span><text:span text:style-name="T3">будем </text:span><text:span text:style-name="T3">обозн</text:span><text:span text:style-name="T3">ачать </text:span><text:span text:style-name="T3">конеч</text:span><text:span text:style-name="T3">ный </text:span><text:span text:style-name="T3">неори</text:span><text:span text:style-name="T3">ентир</text:span><text:span text:style-name="T3">ованн</text:span><text:span text:style-name="T3">ый </text:span><text:span text:style-name="T3">граф </text:span><text:span text:style-name="T3">как </text:span><text:span text:style-name="T9">G, </text:span><text:span text:style-name="T9">E</text:span><text:span text:style-name="T3"> — </text:span><text:span text:style-name="T3">множ</text:span><text:span text:style-name="T3">ество </text:span><text:span text:style-name="T3">его </text:span><text:span text:style-name="T3">ребер, </text:span><text:span text:style-name="T9">V</text:span></text:p>
          </draw:text-box>
        </draw:frame>
        <draw:frame draw:style-name="gr2" draw:text-style-name="P3" draw:layer="layout" svg:width="4.091cm" svg:height="0.471cm" svg:x="1.997cm" svg:y="11.337cm">
          <draw:text-box>
            <text:p text:style-name="P1"><text:span text:style-name="T3">— </text:span><text:span text:style-name="T3">множ</text:span><text:span text:style-name="T3">ество </text:span><text:span text:style-name="T3">верш</text:span><text:span text:style-name="T3">ин.</text:span></text:p>
          </draw:text-box>
        </draw:frame>
        <draw:frame draw:style-name="gr2" draw:text-style-name="P3" draw:layer="layout" svg:width="13.574cm" svg:height="0.471cm" svg:x="2.004cm" svg:y="12.498cm">
          <draw:text-box>
            <text:p text:style-name="P1"><text:span text:style-name="T4">3.2.1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магн</text:span><text:span text:style-name="T4">итуд</text:span></text:p>
          </draw:text-box>
        </draw:frame>
        <draw:frame draw:style-name="gr2" draw:text-style-name="P3" draw:layer="layout" svg:width="14.256cm" svg:height="0.471cm" svg:x="2.505cm" svg:y="13.658cm">
          <draw:text-box>
            <text:p text:style-name="P1"><text:span text:style-name="T3">Обозн</text:span><text:span text:style-name="T3">ачим </text:span><text:span text:style-name="T3">мини</text:span><text:span text:style-name="T3">мальн</text:span><text:span text:style-name="T3">ое </text:span><text:span text:style-name="T3">расст</text:span><text:span text:style-name="T3">ояние </text:span><text:span text:style-name="T3">межд</text:span><text:span text:style-name="T3">у </text:span><text:span text:style-name="T3">верш</text:span><text:span text:style-name="T3">инам</text:span><text:span text:style-name="T3">и </text:span><text:span text:style-name="T9">x, y</text:span><text:span text:style-name="T3"> </text:span><text:span text:style-name="T3">графа </text:span><text:span text:style-name="T9">G</text:span><text:span text:style-name="T3"> как </text:span><text:span text:style-name="T9">d(x,y).</text:span></text:p>
          </draw:text-box>
        </draw:frame>
        <draw:frame draw:style-name="gr2" draw:text-style-name="P3" draw:layer="layout" svg:width="4.362cm" svg:height="0.471cm" svg:x="2.505cm" svg:y="14.498cm">
          <draw:text-box>
            <text:p text:style-name="P1"><text:span text:style-name="T3">Поло</text:span><text:span text:style-name="T3">жим </text:span><text:span text:style-name="T3">что </text:span><text:span text:style-name="T3">матри</text:span><text:span text:style-name="T3">ца <text:s text:c="2"/></text:span></text:p>
          </draw:text-box>
        </draw:frame>
        <draw:frame draw:style-name="gr2" draw:text-style-name="P3" draw:layer="layout" svg:width="0.422cm" svg:height="0.471cm" svg:x="6.974cm" svg:y="14.47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7.214cm" svg:y="14.727cm">
          <draw:text-box>
            <text:p text:style-name="P1"><text:span text:style-name="T11">G</text:span></text:p>
          </draw:text-box>
        </draw:frame>
        <draw:frame draw:style-name="gr2" draw:text-style-name="P3" draw:layer="layout" svg:width="0.422cm" svg:height="0.422cm" svg:x="7.422cm" svg:y="14.554cm">
          <draw:text-box>
            <text:p text:style-name="P1"><text:span text:style-name="T12">=</text:span></text:p>
          </draw:text-box>
        </draw:frame>
        <draw:frame draw:style-name="gr2" draw:text-style-name="P3" draw:layer="layout" svg:width="0.422cm" svg:height="0.471cm" svg:x="7.796cm" svg:y="14.47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8.033cm" svg:y="14.727cm">
          <draw:text-box>
            <text:p text:style-name="P1"><text:span text:style-name="T11">G</text:span></text:p>
          </draw:text-box>
        </draw:frame>
        <draw:frame draw:style-name="gr8" draw:text-style-name="P11" draw:layer="layout" svg:width="0.209cm" svg:height="0.433cm" svg:x="8.273cm" svg:y="14.546cm">
          <draw:text-box>
            <text:p text:style-name="P1"><text:span text:style-name="T13">(</text:span></text:p>
          </draw:text-box>
        </draw:frame>
        <draw:frame draw:style-name="gr2" draw:text-style-name="P3" draw:layer="layout" svg:width="0.422cm" svg:height="0.471cm" svg:x="8.403cm" svg:y="14.47cm">
          <draw:text-box>
            <text:p text:style-name="P1"><text:span text:style-name="T10">q</text:span></text:p>
          </draw:text-box>
        </draw:frame>
        <draw:frame draw:style-name="gr8" draw:text-style-name="P11" draw:layer="layout" svg:width="0.209cm" svg:height="0.433cm" svg:x="8.643cm" svg:y="14.546cm">
          <draw:text-box>
            <text:p text:style-name="P1"><text:span text:style-name="T13">)</text:span></text:p>
          </draw:text-box>
        </draw:frame>
        <draw:frame draw:style-name="gr5" draw:text-style-name="P6" draw:layer="layout" svg:width="0.387cm" svg:height="0.39cm" svg:x="8.724cm" svg:y="14.584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10.717cm" svg:height="0.471cm" svg:x="8.858cm" svg:y="14.498cm">
          <draw:text-box>
            <text:p text:style-name="P1"><text:span text:style-name="T3">(</text:span><text:span text:style-name="T9">q </text:span><text:span text:style-name="T3">— </text:span><text:span text:style-name="T3">симво</text:span><text:span text:style-name="T3">льны</text:span><text:span text:style-name="T3">й </text:span><text:span text:style-name="T3">аргум</text:span><text:span text:style-name="T3">ент) - </text:span><text:span text:style-name="T3">это </text:span><text:span text:style-name="T3">квадр</text:span><text:span text:style-name="T3">атная </text:span><text:span text:style-name="T3">матри</text:span><text:span text:style-name="T3">ца , </text:span><text:span text:style-name="T3">чьи</text:span></text:p>
          </draw:text-box>
        </draw:frame>
        <draw:frame draw:style-name="gr2" draw:text-style-name="P3" draw:layer="layout" svg:width="1.12cm" svg:height="0.471cm" svg:x="1.997cm" svg:y="15.059cm">
          <draw:text-box>
            <text:p text:style-name="P1"><text:span text:style-name="T3">ряды <text:s/></text:span></text:p>
          </draw:text-box>
        </draw:frame>
        <draw:frame draw:style-name="gr2" draw:text-style-name="P3" draw:layer="layout" svg:width="0.442cm" svg:height="0.471cm" svg:x="3.357cm" svg:y="15.059cm">
          <draw:text-box>
            <text:p text:style-name="P1"><text:span text:style-name="T3">и <text:s/></text:span></text:p>
          </draw:text-box>
        </draw:frame>
        <draw:frame draw:style-name="gr2" draw:text-style-name="P3" draw:layer="layout" svg:width="1.738cm" svg:height="0.471cm" svg:x="4.041cm" svg:y="15.059cm">
          <draw:text-box>
            <text:p text:style-name="P1"><text:span text:style-name="T3">столб</text:span><text:span text:style-name="T3">цы <text:s/></text:span></text:p>
          </draw:text-box>
        </draw:frame>
        <draw:frame draw:style-name="gr2" draw:text-style-name="P3" draw:layer="layout" svg:width="2.745cm" svg:height="0.471cm" svg:x="6.019cm" svg:y="15.059cm">
          <draw:text-box>
            <text:p text:style-name="P1"><text:span text:style-name="T3">опред</text:span><text:span text:style-name="T3">еляют</text:span><text:span text:style-name="T3">ся <text:s/></text:span></text:p>
          </draw:text-box>
        </draw:frame>
        <draw:frame draw:style-name="gr2" draw:text-style-name="P3" draw:layer="layout" svg:width="2.275cm" svg:height="0.471cm" svg:x="9.005cm" svg:y="15.059cm">
          <draw:text-box>
            <text:p text:style-name="P1"><text:span text:style-name="T3">верш</text:span><text:span text:style-name="T3">инам</text:span><text:span text:style-name="T3">и <text:s/></text:span></text:p>
          </draw:text-box>
        </draw:frame>
        <draw:frame draw:style-name="gr2" draw:text-style-name="P3" draw:layer="layout" svg:width="1.035cm" svg:height="0.471cm" svg:x="11.522cm" svg:y="15.059cm">
          <draw:text-box>
            <text:p text:style-name="P1"><text:span text:style-name="T3">графа</text:span></text:p>
          </draw:text-box>
        </draw:frame>
        <draw:frame draw:style-name="gr2" draw:text-style-name="P3" draw:layer="layout" svg:width="0.519cm" svg:height="0.471cm" svg:x="12.908cm" svg:y="15.059cm">
          <draw:text-box>
            <text:p text:style-name="P1"><text:span text:style-name="T3"><text:s/></text:span><text:span text:style-name="T9">G</text:span><text:span text:style-name="T3"> </text:span></text:p>
          </draw:text-box>
        </draw:frame>
        <draw:frame draw:style-name="gr2" draw:text-style-name="P3" draw:layer="layout" svg:width="0.442cm" svg:height="0.471cm" svg:x="13.782cm" svg:y="15.059cm">
          <draw:text-box>
            <text:p text:style-name="P1"><text:span text:style-name="T3">и <text:s/></text:span></text:p>
          </draw:text-box>
        </draw:frame>
        <draw:frame draw:style-name="gr2" draw:text-style-name="P3" draw:layer="layout" svg:width="0.578cm" svg:height="0.471cm" svg:x="14.466cm" svg:y="15.059cm">
          <draw:text-box>
            <text:p text:style-name="P1"><text:span text:style-name="T3">где</text:span></text:p>
          </draw:text-box>
        </draw:frame>
        <draw:frame draw:style-name="gr2" draw:text-style-name="P3" draw:layer="layout" svg:width="1.446cm" svg:height="0.471cm" svg:x="15.393cm" svg:y="15.059cm">
          <draw:text-box>
            <text:p text:style-name="P1"><text:span text:style-name="T3"><text:s/></text:span><text:span text:style-name="T9">(x,y)</text:span><text:span text:style-name="T3">-</text:span><text:span text:style-name="T3">й <text:s/></text:span></text:p>
          </draw:text-box>
        </draw:frame>
        <draw:frame draw:style-name="gr2" draw:text-style-name="P3" draw:layer="layout" svg:width="1.661cm" svg:height="0.471cm" svg:x="17.088cm" svg:y="15.059cm">
          <draw:text-box>
            <text:p text:style-name="P1"><text:span text:style-name="T3">элеме</text:span><text:span text:style-name="T3">нт <text:s/></text:span></text:p>
          </draw:text-box>
        </draw:frame>
        <draw:frame draw:style-name="gr2" draw:text-style-name="P3" draw:layer="layout" svg:width="1.014cm" svg:height="0.471cm" svg:x="18.991cm" svg:y="15.059cm">
          <draw:text-box>
            <text:p text:style-name="P1"><text:span text:style-name="T3">равен</text:span></text:p>
          </draw:text-box>
        </draw:frame>
        <draw:frame draw:style-name="gr9" draw:text-style-name="P3" draw:layer="layout" svg:width="0.421cm" svg:height="0.471cm" svg:x="2.021cm" svg:y="15.652cm">
          <draw:text-box>
            <text:p text:style-name="P1"><text:span text:style-name="T10">Z</text:span></text:p>
          </draw:text-box>
        </draw:frame>
        <draw:frame draw:style-name="gr10" draw:text-style-name="P10" draw:layer="layout" svg:width="0.251cm" svg:height="0.28cm" svg:x="2.258cm" svg:y="15.884cm">
          <draw:text-box>
            <text:p text:style-name="P1"><text:span text:style-name="T11">G</text:span></text:p>
          </draw:text-box>
        </draw:frame>
        <draw:frame draw:style-name="gr11" draw:text-style-name="P11" draw:layer="layout" svg:width="0.207cm" svg:height="0.433cm" svg:x="2.498cm" svg:y="15.7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2.628cm" svg:y="15.652cm">
          <draw:text-box>
            <text:p text:style-name="P1"><text:span text:style-name="T10">q</text:span></text:p>
          </draw:text-box>
        </draw:frame>
        <draw:frame draw:style-name="gr11" draw:text-style-name="P11" draw:layer="layout" svg:width="0.252cm" svg:height="0.433cm" svg:x="2.868cm" svg:y="15.7cm">
          <draw:text-box>
            <text:p text:style-name="P1"><text:span text:style-name="T13">) (</text:span></text:p>
          </draw:text-box>
        </draw:frame>
        <draw:frame draw:style-name="gr9" draw:text-style-name="P3" draw:layer="layout" svg:width="0.692cm" svg:height="0.471cm" svg:x="3.133cm" svg:y="15.652cm">
          <draw:text-box>
            <text:p text:style-name="P1"><text:span text:style-name="T10">x , y</text:span></text:p>
          </draw:text-box>
        </draw:frame>
        <draw:frame draw:style-name="gr11" draw:text-style-name="P11" draw:layer="layout" svg:width="0.207cm" svg:height="0.433cm" svg:x="3.821cm" svg:y="15.7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3.898cm" svg:y="15.735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4.244cm" svg:y="15.652cm">
          <draw:text-box>
            <text:p text:style-name="P1"><text:span text:style-name="T10">q</text:span></text:p>
          </draw:text-box>
        </draw:frame>
        <draw:frame draw:style-name="gr10" draw:text-style-name="P10" draw:layer="layout" svg:width="0.251cm" svg:height="0.28cm" svg:x="4.48cm" svg:y="15.591cm">
          <draw:text-box>
            <text:p text:style-name="P1"><text:span text:style-name="T11">d</text:span></text:p>
          </draw:text-box>
        </draw:frame>
        <draw:frame draw:style-name="gr12" draw:text-style-name="P12" draw:layer="layout" svg:width="0.124cm" svg:height="0.26cm" svg:x="4.639cm" svg:y="15.636cm">
          <draw:text-box>
            <text:p text:style-name="P1"><text:span text:style-name="T15">(</text:span></text:p>
          </draw:text-box>
        </draw:frame>
        <draw:frame draw:style-name="gr10" draw:text-style-name="P10" draw:layer="layout" svg:width="0.421cm" svg:height="0.28cm" svg:x="4.72cm" svg:y="15.591cm">
          <draw:text-box>
            <text:p text:style-name="P1"><text:span text:style-name="T11">x , y</text:span></text:p>
          </draw:text-box>
        </draw:frame>
        <draw:frame draw:style-name="gr12" draw:text-style-name="P12" draw:layer="layout" svg:width="0.124cm" svg:height="0.26cm" svg:x="5.144cm" svg:y="15.636cm">
          <draw:text-box>
            <text:p text:style-name="P1"><text:span text:style-name="T15">)</text:span></text:p>
          </draw:text-box>
        </draw:frame>
        <draw:frame draw:style-name="gr9" draw:text-style-name="P3" draw:layer="layout" svg:width="0.421cm" svg:height="0.471cm" svg:x="5.221cm" svg:y="15.652cm">
          <draw:text-box>
            <text:p text:style-name="P1"><text:span text:style-name="T10">,</text:span></text:p>
          </draw:text-box>
        </draw:frame>
        <draw:frame draw:style-name="gr11" draw:text-style-name="P11" draw:layer="layout" svg:width="0.207cm" svg:height="0.433cm" svg:x="5.38cm" svg:y="15.7cm">
          <draw:text-box>
            <text:p text:style-name="P1"><text:span text:style-name="T13">(</text:span></text:p>
          </draw:text-box>
        </draw:frame>
        <draw:frame draw:style-name="gr9" draw:text-style-name="P3" draw:layer="layout" svg:width="0.692cm" svg:height="0.471cm" svg:x="5.514cm" svg:y="15.652cm">
          <draw:text-box>
            <text:p text:style-name="P1"><text:span text:style-name="T10">x , y</text:span></text:p>
          </draw:text-box>
        </draw:frame>
        <draw:frame draw:style-name="gr9" draw:text-style-name="P3" draw:layer="layout" svg:width="0.421cm" svg:height="0.497cm" svg:x="6.227cm" svg:y="15.636cm">
          <draw:text-box>
            <text:p text:style-name="P1"><text:span text:style-name="T16">∈</text:span></text:p>
          </draw:text-box>
        </draw:frame>
        <draw:frame draw:style-name="gr9" draw:text-style-name="P3" draw:layer="layout" svg:width="0.421cm" svg:height="0.471cm" svg:x="6.569cm" svg:y="15.652cm">
          <draw:text-box>
            <text:p text:style-name="P1"><text:span text:style-name="T10">G</text:span></text:p>
          </draw:text-box>
        </draw:frame>
        <draw:frame draw:style-name="gr11" draw:text-style-name="P11" draw:layer="layout" svg:width="0.207cm" svg:height="0.433cm" svg:x="6.914cm" svg:y="15.7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5cm" svg:height="0.471cm" svg:x="7.049cm" svg:y="15.652cm">
          <draw:text-box>
            <text:p text:style-name="P1"><text:span text:style-name="T10">, q</text:span></text:p>
          </draw:text-box>
        </draw:frame>
        <draw:frame draw:style-name="gr10" draw:text-style-name="P10" draw:layer="layout" svg:width="0.251cm" svg:height="0.28cm" svg:x="7.444cm" svg:y="15.591cm">
          <draw:text-box>
            <text:p text:style-name="P1"><text:span text:style-name="T11">∞</text:span></text:p>
          </draw:text-box>
        </draw:frame>
        <draw:frame draw:style-name="gr9" draw:text-style-name="P3" draw:layer="layout" svg:width="0.421cm" svg:height="0.422cm" svg:x="7.631cm" svg:y="15.735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7.973cm" svg:y="15.652cm">
          <draw:text-box>
            <text:p text:style-name="P1"><text:span text:style-name="T17">0</text:span></text:p>
          </draw:text-box>
        </draw:frame>
        <draw:frame draw:style-name="gr2" draw:text-style-name="P3" draw:layer="layout" svg:width="8.367cm" svg:height="0.471cm" svg:x="2.505cm" svg:y="16.509cm">
          <draw:text-box>
            <text:p text:style-name="P1"><text:span text:style-name="T3">Форм</text:span><text:span text:style-name="T3">ула </text:span><text:span text:style-name="T3">для </text:span><text:span text:style-name="T3">вычис</text:span><text:span text:style-name="T3">ления </text:span><text:span text:style-name="T3">магни</text:span><text:span text:style-name="T3">туд </text:span><text:span text:style-name="T3">по </text:span><text:span text:style-name="T3">графу</text:span><text:span text:style-name="T3">: </text:span></text:p>
          </draw:text-box>
        </draw:frame>
        <draw:frame draw:style-name="gr2" draw:text-style-name="P3" draw:layer="layout" svg:width="0.625cm" svg:height="0.471cm" svg:x="2.028cm" svg:y="17.398cm">
          <draw:text-box>
            <text:p text:style-name="P1"><text:span text:style-name="T17">#</text:span><text:span text:style-name="T10"> G</text:span></text:p>
          </draw:text-box>
        </draw:frame>
        <draw:frame draw:style-name="gr8" draw:text-style-name="P11" draw:layer="layout" svg:width="0.209cm" svg:height="0.433cm" svg:x="2.635cm" svg:y="17.474cm">
          <draw:text-box>
            <text:p text:style-name="P1"><text:span text:style-name="T13">(</text:span></text:p>
          </draw:text-box>
        </draw:frame>
        <draw:frame draw:style-name="gr2" draw:text-style-name="P3" draw:layer="layout" svg:width="0.422cm" svg:height="0.471cm" svg:x="2.741cm" svg:y="17.398cm">
          <draw:text-box>
            <text:p text:style-name="P1"><text:span text:style-name="T10">q</text:span></text:p>
          </draw:text-box>
        </draw:frame>
        <draw:frame draw:style-name="gr8" draw:text-style-name="P11" draw:layer="layout" svg:width="0.209cm" svg:height="0.433cm" svg:x="3.006cm" svg:y="17.474cm">
          <draw:text-box>
            <text:p text:style-name="P1"><text:span text:style-name="T13">)</text:span></text:p>
          </draw:text-box>
        </draw:frame>
        <draw:frame draw:style-name="gr2" draw:text-style-name="P3" draw:layer="layout" svg:width="0.422cm" svg:height="0.422cm" svg:x="3.087cm" svg:y="17.482cm">
          <draw:text-box>
            <text:p text:style-name="P1"><text:span text:style-name="T12">=</text:span></text:p>
          </draw:text-box>
        </draw:frame>
        <draw:frame draw:style-name="gr13" draw:text-style-name="P13" draw:layer="layout" svg:width="0.616cm" svg:height="0.616cm" svg:x="3.616cm" svg:y="17.4cm">
          <draw:text-box>
            <text:p text:style-name="P1"><text:span text:style-name="T18">∑</text:span></text:p>
          </draw:text-box>
        </draw:frame>
        <draw:frame draw:style-name="gr7" draw:text-style-name="P10" draw:layer="layout" svg:width="0.421cm" svg:height="0.28cm" svg:x="3.457cm" svg:y="17.923cm">
          <draw:text-box>
            <text:p text:style-name="P1"><text:span text:style-name="T11">x , y</text:span></text:p>
          </draw:text-box>
        </draw:frame>
        <draw:frame draw:style-name="gr7" draw:text-style-name="P10" draw:layer="layout" svg:width="0.253cm" svg:height="0.297cm" svg:x="3.881cm" svg:y="17.913cm">
          <draw:text-box>
            <text:p text:style-name="P1"><text:span text:style-name="T19">∈</text:span></text:p>
          </draw:text-box>
        </draw:frame>
        <draw:frame draw:style-name="gr7" draw:text-style-name="P10" draw:layer="layout" svg:width="0.253cm" svg:height="0.28cm" svg:x="4.092cm" svg:y="17.923cm">
          <draw:text-box>
            <text:p text:style-name="P1"><text:span text:style-name="T11">G</text:span></text:p>
          </draw:text-box>
        </draw:frame>
        <draw:frame draw:style-name="gr14" draw:text-style-name="P14" draw:layer="layout" svg:width="0.248cm" svg:height="0.521cm" svg:x="4.357cm" svg:y="17.442cm">
          <draw:text-box>
            <text:p text:style-name="P1"><text:span text:style-name="T20">(</text:span></text:p>
          </draw:text-box>
        </draw:frame>
        <draw:frame draw:style-name="gr2" draw:text-style-name="P3" draw:layer="layout" svg:width="0.422cm" svg:height="0.471cm" svg:x="4.491cm" svg:y="17.398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4.755cm" svg:y="17.655cm">
          <draw:text-box>
            <text:p text:style-name="P1"><text:span text:style-name="T11">G</text:span></text:p>
          </draw:text-box>
        </draw:frame>
        <draw:frame draw:style-name="gr8" draw:text-style-name="P11" draw:layer="layout" svg:width="0.209cm" svg:height="0.433cm" svg:x="4.992cm" svg:y="17.474cm">
          <draw:text-box>
            <text:p text:style-name="P1"><text:span text:style-name="T13">(</text:span></text:p>
          </draw:text-box>
        </draw:frame>
        <draw:frame draw:style-name="gr2" draw:text-style-name="P3" draw:layer="layout" svg:width="0.422cm" svg:height="0.471cm" svg:x="5.098cm" svg:y="17.398cm">
          <draw:text-box>
            <text:p text:style-name="P1"><text:span text:style-name="T10">q</text:span></text:p>
          </draw:text-box>
        </draw:frame>
        <draw:frame draw:style-name="gr8" draw:text-style-name="P11" draw:layer="layout" svg:width="0.209cm" svg:height="0.433cm" svg:x="5.362cm" svg:y="17.474cm">
          <draw:text-box>
            <text:p text:style-name="P1"><text:span text:style-name="T13">)</text:span></text:p>
          </draw:text-box>
        </draw:frame>
        <draw:frame draw:style-name="gr14" draw:text-style-name="P14" draw:layer="layout" svg:width="0.248cm" svg:height="0.521cm" svg:x="5.468cm" svg:y="17.442cm">
          <draw:text-box>
            <text:p text:style-name="P1"><text:span text:style-name="T20">)</text:span></text:p>
          </draw:text-box>
        </draw:frame>
        <draw:frame draw:style-name="gr7" draw:text-style-name="P10" draw:layer="layout" svg:width="0.298cm" svg:height="0.28cm" svg:x="5.549cm" svg:y="17.312cm">
          <draw:text-box>
            <text:p text:style-name="P1"><text:span text:style-name="T11">−</text:span><text:span text:style-name="T21">1</text:span></text:p>
          </draw:text-box>
        </draw:frame>
        <draw:frame draw:style-name="gr8" draw:text-style-name="P11" draw:layer="layout" svg:width="0.209cm" svg:height="0.433cm" svg:x="5.92cm" svg:y="17.474cm">
          <draw:text-box>
            <text:p text:style-name="P1"><text:span text:style-name="T13">(</text:span></text:p>
          </draw:text-box>
        </draw:frame>
        <draw:frame draw:style-name="gr2" draw:text-style-name="P3" draw:layer="layout" svg:width="0.692cm" svg:height="0.471cm" svg:x="6.054cm" svg:y="17.398cm">
          <draw:text-box>
            <text:p text:style-name="P1"><text:span text:style-name="T10">x , y</text:span></text:p>
          </draw:text-box>
        </draw:frame>
        <draw:frame draw:style-name="gr8" draw:text-style-name="P11" draw:layer="layout" svg:width="0.209cm" svg:height="0.433cm" svg:x="6.742cm" svg:y="17.474cm">
          <draw:text-box>
            <text:p text:style-name="P1"><text:span text:style-name="T13">)</text:span></text:p>
          </draw:text-box>
        </draw:frame>
        <draw:frame draw:style-name="gr2" draw:text-style-name="P3" draw:layer="layout" svg:width="1.915cm" svg:height="0.471cm" svg:x="2.505cm" svg:y="18.537cm">
          <draw:text-box>
            <text:p text:style-name="P1"><text:span text:style-name="T3">Алгор</text:span><text:span text:style-name="T3">итм:</text:span></text:p>
          </draw:text-box>
        </draw:frame>
        <draw:frame draw:style-name="gr2" draw:text-style-name="P3" draw:layer="layout" svg:width="18.908cm" svg:height="0.471cm" svg:x="2.004cm" svg:y="19.345cm">
          <draw:text-box>
            <text:p text:style-name="P1"><text:span text:style-name="T3">1) <text:s text:c="2"/></text:span><text:span text:style-name="T3">Вычи</text:span><text:span text:style-name="T3">сляют</text:span><text:span text:style-name="T3">ся <text:s text:c="2"/></text:span><text:span text:style-name="T3">мини</text:span><text:span text:style-name="T3">мальн</text:span><text:span text:style-name="T3">ые <text:s text:c="2"/></text:span><text:span text:style-name="T3">расст</text:span><text:span text:style-name="T3">ояния </text:span><text:span text:style-name="T3"><text:s text:c="2"/>до <text:s text:c="2"/></text:span><text:span text:style-name="T3">всех <text:s text:c="2"/></text:span><text:span text:style-name="T3">верш</text:span><text:span text:style-name="T3">ин <text:s text:c="2"/></text:span><text:span text:style-name="T3">для <text:s text:c="2"/></text:span><text:span text:style-name="T3">каждо</text:span><text:span text:style-name="T3">й <text:s text:c="2"/></text:span><text:span text:style-name="T3">верш</text:span><text:span text:style-name="T3">ины <text:s text:c="2"/></text:span><text:span text:style-name="T3">графа. </text:span><text:span text:style-name="T3"><text:s text:c="2"/>Для</text:span></text:p>
          </draw:text-box>
        </draw:frame>
        <draw:frame draw:style-name="gr2" draw:text-style-name="P3" draw:layer="layout" svg:width="17.621cm" svg:height="0.471cm" svg:x="2.004cm" svg:y="19.871cm">
          <draw:text-box>
            <text:p text:style-name="P1"><text:span text:style-name="T3">вычис</text:span><text:span text:style-name="T3">ления </text:span><text:span text:style-name="T3">испол</text:span><text:span text:style-name="T3">ьзова</text:span><text:span text:style-name="T3">н </text:span><text:span text:style-name="T3">моди</text:span><text:span text:style-name="T3">фици</text:span><text:span text:style-name="T3">рован</text:span><text:span text:style-name="T3">ный </text:span><text:span text:style-name="T3">под </text:span><text:span text:style-name="T3">задач</text:span><text:span text:style-name="T3">у </text:span><text:span text:style-name="T3">алгор</text:span><text:span text:style-name="T3">итм </text:span><text:span text:style-name="T3">Дейкс</text:span><text:span text:style-name="T3">тры. </text:span><text:span text:style-name="T3">В </text:span><text:span text:style-name="T3">каждо</text:span><text:span text:style-name="T3">й </text:span><text:span text:style-name="T3">верш</text:span><text:span text:style-name="T3">ине</text:span></text:p>
          </draw:text-box>
        </draw:frame>
        <draw:frame draw:style-name="gr2" draw:text-style-name="P3" draw:layer="layout" svg:width="18.4cm" svg:height="0.471cm" svg:x="2.004cm" svg:y="20.397cm">
          <draw:text-box>
            <text:p text:style-name="P1"><text:span text:style-name="T3">запом</text:span><text:span text:style-name="T3">инаем </text:span><text:span text:style-name="T3"><text:s text:c="2"/></text:span><text:span text:style-name="T3">текущ</text:span><text:span text:style-name="T3">ее <text:s text:c="2"/></text:span><text:span text:style-name="T3">мини</text:span><text:span text:style-name="T3">мальн</text:span><text:span text:style-name="T3">ое <text:s/></text:span><text:span text:style-name="T3">вещес</text:span><text:span text:style-name="T3">твенн</text:span><text:span text:style-name="T3">ое <text:s text:c="2"/></text:span><text:span text:style-name="T3">расст</text:span><text:span text:style-name="T3">ояние</text:span><text:span text:style-name="T3">, <text:s/>а <text:s/></text:span><text:span text:style-name="T3">также </text:span><text:span text:style-name="T3"><text:s text:c="2"/></text:span><text:span text:style-name="T3">храни</text:span><text:span text:style-name="T3">м <text:s/>сет <text:s/></text:span><text:span text:style-name="T3">симво</text:span><text:span text:style-name="T3">льных</text:span></text:p>
          </draw:text-box>
        </draw:frame>
        <draw:frame draw:style-name="gr2" draw:text-style-name="P3" draw:layer="layout" svg:width="17.871cm" svg:height="0.471cm" svg:x="2.004cm" svg:y="20.922cm">
          <draw:text-box>
            <text:p text:style-name="P1"><text:span text:style-name="T3">токен</text:span><text:span text:style-name="T3">ов, </text:span><text:span text:style-name="T3">котор</text:span><text:span text:style-name="T3">ые </text:span><text:span text:style-name="T3">являю</text:span><text:span text:style-name="T3">тся </text:span><text:span text:style-name="T3">длина</text:span><text:span text:style-name="T3">ми </text:span><text:span text:style-name="T3">ребер </text:span><text:span text:style-name="T3">на </text:span><text:span text:style-name="T3">мини</text:span><text:span text:style-name="T3">мальн</text:span><text:span text:style-name="T3">ом </text:span><text:span text:style-name="T3">пути. </text:span><text:span text:style-name="T3">В </text:span><text:span text:style-name="T3">конце </text:span><text:span text:style-name="T3">сет </text:span><text:span text:style-name="T3">токен</text:span><text:span text:style-name="T3">ов для </text:span><text:span text:style-name="T3">каждо</text:span><text:span text:style-name="T3">й</text:span></text:p>
          </draw:text-box>
        </draw:frame>
        <draw:frame draw:style-name="gr2" draw:text-style-name="P3" draw:layer="layout" svg:width="17.647cm" svg:height="0.471cm" svg:x="2.004cm" svg:y="21.448cm">
          <draw:text-box>
            <text:p text:style-name="P1"><text:span text:style-name="T3">верш</text:span><text:span text:style-name="T3">ины </text:span><text:span text:style-name="T3">преоб</text:span><text:span text:style-name="T3">разует</text:span><text:span text:style-name="T3">ся в </text:span><text:span text:style-name="T3">симво</text:span><text:span text:style-name="T3">льное </text:span><text:span text:style-name="T3">выра</text:span><text:span text:style-name="T3">жение</text:span><text:span text:style-name="T3">, </text:span><text:span text:style-name="T3">котор</text:span><text:span text:style-name="T3">ое </text:span><text:span text:style-name="T3">являе</text:span><text:span text:style-name="T3">тся </text:span><text:span text:style-name="T3">суммо</text:span><text:span text:style-name="T3">й </text:span><text:span text:style-name="T3">вещес</text:span><text:span text:style-name="T3">твенн</text:span><text:span text:style-name="T3">ой </text:span><text:span text:style-name="T3">части,</text:span></text:p>
          </draw:text-box>
        </draw:frame>
        <draw:frame draw:style-name="gr2" draw:text-style-name="P3" draw:layer="layout" svg:width="17.223cm" svg:height="0.471cm" svg:x="2.004cm" svg:y="21.973cm">
          <draw:text-box>
            <text:p text:style-name="P1"><text:span text:style-name="T3">выра</text:span><text:span text:style-name="T3">женн</text:span><text:span text:style-name="T3">ой </text:span><text:span text:style-name="T3">единс</text:span><text:span text:style-name="T3">твенн</text:span><text:span text:style-name="T3">ым </text:span><text:span text:style-name="T3">число</text:span><text:span text:style-name="T3">м, и </text:span><text:span text:style-name="T3">иррац</text:span><text:span text:style-name="T3">ионал</text:span><text:span text:style-name="T3">ьных </text:span><text:span text:style-name="T3">токен</text:span><text:span text:style-name="T3">ов <text:s/>в </text:span><text:span text:style-name="T3">форма</text:span><text:span text:style-name="T3">те </text:span><text:span text:style-name="T3">SymP</text:span><text:span text:style-name="T3">y </text:span><text:span text:style-name="T3">(изна</text:span><text:span text:style-name="T3">чальн</text:span><text:span text:style-name="T3">о</text:span></text:p>
          </draw:text-box>
        </draw:frame>
        <draw:frame draw:style-name="gr2" draw:text-style-name="P3" draw:layer="layout" svg:width="14.696cm" svg:height="0.471cm" svg:x="2.004cm" svg:y="22.499cm">
          <draw:text-box>
            <text:p text:style-name="P1"><text:span text:style-name="T3">длин</text:span><text:span text:style-name="T3">ы </text:span><text:span text:style-name="T3">ребер </text:span><text:span text:style-name="T3">в </text:span><text:span text:style-name="T3">LaTe</text:span><text:span text:style-name="T3">X-</text:span><text:span text:style-name="T3">форма</text:span><text:span text:style-name="T3">те, </text:span><text:span text:style-name="T3">затем </text:span><text:span text:style-name="T3">с </text:span><text:span text:style-name="T3">помо</text:span><text:span text:style-name="T3">щью </text:span><text:span text:style-name="T3">парсе</text:span><text:span text:style-name="T3">ра </text:span><text:span text:style-name="T3">преоб</text:span><text:span text:style-name="T3">разуе</text:span><text:span text:style-name="T3">м в </text:span><text:span text:style-name="T3">SymP</text:span><text:span text:style-name="T3">y).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0.67cm" svg:height="0.471cm" svg:x="2.004cm" svg:y="23.307cm">
          <draw:text-box>
            <text:p text:style-name="P1"><text:span text:style-name="T3">Алгор</text:span><text:span text:style-name="T3">итм </text:span><text:span text:style-name="T3">поиск</text:span><text:span text:style-name="T3">а </text:span><text:span text:style-name="T3">мини</text:span><text:span text:style-name="T3">мальн</text:span><text:span text:style-name="T3">ых </text:span><text:span text:style-name="T3">расст</text:span><text:span text:style-name="T3">ояний </text:span><text:span text:style-name="T3">для </text:span><text:span text:style-name="T3">верш</text:span><text:span text:style-name="T3">ины: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7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6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1.433cm" svg:height="0.471cm" svg:x="2.004cm" svg:y="4.335cm">
          <draw:text-box>
            <text:p text:style-name="P1"><text:span text:style-name="T22"><text:s text:c="3"/></text:span><text:span text:style-name="T3"><text:s/></text:span><text:span text:style-name="T3">private </text:span><text:span text:style-name="T3">static </text:span><text:span text:style-name="T3">void </text:span><text:span text:style-name="T3">findMi</text:span><text:span text:style-name="T3">nDista</text:span><text:span text:style-name="T3">nce(N</text:span><text:span text:style-name="T3">ode n, </text:span><text:span text:style-name="T3">String[</text:span><text:span text:style-name="T3">] </text:span><text:span text:style-name="T3">distan</text:span><text:span text:style-name="T3">ces) {</text:span></text:p>
          </draw:text-box>
        </draw:frame>
        <draw:frame draw:style-name="gr2" draw:text-style-name="P3" draw:layer="layout" svg:width="11.377cm" svg:height="0.471cm" svg:x="2.004cm" svg:y="4.846cm">
          <draw:text-box>
            <text:p text:style-name="P1"><text:span text:style-name="T3"><text:s text:c="8"/></text:span><text:span text:style-name="T3">Priorit</text:span><text:span text:style-name="T3">yQueu</text:span><text:span text:style-name="T3">e&lt;No</text:span><text:span text:style-name="T3">de&gt; </text:span><text:span text:style-name="T3">priorit</text:span><text:span text:style-name="T3">yQueu</text:span><text:span text:style-name="T3">e = </text:span><text:span text:style-name="T3">new </text:span><text:span text:style-name="T3">Priorit</text:span><text:span text:style-name="T3">yQueu</text:span><text:span text:style-name="T3">e&lt;&gt;(</text:span></text:p>
          </draw:text-box>
        </draw:frame>
        <draw:frame draw:style-name="gr2" draw:text-style-name="P3" draw:layer="layout" svg:width="12.063cm" svg:height="0.471cm" svg:x="2.004cm" svg:y="5.354cm">
          <draw:text-box>
            <text:p text:style-name="P1"><text:span text:style-name="T3"><text:s text:c="11"/></text:span><text:span text:style-name="T3"><text:s/></text:span><text:span text:style-name="T3">Comp</text:span><text:span text:style-name="T3">arator.</text:span><text:span text:style-name="T3">compa</text:span><text:span text:style-name="T3">ring(N</text:span><text:span text:style-name="T3">ode::g</text:span><text:span text:style-name="T3">etDijk</text:span><text:span text:style-name="T3">straDi</text:span><text:span text:style-name="T3">stance</text:span><text:span text:style-name="T3">).rever</text:span><text:span text:style-name="T3">sed());</text:span></text:p>
          </draw:text-box>
        </draw:frame>
        <draw:frame draw:style-name="gr2" draw:text-style-name="P3" draw:layer="layout" svg:width="9.549cm" svg:height="0.471cm" svg:x="2.004cm" svg:y="5.866cm">
          <draw:text-box>
            <text:p text:style-name="P1"><text:span text:style-name="T3"><text:s text:c="8"/></text:span><text:span text:style-name="T3">for </text:span><text:span text:style-name="T3">(Node </text:span><text:span text:style-name="T3">node : </text:span><text:span text:style-name="T3">Graph</text:span><text:span text:style-name="T3">.getIns</text:span><text:span text:style-name="T3">tance()</text:span><text:span text:style-name="T3">.getNo</text:span><text:span text:style-name="T3">des()) </text:span><text:span text:style-name="T3">{</text:span></text:p>
          </draw:text-box>
        </draw:frame>
        <draw:frame draw:style-name="gr2" draw:text-style-name="P3" draw:layer="layout" svg:width="4.413cm" svg:height="0.471cm" svg:x="2.004cm" svg:y="6.374cm">
          <draw:text-box>
            <text:p text:style-name="P1"><text:span text:style-name="T3"><text:s text:c="11"/></text:span><text:span text:style-name="T3"><text:s/></text:span><text:span text:style-name="T3">if </text:span><text:span text:style-name="T3">(node.</text:span><text:span text:style-name="T3">equals</text:span><text:span text:style-name="T3">(n))</text:span></text:p>
          </draw:text-box>
        </draw:frame>
        <draw:frame draw:style-name="gr2" draw:text-style-name="P3" draw:layer="layout" svg:width="6.542cm" svg:height="0.471cm" svg:x="2.004cm" svg:y="6.885cm">
          <draw:text-box>
            <text:p text:style-name="P1"><text:span text:style-name="T3"><text:s text:c="11"/></text:span><text:span text:style-name="T3"><text:s text:c="5"/></text:span><text:span text:style-name="T3">node.s</text:span><text:span text:style-name="T3">etDijk</text:span><text:span text:style-name="T3">straDi</text:span><text:span text:style-name="T3">stance</text:span><text:span text:style-name="T3">(0);</text:span></text:p>
          </draw:text-box>
        </draw:frame>
        <draw:frame draw:style-name="gr2" draw:text-style-name="P3" draw:layer="layout" svg:width="1.928cm" svg:height="0.471cm" svg:x="2.004cm" svg:y="7.393cm">
          <draw:text-box>
            <text:p text:style-name="P1"><text:span text:style-name="T3"><text:s text:c="11"/></text:span><text:span text:style-name="T3"><text:s/></text:span><text:span text:style-name="T3">else</text:span></text:p>
          </draw:text-box>
        </draw:frame>
        <draw:frame draw:style-name="gr2" draw:text-style-name="P3" draw:layer="layout" svg:width="10.31cm" svg:height="0.471cm" svg:x="2.004cm" svg:y="7.905cm">
          <draw:text-box>
            <text:p text:style-name="P1"><text:span text:style-name="T3"><text:s text:c="11"/></text:span><text:span text:style-name="T3"><text:s text:c="5"/></text:span><text:span text:style-name="T3">node.s</text:span><text:span text:style-name="T3">etDijk</text:span><text:span text:style-name="T3">straDi</text:span><text:span text:style-name="T3">stance</text:span><text:span text:style-name="T3">(Doub</text:span><text:span text:style-name="T3">le.MA</text:span><text:span text:style-name="T3">X_V</text:span><text:span text:style-name="T3">ALU</text:span><text:span text:style-name="T3">E);</text:span></text:p>
          </draw:text-box>
        </draw:frame>
        <draw:frame draw:style-name="gr2" draw:text-style-name="P3" draw:layer="layout" svg:width="7.58cm" svg:height="0.471cm" svg:x="2.004cm" svg:y="8.413cm">
          <draw:text-box>
            <text:p text:style-name="P1"><text:span text:style-name="T3"><text:s text:c="11"/></text:span><text:span text:style-name="T3"><text:s/></text:span><text:span text:style-name="T3">node.g</text:span><text:span text:style-name="T3">etDijk</text:span><text:span text:style-name="T3">straTe</text:span><text:span text:style-name="T3">xToke</text:span><text:span text:style-name="T3">ns().cl</text:span><text:span text:style-name="T3">ear();</text:span></text:p>
          </draw:text-box>
        </draw:frame>
        <draw:frame draw:style-name="gr2" draw:text-style-name="P3" draw:layer="layout" svg:width="5.577cm" svg:height="0.471cm" svg:x="2.004cm" svg:y="8.924cm">
          <draw:text-box>
            <text:p text:style-name="P1"><text:span text:style-name="T3"><text:s text:c="11"/></text:span><text:span text:style-name="T3"><text:s/></text:span><text:span text:style-name="T3">priorit</text:span><text:span text:style-name="T3">yQueu</text:span><text:span text:style-name="T3">e.add(</text:span><text:span text:style-name="T3">node);</text:span></text:p>
          </draw:text-box>
        </draw:frame>
        <draw:frame draw:style-name="gr2" draw:text-style-name="P3" draw:layer="layout" svg:width="1.052cm" svg:height="0.471cm" svg:x="2.004cm" svg:y="9.432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6.793cm" svg:height="0.471cm" svg:x="2.004cm" svg:y="10.452cm">
          <draw:text-box>
            <text:p text:style-name="P1"><text:span text:style-name="T3"><text:s text:c="8"/></text:span><text:span text:style-name="T3">while </text:span><text:span text:style-name="T3">(!</text:span><text:span text:style-name="T3">priorit</text:span><text:span text:style-name="T3">yQueu</text:span><text:span text:style-name="T3">e.isEm</text:span><text:span text:style-name="T3">pty()) </text:span><text:span text:style-name="T3">{</text:span></text:p>
          </draw:text-box>
        </draw:frame>
        <draw:frame draw:style-name="gr2" draw:text-style-name="P3" draw:layer="layout" svg:width="7.851cm" svg:height="0.471cm" svg:x="2.004cm" svg:y="10.963cm">
          <draw:text-box>
            <text:p text:style-name="P1"><text:span text:style-name="T3"><text:s text:c="11"/></text:span><text:span text:style-name="T3"><text:s/></text:span><text:span text:style-name="T3">Node </text:span><text:span text:style-name="T3">minN</text:span><text:span text:style-name="T3">ode = </text:span><text:span text:style-name="T3">priorit</text:span><text:span text:style-name="T3">yQueu</text:span><text:span text:style-name="T3">e.poll(</text:span><text:span text:style-name="T3">);</text:span></text:p>
          </draw:text-box>
        </draw:frame>
        <draw:frame draw:style-name="gr2" draw:text-style-name="P3" draw:layer="layout" svg:width="9.798cm" svg:height="0.471cm" svg:x="2.004cm" svg:y="11.471cm">
          <draw:text-box>
            <text:p text:style-name="P1"><text:span text:style-name="T3"><text:s text:c="11"/></text:span><text:span text:style-name="T3"><text:s/></text:span><text:span text:style-name="T3">double </text:span><text:span text:style-name="T3">distan</text:span><text:span text:style-name="T3">ce = </text:span><text:span text:style-name="T3">minN</text:span><text:span text:style-name="T3">ode.ge</text:span><text:span text:style-name="T3">tDijkst</text:span><text:span text:style-name="T3">raDist</text:span><text:span text:style-name="T3">ance();</text:span></text:p>
          </draw:text-box>
        </draw:frame>
        <draw:frame draw:style-name="gr2" draw:text-style-name="P3" draw:layer="layout" svg:width="17.917cm" svg:height="0.471cm" svg:x="2.004cm" svg:y="12.491cm">
          <draw:text-box>
            <text:p text:style-name="P1"><text:span text:style-name="T3"><text:s text:c="11"/></text:span><text:span text:style-name="T3">distan</text:span><text:span text:style-name="T3">ces[mi</text:span><text:span text:style-name="T3">nNode</text:span><text:span text:style-name="T3">.getNu</text:span><text:span text:style-name="T3">m() - </text:span><text:span text:style-name="T3">1] = </text:span><text:span text:style-name="T3">n.equa</text:span><text:span text:style-name="T3">ls(min</text:span><text:span text:style-name="T3">Node) </text:span><text:span text:style-name="T3">? "0" : </text:span><text:span text:style-name="T3">distan</text:span><text:span text:style-name="T3">ce == </text:span><text:span text:style-name="T3">Doubl</text:span><text:span text:style-name="T3">e.MA</text:span><text:span text:style-name="T3">X_V</text:span><text:span text:style-name="T3">ALU</text:span><text:span text:style-name="T3">E</text:span></text:p>
          </draw:text-box>
        </draw:frame>
        <draw:frame draw:style-name="gr2" draw:text-style-name="P3" draw:layer="layout" svg:width="11.733cm" svg:height="0.471cm" svg:x="2.004cm" svg:y="13.002cm">
          <draw:text-box>
            <text:p text:style-name="P1"><text:span text:style-name="T3">? "-</text:span><text:span text:style-name="T3">1" :Pa</text:span><text:span text:style-name="T3">rser.pa</text:span><text:span text:style-name="T3">rseTex</text:span><text:span text:style-name="T3">ToSy</text:span><text:span text:style-name="T3">mpy(</text:span><text:span text:style-name="T3">minN</text:span><text:span text:style-name="T3">ode.ge</text:span><text:span text:style-name="T3">tDijkst</text:span><text:span text:style-name="T3">raTex</text:span><text:span text:style-name="T3">Token</text:span><text:span text:style-name="T3">s());</text:span></text:p>
          </draw:text-box>
        </draw:frame>
        <draw:frame draw:style-name="gr2" draw:text-style-name="P3" draw:layer="layout" svg:width="17.867cm" svg:height="0.471cm" svg:x="2.004cm" svg:y="14.53cm">
          <draw:text-box>
            <text:p text:style-name="P1"><text:span text:style-name="T3">for </text:span><text:span text:style-name="T3">(Map.</text:span><text:span text:style-name="T3">Entry</text:span><text:span text:style-name="T3">&lt;Nod</text:span><text:span text:style-name="T3">e, </text:span><text:span text:style-name="T3">Pair&lt;</text:span><text:span text:style-name="T3">Doubl</text:span><text:span text:style-name="T3">e, </text:span><text:span text:style-name="T3">String</text:span><text:span text:style-name="T3">&gt;&gt; </text:span><text:span text:style-name="T3">entry : </text:span><text:span text:style-name="T3">minN</text:span><text:span text:style-name="T3">ode.ge</text:span><text:span text:style-name="T3">tNeigh</text:span><text:span text:style-name="T3">bours</text:span><text:span text:style-name="T3">AndD</text:span><text:span text:style-name="T3">istance</text:span><text:span text:style-name="T3">s().ent</text:span><text:span text:style-name="T3">rySet()</text:span><text:span text:style-name="T3">)</text:span></text:p>
          </draw:text-box>
        </draw:frame>
        <draw:frame draw:style-name="gr2" draw:text-style-name="P3" draw:layer="layout" svg:width="0.422cm" svg:height="0.471cm" svg:x="2.004cm" svg:y="15.041cm">
          <draw:text-box>
            <text:p text:style-name="P1"><text:span text:style-name="T3">{</text:span></text:p>
          </draw:text-box>
        </draw:frame>
        <draw:frame draw:style-name="gr2" draw:text-style-name="P3" draw:layer="layout" svg:width="14.814cm" svg:height="0.471cm" svg:x="2.004cm" svg:y="15.549cm">
          <draw:text-box>
            <text:p text:style-name="P1"><text:span text:style-name="T3"><text:s text:c="11"/></text:span><text:span text:style-name="T3"><text:s text:c="5"/></text:span><text:span text:style-name="T3">double </text:span><text:span text:style-name="T3">curVal </text:span><text:span text:style-name="T3">= </text:span><text:span text:style-name="T3">minN</text:span><text:span text:style-name="T3">ode.ge</text:span><text:span text:style-name="T3">tDijkst</text:span><text:span text:style-name="T3">raDist</text:span><text:span text:style-name="T3">ance() </text:span><text:span text:style-name="T3">+ </text:span><text:span text:style-name="T3">entry.</text:span><text:span text:style-name="T3">getVal</text:span><text:span text:style-name="T3">ue().g</text:span><text:span text:style-name="T3">etKey(</text:span><text:span text:style-name="T3">);</text:span></text:p>
          </draw:text-box>
        </draw:frame>
        <draw:frame draw:style-name="gr2" draw:text-style-name="P3" draw:layer="layout" svg:width="1.695cm" svg:height="0.471cm" svg:x="2.004cm" svg:y="16.043cm">
          <draw:text-box>
            <text:p text:style-name="P1"><text:span text:style-name="T3"><text:s text:c="11"/></text:span><text:span text:style-name="T3"><text:s text:c="5"/></text:span></text:p>
          </draw:text-box>
        </draw:frame>
        <draw:frame draw:style-name="gr2" draw:text-style-name="P3" draw:layer="layout" svg:width="6.576cm" svg:height="0.471cm" svg:x="2.004cm" svg:y="16.558cm">
          <draw:text-box>
            <text:p text:style-name="P1"><text:span text:style-name="T3"><text:s text:c="11"/></text:span><text:span text:style-name="T3"><text:s text:c="5"/></text:span><text:span text:style-name="T3">Node </text:span><text:span text:style-name="T3">node </text:span><text:span text:style-name="T3">= </text:span><text:span text:style-name="T3">entry.</text:span><text:span text:style-name="T3">getKe</text:span><text:span text:style-name="T3">y();</text:span></text:p>
          </draw:text-box>
        </draw:frame>
        <draw:frame draw:style-name="gr2" draw:text-style-name="P3" draw:layer="layout" svg:width="11.487cm" svg:height="0.471cm" svg:x="2.004cm" svg:y="17.066cm">
          <draw:text-box>
            <text:p text:style-name="P1"><text:span text:style-name="T3"><text:s text:c="11"/></text:span><text:span text:style-name="T3"><text:s text:c="5"/></text:span><text:span text:style-name="T3">if </text:span><text:span text:style-name="T3">(curV</text:span><text:span text:style-name="T3">al &gt; 0 </text:span><text:span text:style-name="T3">&amp;&amp; </text:span><text:span text:style-name="T3">node.g</text:span><text:span text:style-name="T3">etDijk</text:span><text:span text:style-name="T3">straDi</text:span><text:span text:style-name="T3">stance</text:span><text:span text:style-name="T3">() &gt; </text:span><text:span text:style-name="T3">curVal</text:span><text:span text:style-name="T3">) {</text:span></text:p>
          </draw:text-box>
        </draw:frame>
        <draw:frame draw:style-name="gr2" draw:text-style-name="P3" draw:layer="layout" svg:width="8.427cm" svg:height="0.471cm" svg:x="2.004cm" svg:y="17.578cm">
          <draw:text-box>
            <text:p text:style-name="P1"><text:span text:style-name="T3"><text:s text:c="11"/></text:span><text:span text:style-name="T3"><text:s text:c="9"/></text:span><text:span text:style-name="T3">node.g</text:span><text:span text:style-name="T3">etDijk</text:span><text:span text:style-name="T3">straTe</text:span><text:span text:style-name="T3">xToke</text:span><text:span text:style-name="T3">ns().cl</text:span><text:span text:style-name="T3">ear();</text:span></text:p>
          </draw:text-box>
        </draw:frame>
        <draw:frame draw:style-name="gr2" draw:text-style-name="P3" draw:layer="layout" svg:width="14.502cm" svg:height="0.471cm" svg:x="2.004cm" svg:y="18.086cm">
          <draw:text-box>
            <text:p text:style-name="P1"><text:span text:style-name="T3"><text:s text:c="11"/></text:span><text:span text:style-name="T3"><text:s text:c="9"/></text:span><text:span text:style-name="T3">node.g</text:span><text:span text:style-name="T3">etDijk</text:span><text:span text:style-name="T3">straTe</text:span><text:span text:style-name="T3">xToke</text:span><text:span text:style-name="T3">ns().ad</text:span><text:span text:style-name="T3">dAll(</text:span><text:span text:style-name="T3">minN</text:span><text:span text:style-name="T3">ode.ge</text:span><text:span text:style-name="T3">tDijkst</text:span><text:span text:style-name="T3">raTex</text:span><text:span text:style-name="T3">Token</text:span><text:span text:style-name="T3">s());</text:span></text:p>
          </draw:text-box>
        </draw:frame>
        <draw:frame draw:style-name="gr2" draw:text-style-name="P3" draw:layer="layout" svg:width="12.906cm" svg:height="0.471cm" svg:x="2.004cm" svg:y="18.597cm">
          <draw:text-box>
            <text:p text:style-name="P1"><text:span text:style-name="T3"><text:s text:c="11"/></text:span><text:span text:style-name="T3"><text:s text:c="9"/></text:span><text:span text:style-name="T3">node.g</text:span><text:span text:style-name="T3">etDijk</text:span><text:span text:style-name="T3">straTe</text:span><text:span text:style-name="T3">xToke</text:span><text:span text:style-name="T3">ns().ad</text:span><text:span text:style-name="T3">d(entr</text:span><text:span text:style-name="T3">y.getV</text:span><text:span text:style-name="T3">alue().</text:span><text:span text:style-name="T3">getVal</text:span><text:span text:style-name="T3">ue());</text:span></text:p>
          </draw:text-box>
        </draw:frame>
        <draw:frame draw:style-name="gr2" draw:text-style-name="P3" draw:layer="layout" svg:width="7.902cm" svg:height="0.471cm" svg:x="2.004cm" svg:y="19.617cm">
          <draw:text-box>
            <text:p text:style-name="P1"><text:span text:style-name="T3"><text:s text:c="11"/></text:span><text:span text:style-name="T3"><text:s text:c="9"/></text:span><text:span text:style-name="T3">node.s</text:span><text:span text:style-name="T3">etDijk</text:span><text:span text:style-name="T3">straDi</text:span><text:span text:style-name="T3">stance</text:span><text:span text:style-name="T3">(curV</text:span><text:span text:style-name="T3">al);</text:span></text:p>
          </draw:text-box>
        </draw:frame>
        <draw:frame draw:style-name="gr2" draw:text-style-name="P3" draw:layer="layout" svg:width="7.08cm" svg:height="0.471cm" svg:x="2.004cm" svg:y="20.125cm">
          <draw:text-box>
            <text:p text:style-name="P1"><text:span text:style-name="T3"><text:s text:c="11"/></text:span><text:span text:style-name="T3"><text:s text:c="9"/></text:span><text:span text:style-name="T3">priorit</text:span><text:span text:style-name="T3">yQueu</text:span><text:span text:style-name="T3">e.remo</text:span><text:span text:style-name="T3">ve(no</text:span><text:span text:style-name="T3">de);</text:span></text:p>
          </draw:text-box>
        </draw:frame>
        <draw:frame draw:style-name="gr2" draw:text-style-name="P3" draw:layer="layout" svg:width="6.424cm" svg:height="0.471cm" svg:x="2.004cm" svg:y="20.636cm">
          <draw:text-box>
            <text:p text:style-name="P1"><text:span text:style-name="T3"><text:s text:c="11"/></text:span><text:span text:style-name="T3"><text:s text:c="9"/></text:span><text:span text:style-name="T3">priorit</text:span><text:span text:style-name="T3">yQueu</text:span><text:span text:style-name="T3">e.add(</text:span><text:span text:style-name="T3">node);</text:span></text:p>
          </draw:text-box>
        </draw:frame>
        <draw:frame draw:style-name="gr2" draw:text-style-name="P3" draw:layer="layout" svg:width="1.898cm" svg:height="0.471cm" svg:x="2.004cm" svg:y="21.144cm">
          <draw:text-box>
            <text:p text:style-name="P1"><text:span text:style-name="T3"><text:s text:c="11"/></text:span><text:span text:style-name="T3"><text:s text:c="5"/></text:span><text:span text:style-name="T3">}</text:span></text:p>
          </draw:text-box>
        </draw:frame>
        <draw:frame draw:style-name="gr2" draw:text-style-name="P3" draw:layer="layout" svg:width="1.475cm" svg:height="0.471cm" svg:x="2.004cm" svg:y="21.656cm">
          <draw:text-box>
            <text:p text:style-name="P1"><text:span text:style-name="T3"><text:s text:c="11"/></text:span><text:span text:style-name="T3"><text:s/></text:span><text:span text:style-name="T3">}</text:span></text:p>
          </draw:text-box>
        </draw:frame>
        <draw:frame draw:style-name="gr2" draw:text-style-name="P3" draw:layer="layout" svg:width="1.052cm" svg:height="0.471cm" svg:x="2.004cm" svg:y="22.164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0.628cm" svg:height="0.471cm" svg:x="2.004cm" svg:y="22.675cm">
          <draw:text-box>
            <text:p text:style-name="P1"><text:span text:style-name="T3"><text:s text:c="4"/></text:span><text:span text:style-name="T3">}</text:span></text:p>
          </draw:text-box>
        </draw:frame>
        <draw:frame draw:style-name="gr2" draw:text-style-name="P3" draw:layer="layout" svg:width="17.795cm" svg:height="0.471cm" svg:x="2.004cm" svg:y="23.183cm">
          <draw:text-box>
            <text:p text:style-name="P1"><text:span text:style-name="T3">2) <text:s/></text:span><text:span text:style-name="T3">Резул</text:span><text:span text:style-name="T3">ьтаты </text:span><text:span text:style-name="T3">запис</text:span><text:span text:style-name="T3">ываю</text:span><text:span text:style-name="T3">тся в </text:span><text:span text:style-name="T3">матри</text:span><text:span text:style-name="T3">цу </text:span><text:span text:style-name="T3">мини</text:span><text:span text:style-name="T3">мальн</text:span><text:span text:style-name="T3">ых </text:span><text:span text:style-name="T3">расст</text:span><text:span text:style-name="T3">ояний </text:span><text:span text:style-name="T3">и </text:span><text:span text:style-name="T3">сохра</text:span><text:span text:style-name="T3">нятся </text:span><text:span text:style-name="T3">в </text:span><text:span text:style-name="T3">ресур</text:span><text:span text:style-name="T3">сный </text:span><text:span text:style-name="T3">файл</text:span></text:p>
          </draw:text-box>
        </draw:frame>
        <draw:frame draw:style-name="gr2" draw:text-style-name="P3" draw:layer="layout" svg:width="2.292cm" svg:height="0.471cm" svg:x="2.004cm" svg:y="23.709cm">
          <draw:text-box>
            <text:p text:style-name="P1"><text:span text:style-name="T3">форма</text:span><text:span text:style-name="T3">та .txt.</text:span></text:p>
          </draw:text-box>
        </draw:frame>
        <draw:frame draw:style-name="gr2" draw:text-style-name="P3" draw:layer="layout" svg:width="18.078cm" svg:height="0.471cm" svg:x="2.004cm" svg:y="24.517cm">
          <draw:text-box>
            <text:p text:style-name="P1"><text:span text:style-name="T3">3) <text:s text:c="2"/>Из </text:span><text:span text:style-name="T3"><text:s text:c="2"/></text:span><text:span text:style-name="T3">файла </text:span><text:span text:style-name="T3"><text:s text:c="2"/></text:span><text:span text:style-name="T3">резул</text:span><text:span text:style-name="T3">ьтаты <text:s/></text:span><text:span text:style-name="T3"><text:s/></text:span><text:span text:style-name="T3">вычит</text:span><text:span text:style-name="T3">ываю</text:span><text:span text:style-name="T3">тся <text:s text:c="2"/></text:span><text:span text:style-name="T3">pytho</text:span><text:span text:style-name="T3">n-</text:span><text:span text:style-name="T3">скрип</text:span><text:span text:style-name="T3">том, <text:s text:c="2"/></text:span><text:span text:style-name="T3">котор</text:span><text:span text:style-name="T3">ый <text:s text:c="2"/></text:span><text:span text:style-name="T3">произ</text:span><text:span text:style-name="T3">водит </text:span><text:span text:style-name="T3"><text:s text:c="2"/></text:span><text:span text:style-name="T3">вычис</text:span><text:span text:style-name="T3">ление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5.699cm" svg:height="0.471cm" svg:x="2.004cm" svg:y="25.043cm">
          <draw:text-box>
            <text:p text:style-name="P1"><text:span text:style-name="T3">обрат</text:span><text:span text:style-name="T3">ной </text:span><text:span text:style-name="T3">матри</text:span><text:span text:style-name="T3">цы по </text:span><text:span text:style-name="T3">перед</text:span><text:span text:style-name="T3">анной </text:span><text:span text:style-name="T3">и </text:span><text:span text:style-name="T3">возвр</text:span><text:span text:style-name="T3">ащает </text:span><text:span text:style-name="T3">итого</text:span><text:span text:style-name="T3">вый </text:span><text:span text:style-name="T3">резул</text:span><text:span text:style-name="T3">ьтат в </text:span><text:span text:style-name="T3">LaTe</text:span><text:span text:style-name="T3">X-</text:span><text:span text:style-name="T3">форма</text:span><text:span text:style-name="T3">те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8" draw:style-name="dp1" draw:master-page-name="master-page86">
        <draw:frame draw:style-name="gr2" draw:text-style-name="P3" draw:layer="layout" svg:width="0.422cm" svg:height="0.471cm" svg:x="10.4cm" svg:y="1.272cm">
          <draw:text-box>
            <text:p text:style-name="P1"><text:span text:style-name="T3">7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5.67cm" svg:height="0.471cm" svg:x="2.004cm" svg:y="3.513cm">
          <draw:text-box>
            <text:p text:style-name="P1"><text:span text:style-name="T4">3.2.2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верш</text:span><text:span text:style-name="T4">инах</text:span></text:p>
          </draw:text-box>
        </draw:frame>
        <draw:frame draw:style-name="gr2" draw:text-style-name="P3" draw:layer="layout" svg:width="18.053cm" svg:height="0.471cm" svg:x="1.852cm" svg:y="4.673cm">
          <draw:text-box>
            <text:p text:style-name="P1"><text:span text:style-name="T3">Задад</text:span><text:span text:style-name="T3">им </text:span><text:span text:style-name="T3">ориен</text:span><text:span text:style-name="T3">таци</text:span><text:span text:style-name="T3">ю </text:span><text:span text:style-name="T3">ребер </text:span><text:span text:style-name="T3">графа </text:span><text:span text:style-name="T3">(в </text:span><text:span text:style-name="T3">прогр</text:span><text:span text:style-name="T3">амме </text:span><text:span text:style-name="T3">согла</text:span><text:span text:style-name="T3">сно </text:span><text:span text:style-name="T3">нумер</text:span><text:span text:style-name="T3">ации </text:span><text:span text:style-name="T3">верш</text:span><text:span text:style-name="T3">ин) </text:span><text:span text:style-name="T3">следу</text:span><text:span text:style-name="T3">ющим </text:span><text:span text:style-name="T3">образ</text:span><text:span text:style-name="T3">ом: </text:span></text:p>
          </draw:text-box>
        </draw:frame>
        <draw:frame draw:style-name="gr9" draw:text-style-name="P3" draw:layer="layout" svg:width="0.421cm" svg:height="0.471cm" svg:x="1.849cm" svg:y="5.262cm">
          <draw:text-box>
            <text:p text:style-name="P1"><text:span text:style-name="T10">e</text:span></text:p>
          </draw:text-box>
        </draw:frame>
        <draw:frame draw:style-name="gr10" draw:text-style-name="P10" draw:layer="layout" svg:width="0.256cm" svg:height="0.28cm" svg:x="2.06cm" svg:y="5.494cm">
          <draw:text-box>
            <text:p text:style-name="P1"><text:span text:style-name="T21">1</text:span><text:span text:style-name="T11"> ,</text:span></text:p>
          </draw:text-box>
        </draw:frame>
        <draw:frame draw:style-name="gr9" draw:text-style-name="P3" draw:layer="layout" svg:width="0.421cm" svg:height="0.471cm" svg:x="2.325cm" svg:y="5.262cm">
          <draw:text-box>
            <text:p text:style-name="P1"><text:span text:style-name="T10">e</text:span></text:p>
          </draw:text-box>
        </draw:frame>
        <draw:frame draw:style-name="gr10" draw:text-style-name="P10" draw:layer="layout" svg:width="0.256cm" svg:height="0.28cm" svg:x="2.536cm" svg:y="5.494cm">
          <draw:text-box>
            <text:p text:style-name="P1"><text:span text:style-name="T21">2</text:span><text:span text:style-name="T11"> ,</text:span></text:p>
          </draw:text-box>
        </draw:frame>
        <draw:frame draw:style-name="gr9" draw:text-style-name="P3" draw:layer="layout" svg:width="0.824cm" svg:height="0.471cm" svg:x="2.776cm" svg:y="5.262cm">
          <draw:text-box>
            <text:p text:style-name="P1"><text:span text:style-name="T17">...</text:span><text:span text:style-name="T10"> , e</text:span></text:p>
          </draw:text-box>
        </draw:frame>
        <draw:frame draw:style-name="gr10" draw:text-style-name="P10" draw:layer="layout" svg:width="0.251cm" svg:height="0.28cm" svg:x="3.517cm" svg:y="5.494cm">
          <draw:text-box>
            <text:p text:style-name="P1"><text:span text:style-name="T11">n</text:span></text:p>
          </draw:text-box>
        </draw:frame>
        <draw:frame draw:style-name="gr9" draw:text-style-name="P3" draw:layer="layout" svg:width="0.421cm" svg:height="0.471cm" svg:x="3.701cm" svg:y="5.262cm">
          <draw:text-box>
            <text:p text:style-name="P1"><text:span text:style-name="T10">, e</text:span></text:p>
          </draw:text-box>
        </draw:frame>
        <draw:frame draw:style-name="gr10" draw:text-style-name="P10" draw:layer="layout" svg:width="0.251cm" svg:height="0.28cm" svg:x="4.046cm" svg:y="5.494cm">
          <draw:text-box>
            <text:p text:style-name="P1"><text:span text:style-name="T11">n</text:span></text:p>
          </draw:text-box>
        </draw:frame>
        <draw:frame draw:style-name="gr10" draw:text-style-name="P10" draw:layer="layout" svg:width="0.251cm" svg:height="0.253cm" svg:x="4.205cm" svg:y="5.545cm">
          <draw:text-box>
            <text:p text:style-name="P1"><text:span text:style-name="T23">+</text:span></text:p>
          </draw:text-box>
        </draw:frame>
        <draw:frame draw:style-name="gr10" draw:text-style-name="P10" draw:layer="layout" svg:width="0.251cm" svg:height="0.28cm" svg:x="4.364cm" svg:y="5.494cm">
          <draw:text-box>
            <text:p text:style-name="P1"><text:span text:style-name="T21">1</text:span></text:p>
          </draw:text-box>
        </draw:frame>
        <draw:frame draw:style-name="gr9" draw:text-style-name="P3" draw:layer="layout" svg:width="0.421cm" svg:height="0.422cm" svg:x="4.494cm" svg:y="5.346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4.84cm" svg:y="5.262cm">
          <draw:text-box>
            <text:p text:style-name="P1"><text:span text:style-name="T10">e</text:span></text:p>
          </draw:text-box>
        </draw:frame>
        <draw:frame draw:style-name="gr10" draw:text-style-name="P10" draw:layer="layout" svg:width="0.251cm" svg:height="0.28cm" svg:x="5.048cm" svg:y="5.494cm">
          <draw:text-box>
            <text:p text:style-name="P1"><text:span text:style-name="T21">1</text:span></text:p>
          </draw:text-box>
        </draw:frame>
        <draw:frame draw:style-name="gr10" draw:text-style-name="P10" draw:layer="layout" svg:width="0.298cm" svg:height="0.28cm" svg:x="5.048cm" svg:y="5.202cm">
          <draw:text-box>
            <text:p text:style-name="P1"><text:span text:style-name="T11">−</text:span><text:span text:style-name="T21">1</text:span></text:p>
          </draw:text-box>
        </draw:frame>
        <draw:frame draw:style-name="gr9" draw:text-style-name="P3" draw:layer="layout" svg:width="1.035cm" svg:height="0.471cm" svg:x="5.422cm" svg:y="5.262cm">
          <draw:text-box>
            <text:p text:style-name="P1"><text:span text:style-name="T10">,</text:span><text:span text:style-name="T17"> ...</text:span><text:span text:style-name="T10"> , e</text:span></text:p>
          </draw:text-box>
        </draw:frame>
        <draw:frame draw:style-name="gr10" draw:text-style-name="P10" draw:layer="layout" svg:width="0.256cm" svg:height="0.28cm" svg:x="6.294cm" svg:y="5.494cm">
          <draw:text-box>
            <text:p text:style-name="P1"><text:span text:style-name="T21">2</text:span><text:span text:style-name="T11">n</text:span></text:p>
          </draw:text-box>
        </draw:frame>
        <draw:frame draw:style-name="gr9" draw:text-style-name="P3" draw:layer="layout" svg:width="0.421cm" svg:height="0.422cm" svg:x="6.586cm" svg:y="5.346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6.929cm" svg:y="5.262cm">
          <draw:text-box>
            <text:p text:style-name="P1"><text:span text:style-name="T10">e</text:span></text:p>
          </draw:text-box>
        </draw:frame>
        <draw:frame draw:style-name="gr10" draw:text-style-name="P10" draw:layer="layout" svg:width="0.251cm" svg:height="0.28cm" svg:x="7.14cm" svg:y="5.494cm">
          <draw:text-box>
            <text:p text:style-name="P1"><text:span text:style-name="T11">n</text:span></text:p>
          </draw:text-box>
        </draw:frame>
        <draw:frame draw:style-name="gr10" draw:text-style-name="P10" draw:layer="layout" svg:width="0.298cm" svg:height="0.28cm" svg:x="7.14cm" svg:y="5.202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7.389cm" svg:height="0.471cm" svg:x="7.454cm" svg:y="5.259cm">
          <draw:text-box>
            <text:p text:style-name="P1"><text:span text:style-name="T3">и </text:span><text:span text:style-name="T3">получ</text:span><text:span text:style-name="T3">им </text:span><text:span text:style-name="T9">2|</text:span><text:span text:style-name="T9">E| <text:s/></text:span><text:span text:style-name="T3">ориен</text:span><text:span text:style-name="T3">тиров</text:span><text:span text:style-name="T3">анны</text:span><text:span text:style-name="T3">х </text:span><text:span text:style-name="T3">ребер.</text:span></text:p>
          </draw:text-box>
        </draw:frame>
        <draw:frame draw:style-name="gr2" draw:text-style-name="P3" draw:layer="layout" svg:width="0.422cm" svg:height="0.471cm" svg:x="1.005cm" svg:y="6.1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828cm" svg:height="0.471cm" svg:x="1.852cm" svg:y="6.137cm">
          <draw:text-box>
            <text:p text:style-name="P1"><text:span text:style-name="T3">Пусть </text:span><text:span text:style-name="T3">P — </text:span><text:span text:style-name="T3">прим</text:span><text:span text:style-name="T3">итивн</text:span><text:span text:style-name="T3">ый (</text:span></text:p>
          </draw:text-box>
        </draw:frame>
        <draw:frame draw:style-name="gr2" draw:text-style-name="P3" draw:layer="layout" svg:width="1.01cm" svg:height="0.471cm" svg:x="6.692cm" svg:y="6.173cm">
          <draw:text-box>
            <text:p text:style-name="P1"><text:span text:style-name="T10">P ≠ D</text:span></text:p>
          </draw:text-box>
        </draw:frame>
        <draw:frame draw:style-name="gr7" draw:text-style-name="P10" draw:layer="layout" svg:width="0.253cm" svg:height="0.28cm" svg:x="7.645cm" svg:y="6.115cm">
          <draw:text-box>
            <text:p text:style-name="P1"><text:span text:style-name="T11">m</text:span></text:p>
          </draw:text-box>
        </draw:frame>
        <draw:frame draw:style-name="gr2" draw:text-style-name="P3" draw:layer="layout" svg:width="0.422cm" svg:height="0.497cm" svg:x="7.881cm" svg:y="6.157cm">
          <draw:text-box>
            <text:p text:style-name="P1"><text:span text:style-name="T16">∀</text:span></text:p>
          </draw:text-box>
        </draw:frame>
        <draw:frame draw:style-name="gr2" draw:text-style-name="P3" draw:layer="layout" svg:width="1.374cm" svg:height="0.471cm" svg:x="8.199cm" svg:y="6.173cm">
          <draw:text-box>
            <text:p text:style-name="P1"><text:span text:style-name="T10">m≥</text:span><text:span text:style-name="T17"> 2,</text:span><text:span text:style-name="T10"> </text:span><text:span text:style-name="T10">D</text:span></text:p>
          </draw:text-box>
        </draw:frame>
        <draw:frame draw:style-name="gr2" draw:text-style-name="P3" draw:layer="layout" svg:width="0.422cm" svg:height="0.497cm" svg:x="9.574cm" svg:y="6.157cm">
          <draw:text-box>
            <text:p text:style-name="P1"><text:span text:style-name="T16">∈</text:span></text:p>
          </draw:text-box>
        </draw:frame>
        <draw:frame draw:style-name="gr2" draw:text-style-name="P3" draw:layer="layout" svg:width="0.422cm" svg:height="0.471cm" svg:x="9.945cm" svg:y="6.173cm">
          <draw:text-box>
            <text:p text:style-name="P1"><text:span text:style-name="T10">G</text:span></text:p>
          </draw:text-box>
        </draw:frame>
        <draw:frame draw:style-name="gr2" draw:text-style-name="P3" draw:layer="layout" svg:width="3.58cm" svg:height="0.471cm" svg:x="10.255cm" svg:y="6.137cm">
          <draw:text-box>
            <text:p text:style-name="P1"><text:span text:style-name="T3">, </text:span><text:span text:style-name="T9">D</text:span><text:span text:style-name="T3"> - </text:span><text:span text:style-name="T3">путь) </text:span><text:span text:style-name="T3">путь в </text:span><text:span text:style-name="T9">G.</text:span></text:p>
          </draw:text-box>
        </draw:frame>
        <draw:frame draw:style-name="gr2" draw:text-style-name="P3" draw:layer="layout" svg:width="0.422cm" svg:height="0.471cm" svg:x="1.852cm" svg:y="7.0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83cm" svg:y="6.973cm">
          <draw:text-box>
            <text:p text:style-name="P1"><text:span text:style-name="T10">P</text:span></text:p>
          </draw:text-box>
        </draw:frame>
        <draw:frame draw:style-name="gr2" draw:text-style-name="P3" draw:layer="layout" svg:width="0.422cm" svg:height="0.422cm" svg:x="2.247cm" svg:y="7.057cm">
          <draw:text-box>
            <text:p text:style-name="P1"><text:span text:style-name="T12">=</text:span></text:p>
          </draw:text-box>
        </draw:frame>
        <draw:frame draw:style-name="gr2" draw:text-style-name="P3" draw:layer="layout" svg:width="0.422cm" svg:height="0.471cm" svg:x="2.618cm" svg:y="6.973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2.829cm" svg:y="7.23cm">
          <draw:text-box>
            <text:p text:style-name="P1"><text:span text:style-name="T21">1</text:span></text:p>
          </draw:text-box>
        </draw:frame>
        <draw:frame draw:style-name="gr2" draw:text-style-name="P3" draw:layer="layout" svg:width="0.422cm" svg:height="0.471cm" svg:x="3.013cm" svg:y="6.973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3.224cm" svg:y="7.23cm">
          <draw:text-box>
            <text:p text:style-name="P1"><text:span text:style-name="T21">2</text:span></text:p>
          </draw:text-box>
        </draw:frame>
        <draw:frame draw:style-name="gr2" draw:text-style-name="P3" draw:layer="layout" svg:width="0.638cm" svg:height="0.471cm" svg:x="3.383cm" svg:y="6.973cm">
          <draw:text-box>
            <text:p text:style-name="P1"><text:span text:style-name="T17">...</text:span><text:span text:style-name="T10"> a</text:span></text:p>
          </draw:text-box>
        </draw:frame>
        <draw:frame draw:style-name="gr7" draw:text-style-name="P10" draw:layer="layout" svg:width="0.253cm" svg:height="0.28cm" svg:x="3.993cm" svg:y="7.23cm">
          <draw:text-box>
            <text:p text:style-name="P1"><text:span text:style-name="T11">s</text:span></text:p>
          </draw:text-box>
        </draw:frame>
        <draw:frame draw:style-name="gr2" draw:text-style-name="P3" draw:layer="layout" svg:width="0.684cm" svg:height="0.471cm" svg:x="4.092cm" svg:y="7.019cm">
          <draw:text-box>
            <text:p text:style-name="P1"><text:span text:style-name="T3">где </text:span></text:p>
          </draw:text-box>
        </draw:frame>
        <draw:frame draw:style-name="gr2" draw:text-style-name="P3" draw:layer="layout" svg:width="0.422cm" svg:height="0.471cm" svg:x="4.77cm" svg:y="6.973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5.038cm" svg:y="7.23cm">
          <draw:text-box>
            <text:p text:style-name="P1"><text:span text:style-name="T11">j</text:span></text:p>
          </draw:text-box>
        </draw:frame>
        <draw:frame draw:style-name="gr2" draw:text-style-name="P3" draw:layer="layout" svg:width="4.96cm" svg:height="0.471cm" svg:x="5.115cm" svg:y="7.019cm">
          <draw:text-box>
            <text:p text:style-name="P1"><text:span text:style-name="T3">- </text:span><text:span text:style-name="T3">ориен</text:span><text:span text:style-name="T3">тиров</text:span><text:span text:style-name="T3">анное </text:span><text:span text:style-name="T3">ребро, </text:span><text:span text:style-name="T4"><text:s text:c="2"/></text:span></text:p>
          </draw:text-box>
        </draw:frame>
        <draw:frame draw:style-name="gr9" draw:text-style-name="P3" draw:layer="layout" svg:width="0.421cm" svg:height="0.471cm" svg:x="10.068cm" svg:y="7.023cm">
          <draw:text-box>
            <text:p text:style-name="P1"><text:span text:style-name="T10">a</text:span></text:p>
          </draw:text-box>
        </draw:frame>
        <draw:frame draw:style-name="gr10" draw:text-style-name="P10" draw:layer="layout" svg:width="0.251cm" svg:height="0.28cm" svg:x="10.308cm" svg:y="7.255cm">
          <draw:text-box>
            <text:p text:style-name="P1"><text:span text:style-name="T11">i</text:span></text:p>
          </draw:text-box>
        </draw:frame>
        <draw:frame draw:style-name="gr10" draw:text-style-name="P10" draw:layer="layout" svg:width="0.251cm" svg:height="0.253cm" svg:x="10.386cm" svg:y="7.305cm">
          <draw:text-box>
            <text:p text:style-name="P1"><text:span text:style-name="T23">+</text:span></text:p>
          </draw:text-box>
        </draw:frame>
        <draw:frame draw:style-name="gr10" draw:text-style-name="P10" draw:layer="layout" svg:width="0.251cm" svg:height="0.28cm" svg:x="10.545cm" svg:y="7.255cm">
          <draw:text-box>
            <text:p text:style-name="P1"><text:span text:style-name="T21">1</text:span></text:p>
          </draw:text-box>
        </draw:frame>
        <draw:frame draw:style-name="gr9" draw:text-style-name="P3" draw:layer="layout" svg:width="0.553cm" svg:height="0.471cm" svg:x="10.703cm" svg:y="7.023cm">
          <draw:text-box>
            <text:p text:style-name="P1"><text:span text:style-name="T10">≠ </text:span><text:span text:style-name="T10">a</text:span></text:p>
          </draw:text-box>
        </draw:frame>
        <draw:frame draw:style-name="gr10" draw:text-style-name="P10" draw:layer="layout" svg:width="0.251cm" svg:height="0.28cm" svg:x="11.232cm" svg:y="7.255cm">
          <draw:text-box>
            <text:p text:style-name="P1"><text:span text:style-name="T11">i</text:span></text:p>
          </draw:text-box>
        </draw:frame>
        <draw:frame draw:style-name="gr10" draw:text-style-name="P10" draw:layer="layout" svg:width="0.298cm" svg:height="0.28cm" svg:x="11.232cm" svg:y="6.962cm">
          <draw:text-box>
            <text:p text:style-name="P1"><text:span text:style-name="T11">−</text:span><text:span text:style-name="T21">1</text:span></text:p>
          </draw:text-box>
        </draw:frame>
        <draw:frame draw:style-name="gr9" draw:text-style-name="P3" draw:layer="layout" svg:width="0.421cm" svg:height="0.497cm" svg:x="11.603cm" svg:y="7.007cm">
          <draw:text-box>
            <text:p text:style-name="P1"><text:span text:style-name="T16">∀</text:span></text:p>
          </draw:text-box>
        </draw:frame>
        <draw:frame draw:style-name="gr9" draw:text-style-name="P3" draw:layer="layout" svg:width="0.65cm" svg:height="0.471cm" svg:x="11.92cm" svg:y="7.023cm">
          <draw:text-box>
            <text:p text:style-name="P1"><text:span text:style-name="T10">i , a</text:span></text:p>
          </draw:text-box>
        </draw:frame>
        <draw:frame draw:style-name="gr10" draw:text-style-name="P10" draw:layer="layout" svg:width="0.251cm" svg:height="0.28cm" svg:x="12.478cm" svg:y="7.255cm">
          <draw:text-box>
            <text:p text:style-name="P1"><text:span text:style-name="T11">s</text:span></text:p>
          </draw:text-box>
        </draw:frame>
        <draw:frame draw:style-name="gr9" draw:text-style-name="P3" draw:layer="layout" svg:width="0.553cm" svg:height="0.471cm" svg:x="12.637cm" svg:y="7.023cm">
          <draw:text-box>
            <text:p text:style-name="P1"><text:span text:style-name="T10">≠ </text:span><text:span text:style-name="T10">a</text:span></text:p>
          </draw:text-box>
        </draw:frame>
        <draw:frame draw:style-name="gr10" draw:text-style-name="P10" draw:layer="layout" svg:width="0.251cm" svg:height="0.28cm" svg:x="13.137cm" svg:y="7.255cm">
          <draw:text-box>
            <text:p text:style-name="P1"><text:span text:style-name="T21">1</text:span></text:p>
          </draw:text-box>
        </draw:frame>
        <draw:frame draw:style-name="gr10" draw:text-style-name="P10" draw:layer="layout" svg:width="0.298cm" svg:height="0.28cm" svg:x="13.137cm" svg:y="6.962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2.212cm" svg:height="0.471cm" svg:x="1.852cm" svg:y="7.894cm">
          <draw:text-box>
            <text:p text:style-name="P1"><text:span text:style-name="T3">Длин</text:span><text:span text:style-name="T3">а </text:span><text:span text:style-name="T3">пути </text:span></text:p>
          </draw:text-box>
        </draw:frame>
        <draw:frame draw:style-name="gr9" draw:text-style-name="P3" draw:layer="layout" svg:width="0.421cm" svg:height="0.471cm" svg:x="4.078cm" svg:y="7.884cm">
          <draw:text-box>
            <text:p text:style-name="P1"><text:span text:style-name="T10">v</text:span></text:p>
          </draw:text-box>
        </draw:frame>
        <draw:frame draw:style-name="gr8" draw:text-style-name="P11" draw:layer="layout" svg:width="0.209cm" svg:height="0.433cm" svg:x="4.314cm" svg:y="7.96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4.449cm" svg:y="7.884cm">
          <draw:text-box>
            <text:p text:style-name="P1"><text:span text:style-name="T10">P</text:span></text:p>
          </draw:text-box>
        </draw:frame>
        <draw:frame draw:style-name="gr8" draw:text-style-name="P11" draw:layer="layout" svg:width="0.209cm" svg:height="0.433cm" svg:x="4.738cm" svg:y="7.96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4.819cm" svg:y="7.967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5.189cm" svg:y="7.884cm">
          <draw:text-box>
            <text:p text:style-name="P1"><text:span text:style-name="T10">s</text:span></text:p>
          </draw:text-box>
        </draw:frame>
        <draw:frame draw:style-name="gr2" draw:text-style-name="P3" draw:layer="layout" svg:width="0.422cm" svg:height="0.471cm" svg:x="5.366cm" svg:y="7.894cm">
          <draw:text-box>
            <text:p text:style-name="P1"><text:span text:style-name="T3">.</text:span></text:p>
          </draw:text-box>
        </draw:frame>
        <draw:frame draw:style-name="gr2" draw:text-style-name="P3" draw:layer="layout" svg:width="5.493cm" svg:height="0.471cm" svg:x="1.852cm" svg:y="9.094cm">
          <draw:text-box>
            <text:p text:style-name="P1"><text:span text:style-name="T3">Класс </text:span><text:span text:style-name="T3">эквив</text:span><text:span text:style-name="T3">алент</text:span><text:span text:style-name="T3">ности </text:span><text:span text:style-name="T3">[P] = </text:span><text:span text:style-name="T3">{</text:span></text:p>
          </draw:text-box>
        </draw:frame>
        <draw:frame draw:style-name="gr2" draw:text-style-name="P3" draw:layer="layout" svg:width="0.422cm" svg:height="0.471cm" svg:x="7.338cm" svg:y="9.048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7.578cm" svg:y="9.304cm">
          <draw:text-box>
            <text:p text:style-name="P1"><text:span text:style-name="T21">1</text:span></text:p>
          </draw:text-box>
        </draw:frame>
        <draw:frame draw:style-name="gr2" draw:text-style-name="P3" draw:layer="layout" svg:width="0.422cm" svg:height="0.471cm" svg:x="7.736cm" svg:y="9.048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7.973cm" svg:y="9.304cm">
          <draw:text-box>
            <text:p text:style-name="P1"><text:span text:style-name="T21">2</text:span></text:p>
          </draw:text-box>
        </draw:frame>
        <draw:frame draw:style-name="gr2" draw:text-style-name="P3" draw:layer="layout" svg:width="0.638cm" svg:height="0.471cm" svg:x="8.132cm" svg:y="9.048cm">
          <draw:text-box>
            <text:p text:style-name="P1"><text:span text:style-name="T17">...</text:span><text:span text:style-name="T10"> a</text:span></text:p>
          </draw:text-box>
        </draw:frame>
        <draw:frame draw:style-name="gr7" draw:text-style-name="P10" draw:layer="layout" svg:width="0.253cm" svg:height="0.28cm" svg:x="8.714cm" svg:y="9.304cm">
          <draw:text-box>
            <text:p text:style-name="P1"><text:span text:style-name="T11">s</text:span></text:p>
          </draw:text-box>
        </draw:frame>
        <draw:frame draw:style-name="gr2" draw:text-style-name="P3" draw:layer="layout" svg:width="0.425cm" svg:height="0.471cm" svg:x="8.872cm" svg:y="9.048cm">
          <draw:text-box>
            <text:p text:style-name="P1"><text:span text:style-name="T10">, a</text:span></text:p>
          </draw:text-box>
        </draw:frame>
        <draw:frame draw:style-name="gr7" draw:text-style-name="P10" draw:layer="layout" svg:width="0.253cm" svg:height="0.28cm" svg:x="9.243cm" svg:y="9.304cm">
          <draw:text-box>
            <text:p text:style-name="P1"><text:span text:style-name="T21">2</text:span></text:p>
          </draw:text-box>
        </draw:frame>
        <draw:frame draw:style-name="gr2" draw:text-style-name="P3" draw:layer="layout" svg:width="0.422cm" svg:height="0.471cm" svg:x="9.43cm" svg:y="9.048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9.641cm" svg:y="9.304cm">
          <draw:text-box>
            <text:p text:style-name="P1"><text:span text:style-name="T21">3</text:span></text:p>
          </draw:text-box>
        </draw:frame>
        <draw:frame draw:style-name="gr2" draw:text-style-name="P3" draw:layer="layout" svg:width="0.638cm" svg:height="0.471cm" svg:x="9.825cm" svg:y="9.048cm">
          <draw:text-box>
            <text:p text:style-name="P1"><text:span text:style-name="T17">...</text:span><text:span text:style-name="T10"> a</text:span></text:p>
          </draw:text-box>
        </draw:frame>
        <draw:frame draw:style-name="gr7" draw:text-style-name="P10" draw:layer="layout" svg:width="0.253cm" svg:height="0.28cm" svg:x="10.407cm" svg:y="9.304cm">
          <draw:text-box>
            <text:p text:style-name="P1"><text:span text:style-name="T11">s</text:span></text:p>
          </draw:text-box>
        </draw:frame>
        <draw:frame draw:style-name="gr2" draw:text-style-name="P3" draw:layer="layout" svg:width="0.422cm" svg:height="0.471cm" svg:x="10.566cm" svg:y="9.048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6cm" svg:height="0.28cm" svg:x="10.781cm" svg:y="9.304cm">
          <draw:text-box>
            <text:p text:style-name="P1"><text:span text:style-name="T21">1</text:span><text:span text:style-name="T11"> ,</text:span></text:p>
          </draw:text-box>
        </draw:frame>
        <draw:frame draw:style-name="gr2" draw:text-style-name="P3" draw:layer="layout" svg:width="0.849cm" svg:height="0.471cm" svg:x="11.042cm" svg:y="9.048cm">
          <draw:text-box>
            <text:p text:style-name="P1"><text:span text:style-name="T17">...</text:span><text:span text:style-name="T10"> , a</text:span></text:p>
          </draw:text-box>
        </draw:frame>
        <draw:frame draw:style-name="gr7" draw:text-style-name="P10" draw:layer="layout" svg:width="0.253cm" svg:height="0.28cm" svg:x="11.783cm" svg:y="9.304cm">
          <draw:text-box>
            <text:p text:style-name="P1"><text:span text:style-name="T11">s</text:span></text:p>
          </draw:text-box>
        </draw:frame>
        <draw:frame draw:style-name="gr2" draw:text-style-name="P3" draw:layer="layout" svg:width="0.422cm" svg:height="0.471cm" svg:x="11.945cm" svg:y="9.048cm">
          <draw:text-box>
            <text:p text:style-name="P1"><text:span text:style-name="T10">a</text:span></text:p>
          </draw:text-box>
        </draw:frame>
        <draw:frame draw:style-name="gr7" draw:text-style-name="P10" draw:layer="layout" svg:width="0.253cm" svg:height="0.28cm" svg:x="12.153cm" svg:y="9.304cm">
          <draw:text-box>
            <text:p text:style-name="P1"><text:span text:style-name="T21">1</text:span></text:p>
          </draw:text-box>
        </draw:frame>
        <draw:frame draw:style-name="gr2" draw:text-style-name="P3" draw:layer="layout" svg:width="0.638cm" svg:height="0.471cm" svg:x="12.34cm" svg:y="9.048cm">
          <draw:text-box>
            <text:p text:style-name="P1"><text:span text:style-name="T17">...</text:span><text:span text:style-name="T10"> a</text:span></text:p>
          </draw:text-box>
        </draw:frame>
        <draw:frame draw:style-name="gr7" draw:text-style-name="P10" draw:layer="layout" svg:width="0.523cm" svg:height="0.28cm" svg:x="12.922cm" svg:y="9.304cm">
          <draw:text-box>
            <text:p text:style-name="P1"><text:span text:style-name="T11">s −</text:span><text:span text:style-name="T21"> 1</text:span></text:p>
          </draw:text-box>
        </draw:frame>
        <draw:frame draw:style-name="gr2" draw:text-style-name="P3" draw:layer="layout" svg:width="0.422cm" svg:height="0.471cm" svg:x="13.384cm" svg:y="9.094cm">
          <draw:text-box>
            <text:p text:style-name="P1"><text:span text:style-name="T3">}</text:span></text:p>
          </draw:text-box>
        </draw:frame>
        <draw:frame draw:style-name="gr9" draw:text-style-name="P3" draw:layer="layout" svg:width="0.421cm" svg:height="0.471cm" svg:x="1.849cm" svg:y="10.254cm">
          <draw:text-box>
            <text:p text:style-name="P1"><text:span text:style-name="T10">r</text:span></text:p>
          </draw:text-box>
        </draw:frame>
        <draw:frame draw:style-name="gr10" draw:text-style-name="P10" draw:layer="layout" svg:width="0.251cm" svg:height="0.28cm" svg:x="2.036cm" svg:y="10.511cm">
          <draw:text-box>
            <text:p text:style-name="P1"><text:span text:style-name="T11">G</text:span></text:p>
          </draw:text-box>
        </draw:frame>
        <draw:frame draw:style-name="gr2" draw:text-style-name="P3" draw:layer="layout" svg:width="6.466cm" svg:height="0.471cm" svg:x="2.233cm" svg:y="10.297cm">
          <draw:text-box>
            <text:p text:style-name="P1"><text:span text:style-name="T3">- ранг </text:span><text:span text:style-name="T3">фунда</text:span><text:span text:style-name="T3">мента</text:span><text:span text:style-name="T3">льной </text:span><text:span text:style-name="T3">групп</text:span><text:span text:style-name="T3">ы G, </text:span></text:p>
          </draw:text-box>
        </draw:frame>
        <draw:frame draw:style-name="gr9" draw:text-style-name="P3" draw:layer="layout" svg:width="0.421cm" svg:height="0.471cm" svg:x="8.689cm" svg:y="10.254cm">
          <draw:text-box>
            <text:p text:style-name="P1"><text:span text:style-name="T10">r</text:span></text:p>
          </draw:text-box>
        </draw:frame>
        <draw:frame draw:style-name="gr10" draw:text-style-name="P10" draw:layer="layout" svg:width="0.251cm" svg:height="0.28cm" svg:x="8.876cm" svg:y="10.511cm">
          <draw:text-box>
            <text:p text:style-name="P1"><text:span text:style-name="T11">G</text:span></text:p>
          </draw:text-box>
        </draw:frame>
        <draw:frame draw:style-name="gr9" draw:text-style-name="P3" draw:layer="layout" svg:width="0.498cm" svg:height="0.471cm" svg:x="9.112cm" svg:y="10.254cm">
          <draw:text-box>
            <text:p text:style-name="P1"><text:span text:style-name="T10">−</text:span><text:span text:style-name="T17">1</text:span></text:p>
          </draw:text-box>
        </draw:frame>
        <draw:frame draw:style-name="gr9" draw:text-style-name="P3" draw:layer="layout" svg:width="0.421cm" svg:height="0.422cm" svg:x="9.67cm" svg:y="10.338cm">
          <draw:text-box>
            <text:p text:style-name="P1"><text:span text:style-name="T12">=</text:span></text:p>
          </draw:text-box>
        </draw:frame>
        <draw:frame draw:style-name="gr9" draw:text-style-name="P3" draw:layer="layout" svg:width="1.671cm" svg:height="0.471cm" svg:x="10.012cm" svg:y="10.254cm">
          <draw:text-box>
            <text:p text:style-name="P1"><text:span text:style-name="T17">|</text:span><text:span text:style-name="T10"> E</text:span><text:span text:style-name="T17"> |</text:span><text:span text:style-name="T10"> −</text:span><text:span text:style-name="T17"> </text:span><text:span text:style-name="T17">|</text:span><text:span text:style-name="T10">V</text:span><text:span text:style-name="T17"> |</text:span></text:p>
          </draw:text-box>
        </draw:frame>
        <draw:frame draw:style-name="gr2" draw:text-style-name="P3" draw:layer="layout" svg:width="9.002cm" svg:height="0.471cm" svg:x="1.005cm" svg:y="11.482cm">
          <draw:text-box>
            <text:p text:style-name="P1"><text:span text:style-name="T3"><text:s text:c="7"/></text:span><text:span text:style-name="T3">Форм</text:span><text:span text:style-name="T3">ула </text:span><text:span text:style-name="T3">дзета-</text:span><text:span text:style-name="T3">функ</text:span><text:span text:style-name="T3">ции </text:span><text:span text:style-name="T3">Ихар</text:span><text:span text:style-name="T3">ы на </text:span><text:span text:style-name="T3">верш</text:span><text:span text:style-name="T3">инах:</text:span></text:p>
          </draw:text-box>
        </draw:frame>
        <draw:frame draw:style-name="gr2" draw:text-style-name="P3" draw:layer="layout" svg:width="0.422cm" svg:height="0.471cm" svg:x="1.005cm" svg:y="12.879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422cm" svg:height="0.471cm" svg:x="1.849cm" svg:y="12.752cm">
          <draw:text-box>
            <text:p text:style-name="P1"><text:span text:style-name="T10">ζ</text:span></text:p>
          </draw:text-box>
        </draw:frame>
        <draw:frame draw:style-name="gr8" draw:text-style-name="P11" draw:layer="layout" svg:width="0.209cm" svg:height="0.433cm" svg:x="2.113cm" svg:y="12.828cm">
          <draw:text-box>
            <text:p text:style-name="P1"><text:span text:style-name="T13">(</text:span></text:p>
          </draw:text-box>
        </draw:frame>
        <draw:frame draw:style-name="gr2" draw:text-style-name="P3" draw:layer="layout" svg:width="0.836cm" svg:height="0.471cm" svg:x="2.219cm" svg:y="12.752cm">
          <draw:text-box>
            <text:p text:style-name="P1"><text:span text:style-name="T10">u , G</text:span></text:p>
          </draw:text-box>
        </draw:frame>
        <draw:frame draw:style-name="gr8" draw:text-style-name="P11" draw:layer="layout" svg:width="0.209cm" svg:height="0.433cm" svg:x="2.988cm" svg:y="12.828cm">
          <draw:text-box>
            <text:p text:style-name="P1"><text:span text:style-name="T13">)</text:span></text:p>
          </draw:text-box>
        </draw:frame>
        <draw:frame draw:style-name="gr2" draw:text-style-name="P3" draw:layer="layout" svg:width="0.422cm" svg:height="0.422cm" svg:x="3.066cm" svg:y="12.836cm">
          <draw:text-box>
            <text:p text:style-name="P1"><text:span text:style-name="T12">=</text:span></text:p>
          </draw:text-box>
        </draw:frame>
        <draw:frame draw:style-name="gr2" draw:text-style-name="P3" draw:layer="layout" svg:width="0.422cm" svg:height="0.471cm" svg:x="3.411cm" svg:y="12.752cm">
          <draw:text-box>
            <text:p text:style-name="P1"><text:span text:style-name="T10">ζ</text:span></text:p>
          </draw:text-box>
        </draw:frame>
        <draw:frame draw:style-name="gr7" draw:text-style-name="P10" draw:layer="layout" svg:width="0.253cm" svg:height="0.28cm" svg:x="3.648cm" svg:y="13.009cm">
          <draw:text-box>
            <text:p text:style-name="P1"><text:span text:style-name="T11">V</text:span></text:p>
          </draw:text-box>
        </draw:frame>
        <draw:frame draw:style-name="gr8" draw:text-style-name="P11" draw:layer="layout" svg:width="0.209cm" svg:height="0.433cm" svg:x="3.888cm" svg:y="12.828cm">
          <draw:text-box>
            <text:p text:style-name="P1"><text:span text:style-name="T13">(</text:span></text:p>
          </draw:text-box>
        </draw:frame>
        <draw:frame draw:style-name="gr2" draw:text-style-name="P3" draw:layer="layout" svg:width="0.73cm" svg:height="0.471cm" svg:x="3.969cm" svg:y="12.752cm">
          <draw:text-box>
            <text:p text:style-name="P1"><text:span text:style-name="T10">u ,G</text:span></text:p>
          </draw:text-box>
        </draw:frame>
        <draw:frame draw:style-name="gr8" draw:text-style-name="P11" draw:layer="layout" svg:width="0.209cm" svg:height="0.433cm" svg:x="4.734cm" svg:y="12.828cm">
          <draw:text-box>
            <text:p text:style-name="P1"><text:span text:style-name="T13">)</text:span></text:p>
          </draw:text-box>
        </draw:frame>
        <draw:frame draw:style-name="gr2" draw:text-style-name="P3" draw:layer="layout" svg:width="0.422cm" svg:height="0.422cm" svg:x="4.84cm" svg:y="12.836cm">
          <draw:text-box>
            <text:p text:style-name="P1"><text:span text:style-name="T12">=</text:span></text:p>
          </draw:text-box>
        </draw:frame>
        <draw:frame draw:style-name="gr13" draw:text-style-name="P13" draw:layer="layout" svg:width="0.616cm" svg:height="0.616cm" svg:x="5.186cm" svg:y="12.754cm">
          <draw:text-box>
            <text:p text:style-name="P1"><text:span text:style-name="T18">∏</text:span></text:p>
          </draw:text-box>
        </draw:frame>
        <draw:frame draw:style-name="gr15" draw:text-style-name="P15" draw:layer="layout" svg:width="0.124cm" svg:height="0.288cm" svg:x="5.292cm" svg:y="13.324cm">
          <draw:text-box>
            <text:p text:style-name="P1"><text:span text:style-name="T24">[</text:span></text:p>
          </draw:text-box>
        </draw:frame>
        <draw:frame draw:style-name="gr7" draw:text-style-name="P10" draw:layer="layout" svg:width="0.253cm" svg:height="0.28cm" svg:x="5.369cm" svg:y="13.298cm">
          <draw:text-box>
            <text:p text:style-name="P1"><text:span text:style-name="T11">P</text:span></text:p>
          </draw:text-box>
        </draw:frame>
        <draw:frame draw:style-name="gr15" draw:text-style-name="P15" draw:layer="layout" svg:width="0.124cm" svg:height="0.288cm" svg:x="5.556cm" svg:y="13.324cm">
          <draw:text-box>
            <text:p text:style-name="P1"><text:span text:style-name="T24">]</text:span></text:p>
          </draw:text-box>
        </draw:frame>
        <draw:frame draw:style-name="gr16" draw:text-style-name="P16" draw:layer="layout" svg:width="0.237cm" svg:height="0.496cm" svg:x="5.793cm" svg:y="12.784cm">
          <draw:text-box>
            <text:p text:style-name="P1"><text:span text:style-name="T25">(</text:span></text:p>
          </draw:text-box>
        </draw:frame>
        <draw:frame draw:style-name="gr2" draw:text-style-name="P3" draw:layer="layout" svg:width="0.815cm" svg:height="0.471cm" svg:x="5.898cm" svg:y="12.752cm">
          <draw:text-box>
            <text:p text:style-name="P1"><text:span text:style-name="T17">1</text:span><text:span text:style-name="T10"> −u</text:span></text:p>
          </draw:text-box>
        </draw:frame>
        <draw:frame draw:style-name="gr7" draw:text-style-name="P10" draw:layer="layout" svg:width="0.253cm" svg:height="0.28cm" svg:x="6.72cm" svg:y="12.716cm">
          <draw:text-box>
            <text:p text:style-name="P1"><text:span text:style-name="T11">v</text:span></text:p>
          </draw:text-box>
        </draw:frame>
        <draw:frame draw:style-name="gr12" draw:text-style-name="P12" draw:layer="layout" svg:width="0.124cm" svg:height="0.26cm" svg:x="6.879cm" svg:y="12.761cm">
          <draw:text-box>
            <text:p text:style-name="P1"><text:span text:style-name="T15">(</text:span></text:p>
          </draw:text-box>
        </draw:frame>
        <draw:frame draw:style-name="gr7" draw:text-style-name="P10" draw:layer="layout" svg:width="0.253cm" svg:height="0.28cm" svg:x="6.957cm" svg:y="12.716cm">
          <draw:text-box>
            <text:p text:style-name="P1"><text:span text:style-name="T11">p</text:span></text:p>
          </draw:text-box>
        </draw:frame>
        <draw:frame draw:style-name="gr12" draw:text-style-name="P12" draw:layer="layout" svg:width="0.124cm" svg:height="0.26cm" svg:x="7.116cm" svg:y="12.761cm">
          <draw:text-box>
            <text:p text:style-name="P1"><text:span text:style-name="T15">)</text:span></text:p>
          </draw:text-box>
        </draw:frame>
        <draw:frame draw:style-name="gr16" draw:text-style-name="P16" draw:layer="layout" svg:width="0.237cm" svg:height="0.496cm" svg:x="7.168cm" svg:y="12.784cm">
          <draw:text-box>
            <text:p text:style-name="P1"><text:span text:style-name="T25">)</text:span></text:p>
          </draw:text-box>
        </draw:frame>
        <draw:frame draw:style-name="gr7" draw:text-style-name="P10" draw:layer="layout" svg:width="0.362cm" svg:height="0.28cm" svg:x="7.25cm" svg:y="12.638cm">
          <draw:text-box>
            <text:p text:style-name="P1"><text:span text:style-name="T11">−</text:span><text:span text:style-name="T21"> </text:span><text:span text:style-name="T21">1</text:span></text:p>
          </draw:text-box>
        </draw:frame>
        <draw:frame draw:style-name="gr2" draw:text-style-name="P3" draw:layer="layout" svg:width="12.16cm" svg:height="0.471cm" svg:x="7.585cm" svg:y="12.879cm">
          <draw:text-box>
            <text:p text:style-name="P1"><text:span text:style-name="T3">, где u </text:span><text:span text:style-name="T3">— </text:span><text:span text:style-name="T3">компл</text:span><text:span text:style-name="T3">ексно</text:span><text:span text:style-name="T3">е </text:span><text:span text:style-name="T3">число </text:span><text:span text:style-name="T3">и |u| </text:span><text:span text:style-name="T3">доста</text:span><text:span text:style-name="T3">точно </text:span><text:span text:style-name="T3">мален</text:span><text:span text:style-name="T3">ькая <text:s/></text:span><text:span text:style-name="T3">велич</text:span><text:span text:style-name="T3">ина.</text:span></text:p>
          </draw:text-box>
        </draw:frame>
        <draw:frame draw:style-name="gr2" draw:text-style-name="P3" draw:layer="layout" svg:width="11.381cm" svg:height="0.471cm" svg:x="1.852cm" svg:y="14.279cm">
          <draw:text-box>
            <text:p text:style-name="P1"><text:span text:style-name="T3">Для </text:span><text:span text:style-name="T3">вычис</text:span><text:span text:style-name="T3">ления </text:span><text:span text:style-name="T3">функ</text:span><text:span text:style-name="T3">ции </text:span><text:span text:style-name="T3">испол</text:span><text:span text:style-name="T3">ьзуют</text:span><text:span text:style-name="T3">ся </text:span><text:span text:style-name="T3">следу</text:span><text:span text:style-name="T3">ющие </text:span><text:span text:style-name="T3">форм</text:span><text:span text:style-name="T3">улы:</text:span></text:p>
          </draw:text-box>
        </draw:frame>
        <draw:frame draw:style-name="gr9" draw:text-style-name="P3" draw:layer="layout" svg:width="0.421cm" svg:height="0.471cm" svg:x="1.849cm" svg:y="15.549cm">
          <draw:text-box>
            <text:p text:style-name="P1"><text:span text:style-name="T10">ζ</text:span></text:p>
          </draw:text-box>
        </draw:frame>
        <draw:frame draw:style-name="gr8" draw:text-style-name="P11" draw:layer="layout" svg:width="0.209cm" svg:height="0.433cm" svg:x="2.113cm" svg:y="15.626cm">
          <draw:text-box>
            <text:p text:style-name="P1"><text:span text:style-name="T13">(</text:span></text:p>
          </draw:text-box>
        </draw:frame>
        <draw:frame draw:style-name="gr9" draw:text-style-name="P3" draw:layer="layout" svg:width="0.836cm" svg:height="0.471cm" svg:x="2.219cm" svg:y="15.549cm">
          <draw:text-box>
            <text:p text:style-name="P1"><text:span text:style-name="T10">u , G</text:span></text:p>
          </draw:text-box>
        </draw:frame>
        <draw:frame draw:style-name="gr8" draw:text-style-name="P11" draw:layer="layout" svg:width="0.209cm" svg:height="0.433cm" svg:x="2.988cm" svg:y="15.626cm">
          <draw:text-box>
            <text:p text:style-name="P1"><text:span text:style-name="T13">)</text:span></text:p>
          </draw:text-box>
        </draw:frame>
        <draw:frame draw:style-name="gr10" draw:text-style-name="P10" draw:layer="layout" svg:width="0.298cm" svg:height="0.28cm" svg:x="3.066cm" svg:y="15.489cm">
          <draw:text-box>
            <text:p text:style-name="P1"><text:span text:style-name="T11">−</text:span><text:span text:style-name="T21">1</text:span></text:p>
          </draw:text-box>
        </draw:frame>
        <draw:frame draw:style-name="gr9" draw:text-style-name="P3" draw:layer="layout" svg:width="0.421cm" svg:height="0.422cm" svg:x="3.383cm" svg:y="15.633cm">
          <draw:text-box>
            <text:p text:style-name="P1"><text:span text:style-name="T12">=</text:span></text:p>
          </draw:text-box>
        </draw:frame>
        <draw:frame draw:style-name="gr17" draw:text-style-name="P2" draw:layer="layout" svg:width="0.235cm" svg:height="0.493cm" svg:x="3.729cm" svg:y="15.584cm">
          <draw:text-box>
            <text:p text:style-name="P1"><text:span text:style-name="T26">(</text:span></text:p>
          </draw:text-box>
        </draw:frame>
        <draw:frame draw:style-name="gr9" draw:text-style-name="P3" draw:layer="layout" svg:width="0.709cm" svg:height="0.471cm" svg:x="3.859cm" svg:y="15.549cm">
          <draw:text-box>
            <text:p text:style-name="P1"><text:span text:style-name="T17">1</text:span><text:span text:style-name="T10">−u</text:span></text:p>
          </draw:text-box>
        </draw:frame>
        <draw:frame draw:style-name="gr10" draw:text-style-name="P10" draw:layer="layout" svg:width="0.251cm" svg:height="0.28cm" svg:x="4.657cm" svg:y="15.489cm">
          <draw:text-box>
            <text:p text:style-name="P1"><text:span text:style-name="T21">2</text:span></text:p>
          </draw:text-box>
        </draw:frame>
        <draw:frame draw:style-name="gr17" draw:text-style-name="P2" draw:layer="layout" svg:width="0.235cm" svg:height="0.493cm" svg:x="4.812cm" svg:y="15.584cm">
          <draw:text-box>
            <text:p text:style-name="P1"><text:span text:style-name="T26">)</text:span></text:p>
          </draw:text-box>
        </draw:frame>
        <draw:frame draw:style-name="gr10" draw:text-style-name="P10" draw:layer="layout" svg:width="0.251cm" svg:height="0.28cm" svg:x="4.893cm" svg:y="15.436cm">
          <draw:text-box>
            <text:p text:style-name="P1"><text:span text:style-name="T11">r</text:span></text:p>
          </draw:text-box>
        </draw:frame>
        <draw:frame draw:style-name="gr18" draw:text-style-name="P17" draw:layer="layout" svg:width="0.151cm" svg:height="0.17cm" svg:x="4.999cm" svg:y="15.58cm">
          <draw:text-box>
            <text:p text:style-name="P1"><text:span text:style-name="T27">G</text:span></text:p>
          </draw:text-box>
        </draw:frame>
        <draw:frame draw:style-name="gr10" draw:text-style-name="P10" draw:layer="layout" svg:width="0.362cm" svg:height="0.28cm" svg:x="5.133cm" svg:y="15.436cm">
          <draw:text-box>
            <text:p text:style-name="P1"><text:span text:style-name="T11">−</text:span><text:span text:style-name="T21"> </text:span><text:span text:style-name="T21">1</text:span></text:p>
          </draw:text-box>
        </draw:frame>
        <draw:frame draw:style-name="gr9" draw:text-style-name="P3" draw:layer="layout" svg:width="0.518cm" svg:height="0.471cm" svg:x="5.5cm" svg:y="15.549cm">
          <draw:text-box>
            <text:p text:style-name="P1"><text:span text:style-name="T10">det</text:span></text:p>
          </draw:text-box>
        </draw:frame>
        <draw:frame draw:style-name="gr19" draw:text-style-name="P18" draw:layer="layout" svg:width="0.264cm" svg:height="0.556cm" svg:x="6.11cm" svg:y="15.569cm">
          <draw:text-box>
            <text:p text:style-name="P1"><text:span text:style-name="T28">(</text:span></text:p>
          </draw:text-box>
        </draw:frame>
        <draw:frame draw:style-name="gr9" draw:text-style-name="P3" draw:layer="layout" svg:width="0.895cm" svg:height="0.471cm" svg:x="6.244cm" svg:y="15.549cm">
          <draw:text-box>
            <text:p text:style-name="P1"><text:span text:style-name="T10">I − A</text:span></text:p>
          </draw:text-box>
        </draw:frame>
        <draw:frame draw:style-name="gr10" draw:text-style-name="P10" draw:layer="layout" svg:width="0.251cm" svg:height="0.28cm" svg:x="7.116cm" svg:y="15.806cm">
          <draw:text-box>
            <text:p text:style-name="P1"><text:span text:style-name="T11">G</text:span></text:p>
          </draw:text-box>
        </draw:frame>
        <draw:frame draw:style-name="gr9" draw:text-style-name="P3" draw:layer="layout" svg:width="0.421cm" svg:height="0.471cm" svg:x="7.355cm" svg:y="15.549cm">
          <draw:text-box>
            <text:p text:style-name="P1"><text:span text:style-name="T10">u</text:span></text:p>
          </draw:text-box>
        </draw:frame>
        <draw:frame draw:style-name="gr9" draw:text-style-name="P3" draw:layer="layout" svg:width="0.421cm" svg:height="0.422cm" svg:x="7.592cm" svg:y="15.633cm">
          <draw:text-box>
            <text:p text:style-name="P1"><text:span text:style-name="T12">+</text:span></text:p>
          </draw:text-box>
        </draw:frame>
        <draw:frame draw:style-name="gr9" draw:text-style-name="P3" draw:layer="layout" svg:width="0.421cm" svg:height="0.471cm" svg:x="7.856cm" svg:y="15.549cm">
          <draw:text-box>
            <text:p text:style-name="P1"><text:span text:style-name="T10">Q</text:span></text:p>
          </draw:text-box>
        </draw:frame>
        <draw:frame draw:style-name="gr10" draw:text-style-name="P10" draw:layer="layout" svg:width="0.251cm" svg:height="0.28cm" svg:x="8.174cm" svg:y="15.806cm">
          <draw:text-box>
            <text:p text:style-name="P1"><text:span text:style-name="T11">G</text:span></text:p>
          </draw:text-box>
        </draw:frame>
        <draw:frame draw:style-name="gr9" draw:text-style-name="P3" draw:layer="layout" svg:width="0.421cm" svg:height="0.471cm" svg:x="8.414cm" svg:y="15.549cm">
          <draw:text-box>
            <text:p text:style-name="P1"><text:span text:style-name="T10">u</text:span></text:p>
          </draw:text-box>
        </draw:frame>
        <draw:frame draw:style-name="gr10" draw:text-style-name="P10" draw:layer="layout" svg:width="0.251cm" svg:height="0.28cm" svg:x="8.625cm" svg:y="15.489cm">
          <draw:text-box>
            <text:p text:style-name="P1"><text:span text:style-name="T21">2</text:span></text:p>
          </draw:text-box>
        </draw:frame>
        <draw:frame draw:style-name="gr19" draw:text-style-name="P18" draw:layer="layout" svg:width="0.264cm" svg:height="0.556cm" svg:x="8.784cm" svg:y="15.569cm">
          <draw:text-box>
            <text:p text:style-name="P1"><text:span text:style-name="T28">)</text:span></text:p>
          </draw:text-box>
        </draw:frame>
        <draw:frame draw:style-name="gr2" draw:text-style-name="P3" draw:layer="layout" svg:width="4.709cm" svg:height="0.471cm" svg:x="8.869cm" svg:y="15.542cm">
          <draw:text-box>
            <text:p text:style-name="P1"><text:span text:style-name="T3">для </text:span><text:span text:style-name="T3">невзв</text:span><text:span text:style-name="T3">ешен</text:span><text:span text:style-name="T3">ного </text:span><text:span text:style-name="T3">графа,</text:span></text:p>
          </draw:text-box>
        </draw:frame>
        <draw:frame draw:style-name="gr2" draw:text-style-name="P3" draw:layer="layout" svg:width="0.422cm" svg:height="0.471cm" svg:x="1.849cm" svg:y="16.918cm">
          <draw:text-box>
            <text:p text:style-name="P1"><text:span text:style-name="T10">ζ</text:span></text:p>
          </draw:text-box>
        </draw:frame>
        <draw:frame draw:style-name="gr11" draw:text-style-name="P11" draw:layer="layout" svg:width="0.207cm" svg:height="0.433cm" svg:x="2.113cm" svg:y="16.995cm">
          <draw:text-box>
            <text:p text:style-name="P1"><text:span text:style-name="T13">(</text:span></text:p>
          </draw:text-box>
        </draw:frame>
        <draw:frame draw:style-name="gr2" draw:text-style-name="P3" draw:layer="layout" svg:width="0.836cm" svg:height="0.471cm" svg:x="2.219cm" svg:y="16.918cm">
          <draw:text-box>
            <text:p text:style-name="P1"><text:span text:style-name="T10">u , G</text:span></text:p>
          </draw:text-box>
        </draw:frame>
        <draw:frame draw:style-name="gr11" draw:text-style-name="P11" draw:layer="layout" svg:width="0.207cm" svg:height="0.433cm" svg:x="2.988cm" svg:y="16.995cm">
          <draw:text-box>
            <text:p text:style-name="P1"><text:span text:style-name="T13">)</text:span></text:p>
          </draw:text-box>
        </draw:frame>
        <draw:frame draw:style-name="gr7" draw:text-style-name="P10" draw:layer="layout" svg:width="0.298cm" svg:height="0.28cm" svg:x="3.066cm" svg:y="16.857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0.422cm" svg:height="0.422cm" svg:x="3.383cm" svg:y="17.002cm">
          <draw:text-box>
            <text:p text:style-name="P1"><text:span text:style-name="T12">=</text:span></text:p>
          </draw:text-box>
        </draw:frame>
        <draw:frame draw:style-name="gr17" draw:text-style-name="P2" draw:layer="layout" svg:width="0.235cm" svg:height="0.493cm" svg:x="3.729cm" svg:y="16.953cm">
          <draw:text-box>
            <text:p text:style-name="P1"><text:span text:style-name="T26">(</text:span></text:p>
          </draw:text-box>
        </draw:frame>
        <draw:frame draw:style-name="gr2" draw:text-style-name="P3" draw:layer="layout" svg:width="0.709cm" svg:height="0.471cm" svg:x="3.859cm" svg:y="16.918cm">
          <draw:text-box>
            <text:p text:style-name="P1"><text:span text:style-name="T17">1</text:span><text:span text:style-name="T10">−u</text:span></text:p>
          </draw:text-box>
        </draw:frame>
        <draw:frame draw:style-name="gr7" draw:text-style-name="P10" draw:layer="layout" svg:width="0.253cm" svg:height="0.28cm" svg:x="4.653cm" svg:y="16.857cm">
          <draw:text-box>
            <text:p text:style-name="P1"><text:span text:style-name="T21">2</text:span></text:p>
          </draw:text-box>
        </draw:frame>
        <draw:frame draw:style-name="gr17" draw:text-style-name="P2" draw:layer="layout" svg:width="0.235cm" svg:height="0.493cm" svg:x="4.812cm" svg:y="16.953cm">
          <draw:text-box>
            <text:p text:style-name="P1"><text:span text:style-name="T26">)</text:span></text:p>
          </draw:text-box>
        </draw:frame>
        <draw:frame draw:style-name="gr7" draw:text-style-name="P10" draw:layer="layout" svg:width="0.253cm" svg:height="0.28cm" svg:x="4.893cm" svg:y="16.804cm">
          <draw:text-box>
            <text:p text:style-name="P1"><text:span text:style-name="T11">r</text:span></text:p>
          </draw:text-box>
        </draw:frame>
        <draw:frame draw:style-name="gr18" draw:text-style-name="P17" draw:layer="layout" svg:width="0.151cm" svg:height="0.17cm" svg:x="4.999cm" svg:y="16.949cm">
          <draw:text-box>
            <text:p text:style-name="P1"><text:span text:style-name="T27">G</text:span></text:p>
          </draw:text-box>
        </draw:frame>
        <draw:frame draw:style-name="gr7" draw:text-style-name="P10" draw:layer="layout" svg:width="0.362cm" svg:height="0.28cm" svg:x="5.129cm" svg:y="16.804cm">
          <draw:text-box>
            <text:p text:style-name="P1"><text:span text:style-name="T11">−</text:span><text:span text:style-name="T21"> </text:span><text:span text:style-name="T21">1</text:span></text:p>
          </draw:text-box>
        </draw:frame>
        <draw:frame draw:style-name="gr2" draw:text-style-name="P3" draw:layer="layout" svg:width="0.518cm" svg:height="0.471cm" svg:x="5.5cm" svg:y="16.918cm">
          <draw:text-box>
            <text:p text:style-name="P1"><text:span text:style-name="T10">det</text:span></text:p>
          </draw:text-box>
        </draw:frame>
        <draw:frame draw:style-name="gr19" draw:text-style-name="P18" draw:layer="layout" svg:width="0.264cm" svg:height="0.556cm" svg:x="6.11cm" svg:y="16.934cm">
          <draw:text-box>
            <text:p text:style-name="P1"><text:span text:style-name="T28">(</text:span></text:p>
          </draw:text-box>
        </draw:frame>
        <draw:frame draw:style-name="gr2" draw:text-style-name="P3" draw:layer="layout" svg:width="0.988cm" svg:height="0.471cm" svg:x="6.241cm" svg:y="16.918cm">
          <draw:text-box>
            <text:p text:style-name="P1"><text:span text:style-name="T10">I − W</text:span></text:p>
          </draw:text-box>
        </draw:frame>
        <draw:frame draw:style-name="gr7" draw:text-style-name="P10" draw:layer="layout" svg:width="0.253cm" svg:height="0.28cm" svg:x="7.193cm" svg:y="17.171cm">
          <draw:text-box>
            <text:p text:style-name="P1"><text:span text:style-name="T11">G</text:span></text:p>
          </draw:text-box>
        </draw:frame>
        <draw:frame draw:style-name="gr2" draw:text-style-name="P3" draw:layer="layout" svg:width="0.422cm" svg:height="0.471cm" svg:x="7.433cm" svg:y="16.918cm">
          <draw:text-box>
            <text:p text:style-name="P1"><text:span text:style-name="T10">u</text:span></text:p>
          </draw:text-box>
        </draw:frame>
        <draw:frame draw:style-name="gr2" draw:text-style-name="P3" draw:layer="layout" svg:width="0.422cm" svg:height="0.422cm" svg:x="7.669cm" svg:y="17.002cm">
          <draw:text-box>
            <text:p text:style-name="P1"><text:span text:style-name="T12">+</text:span></text:p>
          </draw:text-box>
        </draw:frame>
        <draw:frame draw:style-name="gr2" draw:text-style-name="P3" draw:layer="layout" svg:width="0.422cm" svg:height="0.471cm" svg:x="7.934cm" svg:y="16.918cm">
          <draw:text-box>
            <text:p text:style-name="P1"><text:span text:style-name="T10">Q</text:span></text:p>
          </draw:text-box>
        </draw:frame>
        <draw:frame draw:style-name="gr7" draw:text-style-name="P10" draw:layer="layout" svg:width="0.253cm" svg:height="0.28cm" svg:x="8.251cm" svg:y="17.171cm">
          <draw:text-box>
            <text:p text:style-name="P1"><text:span text:style-name="T11">G</text:span></text:p>
          </draw:text-box>
        </draw:frame>
        <draw:frame draw:style-name="gr2" draw:text-style-name="P3" draw:layer="layout" svg:width="0.422cm" svg:height="0.471cm" svg:x="8.491cm" svg:y="16.918cm">
          <draw:text-box>
            <text:p text:style-name="P1"><text:span text:style-name="T10">u</text:span></text:p>
          </draw:text-box>
        </draw:frame>
        <draw:frame draw:style-name="gr7" draw:text-style-name="P10" draw:layer="layout" svg:width="0.253cm" svg:height="0.28cm" svg:x="8.703cm" svg:y="16.857cm">
          <draw:text-box>
            <text:p text:style-name="P1"><text:span text:style-name="T21">2</text:span></text:p>
          </draw:text-box>
        </draw:frame>
        <draw:frame draw:style-name="gr19" draw:text-style-name="P18" draw:layer="layout" svg:width="0.264cm" svg:height="0.556cm" svg:x="8.858cm" svg:y="16.934cm">
          <draw:text-box>
            <text:p text:style-name="P1"><text:span text:style-name="T28">)</text:span></text:p>
          </draw:text-box>
        </draw:frame>
        <draw:frame draw:style-name="gr2" draw:text-style-name="P3" draw:layer="layout" svg:width="4.295cm" svg:height="0.471cm" svg:x="8.946cm" svg:y="16.901cm">
          <draw:text-box>
            <text:p text:style-name="P1"><text:span text:style-name="T3">для </text:span><text:span text:style-name="T3">взвеш</text:span><text:span text:style-name="T3">енног</text:span><text:span text:style-name="T3">о </text:span><text:span text:style-name="T3">графа.</text:span></text:p>
          </draw:text-box>
        </draw:frame>
        <draw:frame draw:style-name="gr2" draw:text-style-name="P3" draw:layer="layout" svg:width="17.071cm" svg:height="0.471cm" svg:x="1.852cm" svg:y="18.174cm">
          <draw:text-box>
            <text:p text:style-name="P1"><text:span text:style-name="T3">Здесь </text:span><text:span text:style-name="T3">I — </text:span><text:span text:style-name="T3">едини</text:span><text:span text:style-name="T3">чная </text:span><text:span text:style-name="T3">матри</text:span><text:span text:style-name="T3">ца, A </text:span><text:span text:style-name="T3">— </text:span><text:span text:style-name="T3">матри</text:span><text:span text:style-name="T3">ца </text:span><text:span text:style-name="T3">смеж</text:span><text:span text:style-name="T3">ности </text:span><text:span text:style-name="T3">графа </text:span><text:span text:style-name="T3">G, Q </text:span><text:span text:style-name="T3">— </text:span><text:span text:style-name="T3">диаго</text:span><text:span text:style-name="T3">нальн</text:span><text:span text:style-name="T3">ая </text:span><text:span text:style-name="T3">матри</text:span><text:span text:style-name="T3">ца, </text:span></text:p>
          </draw:text-box>
        </draw:frame>
        <draw:frame draw:style-name="gr2" draw:text-style-name="P3" draw:layer="layout" svg:width="16.101cm" svg:height="0.471cm" svg:x="1.852cm" svg:y="18.802cm">
          <draw:text-box>
            <text:p text:style-name="P1"><text:span text:style-name="T3">где j-е </text:span><text:span text:style-name="T3">число </text:span><text:span text:style-name="T3">на </text:span><text:span text:style-name="T3">диаго</text:span><text:span text:style-name="T3">нали </text:span><text:span text:style-name="T3">(степе</text:span><text:span text:style-name="T3">нь j-й </text:span><text:span text:style-name="T3">верш</text:span><text:span text:style-name="T3">ины </text:span><text:span text:style-name="T3">— 1), </text:span><text:span text:style-name="T3">W — </text:span><text:span text:style-name="T3">матри</text:span><text:span text:style-name="T3">ца </text:span><text:span text:style-name="T3">весов </text:span><text:span text:style-name="T3">рёбер </text:span><text:span text:style-name="T3">межд</text:span><text:span text:style-name="T3">у </text:span></text:p>
          </draw:text-box>
        </draw:frame>
        <draw:frame draw:style-name="gr2" draw:text-style-name="P3" draw:layer="layout" svg:width="2.169cm" svg:height="0.471cm" svg:x="1.852cm" svg:y="19.328cm">
          <draw:text-box>
            <text:p text:style-name="P1"><text:span text:style-name="T3">верш</text:span><text:span text:style-name="T3">инам</text:span><text:span text:style-name="T3">и.</text:span></text:p>
          </draw:text-box>
        </draw:frame>
        <draw:frame draw:style-name="gr2" draw:text-style-name="P3" draw:layer="layout" svg:width="1.915cm" svg:height="0.471cm" svg:x="1.852cm" svg:y="20.488cm">
          <draw:text-box>
            <text:p text:style-name="P1"><text:span text:style-name="T3">Алгор</text:span><text:span text:style-name="T3">итм:</text:span></text:p>
          </draw:text-box>
        </draw:frame>
        <draw:frame draw:style-name="gr2" draw:text-style-name="P3" draw:layer="layout" svg:width="8.541cm" svg:height="0.471cm" svg:x="1.852cm" svg:y="21.67cm">
          <draw:text-box>
            <text:p text:style-name="P1"><text:span text:style-name="T3">1) По </text:span><text:span text:style-name="T3">задан</text:span><text:span text:style-name="T3">ному </text:span><text:span text:style-name="T3">графу </text:span><text:span text:style-name="T3">вычис</text:span><text:span text:style-name="T3">ляютс</text:span><text:span text:style-name="T3">я </text:span><text:span text:style-name="T3">A/W, </text:span><text:span text:style-name="T3">Q и </text:span></text:p>
          </draw:text-box>
        </draw:frame>
        <draw:frame draw:style-name="gr20" draw:text-style-name="P3" draw:layer="layout" svg:width="0.424cm" svg:height="0.471cm" svg:x="10.389cm" svg:y="21.628cm">
          <draw:text-box>
            <text:p text:style-name="P1"><text:span text:style-name="T10">r</text:span></text:p>
          </draw:text-box>
        </draw:frame>
        <draw:frame draw:style-name="gr7" draw:text-style-name="P10" draw:layer="layout" svg:width="0.253cm" svg:height="0.28cm" svg:x="10.576cm" svg:y="21.884cm">
          <draw:text-box>
            <text:p text:style-name="P1"><text:span text:style-name="T11">G</text:span></text:p>
          </draw:text-box>
        </draw:frame>
        <draw:frame draw:style-name="gr2" draw:text-style-name="P3" draw:layer="layout" svg:width="8.714cm" svg:height="0.471cm" svg:x="10.777cm" svg:y="21.67cm">
          <draw:text-box>
            <text:p text:style-name="P1"><text:span text:style-name="T3">. </text:span><text:span text:style-name="T3">Кажд</text:span><text:span text:style-name="T3">ая </text:span><text:span text:style-name="T3">верш</text:span><text:span text:style-name="T3">ина </text:span><text:span text:style-name="T3">храни</text:span><text:span text:style-name="T3">т </text:span><text:span text:style-name="T3">списо</text:span><text:span text:style-name="T3">к </text:span><text:span text:style-name="T3">своих </text:span><text:span text:style-name="T3">сосед</text:span><text:span text:style-name="T3">ей </text:span></text:p>
          </draw:text-box>
        </draw:frame>
        <draw:frame draw:style-name="gr2" draw:text-style-name="P3" draw:layer="layout" svg:width="17.917cm" svg:height="0.471cm" svg:x="1.852cm" svg:y="22.22cm">
          <draw:text-box>
            <text:p text:style-name="P1"><text:span text:style-name="T3">прогр</text:span><text:span text:style-name="T3">аммн</text:span><text:span text:style-name="T3">о, </text:span><text:span text:style-name="T3">поэто</text:span><text:span text:style-name="T3">му </text:span><text:span text:style-name="T3">матри</text:span><text:span text:style-name="T3">цы </text:span><text:span text:style-name="T3">прост</text:span><text:span text:style-name="T3">о </text:span><text:span text:style-name="T3">наход</text:span><text:span text:style-name="T3">ятся в </text:span><text:span text:style-name="T3">цикле </text:span><text:span text:style-name="T3">по </text:span><text:span text:style-name="T3">каждо</text:span><text:span text:style-name="T3">й </text:span><text:span text:style-name="T3">верш</text:span><text:span text:style-name="T3">ине. </text:span><text:span text:style-name="T3">Длин</text:span><text:span text:style-name="T3">ы </text:span><text:span text:style-name="T3">ребер </text:span><text:span text:style-name="T3">для W </text:span></text:p>
          </draw:text-box>
        </draw:frame>
        <draw:frame draw:style-name="gr2" draw:text-style-name="P3" draw:layer="layout" svg:width="15.094cm" svg:height="0.471cm" svg:x="1.852cm" svg:y="22.746cm">
          <draw:text-box>
            <text:p text:style-name="P1"><text:span text:style-name="T3">как и </text:span><text:span text:style-name="T3">в </text:span><text:span text:style-name="T3">преды</text:span><text:span text:style-name="T3">дуще</text:span><text:span text:style-name="T3">м </text:span><text:span text:style-name="T3">алгор</text:span><text:span text:style-name="T3">итме </text:span><text:span text:style-name="T3">запис</text:span><text:span text:style-name="T3">ываю</text:span><text:span text:style-name="T3">тся </text:span><text:span text:style-name="T3">строк</text:span><text:span text:style-name="T3">ами с </text:span><text:span text:style-name="T3">иррац</text:span><text:span text:style-name="T3">ионал</text:span><text:span text:style-name="T3">ьной </text:span><text:span text:style-name="T3">часть</text:span><text:span text:style-name="T3">ю. </text:span></text:p>
          </draw:text-box>
        </draw:frame>
        <draw:frame draw:style-name="gr2" draw:text-style-name="P3" draw:layer="layout" svg:width="9.337cm" svg:height="0.471cm" svg:x="1.852cm" svg:y="23.907cm">
          <draw:text-box>
            <text:p text:style-name="P1"><text:span text:style-name="T3">2) </text:span><text:span text:style-name="T3">Вычи</text:span><text:span text:style-name="T3">сленн</text:span><text:span text:style-name="T3">ые </text:span><text:span text:style-name="T3">данн</text:span><text:span text:style-name="T3">ые </text:span><text:span text:style-name="T3">запис</text:span><text:span text:style-name="T3">ываю</text:span><text:span text:style-name="T3">тся в </text:span><text:span text:style-name="T3">json-</text:span><text:span text:style-name="T3">файл.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6.19cm" svg:height="0.471cm" svg:x="1.852cm" svg:y="25.067cm">
          <draw:text-box>
            <text:p text:style-name="P1"><text:span text:style-name="T3">3) </text:span><text:span text:style-name="T3">Pytho</text:span><text:span text:style-name="T3">n- </text:span><text:span text:style-name="T3">скрип</text:span><text:span text:style-name="T3">т </text:span><text:span text:style-name="T3">запис</text:span><text:span text:style-name="T3">ывает </text:span><text:span text:style-name="T3">проме</text:span><text:span text:style-name="T3">жуточ</text:span><text:span text:style-name="T3">ные </text:span><text:span text:style-name="T3">матри</text:span><text:span text:style-name="T3">цы и </text:span><text:span text:style-name="T3">резул</text:span><text:span text:style-name="T3">ьтат в </text:span><text:span text:style-name="T3">строк</text:span><text:span text:style-name="T3">у </text:span><text:span text:style-name="T3">форма</text:span><text:span text:style-name="T3">та .tex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9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8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4.188cm" svg:height="0.471cm" svg:x="1.852cm" svg:y="2.719cm">
          <draw:text-box>
            <text:p text:style-name="P1"><text:span text:style-name="T3">4) </text:span><text:span text:style-name="T3">Ответ </text:span><text:span text:style-name="T3">запис</text:span><text:span text:style-name="T3">ывает</text:span><text:span text:style-name="T3">ся в </text:span><text:span text:style-name="T3">выбра</text:span><text:span text:style-name="T3">нный </text:span><text:span text:style-name="T3">польз</text:span><text:span text:style-name="T3">овате</text:span><text:span text:style-name="T3">лем </text:span><text:span text:style-name="T3">файл </text:span><text:span text:style-name="T3">форма</text:span><text:span text:style-name="T3">та .tex </text:span><text:span text:style-name="T3">или .t</text:span><text:span text:style-name="T3">xt.</text:span></text:p>
          </draw:text-box>
        </draw:frame>
        <draw:frame draw:style-name="gr2" draw:text-style-name="P3" draw:layer="layout" svg:width="15.043cm" svg:height="0.471cm" svg:x="2.004cm" svg:y="3.879cm">
          <draw:text-box>
            <text:p text:style-name="P1"><text:span text:style-name="T4">3.2.3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ребра</text:span><text:span text:style-name="T4">х</text:span></text:p>
          </draw:text-box>
        </draw:frame>
        <draw:frame draw:style-name="gr2" draw:text-style-name="P3" draw:layer="layout" svg:width="7.635cm" svg:height="0.471cm" svg:x="2.004cm" svg:y="5.04cm">
          <draw:text-box>
            <text:p text:style-name="P1"><text:span text:style-name="T3">Норм</text:span><text:span text:style-name="T3">ой </text:span><text:span text:style-name="T3">ребер </text:span><text:span text:style-name="T3">для </text:span><text:span text:style-name="T3">пути </text:span><text:span text:style-name="T3">P </text:span><text:span text:style-name="T3">будем </text:span><text:span text:style-name="T3">назыв</text:span><text:span text:style-name="T3">ать </text:span></text:p>
          </draw:text-box>
        </draw:frame>
        <draw:frame draw:style-name="gr9" draw:text-style-name="P3" draw:layer="layout" svg:width="0.421cm" svg:height="0.471cm" svg:x="9.659cm" svg:y="5.054cm">
          <draw:text-box>
            <text:p text:style-name="P1"><text:span text:style-name="T10">N</text:span></text:p>
          </draw:text-box>
        </draw:frame>
        <draw:frame draw:style-name="gr10" draw:text-style-name="P10" draw:layer="layout" svg:width="0.251cm" svg:height="0.28cm" svg:x="10.001cm" svg:y="5.286cm">
          <draw:text-box>
            <text:p text:style-name="P1"><text:span text:style-name="T11">E</text:span></text:p>
          </draw:text-box>
        </draw:frame>
        <draw:frame draw:style-name="gr9" draw:text-style-name="P3" draw:layer="layout" svg:width="0.421cm" svg:height="0.422cm" svg:x="10.188cm" svg:y="5.138cm">
          <draw:text-box>
            <text:p text:style-name="P1"><text:span text:style-name="T12">(</text:span></text:p>
          </draw:text-box>
        </draw:frame>
        <draw:frame draw:style-name="gr9" draw:text-style-name="P3" draw:layer="layout" svg:width="0.421cm" svg:height="0.471cm" svg:x="10.372cm" svg:y="5.054cm">
          <draw:text-box>
            <text:p text:style-name="P1"><text:span text:style-name="T10">P</text:span></text:p>
          </draw:text-box>
        </draw:frame>
        <draw:frame draw:style-name="gr9" draw:text-style-name="P3" draw:layer="layout" svg:width="0.48cm" svg:height="0.422cm" svg:x="10.664cm" svg:y="5.138cm">
          <draw:text-box>
            <text:p text:style-name="P1"><text:span text:style-name="T12">)=</text:span></text:p>
          </draw:text-box>
        </draw:frame>
        <draw:frame draw:style-name="gr9" draw:text-style-name="P3" draw:layer="layout" svg:width="0.421cm" svg:height="0.471cm" svg:x="11.141cm" svg:y="5.054cm">
          <draw:text-box>
            <text:p text:style-name="P1"><text:span text:style-name="T10">w</text:span></text:p>
          </draw:text-box>
        </draw:frame>
        <draw:frame draw:style-name="gr10" draw:text-style-name="P10" draw:layer="layout" svg:width="0.251cm" svg:height="0.28cm" svg:x="11.458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1.589cm" svg:y="5.455cm">
          <draw:text-box>
            <text:p text:style-name="P1"><text:span text:style-name="T29">1</text:span></text:p>
          </draw:text-box>
        </draw:frame>
        <draw:frame draw:style-name="gr10" draw:text-style-name="P10" draw:layer="layout" svg:width="0.251cm" svg:height="0.28cm" svg:x="11.695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1.829cm" svg:y="5.455cm">
          <draw:text-box>
            <text:p text:style-name="P1"><text:span text:style-name="T29">2</text:span></text:p>
          </draw:text-box>
        </draw:frame>
        <draw:frame draw:style-name="gr9" draw:text-style-name="P3" draw:layer="layout" svg:width="0.421cm" svg:height="0.471cm" svg:x="11.959cm" svg:y="5.054cm">
          <draw:text-box>
            <text:p text:style-name="P1"><text:span text:style-name="T10">w</text:span></text:p>
          </draw:text-box>
        </draw:frame>
        <draw:frame draw:style-name="gr10" draw:text-style-name="P10" draw:layer="layout" svg:width="0.251cm" svg:height="0.28cm" svg:x="12.252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2.383cm" svg:y="5.455cm">
          <draw:text-box>
            <text:p text:style-name="P1"><text:span text:style-name="T29">2</text:span></text:p>
          </draw:text-box>
        </draw:frame>
        <draw:frame draw:style-name="gr10" draw:text-style-name="P10" draw:layer="layout" svg:width="0.251cm" svg:height="0.28cm" svg:x="12.488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2.622cm" svg:y="5.455cm">
          <draw:text-box>
            <text:p text:style-name="P1"><text:span text:style-name="T29">3</text:span></text:p>
          </draw:text-box>
        </draw:frame>
        <draw:frame draw:style-name="gr9" draw:text-style-name="P3" draw:layer="layout" svg:width="0.709cm" svg:height="0.471cm" svg:x="12.753cm" svg:y="5.054cm">
          <draw:text-box>
            <text:p text:style-name="P1"><text:span text:style-name="T17">...</text:span><text:span text:style-name="T10"> w</text:span></text:p>
          </draw:text-box>
        </draw:frame>
        <draw:frame draw:style-name="gr10" draw:text-style-name="P10" draw:layer="layout" svg:width="0.251cm" svg:height="0.28cm" svg:x="13.416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3.547cm" svg:y="5.455cm">
          <draw:text-box>
            <text:p text:style-name="P1"><text:span text:style-name="T27">s</text:span></text:p>
          </draw:text-box>
        </draw:frame>
        <draw:frame draw:style-name="gr18" draw:text-style-name="P17" draw:layer="layout" svg:width="0.151cm" svg:height="0.151cm" svg:x="13.628cm" svg:y="5.485cm">
          <draw:text-box>
            <text:p text:style-name="P1"><text:span text:style-name="T30">−</text:span></text:p>
          </draw:text-box>
        </draw:frame>
        <draw:frame draw:style-name="gr18" draw:text-style-name="P17" draw:layer="layout" svg:width="0.151cm" svg:height="0.17cm" svg:x="13.734cm" svg:y="5.455cm">
          <draw:text-box>
            <text:p text:style-name="P1"><text:span text:style-name="T29">1</text:span></text:p>
          </draw:text-box>
        </draw:frame>
        <draw:frame draw:style-name="gr10" draw:text-style-name="P10" draw:layer="layout" svg:width="0.251cm" svg:height="0.28cm" svg:x="13.839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3.97cm" svg:y="5.455cm">
          <draw:text-box>
            <text:p text:style-name="P1"><text:span text:style-name="T27">s</text:span></text:p>
          </draw:text-box>
        </draw:frame>
        <draw:frame draw:style-name="gr9" draw:text-style-name="P3" draw:layer="layout" svg:width="0.421cm" svg:height="0.471cm" svg:x="14.101cm" svg:y="5.054cm">
          <draw:text-box>
            <text:p text:style-name="P1"><text:span text:style-name="T10">w</text:span></text:p>
          </draw:text-box>
        </draw:frame>
        <draw:frame draw:style-name="gr10" draw:text-style-name="P10" draw:layer="layout" svg:width="0.251cm" svg:height="0.28cm" svg:x="14.393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4.527cm" svg:y="5.455cm">
          <draw:text-box>
            <text:p text:style-name="P1"><text:span text:style-name="T27">s</text:span></text:p>
          </draw:text-box>
        </draw:frame>
        <draw:frame draw:style-name="gr10" draw:text-style-name="P10" draw:layer="layout" svg:width="0.251cm" svg:height="0.28cm" svg:x="14.633cm" svg:y="5.286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4.764cm" svg:y="5.455cm">
          <draw:text-box>
            <text:p text:style-name="P1"><text:span text:style-name="T29">1</text:span></text:p>
          </draw:text-box>
        </draw:frame>
        <draw:frame draw:style-name="gr2" draw:text-style-name="P3" draw:layer="layout" svg:width="0.895cm" svg:height="0.471cm" svg:x="14.838cm" svg:y="5.04cm">
          <draw:text-box>
            <text:p text:style-name="P1"><text:span text:style-name="T3">, где </text:span></text:p>
          </draw:text-box>
        </draw:frame>
        <draw:frame draw:style-name="gr9" draw:text-style-name="P3" draw:layer="layout" svg:width="0.421cm" svg:height="0.471cm" svg:x="15.73cm" svg:y="5.037cm">
          <draw:text-box>
            <text:p text:style-name="P1"><text:span text:style-name="T10">w</text:span></text:p>
          </draw:text-box>
        </draw:frame>
        <draw:frame draw:style-name="gr10" draw:text-style-name="P10" draw:layer="layout" svg:width="0.251cm" svg:height="0.28cm" svg:x="16.048cm" svg:y="5.293cm">
          <draw:text-box>
            <text:p text:style-name="P1"><text:span text:style-name="T11">i j</text:span></text:p>
          </draw:text-box>
        </draw:frame>
        <draw:frame draw:style-name="gr2" draw:text-style-name="P3" draw:layer="layout" svg:width="2.779cm" svg:height="0.471cm" svg:x="16.26cm" svg:y="5.04cm">
          <draw:text-box>
            <text:p text:style-name="P1"><text:span text:style-name="T3"><text:s/>— </text:span><text:span text:style-name="T3">доста</text:span><text:span text:style-name="T3">точно </text:span></text:p>
          </draw:text-box>
        </draw:frame>
        <draw:frame draw:style-name="gr2" draw:text-style-name="P3" draw:layer="layout" svg:width="5.582cm" svg:height="0.471cm" svg:x="2.004cm" svg:y="5.668cm">
          <draw:text-box>
            <text:p text:style-name="P1"><text:span text:style-name="T3">мален</text:span><text:span text:style-name="T3">ькое </text:span><text:span text:style-name="T3">компл</text:span><text:span text:style-name="T3">ексно</text:span><text:span text:style-name="T3">е </text:span><text:span text:style-name="T3">число</text:span><text:span text:style-name="T3">.</text:span></text:p>
          </draw:text-box>
        </draw:frame>
        <draw:frame draw:style-name="gr2" draw:text-style-name="P3" draw:layer="layout" svg:width="4.362cm" svg:height="0.471cm" svg:x="2.004cm" svg:y="6.829cm">
          <draw:text-box>
            <text:p text:style-name="P1"><text:span text:style-name="T3">Задад</text:span><text:span text:style-name="T3">им </text:span><text:span text:style-name="T3">матри</text:span><text:span text:style-name="T3">цу </text:span><text:span text:style-name="T3">рёбер </text:span></text:p>
          </draw:text-box>
        </draw:frame>
        <draw:frame draw:style-name="gr2" draw:text-style-name="P3" draw:layer="layout" svg:width="0.422cm" svg:height="0.471cm" svg:x="6.364cm" svg:y="6.815cm">
          <draw:text-box>
            <text:p text:style-name="P1"><text:span text:style-name="T10">W</text:span></text:p>
          </draw:text-box>
        </draw:frame>
        <draw:frame draw:style-name="gr2" draw:text-style-name="P3" draw:layer="layout" svg:width="12.567cm" svg:height="0.471cm" svg:x="6.773cm" svg:y="6.829cm">
          <draw:text-box>
            <text:p text:style-name="P1"><text:span text:style-name="T3"><text:s/></text:span><text:span text:style-name="T3">для </text:span><text:span text:style-name="T3">ориен</text:span><text:span text:style-name="T3">тиров</text:span><text:span text:style-name="T3">анны</text:span><text:span text:style-name="T3">х </text:span><text:span text:style-name="T3">рёбер </text:span><text:span text:style-name="T3">из </text:span><text:span text:style-name="T3">пункт</text:span><text:span text:style-name="T3">а </text:span><text:span text:style-name="T3">3.2.2. </text:span><text:span text:style-name="T3">Она </text:span><text:span text:style-name="T3">будет </text:span><text:span text:style-name="T3">иметь </text:span><text:span text:style-name="T3">разме</text:span><text:span text:style-name="T3">р</text:span></text:p>
          </draw:text-box>
        </draw:frame>
        <draw:frame draw:style-name="gr2" draw:text-style-name="P3" draw:layer="layout" svg:width="2.314cm" svg:height="0.471cm" svg:x="2cm" svg:y="7.425cm">
          <draw:text-box>
            <text:p text:style-name="P1"><text:span text:style-name="T17">2 |</text:span><text:span text:style-name="T10"> E</text:span><text:span text:style-name="T17"> |</text:span><text:span text:style-name="T10"> </text:span><text:span text:style-name="T10">x</text:span><text:span text:style-name="T17"> 2 |</text:span><text:span text:style-name="T10"> E</text:span><text:span text:style-name="T17"> </text:span><text:span text:style-name="T17">|</text:span></text:p>
          </draw:text-box>
        </draw:frame>
        <draw:frame draw:style-name="gr2" draw:text-style-name="P3" draw:layer="layout" svg:width="3.858cm" svg:height="0.471cm" svg:x="3.933cm" svg:y="7.414cm">
          <draw:text-box>
            <text:p text:style-name="P1"><text:span text:style-name="T3">, </text:span><text:span text:style-name="T3">элеме</text:span><text:span text:style-name="T3">нт </text:span><text:span text:style-name="T9">(i, </text:span><text:span text:style-name="T9">j))</text:span><text:span text:style-name="T3"> </text:span><text:span text:style-name="T3">равен </text:span></text:p>
          </draw:text-box>
        </draw:frame>
        <draw:frame draw:style-name="gr21" draw:text-style-name="P19" draw:layer="layout" svg:width="0.429cm" svg:height="0.479cm" svg:x="7.648cm" svg:y="7.387cm">
          <draw:text-box>
            <text:p text:style-name="P1"><text:span text:style-name="T31">w</text:span></text:p>
          </draw:text-box>
        </draw:frame>
        <draw:frame draw:style-name="gr22" draw:text-style-name="P12" draw:layer="layout" svg:width="0.257cm" svg:height="0.289cm" svg:x="7.973cm" svg:y="7.647cm">
          <draw:text-box>
            <text:p text:style-name="P1"><text:span text:style-name="T32">e</text:span></text:p>
          </draw:text-box>
        </draw:frame>
        <draw:frame draw:style-name="gr23" draw:text-style-name="P20" draw:layer="layout" svg:width="0.154cm" svg:height="0.175cm" svg:x="8.079cm" svg:y="7.794cm">
          <draw:text-box>
            <text:p text:style-name="P1"><text:span text:style-name="T33">i</text:span></text:p>
          </draw:text-box>
        </draw:frame>
        <draw:frame draw:style-name="gr22" draw:text-style-name="P12" draw:layer="layout" svg:width="0.257cm" svg:height="0.289cm" svg:x="8.163cm" svg:y="7.647cm">
          <draw:text-box>
            <text:p text:style-name="P1"><text:span text:style-name="T32">e</text:span></text:p>
          </draw:text-box>
        </draw:frame>
        <draw:frame draw:style-name="gr23" draw:text-style-name="P20" draw:layer="layout" svg:width="0.154cm" svg:height="0.175cm" svg:x="8.322cm" svg:y="7.794cm">
          <draw:text-box>
            <text:p text:style-name="P1"><text:span text:style-name="T33">j</text:span></text:p>
          </draw:text-box>
        </draw:frame>
        <draw:frame draw:style-name="gr2" draw:text-style-name="P3" draw:layer="layout" svg:width="2.17cm" svg:height="0.471cm" svg:x="8.354cm" svg:y="7.414cm">
          <draw:text-box>
            <text:p text:style-name="P1"><text:span text:style-name="T3"><text:s/></text:span><text:span text:style-name="T3">если </text:span><text:span text:style-name="T3">ребро </text:span></text:p>
          </draw:text-box>
        </draw:frame>
        <draw:frame draw:style-name="gr2" draw:text-style-name="P3" draw:layer="layout" svg:width="0.422cm" svg:height="0.471cm" svg:x="10.52cm" svg:y="7.393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3cm" svg:height="0.28cm" svg:x="10.732cm" svg:y="7.65cm">
          <draw:text-box>
            <text:p text:style-name="P1"><text:span text:style-name="T11">i</text:span></text:p>
          </draw:text-box>
        </draw:frame>
        <draw:frame draw:style-name="gr2" draw:text-style-name="P3" draw:layer="layout" svg:width="2.915cm" svg:height="0.471cm" svg:x="10.806cm" svg:y="7.414cm">
          <draw:text-box>
            <text:p text:style-name="P1"><text:span text:style-name="T3"><text:s/></text:span><text:span text:style-name="T3">входи</text:span><text:span text:style-name="T3">т в </text:span><text:span text:style-name="T3">ребро </text:span></text:p>
          </draw:text-box>
        </draw:frame>
        <draw:frame draw:style-name="gr2" draw:text-style-name="P3" draw:layer="layout" svg:width="0.422cm" svg:height="0.471cm" svg:x="13.716cm" svg:y="7.393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3cm" svg:height="0.28cm" svg:x="13.956cm" svg:y="7.65cm">
          <draw:text-box>
            <text:p text:style-name="P1"><text:span text:style-name="T11">j</text:span></text:p>
          </draw:text-box>
        </draw:frame>
        <draw:frame draw:style-name="gr2" draw:text-style-name="P3" draw:layer="layout" svg:width="0.422cm" svg:height="0.471cm" svg:x="14.044cm" svg:y="7.414cm">
          <draw:text-box>
            <text:p text:style-name="P1"><text:span text:style-name="T3">и </text:span></text:p>
          </draw:text-box>
        </draw:frame>
        <draw:frame draw:style-name="gr2" draw:text-style-name="P3" draw:layer="layout" svg:width="0.422cm" svg:height="0.471cm" svg:x="14.372cm" svg:y="7.443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3cm" svg:height="0.28cm" svg:x="14.612cm" svg:y="7.675cm">
          <draw:text-box>
            <text:p text:style-name="P1"><text:span text:style-name="T11">j</text:span></text:p>
          </draw:text-box>
        </draw:frame>
        <draw:frame draw:style-name="gr2" draw:text-style-name="P3" draw:layer="layout" svg:width="0.527cm" svg:height="0.471cm" svg:x="14.743cm" svg:y="7.443cm">
          <draw:text-box>
            <text:p text:style-name="P1"><text:span text:style-name="T10">≠ </text:span><text:span text:style-name="T10">e</text:span></text:p>
          </draw:text-box>
        </draw:frame>
        <draw:frame draw:style-name="gr7" draw:text-style-name="P10" draw:layer="layout" svg:width="0.253cm" svg:height="0.28cm" svg:x="15.222cm" svg:y="7.675cm">
          <draw:text-box>
            <text:p text:style-name="P1"><text:span text:style-name="T11">i</text:span></text:p>
          </draw:text-box>
        </draw:frame>
        <draw:frame draw:style-name="gr7" draw:text-style-name="P10" draw:layer="layout" svg:width="0.362cm" svg:height="0.28cm" svg:x="15.222cm" svg:y="7.382cm">
          <draw:text-box>
            <text:p text:style-name="P1"><text:span text:style-name="T11">−</text:span><text:span text:style-name="T21"> </text:span><text:span text:style-name="T21">1</text:span></text:p>
          </draw:text-box>
        </draw:frame>
        <draw:frame draw:style-name="gr2" draw:text-style-name="P3" draw:layer="layout" svg:width="2.013cm" svg:height="0.471cm" svg:x="15.558cm" svg:y="7.414cm">
          <draw:text-box>
            <text:p text:style-name="P1"><text:span text:style-name="T3">, и 0 </text:span><text:span text:style-name="T3">иначе</text:span><text:span text:style-name="T3">.</text:span></text:p>
          </draw:text-box>
        </draw:frame>
        <draw:frame draw:style-name="gr2" draw:text-style-name="P3" draw:layer="layout" svg:width="8.532cm" svg:height="0.471cm" svg:x="2.004cm" svg:y="8.674cm">
          <draw:text-box>
            <text:p text:style-name="P1"><text:span text:style-name="T3">Форм</text:span><text:span text:style-name="T3">ула </text:span><text:span text:style-name="T3">функ</text:span><text:span text:style-name="T3">ции </text:span><text:span text:style-name="T3">Ихар</text:span><text:span text:style-name="T3">ы на </text:span><text:span text:style-name="T3">ребра</text:span><text:span text:style-name="T3">х </text:span><text:span text:style-name="T3">имеет </text:span><text:span text:style-name="T3">вид:</text:span></text:p>
          </draw:text-box>
        </draw:frame>
        <draw:frame draw:style-name="gr9" draw:text-style-name="P3" draw:layer="layout" svg:width="0.421cm" svg:height="0.471cm" svg:x="2cm" svg:y="9.919cm">
          <draw:text-box>
            <text:p text:style-name="P1"><text:span text:style-name="T10">ζ</text:span></text:p>
          </draw:text-box>
        </draw:frame>
        <draw:frame draw:style-name="gr10" draw:text-style-name="P10" draw:layer="layout" svg:width="0.251cm" svg:height="0.28cm" svg:x="2.24cm" svg:y="10.176cm">
          <draw:text-box>
            <text:p text:style-name="P1"><text:span text:style-name="T11">E</text:span></text:p>
          </draw:text-box>
        </draw:frame>
        <draw:frame draw:style-name="gr11" draw:text-style-name="P11" draw:layer="layout" svg:width="0.207cm" svg:height="0.433cm" svg:x="2.452cm" svg:y="9.996cm">
          <draw:text-box>
            <text:p text:style-name="P1"><text:span text:style-name="T13">(</text:span></text:p>
          </draw:text-box>
        </draw:frame>
        <draw:frame draw:style-name="gr9" draw:text-style-name="P3" draw:layer="layout" svg:width="0.976cm" svg:height="0.471cm" svg:x="2.558cm" svg:y="9.919cm">
          <draw:text-box>
            <text:p text:style-name="P1"><text:span text:style-name="T10">W , G</text:span></text:p>
          </draw:text-box>
        </draw:frame>
        <draw:frame draw:style-name="gr11" draw:text-style-name="P11" draw:layer="layout" svg:width="0.207cm" svg:height="0.433cm" svg:x="3.51cm" svg:y="9.996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3.588cm" svg:y="10.003cm">
          <draw:text-box>
            <text:p text:style-name="P1"><text:span text:style-name="T12">=</text:span></text:p>
          </draw:text-box>
        </draw:frame>
        <draw:frame draw:style-name="gr24" draw:text-style-name="P13" draw:layer="layout" svg:width="0.615cm" svg:height="0.616cm" svg:x="3.933cm" svg:y="9.921cm">
          <draw:text-box>
            <text:p text:style-name="P1"><text:span text:style-name="T18">∏</text:span></text:p>
          </draw:text-box>
        </draw:frame>
        <draw:frame draw:style-name="gr15" draw:text-style-name="P15" draw:layer="layout" svg:width="0.124cm" svg:height="0.288cm" svg:x="4.064cm" svg:y="10.466cm">
          <draw:text-box>
            <text:p text:style-name="P1"><text:span text:style-name="T24">[</text:span></text:p>
          </draw:text-box>
        </draw:frame>
        <draw:frame draw:style-name="gr10" draw:text-style-name="P10" draw:layer="layout" svg:width="0.251cm" svg:height="0.28cm" svg:x="4.117cm" svg:y="10.44cm">
          <draw:text-box>
            <text:p text:style-name="P1"><text:span text:style-name="T11">P</text:span></text:p>
          </draw:text-box>
        </draw:frame>
        <draw:frame draw:style-name="gr15" draw:text-style-name="P15" draw:layer="layout" svg:width="0.124cm" svg:height="0.288cm" svg:x="4.304cm" svg:y="10.466cm">
          <draw:text-box>
            <text:p text:style-name="P1"><text:span text:style-name="T24">]</text:span></text:p>
          </draw:text-box>
        </draw:frame>
        <draw:frame draw:style-name="gr14" draw:text-style-name="P14" draw:layer="layout" svg:width="0.248cm" svg:height="0.521cm" svg:x="4.568cm" svg:y="9.959cm">
          <draw:text-box>
            <text:p text:style-name="P1"><text:span text:style-name="T20">(</text:span></text:p>
          </draw:text-box>
        </draw:frame>
        <draw:frame draw:style-name="gr9" draw:text-style-name="P3" draw:layer="layout" svg:width="0.887cm" svg:height="0.471cm" svg:x="4.674cm" svg:y="9.919cm">
          <draw:text-box>
            <text:p text:style-name="P1"><text:span text:style-name="T17">1</text:span><text:span text:style-name="T10">− N</text:span></text:p>
          </draw:text-box>
        </draw:frame>
        <draw:frame draw:style-name="gr10" draw:text-style-name="P10" draw:layer="layout" svg:width="0.251cm" svg:height="0.28cm" svg:x="5.599cm" svg:y="10.176cm">
          <draw:text-box>
            <text:p text:style-name="P1"><text:span text:style-name="T11">E</text:span></text:p>
          </draw:text-box>
        </draw:frame>
        <draw:frame draw:style-name="gr11" draw:text-style-name="P11" draw:layer="layout" svg:width="0.207cm" svg:height="0.433cm" svg:x="5.81cm" svg:y="9.996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5.944cm" svg:y="9.919cm">
          <draw:text-box>
            <text:p text:style-name="P1"><text:span text:style-name="T10">P</text:span></text:p>
          </draw:text-box>
        </draw:frame>
        <draw:frame draw:style-name="gr11" draw:text-style-name="P11" draw:layer="layout" svg:width="0.207cm" svg:height="0.433cm" svg:x="6.234cm" svg:y="9.996cm">
          <draw:text-box>
            <text:p text:style-name="P1"><text:span text:style-name="T13">)</text:span></text:p>
          </draw:text-box>
        </draw:frame>
        <draw:frame draw:style-name="gr14" draw:text-style-name="P14" draw:layer="layout" svg:width="0.248cm" svg:height="0.521cm" svg:x="6.339cm" svg:y="9.959cm">
          <draw:text-box>
            <text:p text:style-name="P1"><text:span text:style-name="T20">)</text:span></text:p>
          </draw:text-box>
        </draw:frame>
        <draw:frame draw:style-name="gr10" draw:text-style-name="P10" draw:layer="layout" svg:width="0.298cm" svg:height="0.28cm" svg:x="6.445cm" svg:y="9.83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8.816cm" svg:height="0.471cm" svg:x="2.004cm" svg:y="11.432cm">
          <draw:text-box>
            <text:p text:style-name="P1"><text:span text:style-name="T3">Форм</text:span><text:span text:style-name="T3">ула </text:span><text:span text:style-name="T3">для </text:span><text:span text:style-name="T3">вычис</text:span><text:span text:style-name="T3">ления </text:span><text:span text:style-name="T3">функ</text:span><text:span text:style-name="T3">ции в </text:span><text:span text:style-name="T3">прогр</text:span><text:span text:style-name="T3">амме:</text:span></text:p>
          </draw:text-box>
        </draw:frame>
        <draw:frame draw:style-name="gr2" draw:text-style-name="P3" draw:layer="layout" svg:width="0.422cm" svg:height="0.471cm" svg:x="2cm" svg:y="12.65cm">
          <draw:text-box>
            <text:p text:style-name="P1"><text:span text:style-name="T10">ζ</text:span></text:p>
          </draw:text-box>
        </draw:frame>
        <draw:frame draw:style-name="gr8" draw:text-style-name="P11" draw:layer="layout" svg:width="0.209cm" svg:height="0.433cm" svg:x="2.265cm" svg:y="12.726cm">
          <draw:text-box>
            <text:p text:style-name="P1"><text:span text:style-name="T13">(</text:span></text:p>
          </draw:text-box>
        </draw:frame>
        <draw:frame draw:style-name="gr2" draw:text-style-name="P3" draw:layer="layout" svg:width="0.836cm" svg:height="0.471cm" svg:x="2.371cm" svg:y="12.65cm">
          <draw:text-box>
            <text:p text:style-name="P1"><text:span text:style-name="T10">u , G</text:span></text:p>
          </draw:text-box>
        </draw:frame>
        <draw:frame draw:style-name="gr8" draw:text-style-name="P11" draw:layer="layout" svg:width="0.209cm" svg:height="0.433cm" svg:x="3.14cm" svg:y="12.726cm">
          <draw:text-box>
            <text:p text:style-name="P1"><text:span text:style-name="T13">)</text:span></text:p>
          </draw:text-box>
        </draw:frame>
        <draw:frame draw:style-name="gr7" draw:text-style-name="P10" draw:layer="layout" svg:width="0.298cm" svg:height="0.28cm" svg:x="3.217cm" svg:y="12.589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0.422cm" svg:height="0.422cm" svg:x="3.538cm" svg:y="12.733cm">
          <draw:text-box>
            <text:p text:style-name="P1"><text:span text:style-name="T12">=</text:span></text:p>
          </draw:text-box>
        </draw:frame>
        <draw:frame draw:style-name="gr2" draw:text-style-name="P3" draw:layer="layout" svg:width="0.518cm" svg:height="0.471cm" svg:x="3.909cm" svg:y="12.65cm">
          <draw:text-box>
            <text:p text:style-name="P1"><text:span text:style-name="T10">det</text:span></text:p>
          </draw:text-box>
        </draw:frame>
        <draw:frame draw:style-name="gr8" draw:text-style-name="P11" draw:layer="layout" svg:width="0.209cm" svg:height="0.433cm" svg:x="4.491cm" svg:y="12.726cm">
          <draw:text-box>
            <text:p text:style-name="P1"><text:span text:style-name="T13">(</text:span></text:p>
          </draw:text-box>
        </draw:frame>
        <draw:frame draw:style-name="gr2" draw:text-style-name="P3" draw:layer="layout" svg:width="1.2cm" svg:height="0.471cm" svg:x="4.621cm" svg:y="12.65cm">
          <draw:text-box>
            <text:p text:style-name="P1"><text:span text:style-name="T10">I −W </text:span><text:span text:style-name="T10">u</text:span></text:p>
          </draw:text-box>
        </draw:frame>
        <draw:frame draw:style-name="gr8" draw:text-style-name="P11" draw:layer="layout" svg:width="0.209cm" svg:height="0.433cm" svg:x="5.867cm" svg:y="12.726cm">
          <draw:text-box>
            <text:p text:style-name="P1"><text:span text:style-name="T13">)</text:span></text:p>
          </draw:text-box>
        </draw:frame>
        <draw:frame draw:style-name="gr2" draw:text-style-name="P3" draw:layer="layout" svg:width="1.915cm" svg:height="0.471cm" svg:x="2.004cm" svg:y="13.835cm">
          <draw:text-box>
            <text:p text:style-name="P1"><text:span text:style-name="T3">Алгор</text:span><text:span text:style-name="T3">итм:</text:span></text:p>
          </draw:text-box>
        </draw:frame>
        <draw:frame draw:style-name="gr2" draw:text-style-name="P3" draw:layer="layout" svg:width="17.96cm" svg:height="0.471cm" svg:x="2.004cm" svg:y="14.996cm">
          <draw:text-box>
            <text:p text:style-name="P1"><text:span text:style-name="T3">1) </text:span><text:span text:style-name="T3">Вычи</text:span><text:span text:style-name="T3">сляем </text:span><text:span text:style-name="T3">по </text:span><text:span text:style-name="T3">задан</text:span><text:span text:style-name="T3">ному </text:span><text:span text:style-name="T3">графу </text:span><text:span text:style-name="T3">матри</text:span><text:span text:style-name="T3">цу </text:span><text:span text:style-name="T3">рёбер. </text:span><text:span text:style-name="T3">Для </text:span><text:span text:style-name="T3">этого </text:span><text:span text:style-name="T3">ориен</text:span><text:span text:style-name="T3">тируе</text:span><text:span text:style-name="T3">м </text:span><text:span text:style-name="T3">ребра </text:span><text:span text:style-name="T3">(идем </text:span><text:span text:style-name="T3">от </text:span><text:span text:style-name="T3">верш</text:span><text:span text:style-name="T3">ин с</text:span></text:p>
          </draw:text-box>
        </draw:frame>
        <draw:frame draw:style-name="gr2" draw:text-style-name="P3" draw:layer="layout" svg:width="17.968cm" svg:height="0.471cm" svg:x="2.004cm" svg:y="15.521cm">
          <draw:text-box>
            <text:p text:style-name="P1"><text:span text:style-name="T3">мень</text:span><text:span text:style-name="T3">шими </text:span><text:span text:style-name="T3">номер</text:span><text:span text:style-name="T3">ами к </text:span><text:span text:style-name="T3">больш</text:span><text:span text:style-name="T3">им по </text:span><text:span text:style-name="T3">очере</text:span><text:span text:style-name="T3">ди), </text:span><text:span text:style-name="T3">запис</text:span><text:span text:style-name="T3">ываем </text:span><text:span text:style-name="T3">резул</text:span><text:span text:style-name="T3">ьтат в </text:span><text:span text:style-name="T3">слова</text:span><text:span text:style-name="T3">рь, </text:span><text:span text:style-name="T3">затем </text:span><text:span text:style-name="T3">пропи</text:span><text:span text:style-name="T3">сывае</text:span><text:span text:style-name="T3">м </text:span></text:p>
          </draw:text-box>
        </draw:frame>
        <draw:frame draw:style-name="gr2" draw:text-style-name="P3" draw:layer="layout" svg:width="9.21cm" svg:height="0.471cm" svg:x="2.004cm" svg:y="16.047cm">
          <draw:text-box>
            <text:p text:style-name="P1"><text:span text:style-name="T3">в </text:span><text:span text:style-name="T3">матри</text:span><text:span text:style-name="T3">цу </text:span><text:span text:style-name="T3">смеж</text:span><text:span text:style-name="T3">ные </text:span><text:span text:style-name="T3">ребра. </text:span><text:span text:style-name="T3">Код </text:span><text:span text:style-name="T3">марки</text:span><text:span text:style-name="T3">ровки </text:span><text:span text:style-name="T3">рёбер: </text:span></text:p>
          </draw:text-box>
        </draw:frame>
        <draw:frame draw:style-name="gr5" draw:text-style-name="P6" draw:layer="layout" svg:width="0.387cm" svg:height="0.39cm" svg:x="1.997cm" svg:y="17.294cm">
          <draw:text-box>
            <text:p text:style-name="P1"><text:span text:style-name="T14"><text:s text:c="3"/></text:span></text:p>
          </draw:text-box>
        </draw:frame>
        <draw:frame draw:style-name="gr2" draw:text-style-name="P3" draw:layer="layout" svg:width="14.362cm" svg:height="0.471cm" svg:x="2.258cm" svg:y="17.207cm">
          <draw:text-box>
            <text:p text:style-name="P1"><text:span text:style-name="T3"><text:s/></text:span><text:span text:style-name="T3">private </text:span><text:span text:style-name="T3">static </text:span><text:span text:style-name="T3">Pair&lt;</text:span><text:span text:style-name="T3">Edge</text:span><text:span text:style-name="T3">Data[]</text:span><text:span text:style-name="T3">, </text:span><text:span text:style-name="T3">Hash</text:span><text:span text:style-name="T3">Map&lt;</text:span><text:span text:style-name="T3">Edge</text:span><text:span text:style-name="T3">Data, </text:span><text:span text:style-name="T3">Intege</text:span><text:span text:style-name="T3">r&gt;&gt; </text:span><text:span text:style-name="T3">markE</text:span><text:span text:style-name="T3">dges(i</text:span><text:span text:style-name="T3">nt m) </text:span><text:span text:style-name="T3">{</text:span></text:p>
          </draw:text-box>
        </draw:frame>
        <draw:frame draw:style-name="gr2" draw:text-style-name="P3" draw:layer="layout" svg:width="7.182cm" svg:height="0.471cm" svg:x="1.997cm" svg:y="17.733cm">
          <draw:text-box>
            <text:p text:style-name="P1"><text:span text:style-name="T3"><text:s text:c="8"/></text:span><text:span text:style-name="T3">Edge</text:span><text:span text:style-name="T3">Data[] </text:span><text:span text:style-name="T3">dict = </text:span><text:span text:style-name="T3">new </text:span><text:span text:style-name="T3">Edge</text:span><text:span text:style-name="T3">Data[</text:span><text:span text:style-name="T3">m];</text:span></text:p>
          </draw:text-box>
        </draw:frame>
        <draw:frame draw:style-name="gr2" draw:text-style-name="P3" draw:layer="layout" svg:width="12.516cm" svg:height="0.471cm" svg:x="1.997cm" svg:y="18.259cm">
          <draw:text-box>
            <text:p text:style-name="P1"><text:span text:style-name="T3"><text:s text:c="8"/></text:span><text:span text:style-name="T3">Hash</text:span><text:span text:style-name="T3">Map&lt;</text:span><text:span text:style-name="T3">Edge</text:span><text:span text:style-name="T3">Data, </text:span><text:span text:style-name="T3">Intege</text:span><text:span text:style-name="T3">r&gt; </text:span><text:span text:style-name="T3">pairsT</text:span><text:span text:style-name="T3">oInde</text:span><text:span text:style-name="T3">xes = </text:span><text:span text:style-name="T3">new </text:span><text:span text:style-name="T3">Hash</text:span><text:span text:style-name="T3">Map&lt;</text:span><text:span text:style-name="T3">&gt;();</text:span></text:p>
          </draw:text-box>
        </draw:frame>
        <draw:frame draw:style-name="gr2" draw:text-style-name="P3" draw:layer="layout" svg:width="6.505cm" svg:height="0.471cm" svg:x="1.997cm" svg:y="19.31cm">
          <draw:text-box>
            <text:p text:style-name="P1"><text:span text:style-name="T3"><text:s text:c="8"/></text:span><text:span text:style-name="T3">List&lt;</text:span><text:span text:style-name="T3">Node</text:span><text:span text:style-name="T3">&gt; </text:span><text:span text:style-name="T3">sorted </text:span><text:span text:style-name="T3">= </text:span><text:span text:style-name="T3">getSor</text:span><text:span text:style-name="T3">ted();</text:span></text:p>
          </draw:text-box>
        </draw:frame>
        <draw:frame draw:style-name="gr2" draw:text-style-name="P3" draw:layer="layout" svg:width="3.122cm" svg:height="0.471cm" svg:x="1.997cm" svg:y="20.361cm">
          <draw:text-box>
            <text:p text:style-name="P1"><text:span text:style-name="T3"><text:s text:c="8"/></text:span><text:span text:style-name="T3">int </text:span><text:span text:style-name="T3">index </text:span><text:span text:style-name="T3">= 0;</text:span></text:p>
          </draw:text-box>
        </draw:frame>
        <draw:frame draw:style-name="gr2" draw:text-style-name="P3" draw:layer="layout" svg:width="4.629cm" svg:height="0.471cm" svg:x="1.997cm" svg:y="21.413cm">
          <draw:text-box>
            <text:p text:style-name="P1"><text:span text:style-name="T3"><text:s text:c="8"/></text:span><text:span text:style-name="T3">for </text:span><text:span text:style-name="T3">(Node </text:span><text:span text:style-name="T3">n : </text:span><text:span text:style-name="T3">sorted) </text:span><text:span text:style-name="T3">{</text:span></text:p>
          </draw:text-box>
        </draw:frame>
        <draw:frame draw:style-name="gr2" draw:text-style-name="P3" draw:layer="layout" svg:width="10.065cm" svg:height="0.471cm" svg:x="1.997cm" svg:y="21.938cm">
          <draw:text-box>
            <text:p text:style-name="P1"><text:span text:style-name="T3"><text:s text:c="11"/></text:span><text:span text:style-name="T3"><text:s/></text:span><text:span text:style-name="T3">List&lt;</text:span><text:span text:style-name="T3">Node</text:span><text:span text:style-name="T3">&gt; </text:span><text:span text:style-name="T3">neighb</text:span><text:span text:style-name="T3">ours = </text:span><text:span text:style-name="T3">n.getN</text:span><text:span text:style-name="T3">eighbo</text:span><text:span text:style-name="T3">ursSor</text:span><text:span text:style-name="T3">ted();</text:span></text:p>
          </draw:text-box>
        </draw:frame>
        <draw:frame draw:style-name="gr2" draw:text-style-name="P3" draw:layer="layout" svg:width="7.402cm" svg:height="0.471cm" svg:x="1.997cm" svg:y="22.464cm">
          <draw:text-box>
            <text:p text:style-name="P1"><text:span text:style-name="T3"><text:s text:c="11"/></text:span><text:span text:style-name="T3"><text:s/></text:span><text:span text:style-name="T3">for </text:span><text:span text:style-name="T3">(Node </text:span><text:span text:style-name="T3">neighb</text:span><text:span text:style-name="T3">our : </text:span><text:span text:style-name="T3">neighb</text:span><text:span text:style-name="T3">ours) </text:span><text:span text:style-name="T3">{</text:span></text:p>
          </draw:text-box>
        </draw:frame>
        <draw:frame draw:style-name="gr2" draw:text-style-name="P3" draw:layer="layout" svg:width="13.637cm" svg:height="0.471cm" svg:x="1.997cm" svg:y="22.989cm">
          <draw:text-box>
            <text:p text:style-name="P1"><text:span text:style-name="T3"><text:s text:c="11"/></text:span><text:span text:style-name="T3"><text:s text:c="5"/></text:span><text:span text:style-name="T3">Edge</text:span><text:span text:style-name="T3">Data </text:span><text:span text:style-name="T3">pair = </text:span><text:span text:style-name="T3">new </text:span><text:span text:style-name="T3">Edge</text:span><text:span text:style-name="T3">Data(n</text:span><text:span text:style-name="T3">.getNu</text:span><text:span text:style-name="T3">m(), </text:span><text:span text:style-name="T3">neighb</text:span><text:span text:style-name="T3">our.ge</text:span><text:span text:style-name="T3">tNum(</text:span><text:span text:style-name="T3">), -1);</text:span></text:p>
          </draw:text-box>
        </draw:frame>
        <draw:frame draw:style-name="gr2" draw:text-style-name="P3" draw:layer="layout" svg:width="8.519cm" svg:height="0.471cm" svg:x="1.997cm" svg:y="24.041cm">
          <draw:text-box>
            <text:p text:style-name="P1"><text:span text:style-name="T3"><text:s text:c="11"/></text:span><text:span text:style-name="T3"><text:s text:c="5"/></text:span><text:span text:style-name="T3">if </text:span><text:span text:style-name="T3">(n.get</text:span><text:span text:style-name="T3">Num() </text:span><text:span text:style-name="T3">&lt; </text:span><text:span text:style-name="T3">neighb</text:span><text:span text:style-name="T3">our.ge</text:span><text:span text:style-name="T3">tNum(</text:span><text:span text:style-name="T3">)) {</text:span></text:p>
          </draw:text-box>
        </draw:frame>
        <draw:frame draw:style-name="gr2" draw:text-style-name="P3" draw:layer="layout" svg:width="7.576cm" svg:height="0.471cm" svg:x="1.997cm" svg:y="24.566cm">
          <draw:text-box>
            <text:p text:style-name="P1"><text:span text:style-name="T3"><text:s text:c="11"/></text:span><text:span text:style-name="T3"><text:s text:c="9"/></text:span><text:span text:style-name="T3">pairsT</text:span><text:span text:style-name="T3">oInde</text:span><text:span text:style-name="T3">xes.pu</text:span><text:span text:style-name="T3">t(pair, </text:span><text:span text:style-name="T3">index)</text:span><text:span text:style-name="T3">;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5.197cm" svg:height="0.471cm" svg:x="1.997cm" svg:y="25.092cm">
          <draw:text-box>
            <text:p text:style-name="P1"><text:span text:style-name="T3"><text:s text:c="11"/></text:span><text:span text:style-name="T3"><text:s text:c="9"/></text:span><text:span text:style-name="T3">dict[in</text:span><text:span text:style-name="T3">dex] = </text:span><text:span text:style-name="T3">pair;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0" draw:style-name="dp1" draw:master-page-name="master-page27">
        <draw:frame draw:style-name="gr2" draw:text-style-name="P3" draw:layer="layout" svg:width="0.422cm" svg:height="0.471cm" svg:x="10.4cm" svg:y="1.272cm">
          <draw:text-box>
            <text:p text:style-name="P1"><text:span text:style-name="T3">9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6.31cm" svg:height="0.471cm" svg:x="1.997cm" svg:y="2.719cm">
          <draw:text-box>
            <text:p text:style-name="P1"><text:span text:style-name="T3"><text:s text:c="11"/></text:span><text:span text:style-name="T3"><text:s text:c="9"/></text:span><text:span text:style-name="T3">pair.se</text:span><text:span text:style-name="T3">tIndex</text:span><text:span text:style-name="T3">(index </text:span><text:span text:style-name="T3">+ 1);</text:span></text:p>
          </draw:text-box>
        </draw:frame>
        <draw:frame draw:style-name="gr2" draw:text-style-name="P3" draw:layer="layout" svg:width="4.075cm" svg:height="0.471cm" svg:x="1.997cm" svg:y="3.244cm">
          <draw:text-box>
            <text:p text:style-name="P1"><text:span text:style-name="T3"><text:s text:c="11"/></text:span><text:span text:style-name="T3"><text:s text:c="9"/></text:span><text:span text:style-name="T3">index </text:span><text:span text:style-name="T3">+= 1;</text:span></text:p>
          </draw:text-box>
        </draw:frame>
        <draw:frame draw:style-name="gr2" draw:text-style-name="P3" draw:layer="layout" svg:width="2.969cm" svg:height="0.471cm" svg:x="1.997cm" svg:y="4.296cm">
          <draw:text-box>
            <text:p text:style-name="P1"><text:span text:style-name="T3"><text:s text:c="11"/></text:span><text:span text:style-name="T3"><text:s text:c="5"/></text:span><text:span text:style-name="T3">} </text:span><text:span text:style-name="T3">else {</text:span></text:p>
          </draw:text-box>
        </draw:frame>
        <draw:frame draw:style-name="gr2" draw:text-style-name="P3" draw:layer="layout" svg:width="17.926cm" svg:height="0.471cm" svg:x="1.997cm" svg:y="4.821cm">
          <draw:text-box>
            <text:p text:style-name="P1"><text:span text:style-name="T3"><text:s text:c="11"/></text:span><text:span text:style-name="T3"><text:s text:c="9"/></text:span><text:span text:style-name="T3">Intege</text:span><text:span text:style-name="T3">r </text:span><text:span text:style-name="T3">reverte</text:span><text:span text:style-name="T3">dInde</text:span><text:span text:style-name="T3">x = </text:span><text:span text:style-name="T3">pairsT</text:span><text:span text:style-name="T3">oInde</text:span><text:span text:style-name="T3">xes.ge</text:span><text:span text:style-name="T3">t(new </text:span><text:span text:style-name="T3">Edge</text:span><text:span text:style-name="T3">Data(n</text:span><text:span text:style-name="T3">eighbo</text:span><text:span text:style-name="T3">ur.get</text:span><text:span text:style-name="T3">Num()</text:span><text:span text:style-name="T3">, </text:span><text:span text:style-name="T3">n.getN</text:span><text:span text:style-name="T3">um(),</text:span></text:p>
          </draw:text-box>
        </draw:frame>
        <draw:frame draw:style-name="gr2" draw:text-style-name="P3" draw:layer="layout" svg:width="0.751cm" svg:height="0.471cm" svg:x="1.997cm" svg:y="5.347cm">
          <draw:text-box>
            <text:p text:style-name="P1"><text:span text:style-name="T3">-1));</text:span></text:p>
          </draw:text-box>
        </draw:frame>
        <draw:frame draw:style-name="gr2" draw:text-style-name="P3" draw:layer="layout" svg:width="9.239cm" svg:height="0.471cm" svg:x="1.997cm" svg:y="5.873cm">
          <draw:text-box>
            <text:p text:style-name="P1"><text:span text:style-name="T3"><text:s text:c="11"/></text:span><text:span text:style-name="T3"><text:s text:c="9"/></text:span><text:span text:style-name="T3">Intege</text:span><text:span text:style-name="T3">r </text:span><text:span text:style-name="T3">realIn</text:span><text:span text:style-name="T3">dex = </text:span><text:span text:style-name="T3">reverte</text:span><text:span text:style-name="T3">dInde</text:span><text:span text:style-name="T3">x + </text:span><text:span text:style-name="T3">m / 2;</text:span></text:p>
          </draw:text-box>
        </draw:frame>
        <draw:frame draw:style-name="gr2" draw:text-style-name="P3" draw:layer="layout" svg:width="6.962cm" svg:height="0.471cm" svg:x="1.997cm" svg:y="6.924cm">
          <draw:text-box>
            <text:p text:style-name="P1"><text:span text:style-name="T3"><text:s text:c="11"/></text:span><text:span text:style-name="T3"><text:s text:c="9"/></text:span><text:span text:style-name="T3">pair.se</text:span><text:span text:style-name="T3">tIndex</text:span><text:span text:style-name="T3">(realIn</text:span><text:span text:style-name="T3">dex + </text:span><text:span text:style-name="T3">1);</text:span></text:p>
          </draw:text-box>
        </draw:frame>
        <draw:frame draw:style-name="gr2" draw:text-style-name="P3" draw:layer="layout" svg:width="8.228cm" svg:height="0.471cm" svg:x="1.997cm" svg:y="7.45cm">
          <draw:text-box>
            <text:p text:style-name="P1"><text:span text:style-name="T3"><text:s text:c="11"/></text:span><text:span text:style-name="T3"><text:s text:c="9"/></text:span><text:span text:style-name="T3">pairsT</text:span><text:span text:style-name="T3">oInde</text:span><text:span text:style-name="T3">xes.pu</text:span><text:span text:style-name="T3">t(pair, </text:span><text:span text:style-name="T3">realIn</text:span><text:span text:style-name="T3">dex);</text:span></text:p>
          </draw:text-box>
        </draw:frame>
        <draw:frame draw:style-name="gr2" draw:text-style-name="P3" draw:layer="layout" svg:width="5.849cm" svg:height="0.471cm" svg:x="1.997cm" svg:y="7.975cm">
          <draw:text-box>
            <text:p text:style-name="P1"><text:span text:style-name="T3"><text:s text:c="11"/></text:span><text:span text:style-name="T3"><text:s text:c="9"/></text:span><text:span text:style-name="T3">dict[re</text:span><text:span text:style-name="T3">alInde</text:span><text:span text:style-name="T3">x] = </text:span><text:span text:style-name="T3">pair;</text:span></text:p>
          </draw:text-box>
        </draw:frame>
        <draw:frame draw:style-name="gr2" draw:text-style-name="P3" draw:layer="layout" svg:width="1.898cm" svg:height="0.471cm" svg:x="1.997cm" svg:y="9.027cm">
          <draw:text-box>
            <text:p text:style-name="P1"><text:span text:style-name="T3"><text:s text:c="11"/></text:span><text:span text:style-name="T3"><text:s text:c="5"/></text:span><text:span text:style-name="T3">}</text:span></text:p>
          </draw:text-box>
        </draw:frame>
        <draw:frame draw:style-name="gr2" draw:text-style-name="P3" draw:layer="layout" svg:width="1.475cm" svg:height="0.471cm" svg:x="1.997cm" svg:y="9.552cm">
          <draw:text-box>
            <text:p text:style-name="P1"><text:span text:style-name="T3"><text:s text:c="11"/></text:span><text:span text:style-name="T3"><text:s/></text:span><text:span text:style-name="T3">}</text:span></text:p>
          </draw:text-box>
        </draw:frame>
        <draw:frame draw:style-name="gr2" draw:text-style-name="P3" draw:layer="layout" svg:width="1.052cm" svg:height="0.471cm" svg:x="1.997cm" svg:y="10.078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7.301cm" svg:height="0.471cm" svg:x="1.997cm" svg:y="10.603cm">
          <draw:text-box>
            <text:p text:style-name="P1"><text:span text:style-name="T3"><text:s text:c="8"/></text:span><text:span text:style-name="T3">return </text:span><text:span text:style-name="T3">new </text:span><text:span text:style-name="T3">Pair(di</text:span><text:span text:style-name="T3">ct, </text:span><text:span text:style-name="T3">pairsT</text:span><text:span text:style-name="T3">oInde</text:span><text:span text:style-name="T3">xes);</text:span></text:p>
          </draw:text-box>
        </draw:frame>
        <draw:frame draw:style-name="gr2" draw:text-style-name="P3" draw:layer="layout" svg:width="0.628cm" svg:height="0.471cm" svg:x="1.997cm" svg:y="11.129cm">
          <draw:text-box>
            <text:p text:style-name="P1"><text:span text:style-name="T3"><text:s text:c="4"/></text:span><text:span text:style-name="T3">}</text:span></text:p>
          </draw:text-box>
        </draw:frame>
        <draw:frame draw:style-name="gr2" draw:text-style-name="P3" draw:layer="layout" svg:width="10.827cm" svg:height="0.471cm" svg:x="1.997cm" svg:y="12.459cm">
          <draw:text-box>
            <text:p text:style-name="P1"><text:span text:style-name="T3">2) </text:span><text:span text:style-name="T3">Запис</text:span><text:span text:style-name="T3">ываем </text:span><text:span text:style-name="T3">в json-</text:span><text:span text:style-name="T3">файл </text:span><text:span text:style-name="T3">матри</text:span><text:span text:style-name="T3">цу и </text:span><text:span text:style-name="T3">строк</text:span><text:span text:style-name="T3">у-</text:span><text:span text:style-name="T3">слова</text:span><text:span text:style-name="T3">рь </text:span><text:span text:style-name="T3">рёбер.</text:span></text:p>
          </draw:text-box>
        </draw:frame>
        <draw:frame draw:style-name="gr2" draw:text-style-name="P3" draw:layer="layout" svg:width="9.612cm" svg:height="0.471cm" svg:x="1.997cm" svg:y="13.263cm">
          <draw:text-box>
            <text:p text:style-name="P1"><text:span text:style-name="T3">3) С </text:span><text:span text:style-name="T3">помо</text:span><text:span text:style-name="T3">щью </text:span><text:span text:style-name="T3">скрип</text:span><text:span text:style-name="T3">та </text:span><text:span text:style-name="T3">форм</text:span><text:span text:style-name="T3">ируем </text:span><text:span text:style-name="T3">LaTe</text:span><text:span text:style-name="T3">X-</text:span><text:span text:style-name="T3">резул</text:span><text:span text:style-name="T3">ьтат.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0.818cm" svg:height="0.471cm" svg:x="1.997cm" svg:y="14.068cm">
          <draw:text-box>
            <text:p text:style-name="P1"><text:span text:style-name="T3">4) </text:span><text:span text:style-name="T3">Запис</text:span><text:span text:style-name="T3">ываем </text:span><text:span text:style-name="T3">резул</text:span><text:span text:style-name="T3">ьтат в </text:span><text:span text:style-name="T3">выбра</text:span><text:span text:style-name="T3">нный </text:span><text:span text:style-name="T3">польз</text:span><text:span text:style-name="T3">овате</text:span><text:span text:style-name="T3">лем </text:span><text:span text:style-name="T3">файл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1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0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4.853cm" svg:height="0.471cm" svg:x="2.004cm" svg:y="2.719cm">
          <draw:text-box>
            <text:p text:style-name="P1"><text:span text:style-name="T4">3.2.4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Ихар</text:span><text:span text:style-name="T4">ы на </text:span><text:span text:style-name="T4">путях</text:span></text:p>
          </draw:text-box>
        </draw:frame>
        <draw:frame draw:style-name="gr2" draw:text-style-name="P3" draw:layer="layout" svg:width="17.168cm" svg:height="0.471cm" svg:x="2.004cm" svg:y="3.879cm">
          <draw:text-box>
            <text:p text:style-name="P1"><text:span text:style-name="T3">Выбе</text:span><text:span text:style-name="T3">рем </text:span><text:span text:style-name="T3">какое-</text:span><text:span text:style-name="T3">то </text:span><text:span text:style-name="T3">остов</text:span><text:span text:style-name="T3">ное </text:span><text:span text:style-name="T3">дерев</text:span><text:span text:style-name="T3">о T </text:span><text:span text:style-name="T3">графа </text:span><text:span text:style-name="T3">X. </text:span><text:span text:style-name="T3">Обозн</text:span><text:span text:style-name="T3">ачим </text:span><text:span text:style-name="T3">ребра, </text:span><text:span text:style-name="T3">котор</text:span><text:span text:style-name="T3">ые в </text:span><text:span text:style-name="T3">него </text:span><text:span text:style-name="T3">не </text:span><text:span text:style-name="T3">входя</text:span><text:span text:style-name="T3">т, как</text:span></text:p>
          </draw:text-box>
        </draw:frame>
        <draw:frame draw:style-name="gr2" draw:text-style-name="P3" draw:layer="layout" svg:width="0.422cm" svg:height="0.471cm" svg:x="2cm" svg:y="4.476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6cm" svg:height="0.28cm" svg:x="2.212cm" svg:y="4.704cm">
          <draw:text-box>
            <text:p text:style-name="P1"><text:span text:style-name="T21">1</text:span><text:span text:style-name="T11"> ,</text:span></text:p>
          </draw:text-box>
        </draw:frame>
        <draw:frame draw:style-name="gr2" draw:text-style-name="P3" draw:layer="layout" svg:width="0.612cm" svg:height="0.471cm" svg:x="2.477cm" svg:y="4.476cm">
          <draw:text-box>
            <text:p text:style-name="P1"><text:span text:style-name="T17">...</text:span><text:span text:style-name="T10"> e</text:span></text:p>
          </draw:text-box>
        </draw:frame>
        <draw:frame draw:style-name="gr7" draw:text-style-name="P10" draw:layer="layout" svg:width="0.253cm" svg:height="0.28cm" svg:x="3.034cm" svg:y="4.704cm">
          <draw:text-box>
            <text:p text:style-name="P1"><text:span text:style-name="T11">r</text:span></text:p>
          </draw:text-box>
        </draw:frame>
        <draw:frame draw:style-name="gr2" draw:text-style-name="P3" draw:layer="layout" svg:width="0.422cm" svg:height="0.471cm" svg:x="3.193cm" svg:y="4.476cm">
          <draw:text-box>
            <text:p text:style-name="P1"><text:span text:style-name="T10">, e</text:span></text:p>
          </draw:text-box>
        </draw:frame>
        <draw:frame draw:style-name="gr7" draw:text-style-name="P10" draw:layer="layout" svg:width="0.253cm" svg:height="0.28cm" svg:x="3.563cm" svg:y="4.704cm">
          <draw:text-box>
            <text:p text:style-name="P1"><text:span text:style-name="T21">1</text:span></text:p>
          </draw:text-box>
        </draw:frame>
        <draw:frame draw:style-name="gr7" draw:text-style-name="P10" draw:layer="layout" svg:width="0.298cm" svg:height="0.28cm" svg:x="3.563cm" svg:y="4.415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1.035cm" svg:height="0.471cm" svg:x="3.933cm" svg:y="4.476cm">
          <draw:text-box>
            <text:p text:style-name="P1"><text:span text:style-name="T10">,</text:span><text:span text:style-name="T17"> ...</text:span><text:span text:style-name="T10"> , e</text:span></text:p>
          </draw:text-box>
        </draw:frame>
        <draw:frame draw:style-name="gr7" draw:text-style-name="P10" draw:layer="layout" svg:width="0.253cm" svg:height="0.28cm" svg:x="4.808cm" svg:y="4.704cm">
          <draw:text-box>
            <text:p text:style-name="P1"><text:span text:style-name="T11">r</text:span></text:p>
          </draw:text-box>
        </draw:frame>
        <draw:frame draw:style-name="gr7" draw:text-style-name="P10" draw:layer="layout" svg:width="0.298cm" svg:height="0.28cm" svg:x="4.808cm" svg:y="4.415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7.889cm" svg:height="0.471cm" svg:x="5.126cm" svg:y="4.465cm">
          <draw:text-box>
            <text:p text:style-name="P1"><text:span text:style-name="T3">. </text:span><text:span text:style-name="T3">Обозн</text:span><text:span text:style-name="T3">ачим </text:span><text:span text:style-name="T3">ребра </text:span><text:span text:style-name="T3">из </text:span><text:span text:style-name="T3">остов</text:span><text:span text:style-name="T3">ного </text:span><text:span text:style-name="T3">дерев</text:span><text:span text:style-name="T3">а как </text:span></text:p>
          </draw:text-box>
        </draw:frame>
        <draw:frame draw:style-name="gr2" draw:text-style-name="P3" draw:layer="layout" svg:width="0.422cm" svg:height="0.471cm" svg:x="13.007cm" svg:y="4.476cm">
          <draw:text-box>
            <text:p text:style-name="P1"><text:span text:style-name="T10">t</text:span></text:p>
          </draw:text-box>
        </draw:frame>
        <draw:frame draw:style-name="gr7" draw:text-style-name="P10" draw:layer="layout" svg:width="0.256cm" svg:height="0.28cm" svg:x="13.166cm" svg:y="4.704cm">
          <draw:text-box>
            <text:p text:style-name="P1"><text:span text:style-name="T21">1</text:span><text:span text:style-name="T11"> ,</text:span></text:p>
          </draw:text-box>
        </draw:frame>
        <draw:frame draw:style-name="gr2" draw:text-style-name="P3" draw:layer="layout" svg:width="0.756cm" svg:height="0.471cm" svg:x="13.43cm" svg:y="4.476cm">
          <draw:text-box>
            <text:p text:style-name="P1"><text:span text:style-name="T17">...</text:span><text:span text:style-name="T10"> , t</text:span></text:p>
          </draw:text-box>
        </draw:frame>
        <draw:frame draw:style-name="gr7" draw:text-style-name="P10" draw:layer="layout" svg:width="0.253cm" svg:height="0.28cm" svg:x="14.093cm" svg:y="4.704cm">
          <draw:text-box>
            <text:p text:style-name="P1"><text:span text:style-name="T11">u</text:span></text:p>
          </draw:text-box>
        </draw:frame>
        <draw:frame draw:style-name="gr2" draw:text-style-name="P3" draw:layer="layout" svg:width="0.422cm" svg:height="0.471cm" svg:x="14.252cm" svg:y="4.476cm">
          <draw:text-box>
            <text:p text:style-name="P1"><text:span text:style-name="T10">, t</text:span></text:p>
          </draw:text-box>
        </draw:frame>
        <draw:frame draw:style-name="gr7" draw:text-style-name="P10" draw:layer="layout" svg:width="0.253cm" svg:height="0.28cm" svg:x="14.57cm" svg:y="4.704cm">
          <draw:text-box>
            <text:p text:style-name="P1"><text:span text:style-name="T21">1</text:span></text:p>
          </draw:text-box>
        </draw:frame>
        <draw:frame draw:style-name="gr7" draw:text-style-name="P10" draw:layer="layout" svg:width="0.298cm" svg:height="0.28cm" svg:x="14.57cm" svg:y="4.415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0.967cm" svg:height="0.471cm" svg:x="14.94cm" svg:y="4.476cm">
          <draw:text-box>
            <text:p text:style-name="P1"><text:span text:style-name="T10">,</text:span><text:span text:style-name="T17"> ...</text:span><text:span text:style-name="T10"> , t</text:span></text:p>
          </draw:text-box>
        </draw:frame>
        <draw:frame draw:style-name="gr7" draw:text-style-name="P10" draw:layer="layout" svg:width="0.253cm" svg:height="0.28cm" svg:x="15.734cm" svg:y="4.704cm">
          <draw:text-box>
            <text:p text:style-name="P1"><text:span text:style-name="T11">u</text:span></text:p>
          </draw:text-box>
        </draw:frame>
        <draw:frame draw:style-name="gr7" draw:text-style-name="P10" draw:layer="layout" svg:width="0.362cm" svg:height="0.28cm" svg:x="15.734cm" svg:y="4.415cm">
          <draw:text-box>
            <text:p text:style-name="P1"><text:span text:style-name="T11">−</text:span><text:span text:style-name="T21"> </text:span><text:span text:style-name="T21">1</text:span></text:p>
          </draw:text-box>
        </draw:frame>
        <draw:frame draw:style-name="gr2" draw:text-style-name="P3" draw:layer="layout" svg:width="0.422cm" svg:height="0.471cm" svg:x="16.073cm" svg:y="4.465cm">
          <draw:text-box>
            <text:p text:style-name="P1"><text:span text:style-name="T3">.</text:span></text:p>
          </draw:text-box>
        </draw:frame>
        <draw:frame draw:style-name="gr2" draw:text-style-name="P3" draw:layer="layout" svg:width="12.545cm" svg:height="0.471cm" svg:x="2.004cm" svg:y="5.735cm">
          <draw:text-box>
            <text:p text:style-name="P1"><text:span text:style-name="T3">Задад</text:span><text:span text:style-name="T3">им </text:span><text:span text:style-name="T3">матри</text:span><text:span text:style-name="T3">цу </text:span><text:span text:style-name="T9">Z </text:span><text:span text:style-name="T9">2r x 2r</text:span><text:span text:style-name="T3"> </text:span><text:span text:style-name="T3">где </text:span><text:span text:style-name="T9">(i, </text:span><text:span text:style-name="T9">j))</text:span><text:span text:style-name="T3">-й </text:span><text:span text:style-name="T3">элеме</text:span><text:span text:style-name="T3">нт — </text:span><text:span text:style-name="T3">компл</text:span><text:span text:style-name="T3">ексно</text:span><text:span text:style-name="T3">е </text:span><text:span text:style-name="T3">число </text:span></text:p>
          </draw:text-box>
        </draw:frame>
        <draw:frame draw:style-name="gr2" draw:text-style-name="P3" draw:layer="layout" svg:width="0.422cm" svg:height="0.471cm" svg:x="14.432cm" svg:y="5.661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14.616cm" svg:y="5.918cm">
          <draw:text-box>
            <text:p text:style-name="P1"><text:span text:style-name="T11">ij</text:span></text:p>
          </draw:text-box>
        </draw:frame>
        <draw:frame draw:style-name="gr2" draw:text-style-name="P3" draw:layer="layout" svg:width="0.422cm" svg:height="0.422cm" svg:x="14.774cm" svg:y="5.745cm">
          <draw:text-box>
            <text:p text:style-name="P1"><text:span text:style-name="T12">=</text:span></text:p>
          </draw:text-box>
        </draw:frame>
        <draw:frame draw:style-name="gr2" draw:text-style-name="P3" draw:layer="layout" svg:width="0.422cm" svg:height="0.471cm" svg:x="15.12cm" svg:y="5.661cm">
          <draw:text-box>
            <text:p text:style-name="P1"><text:span text:style-name="T10">w</text:span></text:p>
          </draw:text-box>
        </draw:frame>
        <draw:frame draw:style-name="gr7" draw:text-style-name="P10" draw:layer="layout" svg:width="0.253cm" svg:height="0.28cm" svg:x="15.438cm" svg:y="5.918cm">
          <draw:text-box>
            <text:p text:style-name="P1"><text:span text:style-name="T11">e</text:span></text:p>
          </draw:text-box>
        </draw:frame>
        <draw:frame draw:style-name="gr18" draw:text-style-name="P17" draw:layer="layout" svg:width="0.151cm" svg:height="0.17cm" svg:x="15.543cm" svg:y="6.062cm">
          <draw:text-box>
            <text:p text:style-name="P1"><text:span text:style-name="T27">i</text:span></text:p>
          </draw:text-box>
        </draw:frame>
        <draw:frame draw:style-name="gr7" draw:text-style-name="P10" draw:layer="layout" svg:width="0.253cm" svg:height="0.28cm" svg:x="15.621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5.702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091cm" svg:height="0.107cm" svg:x="15.78cm" svg:y="6.168cm">
          <draw:text-box>
            <text:p text:style-name="P1"><text:span text:style-name="T34">1</text:span></text:p>
          </draw:text-box>
        </draw:frame>
        <draw:frame draw:style-name="gr2" draw:text-style-name="P3" draw:layer="layout" svg:width="0.422cm" svg:height="0.471cm" svg:x="15.886cm" svg:y="5.661cm">
          <draw:text-box>
            <text:p text:style-name="P1"><text:span text:style-name="T10">w</text:span></text:p>
          </draw:text-box>
        </draw:frame>
        <draw:frame draw:style-name="gr7" draw:text-style-name="P10" draw:layer="layout" svg:width="0.253cm" svg:height="0.28cm" svg:x="16.178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6.284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091cm" svg:height="0.107cm" svg:x="16.362cm" svg:y="6.168cm">
          <draw:text-box>
            <text:p text:style-name="P1"><text:span text:style-name="T34">1</text:span></text:p>
          </draw:text-box>
        </draw:frame>
        <draw:frame draw:style-name="gr7" draw:text-style-name="P10" draw:layer="layout" svg:width="0.253cm" svg:height="0.28cm" svg:x="16.415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6.521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091cm" svg:height="0.107cm" svg:x="16.602cm" svg:y="6.168cm">
          <draw:text-box>
            <text:p text:style-name="P1"><text:span text:style-name="T34">2</text:span></text:p>
          </draw:text-box>
        </draw:frame>
        <draw:frame draw:style-name="gr2" draw:text-style-name="P3" draw:layer="layout" svg:width="0.709cm" svg:height="0.471cm" svg:x="16.679cm" svg:y="5.661cm">
          <draw:text-box>
            <text:p text:style-name="P1"><text:span text:style-name="T17">...</text:span><text:span text:style-name="T10"> w</text:span></text:p>
          </draw:text-box>
        </draw:frame>
        <draw:frame draw:style-name="gr7" draw:text-style-name="P10" draw:layer="layout" svg:width="0.253cm" svg:height="0.28cm" svg:x="17.367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7.448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184cm" svg:height="0.107cm" svg:x="17.526cm" svg:y="6.168cm">
          <draw:text-box>
            <text:p text:style-name="P1"><text:span text:style-name="T35">n−</text:span><text:span text:style-name="T34"> 1</text:span></text:p>
          </draw:text-box>
        </draw:frame>
        <draw:frame draw:style-name="gr7" draw:text-style-name="P10" draw:layer="layout" svg:width="0.253cm" svg:height="0.28cm" svg:x="17.713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7.819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091cm" svg:height="0.107cm" svg:x="17.9cm" svg:y="6.168cm">
          <draw:text-box>
            <text:p text:style-name="P1"><text:span text:style-name="T35">n</text:span></text:p>
          </draw:text-box>
        </draw:frame>
        <draw:frame draw:style-name="gr2" draw:text-style-name="P3" draw:layer="layout" svg:width="0.422cm" svg:height="0.471cm" svg:x="18.002cm" svg:y="5.661cm">
          <draw:text-box>
            <text:p text:style-name="P1"><text:span text:style-name="T10">w</text:span></text:p>
          </draw:text-box>
        </draw:frame>
        <draw:frame draw:style-name="gr7" draw:text-style-name="P10" draw:layer="layout" svg:width="0.253cm" svg:height="0.28cm" svg:x="18.295cm" svg:y="5.918cm">
          <draw:text-box>
            <text:p text:style-name="P1"><text:span text:style-name="T11">t</text:span></text:p>
          </draw:text-box>
        </draw:frame>
        <draw:frame draw:style-name="gr18" draw:text-style-name="P17" draw:layer="layout" svg:width="0.151cm" svg:height="0.17cm" svg:x="18.373cm" svg:y="6.062cm">
          <draw:text-box>
            <text:p text:style-name="P1"><text:span text:style-name="T27">k</text:span></text:p>
          </draw:text-box>
        </draw:frame>
        <draw:frame draw:style-name="gr25" draw:text-style-name="P21" draw:layer="layout" svg:width="0.091cm" svg:height="0.107cm" svg:x="18.454cm" svg:y="6.168cm">
          <draw:text-box>
            <text:p text:style-name="P1"><text:span text:style-name="T35">n</text:span></text:p>
          </draw:text-box>
        </draw:frame>
        <draw:frame draw:style-name="gr7" draw:text-style-name="P10" draw:layer="layout" svg:width="0.253cm" svg:height="0.28cm" svg:x="18.535cm" svg:y="5.918cm">
          <draw:text-box>
            <text:p text:style-name="P1"><text:span text:style-name="T11">e</text:span></text:p>
          </draw:text-box>
        </draw:frame>
        <draw:frame draw:style-name="gr18" draw:text-style-name="P17" draw:layer="layout" svg:width="0.151cm" svg:height="0.17cm" svg:x="18.69cm" svg:y="6.062cm">
          <draw:text-box>
            <text:p text:style-name="P1"><text:span text:style-name="T27">j</text:span></text:p>
          </draw:text-box>
        </draw:frame>
        <draw:frame draw:style-name="gr2" draw:text-style-name="P3" draw:layer="layout" svg:width="9.561cm" svg:height="0.471cm" svg:x="2.004cm" svg:y="6.338cm">
          <draw:text-box>
            <text:p text:style-name="P1"><text:span text:style-name="T3">(прои</text:span><text:span text:style-name="T3">зведе</text:span><text:span text:style-name="T3">ние </text:span><text:span text:style-name="T3">соотв</text:span><text:span text:style-name="T3">етств</text:span><text:span text:style-name="T3">ующи</text:span><text:span text:style-name="T3">х </text:span><text:span text:style-name="T9">w</text:span><text:span text:style-name="T3"> на </text:span><text:span text:style-name="T3">пути </text:span><text:span text:style-name="T3">от </text:span><text:span text:style-name="T3">ребра </text:span></text:p>
          </draw:text-box>
        </draw:frame>
        <draw:frame draw:style-name="gr26" draw:text-style-name="P3" draw:layer="layout" svg:width="0.426cm" svg:height="0.471cm" svg:x="11.55cm" svg:y="6.296cm">
          <draw:text-box>
            <text:p text:style-name="P1"><text:span text:style-name="T10">e</text:span></text:p>
          </draw:text-box>
        </draw:frame>
        <draw:frame draw:style-name="gr27" draw:text-style-name="P10" draw:layer="layout" svg:width="0.255cm" svg:height="0.28cm" svg:x="11.765cm" svg:y="6.553cm">
          <draw:text-box>
            <text:p text:style-name="P1"><text:span text:style-name="T11">i</text:span></text:p>
          </draw:text-box>
        </draw:frame>
        <draw:frame draw:style-name="gr2" draw:text-style-name="P3" draw:layer="layout" svg:width="1.564cm" svg:height="0.471cm" svg:x="11.839cm" svg:y="6.338cm">
          <draw:text-box>
            <text:p text:style-name="P1"><text:span text:style-name="T3"><text:s/></text:span><text:span text:style-name="T3">к </text:span><text:span text:style-name="T3">ребру </text:span></text:p>
          </draw:text-box>
        </draw:frame>
        <draw:frame draw:style-name="gr2" draw:text-style-name="P3" draw:layer="layout" svg:width="0.422cm" svg:height="0.471cm" svg:x="13.395cm" svg:y="6.296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3cm" svg:height="0.28cm" svg:x="13.635cm" svg:y="6.553cm">
          <draw:text-box>
            <text:p text:style-name="P1"><text:span text:style-name="T11">j</text:span></text:p>
          </draw:text-box>
        </draw:frame>
        <draw:frame draw:style-name="gr2" draw:text-style-name="P3" draw:layer="layout" svg:width="5.048cm" svg:height="0.471cm" svg:x="13.723cm" svg:y="6.338cm">
          <draw:text-box>
            <text:p text:style-name="P1"><text:span text:style-name="T3"><text:s/></text:span><text:span text:style-name="T3">через </text:span><text:span text:style-name="T3">остов</text:span><text:span text:style-name="T3">ные </text:span><text:span text:style-name="T3">ребра) </text:span><text:span text:style-name="T3">если</text:span></text:p>
          </draw:text-box>
        </draw:frame>
        <draw:frame draw:style-name="gr2" draw:text-style-name="P3" draw:layer="layout" svg:width="0.422cm" svg:height="0.471cm" svg:x="2cm" svg:y="6.952cm">
          <draw:text-box>
            <text:p text:style-name="P1"><text:span text:style-name="T10">e</text:span></text:p>
          </draw:text-box>
        </draw:frame>
        <draw:frame draw:style-name="gr7" draw:text-style-name="P10" draw:layer="layout" svg:width="0.253cm" svg:height="0.28cm" svg:x="2.212cm" svg:y="7.181cm">
          <draw:text-box>
            <text:p text:style-name="P1"><text:span text:style-name="T11">i</text:span></text:p>
          </draw:text-box>
        </draw:frame>
        <draw:frame draw:style-name="gr2" draw:text-style-name="P3" draw:layer="layout" svg:width="0.527cm" svg:height="0.471cm" svg:x="2.318cm" svg:y="6.952cm">
          <draw:text-box>
            <text:p text:style-name="P1"><text:span text:style-name="T10">≠ </text:span><text:span text:style-name="T10">e</text:span></text:p>
          </draw:text-box>
        </draw:frame>
        <draw:frame draw:style-name="gr7" draw:text-style-name="P10" draw:layer="layout" svg:width="0.253cm" svg:height="0.28cm" svg:x="2.847cm" svg:y="7.181cm">
          <draw:text-box>
            <text:p text:style-name="P1"><text:span text:style-name="T11">j</text:span></text:p>
          </draw:text-box>
        </draw:frame>
        <draw:frame draw:style-name="gr7" draw:text-style-name="P10" draw:layer="layout" svg:width="0.298cm" svg:height="0.28cm" svg:x="2.822cm" svg:y="6.891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2.013cm" svg:height="0.471cm" svg:x="3.143cm" svg:y="6.942cm">
          <draw:text-box>
            <text:p text:style-name="P1"><text:span text:style-name="T3">, и 0 </text:span><text:span text:style-name="T3">иначе</text:span><text:span text:style-name="T3">.</text:span></text:p>
          </draw:text-box>
        </draw:frame>
        <draw:frame draw:style-name="gr2" draw:text-style-name="P3" draw:layer="layout" svg:width="6.276cm" svg:height="0.471cm" svg:x="2.004cm" svg:y="8.212cm">
          <draw:text-box>
            <text:p text:style-name="P1"><text:span text:style-name="T3">Норм</text:span><text:span text:style-name="T3">а для </text:span><text:span text:style-name="T3">прим</text:span><text:span text:style-name="T3">итивн</text:span><text:span text:style-name="T3">ого </text:span><text:span text:style-name="T3">пути </text:span><text:span text:style-name="T3">P - </text:span></text:p>
          </draw:text-box>
        </draw:frame>
        <draw:frame draw:style-name="gr9" draw:text-style-name="P3" draw:layer="layout" svg:width="0.421cm" svg:height="0.471cm" svg:x="8.29cm" svg:y="8.162cm">
          <draw:text-box>
            <text:p text:style-name="P1"><text:span text:style-name="T10">N</text:span></text:p>
          </draw:text-box>
        </draw:frame>
        <draw:frame draw:style-name="gr7" draw:text-style-name="P10" draw:layer="layout" svg:width="0.253cm" svg:height="0.28cm" svg:x="8.632cm" svg:y="8.419cm">
          <draw:text-box>
            <text:p text:style-name="P1"><text:span text:style-name="T11">F</text:span></text:p>
          </draw:text-box>
        </draw:frame>
        <draw:frame draw:style-name="gr8" draw:text-style-name="P11" draw:layer="layout" svg:width="0.209cm" svg:height="0.433cm" svg:x="8.844cm" svg:y="8.239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8.95cm" svg:y="8.162cm">
          <draw:text-box>
            <text:p text:style-name="P1"><text:span text:style-name="T10">P</text:span></text:p>
          </draw:text-box>
        </draw:frame>
        <draw:frame draw:style-name="gr8" draw:text-style-name="P11" draw:layer="layout" svg:width="0.209cm" svg:height="0.433cm" svg:x="9.267cm" svg:y="8.239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9.349cm" svg:y="8.246cm">
          <draw:text-box>
            <text:p text:style-name="P1"><text:span text:style-name="T12">=</text:span></text:p>
          </draw:text-box>
        </draw:frame>
        <draw:frame draw:style-name="gr9" draw:text-style-name="P3" draw:layer="layout" svg:width="0.421cm" svg:height="0.471cm" svg:x="9.719cm" svg:y="8.162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9.902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0.037cm" svg:y="8.563cm">
          <draw:text-box>
            <text:p text:style-name="P1"><text:span text:style-name="T29">1</text:span></text:p>
          </draw:text-box>
        </draw:frame>
        <draw:frame draw:style-name="gr7" draw:text-style-name="P10" draw:layer="layout" svg:width="0.253cm" svg:height="0.28cm" svg:x="10.142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0.276cm" svg:y="8.563cm">
          <draw:text-box>
            <text:p text:style-name="P1"><text:span text:style-name="T29">2</text:span></text:p>
          </draw:text-box>
        </draw:frame>
        <draw:frame draw:style-name="gr9" draw:text-style-name="P3" draw:layer="layout" svg:width="0.591cm" svg:height="0.471cm" svg:x="10.382cm" svg:y="8.162cm">
          <draw:text-box>
            <text:p text:style-name="P1"><text:span text:style-name="T17">...</text:span><text:span text:style-name="T10"> z</text:span></text:p>
          </draw:text-box>
        </draw:frame>
        <draw:frame draw:style-name="gr7" draw:text-style-name="P10" draw:layer="layout" svg:width="0.253cm" svg:height="0.28cm" svg:x="10.964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277cm" svg:height="0.17cm" svg:x="11.095cm" svg:y="8.563cm">
          <draw:text-box>
            <text:p text:style-name="P1"><text:span text:style-name="T27">s −</text:span><text:span text:style-name="T29">1</text:span></text:p>
          </draw:text-box>
        </draw:frame>
        <draw:frame draw:style-name="gr7" draw:text-style-name="P10" draw:layer="layout" svg:width="0.253cm" svg:height="0.28cm" svg:x="11.388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1.546cm" svg:y="8.563cm">
          <draw:text-box>
            <text:p text:style-name="P1"><text:span text:style-name="T27">s</text:span></text:p>
          </draw:text-box>
        </draw:frame>
        <draw:frame draw:style-name="gr9" draw:text-style-name="P3" draw:layer="layout" svg:width="0.421cm" svg:height="0.471cm" svg:x="11.652cm" svg:y="8.162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11.836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1.994cm" svg:y="8.563cm">
          <draw:text-box>
            <text:p text:style-name="P1"><text:span text:style-name="T27">s</text:span></text:p>
          </draw:text-box>
        </draw:frame>
        <draw:frame draw:style-name="gr7" draw:text-style-name="P10" draw:layer="layout" svg:width="0.253cm" svg:height="0.28cm" svg:x="12.076cm" svg:y="8.419cm">
          <draw:text-box>
            <text:p text:style-name="P1"><text:span text:style-name="T11">a</text:span></text:p>
          </draw:text-box>
        </draw:frame>
        <draw:frame draw:style-name="gr18" draw:text-style-name="P17" draw:layer="layout" svg:width="0.151cm" svg:height="0.17cm" svg:x="12.206cm" svg:y="8.563cm">
          <draw:text-box>
            <text:p text:style-name="P1"><text:span text:style-name="T29">1</text:span></text:p>
          </draw:text-box>
        </draw:frame>
        <draw:frame draw:style-name="gr2" draw:text-style-name="P3" draw:layer="layout" svg:width="0.422cm" svg:height="0.471cm" svg:x="12.284cm" svg:y="8.212cm">
          <draw:text-box>
            <text:p text:style-name="P1"><text:span text:style-name="T3">.</text:span></text:p>
          </draw:text-box>
        </draw:frame>
        <draw:frame draw:style-name="gr2" draw:text-style-name="P3" draw:layer="layout" svg:width="6.432cm" svg:height="0.471cm" svg:x="2.004cm" svg:y="9.425cm">
          <draw:text-box>
            <text:p text:style-name="P1"><text:span text:style-name="T3">Форм</text:span><text:span text:style-name="T3">ула </text:span><text:span text:style-name="T3">функ</text:span><text:span text:style-name="T3">ции </text:span><text:span text:style-name="T3">Ихар</text:span><text:span text:style-name="T3">ы на </text:span><text:span text:style-name="T3">путях:</text:span></text:p>
          </draw:text-box>
        </draw:frame>
        <draw:frame draw:style-name="gr9" draw:text-style-name="P3" draw:layer="layout" svg:width="0.421cm" svg:height="0.471cm" svg:x="2cm" svg:y="10.67cm">
          <draw:text-box>
            <text:p text:style-name="P1"><text:span text:style-name="T10">ζ</text:span></text:p>
          </draw:text-box>
        </draw:frame>
        <draw:frame draw:style-name="gr10" draw:text-style-name="P10" draw:layer="layout" svg:width="0.251cm" svg:height="0.28cm" svg:x="2.24cm" svg:y="10.927cm">
          <draw:text-box>
            <text:p text:style-name="P1"><text:span text:style-name="T11">F</text:span></text:p>
          </draw:text-box>
        </draw:frame>
        <draw:frame draw:style-name="gr8" draw:text-style-name="P11" draw:layer="layout" svg:width="0.209cm" svg:height="0.433cm" svg:x="2.452cm" svg:y="10.747cm">
          <draw:text-box>
            <text:p text:style-name="P1"><text:span text:style-name="T13">(</text:span></text:p>
          </draw:text-box>
        </draw:frame>
        <draw:frame draw:style-name="gr9" draw:text-style-name="P3" draw:layer="layout" svg:width="0.861cm" svg:height="0.471cm" svg:x="2.582cm" svg:y="10.67cm">
          <draw:text-box>
            <text:p text:style-name="P1"><text:span text:style-name="T10">Z , G</text:span></text:p>
          </draw:text-box>
        </draw:frame>
        <draw:frame draw:style-name="gr8" draw:text-style-name="P11" draw:layer="layout" svg:width="0.209cm" svg:height="0.433cm" svg:x="3.376cm" svg:y="10.747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3.457cm" svg:y="10.754cm">
          <draw:text-box>
            <text:p text:style-name="P1"><text:span text:style-name="T12">=</text:span></text:p>
          </draw:text-box>
        </draw:frame>
        <draw:frame draw:style-name="gr24" draw:text-style-name="P13" draw:layer="layout" svg:width="0.615cm" svg:height="0.616cm" svg:x="3.799cm" svg:y="10.673cm">
          <draw:text-box>
            <text:p text:style-name="P1"><text:span text:style-name="T18">∏</text:span></text:p>
          </draw:text-box>
        </draw:frame>
        <draw:frame draw:style-name="gr15" draw:text-style-name="P15" draw:layer="layout" svg:width="0.124cm" svg:height="0.288cm" svg:x="3.933cm" svg:y="11.218cm">
          <draw:text-box>
            <text:p text:style-name="P1"><text:span text:style-name="T24">[</text:span></text:p>
          </draw:text-box>
        </draw:frame>
        <draw:frame draw:style-name="gr10" draw:text-style-name="P10" draw:layer="layout" svg:width="0.251cm" svg:height="0.28cm" svg:x="4.011cm" svg:y="11.192cm">
          <draw:text-box>
            <text:p text:style-name="P1"><text:span text:style-name="T11">P</text:span></text:p>
          </draw:text-box>
        </draw:frame>
        <draw:frame draw:style-name="gr15" draw:text-style-name="P15" draw:layer="layout" svg:width="0.124cm" svg:height="0.288cm" svg:x="4.198cm" svg:y="11.218cm">
          <draw:text-box>
            <text:p text:style-name="P1"><text:span text:style-name="T24">]</text:span></text:p>
          </draw:text-box>
        </draw:frame>
        <draw:frame draw:style-name="gr14" draw:text-style-name="P14" draw:layer="layout" svg:width="0.248cm" svg:height="0.521cm" svg:x="4.434cm" svg:y="10.711cm">
          <draw:text-box>
            <text:p text:style-name="P1"><text:span text:style-name="T20">(</text:span></text:p>
          </draw:text-box>
        </draw:frame>
        <draw:frame draw:style-name="gr9" draw:text-style-name="P3" draw:layer="layout" svg:width="0.993cm" svg:height="0.471cm" svg:x="4.54cm" svg:y="10.67cm">
          <draw:text-box>
            <text:p text:style-name="P1"><text:span text:style-name="T17">1</text:span><text:span text:style-name="T10"> − N</text:span></text:p>
          </draw:text-box>
        </draw:frame>
        <draw:frame draw:style-name="gr10" draw:text-style-name="P10" draw:layer="layout" svg:width="0.251cm" svg:height="0.28cm" svg:x="5.496cm" svg:y="10.927cm">
          <draw:text-box>
            <text:p text:style-name="P1"><text:span text:style-name="T11">F</text:span></text:p>
          </draw:text-box>
        </draw:frame>
        <draw:frame draw:style-name="gr8" draw:text-style-name="P11" draw:layer="layout" svg:width="0.209cm" svg:height="0.433cm" svg:x="5.708cm" svg:y="10.747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5.838cm" svg:y="10.67cm">
          <draw:text-box>
            <text:p text:style-name="P1"><text:span text:style-name="T10">P</text:span></text:p>
          </draw:text-box>
        </draw:frame>
        <draw:frame draw:style-name="gr8" draw:text-style-name="P11" draw:layer="layout" svg:width="0.209cm" svg:height="0.433cm" svg:x="6.131cm" svg:y="10.747cm">
          <draw:text-box>
            <text:p text:style-name="P1"><text:span text:style-name="T13">)</text:span></text:p>
          </draw:text-box>
        </draw:frame>
        <draw:frame draw:style-name="gr14" draw:text-style-name="P14" draw:layer="layout" svg:width="0.248cm" svg:height="0.521cm" svg:x="6.237cm" svg:y="10.711cm">
          <draw:text-box>
            <text:p text:style-name="P1"><text:span text:style-name="T20">)</text:span></text:p>
          </draw:text-box>
        </draw:frame>
        <draw:frame draw:style-name="gr10" draw:text-style-name="P10" draw:layer="layout" svg:width="0.298cm" svg:height="0.28cm" svg:x="6.315cm" svg:y="10.581cm">
          <draw:text-box>
            <text:p text:style-name="P1"><text:span text:style-name="T11">−</text:span><text:span text:style-name="T21">1</text:span></text:p>
          </draw:text-box>
        </draw:frame>
        <draw:frame draw:style-name="gr2" draw:text-style-name="P3" draw:layer="layout" svg:width="8.816cm" svg:height="0.471cm" svg:x="2.004cm" svg:y="12.184cm">
          <draw:text-box>
            <text:p text:style-name="P1"><text:span text:style-name="T3">Форм</text:span><text:span text:style-name="T3">ула </text:span><text:span text:style-name="T3">для </text:span><text:span text:style-name="T3">вычис</text:span><text:span text:style-name="T3">ления </text:span><text:span text:style-name="T3">функ</text:span><text:span text:style-name="T3">ции в </text:span><text:span text:style-name="T3">прогр</text:span><text:span text:style-name="T3">амме:</text:span></text:p>
          </draw:text-box>
        </draw:frame>
        <draw:frame draw:style-name="gr9" draw:text-style-name="P3" draw:layer="layout" svg:width="0.421cm" svg:height="0.471cm" svg:x="2cm" svg:y="13.401cm">
          <draw:text-box>
            <text:p text:style-name="P1"><text:span text:style-name="T10">ζ</text:span></text:p>
          </draw:text-box>
        </draw:frame>
        <draw:frame draw:style-name="gr7" draw:text-style-name="P10" draw:layer="layout" svg:width="0.253cm" svg:height="0.28cm" svg:x="2.24cm" svg:y="13.658cm">
          <draw:text-box>
            <text:p text:style-name="P1"><text:span text:style-name="T11">F</text:span></text:p>
          </draw:text-box>
        </draw:frame>
        <draw:frame draw:style-name="gr8" draw:text-style-name="P11" draw:layer="layout" svg:width="0.209cm" svg:height="0.433cm" svg:x="2.452cm" svg:y="13.477cm">
          <draw:text-box>
            <text:p text:style-name="P1"><text:span text:style-name="T13">(</text:span></text:p>
          </draw:text-box>
        </draw:frame>
        <draw:frame draw:style-name="gr9" draw:text-style-name="P3" draw:layer="layout" svg:width="0.861cm" svg:height="0.471cm" svg:x="2.582cm" svg:y="13.401cm">
          <draw:text-box>
            <text:p text:style-name="P1"><text:span text:style-name="T10">Z , G</text:span></text:p>
          </draw:text-box>
        </draw:frame>
        <draw:frame draw:style-name="gr8" draw:text-style-name="P11" draw:layer="layout" svg:width="0.209cm" svg:height="0.433cm" svg:x="3.38cm" svg:y="13.477cm">
          <draw:text-box>
            <text:p text:style-name="P1"><text:span text:style-name="T13">)</text:span></text:p>
          </draw:text-box>
        </draw:frame>
        <draw:frame draw:style-name="gr7" draw:text-style-name="P10" draw:layer="layout" svg:width="0.298cm" svg:height="0.28cm" svg:x="3.457cm" svg:y="13.34cm">
          <draw:text-box>
            <text:p text:style-name="P1"><text:span text:style-name="T11">−</text:span><text:span text:style-name="T21">1</text:span></text:p>
          </draw:text-box>
        </draw:frame>
        <draw:frame draw:style-name="gr9" draw:text-style-name="P3" draw:layer="layout" svg:width="0.421cm" svg:height="0.422cm" svg:x="3.775cm" svg:y="13.485cm">
          <draw:text-box>
            <text:p text:style-name="P1"><text:span text:style-name="T12">=</text:span></text:p>
          </draw:text-box>
        </draw:frame>
        <draw:frame draw:style-name="gr9" draw:text-style-name="P3" draw:layer="layout" svg:width="0.518cm" svg:height="0.471cm" svg:x="4.145cm" svg:y="13.401cm">
          <draw:text-box>
            <text:p text:style-name="P1"><text:span text:style-name="T10">det</text:span></text:p>
          </draw:text-box>
        </draw:frame>
        <draw:frame draw:style-name="gr8" draw:text-style-name="P11" draw:layer="layout" svg:width="0.209cm" svg:height="0.433cm" svg:x="4.727cm" svg:y="13.477cm">
          <draw:text-box>
            <text:p text:style-name="P1"><text:span text:style-name="T13">(</text:span></text:p>
          </draw:text-box>
        </draw:frame>
        <draw:frame draw:style-name="gr9" draw:text-style-name="P3" draw:layer="layout" svg:width="0.874cm" svg:height="0.471cm" svg:x="4.861cm" svg:y="13.401cm">
          <draw:text-box>
            <text:p text:style-name="P1"><text:span text:style-name="T10">I − Z</text:span></text:p>
          </draw:text-box>
        </draw:frame>
        <draw:frame draw:style-name="gr8" draw:text-style-name="P11" draw:layer="layout" svg:width="0.209cm" svg:height="0.433cm" svg:x="5.708cm" svg:y="13.477cm">
          <draw:text-box>
            <text:p text:style-name="P1"><text:span text:style-name="T13">)</text:span></text:p>
          </draw:text-box>
        </draw:frame>
        <draw:frame draw:style-name="gr2" draw:text-style-name="P3" draw:layer="layout" svg:width="1.915cm" svg:height="0.471cm" svg:x="2.004cm" svg:y="14.625cm">
          <draw:text-box>
            <text:p text:style-name="P1"><text:span text:style-name="T3">Алгор</text:span><text:span text:style-name="T3">итм:</text:span></text:p>
          </draw:text-box>
        </draw:frame>
        <draw:frame draw:style-name="gr2" draw:text-style-name="P3" draw:layer="layout" svg:width="6.898cm" svg:height="0.471cm" svg:x="2.004cm" svg:y="15.786cm">
          <draw:text-box>
            <text:p text:style-name="P1"><text:span text:style-name="T3">1) </text:span><text:span text:style-name="T3">Разме</text:span><text:span text:style-name="T3">чаем </text:span><text:span text:style-name="T3">ребра </text:span><text:span text:style-name="T3">как в </text:span><text:span text:style-name="T3">пункт</text:span><text:span text:style-name="T3">е </text:span><text:span text:style-name="T3">3.2.4.</text:span></text:p>
          </draw:text-box>
        </draw:frame>
        <draw:frame draw:style-name="gr2" draw:text-style-name="P3" draw:layer="layout" svg:width="16.715cm" svg:height="0.471cm" svg:x="2.004cm" svg:y="16.946cm">
          <draw:text-box>
            <text:p text:style-name="P1"><text:span text:style-name="T3">2) </text:span><text:span text:style-name="T3">Наход</text:span><text:span text:style-name="T3">им </text:span><text:span text:style-name="T3">любое </text:span><text:span text:style-name="T3">остов</text:span><text:span text:style-name="T3">ное </text:span><text:span text:style-name="T3">дерев</text:span><text:span text:style-name="T3">о, </text:span><text:span text:style-name="T3">запом</text:span><text:span text:style-name="T3">инаем </text:span><text:span text:style-name="T3">ребра. </text:span><text:span text:style-name="T3">Испо</text:span><text:span text:style-name="T3">льзует</text:span><text:span text:style-name="T3">ся </text:span><text:span text:style-name="T3">прост</text:span><text:span text:style-name="T3">ой </text:span><text:span text:style-name="T3">рекур</text:span><text:span text:style-name="T3">сивн</text:span><text:span text:style-name="T3">ый </text:span></text:p>
          </draw:text-box>
        </draw:frame>
        <draw:frame draw:style-name="gr2" draw:text-style-name="P3" draw:layer="layout" svg:width="15.737cm" svg:height="0.471cm" svg:x="2.004cm" svg:y="17.472cm">
          <draw:text-box>
            <text:p text:style-name="P1"><text:span text:style-name="T3">алгор</text:span><text:span text:style-name="T3">итм </text:span><text:span text:style-name="T3">DFS, </text:span><text:span text:style-name="T3">специ</text:span><text:span text:style-name="T3">ализи</text:span><text:span text:style-name="T3">рован</text:span><text:span text:style-name="T3">ный </text:span><text:span text:style-name="T3">под </text:span><text:span text:style-name="T3">задач</text:span><text:span text:style-name="T3">у. </text:span><text:span text:style-name="T3">Если </text:span><text:span text:style-name="T3">таког</text:span><text:span text:style-name="T3">о нет, </text:span><text:span text:style-name="T3">возвр</text:span><text:span text:style-name="T3">ащаем </text:span><text:span text:style-name="T3">ошиб</text:span><text:span text:style-name="T3">ку.</text:span></text:p>
          </draw:text-box>
        </draw:frame>
        <draw:frame draw:style-name="gr2" draw:text-style-name="P3" draw:layer="layout" svg:width="17.553cm" svg:height="0.471cm" svg:x="2.004cm" svg:y="18.633cm">
          <draw:text-box>
            <text:p text:style-name="P1"><text:span text:style-name="T3">3) </text:span><text:span text:style-name="T3">Соста</text:span><text:span text:style-name="T3">вляем </text:span><text:span text:style-name="T3">матри</text:span><text:span text:style-name="T3">цу </text:span><text:span text:style-name="T3">путей</text:span><text:span text:style-name="T3">. Для </text:span><text:span text:style-name="T3">каждо</text:span><text:span text:style-name="T3">й </text:span><text:span text:style-name="T3">пары </text:span><text:span text:style-name="T3">ребер, </text:span><text:span text:style-name="T3">не </text:span><text:span text:style-name="T3">входя</text:span><text:span text:style-name="T3">щей в </text:span><text:span text:style-name="T3">остов</text:span><text:span text:style-name="T3">ное </text:span><text:span text:style-name="T3">дерев</text:span><text:span text:style-name="T3">о, </text:span><text:span text:style-name="T3">наход</text:span><text:span text:style-name="T3">им </text:span></text:p>
          </draw:text-box>
        </draw:frame>
        <draw:frame draw:style-name="gr2" draw:text-style-name="P3" draw:layer="layout" svg:width="0.929cm" svg:height="0.471cm" svg:x="2.004cm" svg:y="19.183cm">
          <draw:text-box>
            <text:p text:style-name="P1"><text:span text:style-name="T3">путь </text:span></text:p>
          </draw:text-box>
        </draw:frame>
        <draw:frame draw:style-name="gr28" draw:text-style-name="P3" draw:layer="layout" svg:width="0.419cm" svg:height="0.471cm" svg:x="2.953cm" svg:y="19.137cm">
          <draw:text-box>
            <text:p text:style-name="P1"><text:span text:style-name="T10">z</text:span></text:p>
          </draw:text-box>
        </draw:frame>
        <draw:frame draw:style-name="gr7" draw:text-style-name="P10" draw:layer="layout" svg:width="0.253cm" svg:height="0.28cm" svg:x="3.136cm" svg:y="19.394cm">
          <draw:text-box>
            <text:p text:style-name="P1"><text:span text:style-name="T11">ij</text:span></text:p>
          </draw:text-box>
        </draw:frame>
        <draw:frame draw:style-name="gr2" draw:text-style-name="P3" draw:layer="layout" svg:width="9.15cm" svg:height="0.471cm" svg:x="3.281cm" svg:y="19.183cm">
          <draw:text-box>
            <text:p text:style-name="P1"><text:span text:style-name="T3">с </text:span><text:span text:style-name="T3">помо</text:span><text:span text:style-name="T3">щью </text:span><text:span text:style-name="T3">следу</text:span><text:span text:style-name="T3">ющег</text:span><text:span text:style-name="T3">о </text:span><text:span text:style-name="T3">рекур</text:span><text:span text:style-name="T3">сивно</text:span><text:span text:style-name="T3">го </text:span><text:span text:style-name="T3">алгор</text:span><text:span text:style-name="T3">итма: </text:span></text:p>
          </draw:text-box>
        </draw:frame>
        <draw:frame draw:style-name="gr2" draw:text-style-name="P3" draw:layer="layout" svg:width="9.929cm" svg:height="0.471cm" svg:x="1.997cm" svg:y="21cm">
          <draw:text-box>
            <text:p text:style-name="P1"><text:span text:style-name="T3"><text:s text:c="4"/></text:span><text:span text:style-name="T3">private </text:span><text:span text:style-name="T3">static </text:span><text:span text:style-name="T3">String </text:span><text:span text:style-name="T3">recursi</text:span><text:span text:style-name="T3">veFin</text:span><text:span text:style-name="T3">dPath</text:span><text:span text:style-name="T3">BySpa</text:span><text:span text:style-name="T3">nning</text:span><text:span text:style-name="T3">Tree(</text:span></text:p>
          </draw:text-box>
        </draw:frame>
        <draw:frame draw:style-name="gr2" draw:text-style-name="P3" draw:layer="layout" svg:width="4.13cm" svg:height="0.471cm" svg:x="1.997cm" svg:y="21.525cm">
          <draw:text-box>
            <text:p text:style-name="P1"><text:span text:style-name="T3"><text:s text:c="8"/></text:span><text:span text:style-name="T3">Edge</text:span><text:span text:style-name="T3">Data </text:span><text:span text:style-name="T3">curEd</text:span><text:span text:style-name="T3">ge,</text:span></text:p>
          </draw:text-box>
        </draw:frame>
        <draw:frame draw:style-name="gr2" draw:text-style-name="P3" draw:layer="layout" svg:width="4.227cm" svg:height="0.471cm" svg:x="1.997cm" svg:y="22.051cm">
          <draw:text-box>
            <text:p text:style-name="P1"><text:span text:style-name="T3"><text:s text:c="8"/></text:span><text:span text:style-name="T3">Edge</text:span><text:span text:style-name="T3">Data </text:span><text:span text:style-name="T3">aimEd</text:span><text:span text:style-name="T3">ge,</text:span></text:p>
          </draw:text-box>
        </draw:frame>
        <draw:frame draw:style-name="gr2" draw:text-style-name="P3" draw:layer="layout" svg:width="9.68cm" svg:height="0.471cm" svg:x="1.997cm" svg:y="22.577cm">
          <draw:text-box>
            <text:p text:style-name="P1"><text:span text:style-name="T3"><text:s text:c="8"/></text:span><text:span text:style-name="T3">Hash</text:span><text:span text:style-name="T3">Map&lt;I</text:span><text:span text:style-name="T3">nteger, </text:span><text:span text:style-name="T3">List&lt;E</text:span><text:span text:style-name="T3">dgeDa</text:span><text:span text:style-name="T3">ta&gt;&gt; </text:span><text:span text:style-name="T3">spanni</text:span><text:span text:style-name="T3">ngTre</text:span><text:span text:style-name="T3">e,</text:span></text:p>
          </draw:text-box>
        </draw:frame>
        <draw:frame draw:style-name="gr2" draw:text-style-name="P3" draw:layer="layout" svg:width="2.589cm" svg:height="0.471cm" svg:x="1.997cm" svg:y="23.102cm">
          <draw:text-box>
            <text:p text:style-name="P1"><text:span text:style-name="T3"><text:s text:c="8"/></text:span><text:span text:style-name="T3">String </text:span><text:span text:style-name="T3">res,</text:span></text:p>
          </draw:text-box>
        </draw:frame>
        <draw:frame draw:style-name="gr2" draw:text-style-name="P3" draw:layer="layout" svg:width="4.295cm" svg:height="0.471cm" svg:x="1.997cm" svg:y="23.628cm">
          <draw:text-box>
            <text:p text:style-name="P1"><text:span text:style-name="T3"><text:s text:c="8"/></text:span><text:span text:style-name="T3">Set&lt;In</text:span><text:span text:style-name="T3">teger&gt; </text:span><text:span text:style-name="T3">visited</text:span></text:p>
          </draw:text-box>
        </draw:frame>
        <draw:frame draw:style-name="gr2" draw:text-style-name="P3" draw:layer="layout" svg:width="0.874cm" svg:height="0.471cm" svg:x="1.997cm" svg:y="24.154cm">
          <draw:text-box>
            <text:p text:style-name="P1"><text:span text:style-name="T3"><text:s text:c="4"/></text:span><text:span text:style-name="T3">) {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8.588cm" svg:height="0.471cm" svg:x="1.997cm" svg:y="25.205cm">
          <draw:text-box>
            <text:p text:style-name="P1"><text:span text:style-name="T3"><text:s text:c="8"/></text:span><text:span text:style-name="T3">if </text:span><text:span text:style-name="T3">(curEd</text:span><text:span text:style-name="T3">ge.get</text:span><text:span text:style-name="T3">To() </text:span><text:span text:style-name="T3">== </text:span><text:span text:style-name="T3">aimEd</text:span><text:span text:style-name="T3">ge.get</text:span><text:span text:style-name="T3">From(</text:span><text:span text:style-name="T3">)) {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2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1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5.869cm" svg:height="0.471cm" svg:x="1.997cm" svg:y="2.719cm">
          <draw:text-box>
            <text:p text:style-name="P1"><text:span text:style-name="T3"><text:s text:c="11"/></text:span><text:span text:style-name="T3"><text:s/></text:span><text:span text:style-name="T3">return </text:span><text:span text:style-name="T3">res + </text:span><text:span text:style-name="T3">String.</text:span><text:span text:style-name="T3">format</text:span><text:span text:style-name="T3">("w_{</text:span><text:span text:style-name="T3">%d, </text:span><text:span text:style-name="T3">%d}</text:span><text:span text:style-name="T3">$", </text:span><text:span text:style-name="T3">curEd</text:span><text:span text:style-name="T3">ge.getI</text:span><text:span text:style-name="T3">ndex()</text:span><text:span text:style-name="T3">, </text:span><text:span text:style-name="T3">aimEd</text:span><text:span text:style-name="T3">ge.getI</text:span><text:span text:style-name="T3">ndex()</text:span><text:span text:style-name="T3">);</text:span></text:p>
          </draw:text-box>
        </draw:frame>
        <draw:frame draw:style-name="gr2" draw:text-style-name="P3" draw:layer="layout" svg:width="1.052cm" svg:height="0.471cm" svg:x="1.997cm" svg:y="3.244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6.175cm" svg:height="0.471cm" svg:x="1.997cm" svg:y="4.296cm">
          <draw:text-box>
            <text:p text:style-name="P1"><text:span text:style-name="T3"><text:s text:c="8"/></text:span><text:span text:style-name="T3">if </text:span><text:span text:style-name="T3">(curEd</text:span><text:span text:style-name="T3">ge.equ</text:span><text:span text:style-name="T3">als(ai</text:span><text:span text:style-name="T3">mEdg</text:span><text:span text:style-name="T3">e)) {</text:span></text:p>
          </draw:text-box>
        </draw:frame>
        <draw:frame draw:style-name="gr2" draw:text-style-name="P3" draw:layer="layout" svg:width="2.851cm" svg:height="0.471cm" svg:x="1.997cm" svg:y="4.821cm">
          <draw:text-box>
            <text:p text:style-name="P1"><text:span text:style-name="T3"><text:s text:c="11"/></text:span><text:span text:style-name="T3"><text:s/></text:span><text:span text:style-name="T3">return </text:span><text:span text:style-name="T3">"";</text:span></text:p>
          </draw:text-box>
        </draw:frame>
        <draw:frame draw:style-name="gr2" draw:text-style-name="P3" draw:layer="layout" svg:width="1.052cm" svg:height="0.471cm" svg:x="1.997cm" svg:y="5.347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5.87cm" svg:height="0.471cm" svg:x="1.997cm" svg:y="6.398cm">
          <draw:text-box>
            <text:p text:style-name="P1"><text:span text:style-name="T3"><text:s text:c="8"/></text:span><text:span text:style-name="T3">visited</text:span><text:span text:style-name="T3">.add(c</text:span><text:span text:style-name="T3">urEdg</text:span><text:span text:style-name="T3">e.getT</text:span><text:span text:style-name="T3">o());</text:span></text:p>
          </draw:text-box>
        </draw:frame>
        <draw:frame draw:style-name="gr2" draw:text-style-name="P3" draw:layer="layout" svg:width="10.298cm" svg:height="0.471cm" svg:x="1.997cm" svg:y="7.45cm">
          <draw:text-box>
            <text:p text:style-name="P1"><text:span text:style-name="T3"><text:s text:c="8"/></text:span><text:span text:style-name="T3">for </text:span><text:span text:style-name="T3">(Edge</text:span><text:span text:style-name="T3">Data e </text:span><text:span text:style-name="T3">: </text:span><text:span text:style-name="T3">spanni</text:span><text:span text:style-name="T3">ngTre</text:span><text:span text:style-name="T3">e.get(c</text:span><text:span text:style-name="T3">urEdg</text:span><text:span text:style-name="T3">e.getT</text:span><text:span text:style-name="T3">o())) {</text:span></text:p>
          </draw:text-box>
        </draw:frame>
        <draw:frame draw:style-name="gr2" draw:text-style-name="P3" draw:layer="layout" svg:width="6.504cm" svg:height="0.471cm" svg:x="1.997cm" svg:y="8.501cm">
          <draw:text-box>
            <text:p text:style-name="P1"><text:span text:style-name="T3"><text:s text:c="11"/></text:span><text:span text:style-name="T3"><text:s/></text:span><text:span text:style-name="T3">if </text:span><text:span text:style-name="T3">(visite</text:span><text:span text:style-name="T3">d.cont</text:span><text:span text:style-name="T3">ains(e.</text:span><text:span text:style-name="T3">getTo(</text:span><text:span text:style-name="T3">))) </text:span></text:p>
          </draw:text-box>
        </draw:frame>
        <draw:frame draw:style-name="gr2" draw:text-style-name="P3" draw:layer="layout" svg:width="3.27cm" svg:height="0.471cm" svg:x="1.997cm" svg:y="9.027cm">
          <draw:text-box>
            <text:p text:style-name="P1"><text:span text:style-name="T3"><text:s text:c="11"/></text:span><text:span text:style-name="T3"><text:s text:c="5"/></text:span><text:span text:style-name="T3">contin</text:span><text:span text:style-name="T3">ue;</text:span></text:p>
          </draw:text-box>
        </draw:frame>
        <draw:frame draw:style-name="gr2" draw:text-style-name="P3" draw:layer="layout" svg:width="10.12cm" svg:height="0.471cm" svg:x="1.997cm" svg:y="10.078cm">
          <draw:text-box>
            <text:p text:style-name="P1"><text:span text:style-name="T3"><text:s text:c="11"/></text:span><text:span text:style-name="T3"><text:s/></text:span><text:span text:style-name="T3">String </text:span><text:span text:style-name="T3">curRe</text:span><text:span text:style-name="T3">s = </text:span><text:span text:style-name="T3">recursi</text:span><text:span text:style-name="T3">veFin</text:span><text:span text:style-name="T3">dPath</text:span><text:span text:style-name="T3">BySpa</text:span><text:span text:style-name="T3">nning</text:span><text:span text:style-name="T3">Tree(</text:span></text:p>
          </draw:text-box>
        </draw:frame>
        <draw:frame draw:style-name="gr2" draw:text-style-name="P3" draw:layer="layout" svg:width="1.987cm" svg:height="0.471cm" svg:x="1.997cm" svg:y="10.603cm">
          <draw:text-box>
            <text:p text:style-name="P1"><text:span text:style-name="T3"><text:s text:c="11"/></text:span><text:span text:style-name="T3"><text:s text:c="5"/></text:span><text:span text:style-name="T3">e,</text:span></text:p>
          </draw:text-box>
        </draw:frame>
        <draw:frame draw:style-name="gr2" draw:text-style-name="P3" draw:layer="layout" svg:width="3.304cm" svg:height="0.471cm" svg:x="1.997cm" svg:y="11.129cm">
          <draw:text-box>
            <text:p text:style-name="P1"><text:span text:style-name="T3"><text:s text:c="11"/></text:span><text:span text:style-name="T3"><text:s text:c="5"/></text:span><text:span text:style-name="T3">aimEd</text:span><text:span text:style-name="T3">ge,</text:span></text:p>
          </draw:text-box>
        </draw:frame>
        <draw:frame draw:style-name="gr2" draw:text-style-name="P3" draw:layer="layout" svg:width="4.1cm" svg:height="0.471cm" svg:x="1.997cm" svg:y="11.655cm">
          <draw:text-box>
            <text:p text:style-name="P1"><text:span text:style-name="T3"><text:s text:c="11"/></text:span><text:span text:style-name="T3"><text:s text:c="5"/></text:span><text:span text:style-name="T3">spanni</text:span><text:span text:style-name="T3">ngTre</text:span><text:span text:style-name="T3">e,</text:span></text:p>
          </draw:text-box>
        </draw:frame>
        <draw:frame draw:style-name="gr2" draw:text-style-name="P3" draw:layer="layout" svg:width="13.637cm" svg:height="0.471cm" svg:x="1.997cm" svg:y="12.18cm">
          <draw:text-box>
            <text:p text:style-name="P1"><text:span text:style-name="T3"><text:s text:c="11"/></text:span><text:span text:style-name="T3"><text:s text:c="5"/></text:span><text:span text:style-name="T3">res </text:span><text:span text:style-name="T3">+ </text:span><text:span text:style-name="T3">String.</text:span><text:span text:style-name="T3">format</text:span><text:span text:style-name="T3">("w_{</text:span><text:span text:style-name="T3">%d, </text:span><text:span text:style-name="T3">%d}", </text:span><text:span text:style-name="T3">curEd</text:span><text:span text:style-name="T3">ge.getI</text:span><text:span text:style-name="T3">ndex()</text:span><text:span text:style-name="T3">, </text:span><text:span text:style-name="T3">e.getIn</text:span><text:span text:style-name="T3">dex()),</text:span></text:p>
          </draw:text-box>
        </draw:frame>
        <draw:frame draw:style-name="gr2" draw:text-style-name="P3" draw:layer="layout" svg:width="2.825cm" svg:height="0.471cm" svg:x="1.997cm" svg:y="12.706cm">
          <draw:text-box>
            <text:p text:style-name="P1"><text:span text:style-name="T3"><text:s text:c="11"/></text:span><text:span text:style-name="T3"><text:s text:c="5"/></text:span><text:span text:style-name="T3">visited</text:span></text:p>
          </draw:text-box>
        </draw:frame>
        <draw:frame draw:style-name="gr2" draw:text-style-name="P3" draw:layer="layout" svg:width="1.53cm" svg:height="0.471cm" svg:x="1.997cm" svg:y="13.232cm">
          <draw:text-box>
            <text:p text:style-name="P1"><text:span text:style-name="T3"><text:s text:c="11"/></text:span><text:span text:style-name="T3"><text:s/></text:span><text:span text:style-name="T3">);</text:span></text:p>
          </draw:text-box>
        </draw:frame>
        <draw:frame draw:style-name="gr2" draw:text-style-name="P3" draw:layer="layout" svg:width="10.111cm" svg:height="0.471cm" svg:x="1.997cm" svg:y="14.283cm">
          <draw:text-box>
            <text:p text:style-name="P1"><text:span text:style-name="T3"><text:s text:c="11"/></text:span><text:span text:style-name="T3"><text:s/></text:span><text:span text:style-name="T3">if </text:span><text:span text:style-name="T3">(curRe</text:span><text:span text:style-name="T3">s.lengt</text:span><text:span text:style-name="T3">h() &gt; 1 </text:span><text:span text:style-name="T3">&amp;&amp; </text:span><text:span text:style-name="T3">curRe</text:span><text:span text:style-name="T3">s.ends</text:span><text:span text:style-name="T3">With("</text:span><text:span text:style-name="T3">$")) {</text:span></text:p>
          </draw:text-box>
        </draw:frame>
        <draw:frame draw:style-name="gr2" draw:text-style-name="P3" draw:layer="layout" svg:width="4.1cm" svg:height="0.471cm" svg:x="1.997cm" svg:y="14.809cm">
          <draw:text-box>
            <text:p text:style-name="P1"><text:span text:style-name="T3"><text:s text:c="11"/></text:span><text:span text:style-name="T3"><text:s text:c="5"/></text:span><text:span text:style-name="T3">return </text:span><text:span text:style-name="T3">curRe</text:span><text:span text:style-name="T3">s;</text:span></text:p>
          </draw:text-box>
        </draw:frame>
        <draw:frame draw:style-name="gr2" draw:text-style-name="P3" draw:layer="layout" svg:width="1.475cm" svg:height="0.471cm" svg:x="1.997cm" svg:y="15.334cm">
          <draw:text-box>
            <text:p text:style-name="P1"><text:span text:style-name="T3"><text:s text:c="11"/></text:span><text:span text:style-name="T3"><text:s/></text:span><text:span text:style-name="T3">}</text:span></text:p>
          </draw:text-box>
        </draw:frame>
        <draw:frame draw:style-name="gr2" draw:text-style-name="P3" draw:layer="layout" svg:width="1.052cm" svg:height="0.471cm" svg:x="1.997cm" svg:y="15.86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2.428cm" svg:height="0.471cm" svg:x="1.997cm" svg:y="16.911cm">
          <draw:text-box>
            <text:p text:style-name="P1"><text:span text:style-name="T3"><text:s text:c="8"/></text:span><text:span text:style-name="T3">return </text:span><text:span text:style-name="T3">"";</text:span></text:p>
          </draw:text-box>
        </draw:frame>
        <draw:frame draw:style-name="gr2" draw:text-style-name="P3" draw:layer="layout" svg:width="0.628cm" svg:height="0.471cm" svg:x="1.997cm" svg:y="17.96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2" draw:text-style-name="P3" draw:layer="layout" svg:width="17.871cm" svg:height="0.471cm" svg:x="1.997cm" svg:y="18.767cm">
          <draw:text-box>
            <text:p text:style-name="P1"><text:span text:style-name="T3">4) </text:span><text:span text:style-name="T3">Запис</text:span><text:span text:style-name="T3">ываю</text:span><text:span text:style-name="T3">тся в </text:span><text:span text:style-name="T3">json-</text:span><text:span text:style-name="T3">файл </text:span><text:span text:style-name="T3">матри</text:span><text:span text:style-name="T3">ца </text:span><text:span text:style-name="T3">путей</text:span><text:span text:style-name="T3">, </text:span><text:span text:style-name="T3">марки</text:span><text:span text:style-name="T3">ровка </text:span><text:span text:style-name="T3">ребер, </text:span><text:span text:style-name="T3">ребра </text:span><text:span text:style-name="T3">в </text:span><text:span text:style-name="T3">остов</text:span><text:span text:style-name="T3">ном </text:span><text:span text:style-name="T3">дерев</text:span><text:span text:style-name="T3">е и </text:span><text:span text:style-name="T3">вне </text:span><text:span text:style-name="T3">его.</text:span></text:p>
          </draw:text-box>
        </draw:frame>
        <draw:frame draw:style-name="gr2" draw:text-style-name="P3" draw:layer="layout" svg:width="11.504cm" svg:height="0.471cm" svg:x="1.997cm" svg:y="19.571cm">
          <draw:text-box>
            <text:p text:style-name="P1"><text:span text:style-name="T3">5) </text:span><text:span text:style-name="T3">Скри</text:span><text:span text:style-name="T3">птом </text:span><text:span text:style-name="T3">возвр</text:span><text:span text:style-name="T3">ащает</text:span><text:span text:style-name="T3">ся </text:span><text:span text:style-name="T3">строк</text:span><text:span text:style-name="T3">а </text:span><text:span text:style-name="T3">резул</text:span><text:span text:style-name="T3">ьтата </text:span><text:span text:style-name="T3">в </text:span><text:span text:style-name="T3">форма</text:span><text:span text:style-name="T3">те </text:span><text:span text:style-name="T3">LaTe</text:span><text:span text:style-name="T3">X.</text:span></text:p>
          </draw:text-box>
        </draw:frame>
        <draw:frame draw:style-name="gr2" draw:text-style-name="P3" draw:layer="layout" svg:width="10.645cm" svg:height="0.471cm" svg:x="1.997cm" svg:y="20.375cm">
          <draw:text-box>
            <text:p text:style-name="P1"><text:span text:style-name="T3">6) </text:span><text:span text:style-name="T3">Выво</text:span><text:span text:style-name="T3">дится </text:span><text:span text:style-name="T3">резул</text:span><text:span text:style-name="T3">ьтат в </text:span><text:span text:style-name="T3">выбра</text:span><text:span text:style-name="T3">нный </text:span><text:span text:style-name="T3">польз</text:span><text:span text:style-name="T3">овате</text:span><text:span text:style-name="T3">лем </text:span><text:span text:style-name="T3">файл.</text:span></text:p>
          </draw:text-box>
        </draw:frame>
        <draw:frame draw:style-name="gr2" draw:text-style-name="P3" draw:layer="layout" svg:width="13.426cm" svg:height="0.471cm" svg:x="2.004cm" svg:y="21.536cm">
          <draw:text-box>
            <text:p text:style-name="P1"><text:span text:style-name="T4">3.2.5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вычи</text:span><text:span text:style-name="T4">слени</text:span><text:span text:style-name="T4">я </text:span><text:span text:style-name="T4">функ</text:span><text:span text:style-name="T4">ции </text:span><text:span text:style-name="T4">на </text:span><text:span text:style-name="T4">путях</text:span></text:p>
          </draw:text-box>
        </draw:frame>
        <draw:frame draw:style-name="gr2" draw:text-style-name="P3" draw:layer="layout" svg:width="12.351cm" svg:height="0.471cm" svg:x="2.275cm" svg:y="22.697cm">
          <draw:text-box>
            <text:p text:style-name="P1"><text:span text:style-name="T3">Для </text:span><text:span text:style-name="T3">произ</text:span><text:span text:style-name="T3">вольн</text:span><text:span text:style-name="T3">ой </text:span><text:span text:style-name="T3">верш</text:span><text:span text:style-name="T3">ины </text:span><text:span text:style-name="T3">графа </text:span><text:span text:style-name="T3">v </text:span><text:span text:style-name="T3">задад</text:span><text:span text:style-name="T3">им </text:span><text:span text:style-name="T3">следу</text:span><text:span text:style-name="T3">ющу</text:span><text:span text:style-name="T3">ю </text:span><text:span text:style-name="T3">функ</text:span><text:span text:style-name="T3">цию:</text:span></text:p>
          </draw:text-box>
        </draw:frame>
        <draw:frame draw:style-name="gr9" draw:text-style-name="P3" draw:layer="layout" svg:width="0.421cm" svg:height="0.471cm" svg:x="2.272cm" svg:y="23.886cm">
          <draw:text-box>
            <text:p text:style-name="P1"><text:span text:style-name="T10">ζ</text:span></text:p>
          </draw:text-box>
        </draw:frame>
        <draw:frame draw:style-name="gr10" draw:text-style-name="P10" draw:layer="layout" svg:width="0.251cm" svg:height="0.28cm" svg:x="2.484cm" svg:y="24.142cm">
          <draw:text-box>
            <text:p text:style-name="P1"><text:span text:style-name="T11">G</text:span></text:p>
          </draw:text-box>
        </draw:frame>
        <draw:frame draw:style-name="gr11" draw:text-style-name="P11" draw:layer="layout" svg:width="0.207cm" svg:height="0.433cm" svg:x="2.723cm" svg:y="23.962cm">
          <draw:text-box>
            <text:p text:style-name="P1"><text:span text:style-name="T13">(</text:span></text:p>
          </draw:text-box>
        </draw:frame>
        <draw:frame draw:style-name="gr9" draw:text-style-name="P3" draw:layer="layout" svg:width="0.421cm" svg:height="0.471cm" svg:x="2.829cm" svg:y="23.886cm">
          <draw:text-box>
            <text:p text:style-name="P1"><text:span text:style-name="T10">t</text:span></text:p>
          </draw:text-box>
        </draw:frame>
        <draw:frame draw:style-name="gr11" draw:text-style-name="P11" draw:layer="layout" svg:width="0.207cm" svg:height="0.433cm" svg:x="3.013cm" svg:y="23.962cm">
          <draw:text-box>
            <text:p text:style-name="P1"><text:span text:style-name="T13">)</text:span></text:p>
          </draw:text-box>
        </draw:frame>
        <draw:frame draw:style-name="gr9" draw:text-style-name="P3" draw:layer="layout" svg:width="0.421cm" svg:height="0.422cm" svg:x="3.094cm" svg:y="23.969cm">
          <draw:text-box>
            <text:p text:style-name="P1"><text:span text:style-name="T12">=</text:span></text:p>
          </draw:text-box>
        </draw:frame>
        <draw:frame draw:style-name="gr24" draw:text-style-name="P13" draw:layer="layout" svg:width="0.615cm" svg:height="0.616cm" svg:x="3.57cm" svg:y="23.916cm">
          <draw:text-box>
            <text:p text:style-name="P1"><text:span text:style-name="T18">∏</text:span></text:p>
          </draw:text-box>
        </draw:frame>
        <draw:frame draw:style-name="gr10" draw:text-style-name="P10" draw:layer="layout" svg:width="0.251cm" svg:height="0.28cm" svg:x="3.436cm" svg:y="24.435cm">
          <draw:text-box>
            <text:p text:style-name="P1"><text:span text:style-name="T11">l</text:span></text:p>
          </draw:text-box>
        </draw:frame>
        <draw:frame draw:style-name="gr10" draw:text-style-name="P10" draw:layer="layout" svg:width="0.251cm" svg:height="0.297cm" svg:x="3.542cm" svg:y="24.426cm">
          <draw:text-box>
            <text:p text:style-name="P1"><text:span text:style-name="T19">∈</text:span></text:p>
          </draw:text-box>
        </draw:frame>
        <draw:frame draw:style-name="gr10" draw:text-style-name="P10" draw:layer="layout" svg:width="0.251cm" svg:height="0.28cm" svg:x="3.782cm" svg:y="24.435cm">
          <draw:text-box>
            <text:p text:style-name="P1"><text:span text:style-name="T11">D</text:span></text:p>
          </draw:text-box>
        </draw:frame>
        <draw:frame draw:style-name="gr12" draw:text-style-name="P12" draw:layer="layout" svg:width="0.124cm" svg:height="0.26cm" svg:x="3.993cm" svg:y="24.48cm">
          <draw:text-box>
            <text:p text:style-name="P1"><text:span text:style-name="T15">(</text:span></text:p>
          </draw:text-box>
        </draw:frame>
        <draw:frame draw:style-name="gr10" draw:text-style-name="P10" draw:layer="layout" svg:width="0.251cm" svg:height="0.28cm" svg:x="4.071cm" svg:y="24.435cm">
          <draw:text-box>
            <text:p text:style-name="P1"><text:span text:style-name="T11">v</text:span></text:p>
          </draw:text-box>
        </draw:frame>
        <draw:frame draw:style-name="gr12" draw:text-style-name="P12" draw:layer="layout" svg:width="0.124cm" svg:height="0.26cm" svg:x="4.202cm" svg:y="24.48cm">
          <draw:text-box>
            <text:p text:style-name="P1"><text:span text:style-name="T15">)</text:span></text:p>
          </draw:text-box>
        </draw:frame>
        <draw:polygon draw:style-name="gr29" draw:text-style-name="P22" draw:layer="layout" svg:width="1.203cm" svg:height="0.021cm" svg:x="4.363cm" svg:y="24.128cm" svg:viewBox="0 0 1204 22" draw:points="0,0 1204,0 1204,22 0,22">
          <text:p/>
        </draw:polygon>
        <draw:frame draw:style-name="gr9" draw:text-style-name="P3" draw:layer="layout" svg:width="0.421cm" svg:height="0.471cm" svg:x="4.89cm" svg:y="23.646cm">
          <draw:text-box>
            <text:p text:style-name="P1"><text:span text:style-name="T10">t</text:span></text:p>
          </draw:text-box>
        </draw:frame>
        <draw:frame draw:style-name="gr9" draw:text-style-name="P3" draw:layer="layout" svg:width="0.79cm" svg:height="0.471cm" svg:x="4.389cm" svg:y="24.256cm">
          <draw:text-box>
            <text:p text:style-name="P1"><text:span text:style-name="T17">1</text:span><text:span text:style-name="T10">− e</text:span></text:p>
          </draw:text-box>
        </draw:frame>
        <draw:frame draw:style-name="gr10" draw:text-style-name="P10" draw:layer="layout" svg:width="0.251cm" svg:height="0.28cm" svg:x="5.158cm" svg:y="24.195cm">
          <draw:text-box>
            <text:p text:style-name="P1"><text:span text:style-name="T11">l</text:span></text:p>
          </draw:text-box>
        </draw:frame>
        <draw:frame draw:style-name="gr10" draw:text-style-name="P10" draw:layer="layout" svg:width="0.251cm" svg:height="0.34cm" svg:x="5.263cm" svg:y="24.153cm">
          <draw:text-box>
            <text:p text:style-name="P1"><text:span text:style-name="T36">∗</text:span></text:p>
          </draw:text-box>
        </draw:frame>
        <draw:frame draw:style-name="gr10" draw:text-style-name="P10" draw:layer="layout" svg:width="0.251cm" svg:height="0.28cm" svg:x="5.447cm" svg:y="24.195cm">
          <draw:text-box>
            <text:p text:style-name="P1"><text:span text:style-name="T11">t</text:span></text:p>
          </draw:text-box>
        </draw:frame>
        <draw:frame draw:style-name="gr2" draw:text-style-name="P3" draw:layer="layout" svg:width="13.71cm" svg:height="0.471cm" svg:x="5.584cm" svg:y="23.963cm">
          <draw:text-box>
            <text:p text:style-name="P1"><text:span text:style-name="T3">, где </text:span><text:span text:style-name="T3">D(v) – </text:span><text:span text:style-name="T3">множ</text:span><text:span text:style-name="T3">ество </text:span><text:span text:style-name="T3">длин </text:span><text:span text:style-name="T3">всех </text:span><text:span text:style-name="T3">путей </text:span><text:span text:style-name="T3">из </text:span><text:span text:style-name="T3">верш</text:span><text:span text:style-name="T3">ины </text:span><text:span text:style-name="T3">v, </text:span><text:span text:style-name="T3">котор</text:span><text:span text:style-name="T3">ые не </text:span><text:span text:style-name="T3">прохо</text:span><text:span text:style-name="T3">дят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4.688cm" svg:height="0.471cm" svg:x="2.275cm" svg:y="24.743cm">
          <draw:text-box>
            <text:p text:style-name="P1"><text:span text:style-name="T3">через </text:span><text:span text:style-name="T3">одно </text:span><text:span text:style-name="T3">ребро </text:span><text:span text:style-name="T3">дважд</text:span><text:span text:style-name="T3">ы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3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2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915cm" svg:height="0.471cm" svg:x="2.275cm" svg:y="2.719cm">
          <draw:text-box>
            <text:p text:style-name="P1"><text:span text:style-name="T3">Алгор</text:span><text:span text:style-name="T3">итм:</text:span></text:p>
          </draw:text-box>
        </draw:frame>
        <draw:frame draw:style-name="gr2" draw:text-style-name="P3" draw:layer="layout" svg:width="15.318cm" svg:height="0.471cm" svg:x="2.275cm" svg:y="3.693cm">
          <draw:text-box>
            <text:p text:style-name="P1"><text:span text:style-name="T3">1) </text:span><text:span text:style-name="T3">Польз</text:span><text:span text:style-name="T3">овате</text:span><text:span text:style-name="T3">ль </text:span><text:span text:style-name="T3">выби</text:span><text:span text:style-name="T3">рает </text:span><text:span text:style-name="T3">верш</text:span><text:span text:style-name="T3">ину </text:span><text:span text:style-name="T3">для </text:span><text:span text:style-name="T3">вычис</text:span><text:span text:style-name="T3">ления </text:span><text:span text:style-name="T3">с </text:span><text:span text:style-name="T3">помо</text:span><text:span text:style-name="T3">щью </text:span><text:span text:style-name="T3">конте</text:span><text:span text:style-name="T3">кстно</text:span><text:span text:style-name="T3">го </text:span><text:span text:style-name="T3">меню.</text:span></text:p>
          </draw:text-box>
        </draw:frame>
        <draw:frame draw:style-name="gr2" draw:text-style-name="P3" draw:layer="layout" svg:width="17.719cm" svg:height="0.471cm" svg:x="2.275cm" svg:y="4.666cm">
          <draw:text-box>
            <text:p text:style-name="P1"><text:span text:style-name="T3">2) С <text:s/></text:span><text:span text:style-name="T3">помо</text:span><text:span text:style-name="T3">щью <text:s/></text:span><text:span text:style-name="T3">специ</text:span><text:span text:style-name="T3">ализи</text:span><text:span text:style-name="T3">рован</text:span><text:span text:style-name="T3">ного <text:s text:c="2"/></text:span><text:span text:style-name="T3">обход</text:span><text:span text:style-name="T3">а <text:s/>в <text:s/></text:span><text:span text:style-name="T3">глуби</text:span><text:span text:style-name="T3">ну <text:s/></text:span><text:span text:style-name="T3">наход</text:span><text:span text:style-name="T3">ятся <text:s/></text:span><text:span text:style-name="T3">все <text:s/></text:span><text:span text:style-name="T3">пути <text:s/></text:span><text:span text:style-name="T3">(симв</text:span><text:span text:style-name="T3">ольны</text:span><text:span text:style-name="T3">е) <text:s/>из</text:span></text:p>
          </draw:text-box>
        </draw:frame>
        <draw:frame draw:style-name="gr2" draw:text-style-name="P3" draw:layer="layout" svg:width="1.784cm" svg:height="0.471cm" svg:x="2.275cm" svg:y="5.153cm">
          <draw:text-box>
            <text:p text:style-name="P1"><text:span text:style-name="T3">верш</text:span><text:span text:style-name="T3">ины:</text:span></text:p>
          </draw:text-box>
        </draw:frame>
        <draw:frame draw:style-name="gr2" draw:text-style-name="P3" draw:layer="layout" svg:width="5.815cm" svg:height="0.471cm" svg:x="2.275cm" svg:y="6.127cm">
          <draw:text-box>
            <text:p text:style-name="P1"><text:span text:style-name="T3"><text:s text:c="2"/></text:span><text:span text:style-name="T3">private </text:span><text:span text:style-name="T3">static </text:span><text:span text:style-name="T3">void </text:span><text:span text:style-name="T3">recursi</text:span><text:span text:style-name="T3">veDF</text:span><text:span text:style-name="T3">S(</text:span></text:p>
          </draw:text-box>
        </draw:frame>
        <draw:frame draw:style-name="gr2" draw:text-style-name="P3" draw:layer="layout" svg:width="3.427cm" svg:height="0.471cm" svg:x="2.275cm" svg:y="6.614cm">
          <draw:text-box>
            <text:p text:style-name="P1"><text:span text:style-name="T3"><text:s text:c="8"/></text:span><text:span text:style-name="T3">Node </text:span><text:span text:style-name="T3">curNo</text:span><text:span text:style-name="T3">de,</text:span></text:p>
          </draw:text-box>
        </draw:frame>
        <draw:frame draw:style-name="gr2" draw:text-style-name="P3" draw:layer="layout" svg:width="4.337cm" svg:height="0.471cm" svg:x="2.275cm" svg:y="7.1cm">
          <draw:text-box>
            <text:p text:style-name="P1"><text:span text:style-name="T3"><text:s text:c="8"/></text:span><text:span text:style-name="T3">List&lt;S</text:span><text:span text:style-name="T3">tring&gt; </text:span><text:span text:style-name="T3">tokens</text:span><text:span text:style-name="T3">,</text:span></text:p>
          </draw:text-box>
        </draw:frame>
        <draw:frame draw:style-name="gr2" draw:text-style-name="P3" draw:layer="layout" svg:width="4.126cm" svg:height="0.471cm" svg:x="2.275cm" svg:y="7.587cm">
          <draw:text-box>
            <text:p text:style-name="P1"><text:span text:style-name="T3"><text:s text:c="8"/></text:span><text:span text:style-name="T3">List&lt;S</text:span><text:span text:style-name="T3">tring&gt; </text:span><text:span text:style-name="T3">paths,</text:span></text:p>
          </draw:text-box>
        </draw:frame>
        <draw:frame draw:style-name="gr2" draw:text-style-name="P3" draw:layer="layout" svg:width="3.969cm" svg:height="0.471cm" svg:x="2.275cm" svg:y="8.074cm">
          <draw:text-box>
            <text:p text:style-name="P1"><text:span text:style-name="T3"><text:s text:c="8"/></text:span><text:span text:style-name="T3">Set&lt;E</text:span><text:span text:style-name="T3">dge&gt; </text:span><text:span text:style-name="T3">visited</text:span></text:p>
          </draw:text-box>
        </draw:frame>
        <draw:frame draw:style-name="gr2" draw:text-style-name="P3" draw:layer="layout" svg:width="0.874cm" svg:height="0.471cm" svg:x="2.275cm" svg:y="8.561cm">
          <draw:text-box>
            <text:p text:style-name="P1"><text:span text:style-name="T3"><text:s text:c="4"/></text:span><text:span text:style-name="T3">) {</text:span></text:p>
          </draw:text-box>
        </draw:frame>
        <draw:frame draw:style-name="gr2" draw:text-style-name="P3" draw:layer="layout" svg:width="6.911cm" svg:height="0.471cm" svg:x="2.275cm" svg:y="9.535cm">
          <draw:text-box>
            <text:p text:style-name="P1"><text:span text:style-name="T3"><text:s text:c="8"/></text:span><text:span text:style-name="T3">for </text:span><text:span text:style-name="T3">(Edge </text:span><text:span text:style-name="T3">e : </text:span><text:span text:style-name="T3">curNo</text:span><text:span text:style-name="T3">de.get</text:span><text:span text:style-name="T3">Edges</text:span><text:span text:style-name="T3">()) {</text:span></text:p>
          </draw:text-box>
        </draw:frame>
        <draw:frame draw:style-name="gr2" draw:text-style-name="P3" draw:layer="layout" svg:width="9.857cm" svg:height="0.471cm" svg:x="2.275cm" svg:y="10.021cm">
          <draw:text-box>
            <text:p text:style-name="P1"><text:span text:style-name="T3"><text:s text:c="11"/></text:span><text:span text:style-name="T3"><text:s/></text:span><text:span text:style-name="T3">Set&lt;E</text:span><text:span text:style-name="T3">dge&gt; </text:span><text:span text:style-name="T3">newVi</text:span><text:span text:style-name="T3">sited = </text:span><text:span text:style-name="T3">new </text:span><text:span text:style-name="T3">HashS</text:span><text:span text:style-name="T3">et&lt;&gt;(v</text:span><text:span text:style-name="T3">isited);</text:span></text:p>
          </draw:text-box>
        </draw:frame>
        <draw:frame draw:style-name="gr2" draw:text-style-name="P3" draw:layer="layout" svg:width="8.227cm" svg:height="0.471cm" svg:x="2.275cm" svg:y="10.995cm">
          <draw:text-box>
            <text:p text:style-name="P1"><text:span text:style-name="T3"><text:s text:c="11"/></text:span><text:span text:style-name="T3"><text:s/></text:span><text:span text:style-name="T3">if </text:span><text:span text:style-name="T3">(e.get</text:span><text:span text:style-name="T3">TextL</text:span><text:span text:style-name="T3">ength(</text:span><text:span text:style-name="T3">).conta</text:span><text:span text:style-name="T3">ins("in</text:span><text:span text:style-name="T3">fty")) </text:span><text:span text:style-name="T3">{</text:span></text:p>
          </draw:text-box>
        </draw:frame>
        <draw:frame draw:style-name="gr2" draw:text-style-name="P3" draw:layer="layout" svg:width="14.492cm" svg:height="0.471cm" svg:x="2.275cm" svg:y="11.482cm">
          <draw:text-box>
            <text:p text:style-name="P1"><text:span text:style-name="T3"><text:s text:c="11"/></text:span><text:span text:style-name="T3"><text:s text:c="5"/></text:span><text:span text:style-name="T3">throw </text:span><text:span text:style-name="T3">new </text:span><text:span text:style-name="T3">Valida</text:span><text:span text:style-name="T3">tionEx</text:span><text:span text:style-name="T3">ceptio</text:span><text:span text:style-name="T3">n("Th</text:span><text:span text:style-name="T3">ere </text:span><text:span text:style-name="T3">must </text:span><text:span text:style-name="T3">be no </text:span><text:span text:style-name="T3">infiniti</text:span><text:span text:style-name="T3">es in </text:span><text:span text:style-name="T3">distan</text:span><text:span text:style-name="T3">ces");</text:span></text:p>
          </draw:text-box>
        </draw:frame>
        <draw:frame draw:style-name="gr2" draw:text-style-name="P3" draw:layer="layout" svg:width="1.475cm" svg:height="0.471cm" svg:x="2.275cm" svg:y="11.969cm">
          <draw:text-box>
            <text:p text:style-name="P1"><text:span text:style-name="T3"><text:s text:c="11"/></text:span><text:span text:style-name="T3"><text:s/></text:span><text:span text:style-name="T3">}</text:span></text:p>
          </draw:text-box>
        </draw:frame>
        <draw:frame draw:style-name="gr2" draw:text-style-name="P3" draw:layer="layout" svg:width="5.336cm" svg:height="0.471cm" svg:x="2.275cm" svg:y="12.942cm">
          <draw:text-box>
            <text:p text:style-name="P1"><text:span text:style-name="T3"><text:s text:c="11"/></text:span><text:span text:style-name="T3"><text:s/></text:span><text:span text:style-name="T3">if </text:span><text:span text:style-name="T3">(visite</text:span><text:span text:style-name="T3">d.cont</text:span><text:span text:style-name="T3">ains(e)</text:span><text:span text:style-name="T3">) {</text:span></text:p>
          </draw:text-box>
        </draw:frame>
        <draw:frame draw:style-name="gr2" draw:text-style-name="P3" draw:layer="layout" svg:width="3.27cm" svg:height="0.471cm" svg:x="2.275cm" svg:y="13.429cm">
          <draw:text-box>
            <text:p text:style-name="P1"><text:span text:style-name="T3"><text:s text:c="11"/></text:span><text:span text:style-name="T3"><text:s text:c="5"/></text:span><text:span text:style-name="T3">contin</text:span><text:span text:style-name="T3">ue;</text:span></text:p>
          </draw:text-box>
        </draw:frame>
        <draw:frame draw:style-name="gr2" draw:text-style-name="P3" draw:layer="layout" svg:width="1.475cm" svg:height="0.471cm" svg:x="2.275cm" svg:y="13.916cm">
          <draw:text-box>
            <text:p text:style-name="P1"><text:span text:style-name="T3"><text:s text:c="11"/></text:span><text:span text:style-name="T3"><text:s/></text:span><text:span text:style-name="T3">}</text:span></text:p>
          </draw:text-box>
        </draw:frame>
        <draw:frame draw:style-name="gr2" draw:text-style-name="P3" draw:layer="layout" svg:width="4.498cm" svg:height="0.471cm" svg:x="2.275cm" svg:y="14.89cm">
          <draw:text-box>
            <text:p text:style-name="P1"><text:span text:style-name="T3"><text:s text:c="11"/></text:span><text:span text:style-name="T3"><text:s/></text:span><text:span text:style-name="T3">newVi</text:span><text:span text:style-name="T3">sited.a</text:span><text:span text:style-name="T3">dd(e);</text:span></text:p>
          </draw:text-box>
        </draw:frame>
        <draw:frame draw:style-name="gr2" draw:text-style-name="P3" draw:layer="layout" svg:width="9.527cm" svg:height="0.471cm" svg:x="2.275cm" svg:y="15.863cm">
          <draw:text-box>
            <text:p text:style-name="P1"><text:span text:style-name="T3"><text:s text:c="11"/></text:span><text:span text:style-name="T3"><text:s/></text:span><text:span text:style-name="T3">Array</text:span><text:span text:style-name="T3">List&lt;S</text:span><text:span text:style-name="T3">tring&gt; </text:span><text:span text:style-name="T3">t = </text:span><text:span text:style-name="T3">new </text:span><text:span text:style-name="T3">Array</text:span><text:span text:style-name="T3">List&lt;&gt;</text:span><text:span text:style-name="T3">(token</text:span><text:span text:style-name="T3">s);</text:span></text:p>
          </draw:text-box>
        </draw:frame>
        <draw:frame draw:style-name="gr2" draw:text-style-name="P3" draw:layer="layout" svg:width="5.565cm" svg:height="0.471cm" svg:x="2.275cm" svg:y="16.35cm">
          <draw:text-box>
            <text:p text:style-name="P1"><text:span text:style-name="T3"><text:s text:c="11"/></text:span><text:span text:style-name="T3"><text:s/></text:span><text:span text:style-name="T3">t.add(e</text:span><text:span text:style-name="T3">.getTe</text:span><text:span text:style-name="T3">xtLen</text:span><text:span text:style-name="T3">gth());</text:span></text:p>
          </draw:text-box>
        </draw:frame>
        <draw:frame draw:style-name="gr2" draw:text-style-name="P3" draw:layer="layout" svg:width="8.054cm" svg:height="0.471cm" svg:x="2.275cm" svg:y="16.837cm">
          <draw:text-box>
            <text:p text:style-name="P1"><text:span text:style-name="T3"><text:s text:c="11"/></text:span><text:span text:style-name="T3"><text:s/></text:span><text:span text:style-name="T3">paths.</text:span><text:span text:style-name="T3">add(P</text:span><text:span text:style-name="T3">arser.p</text:span><text:span text:style-name="T3">arseTe</text:span><text:span text:style-name="T3">xToSy</text:span><text:span text:style-name="T3">mpy(t)</text:span><text:span text:style-name="T3">);</text:span></text:p>
          </draw:text-box>
        </draw:frame>
        <draw:frame draw:style-name="gr2" draw:text-style-name="P3" draw:layer="layout" svg:width="11.915cm" svg:height="0.471cm" svg:x="2.275cm" svg:y="17.811cm">
          <draw:text-box>
            <text:p text:style-name="P1"><text:span text:style-name="T3"><text:s text:c="11"/></text:span><text:span text:style-name="T3"><text:s/></text:span><text:span text:style-name="T3">recursi</text:span><text:span text:style-name="T3">veDF</text:span><text:span text:style-name="T3">S(e.ge</text:span><text:span text:style-name="T3">tNeigh</text:span><text:span text:style-name="T3">bour(c</text:span><text:span text:style-name="T3">urNod</text:span><text:span text:style-name="T3">e), t, </text:span><text:span text:style-name="T3">paths, </text:span><text:span text:style-name="T3">newVi</text:span><text:span text:style-name="T3">sited);</text:span></text:p>
          </draw:text-box>
        </draw:frame>
        <draw:frame draw:style-name="gr2" draw:text-style-name="P3" draw:layer="layout" svg:width="1.052cm" svg:height="0.471cm" svg:x="2.275cm" svg:y="18.784cm">
          <draw:text-box>
            <text:p text:style-name="P1"><text:span text:style-name="T3"><text:s text:c="8"/></text:span><text:span text:style-name="T3">}</text:span></text:p>
          </draw:text-box>
        </draw:frame>
        <draw:frame draw:style-name="gr2" draw:text-style-name="P3" draw:layer="layout" svg:width="0.628cm" svg:height="0.471cm" svg:x="2.275cm" svg:y="19.271cm">
          <draw:text-box>
            <text:p text:style-name="P1"><text:span text:style-name="T3"><text:s text:c="4"/></text:span><text:span text:style-name="T3">}</text:span></text:p>
          </draw:text-box>
        </draw:frame>
        <draw:frame draw:style-name="gr2" draw:text-style-name="P3" draw:layer="layout" svg:width="14.865cm" svg:height="0.471cm" svg:x="2.275cm" svg:y="20.245cm">
          <draw:text-box>
            <text:p text:style-name="P1"><text:span text:style-name="T3">3) В </text:span><text:span text:style-name="T3">json-</text:span><text:span text:style-name="T3">файл </text:span><text:span text:style-name="T3">запис</text:span><text:span text:style-name="T3">ывает</text:span><text:span text:style-name="T3">ся </text:span><text:span text:style-name="T3">верш</text:span><text:span text:style-name="T3">ина и </text:span><text:span text:style-name="T3">длин</text:span><text:span text:style-name="T3">ы </text:span><text:span text:style-name="T3">всех </text:span><text:span text:style-name="T3">путей</text:span><text:span text:style-name="T3">, </text:span><text:span text:style-name="T3">форм</text:span><text:span text:style-name="T3">ирует</text:span><text:span text:style-name="T3">ся .tex </text:span><text:span text:style-name="T3">файл.</text:span></text:p>
          </draw:text-box>
        </draw:frame>
        <draw:frame draw:style-name="gr2" draw:text-style-name="P3" draw:layer="layout" svg:width="8.96cm" svg:height="0.471cm" svg:x="2.004cm" svg:y="21.219cm">
          <draw:text-box>
            <text:p text:style-name="P1"><text:span text:style-name="T4">3.2.6 </text:span><text:span text:style-name="T4">Опис</text:span><text:span text:style-name="T4">ание </text:span><text:span text:style-name="T4">реали</text:span><text:span text:style-name="T4">зации </text:span><text:span text:style-name="T4">алгор</text:span><text:span text:style-name="T4">итма </text:span><text:span text:style-name="T4">парсе</text:span><text:span text:style-name="T4">ра</text:span></text:p>
          </draw:text-box>
        </draw:frame>
        <draw:frame draw:style-name="gr2" draw:text-style-name="P3" draw:layer="layout" svg:width="16.393cm" svg:height="0.471cm" svg:x="2.805cm" svg:y="22.379cm">
          <draw:text-box>
            <text:p text:style-name="P1"><text:span text:style-name="T3">Для </text:span><text:span text:style-name="T3">того </text:span><text:span text:style-name="T3">чтобы </text:span><text:span text:style-name="T3">было </text:span><text:span text:style-name="T3">возмо</text:span><text:span text:style-name="T3">жно </text:span><text:span text:style-name="T3">запис</text:span><text:span text:style-name="T3">ывать </text:span><text:span text:style-name="T3">длин</text:span><text:span text:style-name="T3">ы в </text:span><text:span text:style-name="T3">виде </text:span><text:span text:style-name="T3">матем</text:span><text:span text:style-name="T3">атиче</text:span><text:span text:style-name="T3">ских </text:span><text:span text:style-name="T3">выра</text:span><text:span text:style-name="T3">жени</text:span><text:span text:style-name="T3">й был</text:span></text:p>
          </draw:text-box>
        </draw:frame>
        <draw:frame draw:style-name="gr2" draw:text-style-name="P3" draw:layer="layout" svg:width="17.651cm" svg:height="0.471cm" svg:x="2.004cm" svg:y="22.905cm">
          <draw:text-box>
            <text:p text:style-name="P1"><text:span text:style-name="T3">реали</text:span><text:span text:style-name="T3">зован </text:span><text:span text:style-name="T3">алгор</text:span><text:span text:style-name="T3">итм </text:span><text:span text:style-name="T3">сорти</text:span><text:span text:style-name="T3">ровоч</text:span><text:span text:style-name="T3">ной </text:span><text:span text:style-name="T3">станц</text:span><text:span text:style-name="T3">ии [4] </text:span><text:span text:style-name="T3">и </text:span><text:span text:style-name="T3">перер</text:span><text:span text:style-name="T3">абота</text:span><text:span text:style-name="T3">н под </text:span><text:span text:style-name="T3">LaTe</text:span><text:span text:style-name="T3">X. </text:span><text:span text:style-name="T3">Алгор</text:span><text:span text:style-name="T3">итм </text:span><text:span text:style-name="T3">основ</text:span><text:span text:style-name="T3">ан на</text:span></text:p>
          </draw:text-box>
        </draw:frame>
        <draw:frame draw:style-name="gr2" draw:text-style-name="P3" draw:layer="layout" svg:width="17.587cm" svg:height="0.471cm" svg:x="2.004cm" svg:y="23.43cm">
          <draw:text-box>
            <text:p text:style-name="P1"><text:span text:style-name="T3">преоб</text:span><text:span text:style-name="T3">разов</text:span><text:span text:style-name="T3">ании <text:s text:c="2"/></text:span><text:span text:style-name="T3">выра</text:span><text:span text:style-name="T3">жения </text:span><text:span text:style-name="T3"><text:s text:c="2"/>в <text:s text:c="2"/></text:span><text:span text:style-name="T3">обрат</text:span><text:span text:style-name="T3">ную <text:s text:c="2"/></text:span><text:span text:style-name="T3">польс</text:span><text:span text:style-name="T3">кую <text:s text:c="2"/></text:span><text:span text:style-name="T3">нотац</text:span><text:span text:style-name="T3">ию. <text:s text:c="2"/></text:span><text:span text:style-name="T3">Парсе</text:span><text:span text:style-name="T3">р <text:s text:c="2"/></text:span><text:span text:style-name="T3">умеет <text:s/></text:span><text:span text:style-name="T3"><text:s/></text:span><text:span text:style-name="T3">распо</text:span><text:span text:style-name="T3">знава</text:span><text:span text:style-name="T3">ть</text:span></text:p>
          </draw:text-box>
        </draw:frame>
        <draw:frame draw:style-name="gr2" draw:text-style-name="P3" draw:layer="layout" svg:width="18.718cm" svg:height="0.471cm" svg:x="2.004cm" svg:y="23.956cm">
          <draw:text-box>
            <text:p text:style-name="P1"><text:span text:style-name="T3">следу</text:span><text:span text:style-name="T3">ющие </text:span><text:span text:style-name="T3"><text:s text:c="2"/></text:span><text:span text:style-name="T3">дейст</text:span><text:span text:style-name="T3">вия: <text:s text:c="2"/></text:span><text:span text:style-name="T3">^, <text:s text:c="2"/>*, <text:s/></text:span><text:span text:style-name="T3"><text:s/>+, <text:s text:c="2"/>/, <text:s/></text:span><text:span text:style-name="T3"><text:s/>\infty, </text:span><text:span text:style-name="T3"><text:s text:c="2"/>\</text:span><text:span text:style-name="T3">sqrt[m</text:span><text:span text:style-name="T3">]{x}, <text:s text:c="2"/></text:span><text:span text:style-name="T3">\</text:span><text:span text:style-name="T3">frac{a</text:span><text:span text:style-name="T3">}{b}. <text:s/></text:span><text:span text:style-name="T3"><text:s/></text:span><text:span text:style-name="T3">Поми</text:span><text:span text:style-name="T3">мо <text:s text:c="2"/></text:span><text:span text:style-name="T3">этого <text:s/></text:span><text:span text:style-name="T3"><text:s/></text:span><text:span text:style-name="T3">парсе</text:span><text:span text:style-name="T3">р <text:s text:c="2"/></text:span><text:span text:style-name="T3">умеет</text:span></text:p>
          </draw:text-box>
        </draw:frame>
        <draw:frame draw:style-name="gr2" draw:text-style-name="P3" draw:layer="layout" svg:width="17.994cm" svg:height="0.471cm" svg:x="2.004cm" svg:y="24.482cm">
          <draw:text-box>
            <text:p text:style-name="P1"><text:span text:style-name="T3">преоб</text:span><text:span text:style-name="T3">разов</text:span><text:span text:style-name="T3">ывать </text:span><text:span text:style-name="T3">LaTe</text:span><text:span text:style-name="T3">X-</text:span><text:span text:style-name="T3">выра</text:span><text:span text:style-name="T3">жения </text:span><text:span text:style-name="T3">в </text:span><text:span text:style-name="T3">синта</text:span><text:span text:style-name="T3">ксис </text:span><text:span text:style-name="T3">SymP</text:span><text:span text:style-name="T3">y. Это </text:span><text:span text:style-name="T3">необх</text:span><text:span text:style-name="T3">одимо </text:span><text:span text:style-name="T3">для </text:span><text:span text:style-name="T3">вычис</text:span><text:span text:style-name="T3">ления </text:span><text:span text:style-name="T3">функ</text:span><text:span text:style-name="T3">ций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042cm" svg:height="0.471cm" svg:x="2.004cm" svg:y="25.007cm">
          <draw:text-box>
            <text:p text:style-name="P1"><text:span text:style-name="T3">с </text:span><text:span text:style-name="T3">ребра</text:span><text:span text:style-name="T3">ми в </text:span><text:span text:style-name="T3">виде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4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3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9.078cm" svg:height="0.471cm" svg:x="2.004cm" svg:y="2.719cm">
          <draw:text-box>
            <text:p text:style-name="P1"><text:span text:style-name="T3"><text:s text:c="2"/></text:span><text:span text:style-name="T3">корне</text:span><text:span text:style-name="T3">й <text:s text:c="2"/>из <text:s/></text:span><text:span text:style-name="T3"><text:s/></text:span><text:span text:style-name="T3">прост</text:span><text:span text:style-name="T3">ых <text:s text:c="2"/></text:span><text:span text:style-name="T3">чисел. </text:span><text:span text:style-name="T3"><text:s text:c="2"/></text:span><text:span text:style-name="T3">Полн</text:span><text:span text:style-name="T3">ый <text:s text:c="2"/></text:span><text:span text:style-name="T3">код <text:s text:c="2"/></text:span><text:span text:style-name="T3">алгор</text:span><text:span text:style-name="T3">итма <text:s text:c="2"/></text:span><text:span text:style-name="T3">досту</text:span><text:span text:style-name="T3">пен <text:s text:c="2"/></text:span><text:span text:style-name="T3">в <text:s text:c="2"/></text:span><text:span text:style-name="T3">докум</text:span><text:span text:style-name="T3">енте, <text:s text:c="2"/></text:span><text:span text:style-name="T3">содер</text:span><text:span text:style-name="T3">жаще</text:span><text:span text:style-name="T3">м <text:s text:c="2"/></text:span><text:span text:style-name="T3">текст</text:span></text:p>
          </draw:text-box>
        </draw:frame>
        <draw:frame draw:style-name="gr2" draw:text-style-name="P3" draw:layer="layout" svg:width="6.077cm" svg:height="0.471cm" svg:x="2.004cm" svg:y="3.244cm">
          <draw:text-box>
            <text:p text:style-name="P1"><text:span text:style-name="T3">данно</text:span><text:span text:style-name="T3">й </text:span><text:span text:style-name="T3">прогр</text:span><text:span text:style-name="T3">аммы </text:span><text:span text:style-name="T3">(класс </text:span><text:span text:style-name="T3">Parser</text:span><text:span text:style-name="T3">).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5" draw:text-style-name="P6" draw:layer="layout" svg:width="0.387cm" svg:height="0.433cm" svg:x="8.089cm" svg:y="3.276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5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4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8.304cm" svg:height="0.471cm" svg:x="2.004cm" svg:y="2.719cm">
          <draw:text-box>
            <text:p text:style-name="P1"><text:span text:style-name="T4">3.3 </text:span><text:span text:style-name="T4">Опис</text:span><text:span text:style-name="T4">ание </text:span><text:span text:style-name="T4">входн</text:span><text:span text:style-name="T4">ых и </text:span><text:span text:style-name="T4">выхо</text:span><text:span text:style-name="T4">дных </text:span><text:span text:style-name="T4">данн</text:span><text:span text:style-name="T4">ых</text:span></text:p>
          </draw:text-box>
        </draw:frame>
        <draw:frame draw:style-name="gr2" draw:text-style-name="P3" draw:layer="layout" svg:width="3.283cm" svg:height="0.471cm" svg:x="2.004cm" svg:y="3.841cm">
          <draw:text-box>
            <text:p text:style-name="P1"><text:span text:style-name="T3">Вход</text:span><text:span text:style-name="T3">ные </text:span><text:span text:style-name="T3">данн</text:span><text:span text:style-name="T3">ые: </text:span></text:p>
          </draw:text-box>
        </draw:frame>
        <draw:frame draw:style-name="gr2" draw:text-style-name="P3" draw:layer="layout" svg:width="8.498cm" svg:height="0.471cm" svg:x="2.004cm" svg:y="4.649cm">
          <draw:text-box>
            <text:p text:style-name="P1"><text:span text:style-name="T3">- </text:span><text:span text:style-name="T3">распо</text:span><text:span text:style-name="T3">ложен</text:span><text:span text:style-name="T3">ие </text:span><text:span text:style-name="T3">узлов </text:span><text:span text:style-name="T3">(с </text:span><text:span text:style-name="T3">помо</text:span><text:span text:style-name="T3">щью </text:span><text:span text:style-name="T3">mouse </text:span><text:span text:style-name="T3">click)</text:span></text:p>
          </draw:text-box>
        </draw:frame>
        <draw:frame draw:style-name="gr2" draw:text-style-name="P3" draw:layer="layout" svg:width="13.57cm" svg:height="0.471cm" svg:x="2.004cm" svg:y="5.456cm">
          <draw:text-box>
            <text:p text:style-name="P1"><text:span text:style-name="T3">- </text:span><text:span text:style-name="T3">ребра </text:span><text:span text:style-name="T3">и их </text:span><text:span text:style-name="T3">форма </text:span><text:span text:style-name="T3">(два </text:span><text:span text:style-name="T3">mouse</text:span><text:span text:style-name="T3">-click </text:span><text:span text:style-name="T3">по </text:span><text:span text:style-name="T3">узлам </text:span><text:span text:style-name="T3">межд</text:span><text:span text:style-name="T3">у </text:span><text:span text:style-name="T3">котор</text:span><text:span text:style-name="T3">ыми </text:span><text:span text:style-name="T3">будет </text:span><text:span text:style-name="T3">ребро</text:span></text:p>
          </draw:text-box>
        </draw:frame>
        <draw:frame draw:style-name="gr2" draw:text-style-name="P3" draw:layer="layout" svg:width="9.836cm" svg:height="0.471cm" svg:x="2.004cm" svg:y="6.264cm">
          <draw:text-box>
            <text:p text:style-name="P1"><text:span text:style-name="T3">- </text:span><text:span text:style-name="T3">форма </text:span><text:span text:style-name="T3">измен</text:span><text:span text:style-name="T3">яется </text:span><text:span text:style-name="T3">с </text:span><text:span text:style-name="T3">помо</text:span><text:span text:style-name="T3">щью </text:span><text:span text:style-name="T3">anchor </text:span><text:span text:style-name="T3">в </text:span><text:span text:style-name="T3">центр</text:span><text:span text:style-name="T3">е </text:span><text:span text:style-name="T3">ребра)</text:span></text:p>
          </draw:text-box>
        </draw:frame>
        <draw:frame draw:style-name="gr2" draw:text-style-name="P3" draw:layer="layout" svg:width="13.947cm" svg:height="0.471cm" svg:x="2.004cm" svg:y="7.072cm">
          <draw:text-box>
            <text:p text:style-name="P1"><text:span text:style-name="T3">- </text:span><text:span text:style-name="T3">длин</text:span><text:span text:style-name="T3">ы </text:span><text:span text:style-name="T3">ребер </text:span><text:span text:style-name="T3">(mous</text:span><text:span text:style-name="T3">e-click </text:span><text:span text:style-name="T3">по </text:span><text:span text:style-name="T3">метке </text:span><text:span text:style-name="T3">на </text:span><text:span text:style-name="T3">ребре </text:span><text:span text:style-name="T3">и </text:span><text:span text:style-name="T3">ввод с </text:span><text:span text:style-name="T3">помо</text:span><text:span text:style-name="T3">щью </text:span><text:span text:style-name="T3">клави</text:span><text:span text:style-name="T3">атуры</text:span><text:span text:style-name="T3">)</text:span></text:p>
          </draw:text-box>
        </draw:frame>
        <draw:frame draw:style-name="gr2" draw:text-style-name="P3" draw:layer="layout" svg:width="17.299cm" svg:height="0.471cm" svg:x="2.004cm" svg:y="7.88cm">
          <draw:text-box>
            <text:p text:style-name="P1"><text:span text:style-name="T3">- </text:span><text:span text:style-name="T3">старт</text:span><text:span text:style-name="T3">овая </text:span><text:span text:style-name="T3">верш</text:span><text:span text:style-name="T3">ина </text:span><text:span text:style-name="T3">для </text:span><text:span text:style-name="T3">алгор</text:span><text:span text:style-name="T3">итма </text:span><text:span text:style-name="T3">вычис</text:span><text:span text:style-name="T3">ления </text:span><text:span text:style-name="T3">функ</text:span><text:span text:style-name="T3">ции </text:span><text:span text:style-name="T3">на </text:span><text:span text:style-name="T3">путях </text:span><text:span text:style-name="T3">(right </text:span><text:span text:style-name="T3">mouse</text:span><text:span text:style-name="T3">-click </text:span><text:span text:style-name="T3">и </text:span><text:span text:style-name="T3">выбор </text:span><text:span text:style-name="T3">во</text:span></text:p>
          </draw:text-box>
        </draw:frame>
        <draw:frame draw:style-name="gr2" draw:text-style-name="P3" draw:layer="layout" svg:width="5.747cm" svg:height="0.471cm" svg:x="2.004cm" svg:y="8.406cm">
          <draw:text-box>
            <text:p text:style-name="P1"><text:span text:style-name="T3">всплы</text:span><text:span text:style-name="T3">вшем </text:span><text:span text:style-name="T3">конте</text:span><text:span text:style-name="T3">кстно</text:span><text:span text:style-name="T3">м </text:span><text:span text:style-name="T3">меню)</text:span></text:p>
          </draw:text-box>
        </draw:frame>
        <draw:frame draw:style-name="gr2" draw:text-style-name="P3" draw:layer="layout" svg:width="10.657cm" svg:height="0.471cm" svg:x="2.004cm" svg:y="9.213cm">
          <draw:text-box>
            <text:p text:style-name="P1"><text:span text:style-name="T3">- </text:span><text:span text:style-name="T3">ранее </text:span><text:span text:style-name="T3">сохра</text:span><text:span text:style-name="T3">ненн</text:span><text:span text:style-name="T3">ый в </text:span><text:span text:style-name="T3">прогр</text:span><text:span text:style-name="T3">амме </text:span><text:span text:style-name="T3">граф </text:span><text:span text:style-name="T3">в </text:span><text:span text:style-name="T3">виде </text:span><text:span text:style-name="T3">файла </text:span><text:span text:style-name="T3">.graph</text:span></text:p>
          </draw:text-box>
        </draw:frame>
        <draw:frame draw:style-name="gr2" draw:text-style-name="P3" draw:layer="layout" svg:width="3.566cm" svg:height="0.471cm" svg:x="2.004cm" svg:y="10.021cm">
          <draw:text-box>
            <text:p text:style-name="P1"><text:span text:style-name="T3">Выхо</text:span><text:span text:style-name="T3">дные </text:span><text:span text:style-name="T3">данн</text:span><text:span text:style-name="T3">ые: </text:span></text:p>
          </draw:text-box>
        </draw:frame>
        <draw:frame draw:style-name="gr2" draw:text-style-name="P3" draw:layer="layout" svg:width="11.847cm" svg:height="0.471cm" svg:x="2.004cm" svg:y="10.829cm">
          <draw:text-box>
            <text:p text:style-name="P1"><text:span text:style-name="T3">- файл </text:span><text:span text:style-name="T3">в </text:span><text:span text:style-name="T3">форма</text:span><text:span text:style-name="T3">те .tex </text:span><text:span text:style-name="T3">или .t</text:span><text:span text:style-name="T3">xt с </text:span><text:span text:style-name="T3">резул</text:span><text:span text:style-name="T3">ьтато</text:span><text:span text:style-name="T3">м </text:span><text:span text:style-name="T3">вычис</text:span><text:span text:style-name="T3">ления </text:span><text:span text:style-name="T3">функ</text:span><text:span text:style-name="T3">ции</text:span></text:p>
          </draw:text-box>
        </draw:frame>
        <draw:frame draw:style-name="gr2" draw:text-style-name="P3" draw:layer="layout" svg:width="9.823cm" svg:height="0.471cm" svg:x="2.004cm" svg:y="11.637cm">
          <draw:text-box>
            <text:p text:style-name="P1"><text:span text:style-name="T3">- файл </text:span><text:span text:style-name="T3">в </text:span><text:span text:style-name="T3">форма</text:span><text:span text:style-name="T3">те .gra</text:span><text:span text:style-name="T3">ph с </text:span><text:span text:style-name="T3">сохра</text:span><text:span text:style-name="T3">ненно</text:span><text:span text:style-name="T3">й </text:span><text:span text:style-name="T3">модел</text:span><text:span text:style-name="T3">ью </text:span><text:span text:style-name="T3">графа</text:span></text:p>
          </draw:text-box>
        </draw:frame>
        <draw:frame draw:style-name="gr6" draw:text-style-name="P7" draw:layer="layout" svg:width="13.528cm" svg:height="0.505cm" svg:x="2.004cm" svg:y="13.257cm">
          <draw:text-box>
            <text:p text:style-name="P1"><text:span text:style-name="T7">3.4 </text:span><text:span text:style-name="T7">Опис</text:span><text:span text:style-name="T7">ание </text:span><text:span text:style-name="T7">и </text:span><text:span text:style-name="T7">обос</text:span><text:span text:style-name="T7">нова</text:span><text:span text:style-name="T7">ние </text:span><text:span text:style-name="T7">выбо</text:span><text:span text:style-name="T7">ра </text:span><text:span text:style-name="T7">соста</text:span><text:span text:style-name="T7">ва </text:span><text:span text:style-name="T7">техн</text:span><text:span text:style-name="T7">ичес</text:span><text:span text:style-name="T7">ких </text:span><text:span text:style-name="T7">средс</text:span><text:span text:style-name="T7">тв</text:span></text:p>
          </draw:text-box>
        </draw:frame>
        <draw:frame draw:style-name="gr2" draw:text-style-name="P3" draw:layer="layout" svg:width="17.092cm" svg:height="0.471cm" svg:x="2.004cm" svg:y="14.456cm">
          <draw:text-box>
            <text:p text:style-name="P1"><text:span text:style-name="T3">Для </text:span><text:span text:style-name="T3">корре</text:span><text:span text:style-name="T3">ктной </text:span><text:span text:style-name="T3">работ</text:span><text:span text:style-name="T3">ы </text:span><text:span text:style-name="T3">прогр</text:span><text:span text:style-name="T3">аммы </text:span><text:span text:style-name="T3">необх</text:span><text:span text:style-name="T3">одим </text:span><text:span text:style-name="T3">ПК с </text:span><text:span text:style-name="T3">ОС </text:span><text:span text:style-name="T3">Linux. </text:span><text:span text:style-name="T3">Необх</text:span><text:span text:style-name="T3">одим</text:span><text:span text:style-name="T3">ы </text:span><text:span text:style-name="T3">также </text:span><text:span text:style-name="T3">мышь </text:span><text:span text:style-name="T3">или </text:span></text:p>
          </draw:text-box>
        </draw:frame>
        <draw:frame draw:style-name="gr2" draw:text-style-name="P3" draw:layer="layout" svg:width="16.965cm" svg:height="0.471cm" svg:x="2.004cm" svg:y="14.981cm">
          <draw:text-box>
            <text:p text:style-name="P1"><text:span text:style-name="T3">тачпа</text:span><text:span text:style-name="T3">д для </text:span><text:span text:style-name="T3">ввода </text:span><text:span text:style-name="T3">данн</text:span><text:span text:style-name="T3">ых </text:span><text:span text:style-name="T3">для </text:span><text:span text:style-name="T3">постр</text:span><text:span text:style-name="T3">оения </text:span><text:span text:style-name="T3">графа. </text:span><text:span text:style-name="T3">Реком</text:span><text:span text:style-name="T3">ендуе</text:span><text:span text:style-name="T3">тся </text:span><text:span text:style-name="T3">также </text:span><text:span text:style-name="T3">иметь </text:span><text:span text:style-name="T3">не </text:span><text:span text:style-name="T3">менее </text:span><text:span text:style-name="T3">500М</text:span><text:span text:style-name="T3">Б </text:span></text:p>
          </draw:text-box>
        </draw:frame>
        <draw:frame draw:style-name="gr2" draw:text-style-name="P3" draw:layer="layout" svg:width="11.982cm" svg:height="0.471cm" svg:x="2.004cm" svg:y="15.507cm">
          <draw:text-box>
            <text:p text:style-name="P1"><text:span text:style-name="T3">памят</text:span><text:span text:style-name="T3">и на </text:span><text:span text:style-name="T3">жестк</text:span><text:span text:style-name="T3">ом </text:span><text:span text:style-name="T3">диске </text:span><text:span text:style-name="T3">и не </text:span><text:span text:style-name="T3">менее </text:span><text:span text:style-name="T3">500 </text:span><text:span text:style-name="T3">МБ </text:span><text:span text:style-name="T3">опера</text:span><text:span text:style-name="T3">тивно</text:span><text:span text:style-name="T3">й </text:span><text:span text:style-name="T3">памят</text:span><text:span text:style-name="T3">и.</text:span></text:p>
          </draw:text-box>
        </draw:frame>
        <draw:frame draw:style-name="gr6" draw:text-style-name="P7" draw:layer="layout" svg:width="14.294cm" svg:height="0.505cm" svg:x="1.64cm" svg:y="16.887cm">
          <draw:text-box>
            <text:p text:style-name="P1"><text:span text:style-name="T7"><text:s text:c="3"/></text:span><text:span text:style-name="T7">3.5. </text:span><text:span text:style-name="T7">Опис</text:span><text:span text:style-name="T7">ание </text:span><text:span text:style-name="T7">и </text:span><text:span text:style-name="T7">обос</text:span><text:span text:style-name="T7">нова</text:span><text:span text:style-name="T7">ние </text:span><text:span text:style-name="T7">выбо</text:span><text:span text:style-name="T7">ра </text:span><text:span text:style-name="T7">соста</text:span><text:span text:style-name="T7">ва </text:span><text:span text:style-name="T7">прог</text:span><text:span text:style-name="T7">рамм</text:span><text:span text:style-name="T7">ных </text:span><text:span text:style-name="T7">средс</text:span><text:span text:style-name="T7">тв</text:span></text:p>
          </draw:text-box>
        </draw:frame>
        <draw:frame draw:style-name="gr2" draw:text-style-name="P3" draw:layer="layout" svg:width="16.275cm" svg:height="0.471cm" svg:x="2.004cm" svg:y="18.086cm">
          <draw:text-box>
            <text:p text:style-name="P1"><text:span text:style-name="T3">Графи</text:span><text:span text:style-name="T3">чески</text:span><text:span text:style-name="T3">й </text:span><text:span text:style-name="T3">интер</text:span><text:span text:style-name="T3">фейс </text:span><text:span text:style-name="T3">выпо</text:span><text:span text:style-name="T3">лнен </text:span><text:span text:style-name="T3">на </text:span><text:span text:style-name="T3">языке </text:span><text:span text:style-name="T3">Java с </text:span><text:span text:style-name="T3">помо</text:span><text:span text:style-name="T3">щью </text:span><text:span text:style-name="T3">платф</text:span><text:span text:style-name="T3">ормы </text:span><text:span text:style-name="T3">JavaF</text:span><text:span text:style-name="T3">X, </text:span><text:span text:style-name="T3">котор</text:span><text:span text:style-name="T3">ая </text:span></text:p>
          </draw:text-box>
        </draw:frame>
        <draw:frame draw:style-name="gr2" draw:text-style-name="P3" draw:layer="layout" svg:width="11.483cm" svg:height="0.471cm" svg:x="2.004cm" svg:y="18.611cm">
          <draw:text-box>
            <text:p text:style-name="P1"><text:span text:style-name="T3">предо</text:span><text:span text:style-name="T3">ставл</text:span><text:span text:style-name="T3">яет </text:span><text:span text:style-name="T3">широ</text:span><text:span text:style-name="T3">кий </text:span><text:span text:style-name="T3">набор </text:span><text:span text:style-name="T3">инстр</text:span><text:span text:style-name="T3">умент</text:span><text:span text:style-name="T3">ов для </text:span><text:span text:style-name="T3">его </text:span><text:span text:style-name="T3">созда</text:span><text:span text:style-name="T3">ния. </text:span></text:p>
          </draw:text-box>
        </draw:frame>
        <draw:frame draw:style-name="gr2" draw:text-style-name="P3" draw:layer="layout" svg:width="17.998cm" svg:height="0.471cm" svg:x="2.004cm" svg:y="19.419cm">
          <draw:text-box>
            <text:p text:style-name="P1"><text:span text:style-name="T3">Вычи</text:span><text:span text:style-name="T3">слени</text:span><text:span text:style-name="T3">я </text:span><text:span text:style-name="T3">функ</text:span><text:span text:style-name="T3">ций </text:span><text:span text:style-name="T3">выпо</text:span><text:span text:style-name="T3">лнен</text:span><text:span text:style-name="T3">ы на </text:span><text:span text:style-name="T3">языке </text:span><text:span text:style-name="T3">Pytho</text:span><text:span text:style-name="T3">n </text:span><text:span text:style-name="T3">верси</text:span><text:span text:style-name="T3">и 3.6. </text:span><text:span text:style-name="T3">Верси</text:span><text:span text:style-name="T3">я </text:span><text:span text:style-name="T3">обусл</text:span><text:span text:style-name="T3">овлен</text:span><text:span text:style-name="T3">а </text:span><text:span text:style-name="T3">испол</text:span><text:span text:style-name="T3">ьзова</text:span><text:span text:style-name="T3">нием</text:span></text:p>
          </draw:text-box>
        </draw:frame>
        <draw:frame draw:style-name="gr2" draw:text-style-name="P3" draw:layer="layout" svg:width="17.905cm" svg:height="0.471cm" svg:x="2.004cm" svg:y="19.945cm">
          <draw:text-box>
            <text:p text:style-name="P1"><text:span text:style-name="T3">библи</text:span><text:span text:style-name="T3">отеки </text:span><text:span text:style-name="T3">для </text:span><text:span text:style-name="T3">симво</text:span><text:span text:style-name="T3">льных </text:span><text:span text:style-name="T3">вычис</text:span><text:span text:style-name="T3">лений </text:span><text:span text:style-name="T3">SymP</text:span><text:span text:style-name="T3">y, </text:span><text:span text:style-name="T3">котор</text:span><text:span text:style-name="T3">ая </text:span><text:span text:style-name="T3">требу</text:span><text:span text:style-name="T3">ет </text:span><text:span text:style-name="T3">верси</text:span><text:span text:style-name="T3">ю </text:span><text:span text:style-name="T3">языка </text:span><text:span text:style-name="T3">не </text:span><text:span text:style-name="T3">ниже </text:span><text:span text:style-name="T3">3. </text:span><text:span text:style-name="T3">Pytho</text:span><text:span text:style-name="T3">n </text:span></text:p>
          </draw:text-box>
        </draw:frame>
        <draw:frame draw:style-name="gr2" draw:text-style-name="P3" draw:layer="layout" svg:width="17.871cm" svg:height="0.471cm" svg:x="2.004cm" svg:y="20.471cm">
          <draw:text-box>
            <text:p text:style-name="P1"><text:span text:style-name="T3">и </text:span><text:span text:style-name="T3">SymP</text:span><text:span text:style-name="T3">y </text:span><text:span text:style-name="T3">обесп</text:span><text:span text:style-name="T3">ечива</text:span><text:span text:style-name="T3">ют </text:span><text:span text:style-name="T3">прост</text:span><text:span text:style-name="T3">ую и </text:span><text:span text:style-name="T3">быстр</text:span><text:span text:style-name="T3">ую </text:span><text:span text:style-name="T3">работ</text:span><text:span text:style-name="T3">у с </text:span><text:span text:style-name="T3">симво</text:span><text:span text:style-name="T3">льны</text:span><text:span text:style-name="T3">ми и </text:span><text:span text:style-name="T3">матри</text:span><text:span text:style-name="T3">чным</text:span><text:span text:style-name="T3">и </text:span><text:span text:style-name="T3">вычис</text:span><text:span text:style-name="T3">ления</text:span><text:span text:style-name="T3">ми, </text:span></text:p>
          </draw:text-box>
        </draw:frame>
        <draw:polygon draw:style-name="gr30" draw:text-style-name="P23" draw:layer="layout" svg:width="17.198cm" svg:height="0.487cm" svg:x="2cm" svg:y="21.786cm" svg:viewBox="0 0 17199 488" draw:points="0,488 17199,488 17199,0 0,0">
          <text:p/>
        </draw:polygon>
        <draw:frame draw:style-name="gr2" draw:text-style-name="P3" draw:layer="layout" svg:width="6.386cm" svg:height="0.471cm" svg:x="2.004cm" svg:y="20.996cm">
          <draw:text-box>
            <text:p text:style-name="P1"><text:span text:style-name="T3">а </text:span><text:span text:style-name="T3">также </text:span><text:span text:style-name="T3">облег</text:span><text:span text:style-name="T3">чают </text:span><text:span text:style-name="T3">работ</text:span><text:span text:style-name="T3">у с </text:span><text:span text:style-name="T3">LaTe</text:span><text:span text:style-name="T3">X.</text:span></text:p>
          </draw:text-box>
        </draw:frame>
        <draw:polygon draw:style-name="gr30" draw:text-style-name="P23" draw:layer="layout" svg:width="17.363cm" svg:height="0.487cm" svg:x="2cm" svg:y="22.311cm" svg:viewBox="0 0 17364 488" draw:points="0,488 17364,488 17364,0 0,0">
          <text:p/>
        </draw:polygon>
        <draw:frame draw:style-name="gr2" draw:text-style-name="P3" draw:layer="layout" svg:width="17.308cm" svg:height="0.471cm" svg:x="2.004cm" svg:y="21.804cm">
          <draw:text-box>
            <text:p text:style-name="P1"><text:span text:style-name="T3">Так </text:span><text:span text:style-name="T3">как </text:span><text:span text:style-name="T3">Java-</text:span><text:span text:style-name="T3">фрей</text:span><text:span text:style-name="T3">мворк </text:span><text:span text:style-name="T3">Jython </text:span><text:span text:style-name="T3">не </text:span><text:span text:style-name="T3">подде</text:span><text:span text:style-name="T3">ржива</text:span><text:span text:style-name="T3">ет </text:span><text:span text:style-name="T3">верси</text:span><text:span text:style-name="T3">ю </text:span><text:span text:style-name="T3">Pytho</text:span><text:span text:style-name="T3">n 3+, </text:span><text:span text:style-name="T3">необх</text:span><text:span text:style-name="T3">одиму</text:span><text:span text:style-name="T3">ю для </text:span><text:span text:style-name="T3">работ</text:span><text:span text:style-name="T3">ы с </text:span></text:p>
          </draw:text-box>
        </draw:frame>
        <draw:polygon draw:style-name="gr30" draw:text-style-name="P23" draw:layer="layout" svg:width="1.115cm" svg:height="0.487cm" svg:x="2cm" svg:y="22.837cm" svg:viewBox="0 0 1116 488" draw:points="0,488 1116,488 1116,0 0,0">
          <text:p/>
        </draw:polygon>
        <draw:frame draw:style-name="gr2" draw:text-style-name="P3" draw:layer="layout" svg:width="17.486cm" svg:height="0.471cm" svg:x="2.004cm" svg:y="22.33cm">
          <draw:text-box>
            <text:p text:style-name="P1"><text:span text:style-name="T3">SymP</text:span><text:span text:style-name="T3">y, не </text:span><text:span text:style-name="T3">удало</text:span><text:span text:style-name="T3">сь </text:span><text:span text:style-name="T3">дости</text:span><text:span text:style-name="T3">чь </text:span><text:span text:style-name="T3">кросп</text:span><text:span text:style-name="T3">латфо</text:span><text:span text:style-name="T3">рменн</text:span><text:span text:style-name="T3">ости </text:span><text:span text:style-name="T3">прило</text:span><text:span text:style-name="T3">жения</text:span><text:span text:style-name="T3">. </text:span><text:span text:style-name="T3">Прогр</text:span><text:span text:style-name="T3">амма </text:span><text:span text:style-name="T3">разра</text:span><text:span text:style-name="T3">ботан</text:span><text:span text:style-name="T3">а под </text:span><text:span text:style-name="T3">ОС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.12cm" svg:height="0.471cm" svg:x="2.004cm" svg:y="22.855cm">
          <draw:text-box>
            <text:p text:style-name="P1"><text:span text:style-name="T3">Linux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6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5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1" draw:text-style-name="P2" draw:layer="layout" svg:width="13.705cm" svg:height="0.547cm" svg:x="3.662cm" svg:y="2.723cm">
          <draw:text-box>
            <text:p text:style-name="P1"><text:span text:style-name="T2">4.И</text:span><text:span text:style-name="T2">СТО</text:span><text:span text:style-name="T2">ЧН</text:span><text:span text:style-name="T2">ИК</text:span><text:span text:style-name="T2">И, </text:span><text:span text:style-name="T2">ИС</text:span><text:span text:style-name="T2">ПО</text:span><text:span text:style-name="T2">ЛЬЗ</text:span><text:span text:style-name="T2">ОВА</text:span><text:span text:style-name="T2">НН</text:span><text:span text:style-name="T2">ЫЕ </text:span><text:span text:style-name="T2">ПРИ </text:span><text:span text:style-name="T2">РАЗ</text:span><text:span text:style-name="T2">РАБ</text:span><text:span text:style-name="T2">ОТК</text:span><text:span text:style-name="T2">Е</text:span></text:p>
          </draw:text-box>
        </draw:frame>
        <draw:frame draw:style-name="gr2" draw:text-style-name="P3" draw:layer="layout" svg:width="16.44cm" svg:height="0.471cm" svg:x="1.997cm" svg:y="4.338cm">
          <draw:text-box>
            <text:p text:style-name="P1"><text:span text:style-name="T3">[1] </text:span><text:span text:style-name="T3">What </text:span><text:span text:style-name="T3">are </text:span><text:span text:style-name="T3">zeta </text:span><text:span text:style-name="T3">functi</text:span><text:span text:style-name="T3">ons of </text:span><text:span text:style-name="T3">graphs </text:span><text:span text:style-name="T3">and </text:span><text:span text:style-name="T3">what </text:span><text:span text:style-name="T3">are </text:span><text:span text:style-name="T3">they </text:span><text:span text:style-name="T3">good </text:span><text:span text:style-name="T3">for? </text:span><text:span text:style-name="T3">[Элек</text:span><text:span text:style-name="T3">тронн</text:span><text:span text:style-name="T3">ый </text:span><text:span text:style-name="T3">ресур</text:span><text:span text:style-name="T3">с] </text:span><text:span text:style-name="T3">URL: </text:span></text:p>
          </draw:text-box>
        </draw:frame>
        <draw:frame draw:style-name="gr2" draw:text-style-name="P3" draw:layer="layout" svg:width="7.457cm" svg:height="0.471cm" svg:x="1.997cm" svg:y="4.864cm">
          <draw:text-box>
            <text:p text:style-name="P1"><text:span text:style-name="T3">https://</text:span><text:span text:style-name="T3">math.u</text:span><text:span text:style-name="T3">csd.ed</text:span><text:span text:style-name="T3">u/</text:span><text:span text:style-name="T3">~aterr</text:span><text:span text:style-name="T3">as/</text:span><text:span text:style-name="T3">snowb</text:span><text:span text:style-name="T3">ird.pdf</text:span></text:p>
          </draw:text-box>
        </draw:frame>
        <draw:frame draw:style-name="gr2" draw:text-style-name="P3" draw:layer="layout" svg:width="16.275cm" svg:height="0.471cm" svg:x="1.997cm" svg:y="6.479cm">
          <draw:text-box>
            <text:p text:style-name="P1"><text:span text:style-name="T3">[2] </text:span><text:span text:style-name="T3">The </text:span><text:span text:style-name="T3">magnit</text:span><text:span text:style-name="T3">ude of </text:span><text:span text:style-name="T3">a </text:span><text:span text:style-name="T3">graph </text:span><text:span text:style-name="T3">[Элек</text:span><text:span text:style-name="T3">тронн</text:span><text:span text:style-name="T3">ый </text:span><text:span text:style-name="T3">ресур</text:span><text:span text:style-name="T3">с] </text:span><text:span text:style-name="T3">URL: </text:span><text:span text:style-name="T3">https://</text:span><text:span text:style-name="T3">arxiv.</text:span><text:span text:style-name="T3">org/pd</text:span><text:span text:style-name="T3">f/1401</text:span><text:span text:style-name="T3">.4623.</text:span><text:span text:style-name="T3">pdf</text:span></text:p>
          </draw:text-box>
        </draw:frame>
        <draw:frame draw:style-name="gr2" draw:text-style-name="P3" draw:layer="layout" svg:width="15.915cm" svg:height="0.471cm" svg:x="1.997cm" svg:y="8.095cm">
          <draw:text-box>
            <text:p text:style-name="P1"><text:span text:style-name="T3">[3] </text:span><text:span text:style-name="T3">JavaF</text:span><text:span text:style-name="T3">X </text:span><text:span text:style-name="T3">animat</text:span><text:span text:style-name="T3">ion </text:span><text:span text:style-name="T3">[Элек</text:span><text:span text:style-name="T3">тронн</text:span><text:span text:style-name="T3">ый </text:span><text:span text:style-name="T3">ресур</text:span><text:span text:style-name="T3">с] </text:span><text:span text:style-name="T3">URL: </text:span><text:span text:style-name="T3">http://z</text:span><text:span text:style-name="T3">etcode</text:span><text:span text:style-name="T3">.com/g</text:span><text:span text:style-name="T3">ui/java</text:span><text:span text:style-name="T3">fx/ani</text:span><text:span text:style-name="T3">mation</text:span><text:span text:style-name="T3">/</text:span></text:p>
          </draw:text-box>
        </draw:frame>
        <draw:frame draw:style-name="gr2" draw:text-style-name="P3" draw:layer="layout" svg:width="16.931cm" svg:height="0.471cm" svg:x="1.997cm" svg:y="9.711cm">
          <draw:text-box>
            <text:p text:style-name="P1"><text:span text:style-name="T3">[4] </text:span><text:span text:style-name="T3">Алгор</text:span><text:span text:style-name="T3">итм </text:span><text:span text:style-name="T3">сорти</text:span><text:span text:style-name="T3">ровоч</text:span><text:span text:style-name="T3">ной </text:span><text:span text:style-name="T3">станц</text:span><text:span text:style-name="T3">ии </text:span><text:span text:style-name="T3">[Элек</text:span><text:span text:style-name="T3">тронн</text:span><text:span text:style-name="T3">ый </text:span><text:span text:style-name="T3">ресур</text:span><text:span text:style-name="T3">с] // </text:span><text:span text:style-name="T3">Wikip</text:span><text:span text:style-name="T3">edia: </text:span><text:span text:style-name="T3">[сайт]</text:span><text:span text:style-name="T3">. </text:span><text:span text:style-name="T3">URL: </text:span><text:span text:style-name="T3">https://</text:span></text:p>
          </draw:text-box>
        </draw:frame>
        <draw:frame draw:style-name="gr2" draw:text-style-name="P3" draw:layer="layout" svg:width="17.689cm" svg:height="0.471cm" svg:x="1.997cm" svg:y="10.237cm">
          <draw:text-box>
            <text:p text:style-name="P1"><text:span text:style-name="T3">ru.wik</text:span><text:span text:style-name="T3">ipedia.</text:span><text:span text:style-name="T3">org/</text:span><text:span text:style-name="T3">wiki/</text:span><text:span text:style-name="T3">%D0</text:span><text:span text:style-name="T3">%90%</text:span><text:span text:style-name="T3">D0%</text:span><text:span text:style-name="T3">BB</text:span><text:span text:style-name="T3">%D0</text:span><text:span text:style-name="T3">%B3</text:span><text:span text:style-name="T3">%D0</text:span><text:span text:style-name="T3">%BE</text:span><text:span text:style-name="T3">%D1</text:span><text:span text:style-name="T3">%80%</text:span><text:span text:style-name="T3">D0%</text:span><text:span text:style-name="T3">B8%</text:span><text:span text:style-name="T3">D1%8</text:span><text:span text:style-name="T3">2%D0</text:span><text:span text:style-name="T3">%BC_</text:span></text:p>
          </draw:text-box>
        </draw:frame>
        <draw:frame draw:style-name="gr2" draw:text-style-name="P3" draw:layer="layout" svg:width="15.284cm" svg:height="0.471cm" svg:x="1.997cm" svg:y="10.762cm">
          <draw:text-box>
            <text:p text:style-name="P1"><text:span text:style-name="T3">%D1</text:span><text:span text:style-name="T3">%81%</text:span><text:span text:style-name="T3">D0%</text:span><text:span text:style-name="T3">BE</text:span><text:span text:style-name="T3">%D1</text:span><text:span text:style-name="T3">%80%</text:span><text:span text:style-name="T3">D1%8</text:span><text:span text:style-name="T3">2%D0</text:span><text:span text:style-name="T3">%B8</text:span><text:span text:style-name="T3">%D1</text:span><text:span text:style-name="T3">%80%</text:span><text:span text:style-name="T3">D0%</text:span><text:span text:style-name="T3">BE</text:span><text:span text:style-name="T3">%D0</text:span><text:span text:style-name="T3">%B2</text:span><text:span text:style-name="T3">%D0</text:span><text:span text:style-name="T3">%BE</text:span></text:p>
          </draw:text-box>
        </draw:frame>
        <draw:frame draw:style-name="gr2" draw:text-style-name="P3" draw:layer="layout" svg:width="13.947cm" svg:height="0.471cm" svg:x="1.997cm" svg:y="11.288cm">
          <draw:text-box>
            <text:p text:style-name="P1"><text:span text:style-name="T3">%D1</text:span><text:span text:style-name="T3">%87%</text:span><text:span text:style-name="T3">D0%</text:span><text:span text:style-name="T3">BD</text:span><text:span text:style-name="T3">%D0</text:span><text:span text:style-name="T3">%BE</text:span><text:span text:style-name="T3">%D0</text:span><text:span text:style-name="T3">%B9_</text:span><text:span text:style-name="T3">%D1</text:span><text:span text:style-name="T3">%81%</text:span><text:span text:style-name="T3">D1%8</text:span><text:span text:style-name="T3">2%D0</text:span><text:span text:style-name="T3">%B0</text:span><text:span text:style-name="T3">%D0</text:span><text:span text:style-name="T3">%BD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4.227cm" svg:height="0.471cm" svg:x="1.997cm" svg:y="11.813cm">
          <draw:text-box>
            <text:p text:style-name="P1"><text:span text:style-name="T3">%D1</text:span><text:span text:style-name="T3">%86%</text:span><text:span text:style-name="T3">D0%</text:span><text:span text:style-name="T3">B8%</text:span><text:span text:style-name="T3">D0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7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6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1" draw:text-style-name="P2" draw:layer="layout" svg:width="4.269cm" svg:height="0.547cm" svg:x="8.375cm" svg:y="2.723cm">
          <draw:text-box>
            <text:p text:style-name="P1"><text:span text:style-name="T2">5. </text:span><text:span text:style-name="T2">ПРИ</text:span><text:span text:style-name="T2">ЛО</text:span><text:span text:style-name="T2">ЖЕ</text:span><text:span text:style-name="T2">НИ</text:span><text:span text:style-name="T2">Я</text:span></text:p>
          </draw:text-box>
        </draw:frame>
        <draw:frame draw:style-name="gr6" draw:text-style-name="P7" draw:layer="layout" svg:width="3.918cm" svg:height="0.505cm" svg:x="2.004cm" svg:y="3.968cm">
          <draw:text-box>
            <text:p text:style-name="P1"><text:span text:style-name="T7">ПРИ</text:span><text:span text:style-name="T7">ЛОЖ</text:span><text:span text:style-name="T7">ЕНИ</text:span><text:span text:style-name="T7">Е 1 </text:span></text:p>
          </draw:text-box>
        </draw:frame>
        <draw:frame draw:style-name="gr2" draw:text-style-name="P3" draw:layer="layout" svg:width="10.014cm" svg:height="0.471cm" svg:x="2.004cm" svg:y="5.03cm">
          <draw:text-box>
            <text:p text:style-name="P1"><text:span text:style-name="T4">ИСП</text:span><text:span text:style-name="T4">ОЛЬЗ</text:span><text:span text:style-name="T4">УЕМ</text:span><text:span text:style-name="T4">ЫЕ </text:span><text:span text:style-name="T4">ПОН</text:span><text:span text:style-name="T4">ЯТИ</text:span><text:span text:style-name="T4">Я И </text:span><text:span text:style-name="T4">ОПР</text:span><text:span text:style-name="T4">ЕДЕ</text:span><text:span text:style-name="T4">ЛЕН</text:span><text:span text:style-name="T4">ИЯ</text:span></text:p>
          </draw:text-box>
        </draw:frame>
        <draw:frame draw:style-name="gr2" draw:text-style-name="P3" draw:layer="layout" svg:width="13.443cm" svg:height="0.471cm" svg:x="2.004cm" svg:y="5.837cm">
          <draw:text-box>
            <text:p text:style-name="P1"><text:span text:style-name="T3">Граф </text:span><text:span text:style-name="T3">– </text:span><text:span text:style-name="T3">множ</text:span><text:span text:style-name="T3">ество </text:span><text:span text:style-name="T3">верш</text:span><text:span text:style-name="T3">ин V </text:span><text:span text:style-name="T3">и </text:span><text:span text:style-name="T3">попар</text:span><text:span text:style-name="T3">но </text:span><text:span text:style-name="T3">соеди</text:span><text:span text:style-name="T3">няющ</text:span><text:span text:style-name="T3">их их </text:span><text:span text:style-name="T3">лини</text:span><text:span text:style-name="T3">й </text:span><text:span text:style-name="T3">(рёбер</text:span><text:span text:style-name="T3">) E.</text:span></text:p>
          </draw:text-box>
        </draw:frame>
        <draw:frame draw:style-name="gr2" draw:text-style-name="P3" draw:layer="layout" svg:width="9.362cm" svg:height="0.471cm" svg:x="2.004cm" svg:y="6.645cm">
          <draw:text-box>
            <text:p text:style-name="P1"><text:span text:style-name="T3">Степе</text:span><text:span text:style-name="T3">нь </text:span><text:span text:style-name="T3">верш</text:span><text:span text:style-name="T3">ины – </text:span><text:span text:style-name="T3">число </text:span><text:span text:style-name="T3">выход</text:span><text:span text:style-name="T3">ящих </text:span><text:span text:style-name="T3">из нее </text:span><text:span text:style-name="T3">рёбер.</text:span></text:p>
          </draw:text-box>
        </draw:frame>
        <draw:frame draw:style-name="gr2" draw:text-style-name="P3" draw:layer="layout" svg:width="15.585cm" svg:height="0.471cm" svg:x="2.004cm" svg:y="7.453cm">
          <draw:text-box>
            <text:p text:style-name="P1"><text:span text:style-name="T3">Неор</text:span><text:span text:style-name="T3">иенти</text:span><text:span text:style-name="T3">рован</text:span><text:span text:style-name="T3">ное </text:span><text:span text:style-name="T3">ребро </text:span><text:span text:style-name="T3">— </text:span><text:span text:style-name="T3">ребро, </text:span><text:span text:style-name="T3">предс</text:span><text:span text:style-name="T3">тавле</text:span><text:span text:style-name="T3">нное </text:span><text:span text:style-name="T3">неупо</text:span><text:span text:style-name="T3">рядоч</text:span><text:span text:style-name="T3">енной </text:span><text:span text:style-name="T3">парой </text:span><text:span text:style-name="T3">верш</text:span><text:span text:style-name="T3">ин.</text:span></text:p>
          </draw:text-box>
        </draw:frame>
        <draw:frame draw:style-name="gr2" draw:text-style-name="P3" draw:layer="layout" svg:width="14.772cm" svg:height="0.471cm" svg:x="2.004cm" svg:y="8.261cm">
          <draw:text-box>
            <text:p text:style-name="P1"><text:span text:style-name="T3">Орие</text:span><text:span text:style-name="T3">нтиро</text:span><text:span text:style-name="T3">ванно</text:span><text:span text:style-name="T3">е </text:span><text:span text:style-name="T3">ребро </text:span><text:span text:style-name="T3">— </text:span><text:span text:style-name="T3">ребро, </text:span><text:span text:style-name="T3">предс</text:span><text:span text:style-name="T3">тавле</text:span><text:span text:style-name="T3">нное </text:span><text:span text:style-name="T3">упоря</text:span><text:span text:style-name="T3">дочен</text:span><text:span text:style-name="T3">ной </text:span><text:span text:style-name="T3">парой </text:span><text:span text:style-name="T3">верш</text:span><text:span text:style-name="T3">ин.</text:span></text:p>
          </draw:text-box>
        </draw:frame>
        <draw:frame draw:style-name="gr2" draw:text-style-name="P3" draw:layer="layout" svg:width="14.226cm" svg:height="0.471cm" svg:x="2.004cm" svg:y="9.069cm">
          <draw:text-box>
            <text:p text:style-name="P1"><text:span text:style-name="T3">Связн</text:span><text:span text:style-name="T3">ый </text:span><text:span text:style-name="T3">граф </text:span><text:span text:style-name="T3">– </text:span><text:span text:style-name="T3">граф, </text:span><text:span text:style-name="T3">где </text:span><text:span text:style-name="T3">межд</text:span><text:span text:style-name="T3">у </text:span><text:span text:style-name="T3">любо</text:span><text:span text:style-name="T3">й </text:span><text:span text:style-name="T3">парой </text:span><text:span text:style-name="T3">верш</text:span><text:span text:style-name="T3">ин </text:span><text:span text:style-name="T3">есть </text:span><text:span text:style-name="T3">хотя </text:span><text:span text:style-name="T3">бы </text:span><text:span text:style-name="T3">один </text:span><text:span text:style-name="T3">путь.</text:span></text:p>
          </draw:text-box>
        </draw:frame>
        <draw:frame draw:style-name="gr2" draw:text-style-name="P3" draw:layer="layout" svg:width="13.663cm" svg:height="0.471cm" svg:x="1.904cm" svg:y="9.877cm">
          <draw:text-box>
            <text:p text:style-name="P1"><text:span text:style-name="T3">Неор</text:span><text:span text:style-name="T3">иенти</text:span><text:span text:style-name="T3">рован</text:span><text:span text:style-name="T3">ный </text:span><text:span text:style-name="T3">граф </text:span><text:span text:style-name="T3">— </text:span><text:span text:style-name="T3">граф, </text:span><text:span text:style-name="T3">все </text:span><text:span text:style-name="T3">ребра </text:span><text:span text:style-name="T3">котор</text:span><text:span text:style-name="T3">ого </text:span><text:span text:style-name="T3">неори</text:span><text:span text:style-name="T3">ентир</text:span><text:span text:style-name="T3">ованн</text:span><text:span text:style-name="T3">ые.</text:span></text:p>
          </draw:text-box>
        </draw:frame>
        <draw:frame draw:style-name="gr2" draw:text-style-name="P3" draw:layer="layout" svg:width="10.467cm" svg:height="0.471cm" svg:x="2.004cm" svg:y="10.685cm">
          <draw:text-box>
            <text:p text:style-name="P1"><text:span text:style-name="T3">Метр</text:span><text:span text:style-name="T3">ическ</text:span><text:span text:style-name="T3">ий </text:span><text:span text:style-name="T3">граф </text:span><text:span text:style-name="T3">– </text:span><text:span text:style-name="T3">граф, </text:span><text:span text:style-name="T3">где </text:span><text:span text:style-name="T3">каждо</text:span><text:span text:style-name="T3">е </text:span><text:span text:style-name="T3">ребро </text:span><text:span text:style-name="T3">имеет </text:span><text:span text:style-name="T3">длину</text:span><text:span text:style-name="T3">.</text:span></text:p>
          </draw:text-box>
        </draw:frame>
        <draw:frame draw:style-name="gr2" draw:text-style-name="P3" draw:layer="layout" svg:width="9.459cm" svg:height="0.471cm" svg:x="2.004cm" svg:y="11.492cm">
          <draw:text-box>
            <text:p text:style-name="P1"><text:span text:style-name="T3">Матр</text:span><text:span text:style-name="T3">ица </text:span><text:span text:style-name="T3">— </text:span><text:span text:style-name="T3">табли</text:span><text:span text:style-name="T3">ца </text:span><text:span text:style-name="T3">элеме</text:span><text:span text:style-name="T3">нтов </text:span><text:span text:style-name="T3">из </text:span><text:span text:style-name="T3">строк </text:span><text:span text:style-name="T3">и </text:span><text:span text:style-name="T3">столб</text:span><text:span text:style-name="T3">цов.</text:span></text:p>
          </draw:text-box>
        </draw:frame>
        <draw:frame draw:style-name="gr2" draw:text-style-name="P3" draw:layer="layout" svg:width="12.964cm" svg:height="0.471cm" svg:x="2.004cm" svg:y="12.3cm">
          <draw:text-box>
            <text:p text:style-name="P1"><text:span text:style-name="T3">Остов</text:span><text:span text:style-name="T3">ное </text:span><text:span text:style-name="T3">дерев</text:span><text:span text:style-name="T3">о </text:span><text:span text:style-name="T3">графа </text:span><text:span text:style-name="T3">— </text:span><text:span text:style-name="T3">подгр</text:span><text:span text:style-name="T3">аф, </text:span><text:span text:style-name="T3">имею</text:span><text:span text:style-name="T3">щий |</text:span><text:span text:style-name="T3">V| </text:span><text:span text:style-name="T3">верш</text:span><text:span text:style-name="T3">ин и |</text:span><text:span text:style-name="T3">V| -1 </text:span><text:span text:style-name="T3">рёбер.</text:span></text:p>
          </draw:text-box>
        </draw:frame>
        <draw:frame draw:style-name="gr2" draw:text-style-name="P3" draw:layer="layout" svg:width="17.909cm" svg:height="0.471cm" svg:x="2.004cm" svg:y="13.108cm">
          <draw:text-box>
            <text:p text:style-name="P1"><text:span text:style-name="T3">DFS, </text:span><text:span text:style-name="T3">поиск </text:span><text:span text:style-name="T3">в </text:span><text:span text:style-name="T3">глуби</text:span><text:span text:style-name="T3">ну, </text:span><text:span text:style-name="T3">обход </text:span><text:span text:style-name="T3">в </text:span><text:span text:style-name="T3">глуби</text:span><text:span text:style-name="T3">ну — </text:span><text:span text:style-name="T3">метод </text:span><text:span text:style-name="T3">обход</text:span><text:span text:style-name="T3">а </text:span><text:span text:style-name="T3">графа, </text:span><text:span text:style-name="T3">идущ</text:span><text:span text:style-name="T3">ий </text:span><text:span text:style-name="T3">вглуб</text:span><text:span text:style-name="T3">ь пока </text:span><text:span text:style-name="T3">это </text:span><text:span text:style-name="T3">возмо</text:span><text:span text:style-name="T3">жно.</text:span></text:p>
          </draw:text-box>
        </draw:frame>
        <draw:frame draw:style-name="gr2" draw:text-style-name="P3" draw:layer="layout" svg:width="16.563cm" svg:height="0.471cm" svg:x="2.004cm" svg:y="13.916cm">
          <draw:text-box>
            <text:p text:style-name="P1"><text:span text:style-name="T3">Обрат</text:span><text:span text:style-name="T3">ная </text:span><text:span text:style-name="T3">польс</text:span><text:span text:style-name="T3">кая </text:span><text:span text:style-name="T3">запис</text:span><text:span text:style-name="T3">ь/нота</text:span><text:span text:style-name="T3">ция – </text:span><text:span text:style-name="T3">форма </text:span><text:span text:style-name="T3">запис</text:span><text:span text:style-name="T3">и </text:span><text:span text:style-name="T3">матем</text:span><text:span text:style-name="T3">атиче</text:span><text:span text:style-name="T3">ских </text:span><text:span text:style-name="T3">выра</text:span><text:span text:style-name="T3">жени</text:span><text:span text:style-name="T3">й, в </text:span><text:span text:style-name="T3">котор</text:span><text:span text:style-name="T3">ых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7.258cm" svg:height="0.471cm" svg:x="2.004cm" svg:y="14.442cm">
          <draw:text-box>
            <text:p text:style-name="P1"><text:span text:style-name="T3">опера</text:span><text:span text:style-name="T3">нды </text:span><text:span text:style-name="T3">стоят </text:span><text:span text:style-name="T3">перед </text:span><text:span text:style-name="T3">знако</text:span><text:span text:style-name="T3">м </text:span><text:span text:style-name="T3">опера</text:span><text:span text:style-name="T3">ции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8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7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6" draw:text-style-name="P7" draw:layer="layout" svg:width="3.804cm" svg:height="0.505cm" svg:x="2.004cm" svg:y="2.723cm">
          <draw:text-box>
            <text:p text:style-name="P1"><text:span text:style-name="T7">ПРИ</text:span><text:span text:style-name="T7">ЛОЖ</text:span><text:span text:style-name="T7">ЕНИ</text:span><text:span text:style-name="T7">Е 2</text:span></text:p>
          </draw:text-box>
        </draw:frame>
        <draw:line draw:style-name="gr31" draw:text-style-name="P4" draw:layer="layout" svg:x1="2.226cm" svg:y1="5.092cm" svg:x2="19.265cm" svg:y2="5.092cm">
          <text:p/>
        </draw:line>
        <draw:line draw:style-name="gr31" draw:text-style-name="P4" draw:layer="layout" svg:x1="2.226cm" svg:y1="6.094cm" svg:x2="19.265cm" svg:y2="6.094cm">
          <text:p/>
        </draw:line>
        <draw:line draw:style-name="gr3" draw:text-style-name="P4" draw:layer="layout" svg:x1="2.226cm" svg:y1="7.075cm" svg:x2="19.265cm" svg:y2="7.075cm">
          <text:p/>
        </draw:line>
        <draw:line draw:style-name="gr3" draw:text-style-name="P4" draw:layer="layout" svg:x1="2.226cm" svg:y1="8.278cm" svg:x2="19.265cm" svg:y2="8.278cm">
          <text:p/>
        </draw:line>
        <draw:line draw:style-name="gr3" draw:text-style-name="P4" draw:layer="layout" svg:x1="2.226cm" svg:y1="9.28cm" svg:x2="19.265cm" svg:y2="9.28cm">
          <text:p/>
        </draw:line>
        <draw:line draw:style-name="gr3" draw:text-style-name="P4" draw:layer="layout" svg:x1="2.226cm" svg:y1="10.278cm" svg:x2="19.265cm" svg:y2="10.278cm">
          <text:p/>
        </draw:line>
        <draw:line draw:style-name="gr3" draw:text-style-name="P4" draw:layer="layout" svg:x1="2.226cm" svg:y1="11.28cm" svg:x2="19.265cm" svg:y2="11.28cm">
          <text:p/>
        </draw:line>
        <draw:line draw:style-name="gr3" draw:text-style-name="P4" draw:layer="layout" svg:x1="2.226cm" svg:y1="12.278cm" svg:x2="19.265cm" svg:y2="12.278cm">
          <text:p/>
        </draw:line>
        <draw:line draw:style-name="gr3" draw:text-style-name="P4" draw:layer="layout" svg:x1="2.226cm" svg:y1="13.28cm" svg:x2="19.265cm" svg:y2="13.28cm">
          <text:p/>
        </draw:line>
        <draw:line draw:style-name="gr3" draw:text-style-name="P4" draw:layer="layout" svg:x1="2.226cm" svg:y1="14.279cm" svg:x2="19.265cm" svg:y2="14.279cm">
          <text:p/>
        </draw:line>
        <draw:line draw:style-name="gr3" draw:text-style-name="P4" draw:layer="layout" svg:x1="2.226cm" svg:y1="15.482cm" svg:x2="19.265cm" svg:y2="15.482cm">
          <text:p/>
        </draw:line>
        <draw:line draw:style-name="gr3" draw:text-style-name="P4" draw:layer="layout" svg:x1="2.226cm" svg:y1="16.685cm" svg:x2="19.265cm" svg:y2="16.685cm">
          <text:p/>
        </draw:line>
        <draw:line draw:style-name="gr3" draw:text-style-name="P4" draw:layer="layout" svg:x1="2.226cm" svg:y1="17.686cm" svg:x2="19.265cm" svg:y2="17.686cm">
          <text:p/>
        </draw:line>
        <draw:line draw:style-name="gr3" draw:text-style-name="P4" draw:layer="layout" svg:x1="2.226cm" svg:y1="18.685cm" svg:x2="19.265cm" svg:y2="18.685cm">
          <text:p/>
        </draw:line>
        <draw:line draw:style-name="gr3" draw:text-style-name="P4" draw:layer="layout" svg:x1="2.226cm" svg:y1="19.687cm" svg:x2="19.265cm" svg:y2="19.687cm">
          <text:p/>
        </draw:line>
        <draw:line draw:style-name="gr3" draw:text-style-name="P4" draw:layer="layout" svg:x1="2.226cm" svg:y1="20.685cm" svg:x2="19.265cm" svg:y2="20.685cm">
          <text:p/>
        </draw:line>
        <draw:line draw:style-name="gr3" draw:text-style-name="P4" draw:layer="layout" svg:x1="2.226cm" svg:y1="21.888cm" svg:x2="19.265cm" svg:y2="21.888cm">
          <text:p/>
        </draw:line>
        <draw:line draw:style-name="gr3" draw:text-style-name="P4" draw:layer="layout" svg:x1="2.226cm" svg:y1="22.89cm" svg:x2="19.265cm" svg:y2="22.89cm">
          <text:p/>
        </draw:line>
        <draw:line draw:style-name="gr3" draw:text-style-name="P4" draw:layer="layout" svg:x1="2.226cm" svg:y1="23.888cm" svg:x2="19.265cm" svg:y2="23.888cm">
          <text:p/>
        </draw:line>
        <draw:line draw:style-name="gr3" draw:text-style-name="P4" draw:layer="layout" svg:x1="2.226cm" svg:y1="24.89cm" svg:x2="19.265cm" svg:y2="24.89cm">
          <text:p/>
        </draw:line>
        <draw:line draw:style-name="gr3" draw:text-style-name="P4" draw:layer="layout" svg:x1="2.226cm" svg:y1="25.888cm" svg:x2="19.265cm" svg:y2="25.888cm">
          <text:p/>
        </draw:line>
        <draw:line draw:style-name="gr31" draw:text-style-name="P4" draw:layer="layout" svg:x1="2.25cm" svg:y1="5.064cm" svg:x2="2.25cm" svg:y2="25.896cm">
          <text:p/>
        </draw:line>
        <draw:line draw:style-name="gr31" draw:text-style-name="P4" draw:layer="layout" svg:x1="8.759cm" svg:y1="5.064cm" svg:x2="8.759cm" svg:y2="25.896cm">
          <text:p/>
        </draw:line>
        <draw:line draw:style-name="gr31" draw:text-style-name="P4" draw:layer="layout" svg:x1="19.236cm" svg:y1="5.064cm" svg:x2="19.236cm" svg:y2="25.896cm">
          <text:p/>
        </draw:line>
        <draw:frame draw:style-name="gr2" draw:text-style-name="P3" draw:layer="layout" svg:width="12.964cm" svg:height="0.471cm" svg:x="2.004cm" svg:y="3.71cm">
          <draw:text-box>
            <text:p text:style-name="P1"><text:span text:style-name="T4">ОПИ</text:span><text:span text:style-name="T4">САН</text:span><text:span text:style-name="T4">ИЕ И </text:span><text:span text:style-name="T4">ФУН</text:span><text:span text:style-name="T4">КЦИ</text:span><text:span text:style-name="T4">ОНА</text:span><text:span text:style-name="T4">ЛЬН</text:span><text:span text:style-name="T4">ОЕ </text:span><text:span text:style-name="T4">НАЗ</text:span><text:span text:style-name="T4">НАЧ</text:span><text:span text:style-name="T4">ЕНИ</text:span><text:span text:style-name="T4">Е </text:span><text:span text:style-name="T4">КЛА</text:span><text:span text:style-name="T4">ССО</text:span><text:span text:style-name="T4">В</text:span></text:p>
          </draw:text-box>
        </draw:frame>
        <draw:frame draw:style-name="gr2" draw:text-style-name="P3" draw:layer="layout" svg:width="1.132cm" svg:height="0.471cm" svg:x="4.904cm" svg:y="5.347cm">
          <draw:text-box>
            <text:p text:style-name="P1"><text:span text:style-name="T4">Класс</text:span></text:p>
          </draw:text-box>
        </draw:frame>
        <draw:frame draw:style-name="gr2" draw:text-style-name="P3" draw:layer="layout" svg:width="2.271cm" svg:height="0.471cm" svg:x="12.827cm" svg:y="5.34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68cm" svg:height="0.471cm" svg:x="4.833cm" svg:y="6.349cm">
          <draw:text-box>
            <text:p text:style-name="P1"><text:span text:style-name="T3">Ancho</text:span><text:span text:style-name="T3">r</text:span></text:p>
          </draw:text-box>
        </draw:frame>
        <draw:frame draw:style-name="gr2" draw:text-style-name="P3" draw:layer="layout" svg:width="9.248cm" svg:height="0.471cm" svg:x="8.872cm" svg:y="6.349cm">
          <draw:text-box>
            <text:p text:style-name="P1"><text:span text:style-name="T3">Якорь</text:span><text:span text:style-name="T3">, с </text:span><text:span text:style-name="T3">помо</text:span><text:span text:style-name="T3">щью </text:span><text:span text:style-name="T3">котор</text:span><text:span text:style-name="T3">ого </text:span><text:span text:style-name="T3">измен</text:span><text:span text:style-name="T3">яется </text:span><text:span text:style-name="T3">дуга </text:span><text:span text:style-name="T3">ребра</text:span></text:p>
          </draw:text-box>
        </draw:frame>
        <draw:frame draw:style-name="gr2" draw:text-style-name="P3" draw:layer="layout" svg:width="3.033cm" svg:height="0.471cm" svg:x="3.951cm" svg:y="7.312cm">
          <draw:text-box>
            <text:p text:style-name="P1"><text:span text:style-name="T3">Algori</text:span><text:span text:style-name="T3">thmSe</text:span><text:span text:style-name="T3">rvice</text:span></text:p>
          </draw:text-box>
        </draw:frame>
        <draw:frame draw:style-name="gr2" draw:text-style-name="P3" draw:layer="layout" svg:width="9.561cm" svg:height="0.471cm" svg:x="8.872cm" svg:y="7.312cm">
          <draw:text-box>
            <text:p text:style-name="P1"><text:span text:style-name="T3">Серви</text:span><text:span text:style-name="T3">с, </text:span><text:span text:style-name="T3">отвеч</text:span><text:span text:style-name="T3">ающи</text:span><text:span text:style-name="T3">й за </text:span><text:span text:style-name="T3">все </text:span><text:span text:style-name="T3">вычис</text:span><text:span text:style-name="T3">ления </text:span><text:span text:style-name="T3">связа</text:span><text:span text:style-name="T3">нные </text:span><text:span text:style-name="T3">с </text:span></text:p>
          </draw:text-box>
        </draw:frame>
        <draw:frame draw:style-name="gr2" draw:text-style-name="P3" draw:layer="layout" svg:width="1.53cm" svg:height="0.471cm" svg:x="8.872cm" svg:y="7.799cm">
          <draw:text-box>
            <text:p text:style-name="P1"><text:span text:style-name="T3">графа</text:span><text:span text:style-name="T3">ми</text:span></text:p>
          </draw:text-box>
        </draw:frame>
        <draw:frame draw:style-name="gr2" draw:text-style-name="P3" draw:layer="layout" svg:width="3.465cm" svg:height="0.471cm" svg:x="3.739cm" svg:y="8.515cm">
          <draw:text-box>
            <text:p text:style-name="P1"><text:span text:style-name="T3">Custo</text:span><text:span text:style-name="T3">mFun</text:span><text:span text:style-name="T3">ctionD</text:span><text:span text:style-name="T3">to</text:span></text:p>
          </draw:text-box>
        </draw:frame>
        <draw:frame draw:style-name="gr2" draw:text-style-name="P3" draw:layer="layout" svg:width="9.133cm" svg:height="0.471cm" svg:x="8.872cm" svg:y="8.515cm">
          <draw:text-box>
            <text:p text:style-name="P1"><text:span text:style-name="T3">Задае</text:span><text:span text:style-name="T3">т json-</text:span><text:span text:style-name="T3">форма</text:span><text:span text:style-name="T3">т </text:span><text:span text:style-name="T3">данн</text:span><text:span text:style-name="T3">ых </text:span><text:span text:style-name="T3">для </text:span><text:span text:style-name="T3">функ</text:span><text:span text:style-name="T3">ции </text:span><text:span text:style-name="T3">на </text:span><text:span text:style-name="T3">путях </text:span></text:p>
          </draw:text-box>
        </draw:frame>
        <draw:frame draw:style-name="gr2" draw:text-style-name="P3" draw:layer="layout" svg:width="4.096cm" svg:height="0.471cm" svg:x="3.422cm" svg:y="9.517cm">
          <draw:text-box>
            <text:p text:style-name="P1"><text:span text:style-name="T3">Custo</text:span><text:span text:style-name="T3">mFun</text:span><text:span text:style-name="T3">ctionS</text:span><text:span text:style-name="T3">ervice</text:span></text:p>
          </draw:text-box>
        </draw:frame>
        <draw:frame draw:style-name="gr2" draw:text-style-name="P3" draw:layer="layout" svg:width="9.883cm" svg:height="0.471cm" svg:x="8.872cm" svg:y="9.517cm">
          <draw:text-box>
            <text:p text:style-name="P1"><text:span text:style-name="T3">Серви</text:span><text:span text:style-name="T3">с, </text:span><text:span text:style-name="T3">отвеч</text:span><text:span text:style-name="T3">ающи</text:span><text:span text:style-name="T3">й за </text:span><text:span text:style-name="T3">вычис</text:span><text:span text:style-name="T3">ление </text:span><text:span text:style-name="T3">функ</text:span><text:span text:style-name="T3">ции </text:span><text:span text:style-name="T3">на </text:span><text:span text:style-name="T3">путях</text:span></text:p>
          </draw:text-box>
        </draw:frame>
        <draw:frame draw:style-name="gr2" draw:text-style-name="P3" draw:layer="layout" svg:width="2.347cm" svg:height="0.471cm" svg:x="4.293cm" svg:y="10.515cm">
          <draw:text-box>
            <text:p text:style-name="P1"><text:span text:style-name="T3">Edge</text:span><text:span text:style-name="T3">Distan</text:span><text:span text:style-name="T3">ce</text:span></text:p>
          </draw:text-box>
        </draw:frame>
        <draw:frame draw:style-name="gr2" draw:text-style-name="P3" draw:layer="layout" svg:width="9.375cm" svg:height="0.471cm" svg:x="8.872cm" svg:y="10.304cm">
          <draw:text-box>
            <text:p text:style-name="P1"><text:span text:style-name="T3">Объек</text:span><text:span text:style-name="T3">т, </text:span><text:span text:style-name="T3">отвеч</text:span><text:span text:style-name="T3">ающи</text:span><text:span text:style-name="T3">й за </text:span><text:span text:style-name="T3">ввод </text:span><text:span text:style-name="T3">и </text:span><text:span text:style-name="T3">отобр</text:span><text:span text:style-name="T3">ажени</text:span><text:span text:style-name="T3">е </text:span><text:span text:style-name="T3">длин</text:span><text:span text:style-name="T3">ы </text:span></text:p>
          </draw:text-box>
        </draw:frame>
        <draw:frame draw:style-name="gr2" draw:text-style-name="P3" draw:layer="layout" svg:width="5.328cm" svg:height="0.471cm" svg:x="8.872cm" svg:y="10.79cm">
          <draw:text-box>
            <text:p text:style-name="P1"><text:span text:style-name="T3">ребра. </text:span><text:span text:style-name="T3">Связа</text:span><text:span text:style-name="T3">н с </text:span><text:span text:style-name="T3">ребро</text:span><text:span text:style-name="T3">м </text:span><text:span text:style-name="T3">графа</text:span></text:p>
          </draw:text-box>
        </draw:frame>
        <draw:frame draw:style-name="gr2" draw:text-style-name="P3" draw:layer="layout" svg:width="0.87cm" svg:height="0.471cm" svg:x="5.034cm" svg:y="11.517cm">
          <draw:text-box>
            <text:p text:style-name="P1"><text:span text:style-name="T3">Edge</text:span></text:p>
          </draw:text-box>
        </draw:frame>
        <draw:frame draw:style-name="gr2" draw:text-style-name="P3" draw:layer="layout" svg:width="2.203cm" svg:height="0.471cm" svg:x="8.872cm" svg:y="11.305cm">
          <draw:text-box>
            <text:p text:style-name="P1"><text:span text:style-name="T3">Ребро </text:span><text:span text:style-name="T3">графа</text:span></text:p>
          </draw:text-box>
        </draw:frame>
        <draw:frame draw:style-name="gr2" draw:text-style-name="P3" draw:layer="layout" svg:width="1.666cm" svg:height="0.471cm" svg:x="4.636cm" svg:y="12.515cm">
          <draw:text-box>
            <text:p text:style-name="P1"><text:span text:style-name="T3">Edge</text:span><text:span text:style-name="T3">Data</text:span></text:p>
          </draw:text-box>
        </draw:frame>
        <draw:frame draw:style-name="gr2" draw:text-style-name="P3" draw:layer="layout" svg:width="8.325cm" svg:height="0.471cm" svg:x="8.872cm" svg:y="12.304cm">
          <draw:text-box>
            <text:p text:style-name="P1"><text:span text:style-name="T3">Data-</text:span><text:span text:style-name="T3">класс, </text:span><text:span text:style-name="T3">содер</text:span><text:span text:style-name="T3">жащи</text:span><text:span text:style-name="T3">й </text:span><text:span text:style-name="T3">инфо</text:span><text:span text:style-name="T3">рмаци</text:span><text:span text:style-name="T3">ю о </text:span><text:span text:style-name="T3">ребре</text:span></text:p>
          </draw:text-box>
        </draw:frame>
        <draw:frame draw:style-name="gr2" draw:text-style-name="P3" draw:layer="layout" svg:width="1.056cm" svg:height="0.471cm" svg:x="4.939cm" svg:y="13.517cm">
          <draw:text-box>
            <text:p text:style-name="P1"><text:span text:style-name="T3">Graph</text:span></text:p>
          </draw:text-box>
        </draw:frame>
        <draw:frame draw:style-name="gr2" draw:text-style-name="P3" draw:layer="layout" svg:width="7.91cm" svg:height="0.471cm" svg:x="8.872cm" svg:y="13.306cm">
          <draw:text-box>
            <text:p text:style-name="P1"><text:span text:style-name="T3">Моде</text:span><text:span text:style-name="T3">ль </text:span><text:span text:style-name="T3">графа, </text:span><text:span text:style-name="T3">созда</text:span><text:span text:style-name="T3">ваемо</text:span><text:span text:style-name="T3">го </text:span><text:span text:style-name="T3">польз</text:span><text:span text:style-name="T3">овате</text:span><text:span text:style-name="T3">лем</text:span></text:p>
          </draw:text-box>
        </draw:frame>
        <draw:frame draw:style-name="gr2" draw:text-style-name="P3" draw:layer="layout" svg:width="1.501cm" svg:height="0.471cm" svg:x="4.717cm" svg:y="14.516cm">
          <draw:text-box>
            <text:p text:style-name="P1"><text:span text:style-name="T3">Ihara</text:span><text:span text:style-name="T3">Dto</text:span></text:p>
          </draw:text-box>
        </draw:frame>
        <draw:frame draw:style-name="gr2" draw:text-style-name="P3" draw:layer="layout" svg:width="9.21cm" svg:height="0.471cm" svg:x="8.872cm" svg:y="14.516cm">
          <draw:text-box>
            <text:p text:style-name="P1"><text:span text:style-name="T3">Задае</text:span><text:span text:style-name="T3">т json-</text:span><text:span text:style-name="T3">форма</text:span><text:span text:style-name="T3">т </text:span><text:span text:style-name="T3">данн</text:span><text:span text:style-name="T3">ых </text:span><text:span text:style-name="T3">для </text:span><text:span text:style-name="T3">функ</text:span><text:span text:style-name="T3">ции </text:span><text:span text:style-name="T3">Ихаря </text:span><text:span text:style-name="T3">на </text:span></text:p>
          </draw:text-box>
        </draw:frame>
        <draw:frame draw:style-name="gr2" draw:text-style-name="P3" draw:layer="layout" svg:width="1.78cm" svg:height="0.471cm" svg:x="8.872cm" svg:y="15.003cm">
          <draw:text-box>
            <text:p text:style-name="P1"><text:span text:style-name="T3">верш</text:span><text:span text:style-name="T3">инах</text:span></text:p>
          </draw:text-box>
        </draw:frame>
        <draw:frame draw:style-name="gr2" draw:text-style-name="P3" draw:layer="layout" svg:width="2.368cm" svg:height="0.471cm" svg:x="4.283cm" svg:y="15.719cm">
          <draw:text-box>
            <text:p text:style-name="P1"><text:span text:style-name="T3">IharaE</text:span><text:span text:style-name="T3">dgeDt</text:span><text:span text:style-name="T3">o</text:span></text:p>
          </draw:text-box>
        </draw:frame>
        <draw:frame draw:style-name="gr2" draw:text-style-name="P3" draw:layer="layout" svg:width="9.298cm" svg:height="0.471cm" svg:x="8.872cm" svg:y="15.719cm">
          <draw:text-box>
            <text:p text:style-name="P1"><text:span text:style-name="T3">Задае</text:span><text:span text:style-name="T3">т json-</text:span><text:span text:style-name="T3">форма</text:span><text:span text:style-name="T3">т </text:span><text:span text:style-name="T3">данн</text:span><text:span text:style-name="T3">ых </text:span><text:span text:style-name="T3">для </text:span><text:span text:style-name="T3">функ</text:span><text:span text:style-name="T3">ции </text:span><text:span text:style-name="T3">Ихар</text:span><text:span text:style-name="T3">ы на </text:span></text:p>
          </draw:text-box>
        </draw:frame>
        <draw:frame draw:style-name="gr2" draw:text-style-name="P3" draw:layer="layout" svg:width="1.225cm" svg:height="0.471cm" svg:x="8.872cm" svg:y="16.206cm">
          <draw:text-box>
            <text:p text:style-name="P1"><text:span text:style-name="T3">ребра</text:span><text:span text:style-name="T3">х</text:span></text:p>
          </draw:text-box>
        </draw:frame>
        <draw:frame draw:style-name="gr2" draw:text-style-name="P3" draw:layer="layout" svg:width="2.254cm" svg:height="0.471cm" svg:x="4.339cm" svg:y="16.922cm">
          <draw:text-box>
            <text:p text:style-name="P1"><text:span text:style-name="T3">IharaP</text:span><text:span text:style-name="T3">athDto</text:span></text:p>
          </draw:text-box>
        </draw:frame>
        <draw:frame draw:style-name="gr2" draw:text-style-name="P3" draw:layer="layout" svg:width="9.027cm" svg:height="0.471cm" svg:x="8.872cm" svg:y="16.922cm">
          <draw:text-box>
            <text:p text:style-name="P1"><text:span text:style-name="T3">Задае</text:span><text:span text:style-name="T3">т json-</text:span><text:span text:style-name="T3">форма</text:span><text:span text:style-name="T3">т </text:span><text:span text:style-name="T3">данн</text:span><text:span text:style-name="T3">ых </text:span><text:span text:style-name="T3">для </text:span><text:span text:style-name="T3">функ</text:span><text:span text:style-name="T3">ции </text:span><text:span text:style-name="T3">на </text:span><text:span text:style-name="T3">путях</text:span></text:p>
          </draw:text-box>
        </draw:frame>
        <draw:frame draw:style-name="gr2" draw:text-style-name="P3" draw:layer="layout" svg:width="4.388cm" svg:height="0.471cm" svg:x="3.27cm" svg:y="17.924cm">
          <draw:text-box>
            <text:p text:style-name="P1"><text:span text:style-name="T3">IharaZ</text:span><text:span text:style-name="T3">etaFun</text:span><text:span text:style-name="T3">ctionS</text:span><text:span text:style-name="T3">ervice</text:span></text:p>
          </draw:text-box>
        </draw:frame>
        <draw:frame draw:style-name="gr2" draw:text-style-name="P3" draw:layer="layout" svg:width="9.527cm" svg:height="0.471cm" svg:x="8.872cm" svg:y="17.924cm">
          <draw:text-box>
            <text:p text:style-name="P1"><text:span text:style-name="T3">Серви</text:span><text:span text:style-name="T3">с, </text:span><text:span text:style-name="T3">отвеч</text:span><text:span text:style-name="T3">ающи</text:span><text:span text:style-name="T3">й за </text:span><text:span text:style-name="T3">вычис</text:span><text:span text:style-name="T3">ление </text:span><text:span text:style-name="T3">функ</text:span><text:span text:style-name="T3">ций </text:span><text:span text:style-name="T3">Ихар</text:span><text:span text:style-name="T3">ы</text:span></text:p>
          </draw:text-box>
        </draw:frame>
        <draw:frame draw:style-name="gr2" draw:text-style-name="P3" draw:layer="layout" svg:width="3.101cm" svg:height="0.471cm" svg:x="3.916cm" svg:y="18.922cm">
          <draw:text-box>
            <text:p text:style-name="P1"><text:span text:style-name="T3">Magni</text:span><text:span text:style-name="T3">tudeSe</text:span><text:span text:style-name="T3">rvice</text:span></text:p>
          </draw:text-box>
        </draw:frame>
        <draw:frame draw:style-name="gr2" draw:text-style-name="P3" draw:layer="layout" svg:width="10.027cm" svg:height="0.471cm" svg:x="8.872cm" svg:y="18.922cm">
          <draw:text-box>
            <text:p text:style-name="P1"><text:span text:style-name="T3">Серви</text:span><text:span text:style-name="T3">с, </text:span><text:span text:style-name="T3">отвеч</text:span><text:span text:style-name="T3">ающи</text:span><text:span text:style-name="T3">й за </text:span><text:span text:style-name="T3">вычис</text:span><text:span text:style-name="T3">ление </text:span><text:span text:style-name="T3">функ</text:span><text:span text:style-name="T3">ции </text:span><text:span text:style-name="T3">магни</text:span><text:span text:style-name="T3">туд</text:span></text:p>
          </draw:text-box>
        </draw:frame>
        <draw:frame draw:style-name="gr2" draw:text-style-name="P3" draw:layer="layout" svg:width="0.916cm" svg:height="0.471cm" svg:x="5.009cm" svg:y="19.924cm">
          <draw:text-box>
            <text:p text:style-name="P1"><text:span text:style-name="T3">Node</text:span></text:p>
          </draw:text-box>
        </draw:frame>
        <draw:frame draw:style-name="gr2" draw:text-style-name="P3" draw:layer="layout" svg:width="2.792cm" svg:height="0.471cm" svg:x="8.872cm" svg:y="19.712cm">
          <draw:text-box>
            <text:p text:style-name="P1"><text:span text:style-name="T3">Верш</text:span><text:span text:style-name="T3">ина </text:span><text:span text:style-name="T3">графа</text:span></text:p>
          </draw:text-box>
        </draw:frame>
        <draw:frame draw:style-name="gr2" draw:text-style-name="P3" draw:layer="layout" svg:width="2.47cm" svg:height="0.471cm" svg:x="4.233cm" svg:y="20.922cm">
          <draw:text-box>
            <text:p text:style-name="P1"><text:span text:style-name="T3">Pytho</text:span><text:span text:style-name="T3">nServi</text:span><text:span text:style-name="T3">ce</text:span></text:p>
          </draw:text-box>
        </draw:frame>
        <draw:frame draw:style-name="gr2" draw:text-style-name="P3" draw:layer="layout" svg:width="10.06cm" svg:height="0.471cm" svg:x="8.872cm" svg:y="20.922cm">
          <draw:text-box>
            <text:p text:style-name="P1"><text:span text:style-name="T3">Серви</text:span><text:span text:style-name="T3">с, </text:span><text:span text:style-name="T3">отвеч</text:span><text:span text:style-name="T3">ающи</text:span><text:span text:style-name="T3">й за </text:span><text:span text:style-name="T3">взаим</text:span><text:span text:style-name="T3">одейс</text:span><text:span text:style-name="T3">твие </text:span><text:span text:style-name="T3">Java-</text:span><text:span text:style-name="T3">класс</text:span><text:span text:style-name="T3">ов и </text:span></text:p>
          </draw:text-box>
        </draw:frame>
        <draw:frame draw:style-name="gr2" draw:text-style-name="P3" draw:layer="layout" svg:width="3.003cm" svg:height="0.471cm" svg:x="8.872cm" svg:y="21.409cm">
          <draw:text-box>
            <text:p text:style-name="P1"><text:span text:style-name="T3">Pytho</text:span><text:span text:style-name="T3">n-</text:span><text:span text:style-name="T3">скрип</text:span><text:span text:style-name="T3">тов</text:span></text:p>
          </draw:text-box>
        </draw:frame>
        <draw:frame draw:style-name="gr2" draw:text-style-name="P3" draw:layer="layout" svg:width="1.81cm" svg:height="0.471cm" svg:x="4.565cm" svg:y="22.125cm">
          <draw:text-box>
            <text:p text:style-name="P1"><text:span text:style-name="T3">Restor</text:span><text:span text:style-name="T3">able</text:span></text:p>
          </draw:text-box>
        </draw:frame>
        <draw:frame draw:style-name="gr2" draw:text-style-name="P3" draw:layer="layout" svg:width="8.337cm" svg:height="0.471cm" svg:x="8.872cm" svg:y="21.913cm">
          <draw:text-box>
            <text:p text:style-name="P1"><text:span text:style-name="T3">Интер</text:span><text:span text:style-name="T3">фейс, </text:span><text:span text:style-name="T3">свойс</text:span><text:span text:style-name="T3">тво </text:span><text:span text:style-name="T3">восст</text:span><text:span text:style-name="T3">анавл</text:span><text:span text:style-name="T3">ивать </text:span><text:span text:style-name="T3">объек</text:span><text:span text:style-name="T3">т </text:span></text:p>
          </draw:text-box>
        </draw:frame>
        <draw:frame draw:style-name="gr2" draw:text-style-name="P3" draw:layer="layout" svg:width="4.134cm" svg:height="0.471cm" svg:x="8.872cm" svg:y="22.4cm">
          <draw:text-box>
            <text:p text:style-name="P1"><text:span text:style-name="T3">(отри</text:span><text:span text:style-name="T3">совка </text:span><text:span text:style-name="T3">и </text:span><text:span text:style-name="T3">свойс</text:span><text:span text:style-name="T3">тва)</text:span></text:p>
          </draw:text-box>
        </draw:frame>
        <draw:frame draw:style-name="gr2" draw:text-style-name="P3" draw:layer="layout" svg:width="1.619cm" svg:height="0.471cm" svg:x="4.657cm" svg:y="23.127cm">
          <draw:text-box>
            <text:p text:style-name="P1"><text:span text:style-name="T3">TexLa</text:span><text:span text:style-name="T3">bel</text:span></text:p>
          </draw:text-box>
        </draw:frame>
        <draw:frame draw:style-name="gr2" draw:text-style-name="P3" draw:layer="layout" svg:width="4.76cm" svg:height="0.471cm" svg:x="8.872cm" svg:y="22.915cm">
          <draw:text-box>
            <text:p text:style-name="P1"><text:span text:style-name="T3">LaTe</text:span><text:span text:style-name="T3">X-</text:span><text:span text:style-name="T3">метка </text:span><text:span text:style-name="T3">длин</text:span><text:span text:style-name="T3">ы </text:span><text:span text:style-name="T3">ребра</text:span></text:p>
          </draw:text-box>
        </draw:frame>
        <draw:frame draw:style-name="gr2" draw:text-style-name="P3" draw:layer="layout" svg:width="1.645cm" svg:height="0.471cm" svg:x="4.646cm" svg:y="24.125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7.288cm" svg:height="0.471cm" svg:x="8.872cm" svg:y="23.914cm">
          <draw:text-box>
            <text:p text:style-name="P1"><text:span text:style-name="T3">Интер</text:span><text:span text:style-name="T3">фейс, </text:span><text:span text:style-name="T3">свойс</text:span><text:span text:style-name="T3">тво </text:span><text:span text:style-name="T3">систе</text:span><text:span text:style-name="T3">мы </text:span><text:span text:style-name="T3">undo-</text:span><text:span text:style-name="T3">redo</text:span></text:p>
          </draw:text-box>
        </draw:frame>
        <draw:frame draw:style-name="gr2" draw:text-style-name="P3" draw:layer="layout" svg:width="1.53cm" svg:height="0.471cm" svg:x="4.706cm" svg:y="25.127cm">
          <draw:text-box>
            <text:p text:style-name="P1"><text:span text:style-name="T3">Visita</text:span><text:span text:style-name="T3">ble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0.073cm" svg:height="0.471cm" svg:x="8.872cm" svg:y="24.916cm">
          <draw:text-box>
            <text:p text:style-name="P1"><text:span text:style-name="T3">Интер</text:span><text:span text:style-name="T3">фейс, </text:span><text:span text:style-name="T3">необх</text:span><text:span text:style-name="T3">одим </text:span><text:span text:style-name="T3">для </text:span><text:span text:style-name="T3">помет</text:span><text:span text:style-name="T3">ок в </text:span><text:span text:style-name="T3">обход</text:span><text:span text:style-name="T3">е в </text:span><text:span text:style-name="T3">глуби</text:span><text:span text:style-name="T3">ну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19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8</text:span></text:p>
          </draw:text-box>
        </draw:frame>
        <draw:line draw:style-name="gr3" draw:text-style-name="P4" draw:layer="layout" svg:x1="2.226cm" svg:y1="2.711cm" svg:x2="19.265cm" svg:y2="2.711cm">
          <text:p/>
        </draw:line>
        <draw:line draw:style-name="gr3" draw:text-style-name="P4" draw:layer="layout" svg:x1="2.226cm" svg:y1="3.713cm" svg:x2="19.265cm" svg:y2="3.713cm">
          <text:p/>
        </draw:line>
        <draw:line draw:style-name="gr3" draw:text-style-name="P4" draw:layer="layout" svg:x1="2.226cm" svg:y1="4.711cm" svg:x2="19.265cm" svg:y2="4.711cm">
          <text:p/>
        </draw:line>
        <draw:line draw:style-name="gr3" draw:text-style-name="P4" draw:layer="layout" svg:x1="2.226cm" svg:y1="5.713cm" svg:x2="19.265cm" svg:y2="5.713cm">
          <text:p/>
        </draw:line>
        <draw:line draw:style-name="gr3" draw:text-style-name="P4" draw:layer="layout" svg:x1="2.226cm" svg:y1="6.711cm" svg:x2="19.265cm" svg:y2="6.711cm">
          <text:p/>
        </draw:line>
        <draw:line draw:style-name="gr3" draw:text-style-name="P4" draw:layer="layout" svg:x1="2.226cm" svg:y1="7.713cm" svg:x2="19.265cm" svg:y2="7.713cm">
          <text:p/>
        </draw:line>
        <draw:line draw:style-name="gr3" draw:text-style-name="P4" draw:layer="layout" svg:x1="2.226cm" svg:y1="8.712cm" svg:x2="19.265cm" svg:y2="8.712cm">
          <text:p/>
        </draw:line>
        <draw:line draw:style-name="gr3" draw:text-style-name="P4" draw:layer="layout" svg:x1="2.226cm" svg:y1="9.714cm" svg:x2="19.265cm" svg:y2="9.714cm">
          <text:p/>
        </draw:line>
        <draw:line draw:style-name="gr3" draw:text-style-name="P4" draw:layer="layout" svg:x1="2.226cm" svg:y1="10.712cm" svg:x2="19.265cm" svg:y2="10.712cm">
          <text:p/>
        </draw:line>
        <draw:line draw:style-name="gr3" draw:text-style-name="P4" draw:layer="layout" svg:x1="2.226cm" svg:y1="11.714cm" svg:x2="19.265cm" svg:y2="11.714cm">
          <text:p/>
        </draw:line>
        <draw:line draw:style-name="gr3" draw:text-style-name="P4" draw:layer="layout" svg:x1="2.226cm" svg:y1="12.712cm" svg:x2="19.265cm" svg:y2="12.712cm">
          <text:p/>
        </draw:line>
        <draw:line draw:style-name="gr3" draw:text-style-name="P4" draw:layer="layout" svg:x1="2.226cm" svg:y1="13.714cm" svg:x2="19.265cm" svg:y2="13.714cm">
          <text:p/>
        </draw:line>
        <draw:line draw:style-name="gr3" draw:text-style-name="P4" draw:layer="layout" svg:x1="2.226cm" svg:y1="14.712cm" svg:x2="19.265cm" svg:y2="14.712cm">
          <text:p/>
        </draw:line>
        <draw:line draw:style-name="gr3" draw:text-style-name="P4" draw:layer="layout" svg:x1="2.226cm" svg:y1="15.714cm" svg:x2="19.265cm" svg:y2="15.714cm">
          <text:p/>
        </draw:line>
        <draw:line draw:style-name="gr3" draw:text-style-name="P4" draw:layer="layout" svg:x1="2.226cm" svg:y1="16.713cm" svg:x2="19.265cm" svg:y2="16.713cm">
          <text:p/>
        </draw:line>
        <draw:line draw:style-name="gr3" draw:text-style-name="P4" draw:layer="layout" svg:x1="2.226cm" svg:y1="17.715cm" svg:x2="19.265cm" svg:y2="17.715cm">
          <text:p/>
        </draw:line>
        <draw:line draw:style-name="gr3" draw:text-style-name="P4" draw:layer="layout" svg:x1="2.226cm" svg:y1="18.713cm" svg:x2="19.265cm" svg:y2="18.713cm">
          <text:p/>
        </draw:line>
        <draw:line draw:style-name="gr3" draw:text-style-name="P4" draw:layer="layout" svg:x1="2.226cm" svg:y1="19.715cm" svg:x2="19.265cm" svg:y2="19.715cm">
          <text:p/>
        </draw:line>
        <draw:line draw:style-name="gr3" draw:text-style-name="P4" draw:layer="layout" svg:x1="2.226cm" svg:y1="20.713cm" svg:x2="19.265cm" svg:y2="20.713cm">
          <text:p/>
        </draw:line>
        <draw:line draw:style-name="gr3" draw:text-style-name="P4" draw:layer="layout" svg:x1="2.226cm" svg:y1="21.715cm" svg:x2="19.265cm" svg:y2="21.715cm">
          <text:p/>
        </draw:line>
        <draw:line draw:style-name="gr3" draw:text-style-name="P4" draw:layer="layout" svg:x1="2.226cm" svg:y1="22.713cm" svg:x2="19.265cm" svg:y2="22.713cm">
          <text:p/>
        </draw:line>
        <draw:line draw:style-name="gr3" draw:text-style-name="P4" draw:layer="layout" svg:x1="2.226cm" svg:y1="23.715cm" svg:x2="19.265cm" svg:y2="23.715cm">
          <text:p/>
        </draw:line>
        <draw:line draw:style-name="gr3" draw:text-style-name="P4" draw:layer="layout" svg:x1="2.226cm" svg:y1="24.714cm" svg:x2="19.265cm" svg:y2="24.714cm">
          <text:p/>
        </draw:line>
        <draw:line draw:style-name="gr3" draw:text-style-name="P4" draw:layer="layout" svg:x1="2.226cm" svg:y1="25.716cm" svg:x2="19.265cm" svg:y2="25.716cm">
          <text:p/>
        </draw:line>
        <draw:line draw:style-name="gr31" draw:text-style-name="P4" draw:layer="layout" svg:x1="2.25cm" svg:y1="2.7cm" svg:x2="2.25cm" svg:y2="25.723cm">
          <text:p/>
        </draw:line>
        <draw:line draw:style-name="gr31" draw:text-style-name="P4" draw:layer="layout" svg:x1="8.759cm" svg:y1="2.7cm" svg:x2="8.759cm" svg:y2="25.723cm">
          <text:p/>
        </draw:line>
        <draw:line draw:style-name="gr31" draw:text-style-name="P4" draw:layer="layout" svg:x1="19.236cm" svg:y1="2.7cm" svg:x2="19.236cm" svg:y2="25.723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056cm" svg:height="0.471cm" svg:x="4.939cm" svg:y="2.948cm">
          <draw:text-box>
            <text:p text:style-name="P1"><text:span text:style-name="T3">Cache</text:span></text:p>
          </draw:text-box>
        </draw:frame>
        <draw:frame draw:style-name="gr2" draw:text-style-name="P3" draw:layer="layout" svg:width="7.097cm" svg:height="0.471cm" svg:x="8.872cm" svg:y="2.736cm">
          <draw:text-box>
            <text:p text:style-name="P1"><text:span text:style-name="T3">Кэш, </text:span><text:span text:style-name="T3">храня</text:span><text:span text:style-name="T3">щий </text:span><text:span text:style-name="T3">коман</text:span><text:span text:style-name="T3">ды </text:span><text:span text:style-name="T3">для </text:span><text:span text:style-name="T3">undo-</text:span><text:span text:style-name="T3">redo</text:span></text:p>
          </draw:text-box>
        </draw:frame>
        <draw:frame draw:style-name="gr2" draw:text-style-name="P3" draw:layer="layout" svg:width="1.767cm" svg:height="0.471cm" svg:x="4.586cm" svg:y="3.95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5.014cm" svg:height="0.471cm" svg:x="8.872cm" svg:y="3.738cm">
          <draw:text-box>
            <text:p text:style-name="P1"><text:span text:style-name="T3">Интер</text:span><text:span text:style-name="T3">фейс </text:span><text:span text:style-name="T3">коман</text:span><text:span text:style-name="T3">ды в </text:span><text:span text:style-name="T3">кэше</text:span></text:p>
          </draw:text-box>
        </draw:frame>
        <draw:frame draw:style-name="gr2" draw:text-style-name="P3" draw:layer="layout" svg:width="4.214cm" svg:height="0.471cm" svg:x="3.366cm" svg:y="4.948cm">
          <draw:text-box>
            <text:p text:style-name="P1"><text:span text:style-name="T3">SetAll</text:span><text:span text:style-name="T3">Lengt</text:span><text:span text:style-name="T3">hsCo</text:span><text:span text:style-name="T3">mman</text:span><text:span text:style-name="T3">d</text:span></text:p>
          </draw:text-box>
        </draw:frame>
        <draw:frame draw:style-name="gr2" draw:text-style-name="P3" draw:layer="layout" svg:width="5.84cm" svg:height="0.471cm" svg:x="8.872cm" svg:y="4.737cm">
          <draw:text-box>
            <text:p text:style-name="P1"><text:span text:style-name="T3">Кома</text:span><text:span text:style-name="T3">нда </text:span><text:span text:style-name="T3">сэтап</text:span><text:span text:style-name="T3">а всех </text:span><text:span text:style-name="T3">длин </text:span><text:span text:style-name="T3">рёбер</text:span></text:p>
          </draw:text-box>
        </draw:frame>
        <draw:frame draw:style-name="gr2" draw:text-style-name="P3" draw:layer="layout" svg:width="4.591cm" svg:height="0.471cm" svg:x="3.175cm" svg:y="5.95cm">
          <draw:text-box>
            <text:p text:style-name="P1"><text:span text:style-name="T3">SetSin</text:span><text:span text:style-name="T3">gleLe</text:span><text:span text:style-name="T3">ngthC</text:span><text:span text:style-name="T3">omma</text:span><text:span text:style-name="T3">nd</text:span></text:p>
          </draw:text-box>
        </draw:frame>
        <draw:frame draw:style-name="gr2" draw:text-style-name="P3" draw:layer="layout" svg:width="6.589cm" svg:height="0.471cm" svg:x="8.872cm" svg:y="5.739cm">
          <draw:text-box>
            <text:p text:style-name="P1"><text:span text:style-name="T3">Кома</text:span><text:span text:style-name="T3">нда </text:span><text:span text:style-name="T3">смен</text:span><text:span text:style-name="T3">ы </text:span><text:span text:style-name="T3">длин</text:span><text:span text:style-name="T3">ы </text:span><text:span text:style-name="T3">одног</text:span><text:span text:style-name="T3">о </text:span><text:span text:style-name="T3">ребра</text:span></text:p>
          </draw:text-box>
        </draw:frame>
        <draw:frame draw:style-name="gr2" draw:text-style-name="P3" draw:layer="layout" svg:width="2.868cm" svg:height="0.471cm" svg:x="4.036cm" svg:y="6.949cm">
          <draw:text-box>
            <text:p text:style-name="P1"><text:span text:style-name="T3">Create</text:span><text:span text:style-name="T3">Comm</text:span><text:span text:style-name="T3">and</text:span></text:p>
          </draw:text-box>
        </draw:frame>
        <draw:frame draw:style-name="gr2" draw:text-style-name="P3" draw:layer="layout" svg:width="4.934cm" svg:height="0.471cm" svg:x="8.872cm" svg:y="6.737cm">
          <draw:text-box>
            <text:p text:style-name="P1"><text:span text:style-name="T3">Кома</text:span><text:span text:style-name="T3">нда </text:span><text:span text:style-name="T3">созда</text:span><text:span text:style-name="T3">ния </text:span><text:span text:style-name="T3">объек</text:span><text:span text:style-name="T3">та </text:span></text:p>
          </draw:text-box>
        </draw:frame>
        <draw:frame draw:style-name="gr2" draw:text-style-name="P3" draw:layer="layout" svg:width="2.868cm" svg:height="0.471cm" svg:x="4.036cm" svg:y="7.951cm">
          <draw:text-box>
            <text:p text:style-name="P1"><text:span text:style-name="T3">Delete</text:span><text:span text:style-name="T3">Comm</text:span><text:span text:style-name="T3">and</text:span></text:p>
          </draw:text-box>
        </draw:frame>
        <draw:frame draw:style-name="gr2" draw:text-style-name="P3" draw:layer="layout" svg:width="4.87cm" svg:height="0.471cm" svg:x="8.872cm" svg:y="7.739cm">
          <draw:text-box>
            <text:p text:style-name="P1"><text:span text:style-name="T3">Кома</text:span><text:span text:style-name="T3">нда </text:span><text:span text:style-name="T3">удале</text:span><text:span text:style-name="T3">ния </text:span><text:span text:style-name="T3">объек</text:span><text:span text:style-name="T3">та</text:span></text:p>
          </draw:text-box>
        </draw:frame>
        <draw:frame draw:style-name="gr2" draw:text-style-name="P3" draw:layer="layout" svg:width="3.236cm" svg:height="0.471cm" svg:x="3.845cm" svg:y="8.949cm">
          <draw:text-box>
            <text:p text:style-name="P1"><text:span text:style-name="T3">Interfa</text:span><text:span text:style-name="T3">ceCon</text:span><text:span text:style-name="T3">troller</text:span></text:p>
          </draw:text-box>
        </draw:frame>
        <draw:frame draw:style-name="gr2" draw:text-style-name="P3" draw:layer="layout" svg:width="7.757cm" svg:height="0.471cm" svg:x="8.872cm" svg:y="8.737cm">
          <draw:text-box>
            <text:p text:style-name="P1"><text:span text:style-name="T3">Связы</text:span><text:span text:style-name="T3">вает </text:span><text:span text:style-name="T3">объек</text:span><text:span text:style-name="T3">ты UI </text:span><text:span text:style-name="T3">с </text:span><text:span text:style-name="T3">функ</text:span><text:span text:style-name="T3">циям</text:span><text:span text:style-name="T3">и в </text:span><text:span text:style-name="T3">коде</text:span></text:p>
          </draw:text-box>
        </draw:frame>
        <draw:frame draw:style-name="gr2" draw:text-style-name="P3" draw:layer="layout" svg:width="4.142cm" svg:height="0.471cm" svg:x="3.895cm" svg:y="9.951cm">
          <draw:text-box>
            <text:p text:style-name="P1"><text:span text:style-name="T3"><text:s/></text:span><text:span text:style-name="T3">Drawi</text:span><text:span text:style-name="T3">ngAre</text:span><text:span text:style-name="T3">aContr</text:span><text:span text:style-name="T3">oller</text:span></text:p>
          </draw:text-box>
        </draw:frame>
        <draw:frame draw:style-name="gr2" draw:text-style-name="P3" draw:layer="layout" svg:width="10.128cm" svg:height="0.471cm" svg:x="8.872cm" svg:y="9.739cm">
          <draw:text-box>
            <text:p text:style-name="P1"><text:span text:style-name="T3">Отрис</text:span><text:span text:style-name="T3">овыва</text:span><text:span text:style-name="T3">ет </text:span><text:span text:style-name="T3">верш</text:span><text:span text:style-name="T3">ины и </text:span><text:span text:style-name="T3">добав</text:span><text:span text:style-name="T3">ляет/у</text:span><text:span text:style-name="T3">даляе</text:span><text:span text:style-name="T3">т </text:span><text:span text:style-name="T3">объек</text:span><text:span text:style-name="T3">ты в </text:span></text:p>
          </draw:text-box>
        </draw:frame>
        <draw:frame draw:style-name="gr2" draw:text-style-name="P3" draw:layer="layout" svg:width="3.372cm" svg:height="0.471cm" svg:x="8.872cm" svg:y="10.226cm">
          <draw:text-box>
            <text:p text:style-name="P1"><text:span text:style-name="T3">облас</text:span><text:span text:style-name="T3">ть </text:span><text:span text:style-name="T3">отрис</text:span><text:span text:style-name="T3">овки</text:span></text:p>
          </draw:text-box>
        </draw:frame>
        <draw:frame draw:style-name="gr2" draw:text-style-name="P3" draw:layer="layout" svg:width="3.198cm" svg:height="0.471cm" svg:x="3.87cm" svg:y="10.949cm">
          <draw:text-box>
            <text:p text:style-name="P1"><text:span text:style-name="T3">Edge</text:span><text:span text:style-name="T3">Conte</text:span><text:span text:style-name="T3">xtMen</text:span><text:span text:style-name="T3">u</text:span></text:p>
          </draw:text-box>
        </draw:frame>
        <draw:frame draw:style-name="gr2" draw:text-style-name="P3" draw:layer="layout" svg:width="4.527cm" svg:height="0.471cm" svg:x="8.872cm" svg:y="10.737cm">
          <draw:text-box>
            <text:p text:style-name="P1"><text:span text:style-name="T3">Конте</text:span><text:span text:style-name="T3">кстно</text:span><text:span text:style-name="T3">е </text:span><text:span text:style-name="T3">меню </text:span><text:span text:style-name="T3">ребра</text:span></text:p>
          </draw:text-box>
        </draw:frame>
        <draw:frame draw:style-name="gr2" draw:text-style-name="P3" draw:layer="layout" svg:width="2.161cm" svg:height="0.471cm" svg:x="4.389cm" svg:y="11.951cm">
          <draw:text-box>
            <text:p text:style-name="P1"><text:span text:style-name="T3">FileM</text:span><text:span text:style-name="T3">anager</text:span></text:p>
          </draw:text-box>
        </draw:frame>
        <draw:frame draw:style-name="gr2" draw:text-style-name="P3" draw:layer="layout" svg:width="6.695cm" svg:height="0.471cm" svg:x="8.872cm" svg:y="11.739cm">
          <draw:text-box>
            <text:p text:style-name="P1"><text:span text:style-name="T3">Работ</text:span><text:span text:style-name="T3">а с </text:span><text:span text:style-name="T3">файла</text:span><text:span text:style-name="T3">ми, </text:span><text:span text:style-name="T3">загруз</text:span><text:span text:style-name="T3">ка/вы</text:span><text:span text:style-name="T3">грузк</text:span><text:span text:style-name="T3">а</text:span></text:p>
          </draw:text-box>
        </draw:frame>
        <draw:frame draw:style-name="gr2" draw:text-style-name="P3" draw:layer="layout" svg:width="1.907cm" svg:height="0.471cm" svg:x="4.516cm" svg:y="12.949cm">
          <draw:text-box>
            <text:p text:style-name="P1"><text:span text:style-name="T3">Event</text:span><text:span text:style-name="T3">Filter</text:span></text:p>
          </draw:text-box>
        </draw:frame>
        <draw:frame draw:style-name="gr2" draw:text-style-name="P3" draw:layer="layout" svg:width="9.612cm" svg:height="0.471cm" svg:x="8.872cm" svg:y="12.738cm">
          <draw:text-box>
            <text:p text:style-name="P1"><text:span text:style-name="T3">Филь</text:span><text:span text:style-name="T3">трует </text:span><text:span text:style-name="T3">все </text:span><text:span text:style-name="T3">событ</text:span><text:span text:style-name="T3">ия </text:span><text:span text:style-name="T3">(клик</text:span><text:span text:style-name="T3">и, </text:span><text:span text:style-name="T3">перет</text:span><text:span text:style-name="T3">аскив</text:span><text:span text:style-name="T3">ания </text:span><text:span text:style-name="T3">и тд)</text:span></text:p>
          </draw:text-box>
        </draw:frame>
        <draw:frame draw:style-name="gr2" draw:text-style-name="P3" draw:layer="layout" svg:width="1.877cm" svg:height="0.471cm" svg:x="4.526cm" svg:y="13.951cm">
          <draw:text-box>
            <text:p text:style-name="P1"><text:span text:style-name="T3">GUISt</text:span><text:span text:style-name="T3">arter</text:span></text:p>
          </draw:text-box>
        </draw:frame>
        <draw:frame draw:style-name="gr2" draw:text-style-name="P3" draw:layer="layout" svg:width="9.066cm" svg:height="0.471cm" svg:x="8.872cm" svg:y="13.74cm">
          <draw:text-box>
            <text:p text:style-name="P1"><text:span text:style-name="T3">Оберт</text:span><text:span text:style-name="T3">ка для </text:span><text:span text:style-name="T3">запус</text:span><text:span text:style-name="T3">ка </text:span><text:span text:style-name="T3">прило</text:span><text:span text:style-name="T3">жения </text:span><text:span text:style-name="T3">(нужн</text:span><text:span text:style-name="T3">а </text:span><text:span text:style-name="T3">Маве</text:span><text:span text:style-name="T3">ну)</text:span></text:p>
          </draw:text-box>
        </draw:frame>
        <draw:frame draw:style-name="gr2" draw:text-style-name="P3" draw:layer="layout" svg:width="1.314cm" svg:height="0.471cm" svg:x="4.808cm" svg:y="14.95cm">
          <draw:text-box>
            <text:p text:style-name="P1"><text:span text:style-name="T3">Invok</text:span><text:span text:style-name="T3">er</text:span></text:p>
          </draw:text-box>
        </draw:frame>
        <draw:frame draw:style-name="gr2" draw:text-style-name="P3" draw:layer="layout" svg:width="10.124cm" svg:height="0.471cm" svg:x="8.872cm" svg:y="14.738cm">
          <draw:text-box>
            <text:p text:style-name="P1"><text:span text:style-name="T3">Обора</text:span><text:span text:style-name="T3">чивае</text:span><text:span text:style-name="T3">т </text:span><text:span text:style-name="T3">кэши</text:span><text:span text:style-name="T3">руем</text:span><text:span text:style-name="T3">ые </text:span><text:span text:style-name="T3">событ</text:span><text:span text:style-name="T3">ия в </text:span><text:span text:style-name="T3">объек</text:span><text:span text:style-name="T3">ты </text:span><text:span text:style-name="T3">коман</text:span><text:span text:style-name="T3">д и </text:span></text:p>
          </draw:text-box>
        </draw:frame>
        <draw:frame draw:style-name="gr2" draw:text-style-name="P3" draw:layer="layout" svg:width="2.936cm" svg:height="0.471cm" svg:x="8.872cm" svg:y="15.225cm">
          <draw:text-box>
            <text:p text:style-name="P1"><text:span text:style-name="T3">добав</text:span><text:span text:style-name="T3">ляет в </text:span><text:span text:style-name="T3">кэш</text:span></text:p>
          </draw:text-box>
        </draw:frame>
        <draw:frame draw:style-name="gr2" draw:text-style-name="P3" draw:layer="layout" svg:width="4.604cm" svg:height="0.471cm" svg:x="3.164cm" svg:y="15.952cm">
          <draw:text-box>
            <text:p text:style-name="P1"><text:span text:style-name="T3">IsAlre</text:span><text:span text:style-name="T3">adyVi</text:span><text:span text:style-name="T3">sitedE</text:span><text:span text:style-name="T3">xcepti</text:span><text:span text:style-name="T3">on</text:span></text:p>
          </draw:text-box>
        </draw:frame>
        <draw:frame draw:style-name="gr2" draw:text-style-name="P3" draw:layer="layout" svg:width="8.917cm" svg:height="0.471cm" svg:x="8.872cm" svg:y="15.74cm">
          <draw:text-box>
            <text:p text:style-name="P1"><text:span text:style-name="T3">Искл</text:span><text:span text:style-name="T3">ючен</text:span><text:span text:style-name="T3">ие </text:span><text:span text:style-name="T3">при </text:span><text:span text:style-name="T3">нахож</text:span><text:span text:style-name="T3">дении </text:span><text:span text:style-name="T3">цикла </text:span><text:span text:style-name="T3">в </text:span><text:span text:style-name="T3">алгор</text:span><text:span text:style-name="T3">итме </text:span></text:p>
          </draw:text-box>
        </draw:frame>
        <draw:frame draw:style-name="gr2" draw:text-style-name="P3" draw:layer="layout" svg:width="5.776cm" svg:height="0.471cm" svg:x="8.872cm" svg:y="16.227cm">
          <draw:text-box>
            <text:p text:style-name="P1"><text:span text:style-name="T3">прове</text:span><text:span text:style-name="T3">рки </text:span><text:span text:style-name="T3">графа </text:span><text:span text:style-name="T3">на </text:span><text:span text:style-name="T3">цикли</text:span><text:span text:style-name="T3">чност</text:span><text:span text:style-name="T3">ь</text:span></text:p>
          </draw:text-box>
        </draw:frame>
        <draw:frame draw:style-name="gr2" draw:text-style-name="P3" draw:layer="layout" svg:width="1.501cm" svg:height="0.471cm" svg:x="4.717cm" svg:y="16.95cm">
          <draw:text-box>
            <text:p text:style-name="P1"><text:span text:style-name="T3">Mana</text:span><text:span text:style-name="T3">ger</text:span></text:p>
          </draw:text-box>
        </draw:frame>
        <draw:frame draw:style-name="gr2" draw:text-style-name="P3" draw:layer="layout" svg:width="8.083cm" svg:height="0.471cm" svg:x="8.872cm" svg:y="16.738cm">
          <draw:text-box>
            <text:p text:style-name="P1"><text:span text:style-name="T3">Созда</text:span><text:span text:style-name="T3">ет и </text:span><text:span text:style-name="T3">запус</text:span><text:span text:style-name="T3">кает </text:span><text:span text:style-name="T3">графи</text:span><text:span text:style-name="T3">чески</text:span><text:span text:style-name="T3">й </text:span><text:span text:style-name="T3">интер</text:span><text:span text:style-name="T3">фейс</text:span></text:p>
          </draw:text-box>
        </draw:frame>
        <draw:frame draw:style-name="gr2" draw:text-style-name="P3" draw:layer="layout" svg:width="2.487cm" svg:height="0.471cm" svg:x="4.223cm" svg:y="17.952cm">
          <draw:text-box>
            <text:p text:style-name="P1"><text:span text:style-name="T3">Menu</text:span><text:span text:style-name="T3">Mana</text:span><text:span text:style-name="T3">ger</text:span></text:p>
          </draw:text-box>
        </draw:frame>
        <draw:frame draw:style-name="gr2" draw:text-style-name="P3" draw:layer="layout" svg:width="5.988cm" svg:height="0.471cm" svg:x="8.872cm" svg:y="17.74cm">
          <draw:text-box>
            <text:p text:style-name="P1"><text:span text:style-name="T3">Управ</text:span><text:span text:style-name="T3">ление </text:span><text:span text:style-name="T3">конте</text:span><text:span text:style-name="T3">кстны</text:span><text:span text:style-name="T3">ми </text:span><text:span text:style-name="T3">меню</text:span></text:p>
          </draw:text-box>
        </draw:frame>
        <draw:frame draw:style-name="gr2" draw:text-style-name="P3" draw:layer="layout" svg:width="3.909cm" svg:height="0.471cm" svg:x="3.517cm" svg:y="18.95cm">
          <draw:text-box>
            <text:p text:style-name="P1"><text:span text:style-name="T3">Comm</text:span><text:span text:style-name="T3">onCon</text:span><text:span text:style-name="T3">textM</text:span><text:span text:style-name="T3">enu</text:span></text:p>
          </draw:text-box>
        </draw:frame>
        <draw:frame draw:style-name="gr2" draw:text-style-name="P3" draw:layer="layout" svg:width="10.077cm" svg:height="0.471cm" svg:x="8.872cm" svg:y="18.738cm">
          <draw:text-box>
            <text:p text:style-name="P1"><text:span text:style-name="T3">Конте</text:span><text:span text:style-name="T3">кстно</text:span><text:span text:style-name="T3">е </text:span><text:span text:style-name="T3">меню, </text:span><text:span text:style-name="T3">объед</text:span><text:span text:style-name="T3">иняю</text:span><text:span text:style-name="T3">щее в </text:span><text:span text:style-name="T3">себе </text:span><text:span text:style-name="T3">общи</text:span><text:span text:style-name="T3">е </text:span><text:span text:style-name="T3">верты </text:span></text:p>
          </draw:text-box>
        </draw:frame>
        <draw:frame draw:style-name="gr2" draw:text-style-name="P3" draw:layer="layout" svg:width="3.854cm" svg:height="0.471cm" svg:x="8.872cm" svg:y="19.225cm">
          <draw:text-box>
            <text:p text:style-name="P1"><text:span text:style-name="T3">меню </text:span><text:span text:style-name="T3">всех </text:span><text:span text:style-name="T3">элеме</text:span><text:span text:style-name="T3">нтов</text:span></text:p>
          </draw:text-box>
        </draw:frame>
        <draw:frame draw:style-name="gr2" draw:text-style-name="P3" draw:layer="layout" svg:width="3.245cm" svg:height="0.471cm" svg:x="3.845cm" svg:y="19.952cm">
          <draw:text-box>
            <text:p text:style-name="P1"><text:span text:style-name="T3">Node</text:span><text:span text:style-name="T3">Conte</text:span><text:span text:style-name="T3">xtMen</text:span><text:span text:style-name="T3">u</text:span></text:p>
          </draw:text-box>
        </draw:frame>
        <draw:frame draw:style-name="gr2" draw:text-style-name="P3" draw:layer="layout" svg:width="5.179cm" svg:height="0.471cm" svg:x="8.872cm" svg:y="19.74cm">
          <draw:text-box>
            <text:p text:style-name="P1"><text:span text:style-name="T3">Конте</text:span><text:span text:style-name="T3">кстно</text:span><text:span text:style-name="T3">е </text:span><text:span text:style-name="T3">меню </text:span><text:span text:style-name="T3">верш</text:span><text:span text:style-name="T3">ины</text:span></text:p>
          </draw:text-box>
        </draw:frame>
        <draw:frame draw:style-name="gr2" draw:text-style-name="P3" draw:layer="layout" svg:width="1.056cm" svg:height="0.471cm" svg:x="4.939cm" svg:y="20.95cm">
          <draw:text-box>
            <text:p text:style-name="P1"><text:span text:style-name="T3">Parser</text:span></text:p>
          </draw:text-box>
        </draw:frame>
        <draw:frame draw:style-name="gr2" draw:text-style-name="P3" draw:layer="layout" svg:width="9.231cm" svg:height="0.471cm" svg:x="8.872cm" svg:y="20.739cm">
          <draw:text-box>
            <text:p text:style-name="P1"><text:span text:style-name="T3">Парсе</text:span><text:span text:style-name="T3">р </text:span><text:span text:style-name="T3">LaTe</text:span><text:span text:style-name="T3">X-</text:span><text:span text:style-name="T3">выра</text:span><text:span text:style-name="T3">жени</text:span><text:span text:style-name="T3">й </text:span><text:span text:style-name="T3">(вычи</text:span><text:span text:style-name="T3">слени</text:span><text:span text:style-name="T3">е, </text:span><text:span text:style-name="T3">перев</text:span><text:span text:style-name="T3">од в </text:span></text:p>
          </draw:text-box>
        </draw:frame>
        <draw:frame draw:style-name="gr2" draw:text-style-name="P3" draw:layer="layout" svg:width="2.813cm" svg:height="0.471cm" svg:x="8.872cm" svg:y="21.226cm">
          <draw:text-box>
            <text:p text:style-name="P1"><text:span text:style-name="T3">форма</text:span><text:span text:style-name="T3">т </text:span><text:span text:style-name="T3">SymP</text:span><text:span text:style-name="T3">y)</text:span></text:p>
          </draw:text-box>
        </draw:frame>
        <draw:frame draw:style-name="gr2" draw:text-style-name="P3" draw:layer="layout" svg:width="2.563cm" svg:height="0.471cm" svg:x="4.187cm" svg:y="21.952cm">
          <draw:text-box>
            <text:p text:style-name="P1"><text:span text:style-name="T3">Popup</text:span><text:span text:style-name="T3">Messa</text:span><text:span text:style-name="T3">ge</text:span></text:p>
          </draw:text-box>
        </draw:frame>
        <draw:frame draw:style-name="gr2" draw:text-style-name="P3" draw:layer="layout" svg:width="9.442cm" svg:height="0.471cm" svg:x="8.872cm" svg:y="21.741cm">
          <draw:text-box>
            <text:p text:style-name="P1"><text:span text:style-name="T3">Окно </text:span><text:span text:style-name="T3">с </text:span><text:span text:style-name="T3">уведо</text:span><text:span text:style-name="T3">млени</text:span><text:span text:style-name="T3">ем </text:span><text:span text:style-name="T3">польз</text:span><text:span text:style-name="T3">овате</text:span><text:span text:style-name="T3">лю </text:span><text:span text:style-name="T3">(вспл</text:span><text:span text:style-name="T3">ываю</text:span><text:span text:style-name="T3">щая </text:span></text:p>
          </draw:text-box>
        </draw:frame>
        <draw:frame draw:style-name="gr2" draw:text-style-name="P3" draw:layer="layout" svg:width="1.941cm" svg:height="0.471cm" svg:x="8.872cm" svg:y="22.227cm">
          <draw:text-box>
            <text:p text:style-name="P1"><text:span text:style-name="T3">подск</text:span><text:span text:style-name="T3">азка)</text:span></text:p>
          </draw:text-box>
        </draw:frame>
        <draw:frame draw:style-name="gr2" draw:text-style-name="P3" draw:layer="layout" svg:width="1.082cm" svg:height="0.471cm" svg:x="4.928cm" svg:y="22.951cm">
          <draw:text-box>
            <text:p text:style-name="P1"><text:span text:style-name="T3">Token</text:span></text:p>
          </draw:text-box>
        </draw:frame>
        <draw:frame draw:style-name="gr2" draw:text-style-name="P3" draw:layer="layout" svg:width="4.46cm" svg:height="0.471cm" svg:x="8.872cm" svg:y="22.739cm">
          <draw:text-box>
            <text:p text:style-name="P1"><text:span text:style-name="T3">Знак </text:span><text:span text:style-name="T3">опера</text:span><text:span text:style-name="T3">ции в </text:span><text:span text:style-name="T3">парсе</text:span><text:span text:style-name="T3">ре</text:span></text:p>
          </draw:text-box>
        </draw:frame>
        <draw:frame draw:style-name="gr2" draw:text-style-name="P3" draw:layer="layout" svg:width="3.503cm" svg:height="0.471cm" svg:x="3.718cm" svg:y="23.953cm">
          <draw:text-box>
            <text:p text:style-name="P1"><text:span text:style-name="T3">Valida</text:span><text:span text:style-name="T3">tionEx</text:span><text:span text:style-name="T3">ceptio</text:span><text:span text:style-name="T3">n</text:span></text:p>
          </draw:text-box>
        </draw:frame>
        <draw:frame draw:style-name="gr2" draw:text-style-name="P3" draw:layer="layout" svg:width="9.967cm" svg:height="0.471cm" svg:x="8.872cm" svg:y="23.741cm">
          <draw:text-box>
            <text:p text:style-name="P1"><text:span text:style-name="T3">Искл</text:span><text:span text:style-name="T3">ючен</text:span><text:span text:style-name="T3">ие </text:span><text:span text:style-name="T3">при </text:span><text:span text:style-name="T3">валид</text:span><text:span text:style-name="T3">ации </text:span><text:span text:style-name="T3">графа </text:span><text:span text:style-name="T3">перед </text:span><text:span text:style-name="T3">вычис</text:span><text:span text:style-name="T3">ление</text:span><text:span text:style-name="T3">м </text:span></text:p>
          </draw:text-box>
        </draw:frame>
        <draw:frame draw:style-name="gr2" draw:text-style-name="P3" draw:layer="layout" svg:width="1.611cm" svg:height="0.471cm" svg:x="8.872cm" svg:y="24.228cm">
          <draw:text-box>
            <text:p text:style-name="P1"><text:span text:style-name="T3">функ</text:span><text:span text:style-name="T3">ции</text:span></text:p>
          </draw:text-box>
        </draw:frame>
        <draw:frame draw:style-name="gr2" draw:text-style-name="P3" draw:layer="layout" svg:width="1.691cm" svg:height="0.471cm" svg:x="4.621cm" svg:y="24.951cm">
          <draw:text-box>
            <text:p text:style-name="P1"><text:span text:style-name="T3">Operat</text:span><text:span text:style-name="T3">ion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7.135cm" svg:height="0.471cm" svg:x="8.872cm" svg:y="24.739cm">
          <draw:text-box>
            <text:p text:style-name="P1"><text:span text:style-name="T3">Опера</text:span><text:span text:style-name="T3">ция </text:span><text:span text:style-name="T3">над </text:span><text:span text:style-name="T3">двумя </text:span><text:span text:style-name="T3">числа</text:span><text:span text:style-name="T3">ми в </text:span><text:span text:style-name="T3">парсе</text:span><text:span text:style-name="T3">ре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0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19</text:span></text:p>
          </draw:text-box>
        </draw:frame>
        <draw:line draw:style-name="gr3" draw:text-style-name="P4" draw:layer="layout" svg:x1="2.226cm" svg:y1="2.711cm" svg:x2="19.265cm" svg:y2="2.711cm">
          <text:p/>
        </draw:line>
        <draw:line draw:style-name="gr3" draw:text-style-name="P4" draw:layer="layout" svg:x1="2.226cm" svg:y1="3.713cm" svg:x2="19.265cm" svg:y2="3.713cm">
          <text:p/>
        </draw:line>
        <draw:line draw:style-name="gr31" draw:text-style-name="P4" draw:layer="layout" svg:x1="2.25cm" svg:y1="2.7cm" svg:x2="2.25cm" svg:y2="3.72cm">
          <text:p/>
        </draw:line>
        <draw:line draw:style-name="gr31" draw:text-style-name="P4" draw:layer="layout" svg:x1="8.759cm" svg:y1="2.7cm" svg:x2="8.759cm" svg:y2="3.72cm">
          <text:p/>
        </draw:line>
        <draw:line draw:style-name="gr31" draw:text-style-name="P4" draw:layer="layout" svg:x1="19.236cm" svg:y1="2.7cm" svg:x2="19.236cm" svg:y2="3.72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509cm" svg:height="0.471cm" svg:x="4.717cm" svg:y="2.948cm">
          <draw:text-box>
            <text:p text:style-name="P1"><text:span text:style-name="T3">Functi</text:span><text:span text:style-name="T3">on</text:span></text:p>
          </draw:text-box>
        </draw:frame>
        <draw:frame draw:style-name="gr2" draw:text-style-name="P3" draw:layer="layout" svg:width="9.819cm" svg:height="0.471cm" svg:x="8.872cm" svg:y="2.736cm">
          <draw:text-box>
            <text:p text:style-name="P1"><text:span text:style-name="T3">Функ</text:span><text:span text:style-name="T3">ция, </text:span><text:span text:style-name="T3">насле</text:span><text:span text:style-name="T3">дуетс</text:span><text:span text:style-name="T3">я от </text:span><text:span text:style-name="T3">опера</text:span><text:span text:style-name="T3">ции и </text:span><text:span text:style-name="T3">прин</text:span><text:span text:style-name="T3">имает </text:span><text:span text:style-name="T3">одно </text:span></text:p>
          </draw:text-box>
        </draw:frame>
        <draw:frame draw:style-name="gr2" draw:text-style-name="P3" draw:layer="layout" svg:width="5.531cm" svg:height="0.471cm" svg:x="8.872cm" svg:y="3.223cm">
          <draw:text-box>
            <text:p text:style-name="P1"><text:span text:style-name="T3">число </text:span><text:span text:style-name="T3">(реал</text:span><text:span text:style-name="T3">изова</text:span><text:span text:style-name="T3">на для </text:span><text:span text:style-name="T3">корня</text:span><text:span text:style-name="T3">)</text:span></text:p>
          </draw:text-box>
        </draw:frame>
        <draw:frame draw:style-name="gr2" draw:text-style-name="P3" draw:layer="layout" svg:width="17.088cm" svg:height="0.471cm" svg:x="1.997cm" svg:y="5.354cm">
          <draw:text-box>
            <text:p text:style-name="P1"><text:span text:style-name="T4">Файл</text:span><text:span text:style-name="T4">ы </text:span><text:span text:style-name="T4">ihara.</text:span><text:span text:style-name="T4">py, </text:span><text:span text:style-name="T4">custo</text:span><text:span text:style-name="T4">m.py, </text:span><text:span text:style-name="T4">ihara</text:span><text:span text:style-name="T4">_edge.</text:span><text:span text:style-name="T4">py, </text:span><text:span text:style-name="T4">ihara</text:span><text:span text:style-name="T4">_path.</text:span><text:span text:style-name="T4">py, </text:span><text:span text:style-name="T4">magni</text:span><text:span text:style-name="T4">tude.p</text:span><text:span text:style-name="T4">y, </text:span><text:span text:style-name="T4">utils.p</text:span><text:span text:style-name="T4">y </text:span><text:span text:style-name="T4">реали</text:span><text:span text:style-name="T4">зуют </text:span></text:p>
          </draw:text-box>
        </draw:frame>
        <draw:frame draw:style-name="gr2" draw:text-style-name="P3" draw:layer="layout" svg:width="15.678cm" svg:height="0.471cm" svg:x="1.997cm" svg:y="5.88cm">
          <draw:text-box>
            <text:p text:style-name="P1"><text:span text:style-name="T4">вычи</text:span><text:span text:style-name="T4">слени</text:span><text:span text:style-name="T4">я </text:span><text:span text:style-name="T4">соотв</text:span><text:span text:style-name="T4">етств</text:span><text:span text:style-name="T4">ующи</text:span><text:span text:style-name="T4">х </text:span><text:span text:style-name="T4">функ</text:span><text:span text:style-name="T4">ций с </text:span><text:span text:style-name="T4">помо</text:span><text:span text:style-name="T4">щью </text:span><text:span text:style-name="T4">SymP</text:span><text:span text:style-name="T4">y и </text:span><text:span text:style-name="T4">выво</text:span><text:span text:style-name="T4">д </text:span><text:span text:style-name="T4">резул</text:span><text:span text:style-name="T4">ьтата </text:span><text:span text:style-name="T4">в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931cm" svg:height="0.471cm" svg:x="1.997cm" svg:y="6.405cm">
          <draw:text-box>
            <text:p text:style-name="P1"><text:span text:style-name="T4">форм</text:span><text:span text:style-name="T4">ате .te</text:span><text:span text:style-name="T4">x </text:span><text:span text:style-name="T4">строк</text:span><text:span text:style-name="T4">и.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1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0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6" draw:text-style-name="P7" draw:layer="layout" svg:width="3.461cm" svg:height="0.505cm" svg:x="2.004cm" svg:y="2.723cm">
          <draw:text-box>
            <text:p text:style-name="P1"><text:span text:style-name="T7">ПРИ</text:span><text:span text:style-name="T7">ЛОЖ</text:span><text:span text:style-name="T7">ЕНИ</text:span><text:span text:style-name="T7">Е</text:span></text:p>
          </draw:text-box>
        </draw:frame>
        <draw:frame draw:style-name="gr2" draw:text-style-name="P3" draw:layer="layout" svg:width="0.531cm" svg:height="0.471cm" svg:x="5.475cm" svg:y="2.754cm">
          <draw:text-box>
            <text:p text:style-name="P1"><text:span text:style-name="T4"><text:s/></text:span><text:span text:style-name="T4">3. </text:span></text:p>
          </draw:text-box>
        </draw:frame>
        <draw:frame draw:style-name="gr2" draw:text-style-name="P3" draw:layer="layout" svg:width="17.477cm" svg:height="0.471cm" svg:x="2.004cm" svg:y="3.71cm">
          <draw:text-box>
            <text:p text:style-name="P1"><text:span text:style-name="T4">ОПИ</text:span><text:span text:style-name="T4">САН</text:span><text:span text:style-name="T4">ИЕ И </text:span><text:span text:style-name="T4">ФУН</text:span><text:span text:style-name="T4">КЦИ</text:span><text:span text:style-name="T4">ОНА</text:span><text:span text:style-name="T4">ЛЬН</text:span><text:span text:style-name="T4">ОЕ </text:span><text:span text:style-name="T4">НАЗ</text:span><text:span text:style-name="T4">НАЧ</text:span><text:span text:style-name="T4">ЕНИ</text:span><text:span text:style-name="T4">Е </text:span><text:span text:style-name="T4">МЕТ</text:span><text:span text:style-name="T4">ОДО</text:span><text:span text:style-name="T4">В, </text:span><text:span text:style-name="T4">ПОЛ</text:span><text:span text:style-name="T4">ЕЙ И </text:span><text:span text:style-name="T4">СВО</text:span><text:span text:style-name="T4">ЙСТ</text:span><text:span text:style-name="T4">В</text:span></text:p>
          </draw:text-box>
        </draw:frame>
        <draw:line draw:style-name="gr31" draw:text-style-name="P4" draw:layer="layout" svg:x1="1.986cm" svg:y1="5.688cm" svg:x2="19.977cm" svg:y2="5.688cm">
          <text:p/>
        </draw:line>
        <draw:line draw:style-name="gr31" draw:text-style-name="P4" draw:layer="layout" svg:x1="2.003cm" svg:y1="6.228cm" svg:x2="19.96cm" svg:y2="6.228cm">
          <text:p/>
        </draw:line>
        <draw:line draw:style-name="gr3" draw:text-style-name="P4" draw:layer="layout" svg:x1="2.003cm" svg:y1="6.75cm" svg:x2="19.96cm" svg:y2="6.75cm">
          <text:p/>
        </draw:line>
        <draw:line draw:style-name="gr3" draw:text-style-name="P4" draw:layer="layout" svg:x1="2.003cm" svg:y1="7.255cm" svg:x2="19.96cm" svg:y2="7.255cm">
          <text:p/>
        </draw:line>
        <draw:line draw:style-name="gr31" draw:text-style-name="P4" draw:layer="layout" svg:x1="2.003cm" svg:y1="7.777cm" svg:x2="19.96cm" svg:y2="7.777cm">
          <text:p/>
        </draw:line>
        <draw:line draw:style-name="gr3" draw:text-style-name="P4" draw:layer="layout" svg:x1="2.003cm" svg:y1="8.299cm" svg:x2="19.96cm" svg:y2="8.299cm">
          <text:p/>
        </draw:line>
        <draw:line draw:style-name="gr3" draw:text-style-name="P4" draw:layer="layout" svg:x1="2.003cm" svg:y1="9.777cm" svg:x2="19.96cm" svg:y2="9.777cm">
          <text:p/>
        </draw:line>
        <draw:line draw:style-name="gr3" draw:text-style-name="P4" draw:layer="layout" svg:x1="2.003cm" svg:y1="11.255cm" svg:x2="19.96cm" svg:y2="11.255cm">
          <text:p/>
        </draw:line>
        <draw:line draw:style-name="gr3" draw:text-style-name="P4" draw:layer="layout" svg:x1="2.003cm" svg:y1="12.247cm" svg:x2="19.96cm" svg:y2="12.247cm">
          <text:p/>
        </draw:line>
        <draw:line draw:style-name="gr3" draw:text-style-name="P4" draw:layer="layout" svg:x1="2.003cm" svg:y1="13.238cm" svg:x2="19.96cm" svg:y2="13.238cm">
          <text:p/>
        </draw:line>
        <draw:line draw:style-name="gr3" draw:text-style-name="P4" draw:layer="layout" svg:x1="2.003cm" svg:y1="14.716cm" svg:x2="19.96cm" svg:y2="14.716cm">
          <text:p/>
        </draw:line>
        <draw:line draw:style-name="gr3" draw:text-style-name="P4" draw:layer="layout" svg:x1="2.003cm" svg:y1="16.194cm" svg:x2="19.96cm" svg:y2="16.194cm">
          <text:p/>
        </draw:line>
        <draw:line draw:style-name="gr3" draw:text-style-name="P4" draw:layer="layout" svg:x1="2.003cm" svg:y1="17.672cm" svg:x2="19.96cm" svg:y2="17.672cm">
          <text:p/>
        </draw:line>
        <draw:line draw:style-name="gr3" draw:text-style-name="P4" draw:layer="layout" svg:x1="2.003cm" svg:y1="18.177cm" svg:x2="19.96cm" svg:y2="18.177cm">
          <text:p/>
        </draw:line>
        <draw:line draw:style-name="gr3" draw:text-style-name="P4" draw:layer="layout" svg:x1="2.003cm" svg:y1="19.168cm" svg:x2="19.96cm" svg:y2="19.168cm">
          <text:p/>
        </draw:line>
        <draw:line draw:style-name="gr3" draw:text-style-name="P4" draw:layer="layout" svg:x1="2.003cm" svg:y1="25.028cm" svg:x2="19.96cm" svg:y2="25.028cm">
          <text:p/>
        </draw:line>
        <draw:line draw:style-name="gr3" draw:text-style-name="P4" draw:layer="layout" svg:x1="2.003cm" svg:y1="25.532cm" svg:x2="19.96cm" svg:y2="25.532cm">
          <text:p/>
        </draw:line>
        <draw:line draw:style-name="gr31" draw:text-style-name="P4" draw:layer="layout" svg:x1="2.01cm" svg:y1="5.66cm" svg:x2="2.01cm" svg:y2="6.253cm">
          <text:p/>
        </draw:line>
        <draw:line draw:style-name="gr3" draw:text-style-name="P4" draw:layer="layout" svg:x1="2.01cm" svg:y1="6.2cm" svg:x2="2.01cm" svg:y2="7.262cm">
          <text:p/>
        </draw:line>
        <draw:line draw:style-name="gr31" draw:text-style-name="P4" draw:layer="layout" svg:x1="2.01cm" svg:y1="7.244cm" svg:x2="2.01cm" svg:y2="7.802cm">
          <text:p/>
        </draw:line>
        <draw:line draw:style-name="gr3" draw:text-style-name="P4" draw:layer="layout" svg:x1="2.01cm" svg:y1="7.749cm" svg:x2="2.01cm" svg:y2="25.539cm">
          <text:p/>
        </draw:line>
        <draw:line draw:style-name="gr3" draw:text-style-name="P4" draw:layer="layout" svg:x1="6.455cm" svg:y1="6.2cm" svg:x2="6.455cm" svg:y2="7.262cm">
          <text:p/>
        </draw:line>
        <draw:line draw:style-name="gr3" draw:text-style-name="P4" draw:layer="layout" svg:x1="6.455cm" svg:y1="7.749cm" svg:x2="6.455cm" svg:y2="25.539cm">
          <text:p/>
        </draw:line>
        <draw:line draw:style-name="gr3" draw:text-style-name="P4" draw:layer="layout" svg:x1="8.336cm" svg:y1="6.2cm" svg:x2="8.336cm" svg:y2="7.262cm">
          <text:p/>
        </draw:line>
        <draw:line draw:style-name="gr3" draw:text-style-name="P4" draw:layer="layout" svg:x1="8.336cm" svg:y1="7.749cm" svg:x2="8.336cm" svg:y2="25.539cm">
          <text:p/>
        </draw:line>
        <draw:line draw:style-name="gr3" draw:text-style-name="P4" draw:layer="layout" svg:x1="11.641cm" svg:y1="6.2cm" svg:x2="11.641cm" svg:y2="7.262cm">
          <text:p/>
        </draw:line>
        <draw:line draw:style-name="gr3" draw:text-style-name="P4" draw:layer="layout" svg:x1="11.641cm" svg:y1="7.749cm" svg:x2="11.641cm" svg:y2="25.539cm">
          <text:p/>
        </draw:line>
        <draw:line draw:style-name="gr3" draw:text-style-name="P4" draw:layer="layout" svg:x1="14.446cm" svg:y1="7.749cm" svg:x2="14.446cm" svg:y2="25.539cm">
          <text:p/>
        </draw:line>
        <draw:line draw:style-name="gr31" draw:text-style-name="P4" draw:layer="layout" svg:x1="19.949cm" svg:y1="5.66cm" svg:x2="19.949cm" svg:y2="6.253cm">
          <text:p/>
        </draw:line>
        <draw:line draw:style-name="gr3" draw:text-style-name="P4" draw:layer="layout" svg:x1="19.949cm" svg:y1="6.2cm" svg:x2="19.949cm" svg:y2="7.262cm">
          <text:p/>
        </draw:line>
        <draw:line draw:style-name="gr31" draw:text-style-name="P4" draw:layer="layout" svg:x1="19.949cm" svg:y1="7.244cm" svg:x2="19.949cm" svg:y2="7.802cm">
          <text:p/>
        </draw:line>
        <draw:line draw:style-name="gr3" draw:text-style-name="P4" draw:layer="layout" svg:x1="19.949cm" svg:y1="7.749cm" svg:x2="19.949cm" svg:y2="25.539cm">
          <text:p/>
        </draw:line>
        <draw:frame draw:style-name="gr2" draw:text-style-name="P3" draw:layer="layout" svg:width="4.43cm" svg:height="0.471cm" svg:x="2.004cm" svg:y="4.871cm">
          <draw:text-box>
            <text:p text:style-name="P1"><text:span text:style-name="T4">Класс </text:span><text:span text:style-name="T4">Algori</text:span><text:span text:style-name="T4">thmSe</text:span><text:span text:style-name="T4">rvice</text:span></text:p>
          </draw:text-box>
        </draw:frame>
        <draw:frame draw:style-name="gr2" draw:text-style-name="P3" draw:layer="layout" svg:width="0.925cm" svg:height="0.471cm" svg:x="2.127cm" svg:y="5.73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6.27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6.271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49cm" svg:y="6.271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1.758cm" svg:y="6.271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458cm" svg:height="0.471cm" svg:x="2.127cm" svg:y="6.776cm">
          <draw:text-box>
            <text:p text:style-name="P1"><text:span text:style-name="T3">dfsSta</text:span><text:span text:style-name="T3">ck</text:span></text:p>
          </draw:text-box>
        </draw:frame>
        <draw:frame draw:style-name="gr2" draw:text-style-name="P3" draw:layer="layout" svg:width="1.175cm" svg:height="0.471cm" svg:x="6.572cm" svg:y="6.77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33cm" svg:height="0.471cm" svg:x="8.449cm" svg:y="6.776cm">
          <draw:text-box>
            <text:p text:style-name="P1"><text:span text:style-name="T3">Stack</text:span><text:span text:style-name="T3">&lt;Nod</text:span><text:span text:style-name="T3">e&gt;</text:span></text:p>
          </draw:text-box>
        </draw:frame>
        <draw:frame draw:style-name="gr2" draw:text-style-name="P3" draw:layer="layout" svg:width="6.322cm" svg:height="0.471cm" svg:x="11.758cm" svg:y="6.776cm">
          <draw:text-box>
            <text:p text:style-name="P1"><text:span text:style-name="T3">Стэк </text:span><text:span text:style-name="T3">верш</text:span><text:span text:style-name="T3">ин </text:span><text:span text:style-name="T3">для </text:span><text:span text:style-name="T3">поиск</text:span><text:span text:style-name="T3">а в </text:span><text:span text:style-name="T3">глуби</text:span><text:span text:style-name="T3">ну</text:span></text:p>
          </draw:text-box>
        </draw:frame>
        <draw:frame draw:style-name="gr2" draw:text-style-name="P3" draw:layer="layout" svg:width="1.463cm" svg:height="0.471cm" svg:x="2.127cm" svg:y="7.28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2.127cm" svg:y="7.8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7.8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49cm" svg:y="7.8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.758cm" svg:y="7.8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4.563cm" svg:y="7.8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144cm" svg:height="0.471cm" svg:x="2.127cm" svg:y="8.324cm">
          <draw:text-box>
            <text:p text:style-name="P1"><text:span text:style-name="T3">findAl</text:span><text:span text:style-name="T3">lPaths</text:span></text:p>
          </draw:text-box>
        </draw:frame>
        <draw:frame draw:style-name="gr2" draw:text-style-name="P3" draw:layer="layout" svg:width="1.166cm" svg:height="0.471cm" svg:x="6.572cm" svg:y="8.324cm">
          <draw:text-box>
            <text:p text:style-name="P1"><text:span text:style-name="T3"><text:s/></text:span><text:span text:style-name="T3">public</text:span></text:p>
          </draw:text-box>
        </draw:frame>
        <draw:frame draw:style-name="gr2" draw:text-style-name="P3" draw:layer="layout" svg:width="2.174cm" svg:height="0.471cm" svg:x="8.449cm" svg:y="8.324cm">
          <draw:text-box>
            <text:p text:style-name="P1"><text:span text:style-name="T3">List&lt;S</text:span><text:span text:style-name="T3">tring&gt;</text:span></text:p>
          </draw:text-box>
        </draw:frame>
        <draw:frame draw:style-name="gr2" draw:text-style-name="P3" draw:layer="layout" svg:width="1.844cm" svg:height="0.471cm" svg:x="11.758cm" svg:y="8.324cm">
          <draw:text-box>
            <text:p text:style-name="P1"><text:span text:style-name="T3">Node </text:span><text:span text:style-name="T3">node</text:span></text:p>
          </draw:text-box>
        </draw:frame>
        <draw:frame draw:style-name="gr2" draw:text-style-name="P3" draw:layer="layout" svg:width="3.795cm" svg:height="0.471cm" svg:x="14.563cm" svg:y="8.324cm">
          <draw:text-box>
            <text:p text:style-name="P1"><text:span text:style-name="T3">Наход</text:span><text:span text:style-name="T3">ит все </text:span><text:span text:style-name="T3">пути </text:span><text:span text:style-name="T3">из </text:span></text:p>
          </draw:text-box>
        </draw:frame>
        <draw:frame draw:style-name="gr2" draw:text-style-name="P3" draw:layer="layout" svg:width="4.261cm" svg:height="0.471cm" svg:x="14.563cm" svg:y="8.811cm">
          <draw:text-box>
            <text:p text:style-name="P1"><text:span text:style-name="T3">задан</text:span><text:span text:style-name="T3">ной </text:span><text:span text:style-name="T3">верш</text:span><text:span text:style-name="T3">ины </text:span><text:span text:style-name="T3">для </text:span></text:p>
          </draw:text-box>
        </draw:frame>
        <draw:frame draw:style-name="gr2" draw:text-style-name="P3" draw:layer="layout" svg:width="3.27cm" svg:height="0.471cm" svg:x="14.563cm" svg:y="9.298cm">
          <draw:text-box>
            <text:p text:style-name="P1"><text:span text:style-name="T3">функ</text:span><text:span text:style-name="T3">ции </text:span><text:span text:style-name="T3">на </text:span><text:span text:style-name="T3">путях</text:span></text:p>
          </draw:text-box>
        </draw:frame>
        <draw:frame draw:style-name="gr2" draw:text-style-name="P3" draw:layer="layout" svg:width="3.575cm" svg:height="0.471cm" svg:x="2.127cm" svg:y="9.803cm">
          <draw:text-box>
            <text:p text:style-name="P1"><text:span text:style-name="T3">findAl</text:span><text:span text:style-name="T3">lMinD</text:span><text:span text:style-name="T3">istance</text:span><text:span text:style-name="T3">s</text:span></text:p>
          </draw:text-box>
        </draw:frame>
        <draw:frame draw:style-name="gr2" draw:text-style-name="P3" draw:layer="layout" svg:width="1.06cm" svg:height="0.471cm" svg:x="6.572cm" svg:y="9.80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598cm" svg:height="0.471cm" svg:x="8.449cm" svg:y="9.803cm">
          <draw:text-box>
            <text:p text:style-name="P1"><text:span text:style-name="T3">String[</text:span><text:span text:style-name="T3">][]</text:span></text:p>
          </draw:text-box>
        </draw:frame>
        <draw:frame draw:style-name="gr2" draw:text-style-name="P3" draw:layer="layout" svg:width="3.279cm" svg:height="0.471cm" svg:x="14.563cm" svg:y="9.803cm">
          <draw:text-box>
            <text:p text:style-name="P1"><text:span text:style-name="T3">Наход</text:span><text:span text:style-name="T3">ит </text:span><text:span text:style-name="T3">матри</text:span><text:span text:style-name="T3">цу </text:span></text:p>
          </draw:text-box>
        </draw:frame>
        <draw:frame draw:style-name="gr2" draw:text-style-name="P3" draw:layer="layout" svg:width="4.798cm" svg:height="0.471cm" svg:x="14.563cm" svg:y="10.289cm">
          <draw:text-box>
            <text:p text:style-name="P1"><text:span text:style-name="T3">мини</text:span><text:span text:style-name="T3">мальн</text:span><text:span text:style-name="T3">ых </text:span><text:span text:style-name="T3">расст</text:span><text:span text:style-name="T3">ояний </text:span></text:p>
          </draw:text-box>
        </draw:frame>
        <draw:frame draw:style-name="gr2" draw:text-style-name="P3" draw:layer="layout" svg:width="3.85cm" svg:height="0.471cm" svg:x="14.563cm" svg:y="10.776cm">
          <draw:text-box>
            <text:p text:style-name="P1"><text:span text:style-name="T3">для </text:span><text:span text:style-name="T3">магни</text:span><text:span text:style-name="T3">туды </text:span><text:span text:style-name="T3">графа</text:span></text:p>
          </draw:text-box>
        </draw:frame>
        <draw:frame draw:style-name="gr2" draw:text-style-name="P3" draw:layer="layout" svg:width="2.589cm" svg:height="0.471cm" svg:x="2.127cm" svg:y="11.281cm">
          <draw:text-box>
            <text:p text:style-name="P1"><text:span text:style-name="T3">findPa</text:span><text:span text:style-name="T3">thMatr</text:span><text:span text:style-name="T3">ix</text:span></text:p>
          </draw:text-box>
        </draw:frame>
        <draw:frame draw:style-name="gr2" draw:text-style-name="P3" draw:layer="layout" svg:width="1.06cm" svg:height="0.471cm" svg:x="6.572cm" svg:y="11.28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2.254cm" svg:height="0.471cm" svg:x="8.449cm" svg:y="11.281cm">
          <draw:text-box>
            <text:p text:style-name="P1"><text:span text:style-name="T3">IharaP</text:span><text:span text:style-name="T3">athDto</text:span></text:p>
          </draw:text-box>
        </draw:frame>
        <draw:frame draw:style-name="gr2" draw:text-style-name="P3" draw:layer="layout" svg:width="5.154cm" svg:height="0.471cm" svg:x="14.563cm" svg:y="11.281cm">
          <draw:text-box>
            <text:p text:style-name="P1"><text:span text:style-name="T3">Наход</text:span><text:span text:style-name="T3">ит </text:span><text:span text:style-name="T3">матри</text:span><text:span text:style-name="T3">цу </text:span><text:span text:style-name="T3">путей </text:span><text:span text:style-name="T3">для </text:span></text:p>
          </draw:text-box>
        </draw:frame>
        <draw:frame draw:style-name="gr2" draw:text-style-name="P3" draw:layer="layout" svg:width="2.817cm" svg:height="0.471cm" svg:x="14.563cm" svg:y="11.768cm">
          <draw:text-box>
            <text:p text:style-name="P1"><text:span text:style-name="T3">Изар</text:span><text:span text:style-name="T3">ы на </text:span><text:span text:style-name="T3">путях</text:span></text:p>
          </draw:text-box>
        </draw:frame>
        <draw:frame draw:style-name="gr2" draw:text-style-name="P3" draw:layer="layout" svg:width="2.703cm" svg:height="0.471cm" svg:x="2.127cm" svg:y="12.272cm">
          <draw:text-box>
            <text:p text:style-name="P1"><text:span text:style-name="T3">findEd</text:span><text:span text:style-name="T3">geMat</text:span><text:span text:style-name="T3">rix</text:span></text:p>
          </draw:text-box>
        </draw:frame>
        <draw:frame draw:style-name="gr2" draw:text-style-name="P3" draw:layer="layout" svg:width="1.06cm" svg:height="0.471cm" svg:x="6.572cm" svg:y="12.27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2.474cm" svg:height="0.471cm" svg:x="8.449cm" svg:y="12.272cm">
          <draw:text-box>
            <text:p text:style-name="P1"><text:span text:style-name="T3">IharaE</text:span><text:span text:style-name="T3">dgeDt</text:span><text:span text:style-name="T3">o </text:span></text:p>
          </draw:text-box>
        </draw:frame>
        <draw:frame draw:style-name="gr2" draw:text-style-name="P3" draw:layer="layout" svg:width="5.124cm" svg:height="0.471cm" svg:x="14.563cm" svg:y="12.272cm">
          <draw:text-box>
            <text:p text:style-name="P1"><text:span text:style-name="T3">Наход</text:span><text:span text:style-name="T3">ит </text:span><text:span text:style-name="T3">матри</text:span><text:span text:style-name="T3">цу </text:span><text:span text:style-name="T3">ребер </text:span><text:span text:style-name="T3">для </text:span></text:p>
          </draw:text-box>
        </draw:frame>
        <draw:frame draw:style-name="gr2" draw:text-style-name="P3" draw:layer="layout" svg:width="3.05cm" svg:height="0.471cm" svg:x="14.563cm" svg:y="12.759cm">
          <draw:text-box>
            <text:p text:style-name="P1"><text:span text:style-name="T3">Ихар</text:span><text:span text:style-name="T3">ы на </text:span><text:span text:style-name="T3">ребра</text:span><text:span text:style-name="T3">х</text:span></text:p>
          </draw:text-box>
        </draw:frame>
        <draw:frame draw:style-name="gr2" draw:text-style-name="P3" draw:layer="layout" svg:width="3.638cm" svg:height="0.471cm" svg:x="2.127cm" svg:y="13.263cm">
          <draw:text-box>
            <text:p text:style-name="P1"><text:span text:style-name="T3">findA</text:span><text:span text:style-name="T3">djacen</text:span><text:span text:style-name="T3">cyMat</text:span><text:span text:style-name="T3">rix</text:span></text:p>
          </draw:text-box>
        </draw:frame>
        <draw:frame draw:style-name="gr2" draw:text-style-name="P3" draw:layer="layout" svg:width="1.06cm" svg:height="0.471cm" svg:x="6.572cm" svg:y="13.26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01cm" svg:height="0.471cm" svg:x="8.449cm" svg:y="13.263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5.023cm" svg:height="0.471cm" svg:x="14.563cm" svg:y="13.263cm">
          <draw:text-box>
            <text:p text:style-name="P1"><text:span text:style-name="T3">Поис</text:span><text:span text:style-name="T3">к </text:span><text:span text:style-name="T3">матри</text:span><text:span text:style-name="T3">цы </text:span><text:span text:style-name="T3">смеж</text:span><text:span text:style-name="T3">ности </text:span></text:p>
          </draw:text-box>
        </draw:frame>
        <draw:frame draw:style-name="gr2" draw:text-style-name="P3" draw:layer="layout" svg:width="5.129cm" svg:height="0.471cm" svg:x="14.563cm" svg:y="13.75cm">
          <draw:text-box>
            <text:p text:style-name="P1"><text:span text:style-name="T3">для </text:span><text:span text:style-name="T3">невзв</text:span><text:span text:style-name="T3">ешен</text:span><text:span text:style-name="T3">ной </text:span><text:span text:style-name="T3">функ</text:span><text:span text:style-name="T3">ции </text:span></text:p>
          </draw:text-box>
        </draw:frame>
        <draw:frame draw:style-name="gr2" draw:text-style-name="P3" draw:layer="layout" svg:width="3.605cm" svg:height="0.471cm" svg:x="14.563cm" svg:y="14.237cm">
          <draw:text-box>
            <text:p text:style-name="P1"><text:span text:style-name="T3">Ихар</text:span><text:span text:style-name="T3">ы на </text:span><text:span text:style-name="T3">верш</text:span><text:span text:style-name="T3">инах</text:span></text:p>
          </draw:text-box>
        </draw:frame>
        <draw:frame draw:style-name="gr2" draw:text-style-name="P3" draw:layer="layout" svg:width="3.478cm" svg:height="0.471cm" svg:x="2.127cm" svg:y="14.742cm">
          <draw:text-box>
            <text:p text:style-name="P1"><text:span text:style-name="T3">findW</text:span><text:span text:style-name="T3">eighte</text:span><text:span text:style-name="T3">dMatri</text:span><text:span text:style-name="T3">x</text:span></text:p>
          </draw:text-box>
        </draw:frame>
        <draw:frame draw:style-name="gr2" draw:text-style-name="P3" draw:layer="layout" svg:width="1.06cm" svg:height="0.471cm" svg:x="6.572cm" svg:y="14.74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598cm" svg:height="0.471cm" svg:x="8.449cm" svg:y="14.742cm">
          <draw:text-box>
            <text:p text:style-name="P1"><text:span text:style-name="T3">String[</text:span><text:span text:style-name="T3">][]</text:span></text:p>
          </draw:text-box>
        </draw:frame>
        <draw:frame draw:style-name="gr2" draw:text-style-name="P3" draw:layer="layout" svg:width="4.76cm" svg:height="0.471cm" svg:x="14.563cm" svg:y="14.742cm">
          <draw:text-box>
            <text:p text:style-name="P1"><text:span text:style-name="T3">Поис</text:span><text:span text:style-name="T3">к </text:span><text:span text:style-name="T3">матри</text:span><text:span text:style-name="T3">цы </text:span><text:span text:style-name="T3">весов </text:span><text:span text:style-name="T3">для </text:span></text:p>
          </draw:text-box>
        </draw:frame>
        <draw:frame draw:style-name="gr2" draw:text-style-name="P3" draw:layer="layout" svg:width="5.184cm" svg:height="0.471cm" svg:x="14.563cm" svg:y="15.228cm">
          <draw:text-box>
            <text:p text:style-name="P1"><text:span text:style-name="T3">взвеш</text:span><text:span text:style-name="T3">енной </text:span><text:span text:style-name="T3">функ</text:span><text:span text:style-name="T3">ции </text:span><text:span text:style-name="T3">Ихар</text:span><text:span text:style-name="T3">ы</text:span></text:p>
          </draw:text-box>
        </draw:frame>
        <draw:frame draw:style-name="gr2" draw:text-style-name="P3" draw:layer="layout" svg:width="2.301cm" svg:height="0.471cm" svg:x="14.563cm" svg:y="15.715cm">
          <draw:text-box>
            <text:p text:style-name="P1"><text:span text:style-name="T3">на </text:span><text:span text:style-name="T3">верш</text:span><text:span text:style-name="T3">инах</text:span></text:p>
          </draw:text-box>
        </draw:frame>
        <draw:frame draw:style-name="gr2" draw:text-style-name="P3" draw:layer="layout" svg:width="3.384cm" svg:height="0.471cm" svg:x="2.127cm" svg:y="16.22cm">
          <draw:text-box>
            <text:p text:style-name="P1"><text:span text:style-name="T3">findDi</text:span><text:span text:style-name="T3">agonal</text:span><text:span text:style-name="T3">Matrix</text:span></text:p>
          </draw:text-box>
        </draw:frame>
        <draw:frame draw:style-name="gr2" draw:text-style-name="P3" draw:layer="layout" svg:width="1.06cm" svg:height="0.471cm" svg:x="6.572cm" svg:y="16.2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01cm" svg:height="0.471cm" svg:x="8.449cm" svg:y="16.22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3.859cm" svg:height="0.471cm" svg:x="14.563cm" svg:y="16.22cm">
          <draw:text-box>
            <text:p text:style-name="P1"><text:span text:style-name="T3">Поис</text:span><text:span text:style-name="T3">к </text:span><text:span text:style-name="T3">диаго</text:span><text:span text:style-name="T3">нальн</text:span><text:span text:style-name="T3">ой </text:span></text:p>
          </draw:text-box>
        </draw:frame>
        <draw:frame draw:style-name="gr2" draw:text-style-name="P3" draw:layer="layout" svg:width="4.87cm" svg:height="0.471cm" svg:x="14.563cm" svg:y="16.706cm">
          <draw:text-box>
            <text:p text:style-name="P1"><text:span text:style-name="T3">матри</text:span><text:span text:style-name="T3">цы </text:span><text:span text:style-name="T3">графа </text:span><text:span text:style-name="T3">для </text:span><text:span text:style-name="T3">Ихар</text:span><text:span text:style-name="T3">ы </text:span></text:p>
          </draw:text-box>
        </draw:frame>
        <draw:frame draw:style-name="gr2" draw:text-style-name="P3" draw:layer="layout" svg:width="2.301cm" svg:height="0.471cm" svg:x="14.563cm" svg:y="17.193cm">
          <draw:text-box>
            <text:p text:style-name="P1"><text:span text:style-name="T3">на </text:span><text:span text:style-name="T3">верш</text:span><text:span text:style-name="T3">инах</text:span></text:p>
          </draw:text-box>
        </draw:frame>
        <draw:frame draw:style-name="gr2" draw:text-style-name="P3" draw:layer="layout" svg:width="1.717cm" svg:height="0.471cm" svg:x="2.127cm" svg:y="17.698cm">
          <draw:text-box>
            <text:p text:style-name="P1"><text:span text:style-name="T3">hasCy</text:span><text:span text:style-name="T3">cles</text:span></text:p>
          </draw:text-box>
        </draw:frame>
        <draw:frame draw:style-name="gr2" draw:text-style-name="P3" draw:layer="layout" svg:width="1.06cm" svg:height="0.471cm" svg:x="6.572cm" svg:y="17.69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4cm" svg:height="0.471cm" svg:x="8.449cm" svg:y="17.698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3.507cm" svg:height="0.471cm" svg:x="14.563cm" svg:y="17.698cm">
          <draw:text-box>
            <text:p text:style-name="P1"><text:span text:style-name="T3">Прове</text:span><text:span text:style-name="T3">рка на </text:span><text:span text:style-name="T3">цикл</text:span><text:span text:style-name="T3">ы</text:span></text:p>
          </draw:text-box>
        </draw:frame>
        <draw:frame draw:style-name="gr2" draw:text-style-name="P3" draw:layer="layout" svg:width="1.344cm" svg:height="0.471cm" svg:x="2.127cm" svg:y="18.202cm">
          <draw:text-box>
            <text:p text:style-name="P1"><text:span text:style-name="T3">runDF</text:span><text:span text:style-name="T3">S</text:span></text:p>
          </draw:text-box>
        </draw:frame>
        <draw:frame draw:style-name="gr2" draw:text-style-name="P3" draw:layer="layout" svg:width="1.06cm" svg:height="0.471cm" svg:x="6.572cm" svg:y="18.20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451cm" svg:height="0.471cm" svg:x="8.449cm" svg:y="18.202cm">
          <draw:text-box>
            <text:p text:style-name="P1"><text:span text:style-name="T3">int</text:span></text:p>
          </draw:text-box>
        </draw:frame>
        <draw:frame draw:style-name="gr2" draw:text-style-name="P3" draw:layer="layout" svg:width="2.495cm" svg:height="0.471cm" svg:x="11.758cm" svg:y="18.202cm">
          <draw:text-box>
            <text:p text:style-name="P1"><text:span text:style-name="T3">Consu</text:span><text:span text:style-name="T3">mer&lt;</text:span><text:span text:style-name="T3">No</text:span></text:p>
          </draw:text-box>
        </draw:frame>
        <draw:frame draw:style-name="gr2" draw:text-style-name="P3" draw:layer="layout" svg:width="2.009cm" svg:height="0.471cm" svg:x="11.758cm" svg:y="18.689cm">
          <draw:text-box>
            <text:p text:style-name="P1"><text:span text:style-name="T3">de&gt; </text:span><text:span text:style-name="T3">handle</text:span><text:span text:style-name="T3">r</text:span></text:p>
          </draw:text-box>
        </draw:frame>
        <draw:frame draw:style-name="gr2" draw:text-style-name="P3" draw:layer="layout" svg:width="5.069cm" svg:height="0.471cm" svg:x="14.563cm" svg:y="18.202cm">
          <draw:text-box>
            <text:p text:style-name="P1"><text:span text:style-name="T3">Запус</text:span><text:span text:style-name="T3">кает </text:span><text:span text:style-name="T3">обход </text:span><text:span text:style-name="T3"><text:s/>в </text:span><text:span text:style-name="T3">глуби</text:span><text:span text:style-name="T3">ну </text:span></text:p>
          </draw:text-box>
        </draw:frame>
        <draw:frame draw:style-name="gr2" draw:text-style-name="P3" draw:layer="layout" svg:width="2.169cm" svg:height="0.471cm" svg:x="14.563cm" svg:y="18.689cm">
          <draw:text-box>
            <text:p text:style-name="P1"><text:span text:style-name="T3">из </text:span><text:span text:style-name="T3">верш</text:span><text:span text:style-name="T3">ины</text:span></text:p>
          </draw:text-box>
        </draw:frame>
        <draw:frame draw:style-name="gr2" draw:text-style-name="P3" draw:layer="layout" svg:width="4.024cm" svg:height="0.471cm" svg:x="2.127cm" svg:y="19.194cm">
          <draw:text-box>
            <text:p text:style-name="P1"><text:span text:style-name="T3">recursi</text:span><text:span text:style-name="T3">veFin</text:span><text:span text:style-name="T3">dPath</text:span><text:span text:style-name="T3">BySp</text:span></text:p>
          </draw:text-box>
        </draw:frame>
        <draw:frame draw:style-name="gr2" draw:text-style-name="P3" draw:layer="layout" svg:width="1.924cm" svg:height="0.471cm" svg:x="2.127cm" svg:y="19.68cm">
          <draw:text-box>
            <text:p text:style-name="P1"><text:span text:style-name="T3">anning</text:span><text:span text:style-name="T3">Tree</text:span></text:p>
          </draw:text-box>
        </draw:frame>
        <draw:frame draw:style-name="gr2" draw:text-style-name="P3" draw:layer="layout" svg:width="1.06cm" svg:height="0.471cm" svg:x="6.572cm" svg:y="19.19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039cm" svg:height="0.471cm" svg:x="8.449cm" svg:y="19.194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1.772cm" svg:height="0.471cm" svg:x="11.758cm" svg:y="19.194cm">
          <draw:text-box>
            <text:p text:style-name="P1"><text:span text:style-name="T3">Edge</text:span><text:span text:style-name="T3">Data </text:span></text:p>
          </draw:text-box>
        </draw:frame>
        <draw:frame draw:style-name="gr2" draw:text-style-name="P3" draw:layer="layout" svg:width="1.619cm" svg:height="0.471cm" svg:x="11.758cm" svg:y="19.68cm">
          <draw:text-box>
            <text:p text:style-name="P1"><text:span text:style-name="T3">curEd</text:span><text:span text:style-name="T3">ge, </text:span></text:p>
          </draw:text-box>
        </draw:frame>
        <draw:frame draw:style-name="gr2" draw:text-style-name="P3" draw:layer="layout" svg:width="1.772cm" svg:height="0.471cm" svg:x="11.758cm" svg:y="20.167cm">
          <draw:text-box>
            <text:p text:style-name="P1"><text:span text:style-name="T3">Edge</text:span><text:span text:style-name="T3">Data </text:span></text:p>
          </draw:text-box>
        </draw:frame>
        <draw:frame draw:style-name="gr2" draw:text-style-name="P3" draw:layer="layout" svg:width="1.717cm" svg:height="0.471cm" svg:x="11.758cm" svg:y="20.654cm">
          <draw:text-box>
            <text:p text:style-name="P1"><text:span text:style-name="T3">aimEd</text:span><text:span text:style-name="T3">ge, </text:span></text:p>
          </draw:text-box>
        </draw:frame>
        <draw:frame draw:style-name="gr2" draw:text-style-name="P3" draw:layer="layout" svg:width="2.352cm" svg:height="0.471cm" svg:x="11.758cm" svg:y="21.141cm">
          <draw:text-box>
            <text:p text:style-name="P1"><text:span text:style-name="T3">Hash</text:span><text:span text:style-name="T3">Map&lt;I</text:span><text:span text:style-name="T3">nt</text:span></text:p>
          </draw:text-box>
        </draw:frame>
        <draw:frame draw:style-name="gr2" draw:text-style-name="P3" draw:layer="layout" svg:width="0.938cm" svg:height="0.471cm" svg:x="11.758cm" svg:y="21.628cm">
          <draw:text-box>
            <text:p text:style-name="P1"><text:span text:style-name="T3">eger, </text:span></text:p>
          </draw:text-box>
        </draw:frame>
        <draw:frame draw:style-name="gr2" draw:text-style-name="P3" draw:layer="layout" svg:width="2.377cm" svg:height="0.471cm" svg:x="11.758cm" svg:y="22.115cm">
          <draw:text-box>
            <text:p text:style-name="P1"><text:span text:style-name="T3">List&lt;E</text:span><text:span text:style-name="T3">dgeDa</text:span><text:span text:style-name="T3">t</text:span></text:p>
          </draw:text-box>
        </draw:frame>
        <draw:frame draw:style-name="gr2" draw:text-style-name="P3" draw:layer="layout" svg:width="0.531cm" svg:height="0.471cm" svg:x="11.758cm" svg:y="22.601cm">
          <draw:text-box>
            <text:p text:style-name="P1"><text:span text:style-name="T3">a&gt; </text:span></text:p>
          </draw:text-box>
        </draw:frame>
        <draw:frame draw:style-name="gr2" draw:text-style-name="P3" draw:layer="layout" svg:width="2.407cm" svg:height="0.471cm" svg:x="11.758cm" svg:y="23.088cm">
          <draw:text-box>
            <text:p text:style-name="P1"><text:span text:style-name="T3">spanni</text:span><text:span text:style-name="T3">ngTre</text:span><text:span text:style-name="T3">e,</text:span></text:p>
          </draw:text-box>
        </draw:frame>
        <draw:frame draw:style-name="gr2" draw:text-style-name="P3" draw:layer="layout" svg:width="1.742cm" svg:height="0.471cm" svg:x="11.758cm" svg:y="23.575cm">
          <draw:text-box>
            <text:p text:style-name="P1"><text:span text:style-name="T3">String </text:span><text:span text:style-name="T3">res,</text:span></text:p>
          </draw:text-box>
        </draw:frame>
        <draw:frame draw:style-name="gr2" draw:text-style-name="P3" draw:layer="layout" svg:width="2.318cm" svg:height="0.471cm" svg:x="11.758cm" svg:y="24.062cm">
          <draw:text-box>
            <text:p text:style-name="P1"><text:span text:style-name="T3">Set&lt;In</text:span><text:span text:style-name="T3">teger&gt; </text:span></text:p>
          </draw:text-box>
        </draw:frame>
        <draw:frame draw:style-name="gr2" draw:text-style-name="P3" draw:layer="layout" svg:width="1.132cm" svg:height="0.471cm" svg:x="11.758cm" svg:y="24.549cm">
          <draw:text-box>
            <text:p text:style-name="P1"><text:span text:style-name="T3">visited</text:span></text:p>
          </draw:text-box>
        </draw:frame>
        <draw:frame draw:style-name="gr2" draw:text-style-name="P3" draw:layer="layout" svg:width="5.188cm" svg:height="0.471cm" svg:x="14.563cm" svg:y="19.194cm">
          <draw:text-box>
            <text:p text:style-name="P1"><text:span text:style-name="T3">Поис</text:span><text:span text:style-name="T3">к </text:span><text:span text:style-name="T3">пути </text:span><text:span text:style-name="T3">из </text:span><text:span text:style-name="T3">одног</text:span><text:span text:style-name="T3">о </text:span><text:span text:style-name="T3">ребра </text:span></text:p>
          </draw:text-box>
        </draw:frame>
        <draw:frame draw:style-name="gr2" draw:text-style-name="P3" draw:layer="layout" svg:width="4.189cm" svg:height="0.471cm" svg:x="14.563cm" svg:y="19.68cm">
          <draw:text-box>
            <text:p text:style-name="P1"><text:span text:style-name="T3">в </text:span><text:span text:style-name="T3">друго</text:span><text:span text:style-name="T3">е по </text:span><text:span text:style-name="T3">остов</text:span><text:span text:style-name="T3">ному </text:span></text:p>
          </draw:text-box>
        </draw:frame>
        <draw:frame draw:style-name="gr2" draw:text-style-name="P3" draw:layer="layout" svg:width="4.904cm" svg:height="0.471cm" svg:x="14.563cm" svg:y="20.167cm">
          <draw:text-box>
            <text:p text:style-name="P1"><text:span text:style-name="T3">дерев</text:span><text:span text:style-name="T3">у для </text:span><text:span text:style-name="T3">Ихар</text:span><text:span text:style-name="T3">ы на </text:span><text:span text:style-name="T3">путях</text:span></text:p>
          </draw:text-box>
        </draw:frame>
        <draw:frame draw:style-name="gr2" draw:text-style-name="P3" draw:layer="layout" svg:width="3.317cm" svg:height="0.471cm" svg:x="2.127cm" svg:y="25.053cm">
          <draw:text-box>
            <text:p text:style-name="P1"><text:span text:style-name="T3">getEd</text:span><text:span text:style-name="T3">gesDi</text:span><text:span text:style-name="T3">ctStrin</text:span><text:span text:style-name="T3">g</text:span></text:p>
          </draw:text-box>
        </draw:frame>
        <draw:frame draw:style-name="gr2" draw:text-style-name="P3" draw:layer="layout" svg:width="1.175cm" svg:height="0.471cm" svg:x="6.572cm" svg:y="25.05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449cm" svg:y="25.053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2.051cm" svg:height="0.471cm" svg:x="11.758cm" svg:y="25.053cm">
          <draw:text-box>
            <text:p text:style-name="P1"><text:span text:style-name="T3">Edge</text:span><text:span text:style-name="T3">Data[]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664cm" svg:height="0.471cm" svg:x="14.563cm" svg:y="25.053cm">
          <draw:text-box>
            <text:p text:style-name="P1"><text:span text:style-name="T3">Строк</text:span><text:span text:style-name="T3">а со </text:span><text:span text:style-name="T3">слова</text:span><text:span text:style-name="T3">рем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2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1</text:span></text:p>
          </draw:text-box>
        </draw:frame>
        <draw:line draw:style-name="gr3" draw:text-style-name="P4" draw:layer="layout" svg:x1="2.003cm" svg:y1="2.711cm" svg:x2="19.96cm" svg:y2="2.711cm">
          <text:p/>
        </draw:line>
        <draw:line draw:style-name="gr3" draw:text-style-name="P4" draw:layer="layout" svg:x1="2.003cm" svg:y1="3.215cm" svg:x2="19.96cm" svg:y2="3.215cm">
          <text:p/>
        </draw:line>
        <draw:line draw:style-name="gr3" draw:text-style-name="P4" draw:layer="layout" svg:x1="2.003cm" svg:y1="4.207cm" svg:x2="19.96cm" svg:y2="4.207cm">
          <text:p/>
        </draw:line>
        <draw:line draw:style-name="gr3" draw:text-style-name="P4" draw:layer="layout" svg:x1="2.003cm" svg:y1="5.685cm" svg:x2="19.96cm" svg:y2="5.685cm">
          <text:p/>
        </draw:line>
        <draw:line draw:style-name="gr3" draw:text-style-name="P4" draw:layer="layout" svg:x1="2.003cm" svg:y1="8.137cm" svg:x2="19.96cm" svg:y2="8.137cm">
          <text:p/>
        </draw:line>
        <draw:line draw:style-name="gr3" draw:text-style-name="P4" draw:layer="layout" svg:x1="2.003cm" svg:y1="9.615cm" svg:x2="19.96cm" svg:y2="9.615cm">
          <text:p/>
        </draw:line>
        <draw:line draw:style-name="gr3" draw:text-style-name="P4" draw:layer="layout" svg:x1="2.003cm" svg:y1="10.606cm" svg:x2="19.96cm" svg:y2="10.606cm">
          <text:p/>
        </draw:line>
        <draw:line draw:style-name="gr3" draw:text-style-name="P4" draw:layer="layout" svg:x1="2.003cm" svg:y1="14.518cm" svg:x2="19.96cm" svg:y2="14.518cm">
          <text:p/>
        </draw:line>
        <draw:line draw:style-name="gr3" draw:text-style-name="P4" draw:layer="layout" svg:x1="2.003cm" svg:y1="15.51cm" svg:x2="19.96cm" svg:y2="15.51cm">
          <text:p/>
        </draw:line>
        <draw:line draw:style-name="gr3" draw:text-style-name="P4" draw:layer="layout" svg:x1="2.01cm" svg:y1="2.7cm" svg:x2="2.01cm" svg:y2="15.517cm">
          <text:p/>
        </draw:line>
        <draw:line draw:style-name="gr3" draw:text-style-name="P4" draw:layer="layout" svg:x1="6.455cm" svg:y1="2.7cm" svg:x2="6.455cm" svg:y2="15.517cm">
          <text:p/>
        </draw:line>
        <draw:line draw:style-name="gr3" draw:text-style-name="P4" draw:layer="layout" svg:x1="8.336cm" svg:y1="2.7cm" svg:x2="8.336cm" svg:y2="15.517cm">
          <text:p/>
        </draw:line>
        <draw:line draw:style-name="gr3" draw:text-style-name="P4" draw:layer="layout" svg:x1="11.641cm" svg:y1="2.7cm" svg:x2="11.641cm" svg:y2="15.517cm">
          <text:p/>
        </draw:line>
        <draw:line draw:style-name="gr3" draw:text-style-name="P4" draw:layer="layout" svg:x1="14.446cm" svg:y1="2.7cm" svg:x2="14.446cm" svg:y2="15.517cm">
          <text:p/>
        </draw:line>
        <draw:line draw:style-name="gr3" draw:text-style-name="P4" draw:layer="layout" svg:x1="19.949cm" svg:y1="2.7cm" svg:x2="19.949cm" svg:y2="15.517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637cm" svg:height="0.471cm" svg:x="11.758cm" svg:y="2.736cm">
          <draw:text-box>
            <text:p text:style-name="P1"><text:span text:style-name="T3">dict</text:span></text:p>
          </draw:text-box>
        </draw:frame>
        <draw:frame draw:style-name="gr2" draw:text-style-name="P3" draw:layer="layout" svg:width="4.362cm" svg:height="0.471cm" svg:x="14.563cm" svg:y="2.736cm">
          <draw:text-box>
            <text:p text:style-name="P1"><text:span text:style-name="T3">ориен</text:span><text:span text:style-name="T3">тиров</text:span><text:span text:style-name="T3">анны</text:span><text:span text:style-name="T3">х </text:span><text:span text:style-name="T3">ребер</text:span></text:p>
          </draw:text-box>
        </draw:frame>
        <draw:frame draw:style-name="gr2" draw:text-style-name="P3" draw:layer="layout" svg:width="1.623cm" svg:height="0.471cm" svg:x="2.127cm" svg:y="3.241cm">
          <draw:text-box>
            <text:p text:style-name="P1"><text:span text:style-name="T3">getSor</text:span><text:span text:style-name="T3">ted</text:span></text:p>
          </draw:text-box>
        </draw:frame>
        <draw:frame draw:style-name="gr2" draw:text-style-name="P3" draw:layer="layout" svg:width="1.175cm" svg:height="0.471cm" svg:x="6.572cm" svg:y="3.24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051cm" svg:height="0.471cm" svg:x="8.449cm" svg:y="3.241cm">
          <draw:text-box>
            <text:p text:style-name="P1"><text:span text:style-name="T3">List&lt;</text:span><text:span text:style-name="T3">Node</text:span><text:span text:style-name="T3">&gt;</text:span></text:p>
          </draw:text-box>
        </draw:frame>
        <draw:frame draw:style-name="gr2" draw:text-style-name="P3" draw:layer="layout" svg:width="5.129cm" svg:height="0.471cm" svg:x="14.563cm" svg:y="3.241cm">
          <draw:text-box>
            <text:p text:style-name="P1"><text:span text:style-name="T3">Отсор</text:span><text:span text:style-name="T3">тиров</text:span><text:span text:style-name="T3">анные </text:span><text:span text:style-name="T3">верш</text:span><text:span text:style-name="T3">ины </text:span></text:p>
          </draw:text-box>
        </draw:frame>
        <draw:frame draw:style-name="gr2" draw:text-style-name="P3" draw:layer="layout" svg:width="3.283cm" svg:height="0.471cm" svg:x="14.563cm" svg:y="3.728cm">
          <draw:text-box>
            <text:p text:style-name="P1"><text:span text:style-name="T3">графа </text:span><text:span text:style-name="T3">(по </text:span><text:span text:style-name="T3">номер</text:span><text:span text:style-name="T3">у)</text:span></text:p>
          </draw:text-box>
        </draw:frame>
        <draw:frame draw:style-name="gr2" draw:text-style-name="P3" draw:layer="layout" svg:width="1.903cm" svg:height="0.471cm" svg:x="2.127cm" svg:y="4.232cm">
          <draw:text-box>
            <text:p text:style-name="P1"><text:span text:style-name="T3">markE</text:span><text:span text:style-name="T3">dges</text:span></text:p>
          </draw:text-box>
        </draw:frame>
        <draw:frame draw:style-name="gr2" draw:text-style-name="P3" draw:layer="layout" svg:width="1.175cm" svg:height="0.471cm" svg:x="6.572cm" svg:y="4.23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97cm" svg:height="0.471cm" svg:x="8.449cm" svg:y="4.232cm">
          <draw:text-box>
            <text:p text:style-name="P1"><text:span text:style-name="T3">Pair&lt;</text:span><text:span text:style-name="T3">Edge</text:span><text:span text:style-name="T3">Data[]</text:span><text:span text:style-name="T3">,</text:span></text:p>
          </draw:text-box>
        </draw:frame>
        <draw:frame draw:style-name="gr2" draw:text-style-name="P3" draw:layer="layout" svg:width="2.749cm" svg:height="0.471cm" svg:x="8.449cm" svg:y="4.719cm">
          <draw:text-box>
            <text:p text:style-name="P1"><text:span text:style-name="T3">Hash</text:span><text:span text:style-name="T3">Map&lt;</text:span><text:span text:style-name="T3">Edge</text:span></text:p>
          </draw:text-box>
        </draw:frame>
        <draw:frame draw:style-name="gr2" draw:text-style-name="P3" draw:layer="layout" svg:width="2.677cm" svg:height="0.471cm" svg:x="8.449cm" svg:y="5.206cm">
          <draw:text-box>
            <text:p text:style-name="P1"><text:span text:style-name="T3">Data, </text:span><text:span text:style-name="T3">Intege</text:span><text:span text:style-name="T3">r&gt;&gt;</text:span></text:p>
          </draw:text-box>
        </draw:frame>
        <draw:frame draw:style-name="gr2" draw:text-style-name="P3" draw:layer="layout" svg:width="0.908cm" svg:height="0.471cm" svg:x="11.758cm" svg:y="4.232cm">
          <draw:text-box>
            <text:p text:style-name="P1"><text:span text:style-name="T3">Int m</text:span></text:p>
          </draw:text-box>
        </draw:frame>
        <draw:frame draw:style-name="gr2" draw:text-style-name="P3" draw:layer="layout" svg:width="4.324cm" svg:height="0.471cm" svg:x="14.563cm" svg:y="4.232cm">
          <draw:text-box>
            <text:p text:style-name="P1"><text:span text:style-name="T3">Орие</text:span><text:span text:style-name="T3">нтиру</text:span><text:span text:style-name="T3">ет </text:span><text:span text:style-name="T3">ребра </text:span><text:span text:style-name="T3">для </text:span></text:p>
          </draw:text-box>
        </draw:frame>
        <draw:frame draw:style-name="gr2" draw:text-style-name="P3" draw:layer="layout" svg:width="4.523cm" svg:height="0.471cm" svg:x="14.563cm" svg:y="4.719cm">
          <draw:text-box>
            <text:p text:style-name="P1"><text:span text:style-name="T3">Ихар</text:span><text:span text:style-name="T3">ы на </text:span><text:span text:style-name="T3">ребра</text:span><text:span text:style-name="T3">х и </text:span><text:span text:style-name="T3">путях</text:span></text:p>
          </draw:text-box>
        </draw:frame>
        <draw:frame draw:style-name="gr2" draw:text-style-name="P3" draw:layer="layout" svg:width="3.054cm" svg:height="0.471cm" svg:x="2.127cm" svg:y="5.71cm">
          <draw:text-box>
            <text:p text:style-name="P1"><text:span text:style-name="T3">findSp</text:span><text:span text:style-name="T3">anning</text:span><text:span text:style-name="T3">Tree</text:span></text:p>
          </draw:text-box>
        </draw:frame>
        <draw:frame draw:style-name="gr2" draw:text-style-name="P3" draw:layer="layout" svg:width="1.175cm" svg:height="0.471cm" svg:x="6.572cm" svg:y="5.7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212cm" svg:height="0.471cm" svg:x="8.449cm" svg:y="5.71cm">
          <draw:text-box>
            <text:p text:style-name="P1"><text:span text:style-name="T3">Set&lt;In</text:span><text:span text:style-name="T3">teger&gt;</text:span></text:p>
          </draw:text-box>
        </draw:frame>
        <draw:frame draw:style-name="gr2" draw:text-style-name="P3" draw:layer="layout" svg:width="2.157cm" svg:height="0.471cm" svg:x="11.758cm" svg:y="5.71cm">
          <draw:text-box>
            <text:p text:style-name="P1"><text:span text:style-name="T3">List&lt;</text:span><text:span text:style-name="T3">Node</text:span><text:span text:style-name="T3">&gt; </text:span></text:p>
          </draw:text-box>
        </draw:frame>
        <draw:frame draw:style-name="gr2" draw:text-style-name="P3" draw:layer="layout" svg:width="1.2cm" svg:height="0.471cm" svg:x="11.758cm" svg:y="6.197cm">
          <draw:text-box>
            <text:p text:style-name="P1"><text:span text:style-name="T3">nodes, </text:span></text:p>
          </draw:text-box>
        </draw:frame>
        <draw:frame draw:style-name="gr2" draw:text-style-name="P3" draw:layer="layout" svg:width="2.352cm" svg:height="0.471cm" svg:x="11.758cm" svg:y="6.684cm">
          <draw:text-box>
            <text:p text:style-name="P1"><text:span text:style-name="T3">Hash</text:span><text:span text:style-name="T3">Map&lt;</text:span><text:span text:style-name="T3">Ed</text:span></text:p>
          </draw:text-box>
        </draw:frame>
        <draw:frame draw:style-name="gr2" draw:text-style-name="P3" draw:layer="layout" svg:width="1.407cm" svg:height="0.471cm" svg:x="11.758cm" svg:y="7.171cm">
          <draw:text-box>
            <text:p text:style-name="P1"><text:span text:style-name="T3">geDat</text:span><text:span text:style-name="T3">a, </text:span></text:p>
          </draw:text-box>
        </draw:frame>
        <draw:frame draw:style-name="gr2" draw:text-style-name="P3" draw:layer="layout" svg:width="2.174cm" svg:height="0.471cm" svg:x="11.758cm" svg:y="7.658cm">
          <draw:text-box>
            <text:p text:style-name="P1"><text:span text:style-name="T3">Intege</text:span><text:span text:style-name="T3">r&gt; dict</text:span></text:p>
          </draw:text-box>
        </draw:frame>
        <draw:frame draw:style-name="gr2" draw:text-style-name="P3" draw:layer="layout" svg:width="4.358cm" svg:height="0.471cm" svg:x="14.563cm" svg:y="5.71cm">
          <draw:text-box>
            <text:p text:style-name="P1"><text:span text:style-name="T3">Поис</text:span><text:span text:style-name="T3">к </text:span><text:span text:style-name="T3">остов</text:span><text:span text:style-name="T3">ного </text:span><text:span text:style-name="T3">дерев</text:span><text:span text:style-name="T3">а</text:span></text:p>
          </draw:text-box>
        </draw:frame>
        <draw:frame draw:style-name="gr2" draw:text-style-name="P3" draw:layer="layout" svg:width="2.868cm" svg:height="0.471cm" svg:x="2.127cm" svg:y="8.162cm">
          <draw:text-box>
            <text:p text:style-name="P1"><text:span text:style-name="T3">findMi</text:span><text:span text:style-name="T3">nDista</text:span><text:span text:style-name="T3">nce</text:span></text:p>
          </draw:text-box>
        </draw:frame>
        <draw:frame draw:style-name="gr2" draw:text-style-name="P3" draw:layer="layout" svg:width="1.175cm" svg:height="0.471cm" svg:x="6.572cm" svg:y="8.16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49cm" svg:y="8.162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446cm" svg:height="0.471cm" svg:x="11.758cm" svg:y="8.162cm">
          <draw:text-box>
            <text:p text:style-name="P1"><text:span text:style-name="T3">Node </text:span><text:span text:style-name="T3">n, </text:span></text:p>
          </draw:text-box>
        </draw:frame>
        <draw:frame draw:style-name="gr2" draw:text-style-name="P3" draw:layer="layout" svg:width="1.424cm" svg:height="0.471cm" svg:x="11.758cm" svg:y="8.649cm">
          <draw:text-box>
            <text:p text:style-name="P1"><text:span text:style-name="T3">String[</text:span><text:span text:style-name="T3">] </text:span></text:p>
          </draw:text-box>
        </draw:frame>
        <draw:frame draw:style-name="gr2" draw:text-style-name="P3" draw:layer="layout" svg:width="1.551cm" svg:height="0.471cm" svg:x="11.758cm" svg:y="9.136cm">
          <draw:text-box>
            <text:p text:style-name="P1"><text:span text:style-name="T3">distan</text:span><text:span text:style-name="T3">ces</text:span></text:p>
          </draw:text-box>
        </draw:frame>
        <draw:frame draw:style-name="gr2" draw:text-style-name="P3" draw:layer="layout" svg:width="3.888cm" svg:height="0.471cm" svg:x="14.563cm" svg:y="8.162cm">
          <draw:text-box>
            <text:p text:style-name="P1"><text:span text:style-name="T3">Поис</text:span><text:span text:style-name="T3">к </text:span><text:span text:style-name="T3">мини</text:span><text:span text:style-name="T3">мальн</text:span><text:span text:style-name="T3">ых </text:span></text:p>
          </draw:text-box>
        </draw:frame>
        <draw:frame draw:style-name="gr2" draw:text-style-name="P3" draw:layer="layout" svg:width="4.972cm" svg:height="0.471cm" svg:x="14.563cm" svg:y="8.649cm">
          <draw:text-box>
            <text:p text:style-name="P1"><text:span text:style-name="T3">расст</text:span><text:span text:style-name="T3">ояний </text:span><text:span text:style-name="T3">для </text:span><text:span text:style-name="T3">магни</text:span><text:span text:style-name="T3">туды </text:span></text:p>
          </draw:text-box>
        </draw:frame>
        <draw:frame draw:style-name="gr2" draw:text-style-name="P3" draw:layer="layout" svg:width="4.807cm" svg:height="0.471cm" svg:x="14.563cm" svg:y="9.136cm">
          <draw:text-box>
            <text:p text:style-name="P1"><text:span text:style-name="T3">графа, </text:span><text:span text:style-name="T3">алгор</text:span><text:span text:style-name="T3">итм </text:span><text:span text:style-name="T3">Дейкс</text:span><text:span text:style-name="T3">тры</text:span></text:p>
          </draw:text-box>
        </draw:frame>
        <draw:frame draw:style-name="gr2" draw:text-style-name="P3" draw:layer="layout" svg:width="1.551cm" svg:height="0.471cm" svg:x="2.127cm" svg:y="9.64cm">
          <draw:text-box>
            <text:p text:style-name="P1"><text:span text:style-name="T3">hasCy</text:span><text:span text:style-name="T3">cle</text:span></text:p>
          </draw:text-box>
        </draw:frame>
        <draw:frame draw:style-name="gr2" draw:text-style-name="P3" draw:layer="layout" svg:width="1.175cm" svg:height="0.471cm" svg:x="6.572cm" svg:y="9.6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49cm" svg:y="9.64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466cm" svg:height="0.471cm" svg:x="11.758cm" svg:y="9.64cm">
          <draw:text-box>
            <text:p text:style-name="P1"><text:span text:style-name="T3">Node </text:span><text:span text:style-name="T3">n, </text:span><text:span text:style-name="T3">Node </text:span></text:p>
          </draw:text-box>
        </draw:frame>
        <draw:frame draw:style-name="gr2" draw:text-style-name="P3" draw:layer="layout" svg:width="1.056cm" svg:height="0.471cm" svg:x="11.758cm" svg:y="10.127cm">
          <draw:text-box>
            <text:p text:style-name="P1"><text:span text:style-name="T3">parent</text:span></text:p>
          </draw:text-box>
        </draw:frame>
        <draw:frame draw:style-name="gr2" draw:text-style-name="P3" draw:layer="layout" svg:width="4.117cm" svg:height="0.471cm" svg:x="14.563cm" svg:y="9.64cm">
          <draw:text-box>
            <text:p text:style-name="P1"><text:span text:style-name="T3">Прове</text:span><text:span text:style-name="T3">рка </text:span><text:span text:style-name="T3">верш</text:span><text:span text:style-name="T3">ины </text:span><text:span text:style-name="T3">на </text:span></text:p>
          </draw:text-box>
        </draw:frame>
        <draw:frame draw:style-name="gr2" draw:text-style-name="P3" draw:layer="layout" svg:width="3.706cm" svg:height="0.471cm" svg:x="14.563cm" svg:y="10.127cm">
          <draw:text-box>
            <text:p text:style-name="P1"><text:span text:style-name="T3">налич</text:span><text:span text:style-name="T3">ие в </text:span><text:span text:style-name="T3">ней </text:span><text:span text:style-name="T3">цикла</text:span></text:p>
          </draw:text-box>
        </draw:frame>
        <draw:frame draw:style-name="gr2" draw:text-style-name="P3" draw:layer="layout" svg:width="2.326cm" svg:height="0.471cm" svg:x="2.127cm" svg:y="10.632cm">
          <draw:text-box>
            <text:p text:style-name="P1"><text:span text:style-name="T3">recursi</text:span><text:span text:style-name="T3">veDF</text:span><text:span text:style-name="T3">S</text:span></text:p>
          </draw:text-box>
        </draw:frame>
        <draw:frame draw:style-name="gr2" draw:text-style-name="P3" draw:layer="layout" svg:width="1.175cm" svg:height="0.471cm" svg:x="6.572cm" svg:y="10.63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49cm" svg:y="10.632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022cm" svg:height="0.471cm" svg:x="11.758cm" svg:y="10.632cm">
          <draw:text-box>
            <text:p text:style-name="P1"><text:span text:style-name="T3">Node </text:span></text:p>
          </draw:text-box>
        </draw:frame>
        <draw:frame draw:style-name="gr2" draw:text-style-name="P3" draw:layer="layout" svg:width="1.666cm" svg:height="0.471cm" svg:x="11.758cm" svg:y="11.118cm">
          <draw:text-box>
            <text:p text:style-name="P1"><text:span text:style-name="T3">curNo</text:span><text:span text:style-name="T3">de, </text:span></text:p>
          </draw:text-box>
        </draw:frame>
        <draw:frame draw:style-name="gr2" draw:text-style-name="P3" draw:layer="layout" svg:width="2.28cm" svg:height="0.471cm" svg:x="11.758cm" svg:y="11.605cm">
          <draw:text-box>
            <text:p text:style-name="P1"><text:span text:style-name="T3">List&lt;S</text:span><text:span text:style-name="T3">tring&gt; </text:span></text:p>
          </draw:text-box>
        </draw:frame>
        <draw:frame draw:style-name="gr2" draw:text-style-name="P3" draw:layer="layout" svg:width="1.319cm" svg:height="0.471cm" svg:x="11.758cm" svg:y="12.092cm">
          <draw:text-box>
            <text:p text:style-name="P1"><text:span text:style-name="T3">tokens</text:span><text:span text:style-name="T3">, </text:span></text:p>
          </draw:text-box>
        </draw:frame>
        <draw:frame draw:style-name="gr2" draw:text-style-name="P3" draw:layer="layout" svg:width="2.28cm" svg:height="0.471cm" svg:x="11.758cm" svg:y="12.579cm">
          <draw:text-box>
            <text:p text:style-name="P1"><text:span text:style-name="T3">List&lt;S</text:span><text:span text:style-name="T3">tring&gt; </text:span></text:p>
          </draw:text-box>
        </draw:frame>
        <draw:frame draw:style-name="gr2" draw:text-style-name="P3" draw:layer="layout" svg:width="1.107cm" svg:height="0.471cm" svg:x="11.758cm" svg:y="13.066cm">
          <draw:text-box>
            <text:p text:style-name="P1"><text:span text:style-name="T3">paths, </text:span></text:p>
          </draw:text-box>
        </draw:frame>
        <draw:frame draw:style-name="gr2" draw:text-style-name="P3" draw:layer="layout" svg:width="1.992cm" svg:height="0.471cm" svg:x="11.758cm" svg:y="13.553cm">
          <draw:text-box>
            <text:p text:style-name="P1"><text:span text:style-name="T3">Set&lt;E</text:span><text:span text:style-name="T3">dge&gt; </text:span></text:p>
          </draw:text-box>
        </draw:frame>
        <draw:frame draw:style-name="gr2" draw:text-style-name="P3" draw:layer="layout" svg:width="1.132cm" svg:height="0.471cm" svg:x="11.758cm" svg:y="14.039cm">
          <draw:text-box>
            <text:p text:style-name="P1"><text:span text:style-name="T3">visited</text:span></text:p>
          </draw:text-box>
        </draw:frame>
        <draw:frame draw:style-name="gr2" draw:text-style-name="P3" draw:layer="layout" svg:width="3.994cm" svg:height="0.471cm" svg:x="14.563cm" svg:y="10.632cm">
          <draw:text-box>
            <text:p text:style-name="P1"><text:span text:style-name="T3">Рекур</text:span><text:span text:style-name="T3">сивн</text:span><text:span text:style-name="T3">ый </text:span><text:span text:style-name="T3">обход </text:span><text:span text:style-name="T3">в </text:span></text:p>
          </draw:text-box>
        </draw:frame>
        <draw:frame draw:style-name="gr2" draw:text-style-name="P3" draw:layer="layout" svg:width="4.561cm" svg:height="0.471cm" svg:x="14.563cm" svg:y="11.118cm">
          <draw:text-box>
            <text:p text:style-name="P1"><text:span text:style-name="T3">глуби</text:span><text:span text:style-name="T3">ну </text:span><text:span text:style-name="T3">для </text:span><text:span text:style-name="T3">поиск</text:span><text:span text:style-name="T3">а всех </text:span></text:p>
          </draw:text-box>
        </draw:frame>
        <draw:frame draw:style-name="gr2" draw:text-style-name="P3" draw:layer="layout" svg:width="3.317cm" svg:height="0.471cm" svg:x="14.563cm" svg:y="11.605cm">
          <draw:text-box>
            <text:p text:style-name="P1"><text:span text:style-name="T3">путей </text:span><text:span text:style-name="T3">из </text:span><text:span text:style-name="T3">верш</text:span><text:span text:style-name="T3">ины</text:span></text:p>
          </draw:text-box>
        </draw:frame>
        <draw:frame draw:style-name="gr2" draw:text-style-name="P3" draw:layer="layout" svg:width="0.781cm" svg:height="0.471cm" svg:x="2.127cm" svg:y="14.544cm">
          <draw:text-box>
            <text:p text:style-name="P1"><text:span text:style-name="T3">DFS</text:span></text:p>
          </draw:text-box>
        </draw:frame>
        <draw:frame draw:style-name="gr2" draw:text-style-name="P3" draw:layer="layout" svg:width="1.175cm" svg:height="0.471cm" svg:x="6.572cm" svg:y="14.54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49cm" svg:y="14.544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495cm" svg:height="0.471cm" svg:x="11.758cm" svg:y="14.544cm">
          <draw:text-box>
            <text:p text:style-name="P1"><text:span text:style-name="T3">Consu</text:span><text:span text:style-name="T3">mer&lt;</text:span><text:span text:style-name="T3">No</text:span></text:p>
          </draw:text-box>
        </draw:frame>
        <draw:frame draw:style-name="gr2" draw:text-style-name="P3" draw:layer="layout" svg:width="2.009cm" svg:height="0.471cm" svg:x="11.758cm" svg:y="15.031cm">
          <draw:text-box>
            <text:p text:style-name="P1"><text:span text:style-name="T3">de&gt; </text:span><text:span text:style-name="T3">handle</text:span><text:span text:style-name="T3">r</text:span></text:p>
          </draw:text-box>
        </draw:frame>
        <draw:frame draw:style-name="gr2" draw:text-style-name="P3" draw:layer="layout" svg:width="5.196cm" svg:height="0.471cm" svg:x="14.563cm" svg:y="14.544cm">
          <draw:text-box>
            <text:p text:style-name="P1"><text:span text:style-name="T3">Обхо</text:span><text:span text:style-name="T3">д в </text:span><text:span text:style-name="T3">глуби</text:span><text:span text:style-name="T3">ну из </text:span><text:span text:style-name="T3">текущ</text:span><text:span text:style-name="T3">ей</text:span></text:p>
          </draw:text-box>
        </draw:frame>
        <draw:frame draw:style-name="gr2" draw:text-style-name="P3" draw:layer="layout" svg:width="1.666cm" svg:height="0.471cm" svg:x="14.563cm" svg:y="15.031cm">
          <draw:text-box>
            <text:p text:style-name="P1"><text:span text:style-name="T3">верш</text:span><text:span text:style-name="T3">ины</text:span></text:p>
          </draw:text-box>
        </draw:frame>
        <draw:line draw:style-name="gr31" draw:text-style-name="P4" draw:layer="layout" svg:x1="1.986cm" svg:y1="17.514cm" svg:x2="19.977cm" svg:y2="17.514cm">
          <text:p/>
        </draw:line>
        <draw:line draw:style-name="gr31" draw:text-style-name="P4" draw:layer="layout" svg:x1="2.003cm" svg:y1="18.053cm" svg:x2="19.96cm" svg:y2="18.053cm">
          <text:p/>
        </draw:line>
        <draw:line draw:style-name="gr3" draw:text-style-name="P4" draw:layer="layout" svg:x1="2.003cm" svg:y1="18.575cm" svg:x2="19.96cm" svg:y2="18.575cm">
          <text:p/>
        </draw:line>
        <draw:line draw:style-name="gr3" draw:text-style-name="P4" draw:layer="layout" svg:x1="2.003cm" svg:y1="19.08cm" svg:x2="19.96cm" svg:y2="19.08cm">
          <text:p/>
        </draw:line>
        <draw:line draw:style-name="gr31" draw:text-style-name="P4" draw:layer="layout" svg:x1="2.003cm" svg:y1="19.602cm" svg:x2="19.96cm" svg:y2="19.602cm">
          <text:p/>
        </draw:line>
        <draw:line draw:style-name="gr31" draw:text-style-name="P4" draw:layer="layout" svg:x1="2.003cm" svg:y1="20.142cm" svg:x2="19.96cm" svg:y2="20.142cm">
          <text:p/>
        </draw:line>
        <draw:line draw:style-name="gr31" draw:text-style-name="P4" draw:layer="layout" svg:x1="2.003cm" svg:y1="20.681cm" svg:x2="19.96cm" svg:y2="20.681cm">
          <text:p/>
        </draw:line>
        <draw:line draw:style-name="gr31" draw:text-style-name="P4" draw:layer="layout" svg:x1="2.003cm" svg:y1="21.221cm" svg:x2="19.96cm" svg:y2="21.221cm">
          <text:p/>
        </draw:line>
        <draw:line draw:style-name="gr3" draw:text-style-name="P4" draw:layer="layout" svg:x1="2.003cm" svg:y1="21.743cm" svg:x2="19.96cm" svg:y2="21.743cm">
          <text:p/>
        </draw:line>
        <draw:line draw:style-name="gr3" draw:text-style-name="P4" draw:layer="layout" svg:x1="2.003cm" svg:y1="24.682cm" svg:x2="19.96cm" svg:y2="24.682cm">
          <text:p/>
        </draw:line>
        <draw:line draw:style-name="gr3" draw:text-style-name="P4" draw:layer="layout" svg:x1="2.003cm" svg:y1="25.673cm" svg:x2="19.96cm" svg:y2="25.673cm">
          <text:p/>
        </draw:line>
        <draw:line draw:style-name="gr31" draw:text-style-name="P4" draw:layer="layout" svg:x1="2.01cm" svg:y1="17.485cm" svg:x2="2.01cm" svg:y2="18.078cm">
          <text:p/>
        </draw:line>
        <draw:line draw:style-name="gr3" draw:text-style-name="P4" draw:layer="layout" svg:x1="2.01cm" svg:y1="18.025cm" svg:x2="2.01cm" svg:y2="20.706cm">
          <text:p/>
        </draw:line>
        <draw:line draw:style-name="gr31" draw:text-style-name="P4" draw:layer="layout" svg:x1="2.01cm" svg:y1="20.653cm" svg:x2="2.01cm" svg:y2="21.246cm">
          <text:p/>
        </draw:line>
        <draw:line draw:style-name="gr3" draw:text-style-name="P4" draw:layer="layout" svg:x1="2.01cm" svg:y1="21.193cm" svg:x2="2.01cm" svg:y2="25.68cm">
          <text:p/>
        </draw:line>
        <draw:line draw:style-name="gr3" draw:text-style-name="P4" draw:layer="layout" svg:x1="6.455cm" svg:y1="18.025cm" svg:x2="6.455cm" svg:y2="20.706cm">
          <text:p/>
        </draw:line>
        <draw:line draw:style-name="gr3" draw:text-style-name="P4" draw:layer="layout" svg:x1="6.455cm" svg:y1="21.193cm" svg:x2="6.455cm" svg:y2="25.68cm">
          <text:p/>
        </draw:line>
        <draw:line draw:style-name="gr3" draw:text-style-name="P4" draw:layer="layout" svg:x1="8.336cm" svg:y1="18.025cm" svg:x2="8.336cm" svg:y2="20.706cm">
          <text:p/>
        </draw:line>
        <draw:line draw:style-name="gr3" draw:text-style-name="P4" draw:layer="layout" svg:x1="8.336cm" svg:y1="21.193cm" svg:x2="8.336cm" svg:y2="25.68cm">
          <text:p/>
        </draw:line>
        <draw:line draw:style-name="gr3" draw:text-style-name="P4" draw:layer="layout" svg:x1="11.641cm" svg:y1="18.025cm" svg:x2="11.641cm" svg:y2="20.706cm">
          <text:p/>
        </draw:line>
        <draw:line draw:style-name="gr3" draw:text-style-name="P4" draw:layer="layout" svg:x1="11.641cm" svg:y1="21.193cm" svg:x2="11.641cm" svg:y2="25.68cm">
          <text:p/>
        </draw:line>
        <draw:line draw:style-name="gr3" draw:text-style-name="P4" draw:layer="layout" svg:x1="14.446cm" svg:y1="21.193cm" svg:x2="14.446cm" svg:y2="25.68cm">
          <text:p/>
        </draw:line>
        <draw:line draw:style-name="gr31" draw:text-style-name="P4" draw:layer="layout" svg:x1="19.949cm" svg:y1="17.485cm" svg:x2="19.949cm" svg:y2="18.078cm">
          <text:p/>
        </draw:line>
        <draw:line draw:style-name="gr3" draw:text-style-name="P4" draw:layer="layout" svg:x1="19.949cm" svg:y1="18.025cm" svg:x2="19.949cm" svg:y2="20.706cm">
          <text:p/>
        </draw:line>
        <draw:line draw:style-name="gr31" draw:text-style-name="P4" draw:layer="layout" svg:x1="19.949cm" svg:y1="20.653cm" svg:x2="19.949cm" svg:y2="21.246cm">
          <text:p/>
        </draw:line>
        <draw:line draw:style-name="gr3" draw:text-style-name="P4" draw:layer="layout" svg:x1="19.949cm" svg:y1="21.193cm" svg:x2="19.949cm" svg:y2="25.68cm">
          <text:p/>
        </draw:line>
        <draw:frame draw:style-name="gr2" draw:text-style-name="P3" draw:layer="layout" svg:width="2.601cm" svg:height="0.471cm" svg:x="2.004cm" svg:y="16.696cm">
          <draw:text-box>
            <text:p text:style-name="P1"><text:span text:style-name="T4">Класс </text:span><text:span text:style-name="T4">Anch</text:span><text:span text:style-name="T4">or</text:span></text:p>
          </draw:text-box>
        </draw:frame>
        <draw:frame draw:style-name="gr2" draw:text-style-name="P3" draw:layer="layout" svg:width="0.925cm" svg:height="0.471cm" svg:x="2.127cm" svg:y="17.557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18.09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18.09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49cm" svg:y="18.09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1.758cm" svg:y="18.09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77cm" svg:height="0.471cm" svg:x="2.127cm" svg:y="18.601cm">
          <draw:text-box>
            <text:p text:style-name="P1"><text:span text:style-name="T3">RADI</text:span><text:span text:style-name="T3">US</text:span></text:p>
          </draw:text-box>
        </draw:frame>
        <draw:frame draw:style-name="gr2" draw:text-style-name="P3" draw:layer="layout" svg:width="1.175cm" svg:height="0.471cm" svg:x="6.572cm" svg:y="18.60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153cm" svg:height="0.471cm" svg:x="8.449cm" svg:y="18.601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2.364cm" svg:height="0.471cm" svg:x="11.758cm" svg:y="18.601cm">
          <draw:text-box>
            <text:p text:style-name="P1"><text:span text:style-name="T3">Радиу</text:span><text:span text:style-name="T3">с </text:span><text:span text:style-name="T3">круга</text:span></text:p>
          </draw:text-box>
        </draw:frame>
        <draw:frame draw:style-name="gr2" draw:text-style-name="P3" draw:layer="layout" svg:width="2.733cm" svg:height="0.471cm" svg:x="2.127cm" svg:y="19.105cm">
          <draw:text-box>
            <text:p text:style-name="P1"><text:span text:style-name="T3">BASE</text:span><text:span text:style-name="T3">_COL</text:span><text:span text:style-name="T3">OR</text:span></text:p>
          </draw:text-box>
        </draw:frame>
        <draw:frame draw:style-name="gr2" draw:text-style-name="P3" draw:layer="layout" svg:width="1.175cm" svg:height="0.471cm" svg:x="6.572cm" svg:y="19.10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8.449cm" svg:y="19.105cm">
          <draw:text-box>
            <text:p text:style-name="P1"><text:span text:style-name="T3">Color</text:span></text:p>
          </draw:text-box>
        </draw:frame>
        <draw:frame draw:style-name="gr2" draw:text-style-name="P3" draw:layer="layout" svg:width="2.525cm" svg:height="0.471cm" svg:x="11.758cm" svg:y="19.105cm">
          <draw:text-box>
            <text:p text:style-name="P1"><text:span text:style-name="T3">Цвет </text:span><text:span text:style-name="T3">грани</text:span><text:span text:style-name="T3">цы</text:span></text:p>
          </draw:text-box>
        </draw:frame>
        <draw:frame draw:style-name="gr2" draw:text-style-name="P3" draw:layer="layout" svg:width="2.915cm" svg:height="0.471cm" svg:x="2.127cm" svg:y="19.645cm">
          <draw:text-box>
            <text:p text:style-name="P1"><text:span text:style-name="T3">LIGH</text:span><text:span text:style-name="T3">T_CO</text:span><text:span text:style-name="T3">LOR</text:span></text:p>
          </draw:text-box>
        </draw:frame>
        <draw:frame draw:style-name="gr2" draw:text-style-name="P3" draw:layer="layout" svg:width="1.175cm" svg:height="0.471cm" svg:x="6.572cm" svg:y="19.64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8.449cm" svg:y="19.645cm">
          <draw:text-box>
            <text:p text:style-name="P1"><text:span text:style-name="T3">Color</text:span></text:p>
          </draw:text-box>
        </draw:frame>
        <draw:frame draw:style-name="gr2" draw:text-style-name="P3" draw:layer="layout" svg:width="3.058cm" svg:height="0.471cm" svg:x="11.758cm" svg:y="19.645cm">
          <draw:text-box>
            <text:p text:style-name="P1"><text:span text:style-name="T3">Цвет </text:span><text:span text:style-name="T3">запол</text:span><text:span text:style-name="T3">нения</text:span></text:p>
          </draw:text-box>
        </draw:frame>
        <draw:frame draw:style-name="gr2" draw:text-style-name="P3" draw:layer="layout" svg:width="3.037cm" svg:height="0.471cm" svg:x="2.127cm" svg:y="20.185cm">
          <draw:text-box>
            <text:p text:style-name="P1"><text:span text:style-name="T3">TRA</text:span><text:span text:style-name="T3">NSPA</text:span><text:span text:style-name="T3">RENT</text:span></text:p>
          </draw:text-box>
        </draw:frame>
        <draw:frame draw:style-name="gr2" draw:text-style-name="P3" draw:layer="layout" svg:width="1.175cm" svg:height="0.471cm" svg:x="6.572cm" svg:y="20.18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8.449cm" svg:y="20.185cm">
          <draw:text-box>
            <text:p text:style-name="P1"><text:span text:style-name="T3">Color</text:span></text:p>
          </draw:text-box>
        </draw:frame>
        <draw:frame draw:style-name="gr2" draw:text-style-name="P3" draw:layer="layout" svg:width="3.156cm" svg:height="0.471cm" svg:x="11.758cm" svg:y="20.185cm">
          <draw:text-box>
            <text:p text:style-name="P1"><text:span text:style-name="T3">Прозр</text:span><text:span text:style-name="T3">ачны</text:span><text:span text:style-name="T3">й </text:span><text:span text:style-name="T3">цвет</text:span></text:p>
          </draw:text-box>
        </draw:frame>
        <draw:frame draw:style-name="gr2" draw:text-style-name="P3" draw:layer="layout" svg:width="1.463cm" svg:height="0.471cm" svg:x="2.127cm" svg:y="20.725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2.127cm" svg:y="21.26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21.264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49cm" svg:y="21.26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.758cm" svg:y="21.264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4.563cm" svg:y="21.26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4.083cm" svg:height="0.471cm" svg:x="2.127cm" svg:y="21.769cm">
          <draw:text-box>
            <text:p text:style-name="P1"><text:span text:style-name="T3">enable</text:span><text:span text:style-name="T3">Dragg</text:span><text:span text:style-name="T3">ingEd</text:span><text:span text:style-name="T3">geOn</text:span></text:p>
          </draw:text-box>
        </draw:frame>
        <draw:frame draw:style-name="gr2" draw:text-style-name="P3" draw:layer="layout" svg:width="2.864cm" svg:height="0.471cm" svg:x="2.127cm" svg:y="22.256cm">
          <draw:text-box>
            <text:p text:style-name="P1"><text:span text:style-name="T3">Dragg</text:span><text:span text:style-name="T3">ingAn</text:span><text:span text:style-name="T3">chor</text:span></text:p>
          </draw:text-box>
        </draw:frame>
        <draw:frame draw:style-name="gr2" draw:text-style-name="P3" draw:layer="layout" svg:width="1.281cm" svg:height="0.471cm" svg:x="6.572cm" svg:y="21.769cm">
          <draw:text-box>
            <text:p text:style-name="P1"><text:span text:style-name="T3"><text:s/></text:span><text:span text:style-name="T3">private</text:span></text:p>
          </draw:text-box>
        </draw:frame>
        <draw:frame draw:style-name="gr2" draw:text-style-name="P3" draw:layer="layout" svg:width="0.756cm" svg:height="0.471cm" svg:x="8.449cm" svg:y="21.769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381cm" svg:height="0.471cm" svg:x="11.758cm" svg:y="21.769cm">
          <draw:text-box>
            <text:p text:style-name="P1"><text:span text:style-name="T3">BiCon</text:span><text:span text:style-name="T3">sumer</text:span><text:span text:style-name="T3">&lt;</text:span></text:p>
          </draw:text-box>
        </draw:frame>
        <draw:frame draw:style-name="gr2" draw:text-style-name="P3" draw:layer="layout" svg:width="1.458cm" svg:height="0.471cm" svg:x="11.758cm" svg:y="22.256cm">
          <draw:text-box>
            <text:p text:style-name="P1"><text:span text:style-name="T3">Doubl</text:span><text:span text:style-name="T3">e, </text:span></text:p>
          </draw:text-box>
        </draw:frame>
        <draw:frame draw:style-name="gr2" draw:text-style-name="P3" draw:layer="layout" svg:width="1.59cm" svg:height="0.471cm" svg:x="11.758cm" svg:y="22.743cm">
          <draw:text-box>
            <text:p text:style-name="P1"><text:span text:style-name="T3">Doubl</text:span><text:span text:style-name="T3">e&gt; </text:span></text:p>
          </draw:text-box>
        </draw:frame>
        <draw:frame draw:style-name="gr2" draw:text-style-name="P3" draw:layer="layout" svg:width="2.322cm" svg:height="0.471cm" svg:x="11.758cm" svg:y="23.229cm">
          <draw:text-box>
            <text:p text:style-name="P1"><text:span text:style-name="T3">anchor</text:span><text:span text:style-name="T3">Mana</text:span><text:span text:style-name="T3">g</text:span></text:p>
          </draw:text-box>
        </draw:frame>
        <draw:frame draw:style-name="gr2" draw:text-style-name="P3" draw:layer="layout" svg:width="0.422cm" svg:height="0.471cm" svg:x="11.758cm" svg:y="23.716cm">
          <draw:text-box>
            <text:p text:style-name="P1"><text:span text:style-name="T3">er</text:span></text:p>
          </draw:text-box>
        </draw:frame>
        <draw:frame draw:style-name="gr2" draw:text-style-name="P3" draw:layer="layout" svg:width="3.956cm" svg:height="0.471cm" svg:x="14.563cm" svg:y="21.769cm">
          <draw:text-box>
            <text:p text:style-name="P1"><text:span text:style-name="T3">Задае</text:span><text:span text:style-name="T3">т </text:span><text:span text:style-name="T3">коллб</text:span><text:span text:style-name="T3">эки: </text:span><text:span text:style-name="T3">при </text:span></text:p>
          </draw:text-box>
        </draw:frame>
        <draw:frame draw:style-name="gr2" draw:text-style-name="P3" draw:layer="layout" svg:width="4.113cm" svg:height="0.471cm" svg:x="14.563cm" svg:y="22.256cm">
          <draw:text-box>
            <text:p text:style-name="P1"><text:span text:style-name="T3">перет</text:span><text:span text:style-name="T3">аскив</text:span><text:span text:style-name="T3">ании </text:span><text:span text:style-name="T3">якоря </text:span></text:p>
          </draw:text-box>
        </draw:frame>
        <draw:frame draw:style-name="gr2" draw:text-style-name="P3" draw:layer="layout" svg:width="4.007cm" svg:height="0.471cm" svg:x="14.563cm" svg:y="22.743cm">
          <draw:text-box>
            <text:p text:style-name="P1"><text:span text:style-name="T3">меняе</text:span><text:span text:style-name="T3">тся </text:span><text:span text:style-name="T3">форма </text:span><text:span text:style-name="T3">ребра</text:span></text:p>
          </draw:text-box>
        </draw:frame>
        <draw:frame draw:style-name="gr2" draw:text-style-name="P3" draw:layer="layout" svg:width="4.062cm" svg:height="0.471cm" svg:x="2.127cm" svg:y="24.707cm">
          <draw:text-box>
            <text:p text:style-name="P1"><text:span text:style-name="T3">setNe</text:span><text:span text:style-name="T3">wCoo</text:span><text:span text:style-name="T3">rdinate</text:span><text:span text:style-name="T3">sSafe</text:span></text:p>
          </draw:text-box>
        </draw:frame>
        <draw:frame draw:style-name="gr2" draw:text-style-name="P3" draw:layer="layout" svg:width="1.06cm" svg:height="0.471cm" svg:x="6.572cm" svg:y="24.70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49cm" svg:y="24.707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479cm" svg:height="0.471cm" svg:x="11.758cm" svg:y="24.707cm">
          <draw:text-box>
            <text:p text:style-name="P1"><text:span text:style-name="T3">double </text:span><text:span text:style-name="T3">newX, </text:span></text:p>
          </draw:text-box>
        </draw:frame>
        <draw:frame draw:style-name="gr2" draw:text-style-name="P3" draw:layer="layout" svg:width="2.267cm" svg:height="0.471cm" svg:x="11.758cm" svg:y="25.194cm">
          <draw:text-box>
            <text:p text:style-name="P1"><text:span text:style-name="T3">double </text:span><text:span text:style-name="T3">newY</text:span></text:p>
          </draw:text-box>
        </draw:frame>
        <draw:frame draw:style-name="gr2" draw:text-style-name="P3" draw:layer="layout" svg:width="5.019cm" svg:height="0.471cm" svg:x="14.563cm" svg:y="24.707cm">
          <draw:text-box>
            <text:p text:style-name="P1"><text:span text:style-name="T3">Контр</text:span><text:span text:style-name="T3">олиру</text:span><text:span text:style-name="T3">ет </text:span><text:span text:style-name="T3">чтобы </text:span><text:span text:style-name="T3">якорь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939cm" svg:height="0.471cm" svg:x="14.563cm" svg:y="25.194cm">
          <draw:text-box>
            <text:p text:style-name="P1"><text:span text:style-name="T3">и </text:span><text:span text:style-name="T3">ребро </text:span><text:span text:style-name="T3">не </text:span><text:span text:style-name="T3">перес</text:span><text:span text:style-name="T3">екли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3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2</text:span></text:p>
          </draw:text-box>
        </draw:frame>
        <draw:line draw:style-name="gr3" draw:text-style-name="P4" draw:layer="layout" svg:x1="2.003cm" svg:y1="2.711cm" svg:x2="19.96cm" svg:y2="2.711cm">
          <text:p/>
        </draw:line>
        <draw:line draw:style-name="gr3" draw:text-style-name="P4" draw:layer="layout" svg:x1="2.003cm" svg:y1="3.215cm" svg:x2="19.96cm" svg:y2="3.215cm">
          <text:p/>
        </draw:line>
        <draw:line draw:style-name="gr3" draw:text-style-name="P4" draw:layer="layout" svg:x1="2.003cm" svg:y1="3.72cm" svg:x2="19.96cm" svg:y2="3.72cm">
          <text:p/>
        </draw:line>
        <draw:line draw:style-name="gr3" draw:text-style-name="P4" draw:layer="layout" svg:x1="2.003cm" svg:y1="4.224cm" svg:x2="19.96cm" svg:y2="4.224cm">
          <text:p/>
        </draw:line>
        <draw:line draw:style-name="gr3" draw:text-style-name="P4" draw:layer="layout" svg:x1="2.01cm" svg:y1="2.7cm" svg:x2="2.01cm" svg:y2="4.231cm">
          <text:p/>
        </draw:line>
        <draw:line draw:style-name="gr3" draw:text-style-name="P4" draw:layer="layout" svg:x1="6.455cm" svg:y1="2.7cm" svg:x2="6.455cm" svg:y2="4.231cm">
          <text:p/>
        </draw:line>
        <draw:line draw:style-name="gr3" draw:text-style-name="P4" draw:layer="layout" svg:x1="8.336cm" svg:y1="2.7cm" svg:x2="8.336cm" svg:y2="4.231cm">
          <text:p/>
        </draw:line>
        <draw:line draw:style-name="gr3" draw:text-style-name="P4" draw:layer="layout" svg:x1="11.641cm" svg:y1="2.7cm" svg:x2="11.641cm" svg:y2="4.231cm">
          <text:p/>
        </draw:line>
        <draw:line draw:style-name="gr3" draw:text-style-name="P4" draw:layer="layout" svg:x1="14.446cm" svg:y1="2.7cm" svg:x2="14.446cm" svg:y2="4.231cm">
          <text:p/>
        </draw:line>
        <draw:line draw:style-name="gr3" draw:text-style-name="P4" draw:layer="layout" svg:x1="19.949cm" svg:y1="2.7cm" svg:x2="19.949cm" svg:y2="4.231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3.52cm" svg:height="0.471cm" svg:x="14.563cm" svg:y="2.736cm">
          <draw:text-box>
            <text:p text:style-name="P1"><text:span text:style-name="T3">грани</text:span><text:span text:style-name="T3">цы </text:span><text:span text:style-name="T3">отрис</text:span><text:span text:style-name="T3">овки</text:span></text:p>
          </draw:text-box>
        </draw:frame>
        <draw:frame draw:style-name="gr2" draw:text-style-name="P3" draw:layer="layout" svg:width="0.895cm" svg:height="0.471cm" svg:x="2.127cm" svg:y="3.241cm">
          <draw:text-box>
            <text:p text:style-name="P1"><text:span text:style-name="T3">show</text:span></text:p>
          </draw:text-box>
        </draw:frame>
        <draw:frame draw:style-name="gr2" draw:text-style-name="P3" draw:layer="layout" svg:width="1.06cm" svg:height="0.471cm" svg:x="6.572cm" svg:y="3.24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49cm" svg:y="3.241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249cm" svg:height="0.471cm" svg:x="14.563cm" svg:y="3.241cm">
          <draw:text-box>
            <text:p text:style-name="P1"><text:span text:style-name="T3">Показ</text:span><text:span text:style-name="T3">ывает </text:span><text:span text:style-name="T3">якорь</text:span></text:p>
          </draw:text-box>
        </draw:frame>
        <draw:frame draw:style-name="gr2" draw:text-style-name="P3" draw:layer="layout" svg:width="0.73cm" svg:height="0.471cm" svg:x="2.127cm" svg:y="3.745cm">
          <draw:text-box>
            <text:p text:style-name="P1"><text:span text:style-name="T3">hide</text:span></text:p>
          </draw:text-box>
        </draw:frame>
        <draw:frame draw:style-name="gr2" draw:text-style-name="P3" draw:layer="layout" svg:width="1.06cm" svg:height="0.471cm" svg:x="6.572cm" svg:y="3.74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49cm" svg:y="3.745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423cm" svg:height="0.471cm" svg:x="14.563cm" svg:y="3.745cm">
          <draw:text-box>
            <text:p text:style-name="P1"><text:span text:style-name="T3">Пряче</text:span><text:span text:style-name="T3">т </text:span><text:span text:style-name="T3">якорь</text:span></text:p>
          </draw:text-box>
        </draw:frame>
        <draw:line draw:style-name="gr31" draw:text-style-name="P4" draw:layer="layout" svg:x1="1.986cm" svg:y1="6.228cm" svg:x2="19.977cm" svg:y2="6.228cm">
          <text:p/>
        </draw:line>
        <draw:line draw:style-name="gr31" draw:text-style-name="P4" draw:layer="layout" svg:x1="2.003cm" svg:y1="6.768cm" svg:x2="19.96cm" svg:y2="6.768cm">
          <text:p/>
        </draw:line>
        <draw:line draw:style-name="gr3" draw:text-style-name="P4" draw:layer="layout" svg:x1="2.003cm" svg:y1="7.29cm" svg:x2="19.96cm" svg:y2="7.29cm">
          <text:p/>
        </draw:line>
        <draw:line draw:style-name="gr3" draw:text-style-name="P4" draw:layer="layout" svg:x1="2.003cm" svg:y1="8.281cm" svg:x2="19.96cm" svg:y2="8.281cm">
          <text:p/>
        </draw:line>
        <draw:line draw:style-name="gr3" draw:text-style-name="P4" draw:layer="layout" svg:x1="2.003cm" svg:y1="8.786cm" svg:x2="19.96cm" svg:y2="8.786cm">
          <text:p/>
        </draw:line>
        <draw:line draw:style-name="gr3" draw:text-style-name="P4" draw:layer="layout" svg:x1="2.003cm" svg:y1="9.29cm" svg:x2="19.96cm" svg:y2="9.29cm">
          <text:p/>
        </draw:line>
        <draw:line draw:style-name="gr31" draw:text-style-name="P4" draw:layer="layout" svg:x1="2.003cm" svg:y1="9.812cm" svg:x2="19.96cm" svg:y2="9.812cm">
          <text:p/>
        </draw:line>
        <draw:line draw:style-name="gr31" draw:text-style-name="P4" draw:layer="layout" svg:x1="2.003cm" svg:y1="10.839cm" svg:x2="19.96cm" svg:y2="10.839cm">
          <text:p/>
        </draw:line>
        <draw:line draw:style-name="gr31" draw:text-style-name="P4" draw:layer="layout" svg:x1="2.003cm" svg:y1="11.379cm" svg:x2="19.96cm" svg:y2="11.379cm">
          <text:p/>
        </draw:line>
        <draw:line draw:style-name="gr3" draw:text-style-name="P4" draw:layer="layout" svg:x1="2.003cm" svg:y1="11.901cm" svg:x2="19.96cm" svg:y2="11.901cm">
          <text:p/>
        </draw:line>
        <draw:line draw:style-name="gr3" draw:text-style-name="P4" draw:layer="layout" svg:x1="2.003cm" svg:y1="12.405cm" svg:x2="19.96cm" svg:y2="12.405cm">
          <text:p/>
        </draw:line>
        <draw:line draw:style-name="gr3" draw:text-style-name="P4" draw:layer="layout" svg:x1="2.003cm" svg:y1="13.883cm" svg:x2="19.96cm" svg:y2="13.883cm">
          <text:p/>
        </draw:line>
        <draw:line draw:style-name="gr3" draw:text-style-name="P4" draw:layer="layout" svg:x1="2.003cm" svg:y1="14.388cm" svg:x2="19.96cm" svg:y2="14.388cm">
          <text:p/>
        </draw:line>
        <draw:line draw:style-name="gr3" draw:text-style-name="P4" draw:layer="layout" svg:x1="2.003cm" svg:y1="14.892cm" svg:x2="19.96cm" svg:y2="14.892cm">
          <text:p/>
        </draw:line>
        <draw:line draw:style-name="gr3" draw:text-style-name="P4" draw:layer="layout" svg:x1="2.003cm" svg:y1="15.884cm" svg:x2="19.96cm" svg:y2="15.884cm">
          <text:p/>
        </draw:line>
        <draw:line draw:style-name="gr3" draw:text-style-name="P4" draw:layer="layout" svg:x1="2.003cm" svg:y1="16.875cm" svg:x2="19.96cm" svg:y2="16.875cm">
          <text:p/>
        </draw:line>
        <draw:line draw:style-name="gr3" draw:text-style-name="P4" draw:layer="layout" svg:x1="2.003cm" svg:y1="17.866cm" svg:x2="19.96cm" svg:y2="17.866cm">
          <text:p/>
        </draw:line>
        <draw:line draw:style-name="gr3" draw:text-style-name="P4" draw:layer="layout" svg:x1="2.003cm" svg:y1="18.371cm" svg:x2="19.96cm" svg:y2="18.371cm">
          <text:p/>
        </draw:line>
        <draw:line draw:style-name="gr31" draw:text-style-name="P4" draw:layer="layout" svg:x1="2.01cm" svg:y1="6.2cm" svg:x2="2.01cm" svg:y2="6.793cm">
          <text:p/>
        </draw:line>
        <draw:line draw:style-name="gr3" draw:text-style-name="P4" draw:layer="layout" svg:x1="2.01cm" svg:y1="6.74cm" svg:x2="2.01cm" svg:y2="10.864cm">
          <text:p/>
        </draw:line>
        <draw:line draw:style-name="gr31" draw:text-style-name="P4" draw:layer="layout" svg:x1="2.01cm" svg:y1="10.811cm" svg:x2="2.01cm" svg:y2="11.403cm">
          <text:p/>
        </draw:line>
        <draw:line draw:style-name="gr3" draw:text-style-name="P4" draw:layer="layout" svg:x1="2.01cm" svg:y1="11.351cm" svg:x2="2.01cm" svg:y2="18.378cm">
          <text:p/>
        </draw:line>
        <draw:line draw:style-name="gr3" draw:text-style-name="P4" draw:layer="layout" svg:x1="6.455cm" svg:y1="6.74cm" svg:x2="6.455cm" svg:y2="10.864cm">
          <text:p/>
        </draw:line>
        <draw:line draw:style-name="gr3" draw:text-style-name="P4" draw:layer="layout" svg:x1="6.455cm" svg:y1="11.351cm" svg:x2="6.455cm" svg:y2="18.378cm">
          <text:p/>
        </draw:line>
        <draw:line draw:style-name="gr3" draw:text-style-name="P4" draw:layer="layout" svg:x1="8.389cm" svg:y1="6.74cm" svg:x2="8.389cm" svg:y2="10.864cm">
          <text:p/>
        </draw:line>
        <draw:line draw:style-name="gr3" draw:text-style-name="P4" draw:layer="layout" svg:x1="8.389cm" svg:y1="11.351cm" svg:x2="8.389cm" svg:y2="18.378cm">
          <text:p/>
        </draw:line>
        <draw:line draw:style-name="gr3" draw:text-style-name="P4" draw:layer="layout" svg:x1="11.271cm" svg:y1="6.74cm" svg:x2="11.271cm" svg:y2="10.864cm">
          <text:p/>
        </draw:line>
        <draw:line draw:style-name="gr3" draw:text-style-name="P4" draw:layer="layout" svg:x1="11.271cm" svg:y1="11.351cm" svg:x2="11.271cm" svg:y2="18.378cm">
          <text:p/>
        </draw:line>
        <draw:line draw:style-name="gr3" draw:text-style-name="P4" draw:layer="layout" svg:x1="14.104cm" svg:y1="11.351cm" svg:x2="14.104cm" svg:y2="18.378cm">
          <text:p/>
        </draw:line>
        <draw:line draw:style-name="gr31" draw:text-style-name="P4" draw:layer="layout" svg:x1="19.949cm" svg:y1="6.2cm" svg:x2="19.949cm" svg:y2="6.793cm">
          <text:p/>
        </draw:line>
        <draw:line draw:style-name="gr3" draw:text-style-name="P4" draw:layer="layout" svg:x1="19.949cm" svg:y1="6.74cm" svg:x2="19.949cm" svg:y2="10.864cm">
          <text:p/>
        </draw:line>
        <draw:line draw:style-name="gr31" draw:text-style-name="P4" draw:layer="layout" svg:x1="19.949cm" svg:y1="10.811cm" svg:x2="19.949cm" svg:y2="11.403cm">
          <text:p/>
        </draw:line>
        <draw:line draw:style-name="gr3" draw:text-style-name="P4" draw:layer="layout" svg:x1="19.949cm" svg:y1="11.351cm" svg:x2="19.949cm" svg:y2="18.378cm">
          <text:p/>
        </draw:line>
        <draw:frame draw:style-name="gr2" draw:text-style-name="P3" draw:layer="layout" svg:width="3.706cm" svg:height="0.471cm" svg:x="2.004cm" svg:y="5.411cm">
          <draw:text-box>
            <text:p text:style-name="P1"><text:span text:style-name="T4">Класс </text:span><text:span text:style-name="T4">Edge</text:span><text:span text:style-name="T4">Dista</text:span><text:span text:style-name="T4">nce</text:span></text:p>
          </draw:text-box>
        </draw:frame>
        <draw:frame draw:style-name="gr2" draw:text-style-name="P3" draw:layer="layout" svg:width="0.925cm" svg:height="0.471cm" svg:x="2.127cm" svg:y="6.271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6.81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6.811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02cm" svg:y="6.811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1.388cm" svg:y="6.811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479cm" svg:height="0.471cm" svg:x="2.127cm" svg:y="7.316cm">
          <draw:text-box>
            <text:p text:style-name="P1"><text:span text:style-name="T3">texLa</text:span><text:span text:style-name="T3">bel</text:span></text:p>
          </draw:text-box>
        </draw:frame>
        <draw:frame draw:style-name="gr2" draw:text-style-name="P3" draw:layer="layout" svg:width="1.175cm" svg:height="0.471cm" svg:x="6.572cm" svg:y="7.31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619cm" svg:height="0.471cm" svg:x="8.502cm" svg:y="7.316cm">
          <draw:text-box>
            <text:p text:style-name="P1"><text:span text:style-name="T3">TexLa</text:span><text:span text:style-name="T3">bel</text:span></text:p>
          </draw:text-box>
        </draw:frame>
        <draw:frame draw:style-name="gr2" draw:text-style-name="P3" draw:layer="layout" svg:width="7.774cm" svg:height="0.471cm" svg:x="11.388cm" svg:y="7.316cm">
          <draw:text-box>
            <text:p text:style-name="P1"><text:span text:style-name="T3">Библи</text:span><text:span text:style-name="T3">отечн</text:span><text:span text:style-name="T3">ый </text:span><text:span text:style-name="T3">лейбл</text:span><text:span text:style-name="T3">-</text:span><text:span text:style-name="T3">карти</text:span><text:span text:style-name="T3">нка </text:span><text:span text:style-name="T3">для </text:span><text:span text:style-name="T3">LaTe</text:span><text:span text:style-name="T3">X-</text:span></text:p>
          </draw:text-box>
        </draw:frame>
        <draw:frame draw:style-name="gr2" draw:text-style-name="P3" draw:layer="layout" svg:width="2.013cm" svg:height="0.471cm" svg:x="11.388cm" svg:y="7.802cm">
          <draw:text-box>
            <text:p text:style-name="P1"><text:span text:style-name="T3">выра</text:span><text:span text:style-name="T3">жения</text:span></text:p>
          </draw:text-box>
        </draw:frame>
        <draw:frame draw:style-name="gr2" draw:text-style-name="P3" draw:layer="layout" svg:width="1.746cm" svg:height="0.471cm" svg:x="2.127cm" svg:y="8.307cm">
          <draw:text-box>
            <text:p text:style-name="P1"><text:span text:style-name="T3">inputF</text:span><text:span text:style-name="T3">ield</text:span></text:p>
          </draw:text-box>
        </draw:frame>
        <draw:frame draw:style-name="gr2" draw:text-style-name="P3" draw:layer="layout" svg:width="1.175cm" svg:height="0.471cm" svg:x="6.572cm" svg:y="8.30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53cm" svg:height="0.471cm" svg:x="8.502cm" svg:y="8.307cm">
          <draw:text-box>
            <text:p text:style-name="P1"><text:span text:style-name="T3">TexFi</text:span><text:span text:style-name="T3">eld</text:span></text:p>
          </draw:text-box>
        </draw:frame>
        <draw:frame draw:style-name="gr2" draw:text-style-name="P3" draw:layer="layout" svg:width="2.072cm" svg:height="0.471cm" svg:x="11.388cm" svg:y="8.307cm">
          <draw:text-box>
            <text:p text:style-name="P1"><text:span text:style-name="T3">Окно </text:span><text:span text:style-name="T3">ввода</text:span></text:p>
          </draw:text-box>
        </draw:frame>
        <draw:frame draw:style-name="gr2" draw:text-style-name="P3" draw:layer="layout" svg:width="0.916cm" svg:height="0.471cm" svg:x="2.127cm" svg:y="8.811cm">
          <draw:text-box>
            <text:p text:style-name="P1"><text:span text:style-name="T3">value</text:span></text:p>
          </draw:text-box>
        </draw:frame>
        <draw:frame draw:style-name="gr2" draw:text-style-name="P3" draw:layer="layout" svg:width="1.175cm" svg:height="0.471cm" svg:x="6.572cm" svg:y="8.81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153cm" svg:height="0.471cm" svg:x="8.502cm" svg:y="8.811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5.721cm" svg:height="0.471cm" svg:x="11.388cm" svg:y="8.811cm">
          <draw:text-box>
            <text:p text:style-name="P1"><text:span text:style-name="T3">Значе</text:span><text:span text:style-name="T3">ние </text:span><text:span text:style-name="T3">(веще</text:span><text:span text:style-name="T3">ствен</text:span><text:span text:style-name="T3">ное </text:span><text:span text:style-name="T3">число</text:span><text:span text:style-name="T3">)</text:span></text:p>
          </draw:text-box>
        </draw:frame>
        <draw:frame draw:style-name="gr2" draw:text-style-name="P3" draw:layer="layout" svg:width="1.645cm" svg:height="0.471cm" svg:x="2.127cm" svg:y="9.316cm">
          <draw:text-box>
            <text:p text:style-name="P1"><text:span text:style-name="T3">textVa</text:span><text:span text:style-name="T3">lue</text:span></text:p>
          </draw:text-box>
        </draw:frame>
        <draw:frame draw:style-name="gr2" draw:text-style-name="P3" draw:layer="layout" svg:width="1.175cm" svg:height="0.471cm" svg:x="6.572cm" svg:y="9.31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502cm" svg:y="9.316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8.253cm" svg:height="0.471cm" svg:x="11.388cm" svg:y="9.316cm">
          <draw:text-box>
            <text:p text:style-name="P1"><text:span text:style-name="T3">Значе</text:span><text:span text:style-name="T3">ние </text:span><text:span text:style-name="T3">(невы</text:span><text:span text:style-name="T3">числе</text:span><text:span text:style-name="T3">нная </text:span><text:span text:style-name="T3">строк</text:span><text:span text:style-name="T3">а-</text:span><text:span text:style-name="T3">выра</text:span><text:span text:style-name="T3">жение</text:span><text:span text:style-name="T3">)</text:span></text:p>
          </draw:text-box>
        </draw:frame>
        <draw:frame draw:style-name="gr2" draw:text-style-name="P3" draw:layer="layout" svg:width="3.905cm" svg:height="0.471cm" svg:x="2.127cm" svg:y="9.856cm">
          <draw:text-box>
            <text:p text:style-name="P1"><text:span text:style-name="T3">MUS</text:span><text:span text:style-name="T3">T_CA</text:span><text:span text:style-name="T3">LCUL</text:span><text:span text:style-name="T3">ATE</text:span></text:p>
          </draw:text-box>
        </draw:frame>
        <draw:frame draw:style-name="gr2" draw:text-style-name="P3" draw:layer="layout" svg:width="1.175cm" svg:height="0.471cm" svg:x="6.572cm" svg:y="9.85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502cm" svg:y="9.856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7.063cm" svg:height="0.471cm" svg:x="11.388cm" svg:y="9.856cm">
          <draw:text-box>
            <text:p text:style-name="P1"><text:span text:style-name="T3">Текст</text:span><text:span text:style-name="T3">овое </text:span><text:span text:style-name="T3">или </text:span><text:span text:style-name="T3">вещес</text:span><text:span text:style-name="T3">твенн</text:span><text:span text:style-name="T3">ое </text:span><text:span text:style-name="T3">значе</text:span><text:span text:style-name="T3">ние </text:span></text:p>
          </draw:text-box>
        </draw:frame>
        <draw:frame draw:style-name="gr2" draw:text-style-name="P3" draw:layer="layout" svg:width="1.721cm" svg:height="0.471cm" svg:x="11.388cm" svg:y="10.342cm">
          <draw:text-box>
            <text:p text:style-name="P1"><text:span text:style-name="T3">вывод</text:span><text:span text:style-name="T3">ить</text:span></text:p>
          </draw:text-box>
        </draw:frame>
        <draw:frame draw:style-name="gr2" draw:text-style-name="P3" draw:layer="layout" svg:width="1.463cm" svg:height="0.471cm" svg:x="2.127cm" svg:y="10.882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2.127cm" svg:y="11.42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572cm" svg:y="11.42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02cm" svg:y="11.42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.388cm" svg:y="11.42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4.217cm" svg:y="11.42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788cm" svg:height="0.471cm" svg:x="2.127cm" svg:y="11.926cm">
          <draw:text-box>
            <text:p text:style-name="P1"><text:span text:style-name="T3">showI</text:span><text:span text:style-name="T3">nput</text:span></text:p>
          </draw:text-box>
        </draw:frame>
        <draw:frame draw:style-name="gr2" draw:text-style-name="P3" draw:layer="layout" svg:width="1.06cm" svg:height="0.471cm" svg:x="6.572cm" svg:y="11.92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1.926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884cm" svg:height="0.471cm" svg:x="14.217cm" svg:y="11.926cm">
          <draw:text-box>
            <text:p text:style-name="P1"><text:span text:style-name="T3">На </text:span><text:span text:style-name="T3">экран</text:span><text:span text:style-name="T3">е </text:span><text:span text:style-name="T3">окно </text:span><text:span text:style-name="T3">ввода</text:span></text:p>
          </draw:text-box>
        </draw:frame>
        <draw:frame draw:style-name="gr2" draw:text-style-name="P3" draw:layer="layout" svg:width="1.856cm" svg:height="0.471cm" svg:x="2.127cm" svg:y="12.431cm">
          <draw:text-box>
            <text:p text:style-name="P1"><text:span text:style-name="T3">show</text:span><text:span text:style-name="T3">Label</text:span></text:p>
          </draw:text-box>
        </draw:frame>
        <draw:frame draw:style-name="gr2" draw:text-style-name="P3" draw:layer="layout" svg:width="1.06cm" svg:height="0.471cm" svg:x="6.572cm" svg:y="12.43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2.431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854cm" svg:height="0.471cm" svg:x="14.217cm" svg:y="12.431cm">
          <draw:text-box>
            <text:p text:style-name="P1"><text:span text:style-name="T3">На </text:span><text:span text:style-name="T3">экран</text:span><text:span text:style-name="T3">е </text:span><text:span text:style-name="T3">введе</text:span><text:span text:style-name="T3">нное </text:span></text:p>
          </draw:text-box>
        </draw:frame>
        <draw:frame draw:style-name="gr2" draw:text-style-name="P3" draw:layer="layout" svg:width="5.052cm" svg:height="0.471cm" svg:x="14.217cm" svg:y="12.918cm">
          <draw:text-box>
            <text:p text:style-name="P1"><text:span text:style-name="T3">выра</text:span><text:span text:style-name="T3">жение </text:span><text:span text:style-name="T3">в </text:span><text:span text:style-name="T3">виде </text:span><text:span text:style-name="T3">метки </text:span><text:span text:style-name="T3">на </text:span></text:p>
          </draw:text-box>
        </draw:frame>
        <draw:frame draw:style-name="gr2" draw:text-style-name="P3" draw:layer="layout" svg:width="1.014cm" svg:height="0.471cm" svg:x="14.217cm" svg:y="13.404cm">
          <draw:text-box>
            <text:p text:style-name="P1"><text:span text:style-name="T3">ребре</text:span></text:p>
          </draw:text-box>
        </draw:frame>
        <draw:frame draw:style-name="gr2" draw:text-style-name="P3" draw:layer="layout" svg:width="1.479cm" svg:height="0.471cm" svg:x="2.127cm" svg:y="13.909cm">
          <draw:text-box>
            <text:p text:style-name="P1"><text:span text:style-name="T3">toScre</text:span><text:span text:style-name="T3">en</text:span></text:p>
          </draw:text-box>
        </draw:frame>
        <draw:frame draw:style-name="gr2" draw:text-style-name="P3" draw:layer="layout" svg:width="1.06cm" svg:height="0.471cm" svg:x="6.572cm" svg:y="13.90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3.909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455cm" svg:height="0.471cm" svg:x="14.217cm" svg:y="13.909cm">
          <draw:text-box>
            <text:p text:style-name="P1"><text:span text:style-name="T3">Выво</text:span><text:span text:style-name="T3">дит </text:span><text:span text:style-name="T3">длину </text:span><text:span text:style-name="T3">на </text:span><text:span text:style-name="T3">экран</text:span></text:p>
          </draw:text-box>
        </draw:frame>
        <draw:frame draw:style-name="gr2" draw:text-style-name="P3" draw:layer="layout" svg:width="1.971cm" svg:height="0.471cm" svg:x="2.127cm" svg:y="14.413cm">
          <draw:text-box>
            <text:p text:style-name="P1"><text:span text:style-name="T3">fromS</text:span><text:span text:style-name="T3">creen</text:span></text:p>
          </draw:text-box>
        </draw:frame>
        <draw:frame draw:style-name="gr2" draw:text-style-name="P3" draw:layer="layout" svg:width="1.06cm" svg:height="0.471cm" svg:x="6.572cm" svg:y="14.41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4.413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32cm" svg:height="0.471cm" svg:x="14.217cm" svg:y="14.413cm">
          <draw:text-box>
            <text:p text:style-name="P1"><text:span text:style-name="T3">Убира</text:span><text:span text:style-name="T3">ет </text:span><text:span text:style-name="T3">длину </text:span><text:span text:style-name="T3">с </text:span><text:span text:style-name="T3">экран</text:span><text:span text:style-name="T3">а</text:span></text:p>
          </draw:text-box>
        </draw:frame>
        <draw:frame draw:style-name="gr2" draw:text-style-name="P3" draw:layer="layout" svg:width="1.949cm" svg:height="0.471cm" svg:x="2.127cm" svg:y="14.918cm">
          <draw:text-box>
            <text:p text:style-name="P1"><text:span text:style-name="T3">setDist</text:span><text:span text:style-name="T3">ance</text:span></text:p>
          </draw:text-box>
        </draw:frame>
        <draw:frame draw:style-name="gr2" draw:text-style-name="P3" draw:layer="layout" svg:width="1.06cm" svg:height="0.471cm" svg:x="6.572cm" svg:y="14.91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4.918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992cm" svg:height="0.471cm" svg:x="11.388cm" svg:y="14.918cm">
          <draw:text-box>
            <text:p text:style-name="P1"><text:span text:style-name="T3">String </text:span><text:span text:style-name="T3">text, </text:span></text:p>
          </draw:text-box>
        </draw:frame>
        <draw:frame draw:style-name="gr2" draw:text-style-name="P3" draw:layer="layout" svg:width="1.776cm" svg:height="0.471cm" svg:x="11.388cm" svg:y="15.405cm">
          <draw:text-box>
            <text:p text:style-name="P1"><text:span text:style-name="T3">double </text:span><text:span text:style-name="T3">val</text:span></text:p>
          </draw:text-box>
        </draw:frame>
        <draw:frame draw:style-name="gr2" draw:text-style-name="P3" draw:layer="layout" svg:width="5.522cm" svg:height="0.471cm" svg:x="14.217cm" svg:y="14.918cm">
          <draw:text-box>
            <text:p text:style-name="P1"><text:span text:style-name="T3">Задае</text:span><text:span text:style-name="T3">т </text:span><text:span text:style-name="T3">значе</text:span><text:span text:style-name="T3">ния </text:span><text:span text:style-name="T3">(вычи</text:span><text:span text:style-name="T3">сленн</text:span><text:span text:style-name="T3">ое</text:span></text:p>
          </draw:text-box>
        </draw:frame>
        <draw:frame draw:style-name="gr2" draw:text-style-name="P3" draw:layer="layout" svg:width="2.601cm" svg:height="0.471cm" svg:x="14.217cm" svg:y="15.405cm">
          <draw:text-box>
            <text:p text:style-name="P1"><text:span text:style-name="T3">и </text:span><text:span text:style-name="T3">симво</text:span><text:span text:style-name="T3">льное</text:span><text:span text:style-name="T3">)</text:span></text:p>
          </draw:text-box>
        </draw:frame>
        <draw:frame draw:style-name="gr2" draw:text-style-name="P3" draw:layer="layout" svg:width="1.67cm" svg:height="0.471cm" svg:x="2.127cm" svg:y="15.909cm">
          <draw:text-box>
            <text:p text:style-name="P1"><text:span text:style-name="T3">show</text:span><text:span text:style-name="T3">Text</text:span></text:p>
          </draw:text-box>
        </draw:frame>
        <draw:frame draw:style-name="gr2" draw:text-style-name="P3" draw:layer="layout" svg:width="1.06cm" svg:height="0.471cm" svg:x="6.572cm" svg:y="15.90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5.909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362cm" svg:height="0.471cm" svg:x="14.217cm" svg:y="15.909cm">
          <draw:text-box>
            <text:p text:style-name="P1"><text:span text:style-name="T3">Показ</text:span><text:span text:style-name="T3">ывает</text:span><text:span text:style-name="T3">ся </text:span><text:span text:style-name="T3">число</text:span><text:span text:style-name="T3">вое </text:span></text:p>
          </draw:text-box>
        </draw:frame>
        <draw:frame draw:style-name="gr2" draw:text-style-name="P3" draw:layer="layout" svg:width="1.628cm" svg:height="0.471cm" svg:x="14.217cm" svg:y="16.396cm">
          <draw:text-box>
            <text:p text:style-name="P1"><text:span text:style-name="T3">значе</text:span><text:span text:style-name="T3">ние</text:span></text:p>
          </draw:text-box>
        </draw:frame>
        <draw:frame draw:style-name="gr2" draw:text-style-name="P3" draw:layer="layout" svg:width="2.373cm" svg:height="0.471cm" svg:x="2.127cm" svg:y="16.901cm">
          <draw:text-box>
            <text:p text:style-name="P1"><text:span text:style-name="T3">show</text:span><text:span text:style-name="T3">Nume</text:span><text:span text:style-name="T3">ric</text:span></text:p>
          </draw:text-box>
        </draw:frame>
        <draw:frame draw:style-name="gr2" draw:text-style-name="P3" draw:layer="layout" svg:width="1.06cm" svg:height="0.471cm" svg:x="6.572cm" svg:y="16.90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02cm" svg:y="16.901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396cm" svg:height="0.471cm" svg:x="14.217cm" svg:y="16.901cm">
          <draw:text-box>
            <text:p text:style-name="P1"><text:span text:style-name="T3">Показ</text:span><text:span text:style-name="T3">ывает</text:span><text:span text:style-name="T3">ся </text:span><text:span text:style-name="T3">исход</text:span><text:span text:style-name="T3">ное </text:span></text:p>
          </draw:text-box>
        </draw:frame>
        <draw:frame draw:style-name="gr2" draw:text-style-name="P3" draw:layer="layout" svg:width="4.138cm" svg:height="0.471cm" svg:x="14.217cm" svg:y="17.387cm">
          <draw:text-box>
            <text:p text:style-name="P1"><text:span text:style-name="T3">значе</text:span><text:span text:style-name="T3">ние </text:span><text:span text:style-name="T3">(симв</text:span><text:span text:style-name="T3">ольно</text:span><text:span text:style-name="T3">е)</text:span></text:p>
          </draw:text-box>
        </draw:frame>
        <draw:frame draw:style-name="gr2" draw:text-style-name="P3" draw:layer="layout" svg:width="1.153cm" svg:height="0.471cm" svg:x="2.127cm" svg:y="17.892cm">
          <draw:text-box>
            <text:p text:style-name="P1"><text:span text:style-name="T3">toInfty</text:span></text:p>
          </draw:text-box>
        </draw:frame>
        <draw:frame draw:style-name="gr2" draw:text-style-name="P3" draw:layer="layout" svg:width="1.166cm" svg:height="0.471cm" svg:x="6.572cm" svg:y="17.892cm">
          <draw:text-box>
            <text:p text:style-name="P1"><text:span text:style-name="T3"><text:s/></text:span><text:span text:style-name="T3">public</text:span></text:p>
          </draw:text-box>
        </draw:frame>
        <draw:frame draw:style-name="gr2" draw:text-style-name="P3" draw:layer="layout" svg:width="0.756cm" svg:height="0.471cm" svg:x="8.502cm" svg:y="17.892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328cm" svg:height="0.471cm" svg:x="14.217cm" svg:y="17.892cm">
          <draw:text-box>
            <text:p text:style-name="P1"><text:span text:style-name="T3">Сетит </text:span><text:span text:style-name="T3">длину </text:span><text:span text:style-name="T3">в </text:span><text:span text:style-name="T3">беско</text:span><text:span text:style-name="T3">нечно</text:span><text:span text:style-name="T3">сть</text:span></text:p>
          </draw:text-box>
        </draw:frame>
        <draw:line draw:style-name="gr31" draw:text-style-name="P4" draw:layer="layout" svg:x1="1.986cm" svg:y1="20.022cm" svg:x2="19.977cm" svg:y2="20.022cm">
          <text:p/>
        </draw:line>
        <draw:line draw:style-name="gr31" draw:text-style-name="P4" draw:layer="layout" svg:x1="2.003cm" svg:y1="20.562cm" svg:x2="19.96cm" svg:y2="20.562cm">
          <text:p/>
        </draw:line>
        <draw:line draw:style-name="gr3" draw:text-style-name="P4" draw:layer="layout" svg:x1="2.003cm" svg:y1="21.084cm" svg:x2="19.96cm" svg:y2="21.084cm">
          <text:p/>
        </draw:line>
        <draw:line draw:style-name="gr3" draw:text-style-name="P4" draw:layer="layout" svg:x1="2.003cm" svg:y1="21.588cm" svg:x2="19.96cm" svg:y2="21.588cm">
          <text:p/>
        </draw:line>
        <draw:line draw:style-name="gr3" draw:text-style-name="P4" draw:layer="layout" svg:x1="2.003cm" svg:y1="22.093cm" svg:x2="19.96cm" svg:y2="22.093cm">
          <text:p/>
        </draw:line>
        <draw:line draw:style-name="gr3" draw:text-style-name="P4" draw:layer="layout" svg:x1="2.003cm" svg:y1="22.597cm" svg:x2="19.96cm" svg:y2="22.597cm">
          <text:p/>
        </draw:line>
        <draw:line draw:style-name="gr3" draw:text-style-name="P4" draw:layer="layout" svg:x1="2.003cm" svg:y1="23.588cm" svg:x2="19.96cm" svg:y2="23.588cm">
          <text:p/>
        </draw:line>
        <draw:line draw:style-name="gr3" draw:text-style-name="P4" draw:layer="layout" svg:x1="2.003cm" svg:y1="24.58cm" svg:x2="19.96cm" svg:y2="24.58cm">
          <text:p/>
        </draw:line>
        <draw:line draw:style-name="gr3" draw:text-style-name="P4" draw:layer="layout" svg:x1="2.003cm" svg:y1="25.084cm" svg:x2="19.96cm" svg:y2="25.084cm">
          <text:p/>
        </draw:line>
        <draw:line draw:style-name="gr3" draw:text-style-name="P4" draw:layer="layout" svg:x1="1.986cm" svg:y1="25.589cm" svg:x2="19.977cm" svg:y2="25.589cm">
          <text:p/>
        </draw:line>
        <draw:line draw:style-name="gr31" draw:text-style-name="P4" draw:layer="layout" svg:x1="2.01cm" svg:y1="19.994cm" svg:x2="2.01cm" svg:y2="20.586cm">
          <text:p/>
        </draw:line>
        <draw:line draw:style-name="gr3" draw:text-style-name="P4" draw:layer="layout" svg:x1="2.01cm" svg:y1="20.533cm" svg:x2="2.01cm" svg:y2="25.091cm">
          <text:p/>
        </draw:line>
        <draw:line draw:style-name="gr31" draw:text-style-name="P4" draw:layer="layout" svg:x1="2.01cm" svg:y1="25.074cm" svg:x2="2.01cm" svg:y2="25.596cm">
          <text:p/>
        </draw:line>
        <draw:line draw:style-name="gr3" draw:text-style-name="P4" draw:layer="layout" svg:x1="6.297cm" svg:y1="20.533cm" svg:x2="6.297cm" svg:y2="25.091cm">
          <text:p/>
        </draw:line>
        <draw:line draw:style-name="gr3" draw:text-style-name="P4" draw:layer="layout" svg:x1="8.6cm" svg:y1="20.533cm" svg:x2="8.6cm" svg:y2="25.091cm">
          <text:p/>
        </draw:line>
        <draw:line draw:style-name="gr3" draw:text-style-name="P4" draw:layer="layout" svg:x1="13.282cm" svg:y1="20.533cm" svg:x2="13.282cm" svg:y2="25.091cm">
          <text:p/>
        </draw:line>
        <draw:line draw:style-name="gr31" draw:text-style-name="P4" draw:layer="layout" svg:x1="19.949cm" svg:y1="19.994cm" svg:x2="19.949cm" svg:y2="20.586cm">
          <text:p/>
        </draw:line>
        <draw:line draw:style-name="gr3" draw:text-style-name="P4" draw:layer="layout" svg:x1="19.949cm" svg:y1="20.533cm" svg:x2="19.949cm" svg:y2="25.091cm">
          <text:p/>
        </draw:line>
        <draw:line draw:style-name="gr31" draw:text-style-name="P4" draw:layer="layout" svg:x1="19.949cm" svg:y1="25.074cm" svg:x2="19.949cm" svg:y2="25.596cm">
          <text:p/>
        </draw:line>
        <draw:frame draw:style-name="gr2" draw:text-style-name="P3" draw:layer="layout" svg:width="2.157cm" svg:height="0.471cm" svg:x="2.004cm" svg:y="19.204cm">
          <draw:text-box>
            <text:p text:style-name="P1"><text:span text:style-name="T4">Класс </text:span><text:span text:style-name="T4">Edge</text:span></text:p>
          </draw:text-box>
        </draw:frame>
        <draw:frame draw:style-name="gr2" draw:text-style-name="P3" draw:layer="layout" svg:width="0.925cm" svg:height="0.471cm" svg:x="2.127cm" svg:y="20.065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20.60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20.60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714cm" svg:y="20.60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3.399cm" svg:y="20.60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645cm" svg:height="0.471cm" svg:x="2.127cm" svg:y="21.109cm">
          <draw:text-box>
            <text:p text:style-name="P1"><text:span text:style-name="T3">startN</text:span><text:span text:style-name="T3">ode</text:span></text:p>
          </draw:text-box>
        </draw:frame>
        <draw:frame draw:style-name="gr2" draw:text-style-name="P3" draw:layer="layout" svg:width="1.175cm" svg:height="0.471cm" svg:x="6.414cm" svg:y="21.10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16cm" svg:height="0.471cm" svg:x="8.714cm" svg:y="21.109cm">
          <draw:text-box>
            <text:p text:style-name="P1"><text:span text:style-name="T3">Node</text:span></text:p>
          </draw:text-box>
        </draw:frame>
        <draw:frame draw:style-name="gr2" draw:text-style-name="P3" draw:layer="layout" svg:width="5.764cm" svg:height="0.471cm" svg:x="13.399cm" svg:y="21.109cm">
          <draw:text-box>
            <text:p text:style-name="P1"><text:span text:style-name="T3">Верш</text:span><text:span text:style-name="T3">ина </text:span><text:span text:style-name="T3">откуд</text:span><text:span text:style-name="T3">а </text:span><text:span text:style-name="T3">выход</text:span><text:span text:style-name="T3">ит </text:span><text:span text:style-name="T3">ребро</text:span></text:p>
          </draw:text-box>
        </draw:frame>
        <draw:frame draw:style-name="gr2" draw:text-style-name="P3" draw:layer="layout" svg:width="1.526cm" svg:height="0.471cm" svg:x="2.127cm" svg:y="21.614cm">
          <draw:text-box>
            <text:p text:style-name="P1"><text:span text:style-name="T3">endNo</text:span><text:span text:style-name="T3">de</text:span></text:p>
          </draw:text-box>
        </draw:frame>
        <draw:frame draw:style-name="gr2" draw:text-style-name="P3" draw:layer="layout" svg:width="1.175cm" svg:height="0.471cm" svg:x="6.414cm" svg:y="21.61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16cm" svg:height="0.471cm" svg:x="8.714cm" svg:y="21.614cm">
          <draw:text-box>
            <text:p text:style-name="P1"><text:span text:style-name="T3">Node</text:span></text:p>
          </draw:text-box>
        </draw:frame>
        <draw:frame draw:style-name="gr2" draw:text-style-name="P3" draw:layer="layout" svg:width="5.082cm" svg:height="0.471cm" svg:x="13.399cm" svg:y="21.614cm">
          <draw:text-box>
            <text:p text:style-name="P1"><text:span text:style-name="T3">Верш</text:span><text:span text:style-name="T3">ина </text:span><text:span text:style-name="T3">куда </text:span><text:span text:style-name="T3">входи</text:span><text:span text:style-name="T3">т </text:span><text:span text:style-name="T3">ребро</text:span></text:p>
          </draw:text-box>
        </draw:frame>
        <draw:frame draw:style-name="gr2" draw:text-style-name="P3" draw:layer="layout" svg:width="1.06cm" svg:height="0.471cm" svg:x="2.127cm" svg:y="22.118cm">
          <draw:text-box>
            <text:p text:style-name="P1"><text:span text:style-name="T3">length</text:span></text:p>
          </draw:text-box>
        </draw:frame>
        <draw:frame draw:style-name="gr2" draw:text-style-name="P3" draw:layer="layout" svg:width="1.175cm" svg:height="0.471cm" svg:x="6.414cm" svg:y="22.11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347cm" svg:height="0.471cm" svg:x="8.714cm" svg:y="22.118cm">
          <draw:text-box>
            <text:p text:style-name="P1"><text:span text:style-name="T3">Edge</text:span><text:span text:style-name="T3">Distan</text:span><text:span text:style-name="T3">ce</text:span></text:p>
          </draw:text-box>
        </draw:frame>
        <draw:frame draw:style-name="gr2" draw:text-style-name="P3" draw:layer="layout" svg:width="3.715cm" svg:height="0.471cm" svg:x="13.399cm" svg:y="22.118cm">
          <draw:text-box>
            <text:p text:style-name="P1"><text:span text:style-name="T3">Объек</text:span><text:span text:style-name="T3">т </text:span><text:span text:style-name="T3">длин</text:span><text:span text:style-name="T3">ы </text:span><text:span text:style-name="T3">ребра</text:span></text:p>
          </draw:text-box>
        </draw:frame>
        <draw:frame draw:style-name="gr2" draw:text-style-name="P3" draw:layer="layout" svg:width="1.149cm" svg:height="0.471cm" svg:x="2.127cm" svg:y="22.623cm">
          <draw:text-box>
            <text:p text:style-name="P1"><text:span text:style-name="T3">anchor</text:span></text:p>
          </draw:text-box>
        </draw:frame>
        <draw:frame draw:style-name="gr2" draw:text-style-name="P3" draw:layer="layout" svg:width="1.175cm" svg:height="0.471cm" svg:x="6.414cm" svg:y="22.62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268cm" svg:height="0.471cm" svg:x="8.714cm" svg:y="22.623cm">
          <draw:text-box>
            <text:p text:style-name="P1"><text:span text:style-name="T3">Ancho</text:span><text:span text:style-name="T3">r</text:span></text:p>
          </draw:text-box>
        </draw:frame>
        <draw:frame draw:style-name="gr2" draw:text-style-name="P3" draw:layer="layout" svg:width="5.768cm" svg:height="0.471cm" svg:x="13.399cm" svg:y="22.623cm">
          <draw:text-box>
            <text:p text:style-name="P1"><text:span text:style-name="T3">Якорь </text:span><text:span text:style-name="T3">ребра, </text:span><text:span text:style-name="T3">контр</text:span><text:span text:style-name="T3">олиру</text:span><text:span text:style-name="T3">ющий </text:span></text:p>
          </draw:text-box>
        </draw:frame>
        <draw:frame draw:style-name="gr2" draw:text-style-name="P3" draw:layer="layout" svg:width="1.856cm" svg:height="0.471cm" svg:x="13.399cm" svg:y="23.109cm">
          <draw:text-box>
            <text:p text:style-name="P1"><text:span text:style-name="T3">отрис</text:span><text:span text:style-name="T3">овку</text:span></text:p>
          </draw:text-box>
        </draw:frame>
        <draw:frame draw:style-name="gr2" draw:text-style-name="P3" draw:layer="layout" svg:width="3.88cm" svg:height="0.471cm" svg:x="2.127cm" svg:y="23.614cm">
          <draw:text-box>
            <text:p text:style-name="P1"><text:span text:style-name="T3">DIST</text:span><text:span text:style-name="T3">ANC</text:span><text:span text:style-name="T3">E_LA</text:span><text:span text:style-name="T3">BEL_</text:span></text:p>
          </draw:text-box>
        </draw:frame>
        <draw:frame draw:style-name="gr2" draw:text-style-name="P3" draw:layer="layout" svg:width="0.849cm" svg:height="0.471cm" svg:x="2.127cm" svg:y="24.101cm">
          <draw:text-box>
            <text:p text:style-name="P1"><text:span text:style-name="T3">GAP</text:span></text:p>
          </draw:text-box>
        </draw:frame>
        <draw:frame draw:style-name="gr2" draw:text-style-name="P3" draw:layer="layout" svg:width="1.175cm" svg:height="0.471cm" svg:x="6.414cm" svg:y="23.61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153cm" svg:height="0.471cm" svg:x="8.714cm" svg:y="23.614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6.276cm" svg:height="0.471cm" svg:x="13.399cm" svg:y="23.614cm">
          <draw:text-box>
            <text:p text:style-name="P1"><text:span text:style-name="T3">Отсту</text:span><text:span text:style-name="T3">п от </text:span><text:span text:style-name="T3">ребра </text:span><text:span text:style-name="T3">для </text:span><text:span text:style-name="T3">лейбл</text:span><text:span text:style-name="T3">а </text:span><text:span text:style-name="T3">длин</text:span><text:span text:style-name="T3">ы</text:span></text:p>
          </draw:text-box>
        </draw:frame>
        <draw:frame draw:style-name="gr2" draw:text-style-name="P3" draw:layer="layout" svg:width="0.87cm" svg:height="0.471cm" svg:x="2.127cm" svg:y="24.605cm">
          <draw:text-box>
            <text:p text:style-name="P1"><text:span text:style-name="T3">color</text:span></text:p>
          </draw:text-box>
        </draw:frame>
        <draw:frame draw:style-name="gr2" draw:text-style-name="P3" draw:layer="layout" svg:width="1.175cm" svg:height="0.471cm" svg:x="6.414cm" svg:y="24.60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8.714cm" svg:y="24.605cm">
          <draw:text-box>
            <text:p text:style-name="P1"><text:span text:style-name="T3">Color</text:span></text:p>
          </draw:text-box>
        </draw:frame>
        <draw:frame draw:style-name="gr2" draw:text-style-name="P3" draw:layer="layout" svg:width="3.545cm" svg:height="0.471cm" svg:x="13.399cm" svg:y="24.605cm">
          <draw:text-box>
            <text:p text:style-name="P1"><text:span text:style-name="T3">Базов</text:span><text:span text:style-name="T3">ый </text:span><text:span text:style-name="T3">цвет </text:span><text:span text:style-name="T3">ребра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.463cm" svg:height="0.471cm" svg:x="2.127cm" svg:y="25.11cm">
          <draw:text-box>
            <text:p text:style-name="P1"><text:span text:style-name="T3">Мето</text:span><text:span text:style-name="T3">ды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4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3</text:span></text:p>
          </draw:text-box>
        </draw:frame>
        <draw:line draw:style-name="gr31" draw:text-style-name="P4" draw:layer="layout" svg:x1="2.003cm" svg:y1="2.729cm" svg:x2="19.96cm" svg:y2="2.729cm">
          <text:p/>
        </draw:line>
        <draw:line draw:style-name="gr3" draw:text-style-name="P4" draw:layer="layout" svg:x1="2.003cm" svg:y1="3.251cm" svg:x2="19.96cm" svg:y2="3.251cm">
          <text:p/>
        </draw:line>
        <draw:line draw:style-name="gr3" draw:text-style-name="P4" draw:layer="layout" svg:x1="2.003cm" svg:y1="5.216cm" svg:x2="19.96cm" svg:y2="5.216cm">
          <text:p/>
        </draw:line>
        <draw:line draw:style-name="gr3" draw:text-style-name="P4" draw:layer="layout" svg:x1="2.003cm" svg:y1="6.207cm" svg:x2="19.96cm" svg:y2="6.207cm">
          <text:p/>
        </draw:line>
        <draw:line draw:style-name="gr3" draw:text-style-name="P4" draw:layer="layout" svg:x1="2.003cm" svg:y1="7.685cm" svg:x2="19.96cm" svg:y2="7.685cm">
          <text:p/>
        </draw:line>
        <draw:line draw:style-name="gr3" draw:text-style-name="P4" draw:layer="layout" svg:x1="2.003cm" svg:y1="9.65cm" svg:x2="19.96cm" svg:y2="9.65cm">
          <text:p/>
        </draw:line>
        <draw:line draw:style-name="gr3" draw:text-style-name="P4" draw:layer="layout" svg:x1="2.003cm" svg:y1="12.589cm" svg:x2="19.96cm" svg:y2="12.589cm">
          <text:p/>
        </draw:line>
        <draw:line draw:style-name="gr3" draw:text-style-name="P4" draw:layer="layout" svg:x1="2.003cm" svg:y1="16.501cm" svg:x2="19.96cm" svg:y2="16.501cm">
          <text:p/>
        </draw:line>
        <draw:line draw:style-name="gr3" draw:text-style-name="P4" draw:layer="layout" svg:x1="2.003cm" svg:y1="17.006cm" svg:x2="19.96cm" svg:y2="17.006cm">
          <text:p/>
        </draw:line>
        <draw:line draw:style-name="gr3" draw:text-style-name="P4" draw:layer="layout" svg:x1="2.003cm" svg:y1="17.51cm" svg:x2="19.96cm" svg:y2="17.51cm">
          <text:p/>
        </draw:line>
        <draw:line draw:style-name="gr3" draw:text-style-name="P4" draw:layer="layout" svg:x1="2.003cm" svg:y1="18.014cm" svg:x2="19.96cm" svg:y2="18.014cm">
          <text:p/>
        </draw:line>
        <draw:line draw:style-name="gr3" draw:text-style-name="P4" draw:layer="layout" svg:x1="2.003cm" svg:y1="19.006cm" svg:x2="19.96cm" svg:y2="19.006cm">
          <text:p/>
        </draw:line>
        <draw:line draw:style-name="gr3" draw:text-style-name="P4" draw:layer="layout" svg:x1="2.003cm" svg:y1="22.431cm" svg:x2="19.96cm" svg:y2="22.431cm">
          <text:p/>
        </draw:line>
        <draw:line draw:style-name="gr3" draw:text-style-name="P4" draw:layer="layout" svg:x1="2.003cm" svg:y1="23.423cm" svg:x2="19.96cm" svg:y2="23.423cm">
          <text:p/>
        </draw:line>
        <draw:line draw:style-name="gr3" draw:text-style-name="P4" draw:layer="layout" svg:x1="2.003cm" svg:y1="24.414cm" svg:x2="19.96cm" svg:y2="24.414cm">
          <text:p/>
        </draw:line>
        <draw:line draw:style-name="gr3" draw:text-style-name="P4" draw:layer="layout" svg:x1="2.01cm" svg:y1="2.7cm" svg:x2="2.01cm" svg:y2="24.421cm">
          <text:p/>
        </draw:line>
        <draw:line draw:style-name="gr3" draw:text-style-name="P4" draw:layer="layout" svg:x1="6.297cm" svg:y1="2.7cm" svg:x2="6.297cm" svg:y2="24.421cm">
          <text:p/>
        </draw:line>
        <draw:line draw:style-name="gr3" draw:text-style-name="P4" draw:layer="layout" svg:x1="8.6cm" svg:y1="2.7cm" svg:x2="8.6cm" svg:y2="24.421cm">
          <text:p/>
        </draw:line>
        <draw:line draw:style-name="gr3" draw:text-style-name="P4" draw:layer="layout" svg:x1="13.282cm" svg:y1="2.7cm" svg:x2="13.282cm" svg:y2="24.421cm">
          <text:p/>
        </draw:line>
        <draw:line draw:style-name="gr3" draw:text-style-name="P4" draw:layer="layout" svg:x1="15.927cm" svg:y1="2.7cm" svg:x2="15.927cm" svg:y2="24.421cm">
          <text:p/>
        </draw:line>
        <draw:line draw:style-name="gr3" draw:text-style-name="P4" draw:layer="layout" svg:x1="19.949cm" svg:y1="2.7cm" svg:x2="19.949cm" svg:y2="24.421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849cm" svg:height="0.471cm" svg:x="2.127cm" svg:y="2.77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2.77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714cm" svg:y="2.77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3.399cm" svg:y="2.77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6.044cm" svg:y="2.77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885cm" svg:height="0.471cm" svg:x="2.127cm" svg:y="3.276cm">
          <draw:text-box>
            <text:p text:style-name="P1"><text:span text:style-name="T3">getNo</text:span><text:span text:style-name="T3">desNe</text:span><text:span text:style-name="T3">arest</text:span></text:p>
          </draw:text-box>
        </draw:frame>
        <draw:frame draw:style-name="gr2" draw:text-style-name="P3" draw:layer="layout" svg:width="1.06cm" svg:height="0.471cm" svg:x="6.414cm" svg:y="3.2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433cm" svg:height="0.471cm" svg:x="8.714cm" svg:y="3.276cm">
          <draw:text-box>
            <text:p text:style-name="P1"><text:span text:style-name="T3">double</text:span><text:span text:style-name="T3">[]</text:span></text:p>
          </draw:text-box>
        </draw:frame>
        <draw:frame draw:style-name="gr2" draw:text-style-name="P3" draw:layer="layout" svg:width="1.234cm" svg:height="0.471cm" svg:x="13.399cm" svg:y="3.276cm">
          <draw:text-box>
            <text:p text:style-name="P1"><text:span text:style-name="T3">Node </text:span><text:span text:style-name="T3">n</text:span></text:p>
          </draw:text-box>
        </draw:frame>
        <draw:frame draw:style-name="gr2" draw:text-style-name="P3" draw:layer="layout" svg:width="2.254cm" svg:height="0.471cm" svg:x="16.044cm" svg:y="3.276cm">
          <draw:text-box>
            <text:p text:style-name="P1"><text:span text:style-name="T3">Возвр</text:span><text:span text:style-name="T3">ащает </text:span></text:p>
          </draw:text-box>
        </draw:frame>
        <draw:frame draw:style-name="gr2" draw:text-style-name="P3" draw:layer="layout" svg:width="2.28cm" svg:height="0.471cm" svg:x="16.044cm" svg:y="3.763cm">
          <draw:text-box>
            <text:p text:style-name="P1"><text:span text:style-name="T3">коорд</text:span><text:span text:style-name="T3">инаты </text:span></text:p>
          </draw:text-box>
        </draw:frame>
        <draw:frame draw:style-name="gr2" draw:text-style-name="P3" draw:layer="layout" svg:width="3.592cm" svg:height="0.471cm" svg:x="16.044cm" svg:y="4.25cm">
          <draw:text-box>
            <text:p text:style-name="P1"><text:span text:style-name="T3">ближа</text:span><text:span text:style-name="T3">йшего </text:span><text:span text:style-name="T3">к узлу </text:span></text:p>
          </draw:text-box>
        </draw:frame>
        <draw:frame draw:style-name="gr2" draw:text-style-name="P3" draw:layer="layout" svg:width="2.182cm" svg:height="0.471cm" svg:x="16.044cm" svg:y="4.737cm">
          <draw:text-box>
            <text:p text:style-name="P1"><text:span text:style-name="T3">конца </text:span><text:span text:style-name="T3">ребра</text:span></text:p>
          </draw:text-box>
        </draw:frame>
        <draw:frame draw:style-name="gr2" draw:text-style-name="P3" draw:layer="layout" svg:width="1.149cm" svg:height="0.471cm" svg:x="2.127cm" svg:y="5.241cm">
          <draw:text-box>
            <text:p text:style-name="P1"><text:span text:style-name="T3">restore</text:span></text:p>
          </draw:text-box>
        </draw:frame>
        <draw:frame draw:style-name="gr2" draw:text-style-name="P3" draw:layer="layout" svg:width="1.06cm" svg:height="0.471cm" svg:x="6.414cm" svg:y="5.24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714cm" svg:y="5.241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6cm" svg:height="0.471cm" svg:x="16.044cm" svg:y="5.241cm">
          <draw:text-box>
            <text:p text:style-name="P1"><text:span text:style-name="T3">Восст</text:span><text:span text:style-name="T3">анавл</text:span><text:span text:style-name="T3">ивает </text:span></text:p>
          </draw:text-box>
        </draw:frame>
        <draw:frame draw:style-name="gr2" draw:text-style-name="P3" draw:layer="layout" svg:width="3.012cm" svg:height="0.471cm" svg:x="16.044cm" svg:y="5.728cm">
          <draw:text-box>
            <text:p text:style-name="P1"><text:span text:style-name="T3">удале</text:span><text:span text:style-name="T3">нное </text:span><text:span text:style-name="T3">ребро</text:span></text:p>
          </draw:text-box>
        </draw:frame>
        <draw:frame draw:style-name="gr2" draw:text-style-name="P3" draw:layer="layout" svg:width="2.326cm" svg:height="0.471cm" svg:x="2.127cm" svg:y="6.233cm">
          <draw:text-box>
            <text:p text:style-name="P1"><text:span text:style-name="T3">getNei</text:span><text:span text:style-name="T3">ghbou</text:span><text:span text:style-name="T3">r</text:span></text:p>
          </draw:text-box>
        </draw:frame>
        <draw:frame draw:style-name="gr2" draw:text-style-name="P3" draw:layer="layout" svg:width="1.06cm" svg:height="0.471cm" svg:x="6.414cm" svg:y="6.23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916cm" svg:height="0.471cm" svg:x="8.714cm" svg:y="6.233cm">
          <draw:text-box>
            <text:p text:style-name="P1"><text:span text:style-name="T3">Node</text:span></text:p>
          </draw:text-box>
        </draw:frame>
        <draw:frame draw:style-name="gr2" draw:text-style-name="P3" draw:layer="layout" svg:width="1.234cm" svg:height="0.471cm" svg:x="13.399cm" svg:y="6.233cm">
          <draw:text-box>
            <text:p text:style-name="P1"><text:span text:style-name="T3">Node </text:span><text:span text:style-name="T3">n</text:span></text:p>
          </draw:text-box>
        </draw:frame>
        <draw:frame draw:style-name="gr2" draw:text-style-name="P3" draw:layer="layout" svg:width="3.533cm" svg:height="0.471cm" svg:x="16.044cm" svg:y="6.233cm">
          <draw:text-box>
            <text:p text:style-name="P1"><text:span text:style-name="T3">Возвр</text:span><text:span text:style-name="T3">ащает </text:span><text:span text:style-name="T3">сосед</text:span><text:span text:style-name="T3">а </text:span></text:p>
          </draw:text-box>
        </draw:frame>
        <draw:frame draw:style-name="gr2" draw:text-style-name="P3" draw:layer="layout" svg:width="2.22cm" svg:height="0.471cm" svg:x="16.044cm" svg:y="6.719cm">
          <draw:text-box>
            <text:p text:style-name="P1"><text:span text:style-name="T3">перед</text:span><text:span text:style-name="T3">анной </text:span></text:p>
          </draw:text-box>
        </draw:frame>
        <draw:frame draw:style-name="gr2" draw:text-style-name="P3" draw:layer="layout" svg:width="1.666cm" svg:height="0.471cm" svg:x="16.044cm" svg:y="7.206cm">
          <draw:text-box>
            <text:p text:style-name="P1"><text:span text:style-name="T3">верш</text:span><text:span text:style-name="T3">ины</text:span></text:p>
          </draw:text-box>
        </draw:frame>
        <draw:frame draw:style-name="gr2" draw:text-style-name="P3" draw:layer="layout" svg:width="2.394cm" svg:height="0.471cm" svg:x="2.127cm" svg:y="7.711cm">
          <draw:text-box>
            <text:p text:style-name="P1"><text:span text:style-name="T3">conne</text:span><text:span text:style-name="T3">ctNod</text:span><text:span text:style-name="T3">es</text:span></text:p>
          </draw:text-box>
        </draw:frame>
        <draw:frame draw:style-name="gr2" draw:text-style-name="P3" draw:layer="layout" svg:width="1.06cm" svg:height="0.471cm" svg:x="6.414cm" svg:y="7.71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714cm" svg:y="7.711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022cm" svg:height="0.471cm" svg:x="13.399cm" svg:y="7.711cm">
          <draw:text-box>
            <text:p text:style-name="P1"><text:span text:style-name="T3">Node </text:span></text:p>
          </draw:text-box>
        </draw:frame>
        <draw:frame draw:style-name="gr2" draw:text-style-name="P3" draw:layer="layout" svg:width="1.856cm" svg:height="0.471cm" svg:x="13.399cm" svg:y="8.197cm">
          <draw:text-box>
            <text:p text:style-name="P1"><text:span text:style-name="T3">startN</text:span><text:span text:style-name="T3">ode, </text:span></text:p>
          </draw:text-box>
        </draw:frame>
        <draw:frame draw:style-name="gr2" draw:text-style-name="P3" draw:layer="layout" svg:width="1.022cm" svg:height="0.471cm" svg:x="13.399cm" svg:y="8.684cm">
          <draw:text-box>
            <text:p text:style-name="P1"><text:span text:style-name="T3">Node </text:span></text:p>
          </draw:text-box>
        </draw:frame>
        <draw:frame draw:style-name="gr2" draw:text-style-name="P3" draw:layer="layout" svg:width="1.526cm" svg:height="0.471cm" svg:x="13.399cm" svg:y="9.171cm">
          <draw:text-box>
            <text:p text:style-name="P1"><text:span text:style-name="T3">endNo</text:span><text:span text:style-name="T3">de</text:span></text:p>
          </draw:text-box>
        </draw:frame>
        <draw:frame draw:style-name="gr2" draw:text-style-name="P3" draw:layer="layout" svg:width="3.622cm" svg:height="0.471cm" svg:x="16.044cm" svg:y="7.711cm">
          <draw:text-box>
            <text:p text:style-name="P1"><text:span text:style-name="T3">Соеди</text:span><text:span text:style-name="T3">няет </text:span><text:span text:style-name="T3">два </text:span><text:span text:style-name="T3">узла </text:span></text:p>
          </draw:text-box>
        </draw:frame>
        <draw:frame draw:style-name="gr2" draw:text-style-name="P3" draw:layer="layout" svg:width="1.043cm" svg:height="0.471cm" svg:x="16.044cm" svg:y="8.197cm">
          <draw:text-box>
            <text:p text:style-name="P1"><text:span text:style-name="T3">дугой</text:span></text:p>
          </draw:text-box>
        </draw:frame>
        <draw:frame draw:style-name="gr2" draw:text-style-name="P3" draw:layer="layout" svg:width="1.996cm" svg:height="0.471cm" svg:x="2.127cm" svg:y="9.676cm">
          <draw:text-box>
            <text:p text:style-name="P1"><text:span text:style-name="T3">getDis</text:span><text:span text:style-name="T3">tance</text:span></text:p>
          </draw:text-box>
        </draw:frame>
        <draw:frame draw:style-name="gr2" draw:text-style-name="P3" draw:layer="layout" svg:width="1.06cm" svg:height="0.471cm" svg:x="6.414cm" svg:y="9.6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153cm" svg:height="0.471cm" svg:x="8.714cm" svg:y="9.676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2.284cm" svg:height="0.471cm" svg:x="13.399cm" svg:y="9.676cm">
          <draw:text-box>
            <text:p text:style-name="P1"><text:span text:style-name="T3">Doubl</text:span><text:span text:style-name="T3">e </text:span><text:span text:style-name="T3">xPos,</text:span></text:p>
          </draw:text-box>
        </draw:frame>
        <draw:frame draw:style-name="gr2" draw:text-style-name="P3" draw:layer="layout" svg:width="2.296cm" svg:height="0.471cm" svg:x="13.399cm" svg:y="10.162cm">
          <draw:text-box>
            <text:p text:style-name="P1"><text:span text:style-name="T3">double </text:span><text:span text:style-name="T3">yPos, </text:span></text:p>
          </draw:text-box>
        </draw:frame>
        <draw:frame draw:style-name="gr2" draw:text-style-name="P3" draw:layer="layout" svg:width="1.259cm" svg:height="0.471cm" svg:x="13.399cm" svg:y="10.649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547cm" svg:height="0.471cm" svg:x="13.399cm" svg:y="11.136cm">
          <draw:text-box>
            <text:p text:style-name="P1"><text:span text:style-name="T3">center</text:span><text:span text:style-name="T3">X, </text:span></text:p>
          </draw:text-box>
        </draw:frame>
        <draw:frame draw:style-name="gr2" draw:text-style-name="P3" draw:layer="layout" svg:width="1.259cm" svg:height="0.471cm" svg:x="13.399cm" svg:y="11.623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336cm" svg:height="0.471cm" svg:x="13.399cm" svg:y="12.11cm">
          <draw:text-box>
            <text:p text:style-name="P1"><text:span text:style-name="T3">center</text:span><text:span text:style-name="T3">Y</text:span></text:p>
          </draw:text-box>
        </draw:frame>
        <draw:frame draw:style-name="gr2" draw:text-style-name="P3" draw:layer="layout" svg:width="3.647cm" svg:height="0.471cm" svg:x="16.044cm" svg:y="9.676cm">
          <draw:text-box>
            <text:p text:style-name="P1"><text:span text:style-name="T3">Расст</text:span><text:span text:style-name="T3">ояние </text:span><text:span text:style-name="T3">Евкли</text:span><text:span text:style-name="T3">да</text:span></text:p>
          </draw:text-box>
        </draw:frame>
        <draw:frame draw:style-name="gr2" draw:text-style-name="P3" draw:layer="layout" svg:width="2.419cm" svg:height="0.471cm" svg:x="16.044cm" svg:y="10.162cm">
          <draw:text-box>
            <text:p text:style-name="P1"><text:span text:style-name="T3">по </text:span><text:span text:style-name="T3">задан</text:span><text:span text:style-name="T3">ным </text:span></text:p>
          </draw:text-box>
        </draw:frame>
        <draw:frame draw:style-name="gr2" draw:text-style-name="P3" draw:layer="layout" svg:width="2.343cm" svg:height="0.471cm" svg:x="16.044cm" svg:y="10.649cm">
          <draw:text-box>
            <text:p text:style-name="P1"><text:span text:style-name="T3">коорд</text:span><text:span text:style-name="T3">ината</text:span><text:span text:style-name="T3">м</text:span></text:p>
          </draw:text-box>
        </draw:frame>
        <draw:frame draw:style-name="gr2" draw:text-style-name="P3" draw:layer="layout" svg:width="3.363cm" svg:height="0.471cm" svg:x="2.127cm" svg:y="12.614cm">
          <draw:text-box>
            <text:p text:style-name="P1"><text:span text:style-name="T3">getSta</text:span><text:span text:style-name="T3">rtCoor</text:span><text:span text:style-name="T3">dinate</text:span><text:span text:style-name="T3">s</text:span></text:p>
          </draw:text-box>
        </draw:frame>
        <draw:frame draw:style-name="gr2" draw:text-style-name="P3" draw:layer="layout" svg:width="1.06cm" svg:height="0.471cm" svg:x="6.414cm" svg:y="12.61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526cm" svg:height="0.471cm" svg:x="8.714cm" svg:y="12.614cm">
          <draw:text-box>
            <text:p text:style-name="P1"><text:span text:style-name="T3">Doubl</text:span><text:span text:style-name="T3">e[]</text:span></text:p>
          </draw:text-box>
        </draw:frame>
        <draw:frame draw:style-name="gr2" draw:text-style-name="P3" draw:layer="layout" svg:width="2.284cm" svg:height="0.471cm" svg:x="13.399cm" svg:y="12.614cm">
          <draw:text-box>
            <text:p text:style-name="P1"><text:span text:style-name="T3">Doubl</text:span><text:span text:style-name="T3">e </text:span><text:span text:style-name="T3">xPos,</text:span></text:p>
          </draw:text-box>
        </draw:frame>
        <draw:frame draw:style-name="gr2" draw:text-style-name="P3" draw:layer="layout" svg:width="2.296cm" svg:height="0.471cm" svg:x="13.399cm" svg:y="13.101cm">
          <draw:text-box>
            <text:p text:style-name="P1"><text:span text:style-name="T3">double </text:span><text:span text:style-name="T3">yPos, </text:span></text:p>
          </draw:text-box>
        </draw:frame>
        <draw:frame draw:style-name="gr2" draw:text-style-name="P3" draw:layer="layout" svg:width="1.259cm" svg:height="0.471cm" svg:x="13.399cm" svg:y="13.588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547cm" svg:height="0.471cm" svg:x="13.399cm" svg:y="14.075cm">
          <draw:text-box>
            <text:p text:style-name="P1"><text:span text:style-name="T3">center</text:span><text:span text:style-name="T3">X, </text:span></text:p>
          </draw:text-box>
        </draw:frame>
        <draw:frame draw:style-name="gr2" draw:text-style-name="P3" draw:layer="layout" svg:width="1.259cm" svg:height="0.471cm" svg:x="13.399cm" svg:y="14.562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479cm" svg:height="0.471cm" svg:x="13.399cm" svg:y="15.048cm">
          <draw:text-box>
            <text:p text:style-name="P1"><text:span text:style-name="T3">centur</text:span><text:span text:style-name="T3">y, </text:span></text:p>
          </draw:text-box>
        </draw:frame>
        <draw:frame draw:style-name="gr2" draw:text-style-name="P3" draw:layer="layout" svg:width="1.259cm" svg:height="0.471cm" svg:x="13.399cm" svg:y="15.535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386cm" svg:height="0.471cm" svg:x="13.399cm" svg:y="16.022cm">
          <draw:text-box>
            <text:p text:style-name="P1"><text:span text:style-name="T3">distan</text:span><text:span text:style-name="T3">ce</text:span></text:p>
          </draw:text-box>
        </draw:frame>
        <draw:frame draw:style-name="gr2" draw:text-style-name="P3" draw:layer="layout" svg:width="2.254cm" svg:height="0.471cm" svg:x="16.044cm" svg:y="12.614cm">
          <draw:text-box>
            <text:p text:style-name="P1"><text:span text:style-name="T3">Возвр</text:span><text:span text:style-name="T3">ащает </text:span></text:p>
          </draw:text-box>
        </draw:frame>
        <draw:frame draw:style-name="gr2" draw:text-style-name="P3" draw:layer="layout" svg:width="3.384cm" svg:height="0.471cm" svg:x="16.044cm" svg:y="13.101cm">
          <draw:text-box>
            <text:p text:style-name="P1"><text:span text:style-name="T3">корди</text:span><text:span text:style-name="T3">наты </text:span><text:span text:style-name="T3">начал</text:span><text:span text:style-name="T3">а </text:span></text:p>
          </draw:text-box>
        </draw:frame>
        <draw:frame draw:style-name="gr2" draw:text-style-name="P3" draw:layer="layout" svg:width="2.419cm" svg:height="0.471cm" svg:x="16.044cm" svg:y="13.588cm">
          <draw:text-box>
            <text:p text:style-name="P1"><text:span text:style-name="T3">ребра </text:span><text:span text:style-name="T3">на </text:span><text:span text:style-name="T3">узле</text:span></text:p>
          </draw:text-box>
        </draw:frame>
        <draw:frame draw:style-name="gr2" draw:text-style-name="P3" draw:layer="layout" svg:width="1.005cm" svg:height="0.471cm" svg:x="2.127cm" svg:y="16.527cm">
          <draw:text-box>
            <text:p text:style-name="P1"><text:span text:style-name="T3">create</text:span></text:p>
          </draw:text-box>
        </draw:frame>
        <draw:frame draw:style-name="gr2" draw:text-style-name="P3" draw:layer="layout" svg:width="1.06cm" svg:height="0.471cm" svg:x="6.414cm" svg:y="16.52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4cm" svg:height="0.471cm" svg:x="8.714cm" svg:y="16.527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2.584cm" svg:height="0.471cm" svg:x="16.044cm" svg:y="16.527cm">
          <draw:text-box>
            <text:p text:style-name="P1"><text:span text:style-name="T3">Созда</text:span><text:span text:style-name="T3">ет </text:span><text:span text:style-name="T3">ребро</text:span></text:p>
          </draw:text-box>
        </draw:frame>
        <draw:frame draw:style-name="gr2" draw:text-style-name="P3" draw:layer="layout" svg:width="1.268cm" svg:height="0.471cm" svg:x="2.127cm" svg:y="17.031cm">
          <draw:text-box>
            <text:p text:style-name="P1"><text:span text:style-name="T3">remov</text:span><text:span text:style-name="T3">e</text:span></text:p>
          </draw:text-box>
        </draw:frame>
        <draw:frame draw:style-name="gr2" draw:text-style-name="P3" draw:layer="layout" svg:width="1.06cm" svg:height="0.471cm" svg:x="6.414cm" svg:y="17.03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714cm" svg:y="17.031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627cm" svg:height="0.471cm" svg:x="16.044cm" svg:y="17.031cm">
          <draw:text-box>
            <text:p text:style-name="P1"><text:span text:style-name="T3">Удаля</text:span><text:span text:style-name="T3">ет </text:span><text:span text:style-name="T3">ребро</text:span></text:p>
          </draw:text-box>
        </draw:frame>
        <draw:frame draw:style-name="gr2" draw:text-style-name="P3" draw:layer="layout" svg:width="0.916cm" svg:height="0.471cm" svg:x="2.127cm" svg:y="17.536cm">
          <draw:text-box>
            <text:p text:style-name="P1"><text:span text:style-name="T3">clone</text:span></text:p>
          </draw:text-box>
        </draw:frame>
        <draw:frame draw:style-name="gr2" draw:text-style-name="P3" draw:layer="layout" svg:width="1.06cm" svg:height="0.471cm" svg:x="6.414cm" svg:y="17.53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87cm" svg:height="0.471cm" svg:x="8.714cm" svg:y="17.536cm">
          <draw:text-box>
            <text:p text:style-name="P1"><text:span text:style-name="T3">Edge</text:span></text:p>
          </draw:text-box>
        </draw:frame>
        <draw:frame draw:style-name="gr2" draw:text-style-name="P3" draw:layer="layout" svg:width="3.105cm" svg:height="0.471cm" svg:x="16.044cm" svg:y="17.536cm">
          <draw:text-box>
            <text:p text:style-name="P1"><text:span text:style-name="T3">Клон</text:span><text:span text:style-name="T3">ирует </text:span><text:span text:style-name="T3">ребро</text:span></text:p>
          </draw:text-box>
        </draw:frame>
        <draw:frame draw:style-name="gr2" draw:text-style-name="P3" draw:layer="layout" svg:width="3.401cm" svg:height="0.471cm" svg:x="2.127cm" svg:y="18.04cm">
          <draw:text-box>
            <text:p text:style-name="P1"><text:span text:style-name="T3">chang</text:span><text:span text:style-name="T3">eLeng</text:span><text:span text:style-name="T3">thValu</text:span><text:span text:style-name="T3">e</text:span></text:p>
          </draw:text-box>
        </draw:frame>
        <draw:frame draw:style-name="gr2" draw:text-style-name="P3" draw:layer="layout" svg:width="1.06cm" svg:height="0.471cm" svg:x="6.414cm" svg:y="18.0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714cm" svg:y="18.04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992cm" svg:height="0.471cm" svg:x="13.399cm" svg:y="18.04cm">
          <draw:text-box>
            <text:p text:style-name="P1"><text:span text:style-name="T3">String </text:span><text:span text:style-name="T3">text, </text:span></text:p>
          </draw:text-box>
        </draw:frame>
        <draw:frame draw:style-name="gr2" draw:text-style-name="P3" draw:layer="layout" svg:width="1.776cm" svg:height="0.471cm" svg:x="13.399cm" svg:y="18.527cm">
          <draw:text-box>
            <text:p text:style-name="P1"><text:span text:style-name="T3">double </text:span><text:span text:style-name="T3">val</text:span></text:p>
          </draw:text-box>
        </draw:frame>
        <draw:frame draw:style-name="gr2" draw:text-style-name="P3" draw:layer="layout" svg:width="3.651cm" svg:height="0.471cm" svg:x="16.044cm" svg:y="18.04cm">
          <draw:text-box>
            <text:p text:style-name="P1"><text:span text:style-name="T3">Задае</text:span><text:span text:style-name="T3">т </text:span><text:span text:style-name="T3">нову</text:span><text:span text:style-name="T3">ю </text:span><text:span text:style-name="T3">длину</text:span></text:p>
          </draw:text-box>
        </draw:frame>
        <draw:frame draw:style-name="gr2" draw:text-style-name="P3" draw:layer="layout" svg:width="2.601cm" svg:height="0.471cm" svg:x="2.127cm" svg:y="19.031cm">
          <draw:text-box>
            <text:p text:style-name="P1"><text:span text:style-name="T3">relocat</text:span><text:span text:style-name="T3">eAnch</text:span><text:span text:style-name="T3">or</text:span></text:p>
          </draw:text-box>
        </draw:frame>
        <draw:frame draw:style-name="gr2" draw:text-style-name="P3" draw:layer="layout" svg:width="1.175cm" svg:height="0.471cm" svg:x="6.414cm" svg:y="19.03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714cm" svg:y="19.031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352cm" svg:height="0.471cm" svg:x="13.399cm" svg:y="19.031cm">
          <draw:text-box>
            <text:p text:style-name="P1"><text:span text:style-name="T3">Doubl</text:span><text:span text:style-name="T3">e </text:span></text:p>
          </draw:text-box>
        </draw:frame>
        <draw:frame draw:style-name="gr2" draw:text-style-name="P3" draw:layer="layout" svg:width="1.547cm" svg:height="0.471cm" svg:x="13.399cm" svg:y="19.518cm">
          <draw:text-box>
            <text:p text:style-name="P1"><text:span text:style-name="T3">center</text:span><text:span text:style-name="T3">X, </text:span></text:p>
          </draw:text-box>
        </draw:frame>
        <draw:frame draw:style-name="gr2" draw:text-style-name="P3" draw:layer="layout" svg:width="1.259cm" svg:height="0.471cm" svg:x="13.399cm" svg:y="20.005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547cm" svg:height="0.471cm" svg:x="13.399cm" svg:y="20.492cm">
          <draw:text-box>
            <text:p text:style-name="P1"><text:span text:style-name="T3">center</text:span><text:span text:style-name="T3">Y, </text:span></text:p>
          </draw:text-box>
        </draw:frame>
        <draw:frame draw:style-name="gr2" draw:text-style-name="P3" draw:layer="layout" svg:width="1.259cm" svg:height="0.471cm" svg:x="13.399cm" svg:y="20.979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247cm" svg:height="0.471cm" svg:x="13.399cm" svg:y="21.465cm">
          <draw:text-box>
            <text:p text:style-name="P1"><text:span text:style-name="T3">xCoef, </text:span></text:p>
          </draw:text-box>
        </draw:frame>
        <draw:frame draw:style-name="gr2" draw:text-style-name="P3" draw:layer="layout" svg:width="2.292cm" svg:height="0.471cm" svg:x="13.399cm" svg:y="21.952cm">
          <draw:text-box>
            <text:p text:style-name="P1"><text:span text:style-name="T3">double </text:span><text:span text:style-name="T3">yCoef</text:span></text:p>
          </draw:text-box>
        </draw:frame>
        <draw:frame draw:style-name="gr2" draw:text-style-name="P3" draw:layer="layout" svg:width="3.461cm" svg:height="0.471cm" svg:x="16.044cm" svg:y="19.031cm">
          <draw:text-box>
            <text:p text:style-name="P1"><text:span text:style-name="T3">Пере</text:span><text:span text:style-name="T3">мещае</text:span><text:span text:style-name="T3">т </text:span><text:span text:style-name="T3">якорь </text:span></text:p>
          </draw:text-box>
        </draw:frame>
        <draw:frame draw:style-name="gr2" draw:text-style-name="P3" draw:layer="layout" svg:width="2.834cm" svg:height="0.471cm" svg:x="16.044cm" svg:y="19.518cm">
          <draw:text-box>
            <text:p text:style-name="P1"><text:span text:style-name="T3">при </text:span><text:span text:style-name="T3">измен</text:span><text:span text:style-name="T3">ении </text:span></text:p>
          </draw:text-box>
        </draw:frame>
        <draw:frame draw:style-name="gr2" draw:text-style-name="P3" draw:layer="layout" svg:width="3.71cm" svg:height="0.471cm" svg:x="16.044cm" svg:y="20.005cm">
          <draw:text-box>
            <text:p text:style-name="P1"><text:span text:style-name="T3">длин</text:span><text:span text:style-name="T3">ы и </text:span><text:span text:style-name="T3">поло</text:span><text:span text:style-name="T3">жения </text:span></text:p>
          </draw:text-box>
        </draw:frame>
        <draw:frame draw:style-name="gr2" draw:text-style-name="P3" draw:layer="layout" svg:width="1.014cm" svg:height="0.471cm" svg:x="16.044cm" svg:y="20.492cm">
          <draw:text-box>
            <text:p text:style-name="P1"><text:span text:style-name="T3">ребра</text:span></text:p>
          </draw:text-box>
        </draw:frame>
        <draw:frame draw:style-name="gr2" draw:text-style-name="P3" draw:layer="layout" svg:width="2.271cm" svg:height="0.471cm" svg:x="2.127cm" svg:y="22.457cm">
          <draw:text-box>
            <text:p text:style-name="P1"><text:span text:style-name="T3">create</text:span><text:span text:style-name="T3">Ancho</text:span><text:span text:style-name="T3">r</text:span></text:p>
          </draw:text-box>
        </draw:frame>
        <draw:frame draw:style-name="gr2" draw:text-style-name="P3" draw:layer="layout" svg:width="1.06cm" svg:height="0.471cm" svg:x="6.414cm" svg:y="22.45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714cm" svg:y="22.457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47cm" svg:height="0.471cm" svg:x="16.044cm" svg:y="22.457cm">
          <draw:text-box>
            <text:p text:style-name="P1"><text:span text:style-name="T3">Иниц</text:span><text:span text:style-name="T3">иализ</text:span><text:span text:style-name="T3">ирует </text:span></text:p>
          </draw:text-box>
        </draw:frame>
        <draw:frame draw:style-name="gr2" draw:text-style-name="P3" draw:layer="layout" svg:width="2.14cm" svg:height="0.471cm" svg:x="16.044cm" svg:y="22.944cm">
          <draw:text-box>
            <text:p text:style-name="P1"><text:span text:style-name="T3">якорь </text:span><text:span text:style-name="T3">ребра</text:span></text:p>
          </draw:text-box>
        </draw:frame>
        <draw:frame draw:style-name="gr2" draw:text-style-name="P3" draw:layer="layout" svg:width="3.38cm" svg:height="0.471cm" svg:x="2.127cm" svg:y="23.448cm">
          <draw:text-box>
            <text:p text:style-name="P1"><text:span text:style-name="T3">move</text:span><text:span text:style-name="T3">Distan</text:span><text:span text:style-name="T3">ceLab</text:span><text:span text:style-name="T3">el</text:span></text:p>
          </draw:text-box>
        </draw:frame>
        <draw:frame draw:style-name="gr2" draw:text-style-name="P3" draw:layer="layout" svg:width="1.175cm" svg:height="0.471cm" svg:x="6.414cm" svg:y="23.44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714cm" svg:y="23.448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075cm" svg:height="0.471cm" svg:x="16.044cm" svg:y="23.448cm">
          <draw:text-box>
            <text:p text:style-name="P1"><text:span text:style-name="T3">Перер</text:span><text:span text:style-name="T3">исовы</text:span><text:span text:style-name="T3">вает </text:span></text:p>
          </draw:text-box>
        </draw:frame>
        <draw:frame draw:style-name="gr2" draw:text-style-name="P3" draw:layer="layout" svg:width="2.504cm" svg:height="0.471cm" svg:x="16.044cm" svg:y="23.935cm">
          <draw:text-box>
            <text:p text:style-name="P1"><text:span text:style-name="T3">объек</text:span><text:span text:style-name="T3">т </text:span><text:span text:style-name="T3">длин</text:span><text:span text:style-name="T3">ы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2.178cm" svg:height="0.471cm" svg:x="2.004cm" svg:y="25.247cm">
          <draw:text-box>
            <text:p text:style-name="P1"><text:span text:style-name="T4">Класс </text:span><text:span text:style-name="T4">Node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5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4</text:span></text:p>
          </draw:text-box>
        </draw:frame>
        <draw:line draw:style-name="gr31" draw:text-style-name="P4" draw:layer="layout" svg:x1="1.986cm" svg:y1="2.729cm" svg:x2="19.977cm" svg:y2="2.729cm">
          <text:p/>
        </draw:line>
        <draw:line draw:style-name="gr31" draw:text-style-name="P4" draw:layer="layout" svg:x1="2.003cm" svg:y1="3.268cm" svg:x2="19.96cm" svg:y2="3.268cm">
          <text:p/>
        </draw:line>
        <draw:line draw:style-name="gr3" draw:text-style-name="P4" draw:layer="layout" svg:x1="2.003cm" svg:y1="3.79cm" svg:x2="19.96cm" svg:y2="3.79cm">
          <text:p/>
        </draw:line>
        <draw:line draw:style-name="gr3" draw:text-style-name="P4" draw:layer="layout" svg:x1="2.003cm" svg:y1="4.782cm" svg:x2="19.96cm" svg:y2="4.782cm">
          <text:p/>
        </draw:line>
        <draw:line draw:style-name="gr3" draw:text-style-name="P4" draw:layer="layout" svg:x1="2.003cm" svg:y1="5.773cm" svg:x2="19.96cm" svg:y2="5.773cm">
          <text:p/>
        </draw:line>
        <draw:line draw:style-name="gr3" draw:text-style-name="P4" draw:layer="layout" svg:x1="2.003cm" svg:y1="6.278cm" svg:x2="19.96cm" svg:y2="6.278cm">
          <text:p/>
        </draw:line>
        <draw:line draw:style-name="gr3" draw:text-style-name="P4" draw:layer="layout" svg:x1="2.003cm" svg:y1="7.269cm" svg:x2="19.96cm" svg:y2="7.269cm">
          <text:p/>
        </draw:line>
        <draw:line draw:style-name="gr3" draw:text-style-name="P4" draw:layer="layout" svg:x1="2.003cm" svg:y1="7.773cm" svg:x2="19.96cm" svg:y2="7.773cm">
          <text:p/>
        </draw:line>
        <draw:line draw:style-name="gr3" draw:text-style-name="P4" draw:layer="layout" svg:x1="2.003cm" svg:y1="8.278cm" svg:x2="19.96cm" svg:y2="8.278cm">
          <text:p/>
        </draw:line>
        <draw:line draw:style-name="gr3" draw:text-style-name="P4" draw:layer="layout" svg:x1="2.003cm" svg:y1="8.782cm" svg:x2="19.96cm" svg:y2="8.782cm">
          <text:p/>
        </draw:line>
        <draw:line draw:style-name="gr3" draw:text-style-name="P4" draw:layer="layout" svg:x1="2.003cm" svg:y1="9.287cm" svg:x2="19.96cm" svg:y2="9.287cm">
          <text:p/>
        </draw:line>
        <draw:line draw:style-name="gr3" draw:text-style-name="P4" draw:layer="layout" svg:x1="2.003cm" svg:y1="9.791cm" svg:x2="19.96cm" svg:y2="9.791cm">
          <text:p/>
        </draw:line>
        <draw:line draw:style-name="gr31" draw:text-style-name="P4" draw:layer="layout" svg:x1="2.003cm" svg:y1="10.313cm" svg:x2="19.96cm" svg:y2="10.313cm">
          <text:p/>
        </draw:line>
        <draw:line draw:style-name="gr3" draw:text-style-name="P4" draw:layer="layout" svg:x1="2.003cm" svg:y1="10.835cm" svg:x2="19.96cm" svg:y2="10.835cm">
          <text:p/>
        </draw:line>
        <draw:line draw:style-name="gr3" draw:text-style-name="P4" draw:layer="layout" svg:x1="2.003cm" svg:y1="11.34cm" svg:x2="19.96cm" svg:y2="11.34cm">
          <text:p/>
        </draw:line>
        <draw:line draw:style-name="gr3" draw:text-style-name="P4" draw:layer="layout" svg:x1="2.003cm" svg:y1="12.331cm" svg:x2="19.96cm" svg:y2="12.331cm">
          <text:p/>
        </draw:line>
        <draw:line draw:style-name="gr3" draw:text-style-name="P4" draw:layer="layout" svg:x1="2.003cm" svg:y1="13.323cm" svg:x2="19.96cm" svg:y2="13.323cm">
          <text:p/>
        </draw:line>
        <draw:line draw:style-name="gr3" draw:text-style-name="P4" draw:layer="layout" svg:x1="2.003cm" svg:y1="15.288cm" svg:x2="19.96cm" svg:y2="15.288cm">
          <text:p/>
        </draw:line>
        <draw:line draw:style-name="gr3" draw:text-style-name="P4" draw:layer="layout" svg:x1="2.003cm" svg:y1="16.279cm" svg:x2="19.96cm" svg:y2="16.279cm">
          <text:p/>
        </draw:line>
        <draw:line draw:style-name="gr3" draw:text-style-name="P4" draw:layer="layout" svg:x1="2.003cm" svg:y1="18.731cm" svg:x2="19.96cm" svg:y2="18.731cm">
          <text:p/>
        </draw:line>
        <draw:line draw:style-name="gr3" draw:text-style-name="P4" draw:layer="layout" svg:x1="2.003cm" svg:y1="20.696cm" svg:x2="19.96cm" svg:y2="20.696cm">
          <text:p/>
        </draw:line>
        <draw:line draw:style-name="gr3" draw:text-style-name="P4" draw:layer="layout" svg:x1="2.003cm" svg:y1="22.661cm" svg:x2="19.96cm" svg:y2="22.661cm">
          <text:p/>
        </draw:line>
        <draw:line draw:style-name="gr3" draw:text-style-name="P4" draw:layer="layout" svg:x1="2.003cm" svg:y1="23.165cm" svg:x2="19.96cm" svg:y2="23.165cm">
          <text:p/>
        </draw:line>
        <draw:line draw:style-name="gr3" draw:text-style-name="P4" draw:layer="layout" svg:x1="2.003cm" svg:y1="24.156cm" svg:x2="19.96cm" svg:y2="24.156cm">
          <text:p/>
        </draw:line>
        <draw:line draw:style-name="gr3" draw:text-style-name="P4" draw:layer="layout" svg:x1="2.003cm" svg:y1="25.148cm" svg:x2="19.96cm" svg:y2="25.148cm">
          <text:p/>
        </draw:line>
        <draw:line draw:style-name="gr3" draw:text-style-name="P4" draw:layer="layout" svg:x1="2.003cm" svg:y1="25.652cm" svg:x2="19.96cm" svg:y2="25.652cm">
          <text:p/>
        </draw:line>
        <draw:line draw:style-name="gr31" draw:text-style-name="P4" draw:layer="layout" svg:x1="2.01cm" svg:y1="2.7cm" svg:x2="2.01cm" svg:y2="3.293cm">
          <text:p/>
        </draw:line>
        <draw:line draw:style-name="gr3" draw:text-style-name="P4" draw:layer="layout" svg:x1="2.01cm" svg:y1="3.24cm" svg:x2="2.01cm" svg:y2="9.798cm">
          <text:p/>
        </draw:line>
        <draw:line draw:style-name="gr31" draw:text-style-name="P4" draw:layer="layout" svg:x1="2.01cm" svg:y1="9.781cm" svg:x2="2.01cm" svg:y2="10.338cm">
          <text:p/>
        </draw:line>
        <draw:line draw:style-name="gr3" draw:text-style-name="P4" draw:layer="layout" svg:x1="2.01cm" svg:y1="10.285cm" svg:x2="2.01cm" svg:y2="25.659cm">
          <text:p/>
        </draw:line>
        <draw:line draw:style-name="gr3" draw:text-style-name="P4" draw:layer="layout" svg:x1="5.979cm" svg:y1="3.24cm" svg:x2="5.979cm" svg:y2="9.798cm">
          <text:p/>
        </draw:line>
        <draw:line draw:style-name="gr3" draw:text-style-name="P4" draw:layer="layout" svg:x1="5.979cm" svg:y1="10.285cm" svg:x2="5.979cm" svg:y2="25.659cm">
          <text:p/>
        </draw:line>
        <draw:line draw:style-name="gr3" draw:text-style-name="P4" draw:layer="layout" svg:x1="7.806cm" svg:y1="3.24cm" svg:x2="7.806cm" svg:y2="9.798cm">
          <text:p/>
        </draw:line>
        <draw:line draw:style-name="gr3" draw:text-style-name="P4" draw:layer="layout" svg:x1="7.806cm" svg:y1="10.285cm" svg:x2="7.806cm" svg:y2="25.659cm">
          <text:p/>
        </draw:line>
        <draw:line draw:style-name="gr3" draw:text-style-name="P4" draw:layer="layout" svg:x1="13.282cm" svg:y1="3.24cm" svg:x2="13.282cm" svg:y2="9.798cm">
          <text:p/>
        </draw:line>
        <draw:line draw:style-name="gr3" draw:text-style-name="P4" draw:layer="layout" svg:x1="13.282cm" svg:y1="10.285cm" svg:x2="13.282cm" svg:y2="25.659cm">
          <text:p/>
        </draw:line>
        <draw:line draw:style-name="gr3" draw:text-style-name="P4" draw:layer="layout" svg:x1="15.927cm" svg:y1="10.285cm" svg:x2="15.927cm" svg:y2="25.659cm">
          <text:p/>
        </draw:line>
        <draw:line draw:style-name="gr31" draw:text-style-name="P4" draw:layer="layout" svg:x1="19.949cm" svg:y1="2.7cm" svg:x2="19.949cm" svg:y2="3.293cm">
          <text:p/>
        </draw:line>
        <draw:line draw:style-name="gr3" draw:text-style-name="P4" draw:layer="layout" svg:x1="19.949cm" svg:y1="3.24cm" svg:x2="19.949cm" svg:y2="9.798cm">
          <text:p/>
        </draw:line>
        <draw:line draw:style-name="gr31" draw:text-style-name="P4" draw:layer="layout" svg:x1="19.949cm" svg:y1="9.781cm" svg:x2="19.949cm" svg:y2="10.338cm">
          <text:p/>
        </draw:line>
        <draw:line draw:style-name="gr3" draw:text-style-name="P4" draw:layer="layout" svg:x1="19.949cm" svg:y1="10.285cm" svg:x2="19.949cm" svg:y2="25.659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925cm" svg:height="0.471cm" svg:x="2.127cm" svg:y="2.77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3.31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96cm" svg:y="3.31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2cm" svg:y="3.31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3.399cm" svg:y="3.31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749cm" svg:height="0.471cm" svg:x="2.127cm" svg:y="3.816cm">
          <draw:text-box>
            <text:p text:style-name="P1"><text:span text:style-name="T3">dijkstr</text:span><text:span text:style-name="T3">aDista</text:span><text:span text:style-name="T3">nce</text:span></text:p>
          </draw:text-box>
        </draw:frame>
        <draw:frame draw:style-name="gr2" draw:text-style-name="P3" draw:layer="layout" svg:width="1.175cm" svg:height="0.471cm" svg:x="6.096cm" svg:y="3.81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153cm" svg:height="0.471cm" svg:x="7.92cm" svg:y="3.816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5.12cm" svg:height="0.471cm" svg:x="13.399cm" svg:y="3.816cm">
          <draw:text-box>
            <text:p text:style-name="P1"><text:span text:style-name="T3">Веще</text:span><text:span text:style-name="T3">ствен</text:span><text:span text:style-name="T3">ное </text:span><text:span text:style-name="T3">расст</text:span><text:span text:style-name="T3">ояние </text:span><text:span text:style-name="T3">в </text:span></text:p>
          </draw:text-box>
        </draw:frame>
        <draw:frame draw:style-name="gr2" draw:text-style-name="P3" draw:layer="layout" svg:width="3.749cm" svg:height="0.471cm" svg:x="13.399cm" svg:y="4.303cm">
          <draw:text-box>
            <text:p text:style-name="P1"><text:span text:style-name="T3">алгор</text:span><text:span text:style-name="T3">итме </text:span><text:span text:style-name="T3">Дейкс</text:span><text:span text:style-name="T3">тры</text:span></text:p>
          </draw:text-box>
        </draw:frame>
        <draw:frame draw:style-name="gr2" draw:text-style-name="P3" draw:layer="layout" svg:width="3.173cm" svg:height="0.471cm" svg:x="2.127cm" svg:y="4.807cm">
          <draw:text-box>
            <text:p text:style-name="P1"><text:span text:style-name="T3">dijkstr</text:span><text:span text:style-name="T3">aTexT</text:span><text:span text:style-name="T3">okens</text:span></text:p>
          </draw:text-box>
        </draw:frame>
        <draw:frame draw:style-name="gr2" draw:text-style-name="P3" draw:layer="layout" svg:width="1.175cm" svg:height="0.471cm" svg:x="6.096cm" svg:y="4.80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174cm" svg:height="0.471cm" svg:x="7.92cm" svg:y="4.807cm">
          <draw:text-box>
            <text:p text:style-name="P1"><text:span text:style-name="T3">List&lt;S</text:span><text:span text:style-name="T3">tring&gt;</text:span></text:p>
          </draw:text-box>
        </draw:frame>
        <draw:frame draw:style-name="gr2" draw:text-style-name="P3" draw:layer="layout" svg:width="5.624cm" svg:height="0.471cm" svg:x="13.399cm" svg:y="4.807cm">
          <draw:text-box>
            <text:p text:style-name="P1"><text:span text:style-name="T3">Спис</text:span><text:span text:style-name="T3">ок </text:span><text:span text:style-name="T3">симво</text:span><text:span text:style-name="T3">льных </text:span><text:span text:style-name="T3">токен</text:span><text:span text:style-name="T3">ов в </text:span></text:p>
          </draw:text-box>
        </draw:frame>
        <draw:frame draw:style-name="gr2" draw:text-style-name="P3" draw:layer="layout" svg:width="3.749cm" svg:height="0.471cm" svg:x="13.399cm" svg:y="5.294cm">
          <draw:text-box>
            <text:p text:style-name="P1"><text:span text:style-name="T3">алгор</text:span><text:span text:style-name="T3">итме </text:span><text:span text:style-name="T3">Дейкс</text:span><text:span text:style-name="T3">тры</text:span></text:p>
          </draw:text-box>
        </draw:frame>
        <draw:frame draw:style-name="gr2" draw:text-style-name="P3" draw:layer="layout" svg:width="1.132cm" svg:height="0.471cm" svg:x="2.127cm" svg:y="5.799cm">
          <draw:text-box>
            <text:p text:style-name="P1"><text:span text:style-name="T3">visited</text:span></text:p>
          </draw:text-box>
        </draw:frame>
        <draw:frame draw:style-name="gr2" draw:text-style-name="P3" draw:layer="layout" svg:width="1.175cm" svg:height="0.471cm" svg:x="6.096cm" svg:y="5.79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7.92cm" svg:y="5.799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459cm" svg:height="0.471cm" svg:x="13.399cm" svg:y="5.799cm">
          <draw:text-box>
            <text:p text:style-name="P1"><text:span text:style-name="T3">Метка </text:span><text:span text:style-name="T3">посещ</text:span><text:span text:style-name="T3">еннос</text:span><text:span text:style-name="T3">ти для </text:span><text:span text:style-name="T3">DFS</text:span></text:p>
          </draw:text-box>
        </draw:frame>
        <draw:frame draw:style-name="gr2" draw:text-style-name="P3" draw:layer="layout" svg:width="1.666cm" svg:height="0.471cm" svg:x="2.127cm" svg:y="6.303cm">
          <draw:text-box>
            <text:p text:style-name="P1"><text:span text:style-name="T3">proces</text:span><text:span text:style-name="T3">sed</text:span></text:p>
          </draw:text-box>
        </draw:frame>
        <draw:frame draw:style-name="gr2" draw:text-style-name="P3" draw:layer="layout" svg:width="1.175cm" svg:height="0.471cm" svg:x="6.096cm" svg:y="6.30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7.92cm" svg:y="6.303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929cm" svg:height="0.471cm" svg:x="13.399cm" svg:y="6.303cm">
          <draw:text-box>
            <text:p text:style-name="P1"><text:span text:style-name="T3">Метка </text:span><text:span text:style-name="T3">обраб</text:span><text:span text:style-name="T3">отки </text:span><text:span text:style-name="T3">для </text:span><text:span text:style-name="T3">алгор</text:span><text:span text:style-name="T3">итма </text:span></text:p>
          </draw:text-box>
        </draw:frame>
        <draw:frame draw:style-name="gr2" draw:text-style-name="P3" draw:layer="layout" svg:width="2.644cm" svg:height="0.471cm" svg:x="13.399cm" svg:y="6.79cm">
          <draw:text-box>
            <text:p text:style-name="P1"><text:span text:style-name="T3">поиск</text:span><text:span text:style-name="T3">а </text:span><text:span text:style-name="T3">цикло</text:span><text:span text:style-name="T3">в</text:span></text:p>
          </draw:text-box>
        </draw:frame>
        <draw:frame draw:style-name="gr2" draw:text-style-name="P3" draw:layer="layout" svg:width="0.756cm" svg:height="0.471cm" svg:x="2.127cm" svg:y="7.294cm">
          <draw:text-box>
            <text:p text:style-name="P1"><text:span text:style-name="T3">num</text:span></text:p>
          </draw:text-box>
        </draw:frame>
        <draw:frame draw:style-name="gr2" draw:text-style-name="P3" draw:layer="layout" svg:width="1.175cm" svg:height="0.471cm" svg:x="6.096cm" svg:y="7.29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987cm" svg:height="0.471cm" svg:x="7.92cm" svg:y="7.294cm">
          <draw:text-box>
            <text:p text:style-name="P1"><text:span text:style-name="T3">Array</text:span><text:span text:style-name="T3">List&lt;E</text:span><text:span text:style-name="T3">dge&gt;</text:span></text:p>
          </draw:text-box>
        </draw:frame>
        <draw:frame draw:style-name="gr2" draw:text-style-name="P3" draw:layer="layout" svg:width="2.953cm" svg:height="0.471cm" svg:x="13.399cm" svg:y="7.294cm">
          <draw:text-box>
            <text:p text:style-name="P1"><text:span text:style-name="T3">Номе</text:span><text:span text:style-name="T3">р </text:span><text:span text:style-name="T3">верш</text:span><text:span text:style-name="T3">ины</text:span></text:p>
          </draw:text-box>
        </draw:frame>
        <draw:frame draw:style-name="gr2" draw:text-style-name="P3" draw:layer="layout" svg:width="1.577cm" svg:height="0.471cm" svg:x="2.127cm" svg:y="7.799cm">
          <draw:text-box>
            <text:p text:style-name="P1"><text:span text:style-name="T3">RADI</text:span><text:span text:style-name="T3">US</text:span></text:p>
          </draw:text-box>
        </draw:frame>
        <draw:frame draw:style-name="gr2" draw:text-style-name="P3" draw:layer="layout" svg:width="1.175cm" svg:height="0.471cm" svg:x="6.096cm" svg:y="7.79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153cm" svg:height="0.471cm" svg:x="7.92cm" svg:y="7.799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2.153cm" svg:height="0.471cm" svg:x="13.399cm" svg:y="7.799cm">
          <draw:text-box>
            <text:p text:style-name="P1"><text:span text:style-name="T3">Радиу</text:span><text:span text:style-name="T3">с узла</text:span></text:p>
          </draw:text-box>
        </draw:frame>
        <draw:frame draw:style-name="gr2" draw:text-style-name="P3" draw:layer="layout" svg:width="0.87cm" svg:height="0.471cm" svg:x="2.127cm" svg:y="8.303cm">
          <draw:text-box>
            <text:p text:style-name="P1"><text:span text:style-name="T3">color</text:span></text:p>
          </draw:text-box>
        </draw:frame>
        <draw:frame draw:style-name="gr2" draw:text-style-name="P3" draw:layer="layout" svg:width="1.175cm" svg:height="0.471cm" svg:x="6.096cm" svg:y="8.30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7.92cm" svg:y="8.303cm">
          <draw:text-box>
            <text:p text:style-name="P1"><text:span text:style-name="T3">Color</text:span></text:p>
          </draw:text-box>
        </draw:frame>
        <draw:frame draw:style-name="gr2" draw:text-style-name="P3" draw:layer="layout" svg:width="3.545cm" svg:height="0.471cm" svg:x="13.399cm" svg:y="8.303cm">
          <draw:text-box>
            <text:p text:style-name="P1"><text:span text:style-name="T3">Базов</text:span><text:span text:style-name="T3">ый </text:span><text:span text:style-name="T3">цвет </text:span><text:span text:style-name="T3">ребра</text:span></text:p>
          </draw:text-box>
        </draw:frame>
        <draw:frame draw:style-name="gr2" draw:text-style-name="P3" draw:layer="layout" svg:width="2.326cm" svg:height="0.471cm" svg:x="2.127cm" svg:y="8.808cm">
          <draw:text-box>
            <text:p text:style-name="P1"><text:span text:style-name="T3">selecte</text:span><text:span text:style-name="T3">dColo</text:span><text:span text:style-name="T3">r</text:span></text:p>
          </draw:text-box>
        </draw:frame>
        <draw:frame draw:style-name="gr2" draw:text-style-name="P3" draw:layer="layout" svg:width="1.175cm" svg:height="0.471cm" svg:x="6.096cm" svg:y="8.80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7.92cm" svg:y="8.808cm">
          <draw:text-box>
            <text:p text:style-name="P1"><text:span text:style-name="T3">Color</text:span></text:p>
          </draw:text-box>
        </draw:frame>
        <draw:frame draw:style-name="gr2" draw:text-style-name="P3" draw:layer="layout" svg:width="4.845cm" svg:height="0.471cm" svg:x="13.399cm" svg:y="8.808cm">
          <draw:text-box>
            <text:p text:style-name="P1"><text:span text:style-name="T3">Цвет </text:span><text:span text:style-name="T3">ребра </text:span><text:span text:style-name="T3">при </text:span><text:span text:style-name="T3">выдел</text:span><text:span text:style-name="T3">ении</text:span></text:p>
          </draw:text-box>
        </draw:frame>
        <draw:frame draw:style-name="gr2" draw:text-style-name="P3" draw:layer="layout" svg:width="1.505cm" svg:height="0.471cm" svg:x="2.127cm" svg:y="9.312cm">
          <draw:text-box>
            <text:p text:style-name="P1"><text:span text:style-name="T3">curCol</text:span><text:span text:style-name="T3">or</text:span></text:p>
          </draw:text-box>
        </draw:frame>
        <draw:frame draw:style-name="gr2" draw:text-style-name="P3" draw:layer="layout" svg:width="1.175cm" svg:height="0.471cm" svg:x="6.096cm" svg:y="9.31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7cm" svg:height="0.471cm" svg:x="7.92cm" svg:y="9.312cm">
          <draw:text-box>
            <text:p text:style-name="P1"><text:span text:style-name="T3">Color</text:span></text:p>
          </draw:text-box>
        </draw:frame>
        <draw:frame draw:style-name="gr2" draw:text-style-name="P3" draw:layer="layout" svg:width="3.672cm" svg:height="0.471cm" svg:x="13.399cm" svg:y="9.312cm">
          <draw:text-box>
            <text:p text:style-name="P1"><text:span text:style-name="T3">Теку</text:span><text:span text:style-name="T3">щий </text:span><text:span text:style-name="T3">цвет </text:span><text:span text:style-name="T3">ребра</text:span></text:p>
          </draw:text-box>
        </draw:frame>
        <draw:frame draw:style-name="gr2" draw:text-style-name="P3" draw:layer="layout" svg:width="1.463cm" svg:height="0.471cm" svg:x="2.127cm" svg:y="9.817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2.127cm" svg:y="10.35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96cm" svg:y="10.35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2cm" svg:y="10.35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3.399cm" svg:y="10.35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6.044cm" svg:y="10.35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963cm" svg:height="0.471cm" svg:x="2.127cm" svg:y="10.861cm">
          <draw:text-box>
            <text:p text:style-name="P1"><text:span text:style-name="T3">select</text:span></text:p>
          </draw:text-box>
        </draw:frame>
        <draw:frame draw:style-name="gr2" draw:text-style-name="P3" draw:layer="layout" svg:width="1.06cm" svg:height="0.471cm" svg:x="6.096cm" svg:y="10.86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0.861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669cm" svg:height="0.471cm" svg:x="16.044cm" svg:y="10.861cm">
          <draw:text-box>
            <text:p text:style-name="P1"><text:span text:style-name="T3">Выби</text:span><text:span text:style-name="T3">рает </text:span><text:span text:style-name="T3">узел</text:span></text:p>
          </draw:text-box>
        </draw:frame>
        <draw:frame draw:style-name="gr2" draw:text-style-name="P3" draw:layer="layout" svg:width="1.361cm" svg:height="0.471cm" svg:x="2.127cm" svg:y="11.365cm">
          <draw:text-box>
            <text:p text:style-name="P1"><text:span text:style-name="T3">desele</text:span><text:span text:style-name="T3">ct</text:span></text:p>
          </draw:text-box>
        </draw:frame>
        <draw:frame draw:style-name="gr2" draw:text-style-name="P3" draw:layer="layout" svg:width="1.06cm" svg:height="0.471cm" svg:x="6.096cm" svg:y="11.36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1.365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236cm" svg:height="0.471cm" svg:x="16.044cm" svg:y="11.365cm">
          <draw:text-box>
            <text:p text:style-name="P1"><text:span text:style-name="T3">Сним</text:span><text:span text:style-name="T3">ает </text:span><text:span text:style-name="T3">отмет</text:span><text:span text:style-name="T3">ку </text:span></text:p>
          </draw:text-box>
        </draw:frame>
        <draw:frame draw:style-name="gr2" draw:text-style-name="P3" draw:layer="layout" svg:width="2.368cm" svg:height="0.471cm" svg:x="16.044cm" svg:y="11.852cm">
          <draw:text-box>
            <text:p text:style-name="P1"><text:span text:style-name="T3">выбра</text:span><text:span text:style-name="T3">нност</text:span><text:span text:style-name="T3">и</text:span></text:p>
          </draw:text-box>
        </draw:frame>
        <draw:frame draw:style-name="gr2" draw:text-style-name="P3" draw:layer="layout" svg:width="1.149cm" svg:height="0.471cm" svg:x="2.127cm" svg:y="12.357cm">
          <draw:text-box>
            <text:p text:style-name="P1"><text:span text:style-name="T3">restore</text:span></text:p>
          </draw:text-box>
        </draw:frame>
        <draw:frame draw:style-name="gr2" draw:text-style-name="P3" draw:layer="layout" svg:width="1.06cm" svg:height="0.471cm" svg:x="6.096cm" svg:y="12.35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2.357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6cm" svg:height="0.471cm" svg:x="16.044cm" svg:y="12.357cm">
          <draw:text-box>
            <text:p text:style-name="P1"><text:span text:style-name="T3">Восст</text:span><text:span text:style-name="T3">анавл</text:span><text:span text:style-name="T3">ивает </text:span></text:p>
          </draw:text-box>
        </draw:frame>
        <draw:frame draw:style-name="gr2" draw:text-style-name="P3" draw:layer="layout" svg:width="3.698cm" svg:height="0.471cm" svg:x="16.044cm" svg:y="12.844cm">
          <draw:text-box>
            <text:p text:style-name="P1"><text:span text:style-name="T3">удале</text:span><text:span text:style-name="T3">нную </text:span><text:span text:style-name="T3">верш</text:span><text:span text:style-name="T3">ину</text:span></text:p>
          </draw:text-box>
        </draw:frame>
        <draw:frame draw:style-name="gr2" draw:text-style-name="P3" draw:layer="layout" svg:width="3.596cm" svg:height="0.471cm" svg:x="2.127cm" svg:y="13.348cm">
          <draw:text-box>
            <text:p text:style-name="P1"><text:span text:style-name="T3">getNei</text:span><text:span text:style-name="T3">ghbou</text:span><text:span text:style-name="T3">rsSort</text:span><text:span text:style-name="T3">ed</text:span></text:p>
          </draw:text-box>
        </draw:frame>
        <draw:frame draw:style-name="gr2" draw:text-style-name="P3" draw:layer="layout" svg:width="1.06cm" svg:height="0.471cm" svg:x="6.096cm" svg:y="13.34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2.051cm" svg:height="0.471cm" svg:x="7.92cm" svg:y="13.348cm">
          <draw:text-box>
            <text:p text:style-name="P1"><text:span text:style-name="T3">List&lt;</text:span><text:span text:style-name="T3">Node</text:span><text:span text:style-name="T3">&gt;</text:span></text:p>
          </draw:text-box>
        </draw:frame>
        <draw:frame draw:style-name="gr2" draw:text-style-name="P3" draw:layer="layout" svg:width="3.609cm" svg:height="0.471cm" svg:x="16.044cm" svg:y="13.348cm">
          <draw:text-box>
            <text:p text:style-name="P1"><text:span text:style-name="T3">Возвр</text:span><text:span text:style-name="T3">ащает </text:span><text:span text:style-name="T3">списо</text:span><text:span text:style-name="T3">к </text:span></text:p>
          </draw:text-box>
        </draw:frame>
        <draw:frame draw:style-name="gr2" draw:text-style-name="P3" draw:layer="layout" svg:width="1.509cm" svg:height="0.471cm" svg:x="16.044cm" svg:y="13.835cm">
          <draw:text-box>
            <text:p text:style-name="P1"><text:span text:style-name="T3">сосед</text:span><text:span text:style-name="T3">ей </text:span></text:p>
          </draw:text-box>
        </draw:frame>
        <draw:frame draw:style-name="gr2" draw:text-style-name="P3" draw:layer="layout" svg:width="3.291cm" svg:height="0.471cm" svg:x="16.044cm" svg:y="14.322cm">
          <draw:text-box>
            <text:p text:style-name="P1"><text:span text:style-name="T3">отсор</text:span><text:span text:style-name="T3">тиров</text:span><text:span text:style-name="T3">анны</text:span><text:span text:style-name="T3">х </text:span></text:p>
          </draw:text-box>
        </draw:frame>
        <draw:frame draw:style-name="gr2" draw:text-style-name="P3" draw:layer="layout" svg:width="1.865cm" svg:height="0.471cm" svg:x="16.044cm" svg:y="14.809cm">
          <draw:text-box>
            <text:p text:style-name="P1"><text:span text:style-name="T3">по </text:span><text:span text:style-name="T3">номер</text:span><text:span text:style-name="T3">у</text:span></text:p>
          </draw:text-box>
        </draw:frame>
        <draw:frame draw:style-name="gr2" draw:text-style-name="P3" draw:layer="layout" svg:width="2.491cm" svg:height="0.471cm" svg:x="2.127cm" svg:y="15.313cm">
          <draw:text-box>
            <text:p text:style-name="P1"><text:span text:style-name="T3">getNei</text:span><text:span text:style-name="T3">ghbou</text:span><text:span text:style-name="T3">rs</text:span></text:p>
          </draw:text-box>
        </draw:frame>
        <draw:frame draw:style-name="gr2" draw:text-style-name="P3" draw:layer="layout" svg:width="1.06cm" svg:height="0.471cm" svg:x="6.096cm" svg:y="15.31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932cm" svg:height="0.471cm" svg:x="7.92cm" svg:y="15.313cm">
          <draw:text-box>
            <text:p text:style-name="P1"><text:span text:style-name="T3">Set&lt;N</text:span><text:span text:style-name="T3">ode&gt;</text:span></text:p>
          </draw:text-box>
        </draw:frame>
        <draw:frame draw:style-name="gr2" draw:text-style-name="P3" draw:layer="layout" svg:width="3.609cm" svg:height="0.471cm" svg:x="16.044cm" svg:y="15.313cm">
          <draw:text-box>
            <text:p text:style-name="P1"><text:span text:style-name="T3">Возвр</text:span><text:span text:style-name="T3">ащает </text:span><text:span text:style-name="T3">списо</text:span><text:span text:style-name="T3">к </text:span></text:p>
          </draw:text-box>
        </draw:frame>
        <draw:frame draw:style-name="gr2" draw:text-style-name="P3" draw:layer="layout" svg:width="1.403cm" svg:height="0.471cm" svg:x="16.044cm" svg:y="15.8cm">
          <draw:text-box>
            <text:p text:style-name="P1"><text:span text:style-name="T3">сосед</text:span><text:span text:style-name="T3">ей</text:span></text:p>
          </draw:text-box>
        </draw:frame>
        <draw:frame draw:style-name="gr2" draw:text-style-name="P3" draw:layer="layout" svg:width="3.503cm" svg:height="0.471cm" svg:x="2.127cm" svg:y="16.304cm">
          <draw:text-box>
            <text:p text:style-name="P1"><text:span text:style-name="T3">getNei</text:span><text:span text:style-name="T3">ghbou</text:span><text:span text:style-name="T3">rsAnd</text:span><text:span text:style-name="T3">C</text:span></text:p>
          </draw:text-box>
        </draw:frame>
        <draw:frame draw:style-name="gr2" draw:text-style-name="P3" draw:layer="layout" svg:width="1.014cm" svg:height="0.471cm" svg:x="2.127cm" svg:y="16.791cm">
          <draw:text-box>
            <text:p text:style-name="P1"><text:span text:style-name="T3">Ounts</text:span></text:p>
          </draw:text-box>
        </draw:frame>
        <draw:frame draw:style-name="gr2" draw:text-style-name="P3" draw:layer="layout" svg:width="1.06cm" svg:height="0.471cm" svg:x="6.096cm" svg:y="16.30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3.571cm" svg:height="0.471cm" svg:x="7.92cm" svg:y="16.304cm">
          <draw:text-box>
            <text:p text:style-name="P1"><text:span text:style-name="T3">Map&lt;</text:span><text:span text:style-name="T3">Node, </text:span><text:span text:style-name="T3">Intege</text:span><text:span text:style-name="T3">r&gt;</text:span></text:p>
          </draw:text-box>
        </draw:frame>
        <draw:frame draw:style-name="gr2" draw:text-style-name="P3" draw:layer="layout" svg:width="2.453cm" svg:height="0.471cm" svg:x="16.044cm" svg:y="16.304cm">
          <draw:text-box>
            <text:p text:style-name="P1"><text:span text:style-name="T3">Возвв</text:span><text:span text:style-name="T3">ращае</text:span><text:span text:style-name="T3">т </text:span></text:p>
          </draw:text-box>
        </draw:frame>
        <draw:frame draw:style-name="gr2" draw:text-style-name="P3" draw:layer="layout" svg:width="3.351cm" svg:height="0.471cm" svg:x="16.044cm" svg:y="16.791cm">
          <draw:text-box>
            <text:p text:style-name="P1"><text:span text:style-name="T3">слова</text:span><text:span text:style-name="T3">рь </text:span><text:span text:style-name="T3">сосед</text:span><text:span text:style-name="T3">ей и </text:span></text:p>
          </draw:text-box>
        </draw:frame>
        <draw:frame draw:style-name="gr2" draw:text-style-name="P3" draw:layer="layout" svg:width="3.266cm" svg:height="0.471cm" svg:x="16.044cm" svg:y="17.278cm">
          <draw:text-box>
            <text:p text:style-name="P1"><text:span text:style-name="T3">колич</text:span><text:span text:style-name="T3">ество </text:span><text:span text:style-name="T3">ребер </text:span></text:p>
          </draw:text-box>
        </draw:frame>
        <draw:frame draw:style-name="gr2" draw:text-style-name="P3" draw:layer="layout" svg:width="3.185cm" svg:height="0.471cm" svg:x="16.044cm" svg:y="17.765cm">
          <draw:text-box>
            <text:p text:style-name="P1"><text:span text:style-name="T3">межд</text:span><text:span text:style-name="T3">у </text:span><text:span text:style-name="T3">сосед</text:span><text:span text:style-name="T3">ом и </text:span></text:p>
          </draw:text-box>
        </draw:frame>
        <draw:frame draw:style-name="gr2" draw:text-style-name="P3" draw:layer="layout" svg:width="1.822cm" svg:height="0.471cm" svg:x="16.044cm" svg:y="18.252cm">
          <draw:text-box>
            <text:p text:style-name="P1"><text:span text:style-name="T3">верш</text:span><text:span text:style-name="T3">иной</text:span></text:p>
          </draw:text-box>
        </draw:frame>
        <draw:frame draw:style-name="gr2" draw:text-style-name="P3" draw:layer="layout" svg:width="1.475cm" svg:height="0.471cm" svg:x="2.127cm" svg:y="18.756cm">
          <draw:text-box>
            <text:p text:style-name="P1"><text:span text:style-name="T3">rescale</text:span><text:span text:style-name="T3">X</text:span></text:p>
          </draw:text-box>
        </draw:frame>
        <draw:frame draw:style-name="gr2" draw:text-style-name="P3" draw:layer="layout" svg:width="1.06cm" svg:height="0.471cm" svg:x="6.096cm" svg:y="18.75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8.756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195cm" svg:height="0.471cm" svg:x="13.399cm" svg:y="18.756cm">
          <draw:text-box>
            <text:p text:style-name="P1"><text:span text:style-name="T3">Doubl</text:span><text:span text:style-name="T3">e scale</text:span></text:p>
          </draw:text-box>
        </draw:frame>
        <draw:frame draw:style-name="gr2" draw:text-style-name="P3" draw:layer="layout" svg:width="3.558cm" svg:height="0.471cm" svg:x="16.044cm" svg:y="18.756cm">
          <draw:text-box>
            <text:p text:style-name="P1"><text:span text:style-name="T3">Меня</text:span><text:span text:style-name="T3">ет </text:span><text:span text:style-name="T3">поло</text:span><text:span text:style-name="T3">жение </text:span></text:p>
          </draw:text-box>
        </draw:frame>
        <draw:frame draw:style-name="gr2" draw:text-style-name="P3" draw:layer="layout" svg:width="3.351cm" svg:height="0.471cm" svg:x="16.044cm" svg:y="19.243cm">
          <draw:text-box>
            <text:p text:style-name="P1"><text:span text:style-name="T3">узла </text:span><text:span text:style-name="T3">по </text:span><text:span text:style-name="T3">оси X </text:span><text:span text:style-name="T3">при </text:span></text:p>
          </draw:text-box>
        </draw:frame>
        <draw:frame draw:style-name="gr2" draw:text-style-name="P3" draw:layer="layout" svg:width="3.583cm" svg:height="0.471cm" svg:x="16.044cm" svg:y="19.73cm">
          <draw:text-box>
            <text:p text:style-name="P1"><text:span text:style-name="T3">измен</text:span><text:span text:style-name="T3">ении </text:span><text:span text:style-name="T3">разме</text:span><text:span text:style-name="T3">ра </text:span></text:p>
          </draw:text-box>
        </draw:frame>
        <draw:frame draw:style-name="gr2" draw:text-style-name="P3" draw:layer="layout" svg:width="3.406cm" svg:height="0.471cm" svg:x="16.044cm" svg:y="20.217cm">
          <draw:text-box>
            <text:p text:style-name="P1"><text:span text:style-name="T3">облас</text:span><text:span text:style-name="T3">ти </text:span><text:span text:style-name="T3">отрис</text:span><text:span text:style-name="T3">овки</text:span></text:p>
          </draw:text-box>
        </draw:frame>
        <draw:frame draw:style-name="gr2" draw:text-style-name="P3" draw:layer="layout" svg:width="1.475cm" svg:height="0.471cm" svg:x="2.127cm" svg:y="20.721cm">
          <draw:text-box>
            <text:p text:style-name="P1"><text:span text:style-name="T3">rescale</text:span><text:span text:style-name="T3">Y</text:span></text:p>
          </draw:text-box>
        </draw:frame>
        <draw:frame draw:style-name="gr2" draw:text-style-name="P3" draw:layer="layout" svg:width="1.06cm" svg:height="0.471cm" svg:x="6.096cm" svg:y="20.72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20.721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195cm" svg:height="0.471cm" svg:x="13.399cm" svg:y="20.721cm">
          <draw:text-box>
            <text:p text:style-name="P1"><text:span text:style-name="T3">Doubl</text:span><text:span text:style-name="T3">e scale</text:span></text:p>
          </draw:text-box>
        </draw:frame>
        <draw:frame draw:style-name="gr2" draw:text-style-name="P3" draw:layer="layout" svg:width="3.558cm" svg:height="0.471cm" svg:x="16.044cm" svg:y="20.721cm">
          <draw:text-box>
            <text:p text:style-name="P1"><text:span text:style-name="T3">Меня</text:span><text:span text:style-name="T3">ет </text:span><text:span text:style-name="T3">поло</text:span><text:span text:style-name="T3">жение </text:span></text:p>
          </draw:text-box>
        </draw:frame>
        <draw:frame draw:style-name="gr2" draw:text-style-name="P3" draw:layer="layout" svg:width="3.351cm" svg:height="0.471cm" svg:x="16.044cm" svg:y="21.208cm">
          <draw:text-box>
            <text:p text:style-name="P1"><text:span text:style-name="T3">узла </text:span><text:span text:style-name="T3">по </text:span><text:span text:style-name="T3">оси Y </text:span><text:span text:style-name="T3">при </text:span></text:p>
          </draw:text-box>
        </draw:frame>
        <draw:frame draw:style-name="gr2" draw:text-style-name="P3" draw:layer="layout" svg:width="3.583cm" svg:height="0.471cm" svg:x="16.044cm" svg:y="21.695cm">
          <draw:text-box>
            <text:p text:style-name="P1"><text:span text:style-name="T3">измен</text:span><text:span text:style-name="T3">ении </text:span><text:span text:style-name="T3">разме</text:span><text:span text:style-name="T3">ра </text:span></text:p>
          </draw:text-box>
        </draw:frame>
        <draw:frame draw:style-name="gr2" draw:text-style-name="P3" draw:layer="layout" svg:width="3.406cm" svg:height="0.471cm" svg:x="16.044cm" svg:y="22.182cm">
          <draw:text-box>
            <text:p text:style-name="P1"><text:span text:style-name="T3">облас</text:span><text:span text:style-name="T3">ти </text:span><text:span text:style-name="T3">отрис</text:span><text:span text:style-name="T3">овки</text:span></text:p>
          </draw:text-box>
        </draw:frame>
        <draw:frame draw:style-name="gr2" draw:text-style-name="P3" draw:layer="layout" svg:width="1.479cm" svg:height="0.471cm" svg:x="2.127cm" svg:y="22.686cm">
          <draw:text-box>
            <text:p text:style-name="P1"><text:span text:style-name="T3">addEd</text:span><text:span text:style-name="T3">ge</text:span></text:p>
          </draw:text-box>
        </draw:frame>
        <draw:frame draw:style-name="gr2" draw:text-style-name="P3" draw:layer="layout" svg:width="1.06cm" svg:height="0.471cm" svg:x="6.096cm" svg:y="22.68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4cm" svg:height="0.471cm" svg:x="7.92cm" svg:y="22.686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1.772cm" svg:height="0.471cm" svg:x="13.399cm" svg:y="22.686cm">
          <draw:text-box>
            <text:p text:style-name="P1"><text:span text:style-name="T3">Edge </text:span><text:span text:style-name="T3">edge</text:span></text:p>
          </draw:text-box>
        </draw:frame>
        <draw:frame draw:style-name="gr2" draw:text-style-name="P3" draw:layer="layout" svg:width="3.025cm" svg:height="0.471cm" svg:x="16.044cm" svg:y="22.686cm">
          <draw:text-box>
            <text:p text:style-name="P1"><text:span text:style-name="T3">Добав</text:span><text:span text:style-name="T3">ляет </text:span><text:span text:style-name="T3">ребро</text:span></text:p>
          </draw:text-box>
        </draw:frame>
        <draw:frame draw:style-name="gr2" draw:text-style-name="P3" draw:layer="layout" svg:width="3.075cm" svg:height="0.471cm" svg:x="2.127cm" svg:y="23.191cm">
          <draw:text-box>
            <text:p text:style-name="P1"><text:span text:style-name="T3">remov</text:span><text:span text:style-name="T3">eNeig</text:span><text:span text:style-name="T3">hbour</text:span></text:p>
          </draw:text-box>
        </draw:frame>
        <draw:frame draw:style-name="gr2" draw:text-style-name="P3" draw:layer="layout" svg:width="1.06cm" svg:height="0.471cm" svg:x="6.096cm" svg:y="23.19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23.191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234cm" svg:height="0.471cm" svg:x="13.399cm" svg:y="23.191cm">
          <draw:text-box>
            <text:p text:style-name="P1"><text:span text:style-name="T3">Node </text:span><text:span text:style-name="T3">n</text:span></text:p>
          </draw:text-box>
        </draw:frame>
        <draw:frame draw:style-name="gr2" draw:text-style-name="P3" draw:layer="layout" svg:width="3.685cm" svg:height="0.471cm" svg:x="16.044cm" svg:y="23.191cm">
          <draw:text-box>
            <text:p text:style-name="P1"><text:span text:style-name="T3">Удаля</text:span><text:span text:style-name="T3">ет </text:span><text:span text:style-name="T3">верш</text:span><text:span text:style-name="T3">ину </text:span><text:span text:style-name="T3">из</text:span></text:p>
          </draw:text-box>
        </draw:frame>
        <draw:frame draw:style-name="gr2" draw:text-style-name="P3" draw:layer="layout" svg:width="1.403cm" svg:height="0.471cm" svg:x="16.044cm" svg:y="23.677cm">
          <draw:text-box>
            <text:p text:style-name="P1"><text:span text:style-name="T3">сосед</text:span><text:span text:style-name="T3">ей</text:span></text:p>
          </draw:text-box>
        </draw:frame>
        <draw:frame draw:style-name="gr2" draw:text-style-name="P3" draw:layer="layout" svg:width="2.068cm" svg:height="0.471cm" svg:x="2.127cm" svg:y="24.182cm">
          <draw:text-box>
            <text:p text:style-name="P1"><text:span text:style-name="T3">move</text:span><text:span text:style-name="T3">Center</text:span></text:p>
          </draw:text-box>
        </draw:frame>
        <draw:frame draw:style-name="gr2" draw:text-style-name="P3" draw:layer="layout" svg:width="1.175cm" svg:height="0.471cm" svg:x="6.096cm" svg:y="24.18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7.92cm" svg:y="24.182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776cm" svg:height="0.471cm" svg:x="13.399cm" svg:y="24.182cm">
          <draw:text-box>
            <text:p text:style-name="P1"><text:span text:style-name="T3">Doubl</text:span><text:span text:style-name="T3">e x, </text:span></text:p>
          </draw:text-box>
        </draw:frame>
        <draw:frame draw:style-name="gr2" draw:text-style-name="P3" draw:layer="layout" svg:width="1.471cm" svg:height="0.471cm" svg:x="13.399cm" svg:y="24.669cm">
          <draw:text-box>
            <text:p text:style-name="P1"><text:span text:style-name="T3">double </text:span><text:span text:style-name="T3">y</text:span></text:p>
          </draw:text-box>
        </draw:frame>
        <draw:frame draw:style-name="gr2" draw:text-style-name="P3" draw:layer="layout" svg:width="3.482cm" svg:height="0.471cm" svg:x="16.044cm" svg:y="24.182cm">
          <draw:text-box>
            <text:p text:style-name="P1"><text:span text:style-name="T3">Пере</text:span><text:span text:style-name="T3">мещае</text:span><text:span text:style-name="T3">т </text:span><text:span text:style-name="T3">центр </text:span></text:p>
          </draw:text-box>
        </draw:frame>
        <draw:frame draw:style-name="gr2" draw:text-style-name="P3" draw:layer="layout" svg:width="0.781cm" svg:height="0.471cm" svg:x="16.044cm" svg:y="24.669cm">
          <draw:text-box>
            <text:p text:style-name="P1"><text:span text:style-name="T3">узла</text:span></text:p>
          </draw:text-box>
        </draw:frame>
        <draw:frame draw:style-name="gr2" draw:text-style-name="P3" draw:layer="layout" svg:width="1.005cm" svg:height="0.471cm" svg:x="2.127cm" svg:y="25.173cm">
          <draw:text-box>
            <text:p text:style-name="P1"><text:span text:style-name="T3">create</text:span></text:p>
          </draw:text-box>
        </draw:frame>
        <draw:frame draw:style-name="gr2" draw:text-style-name="P3" draw:layer="layout" svg:width="1.06cm" svg:height="0.471cm" svg:x="6.096cm" svg:y="25.17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4cm" svg:height="0.471cm" svg:x="7.92cm" svg:y="25.173cm">
          <draw:text-box>
            <text:p text:style-name="P1"><text:span text:style-name="T3">boolea</text:span><text:span text:style-name="T3">n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2.326cm" svg:height="0.471cm" svg:x="16.044cm" svg:y="25.173cm">
          <draw:text-box>
            <text:p text:style-name="P1"><text:span text:style-name="T3">Созда</text:span><text:span text:style-name="T3">ет </text:span><text:span text:style-name="T3">узел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6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5</text:span></text:p>
          </draw:text-box>
        </draw:frame>
        <draw:line draw:style-name="gr3" draw:text-style-name="P4" draw:layer="layout" svg:x1="2.003cm" svg:y1="2.711cm" svg:x2="19.96cm" svg:y2="2.711cm">
          <text:p/>
        </draw:line>
        <draw:line draw:style-name="gr3" draw:text-style-name="P4" draw:layer="layout" svg:x1="2.003cm" svg:y1="4.676cm" svg:x2="19.96cm" svg:y2="4.676cm">
          <text:p/>
        </draw:line>
        <draw:line draw:style-name="gr3" draw:text-style-name="P4" draw:layer="layout" svg:x1="2.003cm" svg:y1="6.154cm" svg:x2="19.96cm" svg:y2="6.154cm">
          <text:p/>
        </draw:line>
        <draw:line draw:style-name="gr3" draw:text-style-name="P4" draw:layer="layout" svg:x1="2.003cm" svg:y1="7.145cm" svg:x2="19.96cm" svg:y2="7.145cm">
          <text:p/>
        </draw:line>
        <draw:line draw:style-name="gr3" draw:text-style-name="P4" draw:layer="layout" svg:x1="2.003cm" svg:y1="9.11cm" svg:x2="19.96cm" svg:y2="9.11cm">
          <text:p/>
        </draw:line>
        <draw:line draw:style-name="gr3" draw:text-style-name="P4" draw:layer="layout" svg:x1="2.01cm" svg:y1="2.7cm" svg:x2="2.01cm" svg:y2="9.117cm">
          <text:p/>
        </draw:line>
        <draw:line draw:style-name="gr3" draw:text-style-name="P4" draw:layer="layout" svg:x1="5.979cm" svg:y1="2.7cm" svg:x2="5.979cm" svg:y2="9.117cm">
          <text:p/>
        </draw:line>
        <draw:line draw:style-name="gr3" draw:text-style-name="P4" draw:layer="layout" svg:x1="7.806cm" svg:y1="2.7cm" svg:x2="7.806cm" svg:y2="9.117cm">
          <text:p/>
        </draw:line>
        <draw:line draw:style-name="gr3" draw:text-style-name="P4" draw:layer="layout" svg:x1="13.282cm" svg:y1="2.7cm" svg:x2="13.282cm" svg:y2="9.117cm">
          <text:p/>
        </draw:line>
        <draw:line draw:style-name="gr3" draw:text-style-name="P4" draw:layer="layout" svg:x1="15.927cm" svg:y1="2.7cm" svg:x2="15.927cm" svg:y2="9.117cm">
          <text:p/>
        </draw:line>
        <draw:line draw:style-name="gr3" draw:text-style-name="P4" draw:layer="layout" svg:x1="19.949cm" svg:y1="2.7cm" svg:x2="19.949cm" svg:y2="9.117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158cm" svg:height="0.471cm" svg:x="2.127cm" svg:y="2.736cm">
          <draw:text-box>
            <text:p text:style-name="P1"><text:span text:style-name="T3">unvisit</text:span></text:p>
          </draw:text-box>
        </draw:frame>
        <draw:frame draw:style-name="gr2" draw:text-style-name="P3" draw:layer="layout" svg:width="1.06cm" svg:height="0.471cm" svg:x="6.096cm" svg:y="2.73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2.736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439cm" svg:height="0.471cm" svg:x="16.044cm" svg:y="2.736cm">
          <draw:text-box>
            <text:p text:style-name="P1"><text:span text:style-name="T3">Поме</text:span><text:span text:style-name="T3">чает </text:span><text:span text:style-name="T3">узел </text:span><text:span text:style-name="T3">как </text:span></text:p>
          </draw:text-box>
        </draw:frame>
        <draw:frame draw:style-name="gr2" draw:text-style-name="P3" draw:layer="layout" svg:width="3.291cm" svg:height="0.471cm" svg:x="16.044cm" svg:y="3.223cm">
          <draw:text-box>
            <text:p text:style-name="P1"><text:span text:style-name="T3">непос</text:span><text:span text:style-name="T3">ещен</text:span><text:span text:style-name="T3">ный </text:span><text:span text:style-name="T3">(и </text:span></text:p>
          </draw:text-box>
        </draw:frame>
        <draw:frame draw:style-name="gr2" draw:text-style-name="P3" draw:layer="layout" svg:width="2.648cm" svg:height="0.471cm" svg:x="16.044cm" svg:y="3.71cm">
          <draw:text-box>
            <text:p text:style-name="P1"><text:span text:style-name="T3">все </text:span><text:span text:style-name="T3">связа</text:span><text:span text:style-name="T3">нные </text:span></text:p>
          </draw:text-box>
        </draw:frame>
        <draw:frame draw:style-name="gr2" draw:text-style-name="P3" draw:layer="layout" svg:width="1.153cm" svg:height="0.471cm" svg:x="16.044cm" svg:y="4.197cm">
          <draw:text-box>
            <text:p text:style-name="P1"><text:span text:style-name="T3">ребра)</text:span></text:p>
          </draw:text-box>
        </draw:frame>
        <draw:frame draw:style-name="gr2" draw:text-style-name="P3" draw:layer="layout" svg:width="2.161cm" svg:height="0.471cm" svg:x="2.127cm" svg:y="4.701cm">
          <draw:text-box>
            <text:p text:style-name="P1"><text:span text:style-name="T3">handle</text:span><text:span text:style-name="T3">Edges</text:span></text:p>
          </draw:text-box>
        </draw:frame>
        <draw:frame draw:style-name="gr2" draw:text-style-name="P3" draw:layer="layout" svg:width="1.175cm" svg:height="0.471cm" svg:x="6.096cm" svg:y="4.70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7.92cm" svg:y="4.701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237cm" svg:height="0.471cm" svg:x="13.399cm" svg:y="4.701cm">
          <draw:text-box>
            <text:p text:style-name="P1"><text:span text:style-name="T3">Consu</text:span><text:span text:style-name="T3">mer&lt;E</text:span></text:p>
          </draw:text-box>
        </draw:frame>
        <draw:frame draw:style-name="gr2" draw:text-style-name="P3" draw:layer="layout" svg:width="2.22cm" svg:height="0.471cm" svg:x="13.399cm" svg:y="5.188cm">
          <draw:text-box>
            <text:p text:style-name="P1"><text:span text:style-name="T3">dge&gt; </text:span><text:span text:style-name="T3">handle</text:span><text:span text:style-name="T3">r</text:span></text:p>
          </draw:text-box>
        </draw:frame>
        <draw:frame draw:style-name="gr2" draw:text-style-name="P3" draw:layer="layout" svg:width="2.102cm" svg:height="0.471cm" svg:x="16.044cm" svg:y="4.701cm">
          <draw:text-box>
            <text:p text:style-name="P1"><text:span text:style-name="T3">Прим</text:span><text:span text:style-name="T3">еняет </text:span></text:p>
          </draw:text-box>
        </draw:frame>
        <draw:frame draw:style-name="gr2" draw:text-style-name="P3" draw:layer="layout" svg:width="3.71cm" svg:height="0.471cm" svg:x="16.044cm" svg:y="5.188cm">
          <draw:text-box>
            <text:p text:style-name="P1"><text:span text:style-name="T3">функ</text:span><text:span text:style-name="T3">цию к </text:span><text:span text:style-name="T3">каждо</text:span><text:span text:style-name="T3">му</text:span></text:p>
          </draw:text-box>
        </draw:frame>
        <draw:frame draw:style-name="gr2" draw:text-style-name="P3" draw:layer="layout" svg:width="3.312cm" svg:height="0.471cm" svg:x="16.044cm" svg:y="5.675cm">
          <draw:text-box>
            <text:p text:style-name="P1"><text:span text:style-name="T3">ребру </text:span><text:span text:style-name="T3">из </text:span><text:span text:style-name="T3">верш</text:span><text:span text:style-name="T3">ины</text:span></text:p>
          </draw:text-box>
        </draw:frame>
        <draw:frame draw:style-name="gr2" draw:text-style-name="P3" draw:layer="layout" svg:width="1.64cm" svg:height="0.471cm" svg:x="2.127cm" svg:y="6.18cm">
          <draw:text-box>
            <text:p text:style-name="P1"><text:span text:style-name="T3">reconn</text:span><text:span text:style-name="T3">ect</text:span></text:p>
          </draw:text-box>
        </draw:frame>
        <draw:frame draw:style-name="gr2" draw:text-style-name="P3" draw:layer="layout" svg:width="1.175cm" svg:height="0.471cm" svg:x="6.096cm" svg:y="6.1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7.92cm" svg:y="6.18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499cm" svg:height="0.471cm" svg:x="16.044cm" svg:y="6.18cm">
          <draw:text-box>
            <text:p text:style-name="P1"><text:span text:style-name="T3">Перес</text:span><text:span text:style-name="T3">оедин</text:span><text:span text:style-name="T3">яет </text:span><text:span text:style-name="T3">все </text:span></text:p>
          </draw:text-box>
        </draw:frame>
        <draw:frame draw:style-name="gr2" draw:text-style-name="P3" draw:layer="layout" svg:width="2.783cm" svg:height="0.471cm" svg:x="16.044cm" svg:y="6.666cm">
          <draw:text-box>
            <text:p text:style-name="P1"><text:span text:style-name="T3">ребра </text:span><text:span text:style-name="T3">верш</text:span><text:span text:style-name="T3">ины</text:span></text:p>
          </draw:text-box>
        </draw:frame>
        <draw:frame draw:style-name="gr2" draw:text-style-name="P3" draw:layer="layout" svg:width="3.643cm" svg:height="0.471cm" svg:x="2.127cm" svg:y="7.171cm">
          <draw:text-box>
            <text:p text:style-name="P1"><text:span text:style-name="T3">check</text:span><text:span text:style-name="T3">Bound</text:span><text:span text:style-name="T3">sCross</text:span><text:span text:style-name="T3">ed</text:span></text:p>
          </draw:text-box>
        </draw:frame>
        <draw:frame draw:style-name="gr2" draw:text-style-name="P3" draw:layer="layout" svg:width="1.175cm" svg:height="0.471cm" svg:x="6.096cm" svg:y="7.17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619cm" svg:height="0.471cm" svg:x="7.92cm" svg:y="7.171cm">
          <draw:text-box>
            <text:p text:style-name="P1"><text:span text:style-name="T3">boolea</text:span><text:span text:style-name="T3">n[]</text:span></text:p>
          </draw:text-box>
        </draw:frame>
        <draw:frame draw:style-name="gr2" draw:text-style-name="P3" draw:layer="layout" svg:width="2.246cm" svg:height="0.471cm" svg:x="13.399cm" svg:y="7.171cm">
          <draw:text-box>
            <text:p text:style-name="P1"><text:span text:style-name="T3">Mouse</text:span><text:span text:style-name="T3">Event </text:span></text:p>
          </draw:text-box>
        </draw:frame>
        <draw:frame draw:style-name="gr2" draw:text-style-name="P3" draw:layer="layout" svg:width="0.916cm" svg:height="0.471cm" svg:x="13.399cm" svg:y="7.658cm">
          <draw:text-box>
            <text:p text:style-name="P1"><text:span text:style-name="T3">event</text:span></text:p>
          </draw:text-box>
        </draw:frame>
        <draw:frame draw:style-name="gr2" draw:text-style-name="P3" draw:layer="layout" svg:width="2.347cm" svg:height="0.471cm" svg:x="16.044cm" svg:y="7.171cm">
          <draw:text-box>
            <text:p text:style-name="P1"><text:span text:style-name="T3">Прове</text:span><text:span text:style-name="T3">рка на </text:span></text:p>
          </draw:text-box>
        </draw:frame>
        <draw:frame draw:style-name="gr2" draw:text-style-name="P3" draw:layer="layout" svg:width="2.335cm" svg:height="0.471cm" svg:x="16.044cm" svg:y="7.658cm">
          <draw:text-box>
            <text:p text:style-name="P1"><text:span text:style-name="T3">перес</text:span><text:span text:style-name="T3">ечени</text:span><text:span text:style-name="T3">е </text:span></text:p>
          </draw:text-box>
        </draw:frame>
        <draw:frame draw:style-name="gr2" draw:text-style-name="P3" draw:layer="layout" svg:width="3.181cm" svg:height="0.471cm" svg:x="16.044cm" svg:y="8.145cm">
          <draw:text-box>
            <text:p text:style-name="P1"><text:span text:style-name="T3">грани</text:span><text:span text:style-name="T3">цы </text:span><text:span text:style-name="T3">облас</text:span><text:span text:style-name="T3">ти </text:span></text:p>
          </draw:text-box>
        </draw:frame>
        <draw:frame draw:style-name="gr2" draw:text-style-name="P3" draw:layer="layout" svg:width="1.873cm" svg:height="0.471cm" svg:x="16.044cm" svg:y="8.631cm">
          <draw:text-box>
            <text:p text:style-name="P1"><text:span text:style-name="T3">отрис</text:span><text:span text:style-name="T3">овки</text:span></text:p>
          </draw:text-box>
        </draw:frame>
        <draw:line draw:style-name="gr31" draw:text-style-name="P4" draw:layer="layout" svg:x1="1.986cm" svg:y1="10.761cm" svg:x2="19.977cm" svg:y2="10.761cm">
          <text:p/>
        </draw:line>
        <draw:line draw:style-name="gr31" draw:text-style-name="P4" draw:layer="layout" svg:x1="2.003cm" svg:y1="11.301cm" svg:x2="19.96cm" svg:y2="11.301cm">
          <text:p/>
        </draw:line>
        <draw:line draw:style-name="gr3" draw:text-style-name="P4" draw:layer="layout" svg:x1="2.003cm" svg:y1="11.823cm" svg:x2="19.96cm" svg:y2="11.823cm">
          <text:p/>
        </draw:line>
        <draw:line draw:style-name="gr3" draw:text-style-name="P4" draw:layer="layout" svg:x1="2.003cm" svg:y1="12.328cm" svg:x2="19.96cm" svg:y2="12.328cm">
          <text:p/>
        </draw:line>
        <draw:line draw:style-name="gr3" draw:text-style-name="P4" draw:layer="layout" svg:x1="2.003cm" svg:y1="12.832cm" svg:x2="19.96cm" svg:y2="12.832cm">
          <text:p/>
        </draw:line>
        <draw:line draw:style-name="gr3" draw:text-style-name="P4" draw:layer="layout" svg:x1="2.003cm" svg:y1="13.337cm" svg:x2="19.96cm" svg:y2="13.337cm">
          <text:p/>
        </draw:line>
        <draw:line draw:style-name="gr3" draw:text-style-name="P4" draw:layer="layout" svg:x1="2.003cm" svg:y1="13.841cm" svg:x2="19.96cm" svg:y2="13.841cm">
          <text:p/>
        </draw:line>
        <draw:line draw:style-name="gr3" draw:text-style-name="P4" draw:layer="layout" svg:x1="2.003cm" svg:y1="14.832cm" svg:x2="19.96cm" svg:y2="14.832cm">
          <text:p/>
        </draw:line>
        <draw:line draw:style-name="gr31" draw:text-style-name="P4" draw:layer="layout" svg:x1="2.003cm" svg:y1="15.355cm" svg:x2="19.96cm" svg:y2="15.355cm">
          <text:p/>
        </draw:line>
        <draw:line draw:style-name="gr3" draw:text-style-name="P4" draw:layer="layout" svg:x1="2.003cm" svg:y1="15.877cm" svg:x2="19.96cm" svg:y2="15.877cm">
          <text:p/>
        </draw:line>
        <draw:line draw:style-name="gr3" draw:text-style-name="P4" draw:layer="layout" svg:x1="2.003cm" svg:y1="16.868cm" svg:x2="19.96cm" svg:y2="16.868cm">
          <text:p/>
        </draw:line>
        <draw:line draw:style-name="gr3" draw:text-style-name="P4" draw:layer="layout" svg:x1="2.003cm" svg:y1="17.859cm" svg:x2="19.96cm" svg:y2="17.859cm">
          <text:p/>
        </draw:line>
        <draw:line draw:style-name="gr3" draw:text-style-name="P4" draw:layer="layout" svg:x1="2.003cm" svg:y1="18.851cm" svg:x2="19.96cm" svg:y2="18.851cm">
          <text:p/>
        </draw:line>
        <draw:line draw:style-name="gr3" draw:text-style-name="P4" draw:layer="layout" svg:x1="2.003cm" svg:y1="19.842cm" svg:x2="19.96cm" svg:y2="19.842cm">
          <text:p/>
        </draw:line>
        <draw:line draw:style-name="gr3" draw:text-style-name="P4" draw:layer="layout" svg:x1="2.003cm" svg:y1="20.833cm" svg:x2="19.96cm" svg:y2="20.833cm">
          <text:p/>
        </draw:line>
        <draw:line draw:style-name="gr3" draw:text-style-name="P4" draw:layer="layout" svg:x1="2.003cm" svg:y1="22.311cm" svg:x2="19.96cm" svg:y2="22.311cm">
          <text:p/>
        </draw:line>
        <draw:line draw:style-name="gr3" draw:text-style-name="P4" draw:layer="layout" svg:x1="2.003cm" svg:y1="23.303cm" svg:x2="19.96cm" svg:y2="23.303cm">
          <text:p/>
        </draw:line>
        <draw:line draw:style-name="gr3" draw:text-style-name="P4" draw:layer="layout" svg:x1="2.003cm" svg:y1="24.781cm" svg:x2="19.96cm" svg:y2="24.781cm">
          <text:p/>
        </draw:line>
        <draw:line draw:style-name="gr3" draw:text-style-name="P4" draw:layer="layout" svg:x1="2.003cm" svg:y1="25.772cm" svg:x2="19.96cm" svg:y2="25.772cm">
          <text:p/>
        </draw:line>
        <draw:line draw:style-name="gr31" draw:text-style-name="P4" draw:layer="layout" svg:x1="2.01cm" svg:y1="10.733cm" svg:x2="2.01cm" svg:y2="11.326cm">
          <text:p/>
        </draw:line>
        <draw:line draw:style-name="gr3" draw:text-style-name="P4" draw:layer="layout" svg:x1="2.01cm" svg:y1="11.273cm" svg:x2="2.01cm" svg:y2="14.839cm">
          <text:p/>
        </draw:line>
        <draw:line draw:style-name="gr31" draw:text-style-name="P4" draw:layer="layout" svg:x1="2.01cm" svg:y1="14.822cm" svg:x2="2.01cm" svg:y2="15.379cm">
          <text:p/>
        </draw:line>
        <draw:line draw:style-name="gr3" draw:text-style-name="P4" draw:layer="layout" svg:x1="2.01cm" svg:y1="15.326cm" svg:x2="2.01cm" svg:y2="25.779cm">
          <text:p/>
        </draw:line>
        <draw:line draw:style-name="gr3" draw:text-style-name="P4" draw:layer="layout" svg:x1="5.979cm" svg:y1="11.273cm" svg:x2="5.979cm" svg:y2="14.839cm">
          <text:p/>
        </draw:line>
        <draw:line draw:style-name="gr3" draw:text-style-name="P4" draw:layer="layout" svg:x1="5.979cm" svg:y1="15.326cm" svg:x2="5.979cm" svg:y2="25.779cm">
          <text:p/>
        </draw:line>
        <draw:line draw:style-name="gr3" draw:text-style-name="P4" draw:layer="layout" svg:x1="7.806cm" svg:y1="11.273cm" svg:x2="7.806cm" svg:y2="14.839cm">
          <text:p/>
        </draw:line>
        <draw:line draw:style-name="gr3" draw:text-style-name="P4" draw:layer="layout" svg:x1="7.806cm" svg:y1="15.326cm" svg:x2="7.806cm" svg:y2="25.779cm">
          <text:p/>
        </draw:line>
        <draw:line draw:style-name="gr3" draw:text-style-name="P4" draw:layer="layout" svg:x1="13.282cm" svg:y1="11.273cm" svg:x2="13.282cm" svg:y2="14.839cm">
          <text:p/>
        </draw:line>
        <draw:line draw:style-name="gr3" draw:text-style-name="P4" draw:layer="layout" svg:x1="13.282cm" svg:y1="15.326cm" svg:x2="13.282cm" svg:y2="25.779cm">
          <text:p/>
        </draw:line>
        <draw:line draw:style-name="gr3" draw:text-style-name="P4" draw:layer="layout" svg:x1="15.927cm" svg:y1="15.326cm" svg:x2="15.927cm" svg:y2="25.779cm">
          <text:p/>
        </draw:line>
        <draw:line draw:style-name="gr31" draw:text-style-name="P4" draw:layer="layout" svg:x1="19.949cm" svg:y1="10.733cm" svg:x2="19.949cm" svg:y2="11.326cm">
          <text:p/>
        </draw:line>
        <draw:line draw:style-name="gr3" draw:text-style-name="P4" draw:layer="layout" svg:x1="19.949cm" svg:y1="11.273cm" svg:x2="19.949cm" svg:y2="14.839cm">
          <text:p/>
        </draw:line>
        <draw:line draw:style-name="gr31" draw:text-style-name="P4" draw:layer="layout" svg:x1="19.949cm" svg:y1="14.822cm" svg:x2="19.949cm" svg:y2="15.379cm">
          <text:p/>
        </draw:line>
        <draw:line draw:style-name="gr3" draw:text-style-name="P4" draw:layer="layout" svg:x1="19.949cm" svg:y1="15.326cm" svg:x2="19.949cm" svg:y2="25.779cm">
          <text:p/>
        </draw:line>
        <draw:frame draw:style-name="gr2" draw:text-style-name="P3" draw:layer="layout" svg:width="2.44cm" svg:height="0.471cm" svg:x="2.004cm" svg:y="9.944cm">
          <draw:text-box>
            <text:p text:style-name="P1"><text:span text:style-name="T4">Класс </text:span><text:span text:style-name="T4">Grap</text:span><text:span text:style-name="T4">h</text:span></text:p>
          </draw:text-box>
        </draw:frame>
        <draw:frame draw:style-name="gr2" draw:text-style-name="P3" draw:layer="layout" svg:width="0.925cm" svg:height="0.471cm" svg:x="2.127cm" svg:y="10.805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2.127cm" svg:y="11.34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96cm" svg:y="11.344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2cm" svg:y="11.34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3.399cm" svg:y="11.34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988cm" svg:height="0.471cm" svg:x="2.127cm" svg:y="11.849cm">
          <draw:text-box>
            <text:p text:style-name="P1"><text:span text:style-name="T3">nodes</text:span></text:p>
          </draw:text-box>
        </draw:frame>
        <draw:frame draw:style-name="gr2" draw:text-style-name="P3" draw:layer="layout" svg:width="1.175cm" svg:height="0.471cm" svg:x="6.096cm" svg:y="11.84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3.033cm" svg:height="0.471cm" svg:x="7.92cm" svg:y="11.849cm">
          <draw:text-box>
            <text:p text:style-name="P1"><text:span text:style-name="T3">Array</text:span><text:span text:style-name="T3">List&lt;</text:span><text:span text:style-name="T3">Node</text:span><text:span text:style-name="T3">&gt;</text:span></text:p>
          </draw:text-box>
        </draw:frame>
        <draw:frame draw:style-name="gr2" draw:text-style-name="P3" draw:layer="layout" svg:width="2.889cm" svg:height="0.471cm" svg:x="13.399cm" svg:y="11.849cm">
          <draw:text-box>
            <text:p text:style-name="P1"><text:span text:style-name="T3">Верш</text:span><text:span text:style-name="T3">ины </text:span><text:span text:style-name="T3">графа</text:span></text:p>
          </draw:text-box>
        </draw:frame>
        <draw:frame draw:style-name="gr2" draw:text-style-name="P3" draw:layer="layout" svg:width="2.093cm" svg:height="0.471cm" svg:x="2.127cm" svg:y="12.353cm">
          <draw:text-box>
            <text:p text:style-name="P1"><text:span text:style-name="T3">MAX</text:span><text:span text:style-name="T3">_SIZE</text:span></text:p>
          </draw:text-box>
        </draw:frame>
        <draw:frame draw:style-name="gr2" draw:text-style-name="P3" draw:layer="layout" svg:width="1.175cm" svg:height="0.471cm" svg:x="6.096cm" svg:y="12.35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7.92cm" svg:y="12.353cm">
          <draw:text-box>
            <text:p text:style-name="P1"><text:span text:style-name="T3">int</text:span></text:p>
          </draw:text-box>
        </draw:frame>
        <draw:frame draw:style-name="gr2" draw:text-style-name="P3" draw:layer="layout" svg:width="6.305cm" svg:height="0.471cm" svg:x="13.399cm" svg:y="12.353cm">
          <draw:text-box>
            <text:p text:style-name="P1"><text:span text:style-name="T3">Макс</text:span><text:span text:style-name="T3">ималь</text:span><text:span text:style-name="T3">ное </text:span><text:span text:style-name="T3">колич</text:span><text:span text:style-name="T3">ество </text:span><text:span text:style-name="T3">верш</text:span><text:span text:style-name="T3">ин</text:span></text:p>
          </draw:text-box>
        </draw:frame>
        <draw:frame draw:style-name="gr2" draw:text-style-name="P3" draw:layer="layout" svg:width="1.386cm" svg:height="0.471cm" svg:x="2.127cm" svg:y="12.858cm">
          <draw:text-box>
            <text:p text:style-name="P1"><text:span text:style-name="T3">instan</text:span><text:span text:style-name="T3">ce</text:span></text:p>
          </draw:text-box>
        </draw:frame>
        <draw:frame draw:style-name="gr2" draw:text-style-name="P3" draw:layer="layout" svg:width="1.175cm" svg:height="0.471cm" svg:x="6.096cm" svg:y="12.85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56cm" svg:height="0.471cm" svg:x="7.92cm" svg:y="12.858cm">
          <draw:text-box>
            <text:p text:style-name="P1"><text:span text:style-name="T3">Graph</text:span></text:p>
          </draw:text-box>
        </draw:frame>
        <draw:frame draw:style-name="gr2" draw:text-style-name="P3" draw:layer="layout" svg:width="1.755cm" svg:height="0.471cm" svg:x="13.399cm" svg:y="12.858cm">
          <draw:text-box>
            <text:p text:style-name="P1"><text:span text:style-name="T3">Синг</text:span><text:span text:style-name="T3">лтон</text:span></text:p>
          </draw:text-box>
        </draw:frame>
        <draw:frame draw:style-name="gr2" draw:text-style-name="P3" draw:layer="layout" svg:width="2.538cm" svg:height="0.471cm" svg:x="2.127cm" svg:y="13.362cm">
          <draw:text-box>
            <text:p text:style-name="P1"><text:span text:style-name="T3">show</text:span><text:span text:style-name="T3">Distan</text:span><text:span text:style-name="T3">ces</text:span></text:p>
          </draw:text-box>
        </draw:frame>
        <draw:frame draw:style-name="gr2" draw:text-style-name="P3" draw:layer="layout" svg:width="1.175cm" svg:height="0.471cm" svg:x="6.096cm" svg:y="13.36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7.92cm" svg:y="13.362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302cm" svg:height="0.471cm" svg:x="13.399cm" svg:y="13.362cm">
          <draw:text-box>
            <text:p text:style-name="P1"><text:span text:style-name="T3">Показ</text:span><text:span text:style-name="T3">ываю</text:span><text:span text:style-name="T3">тся ли </text:span><text:span text:style-name="T3">расст</text:span><text:span text:style-name="T3">ояния</text:span></text:p>
          </draw:text-box>
        </draw:frame>
        <draw:frame draw:style-name="gr2" draw:text-style-name="P3" draw:layer="layout" svg:width="2.275cm" svg:height="0.471cm" svg:x="2.127cm" svg:y="13.867cm">
          <draw:text-box>
            <text:p text:style-name="P1"><text:span text:style-name="T3">selecte</text:span><text:span text:style-name="T3">dNode</text:span></text:p>
          </draw:text-box>
        </draw:frame>
        <draw:frame draw:style-name="gr2" draw:text-style-name="P3" draw:layer="layout" svg:width="1.175cm" svg:height="0.471cm" svg:x="6.096cm" svg:y="13.86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16cm" svg:height="0.471cm" svg:x="7.92cm" svg:y="13.867cm">
          <draw:text-box>
            <text:p text:style-name="P1"><text:span text:style-name="T3">Node</text:span></text:p>
          </draw:text-box>
        </draw:frame>
        <draw:frame draw:style-name="gr2" draw:text-style-name="P3" draw:layer="layout" svg:width="5.586cm" svg:height="0.471cm" svg:x="13.399cm" svg:y="13.867cm">
          <draw:text-box>
            <text:p text:style-name="P1"><text:span text:style-name="T3">Выбр</text:span><text:span text:style-name="T3">анны</text:span><text:span text:style-name="T3">й узел </text:span><text:span text:style-name="T3">для </text:span><text:span text:style-name="T3">функ</text:span><text:span text:style-name="T3">ции </text:span></text:p>
          </draw:text-box>
        </draw:frame>
        <draw:frame draw:style-name="gr2" draw:text-style-name="P3" draw:layer="layout" svg:width="1.043cm" svg:height="0.471cm" svg:x="13.399cm" svg:y="14.353cm">
          <draw:text-box>
            <text:p text:style-name="P1"><text:span text:style-name="T3">путей</text:span></text:p>
          </draw:text-box>
        </draw:frame>
        <draw:frame draw:style-name="gr2" draw:text-style-name="P3" draw:layer="layout" svg:width="1.463cm" svg:height="0.471cm" svg:x="2.127cm" svg:y="14.858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2.127cm" svg:y="15.398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96cm" svg:y="15.398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2cm" svg:y="15.398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3.399cm" svg:y="15.398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6.044cm" svg:y="15.398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877cm" svg:height="0.471cm" svg:x="2.127cm" svg:y="15.902cm">
          <draw:text-box>
            <text:p text:style-name="P1"><text:span text:style-name="T3">select</text:span><text:span text:style-name="T3">Node</text:span></text:p>
          </draw:text-box>
        </draw:frame>
        <draw:frame draw:style-name="gr2" draw:text-style-name="P3" draw:layer="layout" svg:width="1.06cm" svg:height="0.471cm" svg:x="6.096cm" svg:y="15.90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5.902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234cm" svg:height="0.471cm" svg:x="13.399cm" svg:y="15.902cm">
          <draw:text-box>
            <text:p text:style-name="P1"><text:span text:style-name="T3">Node </text:span><text:span text:style-name="T3">n</text:span></text:p>
          </draw:text-box>
        </draw:frame>
        <draw:frame draw:style-name="gr2" draw:text-style-name="P3" draw:layer="layout" svg:width="3.287cm" svg:height="0.471cm" svg:x="16.044cm" svg:y="15.902cm">
          <draw:text-box>
            <text:p text:style-name="P1"><text:span text:style-name="T3">Выби</text:span><text:span text:style-name="T3">рает </text:span><text:span text:style-name="T3">узел </text:span><text:span text:style-name="T3">ля </text:span></text:p>
          </draw:text-box>
        </draw:frame>
        <draw:frame draw:style-name="gr2" draw:text-style-name="P3" draw:layer="layout" svg:width="2.758cm" svg:height="0.471cm" svg:x="16.044cm" svg:y="16.389cm">
          <draw:text-box>
            <text:p text:style-name="P1"><text:span text:style-name="T3">функ</text:span><text:span text:style-name="T3">ции </text:span><text:span text:style-name="T3">путей</text:span></text:p>
          </draw:text-box>
        </draw:frame>
        <draw:frame draw:style-name="gr2" draw:text-style-name="P3" draw:layer="layout" svg:width="2.275cm" svg:height="0.471cm" svg:x="2.127cm" svg:y="16.893cm">
          <draw:text-box>
            <text:p text:style-name="P1"><text:span text:style-name="T3">desele</text:span><text:span text:style-name="T3">ctNod</text:span><text:span text:style-name="T3">e</text:span></text:p>
          </draw:text-box>
        </draw:frame>
        <draw:frame draw:style-name="gr2" draw:text-style-name="P3" draw:layer="layout" svg:width="1.06cm" svg:height="0.471cm" svg:x="6.096cm" svg:y="16.89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6.8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236cm" svg:height="0.471cm" svg:x="16.044cm" svg:y="16.893cm">
          <draw:text-box>
            <text:p text:style-name="P1"><text:span text:style-name="T3">Сним</text:span><text:span text:style-name="T3">ает </text:span><text:span text:style-name="T3">отмет</text:span><text:span text:style-name="T3">ку </text:span></text:p>
          </draw:text-box>
        </draw:frame>
        <draw:frame draw:style-name="gr2" draw:text-style-name="P3" draw:layer="layout" svg:width="2.368cm" svg:height="0.471cm" svg:x="16.044cm" svg:y="17.38cm">
          <draw:text-box>
            <text:p text:style-name="P1"><text:span text:style-name="T3">выбра</text:span><text:span text:style-name="T3">нност</text:span><text:span text:style-name="T3">и</text:span></text:p>
          </draw:text-box>
        </draw:frame>
        <draw:frame draw:style-name="gr2" draw:text-style-name="P3" draw:layer="layout" svg:width="3.334cm" svg:height="0.471cm" svg:x="2.127cm" svg:y="17.885cm">
          <draw:text-box>
            <text:p text:style-name="P1"><text:span text:style-name="T3">areDis</text:span><text:span text:style-name="T3">tances</text:span><text:span text:style-name="T3">Show</text:span><text:span text:style-name="T3">n</text:span></text:p>
          </draw:text-box>
        </draw:frame>
        <draw:frame draw:style-name="gr2" draw:text-style-name="P3" draw:layer="layout" svg:width="1.06cm" svg:height="0.471cm" svg:x="6.096cm" svg:y="17.88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4cm" svg:height="0.471cm" svg:x="7.92cm" svg:y="17.885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3.287cm" svg:height="0.471cm" svg:x="16.044cm" svg:y="17.885cm">
          <draw:text-box>
            <text:p text:style-name="P1"><text:span text:style-name="T3">Показ</text:span><text:span text:style-name="T3">ываю</text:span><text:span text:style-name="T3">тся ли </text:span></text:p>
          </draw:text-box>
        </draw:frame>
        <draw:frame draw:style-name="gr2" draw:text-style-name="P3" draw:layer="layout" svg:width="2.288cm" svg:height="0.471cm" svg:x="16.044cm" svg:y="18.372cm">
          <draw:text-box>
            <text:p text:style-name="P1"><text:span text:style-name="T3">длин</text:span><text:span text:style-name="T3">ы </text:span><text:span text:style-name="T3">ребер</text:span></text:p>
          </draw:text-box>
        </draw:frame>
        <draw:frame draw:style-name="gr2" draw:text-style-name="P3" draw:layer="layout" svg:width="1.526cm" svg:height="0.471cm" svg:x="2.127cm" svg:y="18.876cm">
          <draw:text-box>
            <text:p text:style-name="P1"><text:span text:style-name="T3">addNo</text:span><text:span text:style-name="T3">de</text:span></text:p>
          </draw:text-box>
        </draw:frame>
        <draw:frame draw:style-name="gr2" draw:text-style-name="P3" draw:layer="layout" svg:width="1.06cm" svg:height="0.471cm" svg:x="6.096cm" svg:y="18.8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8.876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844cm" svg:height="0.471cm" svg:x="13.399cm" svg:y="18.876cm">
          <draw:text-box>
            <text:p text:style-name="P1"><text:span text:style-name="T3">Node </text:span><text:span text:style-name="T3">node</text:span></text:p>
          </draw:text-box>
        </draw:frame>
        <draw:frame draw:style-name="gr2" draw:text-style-name="P3" draw:layer="layout" svg:width="3.177cm" svg:height="0.471cm" svg:x="16.044cm" svg:y="18.876cm">
          <draw:text-box>
            <text:p text:style-name="P1"><text:span text:style-name="T3">Добав</text:span><text:span text:style-name="T3">ляет </text:span><text:span text:style-name="T3">узел в </text:span></text:p>
          </draw:text-box>
        </draw:frame>
        <draw:frame draw:style-name="gr2" draw:text-style-name="P3" draw:layer="layout" svg:width="0.849cm" svg:height="0.471cm" svg:x="16.044cm" svg:y="19.363cm">
          <draw:text-box>
            <text:p text:style-name="P1"><text:span text:style-name="T3">граф</text:span></text:p>
          </draw:text-box>
        </draw:frame>
        <draw:frame draw:style-name="gr2" draw:text-style-name="P3" draw:layer="layout" svg:width="2.182cm" svg:height="0.471cm" svg:x="2.127cm" svg:y="19.867cm">
          <draw:text-box>
            <text:p text:style-name="P1"><text:span text:style-name="T3">remov</text:span><text:span text:style-name="T3">eNode</text:span></text:p>
          </draw:text-box>
        </draw:frame>
        <draw:frame draw:style-name="gr2" draw:text-style-name="P3" draw:layer="layout" svg:width="1.06cm" svg:height="0.471cm" svg:x="6.096cm" svg:y="19.86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19.867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844cm" svg:height="0.471cm" svg:x="13.399cm" svg:y="19.867cm">
          <draw:text-box>
            <text:p text:style-name="P1"><text:span text:style-name="T3">Node </text:span><text:span text:style-name="T3">node</text:span></text:p>
          </draw:text-box>
        </draw:frame>
        <draw:frame draw:style-name="gr2" draw:text-style-name="P3" draw:layer="layout" svg:width="3.609cm" svg:height="0.471cm" svg:x="16.044cm" svg:y="19.867cm">
          <draw:text-box>
            <text:p text:style-name="P1"><text:span text:style-name="T3">Возвр</text:span><text:span text:style-name="T3">ащает </text:span><text:span text:style-name="T3">списо</text:span><text:span text:style-name="T3">к </text:span></text:p>
          </draw:text-box>
        </draw:frame>
        <draw:frame draw:style-name="gr2" draw:text-style-name="P3" draw:layer="layout" svg:width="1.403cm" svg:height="0.471cm" svg:x="16.044cm" svg:y="20.354cm">
          <draw:text-box>
            <text:p text:style-name="P1"><text:span text:style-name="T3">сосед</text:span><text:span text:style-name="T3">ей</text:span></text:p>
          </draw:text-box>
        </draw:frame>
        <draw:frame draw:style-name="gr2" draw:text-style-name="P3" draw:layer="layout" svg:width="2.483cm" svg:height="0.471cm" svg:x="2.127cm" svg:y="20.859cm">
          <draw:text-box>
            <text:p text:style-name="P1"><text:span text:style-name="T3">referes</text:span><text:span text:style-name="T3">hLabe</text:span><text:span text:style-name="T3">ls</text:span></text:p>
          </draw:text-box>
        </draw:frame>
        <draw:frame draw:style-name="gr2" draw:text-style-name="P3" draw:layer="layout" svg:width="1.06cm" svg:height="0.471cm" svg:x="6.096cm" svg:y="20.85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20.859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844cm" svg:height="0.471cm" svg:x="13.399cm" svg:y="20.859cm">
          <draw:text-box>
            <text:p text:style-name="P1"><text:span text:style-name="T3">Node </text:span><text:span text:style-name="T3">node</text:span></text:p>
          </draw:text-box>
        </draw:frame>
        <draw:frame draw:style-name="gr2" draw:text-style-name="P3" draw:layer="layout" svg:width="3.693cm" svg:height="0.471cm" svg:x="16.044cm" svg:y="20.859cm">
          <draw:text-box>
            <text:p text:style-name="P1"><text:span text:style-name="T3">По </text:span><text:span text:style-name="T3">удале</text:span><text:span text:style-name="T3">нном</text:span><text:span text:style-name="T3">у узлу</text:span></text:p>
          </draw:text-box>
        </draw:frame>
        <draw:frame draw:style-name="gr2" draw:text-style-name="P3" draw:layer="layout" svg:width="3.351cm" svg:height="0.471cm" svg:x="16.044cm" svg:y="21.346cm">
          <draw:text-box>
            <text:p text:style-name="P1"><text:span text:style-name="T3">обнов</text:span><text:span text:style-name="T3">ляет </text:span><text:span text:style-name="T3">номер</text:span><text:span text:style-name="T3">а </text:span></text:p>
          </draw:text-box>
        </draw:frame>
        <draw:frame draw:style-name="gr2" draw:text-style-name="P3" draw:layer="layout" svg:width="1.382cm" svg:height="0.471cm" svg:x="16.044cm" svg:y="21.832cm">
          <draw:text-box>
            <text:p text:style-name="P1"><text:span text:style-name="T3">верш</text:span><text:span text:style-name="T3">ин</text:span></text:p>
          </draw:text-box>
        </draw:frame>
        <draw:frame draw:style-name="gr2" draw:text-style-name="P3" draw:layer="layout" svg:width="3.571cm" svg:height="0.471cm" svg:x="2.127cm" svg:y="22.337cm">
          <draw:text-box>
            <text:p text:style-name="P1"><text:span text:style-name="T3">getEd</text:span><text:span text:style-name="T3">gesAn</text:span><text:span text:style-name="T3">dDista</text:span><text:span text:style-name="T3">nc</text:span></text:p>
          </draw:text-box>
        </draw:frame>
        <draw:frame draw:style-name="gr2" draw:text-style-name="P3" draw:layer="layout" svg:width="0.422cm" svg:height="0.471cm" svg:x="2.127cm" svg:y="22.824cm">
          <draw:text-box>
            <text:p text:style-name="P1"><text:span text:style-name="T3">es</text:span></text:p>
          </draw:text-box>
        </draw:frame>
        <draw:frame draw:style-name="gr2" draw:text-style-name="P3" draw:layer="layout" svg:width="1.06cm" svg:height="0.471cm" svg:x="6.096cm" svg:y="22.33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5.129cm" svg:height="0.471cm" svg:x="7.92cm" svg:y="22.337cm">
          <draw:text-box>
            <text:p text:style-name="P1"><text:span text:style-name="T3">Hash</text:span><text:span text:style-name="T3">Map&lt;</text:span><text:span text:style-name="T3">Edge, </text:span><text:span text:style-name="T3">Pair&lt;S</text:span><text:span text:style-name="T3">tring, </text:span></text:p>
          </draw:text-box>
        </draw:frame>
        <draw:frame draw:style-name="gr2" draw:text-style-name="P3" draw:layer="layout" svg:width="1.721cm" svg:height="0.471cm" svg:x="7.92cm" svg:y="22.824cm">
          <draw:text-box>
            <text:p text:style-name="P1"><text:span text:style-name="T3">Doubl</text:span><text:span text:style-name="T3">e&gt;&gt;</text:span></text:p>
          </draw:text-box>
        </draw:frame>
        <draw:frame draw:style-name="gr2" draw:text-style-name="P3" draw:layer="layout" svg:width="3.689cm" svg:height="0.471cm" svg:x="16.044cm" svg:y="22.337cm">
          <draw:text-box>
            <text:p text:style-name="P1"><text:span text:style-name="T3">Спис</text:span><text:span text:style-name="T3">ок </text:span><text:span text:style-name="T3">всех </text:span><text:span text:style-name="T3">ребер </text:span><text:span text:style-name="T3">и</text:span></text:p>
          </draw:text-box>
        </draw:frame>
        <draw:frame draw:style-name="gr2" draw:text-style-name="P3" draw:layer="layout" svg:width="1.433cm" svg:height="0.471cm" svg:x="16.044cm" svg:y="22.824cm">
          <draw:text-box>
            <text:p text:style-name="P1"><text:span text:style-name="T3">их </text:span><text:span text:style-name="T3">длин</text:span></text:p>
          </draw:text-box>
        </draw:frame>
        <draw:frame draw:style-name="gr2" draw:text-style-name="P3" draw:layer="layout" svg:width="3.524cm" svg:height="0.471cm" svg:x="2.127cm" svg:y="23.328cm">
          <draw:text-box>
            <text:p text:style-name="P1"><text:span text:style-name="T3">getOri</text:span><text:span text:style-name="T3">ented</text:span><text:span text:style-name="T3">Edges</text:span><text:span text:style-name="T3">Co</text:span></text:p>
          </draw:text-box>
        </draw:frame>
        <draw:frame draw:style-name="gr2" draw:text-style-name="P3" draw:layer="layout" svg:width="0.544cm" svg:height="0.471cm" svg:x="2.127cm" svg:y="23.815cm">
          <draw:text-box>
            <text:p text:style-name="P1"><text:span text:style-name="T3">unt</text:span></text:p>
          </draw:text-box>
        </draw:frame>
        <draw:frame draw:style-name="gr2" draw:text-style-name="P3" draw:layer="layout" svg:width="1.06cm" svg:height="0.471cm" svg:x="6.096cm" svg:y="23.32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451cm" svg:height="0.471cm" svg:x="7.92cm" svg:y="23.328cm">
          <draw:text-box>
            <text:p text:style-name="P1"><text:span text:style-name="T3">int</text:span></text:p>
          </draw:text-box>
        </draw:frame>
        <draw:frame draw:style-name="gr2" draw:text-style-name="P3" draw:layer="layout" svg:width="3.617cm" svg:height="0.471cm" svg:x="16.044cm" svg:y="23.328cm">
          <draw:text-box>
            <text:p text:style-name="P1"><text:span text:style-name="T3">Счита</text:span><text:span text:style-name="T3">ет </text:span><text:span text:style-name="T3">колич</text:span><text:span text:style-name="T3">ество</text:span></text:p>
          </draw:text-box>
        </draw:frame>
        <draw:frame draw:style-name="gr2" draw:text-style-name="P3" draw:layer="layout" svg:width="3.351cm" svg:height="0.471cm" svg:x="16.044cm" svg:y="23.815cm">
          <draw:text-box>
            <text:p text:style-name="P1"><text:span text:style-name="T3">ориен</text:span><text:span text:style-name="T3">тиров</text:span><text:span text:style-name="T3">анны</text:span><text:span text:style-name="T3">х </text:span></text:p>
          </draw:text-box>
        </draw:frame>
        <draw:frame draw:style-name="gr2" draw:text-style-name="P3" draw:layer="layout" svg:width="1.014cm" svg:height="0.471cm" svg:x="16.044cm" svg:y="24.302cm">
          <draw:text-box>
            <text:p text:style-name="P1"><text:span text:style-name="T3">ребер</text:span></text:p>
          </draw:text-box>
        </draw:frame>
        <draw:frame draw:style-name="gr2" draw:text-style-name="P3" draw:layer="layout" svg:width="1.268cm" svg:height="0.471cm" svg:x="2.127cm" svg:y="24.806cm">
          <draw:text-box>
            <text:p text:style-name="P1"><text:span text:style-name="T3">setNe</text:span><text:span text:style-name="T3">w</text:span></text:p>
          </draw:text-box>
        </draw:frame>
        <draw:frame draw:style-name="gr2" draw:text-style-name="P3" draw:layer="layout" svg:width="1.06cm" svg:height="0.471cm" svg:x="6.096cm" svg:y="24.80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24.806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162cm" svg:height="0.471cm" svg:x="13.399cm" svg:y="24.806cm">
          <draw:text-box>
            <text:p text:style-name="P1"><text:span text:style-name="T3">Graph </text:span></text:p>
          </draw:text-box>
        </draw:frame>
        <draw:frame draw:style-name="gr2" draw:text-style-name="P3" draw:layer="layout" svg:width="1.759cm" svg:height="0.471cm" svg:x="13.399cm" svg:y="25.293cm">
          <draw:text-box>
            <text:p text:style-name="P1"><text:span text:style-name="T3">newG</text:span><text:span text:style-name="T3">raph</text:span></text:p>
          </draw:text-box>
        </draw:frame>
        <draw:frame draw:style-name="gr2" draw:text-style-name="P3" draw:layer="layout" svg:width="3.257cm" svg:height="0.471cm" svg:x="16.044cm" svg:y="24.806cm">
          <draw:text-box>
            <text:p text:style-name="P1"><text:span text:style-name="T3">Стира</text:span><text:span text:style-name="T3">ет </text:span><text:span text:style-name="T3">текущ</text:span><text:span text:style-name="T3">ий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677cm" svg:height="0.471cm" svg:x="16.044cm" svg:y="25.293cm">
          <draw:text-box>
            <text:p text:style-name="P1"><text:span text:style-name="T3">граф </text:span><text:span text:style-name="T3">и </text:span><text:span text:style-name="T3">задает </text:span><text:span text:style-name="T3">новы</text:span><text:span text:style-name="T3">й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7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6</text:span></text:p>
          </draw:text-box>
        </draw:frame>
        <draw:line draw:style-name="gr3" draw:text-style-name="P4" draw:layer="layout" svg:x1="2.003cm" svg:y1="2.711cm" svg:x2="19.96cm" svg:y2="2.711cm">
          <text:p/>
        </draw:line>
        <draw:line draw:style-name="gr3" draw:text-style-name="P4" draw:layer="layout" svg:x1="2.003cm" svg:y1="3.215cm" svg:x2="19.96cm" svg:y2="3.215cm">
          <text:p/>
        </draw:line>
        <draw:line draw:style-name="gr3" draw:text-style-name="P4" draw:layer="layout" svg:x1="2.003cm" svg:y1="5.667cm" svg:x2="19.96cm" svg:y2="5.667cm">
          <text:p/>
        </draw:line>
        <draw:line draw:style-name="gr3" draw:text-style-name="P4" draw:layer="layout" svg:x1="2.003cm" svg:y1="6.172cm" svg:x2="19.96cm" svg:y2="6.172cm">
          <text:p/>
        </draw:line>
        <draw:line draw:style-name="gr3" draw:text-style-name="P4" draw:layer="layout" svg:x1="2.003cm" svg:y1="7.65cm" svg:x2="19.96cm" svg:y2="7.65cm">
          <text:p/>
        </draw:line>
        <draw:line draw:style-name="gr3" draw:text-style-name="P4" draw:layer="layout" svg:x1="2.003cm" svg:y1="9.615cm" svg:x2="19.96cm" svg:y2="9.615cm">
          <text:p/>
        </draw:line>
        <draw:line draw:style-name="gr3" draw:text-style-name="P4" draw:layer="layout" svg:x1="2.01cm" svg:y1="2.7cm" svg:x2="2.01cm" svg:y2="9.622cm">
          <text:p/>
        </draw:line>
        <draw:line draw:style-name="gr3" draw:text-style-name="P4" draw:layer="layout" svg:x1="5.979cm" svg:y1="2.7cm" svg:x2="5.979cm" svg:y2="9.622cm">
          <text:p/>
        </draw:line>
        <draw:line draw:style-name="gr3" draw:text-style-name="P4" draw:layer="layout" svg:x1="7.806cm" svg:y1="2.7cm" svg:x2="7.806cm" svg:y2="9.622cm">
          <text:p/>
        </draw:line>
        <draw:line draw:style-name="gr3" draw:text-style-name="P4" draw:layer="layout" svg:x1="13.282cm" svg:y1="2.7cm" svg:x2="13.282cm" svg:y2="9.622cm">
          <text:p/>
        </draw:line>
        <draw:line draw:style-name="gr3" draw:text-style-name="P4" draw:layer="layout" svg:x1="15.927cm" svg:y1="2.7cm" svg:x2="15.927cm" svg:y2="9.622cm">
          <text:p/>
        </draw:line>
        <draw:line draw:style-name="gr3" draw:text-style-name="P4" draw:layer="layout" svg:x1="19.949cm" svg:y1="2.7cm" svg:x2="19.949cm" svg:y2="9.622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2.792cm" svg:height="0.471cm" svg:x="16.044cm" svg:y="2.736cm">
          <draw:text-box>
            <text:p text:style-name="P1"><text:span text:style-name="T3">с </text:span><text:span text:style-name="T3">перер</text:span><text:span text:style-name="T3">исовк</text:span><text:span text:style-name="T3">ой</text:span></text:p>
          </draw:text-box>
        </draw:frame>
        <draw:frame draw:style-name="gr2" draw:text-style-name="P3" draw:layer="layout" svg:width="1.17cm" svg:height="0.471cm" svg:x="2.127cm" svg:y="3.241cm">
          <draw:text-box>
            <text:p text:style-name="P1"><text:span text:style-name="T3">rescale</text:span></text:p>
          </draw:text-box>
        </draw:frame>
        <draw:frame draw:style-name="gr2" draw:text-style-name="P3" draw:layer="layout" svg:width="1.06cm" svg:height="0.471cm" svg:x="6.096cm" svg:y="3.24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3.241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822cm" svg:height="0.471cm" svg:x="13.399cm" svg:y="3.241cm">
          <draw:text-box>
            <text:p text:style-name="P1"><text:span text:style-name="T3">Char </text:span><text:span text:style-name="T3">axis, </text:span></text:p>
          </draw:text-box>
        </draw:frame>
        <draw:frame draw:style-name="gr2" draw:text-style-name="P3" draw:layer="layout" svg:width="1.259cm" svg:height="0.471cm" svg:x="13.399cm" svg:y="3.728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365cm" svg:height="0.471cm" svg:x="13.399cm" svg:y="4.215cm">
          <draw:text-box>
            <text:p text:style-name="P1"><text:span text:style-name="T3">oldVal</text:span><text:span text:style-name="T3">, </text:span></text:p>
          </draw:text-box>
        </draw:frame>
        <draw:frame draw:style-name="gr2" draw:text-style-name="P3" draw:layer="layout" svg:width="1.259cm" svg:height="0.471cm" svg:x="13.399cm" svg:y="4.701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314cm" svg:height="0.471cm" svg:x="13.399cm" svg:y="5.188cm">
          <draw:text-box>
            <text:p text:style-name="P1"><text:span text:style-name="T3">newV</text:span><text:span text:style-name="T3">al</text:span></text:p>
          </draw:text-box>
        </draw:frame>
        <draw:frame draw:style-name="gr2" draw:text-style-name="P3" draw:layer="layout" svg:width="2.047cm" svg:height="0.471cm" svg:x="16.044cm" svg:y="3.241cm">
          <draw:text-box>
            <text:p text:style-name="P1"><text:span text:style-name="T3">Обно</text:span><text:span text:style-name="T3">вляет </text:span></text:p>
          </draw:text-box>
        </draw:frame>
        <draw:frame draw:style-name="gr2" draw:text-style-name="P3" draw:layer="layout" svg:width="3.232cm" svg:height="0.471cm" svg:x="16.044cm" svg:y="3.728cm">
          <draw:text-box>
            <text:p text:style-name="P1"><text:span text:style-name="T3">поло</text:span><text:span text:style-name="T3">жение </text:span><text:span text:style-name="T3">графа </text:span></text:p>
          </draw:text-box>
        </draw:frame>
        <draw:frame draw:style-name="gr2" draw:text-style-name="P3" draw:layer="layout" svg:width="2.834cm" svg:height="0.471cm" svg:x="16.044cm" svg:y="4.215cm">
          <draw:text-box>
            <text:p text:style-name="P1"><text:span text:style-name="T3">при </text:span><text:span text:style-name="T3">измен</text:span><text:span text:style-name="T3">ении </text:span></text:p>
          </draw:text-box>
        </draw:frame>
        <draw:frame draw:style-name="gr2" draw:text-style-name="P3" draw:layer="layout" svg:width="3.406cm" svg:height="0.471cm" svg:x="16.044cm" svg:y="4.701cm">
          <draw:text-box>
            <text:p text:style-name="P1"><text:span text:style-name="T3">облас</text:span><text:span text:style-name="T3">ти </text:span><text:span text:style-name="T3">отрис</text:span><text:span text:style-name="T3">овки</text:span></text:p>
          </draw:text-box>
        </draw:frame>
        <draw:frame draw:style-name="gr2" draw:text-style-name="P3" draw:layer="layout" svg:width="2.093cm" svg:height="0.471cm" svg:x="2.127cm" svg:y="5.693cm">
          <draw:text-box>
            <text:p text:style-name="P1"><text:span text:style-name="T3">hideL</text:span><text:span text:style-name="T3">engths</text:span></text:p>
          </draw:text-box>
        </draw:frame>
        <draw:frame draw:style-name="gr2" draw:text-style-name="P3" draw:layer="layout" svg:width="1.06cm" svg:height="0.471cm" svg:x="6.096cm" svg:y="5.69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5.6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0.422cm" svg:height="0.471cm" svg:x="13.399cm" svg:y="5.6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689cm" svg:height="0.471cm" svg:x="16.044cm" svg:y="5.693cm">
          <draw:text-box>
            <text:p text:style-name="P1"><text:span text:style-name="T3">Пряче</text:span><text:span text:style-name="T3">т </text:span><text:span text:style-name="T3">длин</text:span><text:span text:style-name="T3">ы </text:span><text:span text:style-name="T3">ребер</text:span></text:p>
          </draw:text-box>
        </draw:frame>
        <draw:frame draw:style-name="gr2" draw:text-style-name="P3" draw:layer="layout" svg:width="2.161cm" svg:height="0.471cm" svg:x="2.127cm" svg:y="6.197cm">
          <draw:text-box>
            <text:p text:style-name="P1"><text:span text:style-name="T3">resetL</text:span><text:span text:style-name="T3">engths</text:span></text:p>
          </draw:text-box>
        </draw:frame>
        <draw:frame draw:style-name="gr2" draw:text-style-name="P3" draw:layer="layout" svg:width="1.06cm" svg:height="0.471cm" svg:x="6.096cm" svg:y="6.19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6.197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507cm" svg:height="0.471cm" svg:x="16.044cm" svg:y="6.197cm">
          <draw:text-box>
            <text:p text:style-name="P1"><text:span text:style-name="T3">Сбрас</text:span><text:span text:style-name="T3">ывает </text:span><text:span text:style-name="T3">длин</text:span><text:span text:style-name="T3">ы </text:span></text:p>
          </draw:text-box>
        </draw:frame>
        <draw:frame draw:style-name="gr2" draw:text-style-name="P3" draw:layer="layout" svg:width="1.424cm" svg:height="0.471cm" svg:x="16.044cm" svg:y="6.684cm">
          <draw:text-box>
            <text:p text:style-name="P1"><text:span text:style-name="T3">ребер </text:span><text:span text:style-name="T3">в </text:span></text:p>
          </draw:text-box>
        </draw:frame>
        <draw:frame draw:style-name="gr2" draw:text-style-name="P3" draw:layer="layout" svg:width="2.644cm" svg:height="0.471cm" svg:x="16.044cm" svg:y="7.171cm">
          <draw:text-box>
            <text:p text:style-name="P1"><text:span text:style-name="T3">беско</text:span><text:span text:style-name="T3">нечно</text:span><text:span text:style-name="T3">сть</text:span></text:p>
          </draw:text-box>
        </draw:frame>
        <draw:frame draw:style-name="gr2" draw:text-style-name="P3" draw:layer="layout" svg:width="2.559cm" svg:height="0.471cm" svg:x="2.127cm" svg:y="7.675cm">
          <draw:text-box>
            <text:p text:style-name="P1"><text:span text:style-name="T3">chang</text:span><text:span text:style-name="T3">eLeng</text:span><text:span text:style-name="T3">ths</text:span></text:p>
          </draw:text-box>
        </draw:frame>
        <draw:frame draw:style-name="gr2" draw:text-style-name="P3" draw:layer="layout" svg:width="1.06cm" svg:height="0.471cm" svg:x="6.096cm" svg:y="7.67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2cm" svg:y="7.675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017cm" svg:height="0.471cm" svg:x="13.399cm" svg:y="7.675cm">
          <draw:text-box>
            <text:p text:style-name="P1"><text:span text:style-name="T3">String </text:span><text:span text:style-name="T3">input</text:span></text:p>
          </draw:text-box>
        </draw:frame>
        <draw:frame draw:style-name="gr2" draw:text-style-name="P3" draw:layer="layout" svg:width="3.232cm" svg:height="0.471cm" svg:x="16.044cm" svg:y="7.675cm">
          <draw:text-box>
            <text:p text:style-name="P1"><text:span text:style-name="T3">Задае</text:span><text:span text:style-name="T3">т все </text:span><text:span text:style-name="T3">длин</text:span><text:span text:style-name="T3">ы </text:span></text:p>
          </draw:text-box>
        </draw:frame>
        <draw:frame draw:style-name="gr2" draw:text-style-name="P3" draw:layer="layout" svg:width="1.712cm" svg:height="0.471cm" svg:x="16.044cm" svg:y="8.162cm">
          <draw:text-box>
            <text:p text:style-name="P1"><text:span text:style-name="T3">равны</text:span><text:span text:style-name="T3">ми </text:span></text:p>
          </draw:text-box>
        </draw:frame>
        <draw:frame draw:style-name="gr2" draw:text-style-name="P3" draw:layer="layout" svg:width="2.47cm" svg:height="0.471cm" svg:x="16.044cm" svg:y="8.649cm">
          <draw:text-box>
            <text:p text:style-name="P1"><text:span text:style-name="T3">перед</text:span><text:span text:style-name="T3">анном</text:span><text:span text:style-name="T3">у </text:span></text:p>
          </draw:text-box>
        </draw:frame>
        <draw:frame draw:style-name="gr2" draw:text-style-name="P3" draw:layer="layout" svg:width="1.759cm" svg:height="0.471cm" svg:x="16.044cm" svg:y="9.136cm">
          <draw:text-box>
            <text:p text:style-name="P1"><text:span text:style-name="T3">значе</text:span><text:span text:style-name="T3">нию</text:span></text:p>
          </draw:text-box>
        </draw:frame>
        <draw:line draw:style-name="gr31" draw:text-style-name="P4" draw:layer="layout" svg:x1="1.852cm" svg:y1="12.074cm" svg:x2="19.977cm" svg:y2="12.074cm">
          <text:p/>
        </draw:line>
        <draw:line draw:style-name="gr31" draw:text-style-name="P4" draw:layer="layout" svg:x1="1.869cm" svg:y1="12.613cm" svg:x2="19.96cm" svg:y2="12.613cm">
          <text:p/>
        </draw:line>
        <draw:line draw:style-name="gr3" draw:text-style-name="P4" draw:layer="layout" svg:x1="1.869cm" svg:y1="13.136cm" svg:x2="19.96cm" svg:y2="13.136cm">
          <text:p/>
        </draw:line>
        <draw:line draw:style-name="gr3" draw:text-style-name="P4" draw:layer="layout" svg:x1="1.869cm" svg:y1="13.64cm" svg:x2="19.96cm" svg:y2="13.64cm">
          <text:p/>
        </draw:line>
        <draw:line draw:style-name="gr3" draw:text-style-name="P4" draw:layer="layout" svg:x1="1.869cm" svg:y1="14.631cm" svg:x2="19.96cm" svg:y2="14.631cm">
          <text:p/>
        </draw:line>
        <draw:line draw:style-name="gr3" draw:text-style-name="P4" draw:layer="layout" svg:x1="1.869cm" svg:y1="15.136cm" svg:x2="19.96cm" svg:y2="15.136cm">
          <text:p/>
        </draw:line>
        <draw:line draw:style-name="gr3" draw:text-style-name="P4" draw:layer="layout" svg:x1="1.869cm" svg:y1="16.127cm" svg:x2="19.96cm" svg:y2="16.127cm">
          <text:p/>
        </draw:line>
        <draw:line draw:style-name="gr3" draw:text-style-name="P4" draw:layer="layout" svg:x1="1.869cm" svg:y1="17.118cm" svg:x2="19.96cm" svg:y2="17.118cm">
          <text:p/>
        </draw:line>
        <draw:line draw:style-name="gr31" draw:text-style-name="P4" draw:layer="layout" svg:x1="1.869cm" svg:y1="17.641cm" svg:x2="19.96cm" svg:y2="17.641cm">
          <text:p/>
        </draw:line>
        <draw:line draw:style-name="gr3" draw:text-style-name="P4" draw:layer="layout" svg:x1="1.869cm" svg:y1="18.163cm" svg:x2="19.96cm" svg:y2="18.163cm">
          <text:p/>
        </draw:line>
        <draw:line draw:style-name="gr3" draw:text-style-name="P4" draw:layer="layout" svg:x1="1.869cm" svg:y1="19.641cm" svg:x2="19.96cm" svg:y2="19.641cm">
          <text:p/>
        </draw:line>
        <draw:line draw:style-name="gr3" draw:text-style-name="P4" draw:layer="layout" svg:x1="1.869cm" svg:y1="21.119cm" svg:x2="19.96cm" svg:y2="21.119cm">
          <text:p/>
        </draw:line>
        <draw:line draw:style-name="gr3" draw:text-style-name="P4" draw:layer="layout" svg:x1="1.869cm" svg:y1="22.597cm" svg:x2="19.96cm" svg:y2="22.597cm">
          <text:p/>
        </draw:line>
        <draw:line draw:style-name="gr3" draw:text-style-name="P4" draw:layer="layout" svg:x1="1.869cm" svg:y1="23.588cm" svg:x2="19.96cm" svg:y2="23.588cm">
          <text:p/>
        </draw:line>
        <draw:line draw:style-name="gr31" draw:text-style-name="P4" draw:layer="layout" svg:x1="1.876cm" svg:y1="12.045cm" svg:x2="1.876cm" svg:y2="12.638cm">
          <text:p/>
        </draw:line>
        <draw:line draw:style-name="gr3" draw:text-style-name="P4" draw:layer="layout" svg:x1="1.876cm" svg:y1="12.585cm" svg:x2="1.876cm" svg:y2="17.125cm">
          <text:p/>
        </draw:line>
        <draw:line draw:style-name="gr31" draw:text-style-name="P4" draw:layer="layout" svg:x1="1.876cm" svg:y1="17.108cm" svg:x2="1.876cm" svg:y2="17.665cm">
          <text:p/>
        </draw:line>
        <draw:line draw:style-name="gr3" draw:text-style-name="P4" draw:layer="layout" svg:x1="1.876cm" svg:y1="17.612cm" svg:x2="1.876cm" svg:y2="23.595cm">
          <text:p/>
        </draw:line>
        <draw:line draw:style-name="gr3" draw:text-style-name="P4" draw:layer="layout" svg:x1="6.152cm" svg:y1="12.585cm" svg:x2="6.152cm" svg:y2="17.125cm">
          <text:p/>
        </draw:line>
        <draw:line draw:style-name="gr3" draw:text-style-name="P4" draw:layer="layout" svg:x1="6.152cm" svg:y1="17.612cm" svg:x2="6.152cm" svg:y2="23.595cm">
          <text:p/>
        </draw:line>
        <draw:line draw:style-name="gr3" draw:text-style-name="P4" draw:layer="layout" svg:x1="7.972cm" svg:y1="12.585cm" svg:x2="7.972cm" svg:y2="17.125cm">
          <text:p/>
        </draw:line>
        <draw:line draw:style-name="gr3" draw:text-style-name="P4" draw:layer="layout" svg:x1="7.972cm" svg:y1="17.612cm" svg:x2="7.972cm" svg:y2="23.595cm">
          <text:p/>
        </draw:line>
        <draw:line draw:style-name="gr3" draw:text-style-name="P4" draw:layer="layout" svg:x1="12.678cm" svg:y1="12.585cm" svg:x2="12.678cm" svg:y2="17.125cm">
          <text:p/>
        </draw:line>
        <draw:line draw:style-name="gr3" draw:text-style-name="P4" draw:layer="layout" svg:x1="12.678cm" svg:y1="17.612cm" svg:x2="12.678cm" svg:y2="23.595cm">
          <text:p/>
        </draw:line>
        <draw:line draw:style-name="gr3" draw:text-style-name="P4" draw:layer="layout" svg:x1="15.37cm" svg:y1="17.612cm" svg:x2="15.37cm" svg:y2="23.595cm">
          <text:p/>
        </draw:line>
        <draw:line draw:style-name="gr31" draw:text-style-name="P4" draw:layer="layout" svg:x1="19.949cm" svg:y1="12.045cm" svg:x2="19.949cm" svg:y2="12.638cm">
          <text:p/>
        </draw:line>
        <draw:line draw:style-name="gr3" draw:text-style-name="P4" draw:layer="layout" svg:x1="19.949cm" svg:y1="12.585cm" svg:x2="19.949cm" svg:y2="17.125cm">
          <text:p/>
        </draw:line>
        <draw:line draw:style-name="gr31" draw:text-style-name="P4" draw:layer="layout" svg:x1="19.949cm" svg:y1="17.108cm" svg:x2="19.949cm" svg:y2="17.665cm">
          <text:p/>
        </draw:line>
        <draw:line draw:style-name="gr3" draw:text-style-name="P4" draw:layer="layout" svg:x1="19.949cm" svg:y1="17.612cm" svg:x2="19.949cm" svg:y2="23.595cm">
          <text:p/>
        </draw:line>
        <draw:frame draw:style-name="gr2" draw:text-style-name="P3" draw:layer="layout" svg:width="2.364cm" svg:height="0.471cm" svg:x="2.004cm" svg:y="11.256cm">
          <draw:text-box>
            <text:p text:style-name="P1"><text:span text:style-name="T4">Класс </text:span><text:span text:style-name="T4">Cache</text:span></text:p>
          </draw:text-box>
        </draw:frame>
        <draw:frame draw:style-name="gr2" draw:text-style-name="P3" draw:layer="layout" svg:width="0.925cm" svg:height="0.471cm" svg:x="1.99cm" svg:y="12.117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2.657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2.657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12.657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12.65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693cm" svg:height="0.471cm" svg:x="1.99cm" svg:y="13.161cm">
          <draw:text-box>
            <text:p text:style-name="P1"><text:span text:style-name="T3">MAX</text:span><text:span text:style-name="T3">_CO</text:span><text:span text:style-name="T3">MMA</text:span><text:span text:style-name="T3">NDS</text:span></text:p>
          </draw:text-box>
        </draw:frame>
        <draw:frame draw:style-name="gr2" draw:text-style-name="P3" draw:layer="layout" svg:width="1.175cm" svg:height="0.471cm" svg:x="6.265cm" svg:y="13.16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089cm" svg:y="13.161cm">
          <draw:text-box>
            <text:p text:style-name="P1"><text:span text:style-name="T3">int</text:span></text:p>
          </draw:text-box>
        </draw:frame>
        <draw:frame draw:style-name="gr2" draw:text-style-name="P3" draw:layer="layout" svg:width="6.61cm" svg:height="0.471cm" svg:x="12.792cm" svg:y="13.161cm">
          <draw:text-box>
            <text:p text:style-name="P1"><text:span text:style-name="T3">Макс</text:span><text:span text:style-name="T3">ималь</text:span><text:span text:style-name="T3">ное </text:span><text:span text:style-name="T3">число </text:span><text:span text:style-name="T3">коман</text:span><text:span text:style-name="T3">д в </text:span><text:span text:style-name="T3">стэке</text:span></text:p>
          </draw:text-box>
        </draw:frame>
        <draw:frame draw:style-name="gr2" draw:text-style-name="P3" draw:layer="layout" svg:width="2.61cm" svg:height="0.471cm" svg:x="1.99cm" svg:y="13.666cm">
          <draw:text-box>
            <text:p text:style-name="P1"><text:span text:style-name="T3">comm</text:span><text:span text:style-name="T3">andSta</text:span><text:span text:style-name="T3">ck</text:span></text:p>
          </draw:text-box>
        </draw:frame>
        <draw:frame draw:style-name="gr2" draw:text-style-name="P3" draw:layer="layout" svg:width="1.175cm" svg:height="0.471cm" svg:x="6.265cm" svg:y="13.66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047cm" svg:height="0.471cm" svg:x="8.089cm" svg:y="13.666cm">
          <draw:text-box>
            <text:p text:style-name="P1"><text:span text:style-name="T3">Comm</text:span><text:span text:style-name="T3">and[]</text:span></text:p>
          </draw:text-box>
        </draw:frame>
        <draw:frame draw:style-name="gr2" draw:text-style-name="P3" draw:layer="layout" svg:width="5.374cm" svg:height="0.471cm" svg:x="12.792cm" svg:y="13.666cm">
          <draw:text-box>
            <text:p text:style-name="P1"><text:span text:style-name="T3">Стэк </text:span><text:span text:style-name="T3">коман</text:span><text:span text:style-name="T3">д </text:span><text:span text:style-name="T3">(масс</text:span><text:span text:style-name="T3">ив с </text:span><text:span text:style-name="T3">двумя </text:span></text:p>
          </draw:text-box>
        </draw:frame>
        <draw:frame draw:style-name="gr2" draw:text-style-name="P3" draw:layer="layout" svg:width="2.377cm" svg:height="0.471cm" svg:x="12.792cm" svg:y="14.152cm">
          <draw:text-box>
            <text:p text:style-name="P1"><text:span text:style-name="T3">указат</text:span><text:span text:style-name="T3">елями</text:span><text:span text:style-name="T3">)</text:span></text:p>
          </draw:text-box>
        </draw:frame>
        <draw:frame draw:style-name="gr2" draw:text-style-name="P3" draw:layer="layout" svg:width="1.924cm" svg:height="0.471cm" svg:x="1.99cm" svg:y="14.657cm">
          <draw:text-box>
            <text:p text:style-name="P1"><text:span text:style-name="T3">curren</text:span><text:span text:style-name="T3">tSize</text:span></text:p>
          </draw:text-box>
        </draw:frame>
        <draw:frame draw:style-name="gr2" draw:text-style-name="P3" draw:layer="layout" svg:width="1.175cm" svg:height="0.471cm" svg:x="6.265cm" svg:y="14.65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72cm" svg:height="0.471cm" svg:x="8.089cm" svg:y="14.657cm">
          <draw:text-box>
            <text:p text:style-name="P1"><text:span text:style-name="T3">Int</text:span></text:p>
          </draw:text-box>
        </draw:frame>
        <draw:frame draw:style-name="gr2" draw:text-style-name="P3" draw:layer="layout" svg:width="5.391cm" svg:height="0.471cm" svg:x="12.792cm" svg:y="14.657cm">
          <draw:text-box>
            <text:p text:style-name="P1"><text:span text:style-name="T3">Коли</text:span><text:span text:style-name="T3">честв</text:span><text:span text:style-name="T3">о </text:span><text:span text:style-name="T3">коман</text:span><text:span text:style-name="T3">д в </text:span><text:span text:style-name="T3">масси</text:span><text:span text:style-name="T3">ве</text:span></text:p>
          </draw:text-box>
        </draw:frame>
        <draw:frame draw:style-name="gr2" draw:text-style-name="P3" draw:layer="layout" svg:width="3.837cm" svg:height="0.471cm" svg:x="1.99cm" svg:y="15.161cm">
          <draw:text-box>
            <text:p text:style-name="P1"><text:span text:style-name="T3">undoC</text:span><text:span text:style-name="T3">omma</text:span><text:span text:style-name="T3">ndPoi</text:span><text:span text:style-name="T3">nter</text:span></text:p>
          </draw:text-box>
        </draw:frame>
        <draw:frame draw:style-name="gr2" draw:text-style-name="P3" draw:layer="layout" svg:width="1.175cm" svg:height="0.471cm" svg:x="6.265cm" svg:y="15.16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72cm" svg:height="0.471cm" svg:x="8.089cm" svg:y="15.161cm">
          <draw:text-box>
            <text:p text:style-name="P1"><text:span text:style-name="T3">Int</text:span></text:p>
          </draw:text-box>
        </draw:frame>
        <draw:frame draw:style-name="gr2" draw:text-style-name="P3" draw:layer="layout" svg:width="4.743cm" svg:height="0.471cm" svg:x="12.792cm" svg:y="15.161cm">
          <draw:text-box>
            <text:p text:style-name="P1"><text:span text:style-name="T3">Указы</text:span><text:span text:style-name="T3">вает </text:span><text:span text:style-name="T3">на </text:span><text:span text:style-name="T3">после</text:span><text:span text:style-name="T3">днюю </text:span></text:p>
          </draw:text-box>
        </draw:frame>
        <draw:frame draw:style-name="gr2" draw:text-style-name="P3" draw:layer="layout" svg:width="3.888cm" svg:height="0.471cm" svg:x="12.792cm" svg:y="15.648cm">
          <draw:text-box>
            <text:p text:style-name="P1"><text:span text:style-name="T3">отмен</text:span><text:span text:style-name="T3">енну</text:span><text:span text:style-name="T3">ю </text:span><text:span text:style-name="T3">коман</text:span><text:span text:style-name="T3">ду</text:span></text:p>
          </draw:text-box>
        </draw:frame>
        <draw:frame draw:style-name="gr2" draw:text-style-name="P3" draw:layer="layout" svg:width="3.74cm" svg:height="0.471cm" svg:x="1.99cm" svg:y="16.153cm">
          <draw:text-box>
            <text:p text:style-name="P1"><text:span text:style-name="T3">redoC</text:span><text:span text:style-name="T3">omma</text:span><text:span text:style-name="T3">ndPoi</text:span><text:span text:style-name="T3">nter</text:span></text:p>
          </draw:text-box>
        </draw:frame>
        <draw:frame draw:style-name="gr2" draw:text-style-name="P3" draw:layer="layout" svg:width="1.175cm" svg:height="0.471cm" svg:x="6.265cm" svg:y="16.15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089cm" svg:y="16.153cm">
          <draw:text-box>
            <text:p text:style-name="P1"><text:span text:style-name="T3">int</text:span></text:p>
          </draw:text-box>
        </draw:frame>
        <draw:frame draw:style-name="gr2" draw:text-style-name="P3" draw:layer="layout" svg:width="4.875cm" svg:height="0.471cm" svg:x="12.792cm" svg:y="16.153cm">
          <draw:text-box>
            <text:p text:style-name="P1"><text:span text:style-name="T3">Указа</text:span><text:span text:style-name="T3">тель </text:span><text:span text:style-name="T3">для </text:span><text:span text:style-name="T3">после</text:span><text:span text:style-name="T3">днюю </text:span></text:p>
          </draw:text-box>
        </draw:frame>
        <draw:frame draw:style-name="gr2" draw:text-style-name="P3" draw:layer="layout" svg:width="4.058cm" svg:height="0.471cm" svg:x="12.792cm" svg:y="16.639cm">
          <draw:text-box>
            <text:p text:style-name="P1"><text:span text:style-name="T3">повто</text:span><text:span text:style-name="T3">ренну</text:span><text:span text:style-name="T3">ю </text:span><text:span text:style-name="T3">коман</text:span><text:span text:style-name="T3">ду</text:span></text:p>
          </draw:text-box>
        </draw:frame>
        <draw:frame draw:style-name="gr2" draw:text-style-name="P3" draw:layer="layout" svg:width="1.463cm" svg:height="0.471cm" svg:x="1.99cm" svg:y="17.144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7.68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7.684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17.68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2.792cm" svg:y="17.684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5.483cm" svg:y="17.68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02cm" svg:height="0.471cm" svg:x="1.99cm" svg:y="18.188cm">
          <draw:text-box>
            <text:p text:style-name="P1"><text:span text:style-name="T3">push</text:span></text:p>
          </draw:text-box>
        </draw:frame>
        <draw:frame draw:style-name="gr2" draw:text-style-name="P3" draw:layer="layout" svg:width="1.06cm" svg:height="0.471cm" svg:x="6.265cm" svg:y="18.18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767cm" svg:height="0.471cm" svg:x="8.089cm" svg:y="18.188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1.873cm" svg:height="0.471cm" svg:x="12.792cm" svg:y="18.188cm">
          <draw:text-box>
            <text:p text:style-name="P1"><text:span text:style-name="T3">Comm</text:span><text:span text:style-name="T3">and </text:span></text:p>
          </draw:text-box>
        </draw:frame>
        <draw:frame draw:style-name="gr2" draw:text-style-name="P3" draw:layer="layout" svg:width="1.67cm" svg:height="0.471cm" svg:x="12.792cm" svg:y="18.675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4.261cm" svg:height="0.471cm" svg:x="15.483cm" svg:y="18.188cm">
          <draw:text-box>
            <text:p text:style-name="P1"><text:span text:style-name="T3">Обно</text:span><text:span text:style-name="T3">вляет </text:span><text:span text:style-name="T3">указат</text:span><text:span text:style-name="T3">ели и </text:span></text:p>
          </draw:text-box>
        </draw:frame>
        <draw:frame draw:style-name="gr2" draw:text-style-name="P3" draw:layer="layout" svg:width="3.854cm" svg:height="0.471cm" svg:x="15.483cm" svg:y="18.675cm">
          <draw:text-box>
            <text:p text:style-name="P1"><text:span text:style-name="T3">добав</text:span><text:span text:style-name="T3">ляет </text:span><text:span text:style-name="T3">коман</text:span><text:span text:style-name="T3">ду в </text:span></text:p>
          </draw:text-box>
        </draw:frame>
        <draw:frame draw:style-name="gr2" draw:text-style-name="P3" draw:layer="layout" svg:width="0.768cm" svg:height="0.471cm" svg:x="15.483cm" svg:y="19.162cm">
          <draw:text-box>
            <text:p text:style-name="P1"><text:span text:style-name="T3">стек</text:span></text:p>
          </draw:text-box>
        </draw:frame>
        <draw:frame draw:style-name="gr2" draw:text-style-name="P3" draw:layer="layout" svg:width="0.637cm" svg:height="0.471cm" svg:x="1.99cm" svg:y="19.666cm">
          <draw:text-box>
            <text:p text:style-name="P1"><text:span text:style-name="T3">pop</text:span></text:p>
          </draw:text-box>
        </draw:frame>
        <draw:frame draw:style-name="gr2" draw:text-style-name="P3" draw:layer="layout" svg:width="1.06cm" svg:height="0.471cm" svg:x="6.265cm" svg:y="19.66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767cm" svg:height="0.471cm" svg:x="8.089cm" svg:y="19.666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3.799cm" svg:height="0.471cm" svg:x="15.483cm" svg:y="19.666cm">
          <draw:text-box>
            <text:p text:style-name="P1"><text:span text:style-name="T3">Удаля</text:span><text:span text:style-name="T3">ет </text:span><text:span text:style-name="T3">после</text:span><text:span text:style-name="T3">днюю </text:span></text:p>
          </draw:text-box>
        </draw:frame>
        <draw:frame draw:style-name="gr2" draw:text-style-name="P3" draw:layer="layout" svg:width="3.363cm" svg:height="0.471cm" svg:x="15.483cm" svg:y="20.153cm">
          <draw:text-box>
            <text:p text:style-name="P1"><text:span text:style-name="T3">коман</text:span><text:span text:style-name="T3">ду </text:span><text:span text:style-name="T3">(сдви</text:span><text:span text:style-name="T3">гом </text:span></text:p>
          </draw:text-box>
        </draw:frame>
        <draw:frame draw:style-name="gr2" draw:text-style-name="P3" draw:layer="layout" svg:width="1.882cm" svg:height="0.471cm" svg:x="15.483cm" svg:y="20.64cm">
          <draw:text-box>
            <text:p text:style-name="P1"><text:span text:style-name="T3">указат</text:span><text:span text:style-name="T3">еля)</text:span></text:p>
          </draw:text-box>
        </draw:frame>
        <draw:frame draw:style-name="gr2" draw:text-style-name="P3" draw:layer="layout" svg:width="1.34cm" svg:height="0.471cm" svg:x="1.99cm" svg:y="21.144cm">
          <draw:text-box>
            <text:p text:style-name="P1"><text:span text:style-name="T3">getNe</text:span><text:span text:style-name="T3">xt</text:span></text:p>
          </draw:text-box>
        </draw:frame>
        <draw:frame draw:style-name="gr2" draw:text-style-name="P3" draw:layer="layout" svg:width="1.06cm" svg:height="0.471cm" svg:x="6.265cm" svg:y="21.14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767cm" svg:height="0.471cm" svg:x="8.089cm" svg:y="21.144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2.254cm" svg:height="0.471cm" svg:x="15.483cm" svg:y="21.144cm">
          <draw:text-box>
            <text:p text:style-name="P1"><text:span text:style-name="T3">Возвр</text:span><text:span text:style-name="T3">ащает </text:span></text:p>
          </draw:text-box>
        </draw:frame>
        <draw:frame draw:style-name="gr2" draw:text-style-name="P3" draw:layer="layout" svg:width="2.754cm" svg:height="0.471cm" svg:x="15.483cm" svg:y="21.631cm">
          <draw:text-box>
            <text:p text:style-name="P1"><text:span text:style-name="T3">следу</text:span><text:span text:style-name="T3">ющу</text:span><text:span text:style-name="T3">ю за </text:span></text:p>
          </draw:text-box>
        </draw:frame>
        <draw:frame draw:style-name="gr2" draw:text-style-name="P3" draw:layer="layout" svg:width="3.52cm" svg:height="0.471cm" svg:x="15.483cm" svg:y="22.118cm">
          <draw:text-box>
            <text:p text:style-name="P1"><text:span text:style-name="T3">после</text:span><text:span text:style-name="T3">дней </text:span><text:span text:style-name="T3">коман</text:span><text:span text:style-name="T3">ду</text:span></text:p>
          </draw:text-box>
        </draw:frame>
        <draw:frame draw:style-name="gr2" draw:text-style-name="P3" draw:layer="layout" svg:width="1.81cm" svg:height="0.471cm" svg:x="1.99cm" svg:y="22.623cm">
          <draw:text-box>
            <text:p text:style-name="P1"><text:span text:style-name="T3">getCur</text:span><text:span text:style-name="T3">rent</text:span></text:p>
          </draw:text-box>
        </draw:frame>
        <draw:frame draw:style-name="gr2" draw:text-style-name="P3" draw:layer="layout" svg:width="1.06cm" svg:height="0.471cm" svg:x="6.265cm" svg:y="22.62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767cm" svg:height="0.471cm" svg:x="8.089cm" svg:y="22.623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4.007cm" svg:height="0.471cm" svg:x="15.483cm" svg:y="22.623cm">
          <draw:text-box>
            <text:p text:style-name="P1"><text:span text:style-name="T3">Возвр</text:span><text:span text:style-name="T3">ащает </text:span><text:span text:style-name="T3">текущ</text:span><text:span text:style-name="T3">ую </text:span></text:p>
          </draw:text-box>
        </draw:frame>
        <draw:frame draw:style-name="gr2" draw:text-style-name="P3" draw:layer="layout" svg:width="1.53cm" svg:height="0.471cm" svg:x="15.483cm" svg:y="23.109cm">
          <draw:text-box>
            <text:p text:style-name="P1"><text:span text:style-name="T3">коман</text:span><text:span text:style-name="T3">ду</text:span></text:p>
          </draw:text-box>
        </draw:frame>
        <draw:line draw:style-name="gr3" draw:text-style-name="P4" draw:layer="layout" svg:x1="1.852cm" svg:y1="25.222cm" svg:x2="19.977cm" svg:y2="25.222cm">
          <text:p/>
        </draw:line>
        <draw:line draw:style-name="gr3" draw:text-style-name="P4" draw:layer="layout" svg:x1="1.852cm" svg:y1="25.726cm" svg:x2="19.977cm" svg:y2="25.726cm">
          <text:p/>
        </draw:line>
        <draw:line draw:style-name="gr31" draw:text-style-name="P4" draw:layer="layout" svg:x1="1.876cm" svg:y1="25.211cm" svg:x2="1.876cm" svg:y2="25.733cm">
          <text:p/>
        </draw:line>
        <draw:line draw:style-name="gr31" draw:text-style-name="P4" draw:layer="layout" svg:x1="19.949cm" svg:y1="25.211cm" svg:x2="19.949cm" svg:y2="25.733cm">
          <text:p/>
        </draw:line>
        <draw:frame draw:style-name="gr2" draw:text-style-name="P3" draw:layer="layout" svg:width="17.223cm" svg:height="0.471cm" svg:x="2.004cm" svg:y="24.422cm">
          <draw:text-box>
            <text:p text:style-name="P1"><text:span text:style-name="T4">Инте</text:span><text:span text:style-name="T4">рфейс </text:span><text:span text:style-name="T4">Com</text:span><text:span text:style-name="T4">mand </text:span><text:span text:style-name="T4">(для </text:span><text:span text:style-name="T4">всех </text:span><text:span text:style-name="T4">класс</text:span><text:span text:style-name="T4">ов </text:span><text:span text:style-name="T4">для </text:span><text:span text:style-name="T4">всех </text:span><text:span text:style-name="T4">класс</text:span><text:span text:style-name="T4">ов </text:span><text:span text:style-name="T4">Com</text:span><text:span text:style-name="T4">mand </text:span><text:span text:style-name="T4">метод</text:span><text:span text:style-name="T4">ы </text:span><text:span text:style-name="T4">повто</text:span><text:span text:style-name="T4">ряют</text:span><text:span text:style-name="T4">ся)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.463cm" svg:height="0.471cm" svg:x="1.99cm" svg:y="25.247cm">
          <draw:text-box>
            <text:p text:style-name="P1"><text:span text:style-name="T3">Мето</text:span><text:span text:style-name="T3">ды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8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7</text:span></text:p>
          </draw:text-box>
        </draw:frame>
        <draw:line draw:style-name="gr31" draw:text-style-name="P4" draw:layer="layout" svg:x1="1.869cm" svg:y1="2.729cm" svg:x2="19.96cm" svg:y2="2.729cm">
          <text:p/>
        </draw:line>
        <draw:line draw:style-name="gr3" draw:text-style-name="P4" draw:layer="layout" svg:x1="1.869cm" svg:y1="3.251cm" svg:x2="19.96cm" svg:y2="3.251cm">
          <text:p/>
        </draw:line>
        <draw:line draw:style-name="gr3" draw:text-style-name="P4" draw:layer="layout" svg:x1="1.869cm" svg:y1="3.755cm" svg:x2="19.96cm" svg:y2="3.755cm">
          <text:p/>
        </draw:line>
        <draw:line draw:style-name="gr3" draw:text-style-name="P4" draw:layer="layout" svg:x1="1.869cm" svg:y1="4.747cm" svg:x2="19.96cm" svg:y2="4.747cm">
          <text:p/>
        </draw:line>
        <draw:line draw:style-name="gr3" draw:text-style-name="P4" draw:layer="layout" svg:x1="1.876cm" svg:y1="2.7cm" svg:x2="1.876cm" svg:y2="4.754cm">
          <text:p/>
        </draw:line>
        <draw:line draw:style-name="gr3" draw:text-style-name="P4" draw:layer="layout" svg:x1="6.311cm" svg:y1="2.7cm" svg:x2="6.311cm" svg:y2="4.754cm">
          <text:p/>
        </draw:line>
        <draw:line draw:style-name="gr3" draw:text-style-name="P4" draw:layer="layout" svg:x1="8.046cm" svg:y1="2.7cm" svg:x2="8.046cm" svg:y2="4.754cm">
          <text:p/>
        </draw:line>
        <draw:line draw:style-name="gr3" draw:text-style-name="P4" draw:layer="layout" svg:x1="10.569cm" svg:y1="2.7cm" svg:x2="10.569cm" svg:y2="4.754cm">
          <text:p/>
        </draw:line>
        <draw:line draw:style-name="gr3" draw:text-style-name="P4" draw:layer="layout" svg:x1="13.821cm" svg:y1="2.7cm" svg:x2="13.821cm" svg:y2="4.754cm">
          <text:p/>
        </draw:line>
        <draw:line draw:style-name="gr3" draw:text-style-name="P4" draw:layer="layout" svg:x1="19.949cm" svg:y1="2.7cm" svg:x2="19.949cm" svg:y2="4.754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849cm" svg:height="0.471cm" svg:x="1.99cm" svg:y="2.77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28cm" svg:y="2.77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163cm" svg:y="2.77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682cm" svg:y="2.77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938cm" svg:y="2.77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49cm" svg:height="0.471cm" svg:x="1.99cm" svg:y="3.276cm">
          <draw:text-box>
            <text:p text:style-name="P1"><text:span text:style-name="T3">undo</text:span></text:p>
          </draw:text-box>
        </draw:frame>
        <draw:frame draw:style-name="gr2" draw:text-style-name="P3" draw:layer="layout" svg:width="1.06cm" svg:height="0.471cm" svg:x="6.428cm" svg:y="3.2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163cm" svg:y="3.276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692cm" svg:height="0.471cm" svg:x="13.938cm" svg:y="3.276cm">
          <draw:text-box>
            <text:p text:style-name="P1"><text:span text:style-name="T3">Отме</text:span><text:span text:style-name="T3">няет </text:span><text:span text:style-name="T3">после</text:span><text:span text:style-name="T3">днюю </text:span><text:span text:style-name="T3">коман</text:span><text:span text:style-name="T3">ду </text:span></text:p>
          </draw:text-box>
        </draw:frame>
        <draw:frame draw:style-name="gr2" draw:text-style-name="P3" draw:layer="layout" svg:width="1.289cm" svg:height="0.471cm" svg:x="1.99cm" svg:y="3.781cm">
          <draw:text-box>
            <text:p text:style-name="P1"><text:span text:style-name="T3">execut</text:span><text:span text:style-name="T3">e</text:span></text:p>
          </draw:text-box>
        </draw:frame>
        <draw:frame draw:style-name="gr2" draw:text-style-name="P3" draw:layer="layout" svg:width="1.34cm" svg:height="0.471cm" svg:x="6.428cm" svg:y="3.781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0.756cm" svg:height="0.471cm" svg:x="8.163cm" svg:y="3.781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171cm" svg:height="0.471cm" svg:x="13.938cm" svg:y="3.781cm">
          <draw:text-box>
            <text:p text:style-name="P1"><text:span text:style-name="T3">Воспр</text:span><text:span text:style-name="T3">оизво</text:span><text:span text:style-name="T3">дит </text:span><text:span text:style-name="T3">следу</text:span><text:span text:style-name="T3">ющу</text:span><text:span text:style-name="T3">ю </text:span></text:p>
          </draw:text-box>
        </draw:frame>
        <draw:frame draw:style-name="gr2" draw:text-style-name="P3" draw:layer="layout" svg:width="2.893cm" svg:height="0.471cm" svg:x="13.938cm" svg:y="4.268cm">
          <draw:text-box>
            <text:p text:style-name="P1"><text:span text:style-name="T3">коман</text:span><text:span text:style-name="T3">ду в </text:span><text:span text:style-name="T3">стеке</text:span></text:p>
          </draw:text-box>
        </draw:frame>
        <draw:line draw:style-name="gr31" draw:text-style-name="P4" draw:layer="layout" svg:x1="1.852cm" svg:y1="6.398cm" svg:x2="19.977cm" svg:y2="6.398cm">
          <text:p/>
        </draw:line>
        <draw:line draw:style-name="gr31" draw:text-style-name="P4" draw:layer="layout" svg:x1="1.869cm" svg:y1="6.937cm" svg:x2="19.96cm" svg:y2="6.937cm">
          <text:p/>
        </draw:line>
        <draw:line draw:style-name="gr3" draw:text-style-name="P4" draw:layer="layout" svg:x1="1.869cm" svg:y1="7.459cm" svg:x2="19.96cm" svg:y2="7.459cm">
          <text:p/>
        </draw:line>
        <draw:line draw:style-name="gr3" draw:text-style-name="P4" draw:layer="layout" svg:x1="1.869cm" svg:y1="7.964cm" svg:x2="19.96cm" svg:y2="7.964cm">
          <text:p/>
        </draw:line>
        <draw:line draw:style-name="gr3" draw:text-style-name="P4" draw:layer="layout" svg:x1="1.869cm" svg:y1="8.468cm" svg:x2="19.96cm" svg:y2="8.468cm">
          <text:p/>
        </draw:line>
        <draw:line draw:style-name="gr3" draw:text-style-name="P4" draw:layer="layout" svg:x1="1.869cm" svg:y1="8.973cm" svg:x2="19.96cm" svg:y2="8.973cm">
          <text:p/>
        </draw:line>
        <draw:line draw:style-name="gr3" draw:text-style-name="P4" draw:layer="layout" svg:x1="1.869cm" svg:y1="9.477cm" svg:x2="19.96cm" svg:y2="9.477cm">
          <text:p/>
        </draw:line>
        <draw:line draw:style-name="gr3" draw:text-style-name="P4" draw:layer="layout" svg:x1="1.869cm" svg:y1="9.982cm" svg:x2="19.96cm" svg:y2="9.982cm">
          <text:p/>
        </draw:line>
        <draw:line draw:style-name="gr31" draw:text-style-name="P4" draw:layer="layout" svg:x1="1.876cm" svg:y1="6.369cm" svg:x2="1.876cm" svg:y2="6.962cm">
          <text:p/>
        </draw:line>
        <draw:line draw:style-name="gr3" draw:text-style-name="P4" draw:layer="layout" svg:x1="1.876cm" svg:y1="6.909cm" svg:x2="1.876cm" svg:y2="9.989cm">
          <text:p/>
        </draw:line>
        <draw:line draw:style-name="gr3" draw:text-style-name="P4" draw:layer="layout" svg:x1="6.152cm" svg:y1="6.909cm" svg:x2="6.152cm" svg:y2="9.989cm">
          <text:p/>
        </draw:line>
        <draw:line draw:style-name="gr3" draw:text-style-name="P4" draw:layer="layout" svg:x1="7.972cm" svg:y1="6.909cm" svg:x2="7.972cm" svg:y2="9.989cm">
          <text:p/>
        </draw:line>
        <draw:line draw:style-name="gr3" draw:text-style-name="P4" draw:layer="layout" svg:x1="12.678cm" svg:y1="6.909cm" svg:x2="12.678cm" svg:y2="9.989cm">
          <text:p/>
        </draw:line>
        <draw:line draw:style-name="gr31" draw:text-style-name="P4" draw:layer="layout" svg:x1="19.949cm" svg:y1="6.369cm" svg:x2="19.949cm" svg:y2="6.962cm">
          <text:p/>
        </draw:line>
        <draw:line draw:style-name="gr3" draw:text-style-name="P4" draw:layer="layout" svg:x1="19.949cm" svg:y1="6.909cm" svg:x2="19.949cm" svg:y2="9.989cm">
          <text:p/>
        </draw:line>
        <draw:frame draw:style-name="gr2" draw:text-style-name="P3" draw:layer="layout" svg:width="6.111cm" svg:height="0.471cm" svg:x="2.004cm" svg:y="5.58cm">
          <draw:text-box>
            <text:p text:style-name="P1"><text:span text:style-name="T4">Класс </text:span><text:span text:style-name="T4">SetSin</text:span><text:span text:style-name="T4">gleLe</text:span><text:span text:style-name="T4">ngthC</text:span><text:span text:style-name="T4">omma</text:span><text:span text:style-name="T4">nd</text:span></text:p>
          </draw:text-box>
        </draw:frame>
        <draw:frame draw:style-name="gr2" draw:text-style-name="P3" draw:layer="layout" svg:width="0.925cm" svg:height="0.471cm" svg:x="1.99cm" svg:y="6.441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6.98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6.98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6.98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6.98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06cm" svg:height="0.471cm" svg:x="1.99cm" svg:y="7.485cm">
          <draw:text-box>
            <text:p text:style-name="P1"><text:span text:style-name="T3">length</text:span></text:p>
          </draw:text-box>
        </draw:frame>
        <draw:frame draw:style-name="gr2" draw:text-style-name="P3" draw:layer="layout" svg:width="1.175cm" svg:height="0.471cm" svg:x="6.265cm" svg:y="7.48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347cm" svg:height="0.471cm" svg:x="8.089cm" svg:y="7.485cm">
          <draw:text-box>
            <text:p text:style-name="P1"><text:span text:style-name="T3">Edge</text:span><text:span text:style-name="T3">Distan</text:span><text:span text:style-name="T3">ce</text:span></text:p>
          </draw:text-box>
        </draw:frame>
        <draw:frame draw:style-name="gr2" draw:text-style-name="P3" draw:layer="layout" svg:width="3.363cm" svg:height="0.471cm" svg:x="12.792cm" svg:y="7.485cm">
          <draw:text-box>
            <text:p text:style-name="P1"><text:span text:style-name="T3">Изме</text:span><text:span text:style-name="T3">няема</text:span><text:span text:style-name="T3">я </text:span><text:span text:style-name="T3">длина</text:span></text:p>
          </draw:text-box>
        </draw:frame>
        <draw:frame draw:style-name="gr2" draw:text-style-name="P3" draw:layer="layout" svg:width="2.517cm" svg:height="0.471cm" svg:x="1.99cm" svg:y="7.989cm">
          <draw:text-box>
            <text:p text:style-name="P1"><text:span text:style-name="T3">oldLe</text:span><text:span text:style-name="T3">ngthT</text:span><text:span text:style-name="T3">ext</text:span></text:p>
          </draw:text-box>
        </draw:frame>
        <draw:frame draw:style-name="gr2" draw:text-style-name="P3" draw:layer="layout" svg:width="1.175cm" svg:height="0.471cm" svg:x="6.265cm" svg:y="7.98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089cm" svg:y="7.989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4.278cm" svg:height="0.471cm" svg:x="12.792cm" svg:y="7.989cm">
          <draw:text-box>
            <text:p text:style-name="P1"><text:span text:style-name="T3">Стара</text:span><text:span text:style-name="T3">я </text:span><text:span text:style-name="T3">текст</text:span><text:span text:style-name="T3">овая </text:span><text:span text:style-name="T3">длина</text:span></text:p>
          </draw:text-box>
        </draw:frame>
        <draw:frame draw:style-name="gr2" draw:text-style-name="P3" draw:layer="layout" svg:width="2.326cm" svg:height="0.471cm" svg:x="1.99cm" svg:y="8.494cm">
          <draw:text-box>
            <text:p text:style-name="P1"><text:span text:style-name="T3">oldRe</text:span><text:span text:style-name="T3">alValu</text:span><text:span text:style-name="T3">e</text:span></text:p>
          </draw:text-box>
        </draw:frame>
        <draw:frame draw:style-name="gr2" draw:text-style-name="P3" draw:layer="layout" svg:width="1.175cm" svg:height="0.471cm" svg:x="6.265cm" svg:y="8.49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247cm" svg:height="0.471cm" svg:x="8.089cm" svg:y="8.494cm">
          <draw:text-box>
            <text:p text:style-name="P1"><text:span text:style-name="T3">Doubl</text:span><text:span text:style-name="T3">e</text:span></text:p>
          </draw:text-box>
        </draw:frame>
        <draw:frame draw:style-name="gr2" draw:text-style-name="P3" draw:layer="layout" svg:width="5.027cm" svg:height="0.471cm" svg:x="12.792cm" svg:y="8.494cm">
          <draw:text-box>
            <text:p text:style-name="P1"><text:span text:style-name="T3">Стара</text:span><text:span text:style-name="T3">я </text:span><text:span text:style-name="T3">вещес</text:span><text:span text:style-name="T3">твенн</text:span><text:span text:style-name="T3">ая </text:span><text:span text:style-name="T3">длина</text:span></text:p>
          </draw:text-box>
        </draw:frame>
        <draw:frame draw:style-name="gr2" draw:text-style-name="P3" draw:layer="layout" svg:width="2.677cm" svg:height="0.471cm" svg:x="1.99cm" svg:y="8.998cm">
          <draw:text-box>
            <text:p text:style-name="P1"><text:span text:style-name="T3">newL</text:span><text:span text:style-name="T3">ength</text:span><text:span text:style-name="T3">Text</text:span></text:p>
          </draw:text-box>
        </draw:frame>
        <draw:frame draw:style-name="gr2" draw:text-style-name="P3" draw:layer="layout" svg:width="1.175cm" svg:height="0.471cm" svg:x="6.265cm" svg:y="8.99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089cm" svg:y="8.998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4.125cm" svg:height="0.471cm" svg:x="12.792cm" svg:y="8.998cm">
          <draw:text-box>
            <text:p text:style-name="P1"><text:span text:style-name="T3">Новая </text:span><text:span text:style-name="T3">текст</text:span><text:span text:style-name="T3">овая </text:span><text:span text:style-name="T3">длина</text:span></text:p>
          </draw:text-box>
        </draw:frame>
        <draw:frame draw:style-name="gr2" draw:text-style-name="P3" draw:layer="layout" svg:width="2.487cm" svg:height="0.471cm" svg:x="1.99cm" svg:y="9.503cm">
          <draw:text-box>
            <text:p text:style-name="P1"><text:span text:style-name="T3">newR</text:span><text:span text:style-name="T3">ealVal</text:span><text:span text:style-name="T3">ue</text:span></text:p>
          </draw:text-box>
        </draw:frame>
        <draw:frame draw:style-name="gr2" draw:text-style-name="P3" draw:layer="layout" svg:width="1.175cm" svg:height="0.471cm" svg:x="6.265cm" svg:y="9.50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247cm" svg:height="0.471cm" svg:x="8.089cm" svg:y="9.503cm">
          <draw:text-box>
            <text:p text:style-name="P1"><text:span text:style-name="T3">Doubl</text:span><text:span text:style-name="T3">e</text:span></text:p>
          </draw:text-box>
        </draw:frame>
        <draw:frame draw:style-name="gr2" draw:text-style-name="P3" draw:layer="layout" svg:width="4.875cm" svg:height="0.471cm" svg:x="12.792cm" svg:y="9.503cm">
          <draw:text-box>
            <text:p text:style-name="P1"><text:span text:style-name="T3">Новая </text:span><text:span text:style-name="T3">вещес</text:span><text:span text:style-name="T3">твенн</text:span><text:span text:style-name="T3">ая </text:span><text:span text:style-name="T3">длина</text:span></text:p>
          </draw:text-box>
        </draw:frame>
        <draw:line draw:style-name="gr31" draw:text-style-name="P4" draw:layer="layout" svg:x1="1.852cm" svg:y1="11.633cm" svg:x2="19.977cm" svg:y2="11.633cm">
          <text:p/>
        </draw:line>
        <draw:line draw:style-name="gr31" draw:text-style-name="P4" draw:layer="layout" svg:x1="1.869cm" svg:y1="12.172cm" svg:x2="19.96cm" svg:y2="12.172cm">
          <text:p/>
        </draw:line>
        <draw:line draw:style-name="gr3" draw:text-style-name="P4" draw:layer="layout" svg:x1="1.869cm" svg:y1="12.695cm" svg:x2="19.96cm" svg:y2="12.695cm">
          <text:p/>
        </draw:line>
        <draw:line draw:style-name="gr3" draw:text-style-name="P4" draw:layer="layout" svg:x1="1.869cm" svg:y1="13.199cm" svg:x2="19.96cm" svg:y2="13.199cm">
          <text:p/>
        </draw:line>
        <draw:line draw:style-name="gr31" draw:text-style-name="P4" draw:layer="layout" svg:x1="1.876cm" svg:y1="11.605cm" svg:x2="1.876cm" svg:y2="12.197cm">
          <text:p/>
        </draw:line>
        <draw:line draw:style-name="gr3" draw:text-style-name="P4" draw:layer="layout" svg:x1="1.876cm" svg:y1="12.144cm" svg:x2="1.876cm" svg:y2="13.206cm">
          <text:p/>
        </draw:line>
        <draw:line draw:style-name="gr3" draw:text-style-name="P4" draw:layer="layout" svg:x1="6.152cm" svg:y1="12.144cm" svg:x2="6.152cm" svg:y2="13.206cm">
          <text:p/>
        </draw:line>
        <draw:line draw:style-name="gr3" draw:text-style-name="P4" draw:layer="layout" svg:x1="7.972cm" svg:y1="12.144cm" svg:x2="7.972cm" svg:y2="13.206cm">
          <text:p/>
        </draw:line>
        <draw:line draw:style-name="gr3" draw:text-style-name="P4" draw:layer="layout" svg:x1="12.678cm" svg:y1="12.144cm" svg:x2="12.678cm" svg:y2="13.206cm">
          <text:p/>
        </draw:line>
        <draw:line draw:style-name="gr31" draw:text-style-name="P4" draw:layer="layout" svg:x1="19.949cm" svg:y1="11.605cm" svg:x2="19.949cm" svg:y2="12.197cm">
          <text:p/>
        </draw:line>
        <draw:line draw:style-name="gr3" draw:text-style-name="P4" draw:layer="layout" svg:x1="19.949cm" svg:y1="12.144cm" svg:x2="19.949cm" svg:y2="13.206cm">
          <text:p/>
        </draw:line>
        <draw:frame draw:style-name="gr2" draw:text-style-name="P3" draw:layer="layout" svg:width="4.358cm" svg:height="0.471cm" svg:x="2.004cm" svg:y="10.815cm">
          <draw:text-box>
            <text:p text:style-name="P1"><text:span text:style-name="T4">Класс </text:span><text:span text:style-name="T4">Creat</text:span><text:span text:style-name="T4">eCom</text:span><text:span text:style-name="T4">mand</text:span></text:p>
          </draw:text-box>
        </draw:frame>
        <draw:frame draw:style-name="gr2" draw:text-style-name="P3" draw:layer="layout" svg:width="0.925cm" svg:height="0.471cm" svg:x="1.99cm" svg:y="11.676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2.21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2.21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12.21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12.21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17cm" svg:height="0.471cm" svg:x="1.99cm" svg:y="12.72cm">
          <draw:text-box>
            <text:p text:style-name="P1"><text:span text:style-name="T3">create</text:span><text:span text:style-name="T3">d</text:span></text:p>
          </draw:text-box>
        </draw:frame>
        <draw:frame draw:style-name="gr2" draw:text-style-name="P3" draw:layer="layout" svg:width="1.175cm" svg:height="0.471cm" svg:x="6.265cm" svg:y="12.7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645cm" svg:height="0.471cm" svg:x="8.089cm" svg:y="12.72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3.592cm" svg:height="0.471cm" svg:x="12.792cm" svg:y="12.72cm">
          <draw:text-box>
            <text:p text:style-name="P1"><text:span text:style-name="T3">Созда</text:span><text:span text:style-name="T3">нный </text:span><text:span text:style-name="T3">элеме</text:span><text:span text:style-name="T3">нт</text:span></text:p>
          </draw:text-box>
        </draw:frame>
        <draw:line draw:style-name="gr31" draw:text-style-name="P4" draw:layer="layout" svg:x1="1.852cm" svg:y1="14.85cm" svg:x2="19.977cm" svg:y2="14.85cm">
          <text:p/>
        </draw:line>
        <draw:line draw:style-name="gr31" draw:text-style-name="P4" draw:layer="layout" svg:x1="1.869cm" svg:y1="15.39cm" svg:x2="19.96cm" svg:y2="15.39cm">
          <text:p/>
        </draw:line>
        <draw:line draw:style-name="gr3" draw:text-style-name="P4" draw:layer="layout" svg:x1="1.869cm" svg:y1="15.912cm" svg:x2="19.96cm" svg:y2="15.912cm">
          <text:p/>
        </draw:line>
        <draw:line draw:style-name="gr3" draw:text-style-name="P4" draw:layer="layout" svg:x1="1.869cm" svg:y1="16.416cm" svg:x2="19.96cm" svg:y2="16.416cm">
          <text:p/>
        </draw:line>
        <draw:line draw:style-name="gr3" draw:text-style-name="P4" draw:layer="layout" svg:x1="1.869cm" svg:y1="17.408cm" svg:x2="19.96cm" svg:y2="17.408cm">
          <text:p/>
        </draw:line>
        <draw:line draw:style-name="gr31" draw:text-style-name="P4" draw:layer="layout" svg:x1="1.876cm" svg:y1="14.822cm" svg:x2="1.876cm" svg:y2="15.415cm">
          <text:p/>
        </draw:line>
        <draw:line draw:style-name="gr3" draw:text-style-name="P4" draw:layer="layout" svg:x1="1.876cm" svg:y1="15.362cm" svg:x2="1.876cm" svg:y2="17.415cm">
          <text:p/>
        </draw:line>
        <draw:line draw:style-name="gr3" draw:text-style-name="P4" draw:layer="layout" svg:x1="6.152cm" svg:y1="15.362cm" svg:x2="6.152cm" svg:y2="17.415cm">
          <text:p/>
        </draw:line>
        <draw:line draw:style-name="gr3" draw:text-style-name="P4" draw:layer="layout" svg:x1="7.972cm" svg:y1="15.362cm" svg:x2="7.972cm" svg:y2="17.415cm">
          <text:p/>
        </draw:line>
        <draw:line draw:style-name="gr3" draw:text-style-name="P4" draw:layer="layout" svg:x1="12.678cm" svg:y1="15.362cm" svg:x2="12.678cm" svg:y2="17.415cm">
          <text:p/>
        </draw:line>
        <draw:line draw:style-name="gr31" draw:text-style-name="P4" draw:layer="layout" svg:x1="19.949cm" svg:y1="14.822cm" svg:x2="19.949cm" svg:y2="15.415cm">
          <text:p/>
        </draw:line>
        <draw:line draw:style-name="gr3" draw:text-style-name="P4" draw:layer="layout" svg:x1="19.949cm" svg:y1="15.362cm" svg:x2="19.949cm" svg:y2="17.415cm">
          <text:p/>
        </draw:line>
        <draw:frame draw:style-name="gr2" draw:text-style-name="P3" draw:layer="layout" svg:width="4.265cm" svg:height="0.471cm" svg:x="2.004cm" svg:y="14.032cm">
          <draw:text-box>
            <text:p text:style-name="P1"><text:span text:style-name="T4">Класс </text:span><text:span text:style-name="T4">Delete</text:span><text:span text:style-name="T4">Com</text:span><text:span text:style-name="T4">mand</text:span></text:p>
          </draw:text-box>
        </draw:frame>
        <draw:frame draw:style-name="gr2" draw:text-style-name="P3" draw:layer="layout" svg:width="0.925cm" svg:height="0.471cm" svg:x="1.99cm" svg:y="14.89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5.43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5.433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15.433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15.43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21cm" svg:height="0.471cm" svg:x="1.99cm" svg:y="15.937cm">
          <draw:text-box>
            <text:p text:style-name="P1"><text:span text:style-name="T3">delete</text:span><text:span text:style-name="T3">d</text:span></text:p>
          </draw:text-box>
        </draw:frame>
        <draw:frame draw:style-name="gr2" draw:text-style-name="P3" draw:layer="layout" svg:width="1.175cm" svg:height="0.471cm" svg:x="6.265cm" svg:y="15.93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645cm" svg:height="0.471cm" svg:x="8.089cm" svg:y="15.937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3.626cm" svg:height="0.471cm" svg:x="12.792cm" svg:y="15.937cm">
          <draw:text-box>
            <text:p text:style-name="P1"><text:span text:style-name="T3">Удале</text:span><text:span text:style-name="T3">нный </text:span><text:span text:style-name="T3">элеме</text:span><text:span text:style-name="T3">нт</text:span></text:p>
          </draw:text-box>
        </draw:frame>
        <draw:frame draw:style-name="gr2" draw:text-style-name="P3" draw:layer="layout" svg:width="2.745cm" svg:height="0.471cm" svg:x="1.99cm" svg:y="16.442cm">
          <draw:text-box>
            <text:p text:style-name="P1"><text:span text:style-name="T3">conne</text:span><text:span text:style-name="T3">ctedE</text:span><text:span text:style-name="T3">dges</text:span></text:p>
          </draw:text-box>
        </draw:frame>
        <draw:frame draw:style-name="gr2" draw:text-style-name="P3" draw:layer="layout" svg:width="1.175cm" svg:height="0.471cm" svg:x="6.265cm" svg:y="16.44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987cm" svg:height="0.471cm" svg:x="8.089cm" svg:y="16.442cm">
          <draw:text-box>
            <text:p text:style-name="P1"><text:span text:style-name="T3">Array</text:span><text:span text:style-name="T3">List&lt;E</text:span><text:span text:style-name="T3">dge&gt;</text:span></text:p>
          </draw:text-box>
        </draw:frame>
        <draw:frame draw:style-name="gr2" draw:text-style-name="P3" draw:layer="layout" svg:width="6.758cm" svg:height="0.471cm" svg:x="12.792cm" svg:y="16.442cm">
          <draw:text-box>
            <text:p text:style-name="P1"><text:span text:style-name="T3">В </text:span><text:span text:style-name="T3">случа</text:span><text:span text:style-name="T3">е есть </text:span><text:span text:style-name="T3">была </text:span><text:span text:style-name="T3">удале</text:span><text:span text:style-name="T3">на </text:span><text:span text:style-name="T3">верш</text:span><text:span text:style-name="T3">ина </text:span></text:p>
          </draw:text-box>
        </draw:frame>
        <draw:frame draw:style-name="gr2" draw:text-style-name="P3" draw:layer="layout" svg:width="4.392cm" svg:height="0.471cm" svg:x="12.792cm" svg:y="16.929cm">
          <draw:text-box>
            <text:p text:style-name="P1"><text:span text:style-name="T3">надо </text:span><text:span text:style-name="T3">сохра</text:span><text:span text:style-name="T3">нить </text:span><text:span text:style-name="T3">ее </text:span><text:span text:style-name="T3">ребра</text:span></text:p>
          </draw:text-box>
        </draw:frame>
        <draw:line draw:style-name="gr31" draw:text-style-name="P4" draw:layer="layout" svg:x1="1.852cm" svg:y1="19.059cm" svg:x2="19.977cm" svg:y2="19.059cm">
          <text:p/>
        </draw:line>
        <draw:line draw:style-name="gr31" draw:text-style-name="P4" draw:layer="layout" svg:x1="1.869cm" svg:y1="19.598cm" svg:x2="19.96cm" svg:y2="19.598cm">
          <text:p/>
        </draw:line>
        <draw:line draw:style-name="gr3" draw:text-style-name="P4" draw:layer="layout" svg:x1="1.869cm" svg:y1="20.121cm" svg:x2="19.96cm" svg:y2="20.121cm">
          <text:p/>
        </draw:line>
        <draw:line draw:style-name="gr3" draw:text-style-name="P4" draw:layer="layout" svg:x1="1.869cm" svg:y1="20.625cm" svg:x2="19.96cm" svg:y2="20.625cm">
          <text:p/>
        </draw:line>
        <draw:line draw:style-name="gr3" draw:text-style-name="P4" draw:layer="layout" svg:x1="1.869cm" svg:y1="21.13cm" svg:x2="19.96cm" svg:y2="21.13cm">
          <text:p/>
        </draw:line>
        <draw:line draw:style-name="gr3" draw:text-style-name="P4" draw:layer="layout" svg:x1="1.869cm" svg:y1="21.634cm" svg:x2="19.96cm" svg:y2="21.634cm">
          <text:p/>
        </draw:line>
        <draw:line draw:style-name="gr3" draw:text-style-name="P4" draw:layer="layout" svg:x1="1.869cm" svg:y1="22.625cm" svg:x2="19.96cm" svg:y2="22.625cm">
          <text:p/>
        </draw:line>
        <draw:line draw:style-name="gr31" draw:text-style-name="P4" draw:layer="layout" svg:x1="1.876cm" svg:y1="19.03cm" svg:x2="1.876cm" svg:y2="19.623cm">
          <text:p/>
        </draw:line>
        <draw:line draw:style-name="gr3" draw:text-style-name="P4" draw:layer="layout" svg:x1="1.876cm" svg:y1="19.57cm" svg:x2="1.876cm" svg:y2="22.632cm">
          <text:p/>
        </draw:line>
        <draw:line draw:style-name="gr3" draw:text-style-name="P4" draw:layer="layout" svg:x1="6.152cm" svg:y1="19.57cm" svg:x2="6.152cm" svg:y2="22.632cm">
          <text:p/>
        </draw:line>
        <draw:line draw:style-name="gr3" draw:text-style-name="P4" draw:layer="layout" svg:x1="7.972cm" svg:y1="19.57cm" svg:x2="7.972cm" svg:y2="22.632cm">
          <text:p/>
        </draw:line>
        <draw:line draw:style-name="gr3" draw:text-style-name="P4" draw:layer="layout" svg:x1="12.678cm" svg:y1="19.57cm" svg:x2="12.678cm" svg:y2="22.632cm">
          <text:p/>
        </draw:line>
        <draw:line draw:style-name="gr31" draw:text-style-name="P4" draw:layer="layout" svg:x1="19.949cm" svg:y1="19.03cm" svg:x2="19.949cm" svg:y2="19.623cm">
          <text:p/>
        </draw:line>
        <draw:line draw:style-name="gr3" draw:text-style-name="P4" draw:layer="layout" svg:x1="19.949cm" svg:y1="19.57cm" svg:x2="19.949cm" svg:y2="22.632cm">
          <text:p/>
        </draw:line>
        <draw:frame draw:style-name="gr2" draw:text-style-name="P3" draw:layer="layout" svg:width="5.709cm" svg:height="0.471cm" svg:x="2.004cm" svg:y="18.241cm">
          <draw:text-box>
            <text:p text:style-name="P1"><text:span text:style-name="T4">Класс </text:span><text:span text:style-name="T4">SetAll</text:span><text:span text:style-name="T4">Lengt</text:span><text:span text:style-name="T4">hsCo</text:span><text:span text:style-name="T4">mman</text:span><text:span text:style-name="T4">d</text:span></text:p>
          </draw:text-box>
        </draw:frame>
        <draw:frame draw:style-name="gr2" draw:text-style-name="P3" draw:layer="layout" svg:width="0.925cm" svg:height="0.471cm" svg:x="1.99cm" svg:y="19.10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9.64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9.64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19.64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19.64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903cm" svg:height="0.471cm" svg:x="1.99cm" svg:y="20.146cm">
          <draw:text-box>
            <text:p text:style-name="P1"><text:span text:style-name="T3">newL</text:span><text:span text:style-name="T3">ength</text:span></text:p>
          </draw:text-box>
        </draw:frame>
        <draw:frame draw:style-name="gr2" draw:text-style-name="P3" draw:layer="layout" svg:width="1.175cm" svg:height="0.471cm" svg:x="6.265cm" svg:y="20.14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247cm" svg:height="0.471cm" svg:x="8.089cm" svg:y="20.146cm">
          <draw:text-box>
            <text:p text:style-name="P1"><text:span text:style-name="T3">Doubl</text:span><text:span text:style-name="T3">e</text:span></text:p>
          </draw:text-box>
        </draw:frame>
        <draw:frame draw:style-name="gr2" draw:text-style-name="P3" draw:layer="layout" svg:width="4.875cm" svg:height="0.471cm" svg:x="12.792cm" svg:y="20.146cm">
          <draw:text-box>
            <text:p text:style-name="P1"><text:span text:style-name="T3">Новая </text:span><text:span text:style-name="T3">вещес</text:span><text:span text:style-name="T3">твенн</text:span><text:span text:style-name="T3">ая </text:span><text:span text:style-name="T3">длина</text:span></text:p>
          </draw:text-box>
        </draw:frame>
        <draw:frame draw:style-name="gr2" draw:text-style-name="P3" draw:layer="layout" svg:width="1.695cm" svg:height="0.471cm" svg:x="1.99cm" svg:y="20.651cm">
          <draw:text-box>
            <text:p text:style-name="P1"><text:span text:style-name="T3">initiali</text:span><text:span text:style-name="T3">zed</text:span></text:p>
          </draw:text-box>
        </draw:frame>
        <draw:frame draw:style-name="gr2" draw:text-style-name="P3" draw:layer="layout" svg:width="1.175cm" svg:height="0.471cm" svg:x="6.265cm" svg:y="20.65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089cm" svg:y="20.651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6.382cm" svg:height="0.471cm" svg:x="12.792cm" svg:y="20.651cm">
          <draw:text-box>
            <text:p text:style-name="P1"><text:span text:style-name="T3">Были </text:span><text:span text:style-name="T3">ли </text:span><text:span text:style-name="T3">иниц</text:span><text:span text:style-name="T3">иализ</text:span><text:span text:style-name="T3">ирова</text:span><text:span text:style-name="T3">ны </text:span><text:span text:style-name="T3">длин</text:span><text:span text:style-name="T3">ы</text:span></text:p>
          </draw:text-box>
        </draw:frame>
        <draw:frame draw:style-name="gr2" draw:text-style-name="P3" draw:layer="layout" svg:width="2.677cm" svg:height="0.471cm" svg:x="1.99cm" svg:y="21.155cm">
          <draw:text-box>
            <text:p text:style-name="P1"><text:span text:style-name="T3">newT</text:span><text:span text:style-name="T3">extLe</text:span><text:span text:style-name="T3">ngth</text:span></text:p>
          </draw:text-box>
        </draw:frame>
        <draw:frame draw:style-name="gr2" draw:text-style-name="P3" draw:layer="layout" svg:width="1.175cm" svg:height="0.471cm" svg:x="6.265cm" svg:y="21.15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089cm" svg:y="21.155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4.125cm" svg:height="0.471cm" svg:x="12.792cm" svg:y="21.155cm">
          <draw:text-box>
            <text:p text:style-name="P1"><text:span text:style-name="T3">Новая </text:span><text:span text:style-name="T3">текст</text:span><text:span text:style-name="T3">овая </text:span><text:span text:style-name="T3">длина</text:span></text:p>
          </draw:text-box>
        </draw:frame>
        <draw:frame draw:style-name="gr2" draw:text-style-name="P3" draw:layer="layout" svg:width="2.915cm" svg:height="0.471cm" svg:x="1.99cm" svg:y="21.659cm">
          <draw:text-box>
            <text:p text:style-name="P1"><text:span text:style-name="T3">oldLe</text:span><text:span text:style-name="T3">ngthV</text:span><text:span text:style-name="T3">alues</text:span></text:p>
          </draw:text-box>
        </draw:frame>
        <draw:frame draw:style-name="gr2" draw:text-style-name="P3" draw:layer="layout" svg:width="1.175cm" svg:height="0.471cm" svg:x="6.265cm" svg:y="21.65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961cm" svg:height="0.471cm" svg:x="8.089cm" svg:y="21.659cm">
          <draw:text-box>
            <text:p text:style-name="P1"><text:span text:style-name="T3">Hash</text:span><text:span text:style-name="T3">Map&lt;</text:span><text:span text:style-name="T3">Edge, </text:span></text:p>
          </draw:text-box>
        </draw:frame>
        <draw:frame draw:style-name="gr2" draw:text-style-name="P3" draw:layer="layout" svg:width="3.994cm" svg:height="0.471cm" svg:x="8.089cm" svg:y="22.146cm">
          <draw:text-box>
            <text:p text:style-name="P1"><text:span text:style-name="T3">Pair&lt;S</text:span><text:span text:style-name="T3">tring, </text:span><text:span text:style-name="T3">Doubl</text:span><text:span text:style-name="T3">e&gt;&gt; </text:span></text:p>
          </draw:text-box>
        </draw:frame>
        <draw:frame draw:style-name="gr2" draw:text-style-name="P3" draw:layer="layout" svg:width="6.881cm" svg:height="0.471cm" svg:x="12.792cm" svg:y="21.659cm">
          <draw:text-box>
            <text:p text:style-name="P1"><text:span text:style-name="T3">Ребра </text:span><text:span text:style-name="T3">и их </text:span><text:span text:style-name="T3">текст</text:span><text:span text:style-name="T3">овые </text:span><text:span text:style-name="T3">и </text:span><text:span text:style-name="T3">вещес</text:span><text:span text:style-name="T3">твенн</text:span><text:span text:style-name="T3">ые</text:span></text:p>
          </draw:text-box>
        </draw:frame>
        <draw:frame draw:style-name="gr2" draw:text-style-name="P3" draw:layer="layout" svg:width="3.926cm" svg:height="0.471cm" svg:x="12.792cm" svg:y="22.146cm">
          <draw:text-box>
            <text:p text:style-name="P1"><text:span text:style-name="T3">длин</text:span><text:span text:style-name="T3">ы до </text:span><text:span text:style-name="T3">обнов</text:span><text:span text:style-name="T3">ления</text:span></text:p>
          </draw:text-box>
        </draw:frame>
        <draw:line draw:style-name="gr31" draw:text-style-name="P4" draw:layer="layout" svg:x1="1.852cm" svg:y1="24.276cm" svg:x2="19.977cm" svg:y2="24.276cm">
          <text:p/>
        </draw:line>
        <draw:line draw:style-name="gr31" draw:text-style-name="P4" draw:layer="layout" svg:x1="1.869cm" svg:y1="24.816cm" svg:x2="19.96cm" svg:y2="24.816cm">
          <text:p/>
        </draw:line>
        <draw:line draw:style-name="gr3" draw:text-style-name="P4" draw:layer="layout" svg:x1="1.869cm" svg:y1="25.338cm" svg:x2="19.96cm" svg:y2="25.338cm">
          <text:p/>
        </draw:line>
        <draw:line draw:style-name="gr3" draw:text-style-name="P4" draw:layer="layout" svg:x1="1.869cm" svg:y1="25.843cm" svg:x2="19.96cm" svg:y2="25.843cm">
          <text:p/>
        </draw:line>
        <draw:line draw:style-name="gr31" draw:text-style-name="P4" draw:layer="layout" svg:x1="1.876cm" svg:y1="24.248cm" svg:x2="1.876cm" svg:y2="24.841cm">
          <text:p/>
        </draw:line>
        <draw:line draw:style-name="gr3" draw:text-style-name="P4" draw:layer="layout" svg:x1="1.876cm" svg:y1="24.788cm" svg:x2="1.876cm" svg:y2="25.85cm">
          <text:p/>
        </draw:line>
        <draw:line draw:style-name="gr3" draw:text-style-name="P4" draw:layer="layout" svg:x1="6.152cm" svg:y1="24.788cm" svg:x2="6.152cm" svg:y2="25.345cm">
          <text:p/>
        </draw:line>
        <draw:line draw:style-name="gr3" draw:text-style-name="P4" draw:layer="layout" svg:x1="7.972cm" svg:y1="24.788cm" svg:x2="7.972cm" svg:y2="25.345cm">
          <text:p/>
        </draw:line>
        <draw:line draw:style-name="gr3" draw:text-style-name="P4" draw:layer="layout" svg:x1="12.678cm" svg:y1="24.788cm" svg:x2="12.678cm" svg:y2="25.345cm">
          <text:p/>
        </draw:line>
        <draw:line draw:style-name="gr31" draw:text-style-name="P4" draw:layer="layout" svg:x1="19.949cm" svg:y1="24.248cm" svg:x2="19.949cm" svg:y2="24.841cm">
          <text:p/>
        </draw:line>
        <draw:line draw:style-name="gr3" draw:text-style-name="P4" draw:layer="layout" svg:x1="19.949cm" svg:y1="24.788cm" svg:x2="19.949cm" svg:y2="25.85cm">
          <text:p/>
        </draw:line>
        <draw:frame draw:style-name="gr2" draw:text-style-name="P3" draw:layer="layout" svg:width="4.777cm" svg:height="0.471cm" svg:x="2.004cm" svg:y="23.459cm">
          <draw:text-box>
            <text:p text:style-name="P1"><text:span text:style-name="T4">Класс </text:span><text:span text:style-name="T4">Interf</text:span><text:span text:style-name="T4">aceCo</text:span><text:span text:style-name="T4">ntroll</text:span><text:span text:style-name="T4">er</text:span></text:p>
          </draw:text-box>
        </draw:frame>
        <draw:frame draw:style-name="gr2" draw:text-style-name="P3" draw:layer="layout" svg:width="0.925cm" svg:height="0.471cm" svg:x="1.99cm" svg:y="24.319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4.859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24.859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24.859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92cm" svg:y="24.859cm">
          <draw:text-box>
            <text:p text:style-name="P1"><text:span text:style-name="T4">Назна</text:span><text:span text:style-name="T4">чение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9.383cm" svg:height="0.471cm" svg:x="1.99cm" svg:y="25.364cm">
          <draw:text-box>
            <text:p text:style-name="P1"><text:span text:style-name="T3">@FX</text:span><text:span text:style-name="T3">ML-</text:span><text:span text:style-name="T3">анало</text:span><text:span text:style-name="T3">ги </text:span><text:span text:style-name="T3">элеме</text:span><text:span text:style-name="T3">нтов </text:span><text:span text:style-name="T3">контр</text:span><text:span text:style-name="T3">оля в </text:span><text:span text:style-name="T3">интер</text:span><text:span text:style-name="T3">фейсе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29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8</text:span></text:p>
          </draw:text-box>
        </draw:frame>
        <draw:line draw:style-name="gr3" draw:text-style-name="P4" draw:layer="layout" svg:x1="1.852cm" svg:y1="2.711cm" svg:x2="19.977cm" svg:y2="2.711cm">
          <text:p/>
        </draw:line>
        <draw:line draw:style-name="gr31" draw:text-style-name="P4" draw:layer="layout" svg:x1="1.869cm" svg:y1="3.233cm" svg:x2="19.96cm" svg:y2="3.233cm">
          <text:p/>
        </draw:line>
        <draw:line draw:style-name="gr3" draw:text-style-name="P4" draw:layer="layout" svg:x1="1.869cm" svg:y1="3.755cm" svg:x2="19.96cm" svg:y2="3.755cm">
          <text:p/>
        </draw:line>
        <draw:line draw:style-name="gr3" draw:text-style-name="P4" draw:layer="layout" svg:x1="1.869cm" svg:y1="4.747cm" svg:x2="19.96cm" svg:y2="4.747cm">
          <text:p/>
        </draw:line>
        <draw:line draw:style-name="gr3" draw:text-style-name="P4" draw:layer="layout" svg:x1="1.869cm" svg:y1="5.251cm" svg:x2="19.96cm" svg:y2="5.251cm">
          <text:p/>
        </draw:line>
        <draw:line draw:style-name="gr3" draw:text-style-name="P4" draw:layer="layout" svg:x1="1.869cm" svg:y1="6.729cm" svg:x2="19.96cm" svg:y2="6.729cm">
          <text:p/>
        </draw:line>
        <draw:line draw:style-name="gr3" draw:text-style-name="P4" draw:layer="layout" svg:x1="1.869cm" svg:y1="7.72cm" svg:x2="19.96cm" svg:y2="7.72cm">
          <text:p/>
        </draw:line>
        <draw:line draw:style-name="gr3" draw:text-style-name="P4" draw:layer="layout" svg:x1="1.869cm" svg:y1="8.712cm" svg:x2="19.96cm" svg:y2="8.712cm">
          <text:p/>
        </draw:line>
        <draw:line draw:style-name="gr3" draw:text-style-name="P4" draw:layer="layout" svg:x1="1.869cm" svg:y1="9.703cm" svg:x2="19.96cm" svg:y2="9.703cm">
          <text:p/>
        </draw:line>
        <draw:line draw:style-name="gr3" draw:text-style-name="P4" draw:layer="layout" svg:x1="1.869cm" svg:y1="10.208cm" svg:x2="19.96cm" svg:y2="10.208cm">
          <text:p/>
        </draw:line>
        <draw:line draw:style-name="gr3" draw:text-style-name="P4" draw:layer="layout" svg:x1="1.869cm" svg:y1="11.199cm" svg:x2="19.96cm" svg:y2="11.199cm">
          <text:p/>
        </draw:line>
        <draw:line draw:style-name="gr3" draw:text-style-name="P4" draw:layer="layout" svg:x1="1.869cm" svg:y1="12.19cm" svg:x2="19.96cm" svg:y2="12.19cm">
          <text:p/>
        </draw:line>
        <draw:line draw:style-name="gr3" draw:text-style-name="P4" draw:layer="layout" svg:x1="1.869cm" svg:y1="13.181cm" svg:x2="19.96cm" svg:y2="13.181cm">
          <text:p/>
        </draw:line>
        <draw:line draw:style-name="gr3" draw:text-style-name="P4" draw:layer="layout" svg:x1="1.869cm" svg:y1="14.173cm" svg:x2="19.96cm" svg:y2="14.173cm">
          <text:p/>
        </draw:line>
        <draw:line draw:style-name="gr3" draw:text-style-name="P4" draw:layer="layout" svg:x1="1.869cm" svg:y1="15.164cm" svg:x2="19.96cm" svg:y2="15.164cm">
          <text:p/>
        </draw:line>
        <draw:line draw:style-name="gr3" draw:text-style-name="P4" draw:layer="layout" svg:x1="1.869cm" svg:y1="16.155cm" svg:x2="19.96cm" svg:y2="16.155cm">
          <text:p/>
        </draw:line>
        <draw:line draw:style-name="gr3" draw:text-style-name="P4" draw:layer="layout" svg:x1="1.869cm" svg:y1="17.633cm" svg:x2="19.96cm" svg:y2="17.633cm">
          <text:p/>
        </draw:line>
        <draw:line draw:style-name="gr3" draw:text-style-name="P4" draw:layer="layout" svg:x1="1.869cm" svg:y1="19.112cm" svg:x2="19.96cm" svg:y2="19.112cm">
          <text:p/>
        </draw:line>
        <draw:line draw:style-name="gr3" draw:text-style-name="P4" draw:layer="layout" svg:x1="1.869cm" svg:y1="20.59cm" svg:x2="19.96cm" svg:y2="20.59cm">
          <text:p/>
        </draw:line>
        <draw:line draw:style-name="gr3" draw:text-style-name="P4" draw:layer="layout" svg:x1="1.869cm" svg:y1="21.581cm" svg:x2="19.96cm" svg:y2="21.581cm">
          <text:p/>
        </draw:line>
        <draw:line draw:style-name="gr31" draw:text-style-name="P4" draw:layer="layout" svg:x1="1.876cm" svg:y1="2.7cm" svg:x2="1.876cm" svg:y2="3.258cm">
          <text:p/>
        </draw:line>
        <draw:line draw:style-name="gr3" draw:text-style-name="P4" draw:layer="layout" svg:x1="1.876cm" svg:y1="3.205cm" svg:x2="1.876cm" svg:y2="21.588cm">
          <text:p/>
        </draw:line>
        <draw:line draw:style-name="gr3" draw:text-style-name="P4" draw:layer="layout" svg:x1="6.152cm" svg:y1="3.205cm" svg:x2="6.152cm" svg:y2="21.588cm">
          <text:p/>
        </draw:line>
        <draw:line draw:style-name="gr3" draw:text-style-name="P4" draw:layer="layout" svg:x1="7.972cm" svg:y1="3.205cm" svg:x2="7.972cm" svg:y2="21.588cm">
          <text:p/>
        </draw:line>
        <draw:line draw:style-name="gr3" draw:text-style-name="P4" draw:layer="layout" svg:x1="12.678cm" svg:y1="3.205cm" svg:x2="12.678cm" svg:y2="21.588cm">
          <text:p/>
        </draw:line>
        <draw:line draw:style-name="gr3" draw:text-style-name="P4" draw:layer="layout" svg:x1="15.37cm" svg:y1="3.205cm" svg:x2="15.37cm" svg:y2="21.588cm">
          <text:p/>
        </draw:line>
        <draw:line draw:style-name="gr31" draw:text-style-name="P4" draw:layer="layout" svg:x1="19.949cm" svg:y1="2.7cm" svg:x2="19.949cm" svg:y2="3.258cm">
          <text:p/>
        </draw:line>
        <draw:line draw:style-name="gr3" draw:text-style-name="P4" draw:layer="layout" svg:x1="19.949cm" svg:y1="3.205cm" svg:x2="19.949cm" svg:y2="21.588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463cm" svg:height="0.471cm" svg:x="1.99cm" svg:y="2.73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3.27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3.27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3.27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2.792cm" svg:y="3.27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5.483cm" svg:y="3.27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484cm" svg:height="0.471cm" svg:x="1.99cm" svg:y="3.781cm">
          <draw:text-box>
            <text:p text:style-name="P1"><text:span text:style-name="T3">openF</text:span><text:span text:style-name="T3">ile</text:span></text:p>
          </draw:text-box>
        </draw:frame>
        <draw:frame draw:style-name="gr2" draw:text-style-name="P3" draw:layer="layout" svg:width="1.175cm" svg:height="0.471cm" svg:x="6.265cm" svg:y="3.78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3.781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99cm" svg:height="0.471cm" svg:x="15.483cm" svg:y="3.781cm">
          <draw:text-box>
            <text:p text:style-name="P1"><text:span text:style-name="T3">Откр</text:span><text:span text:style-name="T3">ывает </text:span><text:span text:style-name="T3">файло</text:span><text:span text:style-name="T3">вый </text:span></text:p>
          </draw:text-box>
        </draw:frame>
        <draw:frame draw:style-name="gr2" draw:text-style-name="P3" draw:layer="layout" svg:width="1.23cm" svg:height="0.471cm" svg:x="15.483cm" svg:y="4.268cm">
          <draw:text-box>
            <text:p text:style-name="P1"><text:span text:style-name="T3">диало</text:span><text:span text:style-name="T3">г</text:span></text:p>
          </draw:text-box>
        </draw:frame>
        <draw:frame draw:style-name="gr2" draw:text-style-name="P3" draw:layer="layout" svg:width="2.673cm" svg:height="0.471cm" svg:x="1.99cm" svg:y="4.772cm">
          <draw:text-box>
            <text:p text:style-name="P1"><text:span text:style-name="T3">saveU</text:span><text:span text:style-name="T3">nchan</text:span><text:span text:style-name="T3">ged</text:span></text:p>
          </draw:text-box>
        </draw:frame>
        <draw:frame draw:style-name="gr2" draw:text-style-name="P3" draw:layer="layout" svg:width="1.281cm" svg:height="0.471cm" svg:x="6.265cm" svg:y="4.772cm">
          <draw:text-box>
            <text:p text:style-name="P1"><text:span text:style-name="T3"><text:s/></text:span><text:span text:style-name="T3">private</text:span></text:p>
          </draw:text-box>
        </draw:frame>
        <draw:frame draw:style-name="gr2" draw:text-style-name="P3" draw:layer="layout" svg:width="0.756cm" svg:height="0.471cm" svg:x="8.089cm" svg:y="4.772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304cm" svg:height="0.471cm" svg:x="15.483cm" svg:y="4.772cm">
          <draw:text-box>
            <text:p text:style-name="P1"><text:span text:style-name="T3">Сохра</text:span><text:span text:style-name="T3">нение </text:span><text:span text:style-name="T3">графа</text:span></text:p>
          </draw:text-box>
        </draw:frame>
        <draw:frame draw:style-name="gr2" draw:text-style-name="P3" draw:layer="layout" svg:width="2.864cm" svg:height="0.471cm" svg:x="1.99cm" svg:y="5.276cm">
          <draw:text-box>
            <text:p text:style-name="P1"><text:span text:style-name="T3">discar</text:span><text:span text:style-name="T3">dAnd</text:span><text:span text:style-name="T3">Open</text:span></text:p>
          </draw:text-box>
        </draw:frame>
        <draw:frame draw:style-name="gr2" draw:text-style-name="P3" draw:layer="layout" svg:width="1.175cm" svg:height="0.471cm" svg:x="6.265cm" svg:y="5.27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5.276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401cm" svg:height="0.471cm" svg:x="15.483cm" svg:y="5.276cm">
          <draw:text-box>
            <text:p text:style-name="P1"><text:span text:style-name="T3">Откр</text:span><text:span text:style-name="T3">ывает </text:span><text:span text:style-name="T3">файл </text:span><text:span text:style-name="T3">и </text:span></text:p>
          </draw:text-box>
        </draw:frame>
        <draw:frame draw:style-name="gr2" draw:text-style-name="P3" draw:layer="layout" svg:width="2.136cm" svg:height="0.471cm" svg:x="15.483cm" svg:y="5.763cm">
          <draw:text-box>
            <text:p text:style-name="P1"><text:span text:style-name="T3">сбрас</text:span><text:span text:style-name="T3">ывает </text:span></text:p>
          </draw:text-box>
        </draw:frame>
        <draw:frame draw:style-name="gr2" draw:text-style-name="P3" draw:layer="layout" svg:width="4.201cm" svg:height="0.471cm" svg:x="15.483cm" svg:y="6.25cm">
          <draw:text-box>
            <text:p text:style-name="P1"><text:span text:style-name="T3">несох</text:span><text:span text:style-name="T3">ранен</text:span><text:span text:style-name="T3">ные </text:span><text:span text:style-name="T3">данн</text:span><text:span text:style-name="T3">ые</text:span></text:p>
          </draw:text-box>
        </draw:frame>
        <draw:frame draw:style-name="gr2" draw:text-style-name="P3" draw:layer="layout" svg:width="1.882cm" svg:height="0.471cm" svg:x="1.99cm" svg:y="6.755cm">
          <draw:text-box>
            <text:p text:style-name="P1"><text:span text:style-name="T3">hideDi</text:span><text:span text:style-name="T3">alog</text:span></text:p>
          </draw:text-box>
        </draw:frame>
        <draw:frame draw:style-name="gr2" draw:text-style-name="P3" draw:layer="layout" svg:width="1.175cm" svg:height="0.471cm" svg:x="6.265cm" svg:y="6.75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6.755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334cm" svg:height="0.471cm" svg:x="15.483cm" svg:y="6.755cm">
          <draw:text-box>
            <text:p text:style-name="P1"><text:span text:style-name="T3">Пряче</text:span><text:span text:style-name="T3">т </text:span><text:span text:style-name="T3">файло</text:span><text:span text:style-name="T3">вый </text:span></text:p>
          </draw:text-box>
        </draw:frame>
        <draw:frame draw:style-name="gr2" draw:text-style-name="P3" draw:layer="layout" svg:width="1.23cm" svg:height="0.471cm" svg:x="15.483cm" svg:y="7.241cm">
          <draw:text-box>
            <text:p text:style-name="P1"><text:span text:style-name="T3">диало</text:span><text:span text:style-name="T3">г</text:span></text:p>
          </draw:text-box>
        </draw:frame>
        <draw:frame draw:style-name="gr2" draw:text-style-name="P3" draw:layer="layout" svg:width="1.92cm" svg:height="0.471cm" svg:x="1.99cm" svg:y="7.746cm">
          <draw:text-box>
            <text:p text:style-name="P1"><text:span text:style-name="T3">create</text:span><text:span text:style-name="T3">Node</text:span></text:p>
          </draw:text-box>
        </draw:frame>
        <draw:frame draw:style-name="gr2" draw:text-style-name="P3" draw:layer="layout" svg:width="1.175cm" svg:height="0.471cm" svg:x="6.265cm" svg:y="7.74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7.746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246cm" svg:height="0.471cm" svg:x="12.792cm" svg:y="7.746cm">
          <draw:text-box>
            <text:p text:style-name="P1"><text:span text:style-name="T3">Mouse</text:span><text:span text:style-name="T3">Event </text:span></text:p>
          </draw:text-box>
        </draw:frame>
        <draw:frame draw:style-name="gr2" draw:text-style-name="P3" draw:layer="layout" svg:width="0.916cm" svg:height="0.471cm" svg:x="12.792cm" svg:y="8.233cm">
          <draw:text-box>
            <text:p text:style-name="P1"><text:span text:style-name="T3">event</text:span></text:p>
          </draw:text-box>
        </draw:frame>
        <draw:frame draw:style-name="gr2" draw:text-style-name="P3" draw:layer="layout" svg:width="3.249cm" svg:height="0.471cm" svg:x="15.483cm" svg:y="7.746cm">
          <draw:text-box>
            <text:p text:style-name="P1"><text:span text:style-name="T3">Созда</text:span><text:span text:style-name="T3">ние </text:span><text:span text:style-name="T3">узла </text:span><text:span text:style-name="T3">по </text:span></text:p>
          </draw:text-box>
        </draw:frame>
        <draw:frame draw:style-name="gr2" draw:text-style-name="P3" draw:layer="layout" svg:width="1.069cm" svg:height="0.471cm" svg:x="15.483cm" svg:y="8.233cm">
          <draw:text-box>
            <text:p text:style-name="P1"><text:span text:style-name="T3">клику</text:span></text:p>
          </draw:text-box>
        </draw:frame>
        <draw:frame draw:style-name="gr2" draw:text-style-name="P3" draw:layer="layout" svg:width="3.139cm" svg:height="0.471cm" svg:x="1.99cm" svg:y="8.737cm">
          <draw:text-box>
            <text:p text:style-name="P1"><text:span text:style-name="T3">clear</text:span><text:span text:style-name="T3">Worki</text:span><text:span text:style-name="T3">ngAre</text:span><text:span text:style-name="T3">a</text:span></text:p>
          </draw:text-box>
        </draw:frame>
        <draw:frame draw:style-name="gr2" draw:text-style-name="P3" draw:layer="layout" svg:width="1.175cm" svg:height="0.471cm" svg:x="6.265cm" svg:y="8.73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8.737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236cm" svg:height="0.471cm" svg:x="15.483cm" svg:y="8.737cm">
          <draw:text-box>
            <text:p text:style-name="P1"><text:span text:style-name="T3">Очищ</text:span><text:span text:style-name="T3">ает </text:span><text:span text:style-name="T3">облас</text:span><text:span text:style-name="T3">ть </text:span></text:p>
          </draw:text-box>
        </draw:frame>
        <draw:frame draw:style-name="gr2" draw:text-style-name="P3" draw:layer="layout" svg:width="1.873cm" svg:height="0.471cm" svg:x="15.483cm" svg:y="9.224cm">
          <draw:text-box>
            <text:p text:style-name="P1"><text:span text:style-name="T3">отрис</text:span><text:span text:style-name="T3">овки</text:span></text:p>
          </draw:text-box>
        </draw:frame>
        <draw:frame draw:style-name="gr2" draw:text-style-name="P3" draw:layer="layout" svg:width="2cm" svg:height="0.471cm" svg:x="1.99cm" svg:y="9.729cm">
          <draw:text-box>
            <text:p text:style-name="P1"><text:span text:style-name="T3">undo</text:span><text:span text:style-name="T3">Action</text:span></text:p>
          </draw:text-box>
        </draw:frame>
        <draw:frame draw:style-name="gr2" draw:text-style-name="P3" draw:layer="layout" svg:width="1.175cm" svg:height="0.471cm" svg:x="6.265cm" svg:y="9.72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9.729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465cm" svg:height="0.471cm" svg:x="15.483cm" svg:y="9.729cm">
          <draw:text-box>
            <text:p text:style-name="P1"><text:span text:style-name="T3">Отме</text:span><text:span text:style-name="T3">няет </text:span><text:span text:style-name="T3">дейст</text:span><text:span text:style-name="T3">вие</text:span></text:p>
          </draw:text-box>
        </draw:frame>
        <draw:frame draw:style-name="gr2" draw:text-style-name="P3" draw:layer="layout" svg:width="1.903cm" svg:height="0.471cm" svg:x="1.99cm" svg:y="10.233cm">
          <draw:text-box>
            <text:p text:style-name="P1"><text:span text:style-name="T3">redoA</text:span><text:span text:style-name="T3">ction</text:span></text:p>
          </draw:text-box>
        </draw:frame>
        <draw:frame draw:style-name="gr2" draw:text-style-name="P3" draw:layer="layout" svg:width="1.175cm" svg:height="0.471cm" svg:x="6.265cm" svg:y="10.23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0.233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227cm" svg:height="0.471cm" svg:x="15.483cm" svg:y="10.233cm">
          <draw:text-box>
            <text:p text:style-name="P1"><text:span text:style-name="T3">Повто</text:span><text:span text:style-name="T3">ряет </text:span><text:span text:style-name="T3">отмен</text:span><text:span text:style-name="T3">енное </text:span></text:p>
          </draw:text-box>
        </draw:frame>
        <draw:frame draw:style-name="gr2" draw:text-style-name="P3" draw:layer="layout" svg:width="1.619cm" svg:height="0.471cm" svg:x="15.483cm" svg:y="10.72cm">
          <draw:text-box>
            <text:p text:style-name="P1"><text:span text:style-name="T3">дейст</text:span><text:span text:style-name="T3">вие</text:span></text:p>
          </draw:text-box>
        </draw:frame>
        <draw:frame draw:style-name="gr2" draw:text-style-name="P3" draw:layer="layout" svg:width="2.208cm" svg:height="0.471cm" svg:x="1.99cm" svg:y="11.224cm">
          <draw:text-box>
            <text:p text:style-name="P1"><text:span text:style-name="T3">drawL</text:span><text:span text:style-name="T3">engths</text:span></text:p>
          </draw:text-box>
        </draw:frame>
        <draw:frame draw:style-name="gr2" draw:text-style-name="P3" draw:layer="layout" svg:width="1.175cm" svg:height="0.471cm" svg:x="6.265cm" svg:y="11.22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1.224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977cm" svg:height="0.471cm" svg:x="15.483cm" svg:y="11.224cm">
          <draw:text-box>
            <text:p text:style-name="P1"><text:span text:style-name="T3">Отобр</text:span><text:span text:style-name="T3">ажает </text:span><text:span text:style-name="T3">метки </text:span><text:span text:style-name="T3">на </text:span></text:p>
          </draw:text-box>
        </draw:frame>
        <draw:frame draw:style-name="gr2" draw:text-style-name="P3" draw:layer="layout" svg:width="1.225cm" svg:height="0.471cm" svg:x="15.483cm" svg:y="11.711cm">
          <draw:text-box>
            <text:p text:style-name="P1"><text:span text:style-name="T3">ребра</text:span><text:span text:style-name="T3">х</text:span></text:p>
          </draw:text-box>
        </draw:frame>
        <draw:frame draw:style-name="gr2" draw:text-style-name="P3" draw:layer="layout" svg:width="2.631cm" svg:height="0.471cm" svg:x="1.99cm" svg:y="12.216cm">
          <draw:text-box>
            <text:p text:style-name="P1"><text:span text:style-name="T3">remov</text:span><text:span text:style-name="T3">eLeng</text:span><text:span text:style-name="T3">ths</text:span></text:p>
          </draw:text-box>
        </draw:frame>
        <draw:frame draw:style-name="gr2" draw:text-style-name="P3" draw:layer="layout" svg:width="1.175cm" svg:height="0.471cm" svg:x="6.265cm" svg:y="12.21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2.216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05cm" svg:height="0.471cm" svg:x="15.483cm" svg:y="12.216cm">
          <draw:text-box>
            <text:p text:style-name="P1"><text:span text:style-name="T3">Пряче</text:span><text:span text:style-name="T3">т </text:span><text:span text:style-name="T3">метки </text:span><text:span text:style-name="T3">на </text:span></text:p>
          </draw:text-box>
        </draw:frame>
        <draw:frame draw:style-name="gr2" draw:text-style-name="P3" draw:layer="layout" svg:width="1.225cm" svg:height="0.471cm" svg:x="15.483cm" svg:y="12.702cm">
          <draw:text-box>
            <text:p text:style-name="P1"><text:span text:style-name="T3">ребра</text:span><text:span text:style-name="T3">х</text:span></text:p>
          </draw:text-box>
        </draw:frame>
        <draw:frame draw:style-name="gr2" draw:text-style-name="P3" draw:layer="layout" svg:width="2.517cm" svg:height="0.471cm" svg:x="1.99cm" svg:y="13.207cm">
          <draw:text-box>
            <text:p text:style-name="P1"><text:span text:style-name="T3">toInfty</text:span><text:span text:style-name="T3">Lengt</text:span><text:span text:style-name="T3">hs</text:span></text:p>
          </draw:text-box>
        </draw:frame>
        <draw:frame draw:style-name="gr2" draw:text-style-name="P3" draw:layer="layout" svg:width="1.175cm" svg:height="0.471cm" svg:x="6.265cm" svg:y="13.20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3.207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265cm" svg:height="0.471cm" svg:x="15.483cm" svg:y="13.207cm">
          <draw:text-box>
            <text:p text:style-name="P1"><text:span text:style-name="T3">Задае</text:span><text:span text:style-name="T3">т </text:span><text:span text:style-name="T3">длин</text:span><text:span text:style-name="T3">ы </text:span><text:span text:style-name="T3">равны</text:span><text:span text:style-name="T3">ми </text:span></text:p>
          </draw:text-box>
        </draw:frame>
        <draw:frame draw:style-name="gr2" draw:text-style-name="P3" draw:layer="layout" svg:width="2.677cm" svg:height="0.471cm" svg:x="15.483cm" svg:y="13.694cm">
          <draw:text-box>
            <text:p text:style-name="P1"><text:span text:style-name="T3">беско</text:span><text:span text:style-name="T3">нечно</text:span><text:span text:style-name="T3">сти</text:span></text:p>
          </draw:text-box>
        </draw:frame>
        <draw:frame draw:style-name="gr2" draw:text-style-name="P3" draw:layer="layout" svg:width="1.835cm" svg:height="0.471cm" svg:x="1.99cm" svg:y="14.198cm">
          <draw:text-box>
            <text:p text:style-name="P1"><text:span text:style-name="T3">setLen</text:span><text:span text:style-name="T3">gths</text:span></text:p>
          </draw:text-box>
        </draw:frame>
        <draw:frame draw:style-name="gr2" draw:text-style-name="P3" draw:layer="layout" svg:width="1.175cm" svg:height="0.471cm" svg:x="6.265cm" svg:y="14.19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4.198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609cm" svg:height="0.471cm" svg:x="15.483cm" svg:y="14.198cm">
          <draw:text-box>
            <text:p text:style-name="P1"><text:span text:style-name="T3">Задае</text:span><text:span text:style-name="T3">т всем </text:span><text:span text:style-name="T3">ребра</text:span><text:span text:style-name="T3">м </text:span></text:p>
          </draw:text-box>
        </draw:frame>
        <draw:frame draw:style-name="gr2" draw:text-style-name="P3" draw:layer="layout" svg:width="2.072cm" svg:height="0.471cm" svg:x="15.483cm" svg:y="14.685cm">
          <draw:text-box>
            <text:p text:style-name="P1"><text:span text:style-name="T3">одну </text:span><text:span text:style-name="T3">длину</text:span></text:p>
          </draw:text-box>
        </draw:frame>
        <draw:frame draw:style-name="gr2" draw:text-style-name="P3" draw:layer="layout" svg:width="3.334cm" svg:height="0.471cm" svg:x="1.99cm" svg:y="15.19cm">
          <draw:text-box>
            <text:p text:style-name="P1"><text:span text:style-name="T3">calcul</text:span><text:span text:style-name="T3">ateMa</text:span><text:span text:style-name="T3">gnitud</text:span><text:span text:style-name="T3">e</text:span></text:p>
          </draw:text-box>
        </draw:frame>
        <draw:frame draw:style-name="gr2" draw:text-style-name="P3" draw:layer="layout" svg:width="1.175cm" svg:height="0.471cm" svg:x="6.265cm" svg:y="15.1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5.19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55cm" svg:height="0.471cm" svg:x="15.483cm" svg:y="15.19cm">
          <draw:text-box>
            <text:p text:style-name="P1"><text:span text:style-name="T3">Запус</text:span><text:span text:style-name="T3">кает </text:span><text:span text:style-name="T3">вычис</text:span><text:span text:style-name="T3">ление </text:span></text:p>
          </draw:text-box>
        </draw:frame>
        <draw:frame draw:style-name="gr2" draw:text-style-name="P3" draw:layer="layout" svg:width="3.693cm" svg:height="0.471cm" svg:x="15.483cm" svg:y="15.676cm">
          <draw:text-box>
            <text:p text:style-name="P1"><text:span text:style-name="T3">магни</text:span><text:span text:style-name="T3">туды </text:span><text:span text:style-name="T3">по </text:span><text:span text:style-name="T3">графу</text:span></text:p>
          </draw:text-box>
        </draw:frame>
        <draw:frame draw:style-name="gr2" draw:text-style-name="P3" draw:layer="layout" svg:width="2.364cm" svg:height="0.471cm" svg:x="1.99cm" svg:y="16.181cm">
          <draw:text-box>
            <text:p text:style-name="P1"><text:span text:style-name="T3">calcul</text:span><text:span text:style-name="T3">ateIhar</text:span><text:span text:style-name="T3">a</text:span></text:p>
          </draw:text-box>
        </draw:frame>
        <draw:frame draw:style-name="gr2" draw:text-style-name="P3" draw:layer="layout" svg:width="1.175cm" svg:height="0.471cm" svg:x="6.265cm" svg:y="16.18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6.181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55cm" svg:height="0.471cm" svg:x="15.483cm" svg:y="16.181cm">
          <draw:text-box>
            <text:p text:style-name="P1"><text:span text:style-name="T3">Запус</text:span><text:span text:style-name="T3">кает </text:span><text:span text:style-name="T3">вычис</text:span><text:span text:style-name="T3">ление </text:span></text:p>
          </draw:text-box>
        </draw:frame>
        <draw:frame draw:style-name="gr2" draw:text-style-name="P3" draw:layer="layout" svg:width="3.541cm" svg:height="0.471cm" svg:x="15.483cm" svg:y="16.668cm">
          <draw:text-box>
            <text:p text:style-name="P1"><text:span text:style-name="T3">функ</text:span><text:span text:style-name="T3">ции </text:span><text:span text:style-name="T3">Ихар</text:span><text:span text:style-name="T3">ы на </text:span></text:p>
          </draw:text-box>
        </draw:frame>
        <draw:frame draw:style-name="gr2" draw:text-style-name="P3" draw:layer="layout" svg:width="1.78cm" svg:height="0.471cm" svg:x="15.483cm" svg:y="17.155cm">
          <draw:text-box>
            <text:p text:style-name="P1"><text:span text:style-name="T3">верш</text:span><text:span text:style-name="T3">инах</text:span></text:p>
          </draw:text-box>
        </draw:frame>
        <draw:frame draw:style-name="gr2" draw:text-style-name="P3" draw:layer="layout" svg:width="3.232cm" svg:height="0.471cm" svg:x="1.99cm" svg:y="17.659cm">
          <draw:text-box>
            <text:p text:style-name="P1"><text:span text:style-name="T3">calcul</text:span><text:span text:style-name="T3">ateEd</text:span><text:span text:style-name="T3">geIhar</text:span><text:span text:style-name="T3">a</text:span></text:p>
          </draw:text-box>
        </draw:frame>
        <draw:frame draw:style-name="gr2" draw:text-style-name="P3" draw:layer="layout" svg:width="1.175cm" svg:height="0.471cm" svg:x="6.265cm" svg:y="17.65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7.659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55cm" svg:height="0.471cm" svg:x="15.483cm" svg:y="17.659cm">
          <draw:text-box>
            <text:p text:style-name="P1"><text:span text:style-name="T3">Запус</text:span><text:span text:style-name="T3">кает </text:span><text:span text:style-name="T3">вычис</text:span><text:span text:style-name="T3">ление </text:span></text:p>
          </draw:text-box>
        </draw:frame>
        <draw:frame draw:style-name="gr2" draw:text-style-name="P3" draw:layer="layout" svg:width="3.541cm" svg:height="0.471cm" svg:x="15.483cm" svg:y="18.146cm">
          <draw:text-box>
            <text:p text:style-name="P1"><text:span text:style-name="T3">функ</text:span><text:span text:style-name="T3">ции </text:span><text:span text:style-name="T3">Ихар</text:span><text:span text:style-name="T3">ы на </text:span></text:p>
          </draw:text-box>
        </draw:frame>
        <draw:frame draw:style-name="gr2" draw:text-style-name="P3" draw:layer="layout" svg:width="1.225cm" svg:height="0.471cm" svg:x="15.483cm" svg:y="18.633cm">
          <draw:text-box>
            <text:p text:style-name="P1"><text:span text:style-name="T3">ребра</text:span><text:span text:style-name="T3">х</text:span></text:p>
          </draw:text-box>
        </draw:frame>
        <draw:frame draw:style-name="gr2" draw:text-style-name="P3" draw:layer="layout" svg:width="3.118cm" svg:height="0.471cm" svg:x="1.99cm" svg:y="19.137cm">
          <draw:text-box>
            <text:p text:style-name="P1"><text:span text:style-name="T3">calcul</text:span><text:span text:style-name="T3">atePat</text:span><text:span text:style-name="T3">hIhara</text:span></text:p>
          </draw:text-box>
        </draw:frame>
        <draw:frame draw:style-name="gr2" draw:text-style-name="P3" draw:layer="layout" svg:width="1.175cm" svg:height="0.471cm" svg:x="6.265cm" svg:y="19.13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19.137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55cm" svg:height="0.471cm" svg:x="15.483cm" svg:y="19.137cm">
          <draw:text-box>
            <text:p text:style-name="P1"><text:span text:style-name="T3">Запус</text:span><text:span text:style-name="T3">кает </text:span><text:span text:style-name="T3">вычис</text:span><text:span text:style-name="T3">ление </text:span></text:p>
          </draw:text-box>
        </draw:frame>
        <draw:frame draw:style-name="gr2" draw:text-style-name="P3" draw:layer="layout" svg:width="3.541cm" svg:height="0.471cm" svg:x="15.483cm" svg:y="19.624cm">
          <draw:text-box>
            <text:p text:style-name="P1"><text:span text:style-name="T3">функ</text:span><text:span text:style-name="T3">ции </text:span><text:span text:style-name="T3">Ихар</text:span><text:span text:style-name="T3">ы на </text:span></text:p>
          </draw:text-box>
        </draw:frame>
        <draw:frame draw:style-name="gr2" draw:text-style-name="P3" draw:layer="layout" svg:width="1.035cm" svg:height="0.471cm" svg:x="15.483cm" svg:y="20.111cm">
          <draw:text-box>
            <text:p text:style-name="P1"><text:span text:style-name="T3">путях</text:span></text:p>
          </draw:text-box>
        </draw:frame>
        <draw:frame draw:style-name="gr2" draw:text-style-name="P3" draw:layer="layout" svg:width="3.905cm" svg:height="0.471cm" svg:x="1.99cm" svg:y="20.615cm">
          <draw:text-box>
            <text:p text:style-name="P1"><text:span text:style-name="T3">calcul</text:span><text:span text:style-name="T3">ateCus</text:span><text:span text:style-name="T3">tomFu</text:span><text:span text:style-name="T3">ncti</text:span></text:p>
          </draw:text-box>
        </draw:frame>
        <draw:frame draw:style-name="gr2" draw:text-style-name="P3" draw:layer="layout" svg:width="0.425cm" svg:height="0.471cm" svg:x="1.99cm" svg:y="21.102cm">
          <draw:text-box>
            <text:p text:style-name="P1"><text:span text:style-name="T3">on</text:span></text:p>
          </draw:text-box>
        </draw:frame>
        <draw:frame draw:style-name="gr2" draw:text-style-name="P3" draw:layer="layout" svg:width="1.175cm" svg:height="0.471cm" svg:x="6.265cm" svg:y="20.61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089cm" svg:y="20.615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55cm" svg:height="0.471cm" svg:x="15.483cm" svg:y="20.615cm">
          <draw:text-box>
            <text:p text:style-name="P1"><text:span text:style-name="T3">Запус</text:span><text:span text:style-name="T3">кает </text:span><text:span text:style-name="T3">вычис</text:span><text:span text:style-name="T3">ление </text:span></text:p>
          </draw:text-box>
        </draw:frame>
        <draw:frame draw:style-name="gr2" draw:text-style-name="P3" draw:layer="layout" svg:width="3.27cm" svg:height="0.471cm" svg:x="15.483cm" svg:y="21.102cm">
          <draw:text-box>
            <text:p text:style-name="P1"><text:span text:style-name="T3">функ</text:span><text:span text:style-name="T3">ции </text:span><text:span text:style-name="T3">на </text:span><text:span text:style-name="T3">путях</text:span></text:p>
          </draw:text-box>
        </draw:frame>
        <draw:line draw:style-name="gr31" draw:text-style-name="P4" draw:layer="layout" svg:x1="1.852cm" svg:y1="23.232cm" svg:x2="19.977cm" svg:y2="23.232cm">
          <text:p/>
        </draw:line>
        <draw:line draw:style-name="gr31" draw:text-style-name="P4" draw:layer="layout" svg:x1="1.869cm" svg:y1="23.772cm" svg:x2="19.96cm" svg:y2="23.772cm">
          <text:p/>
        </draw:line>
        <draw:line draw:style-name="gr3" draw:text-style-name="P4" draw:layer="layout" svg:x1="1.869cm" svg:y1="24.294cm" svg:x2="19.96cm" svg:y2="24.294cm">
          <text:p/>
        </draw:line>
        <draw:line draw:style-name="gr3" draw:text-style-name="P4" draw:layer="layout" svg:x1="1.869cm" svg:y1="24.798cm" svg:x2="19.96cm" svg:y2="24.798cm">
          <text:p/>
        </draw:line>
        <draw:line draw:style-name="gr3" draw:text-style-name="P4" draw:layer="layout" svg:x1="1.869cm" svg:y1="25.303cm" svg:x2="12.223cm" svg:y2="25.303cm">
          <text:p/>
        </draw:line>
        <draw:line draw:style-name="gr3" draw:text-style-name="P4" draw:layer="layout" svg:x1="1.869cm" svg:y1="25.807cm" svg:x2="19.96cm" svg:y2="25.807cm">
          <text:p/>
        </draw:line>
        <draw:line draw:style-name="gr31" draw:text-style-name="P4" draw:layer="layout" svg:x1="1.876cm" svg:y1="23.204cm" svg:x2="1.876cm" svg:y2="23.797cm">
          <text:p/>
        </draw:line>
        <draw:line draw:style-name="gr3" draw:text-style-name="P4" draw:layer="layout" svg:x1="1.876cm" svg:y1="23.744cm" svg:x2="1.876cm" svg:y2="25.814cm">
          <text:p/>
        </draw:line>
        <draw:line draw:style-name="gr3" draw:text-style-name="P4" draw:layer="layout" svg:x1="5.817cm" svg:y1="23.744cm" svg:x2="5.817cm" svg:y2="25.814cm">
          <text:p/>
        </draw:line>
        <draw:line draw:style-name="gr3" draw:text-style-name="P4" draw:layer="layout" svg:x1="7.655cm" svg:y1="23.744cm" svg:x2="7.655cm" svg:y2="25.814cm">
          <text:p/>
        </draw:line>
        <draw:line draw:style-name="gr3" draw:text-style-name="P4" draw:layer="layout" svg:x1="12.213cm" svg:y1="23.744cm" svg:x2="12.213cm" svg:y2="25.814cm">
          <text:p/>
        </draw:line>
        <draw:line draw:style-name="gr31" draw:text-style-name="P4" draw:layer="layout" svg:x1="19.949cm" svg:y1="23.204cm" svg:x2="19.949cm" svg:y2="23.797cm">
          <text:p/>
        </draw:line>
        <draw:line draw:style-name="gr3" draw:text-style-name="P4" draw:layer="layout" svg:x1="19.949cm" svg:y1="23.744cm" svg:x2="19.949cm" svg:y2="25.814cm">
          <text:p/>
        </draw:line>
        <draw:frame draw:style-name="gr2" draw:text-style-name="P3" draw:layer="layout" svg:width="2.957cm" svg:height="0.471cm" svg:x="2.004cm" svg:y="22.414cm">
          <draw:text-box>
            <text:p text:style-name="P1"><text:span text:style-name="T4">Класс </text:span><text:span text:style-name="T4">TexL</text:span><text:span text:style-name="T4">abel</text:span></text:p>
          </draw:text-box>
        </draw:frame>
        <draw:frame draw:style-name="gr2" draw:text-style-name="P3" draw:layer="layout" svg:width="0.925cm" svg:height="0.471cm" svg:x="1.99cm" svg:y="23.275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3.81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5.934cm" svg:y="23.81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772cm" svg:y="23.81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326cm" svg:y="23.81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928cm" svg:height="0.471cm" svg:x="1.99cm" svg:y="24.319cm">
          <draw:text-box>
            <text:p text:style-name="P1"><text:span text:style-name="T3">DEFA</text:span><text:span text:style-name="T3">ULT</text:span></text:p>
          </draw:text-box>
        </draw:frame>
        <draw:frame draw:style-name="gr2" draw:text-style-name="P3" draw:layer="layout" svg:width="1.06cm" svg:height="0.471cm" svg:x="5.934cm" svg:y="24.31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039cm" svg:height="0.471cm" svg:x="7.772cm" svg:y="24.319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6.339cm" svg:height="0.471cm" svg:x="12.326cm" svg:y="24.319cm">
          <draw:text-box>
            <text:p text:style-name="P1"><text:span text:style-name="T3">Дефо</text:span><text:span text:style-name="T3">лтное </text:span><text:span text:style-name="T3">значе</text:span><text:span text:style-name="T3">ние </text:span><text:span text:style-name="T3">лейбл</text:span><text:span text:style-name="T3">а </text:span><text:span text:style-name="T3">длин</text:span><text:span text:style-name="T3">ы</text:span></text:p>
          </draw:text-box>
        </draw:frame>
        <draw:frame draw:style-name="gr2" draw:text-style-name="P3" draw:layer="layout" svg:width="0.422cm" svg:height="0.471cm" svg:x="1.99cm" svg:y="24.824cm">
          <draw:text-box>
            <text:p text:style-name="P1"><text:span text:style-name="T3">gc</text:span></text:p>
          </draw:text-box>
        </draw:frame>
        <draw:frame draw:style-name="gr2" draw:text-style-name="P3" draw:layer="layout" svg:width="1.175cm" svg:height="0.471cm" svg:x="5.934cm" svg:y="24.82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584cm" svg:height="0.471cm" svg:x="7.772cm" svg:y="24.824cm">
          <draw:text-box>
            <text:p text:style-name="P1"><text:span text:style-name="T3">FXGr</text:span><text:span text:style-name="T3">aphics</text:span><text:span text:style-name="T3">2D</text:span></text:p>
          </draw:text-box>
        </draw:frame>
        <draw:frame draw:style-name="gr2" draw:text-style-name="P3" draw:layer="layout" svg:width="6.094cm" svg:height="0.471cm" svg:x="12.326cm" svg:y="24.824cm">
          <draw:text-box>
            <text:p text:style-name="P1"><text:span text:style-name="T3">Объек</text:span><text:span text:style-name="T3">ты </text:span><text:span text:style-name="T3">для </text:span><text:span text:style-name="T3">отобр</text:span><text:span text:style-name="T3">ажени</text:span><text:span text:style-name="T3">я </text:span><text:span text:style-name="T3">LaTe</text:span><text:span text:style-name="T3">X</text:span></text:p>
          </draw:text-box>
        </draw:frame>
        <draw:frame draw:style-name="gr2" draw:text-style-name="P3" draw:layer="layout" svg:width="0.73cm" svg:height="0.471cm" svg:x="1.99cm" svg:y="25.328cm">
          <draw:text-box>
            <text:p text:style-name="P1"><text:span text:style-name="T3">icon</text:span></text:p>
          </draw:text-box>
        </draw:frame>
        <draw:frame draw:style-name="gr2" draw:text-style-name="P3" draw:layer="layout" svg:width="1.175cm" svg:height="0.471cm" svg:x="5.934cm" svg:y="25.328cm">
          <draw:text-box>
            <text:p text:style-name="P1"><text:span text:style-name="T3">private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1.501cm" svg:height="0.471cm" svg:x="7.772cm" svg:y="25.328cm">
          <draw:text-box>
            <text:p text:style-name="P1"><text:span text:style-name="T3">TeXIc</text:span><text:span text:style-name="T3">on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0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29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1" draw:text-style-name="P4" draw:layer="layout" svg:x1="1.869cm" svg:y1="3.233cm" svg:x2="19.96cm" svg:y2="3.233cm">
          <text:p/>
        </draw:line>
        <draw:line draw:style-name="gr31" draw:text-style-name="P4" draw:layer="layout" svg:x1="1.869cm" svg:y1="3.773cm" svg:x2="19.96cm" svg:y2="3.773cm">
          <text:p/>
        </draw:line>
        <draw:line draw:style-name="gr31" draw:text-style-name="P4" draw:layer="layout" svg:x1="1.869cm" svg:y1="4.313cm" svg:x2="19.96cm" svg:y2="4.313cm">
          <text:p/>
        </draw:line>
        <draw:line draw:style-name="gr3" draw:text-style-name="P4" draw:layer="layout" svg:x1="1.869cm" svg:y1="5.322cm" svg:x2="19.96cm" svg:y2="5.322cm">
          <text:p/>
        </draw:line>
        <draw:line draw:style-name="gr3" draw:text-style-name="P4" draw:layer="layout" svg:x1="1.876cm" svg:y1="2.7cm" svg:x2="1.876cm" svg:y2="3.258cm">
          <text:p/>
        </draw:line>
        <draw:line draw:style-name="gr31" draw:text-style-name="P4" draw:layer="layout" svg:x1="1.876cm" svg:y1="3.205cm" svg:x2="1.876cm" svg:y2="3.798cm">
          <text:p/>
        </draw:line>
        <draw:line draw:style-name="gr3" draw:text-style-name="P4" draw:layer="layout" svg:x1="1.876cm" svg:y1="3.745cm" svg:x2="1.876cm" svg:y2="5.329cm">
          <text:p/>
        </draw:line>
        <draw:line draw:style-name="gr3" draw:text-style-name="P4" draw:layer="layout" svg:x1="5.817cm" svg:y1="2.7cm" svg:x2="5.817cm" svg:y2="3.258cm">
          <text:p/>
        </draw:line>
        <draw:line draw:style-name="gr3" draw:text-style-name="P4" draw:layer="layout" svg:x1="6.335cm" svg:y1="3.745cm" svg:x2="6.335cm" svg:y2="5.329cm">
          <text:p/>
        </draw:line>
        <draw:line draw:style-name="gr3" draw:text-style-name="P4" draw:layer="layout" svg:x1="7.655cm" svg:y1="2.7cm" svg:x2="7.655cm" svg:y2="3.258cm">
          <text:p/>
        </draw:line>
        <draw:line draw:style-name="gr3" draw:text-style-name="P4" draw:layer="layout" svg:x1="8.135cm" svg:y1="3.745cm" svg:x2="8.135cm" svg:y2="5.329cm">
          <text:p/>
        </draw:line>
        <draw:line draw:style-name="gr3" draw:text-style-name="P4" draw:layer="layout" svg:x1="10.883cm" svg:y1="3.745cm" svg:x2="10.883cm" svg:y2="5.329cm">
          <text:p/>
        </draw:line>
        <draw:line draw:style-name="gr3" draw:text-style-name="P4" draw:layer="layout" svg:x1="12.213cm" svg:y1="2.7cm" svg:x2="12.213cm" svg:y2="3.258cm">
          <text:p/>
        </draw:line>
        <draw:line draw:style-name="gr3" draw:text-style-name="P4" draw:layer="layout" svg:x1="15.367cm" svg:y1="3.745cm" svg:x2="15.367cm" svg:y2="5.329cm">
          <text:p/>
        </draw:line>
        <draw:line draw:style-name="gr3" draw:text-style-name="P4" draw:layer="layout" svg:x1="19.949cm" svg:y1="2.7cm" svg:x2="19.949cm" svg:y2="3.258cm">
          <text:p/>
        </draw:line>
        <draw:line draw:style-name="gr31" draw:text-style-name="P4" draw:layer="layout" svg:x1="19.949cm" svg:y1="3.205cm" svg:x2="19.949cm" svg:y2="3.798cm">
          <text:p/>
        </draw:line>
        <draw:line draw:style-name="gr3" draw:text-style-name="P4" draw:layer="layout" svg:x1="19.949cm" svg:y1="3.745cm" svg:x2="19.949cm" svg:y2="5.329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874cm" svg:height="0.471cm" svg:x="1.99cm" svg:y="2.736cm">
          <draw:text-box>
            <text:p text:style-name="P1"><text:span text:style-name="T3">input</text:span></text:p>
          </draw:text-box>
        </draw:frame>
        <draw:frame draw:style-name="gr2" draw:text-style-name="P3" draw:layer="layout" svg:width="1.175cm" svg:height="0.471cm" svg:x="5.934cm" svg:y="2.73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649cm" svg:height="0.471cm" svg:x="7.772cm" svg:y="2.736cm">
          <draw:text-box>
            <text:p text:style-name="P1"><text:span text:style-name="T3">TextFi</text:span><text:span text:style-name="T3">eld</text:span></text:p>
          </draw:text-box>
        </draw:frame>
        <draw:frame draw:style-name="gr2" draw:text-style-name="P3" draw:layer="layout" svg:width="1.463cm" svg:height="0.471cm" svg:x="1.99cm" svg:y="3.27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3.81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49cm" svg:y="3.81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48cm" svg:y="3.81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cm" svg:y="3.81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5.483cm" svg:y="3.81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47cm" svg:height="0.471cm" svg:x="1.99cm" svg:y="4.356cm">
          <draw:text-box>
            <text:p text:style-name="P1"><text:span text:style-name="T3">setTex</text:span><text:span text:style-name="T3">t</text:span></text:p>
          </draw:text-box>
        </draw:frame>
        <draw:frame draw:style-name="gr2" draw:text-style-name="P3" draw:layer="layout" svg:width="1.407cm" svg:height="0.471cm" svg:x="6.449cm" svg:y="4.356cm">
          <draw:text-box>
            <text:p text:style-name="P1"><text:span text:style-name="T3">Packa</text:span><text:span text:style-name="T3">ge</text:span></text:p>
          </draw:text-box>
        </draw:frame>
        <draw:frame draw:style-name="gr2" draw:text-style-name="P3" draw:layer="layout" svg:width="1.175cm" svg:height="0.471cm" svg:x="6.449cm" svg:y="4.84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48cm" svg:y="4.356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1.78cm" svg:height="0.471cm" svg:x="11cm" svg:y="4.356cm">
          <draw:text-box>
            <text:p text:style-name="P1"><text:span text:style-name="T3">String </text:span><text:span text:style-name="T3">text</text:span></text:p>
          </draw:text-box>
        </draw:frame>
        <draw:frame draw:style-name="gr2" draw:text-style-name="P3" draw:layer="layout" svg:width="4.261cm" svg:height="0.471cm" svg:x="15.483cm" svg:y="4.356cm">
          <draw:text-box>
            <text:p text:style-name="P1"><text:span text:style-name="T3">Задае</text:span><text:span text:style-name="T3">т </text:span><text:span text:style-name="T3">текст </text:span><text:span text:style-name="T3">для </text:span><text:span text:style-name="T3">LaTe</text:span><text:span text:style-name="T3">X</text:span></text:p>
          </draw:text-box>
        </draw:frame>
        <draw:frame draw:style-name="gr2" draw:text-style-name="P3" draw:layer="layout" svg:width="1.416cm" svg:height="0.471cm" svg:x="15.483cm" svg:y="4.843cm">
          <draw:text-box>
            <text:p text:style-name="P1"><text:span text:style-name="T3">объек</text:span><text:span text:style-name="T3">та</text:span></text:p>
          </draw:text-box>
        </draw:frame>
        <draw:line draw:style-name="gr31" draw:text-style-name="P4" draw:layer="layout" svg:x1="1.852cm" svg:y1="6.973cm" svg:x2="19.977cm" svg:y2="6.973cm">
          <text:p/>
        </draw:line>
        <draw:line draw:style-name="gr31" draw:text-style-name="P4" draw:layer="layout" svg:x1="1.869cm" svg:y1="7.512cm" svg:x2="19.96cm" svg:y2="7.512cm">
          <text:p/>
        </draw:line>
        <draw:line draw:style-name="gr3" draw:text-style-name="P4" draw:layer="layout" svg:x1="1.869cm" svg:y1="8.034cm" svg:x2="19.96cm" svg:y2="8.034cm">
          <text:p/>
        </draw:line>
        <draw:line draw:style-name="gr3" draw:text-style-name="P4" draw:layer="layout" svg:x1="1.869cm" svg:y1="9.026cm" svg:x2="19.96cm" svg:y2="9.026cm">
          <text:p/>
        </draw:line>
        <draw:line draw:style-name="gr3" draw:text-style-name="P4" draw:layer="layout" svg:x1="1.869cm" svg:y1="10.017cm" svg:x2="19.96cm" svg:y2="10.017cm">
          <text:p/>
        </draw:line>
        <draw:line draw:style-name="gr3" draw:text-style-name="P4" draw:layer="layout" svg:x1="1.869cm" svg:y1="10.521cm" svg:x2="19.96cm" svg:y2="10.521cm">
          <text:p/>
        </draw:line>
        <draw:line draw:style-name="gr3" draw:text-style-name="P4" draw:layer="layout" svg:x1="1.869cm" svg:y1="11.026cm" svg:x2="19.96cm" svg:y2="11.026cm">
          <text:p/>
        </draw:line>
        <draw:line draw:style-name="gr31" draw:text-style-name="P4" draw:layer="layout" svg:x1="1.869cm" svg:y1="11.548cm" svg:x2="19.96cm" svg:y2="11.548cm">
          <text:p/>
        </draw:line>
        <draw:line draw:style-name="gr3" draw:text-style-name="P4" draw:layer="layout" svg:x1="1.869cm" svg:y1="12.07cm" svg:x2="19.96cm" svg:y2="12.07cm">
          <text:p/>
        </draw:line>
        <draw:line draw:style-name="gr3" draw:text-style-name="P4" draw:layer="layout" svg:x1="1.869cm" svg:y1="13.061cm" svg:x2="19.96cm" svg:y2="13.061cm">
          <text:p/>
        </draw:line>
        <draw:line draw:style-name="gr3" draw:text-style-name="P4" draw:layer="layout" svg:x1="1.869cm" svg:y1="14.053cm" svg:x2="19.96cm" svg:y2="14.053cm">
          <text:p/>
        </draw:line>
        <draw:line draw:style-name="gr3" draw:text-style-name="P4" draw:layer="layout" svg:x1="1.869cm" svg:y1="15.044cm" svg:x2="19.96cm" svg:y2="15.044cm">
          <text:p/>
        </draw:line>
        <draw:line draw:style-name="gr3" draw:text-style-name="P4" draw:layer="layout" svg:x1="1.869cm" svg:y1="16.035cm" svg:x2="19.96cm" svg:y2="16.035cm">
          <text:p/>
        </draw:line>
        <draw:line draw:style-name="gr3" draw:text-style-name="P4" draw:layer="layout" svg:x1="1.869cm" svg:y1="18cm" svg:x2="19.96cm" svg:y2="18cm">
          <text:p/>
        </draw:line>
        <draw:line draw:style-name="gr3" draw:text-style-name="P4" draw:layer="layout" svg:x1="1.869cm" svg:y1="18.992cm" svg:x2="19.96cm" svg:y2="18.992cm">
          <text:p/>
        </draw:line>
        <draw:line draw:style-name="gr31" draw:text-style-name="P4" draw:layer="layout" svg:x1="1.876cm" svg:y1="6.944cm" svg:x2="1.876cm" svg:y2="7.537cm">
          <text:p/>
        </draw:line>
        <draw:line draw:style-name="gr3" draw:text-style-name="P4" draw:layer="layout" svg:x1="1.876cm" svg:y1="7.484cm" svg:x2="1.876cm" svg:y2="11.033cm">
          <text:p/>
        </draw:line>
        <draw:line draw:style-name="gr31" draw:text-style-name="P4" draw:layer="layout" svg:x1="1.876cm" svg:y1="11.015cm" svg:x2="1.876cm" svg:y2="11.573cm">
          <text:p/>
        </draw:line>
        <draw:line draw:style-name="gr3" draw:text-style-name="P4" draw:layer="layout" svg:x1="1.876cm" svg:y1="11.52cm" svg:x2="1.876cm" svg:y2="18.999cm">
          <text:p/>
        </draw:line>
        <draw:line draw:style-name="gr3" draw:text-style-name="P4" draw:layer="layout" svg:x1="6.148cm" svg:y1="7.484cm" svg:x2="6.148cm" svg:y2="11.033cm">
          <text:p/>
        </draw:line>
        <draw:line draw:style-name="gr3" draw:text-style-name="P4" draw:layer="layout" svg:x1="6.148cm" svg:y1="11.52cm" svg:x2="6.148cm" svg:y2="18.999cm">
          <text:p/>
        </draw:line>
        <draw:line draw:style-name="gr3" draw:text-style-name="P4" draw:layer="layout" svg:x1="7.962cm" svg:y1="7.484cm" svg:x2="7.962cm" svg:y2="11.033cm">
          <text:p/>
        </draw:line>
        <draw:line draw:style-name="gr3" draw:text-style-name="P4" draw:layer="layout" svg:x1="7.962cm" svg:y1="11.52cm" svg:x2="7.962cm" svg:y2="18.999cm">
          <text:p/>
        </draw:line>
        <draw:line draw:style-name="gr3" draw:text-style-name="P4" draw:layer="layout" svg:x1="11.878cm" svg:y1="7.484cm" svg:x2="11.878cm" svg:y2="11.033cm">
          <text:p/>
        </draw:line>
        <draw:line draw:style-name="gr3" draw:text-style-name="P4" draw:layer="layout" svg:x1="11.878cm" svg:y1="11.52cm" svg:x2="11.878cm" svg:y2="18.999cm">
          <text:p/>
        </draw:line>
        <draw:line draw:style-name="gr3" draw:text-style-name="P4" draw:layer="layout" svg:x1="15.395cm" svg:y1="11.52cm" svg:x2="15.395cm" svg:y2="18.999cm">
          <text:p/>
        </draw:line>
        <draw:line draw:style-name="gr31" draw:text-style-name="P4" draw:layer="layout" svg:x1="19.949cm" svg:y1="6.944cm" svg:x2="19.949cm" svg:y2="7.537cm">
          <text:p/>
        </draw:line>
        <draw:line draw:style-name="gr3" draw:text-style-name="P4" draw:layer="layout" svg:x1="19.949cm" svg:y1="7.484cm" svg:x2="19.949cm" svg:y2="11.033cm">
          <text:p/>
        </draw:line>
        <draw:line draw:style-name="gr31" draw:text-style-name="P4" draw:layer="layout" svg:x1="19.949cm" svg:y1="11.015cm" svg:x2="19.949cm" svg:y2="11.573cm">
          <text:p/>
        </draw:line>
        <draw:line draw:style-name="gr3" draw:text-style-name="P4" draw:layer="layout" svg:x1="19.949cm" svg:y1="11.52cm" svg:x2="19.949cm" svg:y2="18.999cm">
          <text:p/>
        </draw:line>
        <draw:frame draw:style-name="gr2" draw:text-style-name="P3" draw:layer="layout" svg:width="5.603cm" svg:height="0.471cm" svg:x="2.004cm" svg:y="6.155cm">
          <draw:text-box>
            <text:p text:style-name="P1"><text:span text:style-name="T4">Класс </text:span><text:span text:style-name="T4">Drawi</text:span><text:span text:style-name="T4">ngAre</text:span><text:span text:style-name="T4">aCont</text:span><text:span text:style-name="T4">roller</text:span></text:p>
          </draw:text-box>
        </draw:frame>
        <draw:frame draw:style-name="gr2" draw:text-style-name="P3" draw:layer="layout" svg:width="0.925cm" svg:height="0.471cm" svg:x="1.99cm" svg:y="7.016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7.55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7.55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75cm" svg:y="7.55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1.991cm" svg:y="7.55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8cm" svg:height="0.471cm" svg:x="1.99cm" svg:y="8.06cm">
          <draw:text-box>
            <text:p text:style-name="P1"><text:span text:style-name="T3">BOU</text:span><text:span text:style-name="T3">NDS_</text:span><text:span text:style-name="T3">GAP</text:span></text:p>
          </draw:text-box>
        </draw:frame>
        <draw:frame draw:style-name="gr2" draw:text-style-name="P3" draw:layer="layout" svg:width="1.06cm" svg:height="0.471cm" svg:x="6.265cm" svg:y="8.0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451cm" svg:height="0.471cm" svg:x="8.075cm" svg:y="8.06cm">
          <draw:text-box>
            <text:p text:style-name="P1"><text:span text:style-name="T3">int</text:span></text:p>
          </draw:text-box>
        </draw:frame>
        <draw:frame draw:style-name="gr2" draw:text-style-name="P3" draw:layer="layout" svg:width="7.711cm" svg:height="0.471cm" svg:x="11.991cm" svg:y="8.06cm">
          <draw:text-box>
            <text:p text:style-name="P1"><text:span text:style-name="T3">Мини</text:span><text:span text:style-name="T3">мальн</text:span><text:span text:style-name="T3">ое </text:span><text:span text:style-name="T3">расст</text:span><text:span text:style-name="T3">ояние </text:span><text:span text:style-name="T3">от </text:span><text:span text:style-name="T3">края </text:span><text:span text:style-name="T3">облас</text:span><text:span text:style-name="T3">ти </text:span></text:p>
          </draw:text-box>
        </draw:frame>
        <draw:frame draw:style-name="gr2" draw:text-style-name="P3" draw:layer="layout" svg:width="3.291cm" svg:height="0.471cm" svg:x="11.991cm" svg:y="8.547cm">
          <draw:text-box>
            <text:p text:style-name="P1"><text:span text:style-name="T3">отрис</text:span><text:span text:style-name="T3">овки </text:span><text:span text:style-name="T3">до </text:span><text:span text:style-name="T3">узла</text:span></text:p>
          </draw:text-box>
        </draw:frame>
        <draw:frame draw:style-name="gr2" draw:text-style-name="P3" draw:layer="layout" svg:width="1.386cm" svg:height="0.471cm" svg:x="1.99cm" svg:y="9.051cm">
          <draw:text-box>
            <text:p text:style-name="P1"><text:span text:style-name="T3">instan</text:span><text:span text:style-name="T3">ce</text:span></text:p>
          </draw:text-box>
        </draw:frame>
        <draw:frame draw:style-name="gr2" draw:text-style-name="P3" draw:layer="layout" svg:width="1.175cm" svg:height="0.471cm" svg:x="6.265cm" svg:y="9.05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3.592cm" svg:height="0.471cm" svg:x="8.075cm" svg:y="9.051cm">
          <draw:text-box>
            <text:p text:style-name="P1"><text:span text:style-name="T3">Drawi</text:span><text:span text:style-name="T3">ngAre</text:span><text:span text:style-name="T3">aContr</text:span><text:span text:style-name="T3">ol</text:span></text:p>
          </draw:text-box>
        </draw:frame>
        <draw:frame draw:style-name="gr2" draw:text-style-name="P3" draw:layer="layout" svg:width="0.447cm" svg:height="0.471cm" svg:x="8.075cm" svg:y="9.538cm">
          <draw:text-box>
            <text:p text:style-name="P1"><text:span text:style-name="T3">ler</text:span></text:p>
          </draw:text-box>
        </draw:frame>
        <draw:frame draw:style-name="gr2" draw:text-style-name="P3" draw:layer="layout" svg:width="1.615cm" svg:height="0.471cm" svg:x="11.991cm" svg:y="9.051cm">
          <draw:text-box>
            <text:p text:style-name="P1"><text:span text:style-name="T3">Инста</text:span><text:span text:style-name="T3">нс </text:span></text:p>
          </draw:text-box>
        </draw:frame>
        <draw:frame draw:style-name="gr2" draw:text-style-name="P3" draw:layer="layout" svg:width="0.798cm" svg:height="0.471cm" svg:x="1.99cm" svg:y="10.043cm">
          <draw:text-box>
            <text:p text:style-name="P1"><text:span text:style-name="T3">pane</text:span></text:p>
          </draw:text-box>
        </draw:frame>
        <draw:frame draw:style-name="gr2" draw:text-style-name="P3" draw:layer="layout" svg:width="1.175cm" svg:height="0.471cm" svg:x="6.265cm" svg:y="10.04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089cm" svg:height="0.471cm" svg:x="8.075cm" svg:y="10.043cm">
          <draw:text-box>
            <text:p text:style-name="P1"><text:span text:style-name="T3">Ancho</text:span><text:span text:style-name="T3">rPane</text:span></text:p>
          </draw:text-box>
        </draw:frame>
        <draw:frame draw:style-name="gr2" draw:text-style-name="P3" draw:layer="layout" svg:width="3.291cm" svg:height="0.471cm" svg:x="11.991cm" svg:y="10.043cm">
          <draw:text-box>
            <text:p text:style-name="P1"><text:span text:style-name="T3">Панел</text:span><text:span text:style-name="T3">ь </text:span><text:span text:style-name="T3">отрис</text:span><text:span text:style-name="T3">овки</text:span></text:p>
          </draw:text-box>
        </draw:frame>
        <draw:frame draw:style-name="gr2" draw:text-style-name="P3" draw:layer="layout" svg:width="1.717cm" svg:height="0.471cm" svg:x="1.99cm" svg:y="10.547cm">
          <draw:text-box>
            <text:p text:style-name="P1"><text:span text:style-name="T3">fileDia</text:span><text:span text:style-name="T3">log</text:span></text:p>
          </draw:text-box>
        </draw:frame>
        <draw:frame draw:style-name="gr2" draw:text-style-name="P3" draw:layer="layout" svg:width="1.175cm" svg:height="0.471cm" svg:x="6.265cm" svg:y="10.54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763cm" svg:height="0.471cm" svg:x="8.075cm" svg:y="10.547cm">
          <draw:text-box>
            <text:p text:style-name="P1"><text:span text:style-name="T3">Stack</text:span><text:span text:style-name="T3">Pane</text:span></text:p>
          </draw:text-box>
        </draw:frame>
        <draw:frame draw:style-name="gr2" draw:text-style-name="P3" draw:layer="layout" svg:width="3.219cm" svg:height="0.471cm" svg:x="11.991cm" svg:y="10.547cm">
          <draw:text-box>
            <text:p text:style-name="P1"><text:span text:style-name="T3">Файл</text:span><text:span text:style-name="T3">овый </text:span><text:span text:style-name="T3">диало</text:span><text:span text:style-name="T3">г</text:span></text:p>
          </draw:text-box>
        </draw:frame>
        <draw:frame draw:style-name="gr2" draw:text-style-name="P3" draw:layer="layout" svg:width="1.463cm" svg:height="0.471cm" svg:x="1.99cm" svg:y="11.051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1.59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65cm" svg:y="11.591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75cm" svg:y="11.591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.991cm" svg:y="11.591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5.508cm" svg:y="11.591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19cm" svg:height="0.471cm" svg:x="1.99cm" svg:y="12.096cm">
          <draw:text-box>
            <text:p text:style-name="P1"><text:span text:style-name="T3">clear</text:span></text:p>
          </draw:text-box>
        </draw:frame>
        <draw:frame draw:style-name="gr2" draw:text-style-name="P3" draw:layer="layout" svg:width="1.06cm" svg:height="0.471cm" svg:x="6.265cm" svg:y="12.09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075cm" svg:y="12.096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104cm" svg:height="0.471cm" svg:x="15.508cm" svg:y="12.096cm">
          <draw:text-box>
            <text:p text:style-name="P1"><text:span text:style-name="T3">Удаля</text:span><text:span text:style-name="T3">ет все </text:span><text:span text:style-name="T3">элеме</text:span><text:span text:style-name="T3">нты </text:span></text:p>
          </draw:text-box>
        </draw:frame>
        <draw:frame draw:style-name="gr2" draw:text-style-name="P3" draw:layer="layout" svg:width="1.141cm" svg:height="0.471cm" svg:x="15.508cm" svg:y="12.583cm">
          <draw:text-box>
            <text:p text:style-name="P1"><text:span text:style-name="T3">с поля</text:span></text:p>
          </draw:text-box>
        </draw:frame>
        <draw:frame draw:style-name="gr2" draw:text-style-name="P3" draw:layer="layout" svg:width="1.645cm" svg:height="0.471cm" svg:x="1.99cm" svg:y="13.087cm">
          <draw:text-box>
            <text:p text:style-name="P1"><text:span text:style-name="T3">hideN</text:span><text:span text:style-name="T3">ode</text:span></text:p>
          </draw:text-box>
        </draw:frame>
        <draw:frame draw:style-name="gr2" draw:text-style-name="P3" draw:layer="layout" svg:width="1.06cm" svg:height="0.471cm" svg:x="6.265cm" svg:y="13.08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075cm" svg:y="13.087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64cm" svg:height="0.471cm" svg:x="11.991cm" svg:y="13.087cm">
          <draw:text-box>
            <text:p text:style-name="P1"><text:span text:style-name="T3">Javafx</text:span><text:span text:style-name="T3">.scene.</text:span><text:span text:style-name="T3">Node</text:span></text:p>
          </draw:text-box>
        </draw:frame>
        <draw:frame draw:style-name="gr2" draw:text-style-name="P3" draw:layer="layout" svg:width="3.469cm" svg:height="0.471cm" svg:x="15.508cm" svg:y="13.087cm">
          <draw:text-box>
            <text:p text:style-name="P1"><text:span text:style-name="T3">Убира</text:span><text:span text:style-name="T3">ет </text:span><text:span text:style-name="T3">элеме</text:span><text:span text:style-name="T3">нт с </text:span></text:p>
          </draw:text-box>
        </draw:frame>
        <draw:frame draw:style-name="gr2" draw:text-style-name="P3" draw:layer="layout" svg:width="0.849cm" svg:height="0.471cm" svg:x="15.508cm" svg:y="13.574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1.526cm" svg:height="0.471cm" svg:x="1.99cm" svg:y="14.078cm">
          <draw:text-box>
            <text:p text:style-name="P1"><text:span text:style-name="T3">addNo</text:span><text:span text:style-name="T3">de</text:span></text:p>
          </draw:text-box>
        </draw:frame>
        <draw:frame draw:style-name="gr2" draw:text-style-name="P3" draw:layer="layout" svg:width="1.06cm" svg:height="0.471cm" svg:x="6.265cm" svg:y="14.07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075cm" svg:y="14.078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64cm" svg:height="0.471cm" svg:x="11.991cm" svg:y="14.078cm">
          <draw:text-box>
            <text:p text:style-name="P1"><text:span text:style-name="T3">Javafx</text:span><text:span text:style-name="T3">.scene.</text:span><text:span text:style-name="T3">Node</text:span></text:p>
          </draw:text-box>
        </draw:frame>
        <draw:frame draw:style-name="gr2" draw:text-style-name="P3" draw:layer="layout" svg:width="0.612cm" svg:height="0.471cm" svg:x="11.991cm" svg:y="14.565cm">
          <draw:text-box>
            <text:p text:style-name="P1"><text:span text:style-name="T3">nde</text:span></text:p>
          </draw:text-box>
        </draw:frame>
        <draw:frame draw:style-name="gr2" draw:text-style-name="P3" draw:layer="layout" svg:width="4.231cm" svg:height="0.471cm" svg:x="15.508cm" svg:y="14.078cm">
          <draw:text-box>
            <text:p text:style-name="P1"><text:span text:style-name="T3">Отрис</text:span><text:span text:style-name="T3">овыва</text:span><text:span text:style-name="T3">ет </text:span><text:span text:style-name="T3">элеме</text:span><text:span text:style-name="T3">нт </text:span></text:p>
          </draw:text-box>
        </draw:frame>
        <draw:frame draw:style-name="gr2" draw:text-style-name="P3" draw:layer="layout" svg:width="1.145cm" svg:height="0.471cm" svg:x="15.508cm" svg:y="14.565cm">
          <draw:text-box>
            <text:p text:style-name="P1"><text:span text:style-name="T3">в </text:span><text:span text:style-name="T3">поле</text:span></text:p>
          </draw:text-box>
        </draw:frame>
        <draw:frame draw:style-name="gr2" draw:text-style-name="P3" draw:layer="layout" svg:width="3.334cm" svg:height="0.471cm" svg:x="1.99cm" svg:y="15.07cm">
          <draw:text-box>
            <text:p text:style-name="P1"><text:span text:style-name="T3">create</text:span><text:span text:style-name="T3">Node</text:span><text:span text:style-name="T3">ByCli</text:span><text:span text:style-name="T3">ck</text:span></text:p>
          </draw:text-box>
        </draw:frame>
        <draw:frame draw:style-name="gr2" draw:text-style-name="P3" draw:layer="layout" svg:width="1.06cm" svg:height="0.471cm" svg:x="6.265cm" svg:y="15.0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916cm" svg:height="0.471cm" svg:x="8.075cm" svg:y="15.07cm">
          <draw:text-box>
            <text:p text:style-name="P1"><text:span text:style-name="T3">Node</text:span></text:p>
          </draw:text-box>
        </draw:frame>
        <draw:frame draw:style-name="gr2" draw:text-style-name="P3" draw:layer="layout" svg:width="3.16cm" svg:height="0.471cm" svg:x="11.991cm" svg:y="15.07cm">
          <draw:text-box>
            <text:p text:style-name="P1"><text:span text:style-name="T3">Mouse</text:span><text:span text:style-name="T3">Event </text:span><text:span text:style-name="T3">event</text:span></text:p>
          </draw:text-box>
        </draw:frame>
        <draw:frame draw:style-name="gr2" draw:text-style-name="P3" draw:layer="layout" svg:width="2.978cm" svg:height="0.471cm" svg:x="15.508cm" svg:y="15.07cm">
          <draw:text-box>
            <text:p text:style-name="P1"><text:span text:style-name="T3">Созда</text:span><text:span text:style-name="T3">ет </text:span><text:span text:style-name="T3">узел </text:span><text:span text:style-name="T3">по </text:span></text:p>
          </draw:text-box>
        </draw:frame>
        <draw:frame draw:style-name="gr2" draw:text-style-name="P3" draw:layer="layout" svg:width="3.99cm" svg:height="0.471cm" svg:x="15.508cm" svg:y="15.556cm">
          <draw:text-box>
            <text:p text:style-name="P1"><text:span text:style-name="T3">событ</text:span><text:span text:style-name="T3">ию </text:span><text:span text:style-name="T3">клика </text:span><text:span text:style-name="T3">мыши</text:span></text:p>
          </draw:text-box>
        </draw:frame>
        <draw:frame draw:style-name="gr2" draw:text-style-name="P3" draw:layer="layout" svg:width="2.957cm" svg:height="0.471cm" svg:x="1.99cm" svg:y="16.061cm">
          <draw:text-box>
            <text:p text:style-name="P1"><text:span text:style-name="T3">draw</text:span><text:span text:style-name="T3">Node</text:span><text:span text:style-name="T3">Layou</text:span><text:span text:style-name="T3">t</text:span></text:p>
          </draw:text-box>
        </draw:frame>
        <draw:frame draw:style-name="gr2" draw:text-style-name="P3" draw:layer="layout" svg:width="1.175cm" svg:height="0.471cm" svg:x="6.265cm" svg:y="16.06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16cm" svg:height="0.471cm" svg:x="8.075cm" svg:y="16.061cm">
          <draw:text-box>
            <text:p text:style-name="P1"><text:span text:style-name="T3">Node</text:span></text:p>
          </draw:text-box>
        </draw:frame>
        <draw:frame draw:style-name="gr2" draw:text-style-name="P3" draw:layer="layout" svg:width="2.39cm" svg:height="0.471cm" svg:x="11.991cm" svg:y="16.061cm">
          <draw:text-box>
            <text:p text:style-name="P1"><text:span text:style-name="T3">Doubl</text:span><text:span text:style-name="T3">e </text:span><text:span text:style-name="T3">xPos, </text:span></text:p>
          </draw:text-box>
        </draw:frame>
        <draw:frame draw:style-name="gr2" draw:text-style-name="P3" draw:layer="layout" svg:width="2.085cm" svg:height="0.471cm" svg:x="11.991cm" svg:y="16.548cm">
          <draw:text-box>
            <text:p text:style-name="P1"><text:span text:style-name="T3">double </text:span><text:span text:style-name="T3">yPos</text:span></text:p>
          </draw:text-box>
        </draw:frame>
        <draw:frame draw:style-name="gr2" draw:text-style-name="P3" draw:layer="layout" svg:width="1.344cm" svg:height="0.471cm" svg:x="15.508cm" svg:y="16.061cm">
          <draw:text-box>
            <text:p text:style-name="P1"><text:span text:style-name="T3">Рисуе</text:span><text:span text:style-name="T3">т </text:span></text:p>
          </draw:text-box>
        </draw:frame>
        <draw:frame draw:style-name="gr2" draw:text-style-name="P3" draw:layer="layout" svg:width="3.935cm" svg:height="0.471cm" svg:x="15.508cm" svg:y="16.548cm">
          <draw:text-box>
            <text:p text:style-name="P1"><text:span text:style-name="T3">непос</text:span><text:span text:style-name="T3">редст</text:span><text:span text:style-name="T3">венно </text:span><text:span text:style-name="T3">сам </text:span></text:p>
          </draw:text-box>
        </draw:frame>
        <draw:frame draw:style-name="gr2" draw:text-style-name="P3" draw:layer="layout" svg:width="3.482cm" svg:height="0.471cm" svg:x="15.508cm" svg:y="17.035cm">
          <draw:text-box>
            <text:p text:style-name="P1"><text:span text:style-name="T3">узел </text:span><text:span text:style-name="T3">(круг </text:span><text:span text:style-name="T3">и </text:span><text:span text:style-name="T3">номер </text:span></text:p>
          </draw:text-box>
        </draw:frame>
        <draw:frame draw:style-name="gr2" draw:text-style-name="P3" draw:layer="layout" svg:width="1.407cm" svg:height="0.471cm" svg:x="15.508cm" svg:y="17.521cm">
          <draw:text-box>
            <text:p text:style-name="P1"><text:span text:style-name="T3">внутр</text:span><text:span text:style-name="T3">и)</text:span></text:p>
          </draw:text-box>
        </draw:frame>
        <draw:frame draw:style-name="gr2" draw:text-style-name="P3" draw:layer="layout" svg:width="3.643cm" svg:height="0.471cm" svg:x="1.99cm" svg:y="18.026cm">
          <draw:text-box>
            <text:p text:style-name="P1"><text:span text:style-name="T3">check</text:span><text:span text:style-name="T3">Bound</text:span><text:span text:style-name="T3">sCross</text:span><text:span text:style-name="T3">ed</text:span></text:p>
          </draw:text-box>
        </draw:frame>
        <draw:frame draw:style-name="gr2" draw:text-style-name="P3" draw:layer="layout" svg:width="1.175cm" svg:height="0.471cm" svg:x="6.265cm" svg:y="18.02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526cm" svg:height="0.471cm" svg:x="8.075cm" svg:y="18.026cm">
          <draw:text-box>
            <text:p text:style-name="P1"><text:span text:style-name="T3">Doubl</text:span><text:span text:style-name="T3">e[]</text:span></text:p>
          </draw:text-box>
        </draw:frame>
        <draw:frame draw:style-name="gr2" draw:text-style-name="P3" draw:layer="layout" svg:width="2.39cm" svg:height="0.471cm" svg:x="11.991cm" svg:y="18.026cm">
          <draw:text-box>
            <text:p text:style-name="P1"><text:span text:style-name="T3">Doubl</text:span><text:span text:style-name="T3">e </text:span><text:span text:style-name="T3">xPos, </text:span></text:p>
          </draw:text-box>
        </draw:frame>
        <draw:frame draw:style-name="gr2" draw:text-style-name="P3" draw:layer="layout" svg:width="2.085cm" svg:height="0.471cm" svg:x="11.991cm" svg:y="18.513cm">
          <draw:text-box>
            <text:p text:style-name="P1"><text:span text:style-name="T3">double </text:span><text:span text:style-name="T3">yPos</text:span></text:p>
          </draw:text-box>
        </draw:frame>
        <draw:frame draw:style-name="gr2" draw:text-style-name="P3" draw:layer="layout" svg:width="4.036cm" svg:height="0.471cm" svg:x="15.508cm" svg:y="18.026cm">
          <draw:text-box>
            <text:p text:style-name="P1"><text:span text:style-name="T3">Прове</text:span><text:span text:style-name="T3">рка на </text:span><text:span text:style-name="T3">выход </text:span><text:span text:style-name="T3">за </text:span></text:p>
          </draw:text-box>
        </draw:frame>
        <draw:frame draw:style-name="gr2" draw:text-style-name="P3" draw:layer="layout" svg:width="3.52cm" svg:height="0.471cm" svg:x="15.508cm" svg:y="18.513cm">
          <draw:text-box>
            <text:p text:style-name="P1"><text:span text:style-name="T3">грани</text:span><text:span text:style-name="T3">цы </text:span><text:span text:style-name="T3">отрис</text:span><text:span text:style-name="T3">овки</text:span></text:p>
          </draw:text-box>
        </draw:frame>
        <draw:line draw:style-name="gr31" draw:text-style-name="P4" draw:layer="layout" svg:x1="1.852cm" svg:y1="20.643cm" svg:x2="19.977cm" svg:y2="20.643cm">
          <text:p/>
        </draw:line>
        <draw:line draw:style-name="gr31" draw:text-style-name="P4" draw:layer="layout" svg:x1="1.869cm" svg:y1="21.182cm" svg:x2="19.96cm" svg:y2="21.182cm">
          <text:p/>
        </draw:line>
        <draw:line draw:style-name="gr3" draw:text-style-name="P4" draw:layer="layout" svg:x1="1.869cm" svg:y1="21.705cm" svg:x2="19.96cm" svg:y2="21.705cm">
          <text:p/>
        </draw:line>
        <draw:line draw:style-name="gr3" draw:text-style-name="P4" draw:layer="layout" svg:x1="1.869cm" svg:y1="22.209cm" svg:x2="19.96cm" svg:y2="22.209cm">
          <text:p/>
        </draw:line>
        <draw:line draw:style-name="gr3" draw:text-style-name="P4" draw:layer="layout" svg:x1="1.869cm" svg:y1="23.687cm" svg:x2="19.96cm" svg:y2="23.687cm">
          <text:p/>
        </draw:line>
        <draw:line draw:style-name="gr3" draw:text-style-name="P4" draw:layer="layout" svg:x1="1.869cm" svg:y1="24.678cm" svg:x2="19.96cm" svg:y2="24.678cm">
          <text:p/>
        </draw:line>
        <draw:line draw:style-name="gr3" draw:text-style-name="P4" draw:layer="layout" svg:x1="1.869cm" svg:y1="25.183cm" svg:x2="19.96cm" svg:y2="25.183cm">
          <text:p/>
        </draw:line>
        <draw:line draw:style-name="gr3" draw:text-style-name="P4" draw:layer="layout" svg:x1="1.869cm" svg:y1="25.687cm" svg:x2="19.96cm" svg:y2="25.687cm">
          <text:p/>
        </draw:line>
        <draw:line draw:style-name="gr31" draw:text-style-name="P4" draw:layer="layout" svg:x1="1.876cm" svg:y1="20.614cm" svg:x2="1.876cm" svg:y2="21.207cm">
          <text:p/>
        </draw:line>
        <draw:line draw:style-name="gr3" draw:text-style-name="P4" draw:layer="layout" svg:x1="1.876cm" svg:y1="21.154cm" svg:x2="1.876cm" svg:y2="25.694cm">
          <text:p/>
        </draw:line>
        <draw:line draw:style-name="gr3" draw:text-style-name="P4" draw:layer="layout" svg:x1="6.586cm" svg:y1="21.154cm" svg:x2="6.586cm" svg:y2="25.694cm">
          <text:p/>
        </draw:line>
        <draw:line draw:style-name="gr3" draw:text-style-name="P4" draw:layer="layout" svg:x1="8.378cm" svg:y1="21.154cm" svg:x2="8.378cm" svg:y2="25.694cm">
          <text:p/>
        </draw:line>
        <draw:line draw:style-name="gr3" draw:text-style-name="P4" draw:layer="layout" svg:x1="12.731cm" svg:y1="21.154cm" svg:x2="12.731cm" svg:y2="25.694cm">
          <text:p/>
        </draw:line>
        <draw:line draw:style-name="gr31" draw:text-style-name="P4" draw:layer="layout" svg:x1="19.949cm" svg:y1="20.614cm" svg:x2="19.949cm" svg:y2="21.207cm">
          <text:p/>
        </draw:line>
        <draw:line draw:style-name="gr3" draw:text-style-name="P4" draw:layer="layout" svg:x1="19.949cm" svg:y1="21.154cm" svg:x2="19.949cm" svg:y2="25.694cm">
          <text:p/>
        </draw:line>
        <draw:frame draw:style-name="gr2" draw:text-style-name="P3" draw:layer="layout" svg:width="3.562cm" svg:height="0.471cm" svg:x="2.004cm" svg:y="19.825cm">
          <draw:text-box>
            <text:p text:style-name="P1"><text:span text:style-name="T4">Класс </text:span><text:span text:style-name="T4">FileM</text:span><text:span text:style-name="T4">anage</text:span><text:span text:style-name="T4">r</text:span></text:p>
          </draw:text-box>
        </draw:frame>
        <draw:frame draw:style-name="gr2" draw:text-style-name="P3" draw:layer="layout" svg:width="0.925cm" svg:height="0.471cm" svg:x="1.99cm" svg:y="20.686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1.22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03cm" svg:y="21.22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95cm" svg:y="21.22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845cm" svg:y="21.22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835cm" svg:height="0.471cm" svg:x="1.99cm" svg:y="21.73cm">
          <draw:text-box>
            <text:p text:style-name="P1"><text:span text:style-name="T3">chose</text:span><text:span text:style-name="T3">nFile</text:span></text:p>
          </draw:text-box>
        </draw:frame>
        <draw:frame draw:style-name="gr2" draw:text-style-name="P3" draw:layer="layout" svg:width="1.175cm" svg:height="0.471cm" svg:x="6.703cm" svg:y="21.7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662cm" svg:height="0.471cm" svg:x="8.495cm" svg:y="21.73cm">
          <draw:text-box>
            <text:p text:style-name="P1"><text:span text:style-name="T3">File</text:span></text:p>
          </draw:text-box>
        </draw:frame>
        <draw:frame draw:style-name="gr2" draw:text-style-name="P3" draw:layer="layout" svg:width="5.916cm" svg:height="0.471cm" svg:x="12.845cm" svg:y="21.73cm">
          <draw:text-box>
            <text:p text:style-name="P1"><text:span text:style-name="T3">Выбр</text:span><text:span text:style-name="T3">анны</text:span><text:span text:style-name="T3">й </text:span><text:span text:style-name="T3">польз</text:span><text:span text:style-name="T3">овате</text:span><text:span text:style-name="T3">лем </text:span><text:span text:style-name="T3">файл</text:span></text:p>
          </draw:text-box>
        </draw:frame>
        <draw:frame draw:style-name="gr2" draw:text-style-name="P3" draw:layer="layout" svg:width="3.482cm" svg:height="0.471cm" svg:x="1.99cm" svg:y="22.235cm">
          <draw:text-box>
            <text:p text:style-name="P1"><text:span text:style-name="T3">functi</text:span><text:span text:style-name="T3">onFile</text:span><text:span text:style-name="T3">Choos</text:span><text:span text:style-name="T3">er</text:span></text:p>
          </draw:text-box>
        </draw:frame>
        <draw:frame draw:style-name="gr2" draw:text-style-name="P3" draw:layer="layout" svg:width="1.175cm" svg:height="0.471cm" svg:x="6.703cm" svg:y="22.23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072cm" svg:height="0.471cm" svg:x="8.495cm" svg:y="22.235cm">
          <draw:text-box>
            <text:p text:style-name="P1"><text:span text:style-name="T3">FileCh</text:span><text:span text:style-name="T3">ooser</text:span></text:p>
          </draw:text-box>
        </draw:frame>
        <draw:frame draw:style-name="gr2" draw:text-style-name="P3" draw:layer="layout" svg:width="5.903cm" svg:height="0.471cm" svg:x="12.845cm" svg:y="22.235cm">
          <draw:text-box>
            <text:p text:style-name="P1"><text:span text:style-name="T3">Реали</text:span><text:span text:style-name="T3">зует </text:span><text:span text:style-name="T3">файло</text:span><text:span text:style-name="T3">вый </text:span><text:span text:style-name="T3">диало</text:span><text:span text:style-name="T3">г для </text:span></text:p>
          </draw:text-box>
        </draw:frame>
        <draw:frame draw:style-name="gr2" draw:text-style-name="P3" draw:layer="layout" svg:width="5.637cm" svg:height="0.471cm" svg:x="12.845cm" svg:y="22.721cm">
          <draw:text-box>
            <text:p text:style-name="P1"><text:span text:style-name="T3">запис</text:span><text:span text:style-name="T3">и </text:span><text:span text:style-name="T3">резул</text:span><text:span text:style-name="T3">ьтата </text:span><text:span text:style-name="T3">вычис</text:span><text:span text:style-name="T3">ления </text:span></text:p>
          </draw:text-box>
        </draw:frame>
        <draw:frame draw:style-name="gr2" draw:text-style-name="P3" draw:layer="layout" svg:width="4.324cm" svg:height="0.471cm" svg:x="12.845cm" svg:y="23.208cm">
          <draw:text-box>
            <text:p text:style-name="P1"><text:span text:style-name="T3">функ</text:span><text:span text:style-name="T3">ции в </text:span><text:span text:style-name="T3">файл .</text:span><text:span text:style-name="T3">tex/.txt</text:span></text:p>
          </draw:text-box>
        </draw:frame>
        <draw:frame draw:style-name="gr2" draw:text-style-name="P3" draw:layer="layout" svg:width="1.975cm" svg:height="0.471cm" svg:x="1.99cm" svg:y="23.713cm">
          <draw:text-box>
            <text:p text:style-name="P1"><text:span text:style-name="T3">fileCh</text:span><text:span text:style-name="T3">ooser</text:span></text:p>
          </draw:text-box>
        </draw:frame>
        <draw:frame draw:style-name="gr2" draw:text-style-name="P3" draw:layer="layout" svg:width="1.175cm" svg:height="0.471cm" svg:x="6.703cm" svg:y="23.71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072cm" svg:height="0.471cm" svg:x="8.495cm" svg:y="23.713cm">
          <draw:text-box>
            <text:p text:style-name="P1"><text:span text:style-name="T3">FileCh</text:span><text:span text:style-name="T3">ooser</text:span></text:p>
          </draw:text-box>
        </draw:frame>
        <draw:frame draw:style-name="gr2" draw:text-style-name="P3" draw:layer="layout" svg:width="5.903cm" svg:height="0.471cm" svg:x="12.845cm" svg:y="23.713cm">
          <draw:text-box>
            <text:p text:style-name="P1"><text:span text:style-name="T3">Реали</text:span><text:span text:style-name="T3">зует </text:span><text:span text:style-name="T3">файло</text:span><text:span text:style-name="T3">вый </text:span><text:span text:style-name="T3">диало</text:span><text:span text:style-name="T3">г для </text:span></text:p>
          </draw:text-box>
        </draw:frame>
        <draw:frame draw:style-name="gr2" draw:text-style-name="P3" draw:layer="layout" svg:width="4.853cm" svg:height="0.471cm" svg:x="12.845cm" svg:y="24.199cm">
          <draw:text-box>
            <text:p text:style-name="P1"><text:span text:style-name="T3">запис</text:span><text:span text:style-name="T3">и </text:span><text:span text:style-name="T3">графа </text:span><text:span text:style-name="T3">в </text:span><text:span text:style-name="T3">файл .</text:span><text:span text:style-name="T3">graph</text:span></text:p>
          </draw:text-box>
        </draw:frame>
        <draw:frame draw:style-name="gr2" draw:text-style-name="P3" draw:layer="layout" svg:width="1.788cm" svg:height="0.471cm" svg:x="1.99cm" svg:y="24.704cm">
          <draw:text-box>
            <text:p text:style-name="P1"><text:span text:style-name="T3">mainS</text:span><text:span text:style-name="T3">tage</text:span></text:p>
          </draw:text-box>
        </draw:frame>
        <draw:frame draw:style-name="gr2" draw:text-style-name="P3" draw:layer="layout" svg:width="1.175cm" svg:height="0.471cm" svg:x="6.703cm" svg:y="24.70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42cm" svg:height="0.471cm" svg:x="8.495cm" svg:y="24.704cm">
          <draw:text-box>
            <text:p text:style-name="P1"><text:span text:style-name="T3">Stage</text:span></text:p>
          </draw:text-box>
        </draw:frame>
        <draw:frame draw:style-name="gr2" draw:text-style-name="P3" draw:layer="layout" svg:width="2.512cm" svg:height="0.471cm" svg:x="12.845cm" svg:y="24.704cm">
          <draw:text-box>
            <text:p text:style-name="P1"><text:span text:style-name="T3">Сцена </text:span><text:span text:style-name="T3">JavaF</text:span><text:span text:style-name="T3">X</text:span></text:p>
          </draw:text-box>
        </draw:frame>
        <draw:frame draw:style-name="gr2" draw:text-style-name="P3" draw:layer="layout" svg:width="2.466cm" svg:height="0.471cm" svg:x="1.99cm" svg:y="25.208cm">
          <draw:text-box>
            <text:p text:style-name="P1"><text:span text:style-name="T3">dontN</text:span><text:span text:style-name="T3">eedSa</text:span><text:span text:style-name="T3">ve</text:span></text:p>
          </draw:text-box>
        </draw:frame>
        <draw:frame draw:style-name="gr2" draw:text-style-name="P3" draw:layer="layout" svg:width="1.175cm" svg:height="0.471cm" svg:x="6.703cm" svg:y="25.20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868cm" svg:height="0.471cm" svg:x="8.495cm" svg:y="25.208cm">
          <draw:text-box>
            <text:p text:style-name="P1"><text:span text:style-name="T3">Boole</text:span><text:span text:style-name="T3">anPro</text:span><text:span text:style-name="T3">perty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6.39cm" svg:height="0.471cm" svg:x="12.845cm" svg:y="25.208cm">
          <draw:text-box>
            <text:p text:style-name="P1"><text:span text:style-name="T3">Булев</text:span><text:span text:style-name="T3">о </text:span><text:span text:style-name="T3">поле, </text:span><text:span text:style-name="T3">не </text:span><text:span text:style-name="T3">нужн</text:span><text:span text:style-name="T3">о </text:span><text:span text:style-name="T3">сохра</text:span><text:span text:style-name="T3">нение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1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0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4.189cm" svg:x2="19.96cm" svg:y2="4.189cm">
          <text:p/>
        </draw:line>
        <draw:line draw:style-name="gr31" draw:text-style-name="P4" draw:layer="layout" svg:x1="1.869cm" svg:y1="4.711cm" svg:x2="19.96cm" svg:y2="4.711cm">
          <text:p/>
        </draw:line>
        <draw:line draw:style-name="gr3" draw:text-style-name="P4" draw:layer="layout" svg:x1="1.869cm" svg:y1="5.233cm" svg:x2="19.96cm" svg:y2="5.233cm">
          <text:p/>
        </draw:line>
        <draw:line draw:style-name="gr3" draw:text-style-name="P4" draw:layer="layout" svg:x1="1.869cm" svg:y1="6.711cm" svg:x2="19.96cm" svg:y2="6.711cm">
          <text:p/>
        </draw:line>
        <draw:line draw:style-name="gr3" draw:text-style-name="P4" draw:layer="layout" svg:x1="1.869cm" svg:y1="7.703cm" svg:x2="19.96cm" svg:y2="7.703cm">
          <text:p/>
        </draw:line>
        <draw:line draw:style-name="gr3" draw:text-style-name="P4" draw:layer="layout" svg:x1="1.869cm" svg:y1="9.668cm" svg:x2="19.96cm" svg:y2="9.668cm">
          <text:p/>
        </draw:line>
        <draw:line draw:style-name="gr3" draw:text-style-name="P4" draw:layer="layout" svg:x1="1.869cm" svg:y1="11.146cm" svg:x2="19.96cm" svg:y2="11.146cm">
          <text:p/>
        </draw:line>
        <draw:line draw:style-name="gr3" draw:text-style-name="P4" draw:layer="layout" svg:x1="1.869cm" svg:y1="12.137cm" svg:x2="19.96cm" svg:y2="12.137cm">
          <text:p/>
        </draw:line>
        <draw:line draw:style-name="gr3" draw:text-style-name="P4" draw:layer="layout" svg:x1="1.876cm" svg:y1="2.7cm" svg:x2="1.876cm" svg:y2="4.196cm">
          <text:p/>
        </draw:line>
        <draw:line draw:style-name="gr31" draw:text-style-name="P4" draw:layer="layout" svg:x1="1.876cm" svg:y1="4.179cm" svg:x2="1.876cm" svg:y2="4.736cm">
          <text:p/>
        </draw:line>
        <draw:line draw:style-name="gr3" draw:text-style-name="P4" draw:layer="layout" svg:x1="1.876cm" svg:y1="4.683cm" svg:x2="1.876cm" svg:y2="12.144cm">
          <text:p/>
        </draw:line>
        <draw:line draw:style-name="gr3" draw:text-style-name="P4" draw:layer="layout" svg:x1="6.586cm" svg:y1="2.7cm" svg:x2="6.586cm" svg:y2="4.196cm">
          <text:p/>
        </draw:line>
        <draw:line draw:style-name="gr3" draw:text-style-name="P4" draw:layer="layout" svg:x1="6.586cm" svg:y1="4.683cm" svg:x2="6.586cm" svg:y2="12.144cm">
          <text:p/>
        </draw:line>
        <draw:line draw:style-name="gr3" draw:text-style-name="P4" draw:layer="layout" svg:x1="8.378cm" svg:y1="2.7cm" svg:x2="8.378cm" svg:y2="4.196cm">
          <text:p/>
        </draw:line>
        <draw:line draw:style-name="gr3" draw:text-style-name="P4" draw:layer="layout" svg:x1="8.378cm" svg:y1="4.683cm" svg:x2="8.378cm" svg:y2="12.144cm">
          <text:p/>
        </draw:line>
        <draw:line draw:style-name="gr3" draw:text-style-name="P4" draw:layer="layout" svg:x1="12.731cm" svg:y1="2.7cm" svg:x2="12.731cm" svg:y2="4.196cm">
          <text:p/>
        </draw:line>
        <draw:line draw:style-name="gr3" draw:text-style-name="P4" draw:layer="layout" svg:x1="12.731cm" svg:y1="4.683cm" svg:x2="12.731cm" svg:y2="12.144cm">
          <text:p/>
        </draw:line>
        <draw:line draw:style-name="gr3" draw:text-style-name="P4" draw:layer="layout" svg:x1="15.317cm" svg:y1="4.683cm" svg:x2="15.317cm" svg:y2="12.144cm">
          <text:p/>
        </draw:line>
        <draw:line draw:style-name="gr3" draw:text-style-name="P4" draw:layer="layout" svg:x1="19.949cm" svg:y1="2.7cm" svg:x2="19.949cm" svg:y2="4.196cm">
          <text:p/>
        </draw:line>
        <draw:line draw:style-name="gr31" draw:text-style-name="P4" draw:layer="layout" svg:x1="19.949cm" svg:y1="4.179cm" svg:x2="19.949cm" svg:y2="4.736cm">
          <text:p/>
        </draw:line>
        <draw:line draw:style-name="gr3" draw:text-style-name="P4" draw:layer="layout" svg:x1="19.949cm" svg:y1="4.683cm" svg:x2="19.949cm" svg:y2="12.144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5.721cm" svg:height="0.471cm" svg:x="12.845cm" svg:y="2.736cm">
          <draw:text-box>
            <text:p text:style-name="P1"><text:span text:style-name="T3">(проп</text:span><text:span text:style-name="T3">ерти </text:span><text:span text:style-name="T3">надо </text:span><text:span text:style-name="T3">для </text:span><text:span text:style-name="T3">того </text:span><text:span text:style-name="T3">чтобы </text:span></text:p>
          </draw:text-box>
        </draw:frame>
        <draw:frame draw:style-name="gr2" draw:text-style-name="P3" draw:layer="layout" svg:width="6.178cm" svg:height="0.471cm" svg:x="12.845cm" svg:y="3.223cm">
          <draw:text-box>
            <text:p text:style-name="P1"><text:span text:style-name="T3">отсле</text:span><text:span text:style-name="T3">живат</text:span><text:span text:style-name="T3">ь </text:span><text:span text:style-name="T3">измен</text:span><text:span text:style-name="T3">ения </text:span><text:span text:style-name="T3">в </text:span><text:span text:style-name="T3">графе </text:span><text:span text:style-name="T3">и </text:span></text:p>
          </draw:text-box>
        </draw:frame>
        <draw:frame draw:style-name="gr2" draw:text-style-name="P3" draw:layer="layout" svg:width="6.42cm" svg:height="0.471cm" svg:x="12.845cm" svg:y="3.71cm">
          <draw:text-box>
            <text:p text:style-name="P1"><text:span text:style-name="T3">деакт</text:span><text:span text:style-name="T3">ивиро</text:span><text:span text:style-name="T3">вать </text:span><text:span text:style-name="T3">кнопк</text:span><text:span text:style-name="T3">у </text:span><text:span text:style-name="T3">когда </text:span><text:span text:style-name="T3">надо)</text:span></text:p>
          </draw:text-box>
        </draw:frame>
        <draw:frame draw:style-name="gr2" draw:text-style-name="P3" draw:layer="layout" svg:width="1.463cm" svg:height="0.471cm" svg:x="1.99cm" svg:y="4.215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4.75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03cm" svg:y="4.754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95cm" svg:y="4.75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4.578cm" svg:height="0.471cm" svg:x="12.845cm" svg:y="4.754cm">
          <draw:text-box>
            <text:p text:style-name="P1"><text:span text:style-name="T4">Аргу</text:span><text:span text:style-name="T4">мент</text:span><text:span text:style-name="T4">ы </text:span><text:span text:style-name="T4">Назна</text:span><text:span text:style-name="T4">чение</text:span></text:p>
          </draw:text-box>
        </draw:frame>
        <draw:frame draw:style-name="gr2" draw:text-style-name="P3" draw:layer="layout" svg:width="0.751cm" svg:height="0.471cm" svg:x="1.99cm" svg:y="5.259cm">
          <draw:text-box>
            <text:p text:style-name="P1"><text:span text:style-name="T3">save</text:span></text:p>
          </draw:text-box>
        </draw:frame>
        <draw:frame draw:style-name="gr2" draw:text-style-name="P3" draw:layer="layout" svg:width="1.06cm" svg:height="0.471cm" svg:x="6.703cm" svg:y="5.25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95cm" svg:y="5.259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257cm" svg:height="0.471cm" svg:x="15.431cm" svg:y="5.259cm">
          <draw:text-box>
            <text:p text:style-name="P1"><text:span text:style-name="T3">Сохра</text:span><text:span text:style-name="T3">нение </text:span><text:span text:style-name="T3">в </text:span><text:span text:style-name="T3">текущ</text:span><text:span text:style-name="T3">ий </text:span></text:p>
          </draw:text-box>
        </draw:frame>
        <draw:frame draw:style-name="gr2" draw:text-style-name="P3" draw:layer="layout" svg:width="4.066cm" svg:height="0.471cm" svg:x="15.431cm" svg:y="5.746cm">
          <draw:text-box>
            <text:p text:style-name="P1"><text:span text:style-name="T3">файл </text:span><text:span text:style-name="T3">или </text:span><text:span text:style-name="T3">новы</text:span><text:span text:style-name="T3">й, </text:span><text:span text:style-name="T3">если </text:span></text:p>
          </draw:text-box>
        </draw:frame>
        <draw:frame draw:style-name="gr2" draw:text-style-name="P3" draw:layer="layout" svg:width="1.886cm" svg:height="0.471cm" svg:x="15.431cm" svg:y="6.233cm">
          <draw:text-box>
            <text:p text:style-name="P1"><text:span text:style-name="T3">таког</text:span><text:span text:style-name="T3">о нет</text:span></text:p>
          </draw:text-box>
        </draw:frame>
        <draw:frame draw:style-name="gr2" draw:text-style-name="P3" draw:layer="layout" svg:width="1.221cm" svg:height="0.471cm" svg:x="1.99cm" svg:y="6.737cm">
          <draw:text-box>
            <text:p text:style-name="P1"><text:span text:style-name="T3">saveA</text:span><text:span text:style-name="T3">s</text:span></text:p>
          </draw:text-box>
        </draw:frame>
        <draw:frame draw:style-name="gr2" draw:text-style-name="P3" draw:layer="layout" svg:width="1.06cm" svg:height="0.471cm" svg:x="6.703cm" svg:y="6.737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95cm" svg:y="6.737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576cm" svg:height="0.471cm" svg:x="15.431cm" svg:y="6.737cm">
          <draw:text-box>
            <text:p text:style-name="P1"><text:span text:style-name="T3">Сохра</text:span><text:span text:style-name="T3">нение </text:span><text:span text:style-name="T3">в </text:span></text:p>
          </draw:text-box>
        </draw:frame>
        <draw:frame draw:style-name="gr2" draw:text-style-name="P3" draw:layer="layout" svg:width="3.075cm" svg:height="0.471cm" svg:x="15.431cm" svg:y="7.224cm">
          <draw:text-box>
            <text:p text:style-name="P1"><text:span text:style-name="T3">выбра</text:span><text:span text:style-name="T3">нный </text:span><text:span text:style-name="T3">файл</text:span></text:p>
          </draw:text-box>
        </draw:frame>
        <draw:frame draw:style-name="gr2" draw:text-style-name="P3" draw:layer="layout" svg:width="2.538cm" svg:height="0.471cm" svg:x="1.99cm" svg:y="7.728cm">
          <draw:text-box>
            <text:p text:style-name="P1"><text:span text:style-name="T3">openG</text:span><text:span text:style-name="T3">raphFi</text:span><text:span text:style-name="T3">le</text:span></text:p>
          </draw:text-box>
        </draw:frame>
        <draw:frame draw:style-name="gr2" draw:text-style-name="P3" draw:layer="layout" svg:width="1.06cm" svg:height="0.471cm" svg:x="6.703cm" svg:y="7.72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95cm" svg:y="7.728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231cm" svg:height="0.471cm" svg:x="15.431cm" svg:y="7.728cm">
          <draw:text-box>
            <text:p text:style-name="P1"><text:span text:style-name="T3">Откр</text:span><text:span text:style-name="T3">ывает </text:span><text:span text:style-name="T3">выбра</text:span><text:span text:style-name="T3">нный </text:span></text:p>
          </draw:text-box>
        </draw:frame>
        <draw:frame draw:style-name="gr2" draw:text-style-name="P3" draw:layer="layout" svg:width="4.197cm" svg:height="0.471cm" svg:x="15.431cm" svg:y="8.215cm">
          <draw:text-box>
            <text:p text:style-name="P1"><text:span text:style-name="T3">польз</text:span><text:span text:style-name="T3">овате</text:span><text:span text:style-name="T3">лем </text:span><text:span text:style-name="T3">файл </text:span><text:span text:style-name="T3">(с </text:span></text:p>
          </draw:text-box>
        </draw:frame>
        <draw:frame draw:style-name="gr2" draw:text-style-name="P3" draw:layer="layout" svg:width="3.605cm" svg:height="0.471cm" svg:x="15.431cm" svg:y="8.702cm">
          <draw:text-box>
            <text:p text:style-name="P1"><text:span text:style-name="T3">показ</text:span><text:span text:style-name="T3">ом </text:span><text:span text:style-name="T3">файло</text:span><text:span text:style-name="T3">вого </text:span></text:p>
          </draw:text-box>
        </draw:frame>
        <draw:frame draw:style-name="gr2" draw:text-style-name="P3" draw:layer="layout" svg:width="1.556cm" svg:height="0.471cm" svg:x="15.431cm" svg:y="9.189cm">
          <draw:text-box>
            <text:p text:style-name="P1"><text:span text:style-name="T3">диало</text:span><text:span text:style-name="T3">га)</text:span></text:p>
          </draw:text-box>
        </draw:frame>
        <draw:frame draw:style-name="gr2" draw:text-style-name="P3" draw:layer="layout" svg:width="3.435cm" svg:height="0.471cm" svg:x="1.99cm" svg:y="9.693cm">
          <draw:text-box>
            <text:p text:style-name="P1"><text:span text:style-name="T3">saveF</text:span><text:span text:style-name="T3">unctio</text:span><text:span text:style-name="T3">nOutp</text:span><text:span text:style-name="T3">ut</text:span></text:p>
          </draw:text-box>
        </draw:frame>
        <draw:frame draw:style-name="gr2" draw:text-style-name="P3" draw:layer="layout" svg:width="1.06cm" svg:height="0.471cm" svg:x="6.703cm" svg:y="9.69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495cm" svg:y="9.6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145cm" svg:height="0.471cm" svg:x="12.845cm" svg:y="9.693cm">
          <draw:text-box>
            <text:p text:style-name="P1"><text:span text:style-name="T3">String </text:span></text:p>
          </draw:text-box>
        </draw:frame>
        <draw:frame draw:style-name="gr2" draw:text-style-name="P3" draw:layer="layout" svg:width="2.258cm" svg:height="0.471cm" svg:x="12.845cm" svg:y="10.18cm">
          <draw:text-box>
            <text:p text:style-name="P1"><text:span text:style-name="T3">functi</text:span><text:span text:style-name="T3">onRes</text:span><text:span text:style-name="T3">u</text:span></text:p>
          </draw:text-box>
        </draw:frame>
        <draw:frame draw:style-name="gr2" draw:text-style-name="P3" draw:layer="layout" svg:width="0.422cm" svg:height="0.471cm" svg:x="12.845cm" svg:y="10.667cm">
          <draw:text-box>
            <text:p text:style-name="P1"><text:span text:style-name="T3">lt</text:span></text:p>
          </draw:text-box>
        </draw:frame>
        <draw:frame draw:style-name="gr2" draw:text-style-name="P3" draw:layer="layout" svg:width="3.859cm" svg:height="0.471cm" svg:x="15.431cm" svg:y="9.693cm">
          <draw:text-box>
            <text:p text:style-name="P1"><text:span text:style-name="T3">Сохра</text:span><text:span text:style-name="T3">няет </text:span><text:span text:style-name="T3">резул</text:span><text:span text:style-name="T3">ьтат </text:span></text:p>
          </draw:text-box>
        </draw:frame>
        <draw:frame draw:style-name="gr2" draw:text-style-name="P3" draw:layer="layout" svg:width="2.923cm" svg:height="0.471cm" svg:x="15.431cm" svg:y="10.18cm">
          <draw:text-box>
            <text:p text:style-name="P1"><text:span text:style-name="T3">функ</text:span><text:span text:style-name="T3">ции в </text:span><text:span text:style-name="T3">файл</text:span></text:p>
          </draw:text-box>
        </draw:frame>
        <draw:frame draw:style-name="gr2" draw:text-style-name="P3" draw:layer="layout" svg:width="3.753cm" svg:height="0.471cm" svg:x="1.99cm" svg:y="11.171cm">
          <draw:text-box>
            <text:p text:style-name="P1"><text:span text:style-name="T3">seriali</text:span><text:span text:style-name="T3">zeCurr</text:span><text:span text:style-name="T3">entGra</text:span><text:span text:style-name="T3">ph</text:span></text:p>
          </draw:text-box>
        </draw:frame>
        <draw:frame draw:style-name="gr2" draw:text-style-name="P3" draw:layer="layout" svg:width="1.175cm" svg:height="0.471cm" svg:x="6.703cm" svg:y="11.17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95cm" svg:y="11.171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331cm" svg:height="0.471cm" svg:x="12.845cm" svg:y="11.171cm">
          <draw:text-box>
            <text:p text:style-name="P1"><text:span text:style-name="T3">File </text:span><text:span text:style-name="T3">file</text:span></text:p>
          </draw:text-box>
        </draw:frame>
        <draw:frame draw:style-name="gr2" draw:text-style-name="P3" draw:layer="layout" svg:width="2.733cm" svg:height="0.471cm" svg:x="15.431cm" svg:y="11.171cm">
          <draw:text-box>
            <text:p text:style-name="P1"><text:span text:style-name="T3">Сериа</text:span><text:span text:style-name="T3">лизуе</text:span><text:span text:style-name="T3">т и </text:span></text:p>
          </draw:text-box>
        </draw:frame>
        <draw:frame draw:style-name="gr2" draw:text-style-name="P3" draw:layer="layout" svg:width="4.07cm" svg:height="0.471cm" svg:x="15.431cm" svg:y="11.658cm">
          <draw:text-box>
            <text:p text:style-name="P1"><text:span text:style-name="T3">сохра</text:span><text:span text:style-name="T3">няет в </text:span><text:span text:style-name="T3">файл </text:span><text:span text:style-name="T3">граф</text:span></text:p>
          </draw:text-box>
        </draw:frame>
        <draw:line draw:style-name="gr31" draw:text-style-name="P4" draw:layer="layout" svg:x1="1.852cm" svg:y1="13.788cm" svg:x2="19.977cm" svg:y2="13.788cm">
          <text:p/>
        </draw:line>
        <draw:line draw:style-name="gr31" draw:text-style-name="P4" draw:layer="layout" svg:x1="1.869cm" svg:y1="14.328cm" svg:x2="19.96cm" svg:y2="14.328cm">
          <text:p/>
        </draw:line>
        <draw:line draw:style-name="gr3" draw:text-style-name="P4" draw:layer="layout" svg:x1="1.869cm" svg:y1="14.85cm" svg:x2="19.96cm" svg:y2="14.85cm">
          <text:p/>
        </draw:line>
        <draw:line draw:style-name="gr3" draw:text-style-name="P4" draw:layer="layout" svg:x1="1.869cm" svg:y1="15.841cm" svg:x2="19.96cm" svg:y2="15.841cm">
          <text:p/>
        </draw:line>
        <draw:line draw:style-name="gr3" draw:text-style-name="P4" draw:layer="layout" svg:x1="1.869cm" svg:y1="16.833cm" svg:x2="19.96cm" svg:y2="16.833cm">
          <text:p/>
        </draw:line>
        <draw:line draw:style-name="gr3" draw:text-style-name="P4" draw:layer="layout" svg:x1="1.869cm" svg:y1="17.824cm" svg:x2="19.96cm" svg:y2="17.824cm">
          <text:p/>
        </draw:line>
        <draw:line draw:style-name="gr3" draw:text-style-name="P4" draw:layer="layout" svg:x1="1.869cm" svg:y1="18.815cm" svg:x2="19.96cm" svg:y2="18.815cm">
          <text:p/>
        </draw:line>
        <draw:line draw:style-name="gr3" draw:text-style-name="P4" draw:layer="layout" svg:x1="1.869cm" svg:y1="19.807cm" svg:x2="19.96cm" svg:y2="19.807cm">
          <text:p/>
        </draw:line>
        <draw:line draw:style-name="gr3" draw:text-style-name="P4" draw:layer="layout" svg:x1="1.869cm" svg:y1="20.798cm" svg:x2="19.96cm" svg:y2="20.798cm">
          <text:p/>
        </draw:line>
        <draw:line draw:style-name="gr3" draw:text-style-name="P4" draw:layer="layout" svg:x1="1.869cm" svg:y1="21.789cm" svg:x2="19.96cm" svg:y2="21.789cm">
          <text:p/>
        </draw:line>
        <draw:line draw:style-name="gr3" draw:text-style-name="P4" draw:layer="layout" svg:x1="1.869cm" svg:y1="22.781cm" svg:x2="19.96cm" svg:y2="22.781cm">
          <text:p/>
        </draw:line>
        <draw:line draw:style-name="gr3" draw:text-style-name="P4" draw:layer="layout" svg:x1="1.869cm" svg:y1="23.772cm" svg:x2="19.96cm" svg:y2="23.772cm">
          <text:p/>
        </draw:line>
        <draw:line draw:style-name="gr3" draw:text-style-name="P4" draw:layer="layout" svg:x1="1.869cm" svg:y1="24.763cm" svg:x2="19.96cm" svg:y2="24.763cm">
          <text:p/>
        </draw:line>
        <draw:line draw:style-name="gr31" draw:text-style-name="P4" draw:layer="layout" svg:x1="1.869cm" svg:y1="25.285cm" svg:x2="19.96cm" svg:y2="25.285cm">
          <text:p/>
        </draw:line>
        <draw:line draw:style-name="gr3" draw:text-style-name="P4" draw:layer="layout" svg:x1="1.869cm" svg:y1="25.807cm" svg:x2="19.96cm" svg:y2="25.807cm">
          <text:p/>
        </draw:line>
        <draw:line draw:style-name="gr31" draw:text-style-name="P4" draw:layer="layout" svg:x1="1.876cm" svg:y1="13.76cm" svg:x2="1.876cm" svg:y2="14.353cm">
          <text:p/>
        </draw:line>
        <draw:line draw:style-name="gr3" draw:text-style-name="P4" draw:layer="layout" svg:x1="1.876cm" svg:y1="14.3cm" svg:x2="1.876cm" svg:y2="24.77cm">
          <text:p/>
        </draw:line>
        <draw:line draw:style-name="gr31" draw:text-style-name="P4" draw:layer="layout" svg:x1="1.876cm" svg:y1="24.753cm" svg:x2="1.876cm" svg:y2="25.31cm">
          <text:p/>
        </draw:line>
        <draw:line draw:style-name="gr3" draw:text-style-name="P4" draw:layer="layout" svg:x1="1.876cm" svg:y1="25.257cm" svg:x2="1.876cm" svg:y2="25.814cm">
          <text:p/>
        </draw:line>
        <draw:line draw:style-name="gr3" draw:text-style-name="P4" draw:layer="layout" svg:x1="6.914cm" svg:y1="14.3cm" svg:x2="6.914cm" svg:y2="24.77cm">
          <text:p/>
        </draw:line>
        <draw:line draw:style-name="gr3" draw:text-style-name="P4" draw:layer="layout" svg:x1="6.914cm" svg:y1="25.257cm" svg:x2="6.914cm" svg:y2="25.814cm">
          <text:p/>
        </draw:line>
        <draw:line draw:style-name="gr3" draw:text-style-name="P4" draw:layer="layout" svg:x1="8.71cm" svg:y1="14.3cm" svg:x2="8.71cm" svg:y2="24.77cm">
          <text:p/>
        </draw:line>
        <draw:line draw:style-name="gr3" draw:text-style-name="P4" draw:layer="layout" svg:x1="8.71cm" svg:y1="25.257cm" svg:x2="8.71cm" svg:y2="25.814cm">
          <text:p/>
        </draw:line>
        <draw:line draw:style-name="gr3" draw:text-style-name="P4" draw:layer="layout" svg:x1="14.051cm" svg:y1="14.3cm" svg:x2="14.051cm" svg:y2="24.77cm">
          <text:p/>
        </draw:line>
        <draw:line draw:style-name="gr3" draw:text-style-name="P4" draw:layer="layout" svg:x1="14.051cm" svg:y1="25.257cm" svg:x2="14.051cm" svg:y2="25.814cm">
          <text:p/>
        </draw:line>
        <draw:line draw:style-name="gr3" draw:text-style-name="P4" draw:layer="layout" svg:x1="16.682cm" svg:y1="25.257cm" svg:x2="16.682cm" svg:y2="25.814cm">
          <text:p/>
        </draw:line>
        <draw:line draw:style-name="gr31" draw:text-style-name="P4" draw:layer="layout" svg:x1="19.949cm" svg:y1="13.76cm" svg:x2="19.949cm" svg:y2="14.353cm">
          <text:p/>
        </draw:line>
        <draw:line draw:style-name="gr3" draw:text-style-name="P4" draw:layer="layout" svg:x1="19.949cm" svg:y1="14.3cm" svg:x2="19.949cm" svg:y2="24.77cm">
          <text:p/>
        </draw:line>
        <draw:line draw:style-name="gr31" draw:text-style-name="P4" draw:layer="layout" svg:x1="19.949cm" svg:y1="24.753cm" svg:x2="19.949cm" svg:y2="25.31cm">
          <text:p/>
        </draw:line>
        <draw:line draw:style-name="gr3" draw:text-style-name="P4" draw:layer="layout" svg:x1="19.949cm" svg:y1="25.257cm" svg:x2="19.949cm" svg:y2="25.814cm">
          <text:p/>
        </draw:line>
        <draw:frame draw:style-name="gr2" draw:text-style-name="P3" draw:layer="layout" svg:width="3.304cm" svg:height="0.471cm" svg:x="2.004cm" svg:y="12.971cm">
          <draw:text-box>
            <text:p text:style-name="P1"><text:span text:style-name="T4">Класс </text:span><text:span text:style-name="T4">Event</text:span><text:span text:style-name="T4">Filter</text:span></text:p>
          </draw:text-box>
        </draw:frame>
        <draw:frame draw:style-name="gr2" draw:text-style-name="P3" draw:layer="layout" svg:width="0.925cm" svg:height="0.471cm" svg:x="1.99cm" svg:y="13.831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4.37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7.027cm" svg:y="14.371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827cm" svg:y="14.371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4.168cm" svg:y="14.371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05cm" svg:height="0.471cm" svg:x="1.99cm" svg:y="14.876cm">
          <draw:text-box>
            <text:p text:style-name="P1"><text:span text:style-name="T3">draggi</text:span><text:span text:style-name="T3">ng</text:span></text:p>
          </draw:text-box>
        </draw:frame>
        <draw:frame draw:style-name="gr2" draw:text-style-name="P3" draw:layer="layout" svg:width="1.175cm" svg:height="0.471cm" svg:x="7.027cm" svg:y="14.87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827cm" svg:y="14.876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514cm" svg:height="0.471cm" svg:x="14.168cm" svg:y="14.876cm">
          <draw:text-box>
            <text:p text:style-name="P1"><text:span text:style-name="T3">Осущ</text:span><text:span text:style-name="T3">ествл</text:span><text:span text:style-name="T3">яется </text:span><text:span text:style-name="T3">ли </text:span><text:span text:style-name="T3">draggi</text:span><text:span text:style-name="T3">ng в </text:span></text:p>
          </draw:text-box>
        </draw:frame>
        <draw:frame draw:style-name="gr2" draw:text-style-name="P3" draw:layer="layout" svg:width="3.029cm" svg:height="0.471cm" svg:x="14.168cm" svg:y="15.362cm">
          <draw:text-box>
            <text:p text:style-name="P1"><text:span text:style-name="T3">текущ</text:span><text:span text:style-name="T3">ий </text:span><text:span text:style-name="T3">моме</text:span><text:span text:style-name="T3">нт</text:span></text:p>
          </draw:text-box>
        </draw:frame>
        <draw:frame draw:style-name="gr2" draw:text-style-name="P3" draw:layer="layout" svg:width="1.996cm" svg:height="0.471cm" svg:x="1.99cm" svg:y="15.867cm">
          <draw:text-box>
            <text:p text:style-name="P1"><text:span text:style-name="T3">edgeSt</text:span><text:span text:style-name="T3">arted</text:span></text:p>
          </draw:text-box>
        </draw:frame>
        <draw:frame draw:style-name="gr2" draw:text-style-name="P3" draw:layer="layout" svg:width="1.175cm" svg:height="0.471cm" svg:x="7.027cm" svg:y="15.86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827cm" svg:y="15.867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065cm" svg:height="0.471cm" svg:x="14.168cm" svg:y="15.867cm">
          <draw:text-box>
            <text:p text:style-name="P1"><text:span text:style-name="T3">Созда</text:span><text:span text:style-name="T3">ется </text:span><text:span text:style-name="T3">ли </text:span><text:span text:style-name="T3">новое </text:span><text:span text:style-name="T3">ребро </text:span><text:span text:style-name="T3">в </text:span></text:p>
          </draw:text-box>
        </draw:frame>
        <draw:frame draw:style-name="gr2" draw:text-style-name="P3" draw:layer="layout" svg:width="3.029cm" svg:height="0.471cm" svg:x="14.168cm" svg:y="16.354cm">
          <draw:text-box>
            <text:p text:style-name="P1"><text:span text:style-name="T3">текущ</text:span><text:span text:style-name="T3">ий </text:span><text:span text:style-name="T3">моме</text:span><text:span text:style-name="T3">нт</text:span></text:p>
          </draw:text-box>
        </draw:frame>
        <draw:frame draw:style-name="gr2" draw:text-style-name="P3" draw:layer="layout" svg:width="1.179cm" svg:height="0.471cm" svg:x="1.99cm" svg:y="16.858cm">
          <draw:text-box>
            <text:p text:style-name="P1"><text:span text:style-name="T3">editing</text:span></text:p>
          </draw:text-box>
        </draw:frame>
        <draw:frame draw:style-name="gr2" draw:text-style-name="P3" draw:layer="layout" svg:width="1.175cm" svg:height="0.471cm" svg:x="7.027cm" svg:y="16.85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827cm" svg:y="16.858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5.59cm" svg:height="0.471cm" svg:x="14.168cm" svg:y="16.858cm">
          <draw:text-box>
            <text:p text:style-name="P1"><text:span text:style-name="T3">Изме</text:span><text:span text:style-name="T3">няетс</text:span><text:span text:style-name="T3">я ли </text:span><text:span text:style-name="T3">граф </text:span><text:span text:style-name="T3">в </text:span><text:span text:style-name="T3">текущ</text:span><text:span text:style-name="T3">ий</text:span></text:p>
          </draw:text-box>
        </draw:frame>
        <draw:frame draw:style-name="gr2" draw:text-style-name="P3" draw:layer="layout" svg:width="1.348cm" svg:height="0.471cm" svg:x="14.168cm" svg:y="17.345cm">
          <draw:text-box>
            <text:p text:style-name="P1"><text:span text:style-name="T3">моме</text:span><text:span text:style-name="T3">нт</text:span></text:p>
          </draw:text-box>
        </draw:frame>
        <draw:frame draw:style-name="gr2" draw:text-style-name="P3" draw:layer="layout" svg:width="3.736cm" svg:height="0.471cm" svg:x="1.99cm" svg:y="17.849cm">
          <draw:text-box>
            <text:p text:style-name="P1"><text:span text:style-name="T3">node</text:span><text:span text:style-name="T3">WithS</text:span><text:span text:style-name="T3">tarted</text:span><text:span text:style-name="T3">Edge</text:span></text:p>
          </draw:text-box>
        </draw:frame>
        <draw:frame draw:style-name="gr2" draw:text-style-name="P3" draw:layer="layout" svg:width="1.175cm" svg:height="0.471cm" svg:x="7.027cm" svg:y="17.84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16cm" svg:height="0.471cm" svg:x="8.827cm" svg:y="17.849cm">
          <draw:text-box>
            <text:p text:style-name="P1"><text:span text:style-name="T3">Node</text:span></text:p>
          </draw:text-box>
        </draw:frame>
        <draw:frame draw:style-name="gr2" draw:text-style-name="P3" draw:layer="layout" svg:width="4.633cm" svg:height="0.471cm" svg:x="14.168cm" svg:y="17.849cm">
          <draw:text-box>
            <text:p text:style-name="P1"><text:span text:style-name="T3">Узел, </text:span><text:span text:style-name="T3">из </text:span><text:span text:style-name="T3">котор</text:span><text:span text:style-name="T3">ого </text:span><text:span text:style-name="T3">начат</text:span><text:span text:style-name="T3">о </text:span></text:p>
          </draw:text-box>
        </draw:frame>
        <draw:frame draw:style-name="gr2" draw:text-style-name="P3" draw:layer="layout" svg:width="1.039cm" svg:height="0.471cm" svg:x="14.168cm" svg:y="18.336cm">
          <draw:text-box>
            <text:p text:style-name="P1"><text:span text:style-name="T3">ребро</text:span></text:p>
          </draw:text-box>
        </draw:frame>
        <draw:frame draw:style-name="gr2" draw:text-style-name="P3" draw:layer="layout" svg:width="1.996cm" svg:height="0.471cm" svg:x="1.99cm" svg:y="18.841cm">
          <draw:text-box>
            <text:p text:style-name="P1"><text:span text:style-name="T3">started</text:span><text:span text:style-name="T3">Edge</text:span></text:p>
          </draw:text-box>
        </draw:frame>
        <draw:frame draw:style-name="gr2" draw:text-style-name="P3" draw:layer="layout" svg:width="1.175cm" svg:height="0.471cm" svg:x="7.027cm" svg:y="18.84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87cm" svg:height="0.471cm" svg:x="8.827cm" svg:y="18.841cm">
          <draw:text-box>
            <text:p text:style-name="P1"><text:span text:style-name="T3">Edge</text:span></text:p>
          </draw:text-box>
        </draw:frame>
        <draw:frame draw:style-name="gr2" draw:text-style-name="P3" draw:layer="layout" svg:width="5.577cm" svg:height="0.471cm" svg:x="14.168cm" svg:y="18.841cm">
          <draw:text-box>
            <text:p text:style-name="P1"><text:span text:style-name="T3">Начат</text:span><text:span text:style-name="T3">ое из </text:span><text:span text:style-name="T3">верш</text:span><text:span text:style-name="T3">ины </text:span><text:span text:style-name="T3">ребро </text:span><text:span text:style-name="T3">(но</text:span></text:p>
          </draw:text-box>
        </draw:frame>
        <draw:frame draw:style-name="gr2" draw:text-style-name="P3" draw:layer="layout" svg:width="2.919cm" svg:height="0.471cm" svg:x="14.168cm" svg:y="19.328cm">
          <draw:text-box>
            <text:p text:style-name="P1"><text:span text:style-name="T3">не </text:span><text:span text:style-name="T3">закон</text:span><text:span text:style-name="T3">ченно</text:span><text:span text:style-name="T3">е)</text:span></text:p>
          </draw:text-box>
        </draw:frame>
        <draw:frame draw:style-name="gr2" draw:text-style-name="P3" draw:layer="layout" svg:width="1.67cm" svg:height="0.471cm" svg:x="1.99cm" svg:y="19.832cm">
          <draw:text-box>
            <text:p text:style-name="P1"><text:span text:style-name="T3">dragFi</text:span><text:span text:style-name="T3">lter</text:span></text:p>
          </draw:text-box>
        </draw:frame>
        <draw:frame draw:style-name="gr2" draw:text-style-name="P3" draw:layer="layout" svg:width="1.06cm" svg:height="0.471cm" svg:x="7.027cm" svg:y="19.83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4.519cm" svg:height="0.471cm" svg:x="8.827cm" svg:y="19.832cm">
          <draw:text-box>
            <text:p text:style-name="P1"><text:span text:style-name="T3">Event</text:span><text:span text:style-name="T3">Filter&lt;</text:span><text:span text:style-name="T3">Mouse</text:span><text:span text:style-name="T3">Event</text:span><text:span text:style-name="T3">&gt;</text:span></text:p>
          </draw:text-box>
        </draw:frame>
        <draw:frame draw:style-name="gr2" draw:text-style-name="P3" draw:layer="layout" svg:width="4.824cm" svg:height="0.471cm" svg:x="14.168cm" svg:y="19.832cm">
          <draw:text-box>
            <text:p text:style-name="P1"><text:span text:style-name="T3">Обраб</text:span><text:span text:style-name="T3">отчик </text:span><text:span text:style-name="T3">всех </text:span><text:span text:style-name="T3">событ</text:span><text:span text:style-name="T3">ий </text:span></text:p>
          </draw:text-box>
        </draw:frame>
        <draw:frame draw:style-name="gr2" draw:text-style-name="P3" draw:layer="layout" svg:width="5.319cm" svg:height="0.471cm" svg:x="14.168cm" svg:y="20.319cm">
          <draw:text-box>
            <text:p text:style-name="P1"><text:span text:style-name="T3">draggi</text:span><text:span text:style-name="T3">ng в </text:span><text:span text:style-name="T3">облас</text:span><text:span text:style-name="T3">ти </text:span><text:span text:style-name="T3">отрис</text:span><text:span text:style-name="T3">овки</text:span></text:p>
          </draw:text-box>
        </draw:frame>
        <draw:frame draw:style-name="gr2" draw:text-style-name="P3" draw:layer="layout" svg:width="1.742cm" svg:height="0.471cm" svg:x="1.99cm" svg:y="20.823cm">
          <draw:text-box>
            <text:p text:style-name="P1"><text:span text:style-name="T3">clickFi</text:span><text:span text:style-name="T3">lter</text:span></text:p>
          </draw:text-box>
        </draw:frame>
        <draw:frame draw:style-name="gr2" draw:text-style-name="P3" draw:layer="layout" svg:width="1.06cm" svg:height="0.471cm" svg:x="7.027cm" svg:y="20.82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4.959cm" svg:height="0.471cm" svg:x="8.827cm" svg:y="20.823cm">
          <draw:text-box>
            <text:p text:style-name="P1"><text:span text:style-name="T3">Event</text:span><text:span text:style-name="T3">Handl</text:span><text:span text:style-name="T3">er&lt;Mo</text:span><text:span text:style-name="T3">useEv</text:span><text:span text:style-name="T3">ent&gt;</text:span></text:p>
          </draw:text-box>
        </draw:frame>
        <draw:frame draw:style-name="gr2" draw:text-style-name="P3" draw:layer="layout" svg:width="4.57cm" svg:height="0.471cm" svg:x="14.168cm" svg:y="20.823cm">
          <draw:text-box>
            <text:p text:style-name="P1"><text:span text:style-name="T3">Обраб</text:span><text:span text:style-name="T3">отка </text:span><text:span text:style-name="T3">всех </text:span><text:span text:style-name="T3">событ</text:span><text:span text:style-name="T3">ий </text:span></text:p>
          </draw:text-box>
        </draw:frame>
        <draw:frame draw:style-name="gr2" draw:text-style-name="P3" draw:layer="layout" svg:width="5.082cm" svg:height="0.471cm" svg:x="14.168cm" svg:y="21.31cm">
          <draw:text-box>
            <text:p text:style-name="P1"><text:span text:style-name="T3">клико</text:span><text:span text:style-name="T3">в в </text:span><text:span text:style-name="T3">облас</text:span><text:span text:style-name="T3">ти </text:span><text:span text:style-name="T3">отрис</text:span><text:span text:style-name="T3">овки</text:span></text:p>
          </draw:text-box>
        </draw:frame>
        <draw:frame draw:style-name="gr2" draw:text-style-name="P3" draw:layer="layout" svg:width="3.143cm" svg:height="0.471cm" svg:x="1.99cm" svg:y="21.815cm">
          <draw:text-box>
            <text:p text:style-name="P1"><text:span text:style-name="T3">edge</text:span><text:span text:style-name="T3">Move</text:span><text:span text:style-name="T3">Handl</text:span><text:span text:style-name="T3">er</text:span></text:p>
          </draw:text-box>
        </draw:frame>
        <draw:frame draw:style-name="gr2" draw:text-style-name="P3" draw:layer="layout" svg:width="1.175cm" svg:height="0.471cm" svg:x="7.027cm" svg:y="21.81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4.959cm" svg:height="0.471cm" svg:x="8.827cm" svg:y="21.815cm">
          <draw:text-box>
            <text:p text:style-name="P1"><text:span text:style-name="T3">Event</text:span><text:span text:style-name="T3">Handl</text:span><text:span text:style-name="T3">er&lt;Mo</text:span><text:span text:style-name="T3">useEv</text:span><text:span text:style-name="T3">ent&gt;</text:span></text:p>
          </draw:text-box>
        </draw:frame>
        <draw:frame draw:style-name="gr2" draw:text-style-name="P3" draw:layer="layout" svg:width="5.412cm" svg:height="0.471cm" svg:x="14.168cm" svg:y="21.815cm">
          <draw:text-box>
            <text:p text:style-name="P1"><text:span text:style-name="T3">Обраб</text:span><text:span text:style-name="T3">отчик </text:span><text:span text:style-name="T3">движе</text:span><text:span text:style-name="T3">ний </text:span><text:span text:style-name="T3">мыши </text:span></text:p>
          </draw:text-box>
        </draw:frame>
        <draw:frame draw:style-name="gr2" draw:text-style-name="P3" draw:layer="layout" svg:width="4.892cm" svg:height="0.471cm" svg:x="14.168cm" svg:y="22.302cm">
          <draw:text-box>
            <text:p text:style-name="P1"><text:span text:style-name="T3">при </text:span><text:span text:style-name="T3">созда</text:span><text:span text:style-name="T3">нии </text:span><text:span text:style-name="T3">новог</text:span><text:span text:style-name="T3">о </text:span><text:span text:style-name="T3">ребра</text:span></text:p>
          </draw:text-box>
        </draw:frame>
        <draw:frame draw:style-name="gr2" draw:text-style-name="P3" draw:layer="layout" svg:width="3.359cm" svg:height="0.471cm" svg:x="1.99cm" svg:y="22.806cm">
          <draw:text-box>
            <text:p text:style-name="P1"><text:span text:style-name="T3">button</text:span><text:span text:style-name="T3">Enter</text:span><text:span text:style-name="T3">Handl</text:span><text:span text:style-name="T3">er</text:span></text:p>
          </draw:text-box>
        </draw:frame>
        <draw:frame draw:style-name="gr2" draw:text-style-name="P3" draw:layer="layout" svg:width="1.407cm" svg:height="0.471cm" svg:x="7.027cm" svg:y="22.806cm">
          <draw:text-box>
            <text:p text:style-name="P1"><text:span text:style-name="T3">Packa</text:span><text:span text:style-name="T3">ge</text:span></text:p>
          </draw:text-box>
        </draw:frame>
        <draw:frame draw:style-name="gr2" draw:text-style-name="P3" draw:layer="layout" svg:width="1.175cm" svg:height="0.471cm" svg:x="7.027cm" svg:y="23.29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4.959cm" svg:height="0.471cm" svg:x="8.827cm" svg:y="22.806cm">
          <draw:text-box>
            <text:p text:style-name="P1"><text:span text:style-name="T3">Event</text:span><text:span text:style-name="T3">Handl</text:span><text:span text:style-name="T3">er&lt;Mo</text:span><text:span text:style-name="T3">useEv</text:span><text:span text:style-name="T3">ent&gt;</text:span></text:p>
          </draw:text-box>
        </draw:frame>
        <draw:frame draw:style-name="gr2" draw:text-style-name="P3" draw:layer="layout" svg:width="4.303cm" svg:height="0.471cm" svg:x="14.168cm" svg:y="22.806cm">
          <draw:text-box>
            <text:p text:style-name="P1"><text:span text:style-name="T3">Обраб</text:span><text:span text:style-name="T3">отчик </text:span><text:span text:style-name="T3">попад</text:span><text:span text:style-name="T3">ания </text:span></text:p>
          </draw:text-box>
        </draw:frame>
        <draw:frame draw:style-name="gr2" draw:text-style-name="P3" draw:layer="layout" svg:width="3.351cm" svg:height="0.471cm" svg:x="14.168cm" svg:y="23.293cm">
          <draw:text-box>
            <text:p text:style-name="P1"><text:span text:style-name="T3">курсо</text:span><text:span text:style-name="T3">ра на </text:span><text:span text:style-name="T3">кнопк</text:span><text:span text:style-name="T3">у</text:span></text:p>
          </draw:text-box>
        </draw:frame>
        <draw:frame draw:style-name="gr2" draw:text-style-name="P3" draw:layer="layout" svg:width="3.152cm" svg:height="0.471cm" svg:x="1.99cm" svg:y="23.797cm">
          <draw:text-box>
            <text:p text:style-name="P1"><text:span text:style-name="T3">button</text:span><text:span text:style-name="T3">ExitH</text:span><text:span text:style-name="T3">andler</text:span></text:p>
          </draw:text-box>
        </draw:frame>
        <draw:frame draw:style-name="gr2" draw:text-style-name="P3" draw:layer="layout" svg:width="1.407cm" svg:height="0.471cm" svg:x="7.027cm" svg:y="23.797cm">
          <draw:text-box>
            <text:p text:style-name="P1"><text:span text:style-name="T3">Packa</text:span><text:span text:style-name="T3">ge</text:span></text:p>
          </draw:text-box>
        </draw:frame>
        <draw:frame draw:style-name="gr2" draw:text-style-name="P3" draw:layer="layout" svg:width="1.175cm" svg:height="0.471cm" svg:x="7.027cm" svg:y="24.28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4.959cm" svg:height="0.471cm" svg:x="8.827cm" svg:y="23.797cm">
          <draw:text-box>
            <text:p text:style-name="P1"><text:span text:style-name="T3">Event</text:span><text:span text:style-name="T3">Handl</text:span><text:span text:style-name="T3">er&lt;Mo</text:span><text:span text:style-name="T3">useEv</text:span><text:span text:style-name="T3">ent&gt;</text:span></text:p>
          </draw:text-box>
        </draw:frame>
        <draw:frame draw:style-name="gr2" draw:text-style-name="P3" draw:layer="layout" svg:width="5.59cm" svg:height="0.471cm" svg:x="14.168cm" svg:y="23.797cm">
          <draw:text-box>
            <text:p text:style-name="P1"><text:span text:style-name="T3">Обраб</text:span><text:span text:style-name="T3">отчик </text:span><text:span text:style-name="T3">выход</text:span><text:span text:style-name="T3">а </text:span><text:span text:style-name="T3">курсо</text:span><text:span text:style-name="T3">ра за</text:span></text:p>
          </draw:text-box>
        </draw:frame>
        <draw:frame draw:style-name="gr2" draw:text-style-name="P3" draw:layer="layout" svg:width="2.813cm" svg:height="0.471cm" svg:x="14.168cm" svg:y="24.284cm">
          <draw:text-box>
            <text:p text:style-name="P1"><text:span text:style-name="T3">облас</text:span><text:span text:style-name="T3">ть </text:span><text:span text:style-name="T3">кнопк</text:span><text:span text:style-name="T3">и</text:span></text:p>
          </draw:text-box>
        </draw:frame>
        <draw:frame draw:style-name="gr2" draw:text-style-name="P3" draw:layer="layout" svg:width="1.463cm" svg:height="0.471cm" svg:x="1.99cm" svg:y="24.789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25.328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7.027cm" svg:y="25.328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827cm" svg:y="25.328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4.168cm" svg:y="25.328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2.271cm" svg:height="0.471cm" svg:x="16.796cm" svg:y="25.328cm">
          <draw:text-box>
            <text:p text:style-name="P1"><text:span text:style-name="T4">Назна</text:span><text:span text:style-name="T4">чение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2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1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4.189cm" svg:x2="19.96cm" svg:y2="4.189cm">
          <text:p/>
        </draw:line>
        <draw:line draw:style-name="gr3" draw:text-style-name="P4" draw:layer="layout" svg:x1="1.876cm" svg:y1="2.7cm" svg:x2="1.876cm" svg:y2="4.196cm">
          <text:p/>
        </draw:line>
        <draw:line draw:style-name="gr3" draw:text-style-name="P4" draw:layer="layout" svg:x1="6.914cm" svg:y1="2.7cm" svg:x2="6.914cm" svg:y2="4.196cm">
          <text:p/>
        </draw:line>
        <draw:line draw:style-name="gr3" draw:text-style-name="P4" draw:layer="layout" svg:x1="8.71cm" svg:y1="2.7cm" svg:x2="8.71cm" svg:y2="4.196cm">
          <text:p/>
        </draw:line>
        <draw:line draw:style-name="gr3" draw:text-style-name="P4" draw:layer="layout" svg:x1="14.051cm" svg:y1="2.7cm" svg:x2="14.051cm" svg:y2="4.196cm">
          <text:p/>
        </draw:line>
        <draw:line draw:style-name="gr3" draw:text-style-name="P4" draw:layer="layout" svg:x1="16.682cm" svg:y1="2.7cm" svg:x2="16.682cm" svg:y2="4.196cm">
          <text:p/>
        </draw:line>
        <draw:line draw:style-name="gr3" draw:text-style-name="P4" draw:layer="layout" svg:x1="19.949cm" svg:y1="2.7cm" svg:x2="19.949cm" svg:y2="4.196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3.592cm" svg:height="0.471cm" svg:x="1.99cm" svg:y="2.736cm">
          <draw:text-box>
            <text:p text:style-name="P1"><text:span text:style-name="T3">delete</text:span><text:span text:style-name="T3">NotEn</text:span><text:span text:style-name="T3">dedEd</text:span><text:span text:style-name="T3">ge</text:span></text:p>
          </draw:text-box>
        </draw:frame>
        <draw:frame draw:style-name="gr2" draw:text-style-name="P3" draw:layer="layout" svg:width="1.175cm" svg:height="0.471cm" svg:x="7.027cm" svg:y="2.73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827cm" svg:y="2.736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59cm" svg:height="0.471cm" svg:x="16.796cm" svg:y="2.736cm">
          <draw:text-box>
            <text:p text:style-name="P1"><text:span text:style-name="T3">Удаля</text:span><text:span text:style-name="T3">ет </text:span></text:p>
          </draw:text-box>
        </draw:frame>
        <draw:frame draw:style-name="gr2" draw:text-style-name="P3" draw:layer="layout" svg:width="2.779cm" svg:height="0.471cm" svg:x="16.796cm" svg:y="3.223cm">
          <draw:text-box>
            <text:p text:style-name="P1"><text:span text:style-name="T3">незак</text:span><text:span text:style-name="T3">ончен</text:span><text:span text:style-name="T3">ное </text:span></text:p>
          </draw:text-box>
        </draw:frame>
        <draw:frame draw:style-name="gr2" draw:text-style-name="P3" draw:layer="layout" svg:width="1.039cm" svg:height="0.471cm" svg:x="16.796cm" svg:y="3.71cm">
          <draw:text-box>
            <text:p text:style-name="P1"><text:span text:style-name="T3">ребро</text:span></text:p>
          </draw:text-box>
        </draw:frame>
        <draw:line draw:style-name="gr31" draw:text-style-name="P4" draw:layer="layout" svg:x1="1.852cm" svg:y1="5.84cm" svg:x2="19.977cm" svg:y2="5.84cm">
          <text:p/>
        </draw:line>
        <draw:line draw:style-name="gr31" draw:text-style-name="P4" draw:layer="layout" svg:x1="1.869cm" svg:y1="6.38cm" svg:x2="19.96cm" svg:y2="6.38cm">
          <text:p/>
        </draw:line>
        <draw:line draw:style-name="gr3" draw:text-style-name="P4" draw:layer="layout" svg:x1="1.869cm" svg:y1="6.902cm" svg:x2="19.96cm" svg:y2="6.902cm">
          <text:p/>
        </draw:line>
        <draw:line draw:style-name="gr3" draw:text-style-name="P4" draw:layer="layout" svg:x1="1.869cm" svg:y1="7.406cm" svg:x2="19.96cm" svg:y2="7.406cm">
          <text:p/>
        </draw:line>
        <draw:line draw:style-name="gr3" draw:text-style-name="P4" draw:layer="layout" svg:x1="1.869cm" svg:y1="7.911cm" svg:x2="19.96cm" svg:y2="7.911cm">
          <text:p/>
        </draw:line>
        <draw:line draw:style-name="gr3" draw:text-style-name="P4" draw:layer="layout" svg:x1="1.869cm" svg:y1="8.902cm" svg:x2="19.96cm" svg:y2="8.902cm">
          <text:p/>
        </draw:line>
        <draw:line draw:style-name="gr31" draw:text-style-name="P4" draw:layer="layout" svg:x1="1.869cm" svg:y1="9.424cm" svg:x2="19.96cm" svg:y2="9.424cm">
          <text:p/>
        </draw:line>
        <draw:line draw:style-name="gr3" draw:text-style-name="P4" draw:layer="layout" svg:x1="1.869cm" svg:y1="10.433cm" svg:x2="19.96cm" svg:y2="10.433cm">
          <text:p/>
        </draw:line>
        <draw:line draw:style-name="gr3" draw:text-style-name="P4" draw:layer="layout" svg:x1="1.869cm" svg:y1="11.425cm" svg:x2="19.96cm" svg:y2="11.425cm">
          <text:p/>
        </draw:line>
        <draw:line draw:style-name="gr3" draw:text-style-name="P4" draw:layer="layout" svg:x1="1.869cm" svg:y1="12.903cm" svg:x2="19.96cm" svg:y2="12.903cm">
          <text:p/>
        </draw:line>
        <draw:line draw:style-name="gr3" draw:text-style-name="P4" draw:layer="layout" svg:x1="1.869cm" svg:y1="14.868cm" svg:x2="19.96cm" svg:y2="14.868cm">
          <text:p/>
        </draw:line>
        <draw:line draw:style-name="gr3" draw:text-style-name="P4" draw:layer="layout" svg:x1="1.869cm" svg:y1="15.859cm" svg:x2="19.96cm" svg:y2="15.859cm">
          <text:p/>
        </draw:line>
        <draw:line draw:style-name="gr3" draw:text-style-name="P4" draw:layer="layout" svg:x1="1.869cm" svg:y1="16.85cm" svg:x2="19.96cm" svg:y2="16.85cm">
          <text:p/>
        </draw:line>
        <draw:line draw:style-name="gr3" draw:text-style-name="P4" draw:layer="layout" svg:x1="1.869cm" svg:y1="20.763cm" svg:x2="19.96cm" svg:y2="20.763cm">
          <text:p/>
        </draw:line>
        <draw:line draw:style-name="gr3" draw:text-style-name="P4" draw:layer="layout" svg:x1="1.869cm" svg:y1="21.754cm" svg:x2="19.96cm" svg:y2="21.754cm">
          <text:p/>
        </draw:line>
        <draw:line draw:style-name="gr3" draw:text-style-name="P4" draw:layer="layout" svg:x1="1.869cm" svg:y1="22.745cm" svg:x2="19.96cm" svg:y2="22.745cm">
          <text:p/>
        </draw:line>
        <draw:line draw:style-name="gr3" draw:text-style-name="P4" draw:layer="layout" svg:x1="1.869cm" svg:y1="23.737cm" svg:x2="19.96cm" svg:y2="23.737cm">
          <text:p/>
        </draw:line>
        <draw:line draw:style-name="gr31" draw:text-style-name="P4" draw:layer="layout" svg:x1="1.876cm" svg:y1="5.812cm" svg:x2="1.876cm" svg:y2="6.405cm">
          <text:p/>
        </draw:line>
        <draw:line draw:style-name="gr3" draw:text-style-name="P4" draw:layer="layout" svg:x1="1.876cm" svg:y1="6.352cm" svg:x2="1.876cm" svg:y2="8.909cm">
          <text:p/>
        </draw:line>
        <draw:line draw:style-name="gr31" draw:text-style-name="P4" draw:layer="layout" svg:x1="1.876cm" svg:y1="8.892cm" svg:x2="1.876cm" svg:y2="9.449cm">
          <text:p/>
        </draw:line>
        <draw:line draw:style-name="gr3" draw:text-style-name="P4" draw:layer="layout" svg:x1="1.876cm" svg:y1="9.396cm" svg:x2="1.876cm" svg:y2="23.744cm">
          <text:p/>
        </draw:line>
        <draw:line draw:style-name="gr3" draw:text-style-name="P4" draw:layer="layout" svg:x1="7.196cm" svg:y1="6.352cm" svg:x2="7.196cm" svg:y2="8.909cm">
          <text:p/>
        </draw:line>
        <draw:line draw:style-name="gr3" draw:text-style-name="P4" draw:layer="layout" svg:x1="7.196cm" svg:y1="9.396cm" svg:x2="7.196cm" svg:y2="23.744cm">
          <text:p/>
        </draw:line>
        <draw:line draw:style-name="gr3" draw:text-style-name="P4" draw:layer="layout" svg:x1="10.131cm" svg:y1="6.352cm" svg:x2="10.131cm" svg:y2="8.909cm">
          <text:p/>
        </draw:line>
        <draw:line draw:style-name="gr3" draw:text-style-name="P4" draw:layer="layout" svg:x1="10.131cm" svg:y1="9.396cm" svg:x2="10.131cm" svg:y2="23.744cm">
          <text:p/>
        </draw:line>
        <draw:line draw:style-name="gr3" draw:text-style-name="P4" draw:layer="layout" svg:x1="12.513cm" svg:y1="6.352cm" svg:x2="12.513cm" svg:y2="8.909cm">
          <text:p/>
        </draw:line>
        <draw:line draw:style-name="gr3" draw:text-style-name="P4" draw:layer="layout" svg:x1="12.513cm" svg:y1="9.396cm" svg:x2="12.513cm" svg:y2="23.744cm">
          <text:p/>
        </draw:line>
        <draw:line draw:style-name="gr3" draw:text-style-name="P4" draw:layer="layout" svg:x1="14.478cm" svg:y1="9.396cm" svg:x2="14.478cm" svg:y2="23.744cm">
          <text:p/>
        </draw:line>
        <draw:line draw:style-name="gr31" draw:text-style-name="P4" draw:layer="layout" svg:x1="19.949cm" svg:y1="5.812cm" svg:x2="19.949cm" svg:y2="6.405cm">
          <text:p/>
        </draw:line>
        <draw:line draw:style-name="gr3" draw:text-style-name="P4" draw:layer="layout" svg:x1="19.949cm" svg:y1="6.352cm" svg:x2="19.949cm" svg:y2="8.909cm">
          <text:p/>
        </draw:line>
        <draw:line draw:style-name="gr31" draw:text-style-name="P4" draw:layer="layout" svg:x1="19.949cm" svg:y1="8.892cm" svg:x2="19.949cm" svg:y2="9.449cm">
          <text:p/>
        </draw:line>
        <draw:line draw:style-name="gr3" draw:text-style-name="P4" draw:layer="layout" svg:x1="19.949cm" svg:y1="9.396cm" svg:x2="19.949cm" svg:y2="23.744cm">
          <text:p/>
        </draw:line>
        <draw:frame draw:style-name="gr2" draw:text-style-name="P3" draw:layer="layout" svg:width="2.673cm" svg:height="0.471cm" svg:x="2.004cm" svg:y="5.022cm">
          <draw:text-box>
            <text:p text:style-name="P1"><text:span text:style-name="T4">Класс </text:span><text:span text:style-name="T4">Invok</text:span><text:span text:style-name="T4">er</text:span></text:p>
          </draw:text-box>
        </draw:frame>
        <draw:frame draw:style-name="gr2" draw:text-style-name="P3" draw:layer="layout" svg:width="0.925cm" svg:height="0.471cm" svg:x="1.99cm" svg:y="5.88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6.42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7.31cm" svg:y="6.423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10.245cm" svg:y="6.423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626cm" svg:y="6.42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835cm" svg:height="0.471cm" svg:x="1.99cm" svg:y="6.927cm">
          <draw:text-box>
            <text:p text:style-name="P1"><text:span text:style-name="T3">comm</text:span><text:span text:style-name="T3">ands</text:span></text:p>
          </draw:text-box>
        </draw:frame>
        <draw:frame draw:style-name="gr2" draw:text-style-name="P3" draw:layer="layout" svg:width="1.175cm" svg:height="0.471cm" svg:x="7.31cm" svg:y="6.92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56cm" svg:height="0.471cm" svg:x="10.245cm" svg:y="6.927cm">
          <draw:text-box>
            <text:p text:style-name="P1"><text:span text:style-name="T3">Cache</text:span></text:p>
          </draw:text-box>
        </draw:frame>
        <draw:frame draw:style-name="gr2" draw:text-style-name="P3" draw:layer="layout" svg:width="2.483cm" svg:height="0.471cm" svg:x="12.626cm" svg:y="6.927cm">
          <draw:text-box>
            <text:p text:style-name="P1"><text:span text:style-name="T3">Кэш </text:span><text:span text:style-name="T3">комма</text:span><text:span text:style-name="T3">нд</text:span></text:p>
          </draw:text-box>
        </draw:frame>
        <draw:frame draw:style-name="gr2" draw:text-style-name="P3" draw:layer="layout" svg:width="1.386cm" svg:height="0.471cm" svg:x="1.99cm" svg:y="7.432cm">
          <draw:text-box>
            <text:p text:style-name="P1"><text:span text:style-name="T3">instan</text:span><text:span text:style-name="T3">ce</text:span></text:p>
          </draw:text-box>
        </draw:frame>
        <draw:frame draw:style-name="gr2" draw:text-style-name="P3" draw:layer="layout" svg:width="1.175cm" svg:height="0.471cm" svg:x="7.31cm" svg:y="7.43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14cm" svg:height="0.471cm" svg:x="10.245cm" svg:y="7.432cm">
          <draw:text-box>
            <text:p text:style-name="P1"><text:span text:style-name="T3">Invok</text:span><text:span text:style-name="T3">er</text:span></text:p>
          </draw:text-box>
        </draw:frame>
        <draw:frame draw:style-name="gr2" draw:text-style-name="P3" draw:layer="layout" svg:width="1.755cm" svg:height="0.471cm" svg:x="12.626cm" svg:y="7.432cm">
          <draw:text-box>
            <text:p text:style-name="P1"><text:span text:style-name="T3">Синг</text:span><text:span text:style-name="T3">лтон</text:span></text:p>
          </draw:text-box>
        </draw:frame>
        <draw:frame draw:style-name="gr2" draw:text-style-name="P3" draw:layer="layout" svg:width="3.177cm" svg:height="0.471cm" svg:x="1.99cm" svg:y="7.936cm">
          <draw:text-box>
            <text:p text:style-name="P1"><text:span text:style-name="T3">lastSa</text:span><text:span text:style-name="T3">veCo</text:span><text:span text:style-name="T3">mman</text:span><text:span text:style-name="T3">d</text:span></text:p>
          </draw:text-box>
        </draw:frame>
        <draw:frame draw:style-name="gr2" draw:text-style-name="P3" draw:layer="layout" svg:width="1.175cm" svg:height="0.471cm" svg:x="7.31cm" svg:y="7.93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767cm" svg:height="0.471cm" svg:x="10.245cm" svg:y="7.936cm">
          <draw:text-box>
            <text:p text:style-name="P1"><text:span text:style-name="T3">Comm</text:span><text:span text:style-name="T3">and</text:span></text:p>
          </draw:text-box>
        </draw:frame>
        <draw:frame draw:style-name="gr2" draw:text-style-name="P3" draw:layer="layout" svg:width="6.805cm" svg:height="0.471cm" svg:x="12.626cm" svg:y="7.936cm">
          <draw:text-box>
            <text:p text:style-name="P1"><text:span text:style-name="T3">После</text:span><text:span text:style-name="T3">дняя </text:span><text:span text:style-name="T3">коман</text:span><text:span text:style-name="T3">да, на </text:span><text:span text:style-name="T3">котор</text:span><text:span text:style-name="T3">ой </text:span><text:span text:style-name="T3">граф </text:span></text:p>
          </draw:text-box>
        </draw:frame>
        <draw:frame draw:style-name="gr2" draw:text-style-name="P3" draw:layer="layout" svg:width="2.026cm" svg:height="0.471cm" svg:x="12.626cm" svg:y="8.423cm">
          <draw:text-box>
            <text:p text:style-name="P1"><text:span text:style-name="T3">сохра</text:span><text:span text:style-name="T3">нялся</text:span></text:p>
          </draw:text-box>
        </draw:frame>
        <draw:frame draw:style-name="gr2" draw:text-style-name="P3" draw:layer="layout" svg:width="1.463cm" svg:height="0.471cm" svg:x="1.99cm" svg:y="8.928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9.467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7.31cm" svg:y="9.467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10.245cm" svg:y="9.467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1.42cm" svg:height="0.471cm" svg:x="12.626cm" svg:y="9.467cm">
          <draw:text-box>
            <text:p text:style-name="P1"><text:span text:style-name="T4">Аргу</text:span><text:span text:style-name="T4">ме</text:span></text:p>
          </draw:text-box>
        </draw:frame>
        <draw:frame draw:style-name="gr2" draw:text-style-name="P3" draw:layer="layout" svg:width="0.785cm" svg:height="0.471cm" svg:x="12.626cm" svg:y="9.954cm">
          <draw:text-box>
            <text:p text:style-name="P1"><text:span text:style-name="T4">нты</text:span></text:p>
          </draw:text-box>
        </draw:frame>
        <draw:frame draw:style-name="gr2" draw:text-style-name="P3" draw:layer="layout" svg:width="2.271cm" svg:height="0.471cm" svg:x="14.591cm" svg:y="9.46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798cm" svg:height="0.471cm" svg:x="1.99cm" svg:y="10.459cm">
          <draw:text-box>
            <text:p text:style-name="P1"><text:span text:style-name="T3">reset</text:span></text:p>
          </draw:text-box>
        </draw:frame>
        <draw:frame draw:style-name="gr2" draw:text-style-name="P3" draw:layer="layout" svg:width="1.513cm" svg:height="0.471cm" svg:x="7.31cm" svg:y="10.459cm">
          <draw:text-box>
            <text:p text:style-name="P1"><text:span text:style-name="T3">Packa</text:span><text:span text:style-name="T3">ge </text:span></text:p>
          </draw:text-box>
        </draw:frame>
        <draw:frame draw:style-name="gr2" draw:text-style-name="P3" draw:layer="layout" svg:width="1.175cm" svg:height="0.471cm" svg:x="7.31cm" svg:y="10.94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10.245cm" svg:y="10.459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453cm" svg:height="0.471cm" svg:x="14.591cm" svg:y="10.459cm">
          <draw:text-box>
            <text:p text:style-name="P1"><text:span text:style-name="T3">Очищ</text:span><text:span text:style-name="T3">ает </text:span><text:span text:style-name="T3">кэш</text:span></text:p>
          </draw:text-box>
        </draw:frame>
        <draw:frame draw:style-name="gr2" draw:text-style-name="P3" draw:layer="layout" svg:width="4.345cm" svg:height="0.471cm" svg:x="1.99cm" svg:y="11.45cm">
          <draw:text-box>
            <text:p text:style-name="P1"><text:span text:style-name="T3">renew</text:span><text:span text:style-name="T3">LastSa</text:span><text:span text:style-name="T3">veCo</text:span><text:span text:style-name="T3">mman</text:span><text:span text:style-name="T3">d</text:span></text:p>
          </draw:text-box>
        </draw:frame>
        <draw:frame draw:style-name="gr2" draw:text-style-name="P3" draw:layer="layout" svg:width="1.513cm" svg:height="0.471cm" svg:x="7.31cm" svg:y="11.45cm">
          <draw:text-box>
            <text:p text:style-name="P1"><text:span text:style-name="T3">Packa</text:span><text:span text:style-name="T3">ge </text:span></text:p>
          </draw:text-box>
        </draw:frame>
        <draw:frame draw:style-name="gr2" draw:text-style-name="P3" draw:layer="layout" svg:width="1.175cm" svg:height="0.471cm" svg:x="7.31cm" svg:y="11.93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10.245cm" svg:y="11.45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49cm" svg:height="0.471cm" svg:x="14.591cm" svg:y="11.45cm">
          <draw:text-box>
            <text:p text:style-name="P1"><text:span text:style-name="T3">Задае</text:span><text:span text:style-name="T3">т </text:span><text:span text:style-name="T3">после</text:span><text:span text:style-name="T3">днюю </text:span></text:p>
          </draw:text-box>
        </draw:frame>
        <draw:frame draw:style-name="gr2" draw:text-style-name="P3" draw:layer="layout" svg:width="4.858cm" svg:height="0.471cm" svg:x="14.591cm" svg:y="11.937cm">
          <draw:text-box>
            <text:p text:style-name="P1"><text:span text:style-name="T3">сохра</text:span><text:span text:style-name="T3">ненну</text:span><text:span text:style-name="T3">ю </text:span><text:span text:style-name="T3">коман</text:span><text:span text:style-name="T3">ду как </text:span></text:p>
          </draw:text-box>
        </draw:frame>
        <draw:frame draw:style-name="gr2" draw:text-style-name="P3" draw:layer="layout" svg:width="1.649cm" svg:height="0.471cm" svg:x="14.591cm" svg:y="12.424cm">
          <draw:text-box>
            <text:p text:style-name="P1"><text:span text:style-name="T3">текущ</text:span><text:span text:style-name="T3">ую</text:span></text:p>
          </draw:text-box>
        </draw:frame>
        <draw:frame draw:style-name="gr2" draw:text-style-name="P3" draw:layer="layout" svg:width="4.299cm" svg:height="0.471cm" svg:x="1.99cm" svg:y="12.928cm">
          <draw:text-box>
            <text:p text:style-name="P1"><text:span text:style-name="T3">check</text:span><text:span text:style-name="T3">LastSa</text:span><text:span text:style-name="T3">veCo</text:span><text:span text:style-name="T3">mman</text:span><text:span text:style-name="T3">d</text:span></text:p>
          </draw:text-box>
        </draw:frame>
        <draw:frame draw:style-name="gr2" draw:text-style-name="P3" draw:layer="layout" svg:width="1.513cm" svg:height="0.471cm" svg:x="7.31cm" svg:y="12.928cm">
          <draw:text-box>
            <text:p text:style-name="P1"><text:span text:style-name="T3">Packa</text:span><text:span text:style-name="T3">ge </text:span></text:p>
          </draw:text-box>
        </draw:frame>
        <draw:frame draw:style-name="gr2" draw:text-style-name="P3" draw:layer="layout" svg:width="1.175cm" svg:height="0.471cm" svg:x="7.31cm" svg:y="13.41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10.245cm" svg:y="12.928cm">
          <draw:text-box>
            <text:p text:style-name="P1"><text:span text:style-name="T3">void</text:span></text:p>
          </draw:text-box>
        </draw:frame>
        <draw:frame draw:style-name="gr2" draw:text-style-name="P3" draw:layer="layout" svg:width="4.362cm" svg:height="0.471cm" svg:x="14.591cm" svg:y="12.928cm">
          <draw:text-box>
            <text:p text:style-name="P1"><text:span text:style-name="T3">Прове</text:span><text:span text:style-name="T3">рка на </text:span><text:span text:style-name="T3">измен</text:span><text:span text:style-name="T3">ение </text:span></text:p>
          </draw:text-box>
        </draw:frame>
        <draw:frame draw:style-name="gr2" draw:text-style-name="P3" draw:layer="layout" svg:width="3.287cm" svg:height="0.471cm" svg:x="14.591cm" svg:y="13.415cm">
          <draw:text-box>
            <text:p text:style-name="P1"><text:span text:style-name="T3">графа </text:span><text:span text:style-name="T3">(нужн</text:span><text:span text:style-name="T3">о для </text:span></text:p>
          </draw:text-box>
        </draw:frame>
        <draw:frame draw:style-name="gr2" draw:text-style-name="P3" draw:layer="layout" svg:width="4.409cm" svg:height="0.471cm" svg:x="14.591cm" svg:y="13.902cm">
          <draw:text-box>
            <text:p text:style-name="P1"><text:span text:style-name="T3">актив</text:span><text:span text:style-name="T3">ации-</text:span><text:span text:style-name="T3">деакт</text:span><text:span text:style-name="T3">иваци</text:span><text:span text:style-name="T3">и </text:span></text:p>
          </draw:text-box>
        </draw:frame>
        <draw:frame draw:style-name="gr2" draw:text-style-name="P3" draw:layer="layout" svg:width="3.634cm" svg:height="0.471cm" svg:x="14.591cm" svg:y="14.389cm">
          <draw:text-box>
            <text:p text:style-name="P1"><text:span text:style-name="T3">кнопк</text:span><text:span text:style-name="T3">и </text:span><text:span text:style-name="T3">сохра</text:span><text:span text:style-name="T3">нения</text:span><text:span text:style-name="T3">)</text:span></text:p>
          </draw:text-box>
        </draw:frame>
        <draw:frame draw:style-name="gr2" draw:text-style-name="P3" draw:layer="layout" svg:width="1.005cm" svg:height="0.471cm" svg:x="1.99cm" svg:y="14.893cm">
          <draw:text-box>
            <text:p text:style-name="P1"><text:span text:style-name="T3">create</text:span></text:p>
          </draw:text-box>
        </draw:frame>
        <draw:frame draw:style-name="gr2" draw:text-style-name="P3" draw:layer="layout" svg:width="1.06cm" svg:height="0.471cm" svg:x="7.31cm" svg:y="14.89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14.8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645cm" svg:height="0.471cm" svg:x="12.626cm" svg:y="14.893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0.422cm" svg:height="0.471cm" svg:x="12.626cm" svg:y="15.38cm">
          <draw:text-box>
            <text:p text:style-name="P1"><text:span text:style-name="T3">el</text:span></text:p>
          </draw:text-box>
        </draw:frame>
        <draw:frame draw:style-name="gr2" draw:text-style-name="P3" draw:layer="layout" svg:width="2.995cm" svg:height="0.471cm" svg:x="14.591cm" svg:y="14.893cm">
          <draw:text-box>
            <text:p text:style-name="P1"><text:span text:style-name="T3">Созда</text:span><text:span text:style-name="T3">ет </text:span><text:span text:style-name="T3">элеме</text:span><text:span text:style-name="T3">нт</text:span></text:p>
          </draw:text-box>
        </draw:frame>
        <draw:frame draw:style-name="gr2" draw:text-style-name="P3" draw:layer="layout" svg:width="2.377cm" svg:height="0.471cm" svg:x="1.99cm" svg:y="15.885cm">
          <draw:text-box>
            <text:p text:style-name="P1"><text:span text:style-name="T3">setAll</text:span><text:span text:style-name="T3">Lengt</text:span><text:span text:style-name="T3">hs</text:span></text:p>
          </draw:text-box>
        </draw:frame>
        <draw:frame draw:style-name="gr2" draw:text-style-name="P3" draw:layer="layout" svg:width="1.06cm" svg:height="0.471cm" svg:x="7.31cm" svg:y="15.88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15.885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145cm" svg:height="0.471cm" svg:x="12.626cm" svg:y="15.885cm">
          <draw:text-box>
            <text:p text:style-name="P1"><text:span text:style-name="T3">String </text:span></text:p>
          </draw:text-box>
        </draw:frame>
        <draw:frame draw:style-name="gr2" draw:text-style-name="P3" draw:layer="layout" svg:width="1.06cm" svg:height="0.471cm" svg:x="12.626cm" svg:y="16.371cm">
          <draw:text-box>
            <text:p text:style-name="P1"><text:span text:style-name="T3">length</text:span></text:p>
          </draw:text-box>
        </draw:frame>
        <draw:frame draw:style-name="gr2" draw:text-style-name="P3" draw:layer="layout" svg:width="3.312cm" svg:height="0.471cm" svg:x="14.591cm" svg:y="15.885cm">
          <draw:text-box>
            <text:p text:style-name="P1"><text:span text:style-name="T3">Меня</text:span><text:span text:style-name="T3">ет все </text:span><text:span text:style-name="T3">длин</text:span><text:span text:style-name="T3">ы</text:span></text:p>
          </draw:text-box>
        </draw:frame>
        <draw:frame draw:style-name="gr2" draw:text-style-name="P3" draw:layer="layout" svg:width="2.754cm" svg:height="0.471cm" svg:x="1.99cm" svg:y="16.876cm">
          <draw:text-box>
            <text:p text:style-name="P1"><text:span text:style-name="T3">setSin</text:span><text:span text:style-name="T3">gleLe</text:span><text:span text:style-name="T3">ngth</text:span></text:p>
          </draw:text-box>
        </draw:frame>
        <draw:frame draw:style-name="gr2" draw:text-style-name="P3" draw:layer="layout" svg:width="1.06cm" svg:height="0.471cm" svg:x="7.31cm" svg:y="16.8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16.876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577cm" svg:height="0.471cm" svg:x="12.626cm" svg:y="16.876cm">
          <draw:text-box>
            <text:p text:style-name="P1"><text:span text:style-name="T3">Edge</text:span><text:span text:style-name="T3">Dist</text:span></text:p>
          </draw:text-box>
        </draw:frame>
        <draw:frame draw:style-name="gr2" draw:text-style-name="P3" draw:layer="layout" svg:width="0.878cm" svg:height="0.471cm" svg:x="12.626cm" svg:y="17.363cm">
          <draw:text-box>
            <text:p text:style-name="P1"><text:span text:style-name="T3">ance </text:span></text:p>
          </draw:text-box>
        </draw:frame>
        <draw:frame draw:style-name="gr2" draw:text-style-name="P3" draw:layer="layout" svg:width="1.272cm" svg:height="0.471cm" svg:x="12.626cm" svg:y="17.849cm">
          <draw:text-box>
            <text:p text:style-name="P1"><text:span text:style-name="T3">length, </text:span></text:p>
          </draw:text-box>
        </draw:frame>
        <draw:frame draw:style-name="gr2" draw:text-style-name="P3" draw:layer="layout" svg:width="1.145cm" svg:height="0.471cm" svg:x="12.626cm" svg:y="18.336cm">
          <draw:text-box>
            <text:p text:style-name="P1"><text:span text:style-name="T3">String </text:span></text:p>
          </draw:text-box>
        </draw:frame>
        <draw:frame draw:style-name="gr2" draw:text-style-name="P3" draw:layer="layout" svg:width="1.458cm" svg:height="0.471cm" svg:x="12.626cm" svg:y="18.823cm">
          <draw:text-box>
            <text:p text:style-name="P1"><text:span text:style-name="T3">textVa</text:span><text:span text:style-name="T3">l, </text:span></text:p>
          </draw:text-box>
        </draw:frame>
        <draw:frame draw:style-name="gr2" draw:text-style-name="P3" draw:layer="layout" svg:width="1.259cm" svg:height="0.471cm" svg:x="12.626cm" svg:y="19.31cm">
          <draw:text-box>
            <text:p text:style-name="P1"><text:span text:style-name="T3">double </text:span></text:p>
          </draw:text-box>
        </draw:frame>
        <draw:frame draw:style-name="gr2" draw:text-style-name="P3" draw:layer="layout" svg:width="1.645cm" svg:height="0.471cm" svg:x="12.626cm" svg:y="19.797cm">
          <draw:text-box>
            <text:p text:style-name="P1"><text:span text:style-name="T3">double</text:span><text:span text:style-name="T3">Va</text:span></text:p>
          </draw:text-box>
        </draw:frame>
        <draw:frame draw:style-name="gr2" draw:text-style-name="P3" draw:layer="layout" svg:width="0.422cm" svg:height="0.471cm" svg:x="12.626cm" svg:y="20.284cm">
          <draw:text-box>
            <text:p text:style-name="P1"><text:span text:style-name="T3">l</text:span></text:p>
          </draw:text-box>
        </draw:frame>
        <draw:frame draw:style-name="gr2" draw:text-style-name="P3" draw:layer="layout" svg:width="4.972cm" svg:height="0.471cm" svg:x="14.591cm" svg:y="16.876cm">
          <draw:text-box>
            <text:p text:style-name="P1"><text:span text:style-name="T3">Меня</text:span><text:span text:style-name="T3">ет </text:span><text:span text:style-name="T3">конкр</text:span><text:span text:style-name="T3">етную </text:span><text:span text:style-name="T3">длину </text:span></text:p>
          </draw:text-box>
        </draw:frame>
        <draw:frame draw:style-name="gr2" draw:text-style-name="P3" draw:layer="layout" svg:width="1.014cm" svg:height="0.471cm" svg:x="14.591cm" svg:y="17.363cm">
          <draw:text-box>
            <text:p text:style-name="P1"><text:span text:style-name="T3">ребра</text:span></text:p>
          </draw:text-box>
        </draw:frame>
        <draw:frame draw:style-name="gr2" draw:text-style-name="P3" draw:layer="layout" svg:width="1.01cm" svg:height="0.471cm" svg:x="1.99cm" svg:y="20.788cm">
          <draw:text-box>
            <text:p text:style-name="P1"><text:span text:style-name="T3">delete</text:span></text:p>
          </draw:text-box>
        </draw:frame>
        <draw:frame draw:style-name="gr2" draw:text-style-name="P3" draw:layer="layout" svg:width="1.06cm" svg:height="0.471cm" svg:x="7.31cm" svg:y="20.78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20.788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645cm" svg:height="0.471cm" svg:x="12.626cm" svg:y="20.788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1.433cm" svg:height="0.471cm" svg:x="12.626cm" svg:y="21.275cm">
          <draw:text-box>
            <text:p text:style-name="P1"><text:span text:style-name="T3">toDele</text:span><text:span text:style-name="T3">te</text:span></text:p>
          </draw:text-box>
        </draw:frame>
        <draw:frame draw:style-name="gr2" draw:text-style-name="P3" draw:layer="layout" svg:width="3.037cm" svg:height="0.471cm" svg:x="14.591cm" svg:y="20.788cm">
          <draw:text-box>
            <text:p text:style-name="P1"><text:span text:style-name="T3">Удаля</text:span><text:span text:style-name="T3">ет </text:span><text:span text:style-name="T3">элеме</text:span><text:span text:style-name="T3">нт</text:span></text:p>
          </draw:text-box>
        </draw:frame>
        <draw:frame draw:style-name="gr2" draw:text-style-name="P3" draw:layer="layout" svg:width="2.614cm" svg:height="0.471cm" svg:x="1.99cm" svg:y="21.779cm">
          <draw:text-box>
            <text:p text:style-name="P1"><text:span text:style-name="T3">undoC</text:span><text:span text:style-name="T3">omma</text:span><text:span text:style-name="T3">nd</text:span></text:p>
          </draw:text-box>
        </draw:frame>
        <draw:frame draw:style-name="gr2" draw:text-style-name="P3" draw:layer="layout" svg:width="1.06cm" svg:height="0.471cm" svg:x="7.31cm" svg:y="21.77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21.779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146cm" svg:height="0.471cm" svg:x="14.591cm" svg:y="21.779cm">
          <draw:text-box>
            <text:p text:style-name="P1"><text:span text:style-name="T3">Вызы</text:span><text:span text:style-name="T3">вает </text:span><text:span text:style-name="T3">undo </text:span><text:span text:style-name="T3">у </text:span><text:span text:style-name="T3">после</text:span><text:span text:style-name="T3">дней </text:span></text:p>
          </draw:text-box>
        </draw:frame>
        <draw:frame draw:style-name="gr2" draw:text-style-name="P3" draw:layer="layout" svg:width="1.602cm" svg:height="0.471cm" svg:x="14.591cm" svg:y="22.266cm">
          <draw:text-box>
            <text:p text:style-name="P1"><text:span text:style-name="T3">коман</text:span><text:span text:style-name="T3">ды</text:span></text:p>
          </draw:text-box>
        </draw:frame>
        <draw:frame draw:style-name="gr2" draw:text-style-name="P3" draw:layer="layout" svg:width="2.517cm" svg:height="0.471cm" svg:x="1.99cm" svg:y="22.771cm">
          <draw:text-box>
            <text:p text:style-name="P1"><text:span text:style-name="T3">redoC</text:span><text:span text:style-name="T3">omma</text:span><text:span text:style-name="T3">nd</text:span></text:p>
          </draw:text-box>
        </draw:frame>
        <draw:frame draw:style-name="gr2" draw:text-style-name="P3" draw:layer="layout" svg:width="1.06cm" svg:height="0.471cm" svg:x="7.31cm" svg:y="22.77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10.245cm" svg:y="22.771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048cm" svg:height="0.471cm" svg:x="14.591cm" svg:y="22.771cm">
          <draw:text-box>
            <text:p text:style-name="P1"><text:span text:style-name="T3">Вызы</text:span><text:span text:style-name="T3">вает </text:span><text:span text:style-name="T3">redo у </text:span><text:span text:style-name="T3">после</text:span><text:span text:style-name="T3">дней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871cm" svg:height="0.471cm" svg:x="14.591cm" svg:y="23.258cm">
          <draw:text-box>
            <text:p text:style-name="P1"><text:span text:style-name="T3">отмен</text:span><text:span text:style-name="T3">енной </text:span><text:span text:style-name="T3">коман</text:span><text:span text:style-name="T3">ды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3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2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line draw:style-name="gr31" draw:text-style-name="P4" draw:layer="layout" svg:x1="1.852cm" svg:y1="3.536cm" svg:x2="19.977cm" svg:y2="3.536cm">
          <text:p/>
        </draw:line>
        <draw:line draw:style-name="gr31" draw:text-style-name="P4" draw:layer="layout" svg:x1="1.869cm" svg:y1="4.076cm" svg:x2="19.96cm" svg:y2="4.076cm">
          <text:p/>
        </draw:line>
        <draw:line draw:style-name="gr3" draw:text-style-name="P4" draw:layer="layout" svg:x1="1.869cm" svg:y1="4.598cm" svg:x2="19.96cm" svg:y2="4.598cm">
          <text:p/>
        </draw:line>
        <draw:line draw:style-name="gr3" draw:text-style-name="P4" draw:layer="layout" svg:x1="1.869cm" svg:y1="6.076cm" svg:x2="19.96cm" svg:y2="6.076cm">
          <text:p/>
        </draw:line>
        <draw:line draw:style-name="gr3" draw:text-style-name="P4" draw:layer="layout" svg:x1="1.869cm" svg:y1="7.555cm" svg:x2="19.96cm" svg:y2="7.555cm">
          <text:p/>
        </draw:line>
        <draw:line draw:style-name="gr31" draw:text-style-name="P4" draw:layer="layout" svg:x1="1.876cm" svg:y1="3.508cm" svg:x2="1.876cm" svg:y2="4.101cm">
          <text:p/>
        </draw:line>
        <draw:line draw:style-name="gr3" draw:text-style-name="P4" draw:layer="layout" svg:x1="1.876cm" svg:y1="4.048cm" svg:x2="1.876cm" svg:y2="7.562cm">
          <text:p/>
        </draw:line>
        <draw:line draw:style-name="gr3" draw:text-style-name="P4" draw:layer="layout" svg:x1="7.196cm" svg:y1="4.048cm" svg:x2="7.196cm" svg:y2="7.562cm">
          <text:p/>
        </draw:line>
        <draw:line draw:style-name="gr3" draw:text-style-name="P4" draw:layer="layout" svg:x1="9.225cm" svg:y1="4.048cm" svg:x2="9.225cm" svg:y2="7.562cm">
          <text:p/>
        </draw:line>
        <draw:line draw:style-name="gr3" draw:text-style-name="P4" draw:layer="layout" svg:x1="10.964cm" svg:y1="4.048cm" svg:x2="10.964cm" svg:y2="7.562cm">
          <text:p/>
        </draw:line>
        <draw:line draw:style-name="gr31" draw:text-style-name="P4" draw:layer="layout" svg:x1="19.949cm" svg:y1="3.508cm" svg:x2="19.949cm" svg:y2="4.101cm">
          <text:p/>
        </draw:line>
        <draw:line draw:style-name="gr3" draw:text-style-name="P4" draw:layer="layout" svg:x1="19.949cm" svg:y1="4.048cm" svg:x2="19.949cm" svg:y2="7.562cm">
          <text:p/>
        </draw:line>
        <draw:frame draw:style-name="gr2" draw:text-style-name="P3" draw:layer="layout" svg:width="3.939cm" svg:height="0.471cm" svg:x="2.004cm" svg:y="2.719cm">
          <draw:text-box>
            <text:p text:style-name="P1"><text:span text:style-name="T4">Класс </text:span><text:span text:style-name="T4">Menu</text:span><text:span text:style-name="T4">Mana</text:span><text:span text:style-name="T4">ger</text:span></text:p>
          </draw:text-box>
        </draw:frame>
        <draw:frame draw:style-name="gr2" draw:text-style-name="P3" draw:layer="layout" svg:width="0.925cm" svg:height="0.471cm" svg:x="1.99cm" svg:y="3.58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4.119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7.31cm" svg:y="4.119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9.342cm" svg:y="4.119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1.081cm" svg:y="4.119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784cm" svg:height="0.471cm" svg:x="1.99cm" svg:y="4.624cm">
          <draw:text-box>
            <text:p text:style-name="P1"><text:span text:style-name="T3">edge</text:span><text:span text:style-name="T3">Menu</text:span></text:p>
          </draw:text-box>
        </draw:frame>
        <draw:frame draw:style-name="gr2" draw:text-style-name="P3" draw:layer="layout" svg:width="1.175cm" svg:height="0.471cm" svg:x="7.31cm" svg:y="4.62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65cm" svg:height="0.471cm" svg:x="9.342cm" svg:y="4.624cm">
          <draw:text-box>
            <text:p text:style-name="P1"><text:span text:style-name="T3">Edge</text:span><text:span text:style-name="T3">Co</text:span></text:p>
          </draw:text-box>
        </draw:frame>
        <draw:frame draw:style-name="gr2" draw:text-style-name="P3" draw:layer="layout" svg:width="1.412cm" svg:height="0.471cm" svg:x="9.342cm" svg:y="5.111cm">
          <draw:text-box>
            <text:p text:style-name="P1"><text:span text:style-name="T3">ntext</text:span><text:span text:style-name="T3">Me</text:span></text:p>
          </draw:text-box>
        </draw:frame>
        <draw:frame draw:style-name="gr2" draw:text-style-name="P3" draw:layer="layout" svg:width="0.425cm" svg:height="0.471cm" svg:x="9.342cm" svg:y="5.598cm">
          <draw:text-box>
            <text:p text:style-name="P1"><text:span text:style-name="T3">nu</text:span></text:p>
          </draw:text-box>
        </draw:frame>
        <draw:frame draw:style-name="gr2" draw:text-style-name="P3" draw:layer="layout" svg:width="4.527cm" svg:height="0.471cm" svg:x="11.081cm" svg:y="4.624cm">
          <draw:text-box>
            <text:p text:style-name="P1"><text:span text:style-name="T3">Конте</text:span><text:span text:style-name="T3">кстно</text:span><text:span text:style-name="T3">е </text:span><text:span text:style-name="T3">меню </text:span><text:span text:style-name="T3">ребра</text:span></text:p>
          </draw:text-box>
        </draw:frame>
        <draw:frame draw:style-name="gr2" draw:text-style-name="P3" draw:layer="layout" svg:width="1.81cm" svg:height="0.471cm" svg:x="1.99cm" svg:y="6.102cm">
          <draw:text-box>
            <text:p text:style-name="P1"><text:span text:style-name="T3">node</text:span><text:span text:style-name="T3">Menu</text:span></text:p>
          </draw:text-box>
        </draw:frame>
        <draw:frame draw:style-name="gr2" draw:text-style-name="P3" draw:layer="layout" svg:width="1.175cm" svg:height="0.471cm" svg:x="7.31cm" svg:y="6.10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412cm" svg:height="0.471cm" svg:x="9.342cm" svg:y="6.102cm">
          <draw:text-box>
            <text:p text:style-name="P1"><text:span text:style-name="T3">Node</text:span><text:span text:style-name="T3">Co</text:span></text:p>
          </draw:text-box>
        </draw:frame>
        <draw:frame draw:style-name="gr2" draw:text-style-name="P3" draw:layer="layout" svg:width="1.412cm" svg:height="0.471cm" svg:x="9.342cm" svg:y="6.589cm">
          <draw:text-box>
            <text:p text:style-name="P1"><text:span text:style-name="T3">ntext</text:span><text:span text:style-name="T3">Me</text:span></text:p>
          </draw:text-box>
        </draw:frame>
        <draw:frame draw:style-name="gr2" draw:text-style-name="P3" draw:layer="layout" svg:width="0.425cm" svg:height="0.471cm" svg:x="9.342cm" svg:y="7.076cm">
          <draw:text-box>
            <text:p text:style-name="P1"><text:span text:style-name="T3">nu</text:span></text:p>
          </draw:text-box>
        </draw:frame>
        <draw:frame draw:style-name="gr2" draw:text-style-name="P3" draw:layer="layout" svg:width="5.179cm" svg:height="0.471cm" svg:x="11.081cm" svg:y="6.102cm">
          <draw:text-box>
            <text:p text:style-name="P1"><text:span text:style-name="T3">Конте</text:span><text:span text:style-name="T3">кстно</text:span><text:span text:style-name="T3">е </text:span><text:span text:style-name="T3">меню </text:span><text:span text:style-name="T3">верш</text:span><text:span text:style-name="T3">ины</text:span></text:p>
          </draw:text-box>
        </draw:frame>
        <draw:line draw:style-name="gr3" draw:text-style-name="P4" draw:layer="layout" svg:x1="1.852cm" svg:y1="9.188cm" svg:x2="19.977cm" svg:y2="9.188cm">
          <text:p/>
        </draw:line>
        <draw:line draw:style-name="gr31" draw:text-style-name="P4" draw:layer="layout" svg:x1="1.869cm" svg:y1="9.71cm" svg:x2="19.96cm" svg:y2="9.71cm">
          <text:p/>
        </draw:line>
        <draw:line draw:style-name="gr31" draw:text-style-name="P4" draw:layer="layout" svg:x1="1.869cm" svg:y1="10.25cm" svg:x2="19.96cm" svg:y2="10.25cm">
          <text:p/>
        </draw:line>
        <draw:line draw:style-name="gr31" draw:text-style-name="P4" draw:layer="layout" svg:x1="1.869cm" svg:y1="12.25cm" svg:x2="19.96cm" svg:y2="12.25cm">
          <text:p/>
        </draw:line>
        <draw:line draw:style-name="gr31" draw:text-style-name="P4" draw:layer="layout" svg:x1="1.869cm" svg:y1="12.79cm" svg:x2="19.96cm" svg:y2="12.79cm">
          <text:p/>
        </draw:line>
        <draw:line draw:style-name="gr31" draw:text-style-name="P4" draw:layer="layout" svg:x1="1.869cm" svg:y1="13.33cm" svg:x2="19.96cm" svg:y2="13.33cm">
          <text:p/>
        </draw:line>
        <draw:line draw:style-name="gr3" draw:text-style-name="P4" draw:layer="layout" svg:x1="1.869cm" svg:y1="14.339cm" svg:x2="19.96cm" svg:y2="14.339cm">
          <text:p/>
        </draw:line>
        <draw:line draw:style-name="gr31" draw:text-style-name="P4" draw:layer="layout" svg:x1="1.876cm" svg:y1="9.177cm" svg:x2="1.876cm" svg:y2="9.735cm">
          <text:p/>
        </draw:line>
        <draw:line draw:style-name="gr3" draw:text-style-name="P4" draw:layer="layout" svg:x1="1.876cm" svg:y1="9.682cm" svg:x2="1.876cm" svg:y2="12.275cm">
          <text:p/>
        </draw:line>
        <draw:line draw:style-name="gr31" draw:text-style-name="P4" draw:layer="layout" svg:x1="1.876cm" svg:y1="12.222cm" svg:x2="1.876cm" svg:y2="12.815cm">
          <text:p/>
        </draw:line>
        <draw:line draw:style-name="gr3" draw:text-style-name="P4" draw:layer="layout" svg:x1="1.876cm" svg:y1="12.762cm" svg:x2="1.876cm" svg:y2="14.346cm">
          <text:p/>
        </draw:line>
        <draw:line draw:style-name="gr3" draw:text-style-name="P4" draw:layer="layout" svg:x1="5.94cm" svg:y1="9.682cm" svg:x2="5.94cm" svg:y2="12.275cm">
          <text:p/>
        </draw:line>
        <draw:line draw:style-name="gr3" draw:text-style-name="P4" draw:layer="layout" svg:x1="6.688cm" svg:y1="12.762cm" svg:x2="6.688cm" svg:y2="14.346cm">
          <text:p/>
        </draw:line>
        <draw:line draw:style-name="gr3" draw:text-style-name="P4" draw:layer="layout" svg:x1="7.792cm" svg:y1="9.682cm" svg:x2="7.792cm" svg:y2="12.275cm">
          <text:p/>
        </draw:line>
        <draw:line draw:style-name="gr3" draw:text-style-name="P4" draw:layer="layout" svg:x1="8.699cm" svg:y1="12.762cm" svg:x2="8.699cm" svg:y2="14.346cm">
          <text:p/>
        </draw:line>
        <draw:line draw:style-name="gr3" draw:text-style-name="P4" draw:layer="layout" svg:x1="10.854cm" svg:y1="12.762cm" svg:x2="10.854cm" svg:y2="14.346cm">
          <text:p/>
        </draw:line>
        <draw:line draw:style-name="gr3" draw:text-style-name="P4" draw:layer="layout" svg:x1="11.849cm" svg:y1="9.682cm" svg:x2="11.849cm" svg:y2="12.275cm">
          <text:p/>
        </draw:line>
        <draw:line draw:style-name="gr3" draw:text-style-name="P4" draw:layer="layout" svg:x1="15.409cm" svg:y1="9.682cm" svg:x2="15.409cm" svg:y2="12.275cm">
          <text:p/>
        </draw:line>
        <draw:line draw:style-name="gr31" draw:text-style-name="P4" draw:layer="layout" svg:x1="19.949cm" svg:y1="9.177cm" svg:x2="19.949cm" svg:y2="9.735cm">
          <text:p/>
        </draw:line>
        <draw:line draw:style-name="gr3" draw:text-style-name="P4" draw:layer="layout" svg:x1="19.949cm" svg:y1="9.682cm" svg:x2="19.949cm" svg:y2="12.275cm">
          <text:p/>
        </draw:line>
        <draw:line draw:style-name="gr31" draw:text-style-name="P4" draw:layer="layout" svg:x1="19.949cm" svg:y1="12.222cm" svg:x2="19.949cm" svg:y2="12.815cm">
          <text:p/>
        </draw:line>
        <draw:line draw:style-name="gr3" draw:text-style-name="P4" draw:layer="layout" svg:x1="19.949cm" svg:y1="12.762cm" svg:x2="19.949cm" svg:y2="14.346cm">
          <text:p/>
        </draw:line>
        <draw:frame draw:style-name="gr2" draw:text-style-name="P3" draw:layer="layout" svg:width="5.395cm" svg:height="0.471cm" svg:x="2.004cm" svg:y="8.388cm">
          <draw:text-box>
            <text:p text:style-name="P1"><text:span text:style-name="T4">Класс </text:span><text:span text:style-name="T4">Com</text:span><text:span text:style-name="T4">monC</text:span><text:span text:style-name="T4">ontext</text:span><text:span text:style-name="T4">Menu</text:span></text:p>
          </draw:text-box>
        </draw:frame>
        <draw:frame draw:style-name="gr2" draw:text-style-name="P3" draw:layer="layout" svg:width="1.463cm" svg:height="0.471cm" svg:x="1.99cm" svg:y="9.213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9.75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54cm" svg:y="9.753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06cm" svg:y="9.753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1.963cm" svg:y="9.753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5.526cm" svg:y="9.75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95cm" svg:height="0.471cm" svg:x="1.99cm" svg:y="10.293cm">
          <draw:text-box>
            <text:p text:style-name="P1"><text:span text:style-name="T3">show</text:span></text:p>
          </draw:text-box>
        </draw:frame>
        <draw:frame draw:style-name="gr2" draw:text-style-name="P3" draw:layer="layout" svg:width="1.06cm" svg:height="0.471cm" svg:x="6.054cm" svg:y="10.29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7.906cm" svg:y="10.2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224cm" svg:height="0.471cm" svg:x="11.963cm" svg:y="10.293cm">
          <draw:text-box>
            <text:p text:style-name="P1"><text:span text:style-name="T3">javafx.</text:span><text:span text:style-name="T3">scene.</text:span><text:span text:style-name="T3">Node </text:span></text:p>
          </draw:text-box>
        </draw:frame>
        <draw:frame draw:style-name="gr2" draw:text-style-name="P3" draw:layer="layout" svg:width="2.716cm" svg:height="0.471cm" svg:x="11.963cm" svg:y="10.78cm">
          <draw:text-box>
            <text:p text:style-name="P1"><text:span text:style-name="T3">node, </text:span><text:span text:style-name="T3">double </text:span><text:span text:style-name="T3">x, </text:span></text:p>
          </draw:text-box>
        </draw:frame>
        <draw:frame draw:style-name="gr2" draw:text-style-name="P3" draw:layer="layout" svg:width="1.471cm" svg:height="0.471cm" svg:x="11.963cm" svg:y="11.267cm">
          <draw:text-box>
            <text:p text:style-name="P1"><text:span text:style-name="T3">double </text:span><text:span text:style-name="T3">y</text:span></text:p>
          </draw:text-box>
        </draw:frame>
        <draw:frame draw:style-name="gr2" draw:text-style-name="P3" draw:layer="layout" svg:width="2.229cm" svg:height="0.471cm" svg:x="15.526cm" svg:y="10.293cm">
          <draw:text-box>
            <text:p text:style-name="P1"><text:span text:style-name="T3">Показ</text:span><text:span text:style-name="T3">ывает </text:span></text:p>
          </draw:text-box>
        </draw:frame>
        <draw:frame draw:style-name="gr2" draw:text-style-name="P3" draw:layer="layout" svg:width="3.334cm" svg:height="0.471cm" svg:x="15.526cm" svg:y="10.78cm">
          <draw:text-box>
            <text:p text:style-name="P1"><text:span text:style-name="T3">конте</text:span><text:span text:style-name="T3">кстно</text:span><text:span text:style-name="T3">е </text:span><text:span text:style-name="T3">меню</text:span></text:p>
          </draw:text-box>
        </draw:frame>
        <draw:frame draw:style-name="gr2" draw:text-style-name="P3" draw:layer="layout" svg:width="0.925cm" svg:height="0.471cm" svg:x="1.99cm" svg:y="12.29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2.83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805cm" svg:y="12.833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812cm" svg:y="12.833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0.968cm" svg:y="12.83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51cm" svg:height="0.471cm" svg:x="1.99cm" svg:y="13.373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1.573cm" svg:height="0.471cm" svg:x="6.805cm" svg:y="13.373cm">
          <draw:text-box>
            <text:p text:style-name="P1"><text:span text:style-name="T3">protect</text:span><text:span text:style-name="T3">ed</text:span></text:p>
          </draw:text-box>
        </draw:frame>
        <draw:frame draw:style-name="gr2" draw:text-style-name="P3" draw:layer="layout" svg:width="1.645cm" svg:height="0.471cm" svg:x="8.812cm" svg:y="13.373cm">
          <draw:text-box>
            <text:p text:style-name="P1"><text:span text:style-name="T3">Undoa</text:span><text:span text:style-name="T3">ble</text:span></text:p>
          </draw:text-box>
        </draw:frame>
        <draw:frame draw:style-name="gr2" draw:text-style-name="P3" draw:layer="layout" svg:width="8.541cm" svg:height="0.471cm" svg:x="10.968cm" svg:y="13.373cm">
          <draw:text-box>
            <text:p text:style-name="P1"><text:span text:style-name="T3">Удаля</text:span><text:span text:style-name="T3">емый </text:span><text:span text:style-name="T3">элеме</text:span><text:span text:style-name="T3">нт для </text:span><text:span text:style-name="T3">котор</text:span><text:span text:style-name="T3">ого </text:span><text:span text:style-name="T3">откры</text:span><text:span text:style-name="T3">вается </text:span></text:p>
          </draw:text-box>
        </draw:frame>
        <draw:frame draw:style-name="gr2" draw:text-style-name="P3" draw:layer="layout" svg:width="3.334cm" svg:height="0.471cm" svg:x="10.968cm" svg:y="13.86cm">
          <draw:text-box>
            <text:p text:style-name="P1"><text:span text:style-name="T3">конте</text:span><text:span text:style-name="T3">кстно</text:span><text:span text:style-name="T3">е </text:span><text:span text:style-name="T3">меню</text:span></text:p>
          </draw:text-box>
        </draw:frame>
        <draw:line draw:style-name="gr31" draw:text-style-name="P4" draw:layer="layout" svg:x1="1.852cm" svg:y1="15.99cm" svg:x2="19.977cm" svg:y2="15.99cm">
          <text:p/>
        </draw:line>
        <draw:line draw:style-name="gr31" draw:text-style-name="P4" draw:layer="layout" svg:x1="1.869cm" svg:y1="16.529cm" svg:x2="19.96cm" svg:y2="16.529cm">
          <text:p/>
        </draw:line>
        <draw:line draw:style-name="gr3" draw:text-style-name="P4" draw:layer="layout" svg:x1="1.869cm" svg:y1="17.051cm" svg:x2="19.96cm" svg:y2="17.051cm">
          <text:p/>
        </draw:line>
        <draw:line draw:style-name="gr3" draw:text-style-name="P4" draw:layer="layout" svg:x1="1.869cm" svg:y1="18.043cm" svg:x2="19.96cm" svg:y2="18.043cm">
          <text:p/>
        </draw:line>
        <draw:line draw:style-name="gr31" draw:text-style-name="P4" draw:layer="layout" svg:x1="1.876cm" svg:y1="15.961cm" svg:x2="1.876cm" svg:y2="16.554cm">
          <text:p/>
        </draw:line>
        <draw:line draw:style-name="gr3" draw:text-style-name="P4" draw:layer="layout" svg:x1="1.876cm" svg:y1="16.501cm" svg:x2="1.876cm" svg:y2="18.05cm">
          <text:p/>
        </draw:line>
        <draw:line draw:style-name="gr3" draw:text-style-name="P4" draw:layer="layout" svg:x1="6.3cm" svg:y1="16.501cm" svg:x2="6.3cm" svg:y2="18.05cm">
          <text:p/>
        </draw:line>
        <draw:line draw:style-name="gr3" draw:text-style-name="P4" draw:layer="layout" svg:x1="8.156cm" svg:y1="16.501cm" svg:x2="8.156cm" svg:y2="18.05cm">
          <text:p/>
        </draw:line>
        <draw:line draw:style-name="gr3" draw:text-style-name="P4" draw:layer="layout" svg:x1="12.322cm" svg:y1="16.501cm" svg:x2="12.322cm" svg:y2="18.05cm">
          <text:p/>
        </draw:line>
        <draw:line draw:style-name="gr31" draw:text-style-name="P4" draw:layer="layout" svg:x1="19.949cm" svg:y1="15.961cm" svg:x2="19.949cm" svg:y2="16.554cm">
          <text:p/>
        </draw:line>
        <draw:line draw:style-name="gr3" draw:text-style-name="P4" draw:layer="layout" svg:x1="19.949cm" svg:y1="16.501cm" svg:x2="19.949cm" svg:y2="18.05cm">
          <text:p/>
        </draw:line>
        <draw:frame draw:style-name="gr2" draw:text-style-name="P3" draw:layer="layout" svg:width="2.394cm" svg:height="0.471cm" svg:x="2.004cm" svg:y="15.172cm">
          <draw:text-box>
            <text:p text:style-name="P1"><text:span text:style-name="T4">Класс </text:span><text:span text:style-name="T4">Toke</text:span><text:span text:style-name="T4">n</text:span></text:p>
          </draw:text-box>
        </draw:frame>
        <draw:frame draw:style-name="gr2" draw:text-style-name="P3" draw:layer="layout" svg:width="0.925cm" svg:height="0.471cm" svg:x="1.99cm" svg:y="16.03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6.57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16.57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16.57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16.57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916cm" svg:height="0.471cm" svg:x="1.99cm" svg:y="17.077cm">
          <draw:text-box>
            <text:p text:style-name="P1"><text:span text:style-name="T3">value</text:span></text:p>
          </draw:text-box>
        </draw:frame>
        <draw:frame draw:style-name="gr2" draw:text-style-name="P3" draw:layer="layout" svg:width="1.175cm" svg:height="0.471cm" svg:x="6.414cm" svg:y="17.07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73cm" svg:y="17.077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5.933cm" svg:height="0.471cm" svg:x="12.439cm" svg:y="17.077cm">
          <draw:text-box>
            <text:p text:style-name="P1"><text:span text:style-name="T3">Токен </text:span><text:span text:style-name="T3">в </text:span><text:span text:style-name="T3">польс</text:span><text:span text:style-name="T3">кой </text:span><text:span text:style-name="T3">нотац</text:span><text:span text:style-name="T3">ии </text:span><text:span text:style-name="T3">(знак </text:span></text:p>
          </draw:text-box>
        </draw:frame>
        <draw:frame draw:style-name="gr2" draw:text-style-name="P3" draw:layer="layout" svg:width="3.782cm" svg:height="0.471cm" svg:x="12.439cm" svg:y="17.564cm">
          <draw:text-box>
            <text:p text:style-name="P1"><text:span text:style-name="T3">опера</text:span><text:span text:style-name="T3">ции </text:span><text:span text:style-name="T3">или </text:span><text:span text:style-name="T3">число</text:span><text:span text:style-name="T3">)</text:span></text:p>
          </draw:text-box>
        </draw:frame>
        <draw:line draw:style-name="gr31" draw:text-style-name="P4" draw:layer="layout" svg:x1="1.852cm" svg:y1="19.694cm" svg:x2="19.977cm" svg:y2="19.694cm">
          <text:p/>
        </draw:line>
        <draw:line draw:style-name="gr31" draw:text-style-name="P4" draw:layer="layout" svg:x1="1.869cm" svg:y1="20.233cm" svg:x2="19.96cm" svg:y2="20.233cm">
          <text:p/>
        </draw:line>
        <draw:line draw:style-name="gr3" draw:text-style-name="P4" draw:layer="layout" svg:x1="1.869cm" svg:y1="20.756cm" svg:x2="19.96cm" svg:y2="20.756cm">
          <text:p/>
        </draw:line>
        <draw:line draw:style-name="gr3" draw:text-style-name="P4" draw:layer="layout" svg:x1="1.869cm" svg:y1="21.26cm" svg:x2="19.96cm" svg:y2="21.26cm">
          <text:p/>
        </draw:line>
        <draw:line draw:style-name="gr31" draw:text-style-name="P4" draw:layer="layout" svg:x1="1.869cm" svg:y1="21.782cm" svg:x2="19.96cm" svg:y2="21.782cm">
          <text:p/>
        </draw:line>
        <draw:line draw:style-name="gr3" draw:text-style-name="P4" draw:layer="layout" svg:x1="1.869cm" svg:y1="22.304cm" svg:x2="19.96cm" svg:y2="22.304cm">
          <text:p/>
        </draw:line>
        <draw:line draw:style-name="gr3" draw:text-style-name="P4" draw:layer="layout" svg:x1="1.869cm" svg:y1="23.296cm" svg:x2="19.96cm" svg:y2="23.296cm">
          <text:p/>
        </draw:line>
        <draw:line draw:style-name="gr31" draw:text-style-name="P4" draw:layer="layout" svg:x1="1.876cm" svg:y1="19.665cm" svg:x2="1.876cm" svg:y2="20.258cm">
          <text:p/>
        </draw:line>
        <draw:line draw:style-name="gr3" draw:text-style-name="P4" draw:layer="layout" svg:x1="1.876cm" svg:y1="20.205cm" svg:x2="1.876cm" svg:y2="21.267cm">
          <text:p/>
        </draw:line>
        <draw:line draw:style-name="gr31" draw:text-style-name="P4" draw:layer="layout" svg:x1="1.876cm" svg:y1="21.249cm" svg:x2="1.876cm" svg:y2="21.807cm">
          <text:p/>
        </draw:line>
        <draw:line draw:style-name="gr3" draw:text-style-name="P4" draw:layer="layout" svg:x1="1.876cm" svg:y1="21.754cm" svg:x2="1.876cm" svg:y2="23.303cm">
          <text:p/>
        </draw:line>
        <draw:line draw:style-name="gr3" draw:text-style-name="P4" draw:layer="layout" svg:x1="5.965cm" svg:y1="20.205cm" svg:x2="5.965cm" svg:y2="21.267cm">
          <text:p/>
        </draw:line>
        <draw:line draw:style-name="gr3" draw:text-style-name="P4" draw:layer="layout" svg:x1="5.965cm" svg:y1="21.754cm" svg:x2="5.965cm" svg:y2="23.303cm">
          <text:p/>
        </draw:line>
        <draw:line draw:style-name="gr3" draw:text-style-name="P4" draw:layer="layout" svg:x1="7.976cm" svg:y1="20.205cm" svg:x2="7.976cm" svg:y2="21.267cm">
          <text:p/>
        </draw:line>
        <draw:line draw:style-name="gr3" draw:text-style-name="P4" draw:layer="layout" svg:x1="7.976cm" svg:y1="21.754cm" svg:x2="7.976cm" svg:y2="23.303cm">
          <text:p/>
        </draw:line>
        <draw:line draw:style-name="gr3" draw:text-style-name="P4" draw:layer="layout" svg:x1="9.715cm" svg:y1="20.205cm" svg:x2="9.715cm" svg:y2="21.267cm">
          <text:p/>
        </draw:line>
        <draw:line draw:style-name="gr3" draw:text-style-name="P4" draw:layer="layout" svg:x1="9.715cm" svg:y1="21.754cm" svg:x2="9.715cm" svg:y2="23.303cm">
          <text:p/>
        </draw:line>
        <draw:line draw:style-name="gr3" draw:text-style-name="P4" draw:layer="layout" svg:x1="14.467cm" svg:y1="21.754cm" svg:x2="14.467cm" svg:y2="23.303cm">
          <text:p/>
        </draw:line>
        <draw:line draw:style-name="gr31" draw:text-style-name="P4" draw:layer="layout" svg:x1="19.949cm" svg:y1="19.665cm" svg:x2="19.949cm" svg:y2="20.258cm">
          <text:p/>
        </draw:line>
        <draw:line draw:style-name="gr3" draw:text-style-name="P4" draw:layer="layout" svg:x1="19.949cm" svg:y1="20.205cm" svg:x2="19.949cm" svg:y2="21.267cm">
          <text:p/>
        </draw:line>
        <draw:line draw:style-name="gr31" draw:text-style-name="P4" draw:layer="layout" svg:x1="19.949cm" svg:y1="21.249cm" svg:x2="19.949cm" svg:y2="21.807cm">
          <text:p/>
        </draw:line>
        <draw:line draw:style-name="gr3" draw:text-style-name="P4" draw:layer="layout" svg:x1="19.949cm" svg:y1="21.754cm" svg:x2="19.949cm" svg:y2="23.303cm">
          <text:p/>
        </draw:line>
        <draw:frame draw:style-name="gr2" draw:text-style-name="P3" draw:layer="layout" svg:width="3.097cm" svg:height="0.471cm" svg:x="2.004cm" svg:y="18.876cm">
          <draw:text-box>
            <text:p text:style-name="P1"><text:span text:style-name="T4">Класс </text:span><text:span text:style-name="T4">Opera</text:span><text:span text:style-name="T4">tion</text:span></text:p>
          </draw:text-box>
        </draw:frame>
        <draw:frame draw:style-name="gr2" draw:text-style-name="P3" draw:layer="layout" svg:width="0.925cm" svg:height="0.471cm" svg:x="1.99cm" svg:y="19.737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0.277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78cm" svg:y="20.277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20.277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9.832cm" svg:y="20.27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893cm" svg:height="0.471cm" svg:x="1.99cm" svg:y="20.781cm">
          <draw:text-box>
            <text:p text:style-name="P1"><text:span text:style-name="T3">operati</text:span><text:span text:style-name="T3">onPrio</text:span><text:span text:style-name="T3">rity</text:span></text:p>
          </draw:text-box>
        </draw:frame>
        <draw:frame draw:style-name="gr2" draw:text-style-name="P3" draw:layer="layout" svg:width="1.175cm" svg:height="0.471cm" svg:x="6.078cm" svg:y="20.78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089cm" svg:y="20.781cm">
          <draw:text-box>
            <text:p text:style-name="P1"><text:span text:style-name="T3">int</text:span></text:p>
          </draw:text-box>
        </draw:frame>
        <draw:frame draw:style-name="gr2" draw:text-style-name="P3" draw:layer="layout" svg:width="9.476cm" svg:height="0.471cm" svg:x="9.832cm" svg:y="20.781cm">
          <draw:text-box>
            <text:p text:style-name="P1"><text:span text:style-name="T3">Чем </text:span><text:span text:style-name="T3">выше </text:span><text:span text:style-name="T3">число</text:span><text:span text:style-name="T3">, тем </text:span><text:span text:style-name="T3">раньш</text:span><text:span text:style-name="T3">е </text:span><text:span text:style-name="T3">выпо</text:span><text:span text:style-name="T3">лняет</text:span><text:span text:style-name="T3">ся </text:span><text:span text:style-name="T3">опера</text:span><text:span text:style-name="T3">ция</text:span></text:p>
          </draw:text-box>
        </draw:frame>
        <draw:frame draw:style-name="gr2" draw:text-style-name="P3" draw:layer="layout" svg:width="1.463cm" svg:height="0.471cm" svg:x="1.99cm" svg:y="21.28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21.82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078cm" svg:y="21.82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089cm" svg:y="21.82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9.832cm" svg:y="21.825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4.58cm" svg:y="21.82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89cm" svg:height="0.471cm" svg:x="1.99cm" svg:y="22.33cm">
          <draw:text-box>
            <text:p text:style-name="P1"><text:span text:style-name="T3">execut</text:span><text:span text:style-name="T3">e</text:span></text:p>
          </draw:text-box>
        </draw:frame>
        <draw:frame draw:style-name="gr2" draw:text-style-name="P3" draw:layer="layout" svg:width="1.06cm" svg:height="0.471cm" svg:x="6.078cm" svg:y="22.3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352cm" svg:height="0.471cm" svg:x="8.089cm" svg:y="22.33cm">
          <draw:text-box>
            <text:p text:style-name="P1"><text:span text:style-name="T3">Doubl</text:span><text:span text:style-name="T3">e </text:span></text:p>
          </draw:text-box>
        </draw:frame>
        <draw:frame draw:style-name="gr2" draw:text-style-name="P3" draw:layer="layout" svg:width="3.245cm" svg:height="0.471cm" svg:x="9.832cm" svg:y="22.33cm">
          <draw:text-box>
            <text:p text:style-name="P1"><text:span text:style-name="T3">Doubl</text:span><text:span text:style-name="T3">e x, </text:span><text:span text:style-name="T3">double </text:span><text:span text:style-name="T3">y</text:span></text:p>
          </draw:text-box>
        </draw:frame>
        <draw:frame draw:style-name="gr2" draw:text-style-name="P3" draw:layer="layout" svg:width="4.32cm" svg:height="0.471cm" svg:x="14.58cm" svg:y="22.33cm">
          <draw:text-box>
            <text:p text:style-name="P1"><text:span text:style-name="T3">Прим</text:span><text:span text:style-name="T3">еняет </text:span><text:span text:style-name="T3">опера</text:span><text:span text:style-name="T3">цию к </text:span></text:p>
          </draw:text-box>
        </draw:frame>
        <draw:frame draw:style-name="gr2" draw:text-style-name="P3" draw:layer="layout" svg:width="4.231cm" svg:height="0.471cm" svg:x="14.58cm" svg:y="22.817cm">
          <draw:text-box>
            <text:p text:style-name="P1"><text:span text:style-name="T3">перед</text:span><text:span text:style-name="T3">анны</text:span><text:span text:style-name="T3">м </text:span><text:span text:style-name="T3">значе</text:span><text:span text:style-name="T3">ниям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2.864cm" svg:height="0.471cm" svg:x="2.004cm" svg:y="24.937cm">
          <draw:text-box>
            <text:p text:style-name="P1"><text:span text:style-name="T4">Класс </text:span><text:span text:style-name="T4">Funct</text:span><text:span text:style-name="T4">ion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4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3</text:span></text:p>
          </draw:text-box>
        </draw:frame>
        <draw:line draw:style-name="gr31" draw:text-style-name="P4" draw:layer="layout" svg:x1="1.852cm" svg:y1="2.729cm" svg:x2="19.977cm" svg:y2="2.729cm">
          <text:p/>
        </draw:line>
        <draw:line draw:style-name="gr31" draw:text-style-name="P4" draw:layer="layout" svg:x1="1.869cm" svg:y1="3.268cm" svg:x2="19.96cm" svg:y2="3.268cm">
          <text:p/>
        </draw:line>
        <draw:line draw:style-name="gr3" draw:text-style-name="P4" draw:layer="layout" svg:x1="1.869cm" svg:y1="3.79cm" svg:x2="19.96cm" svg:y2="3.79cm">
          <text:p/>
        </draw:line>
        <draw:line draw:style-name="gr31" draw:text-style-name="P4" draw:layer="layout" svg:x1="1.869cm" svg:y1="4.313cm" svg:x2="19.96cm" svg:y2="4.313cm">
          <text:p/>
        </draw:line>
        <draw:line draw:style-name="gr31" draw:text-style-name="P4" draw:layer="layout" svg:x1="1.869cm" svg:y1="4.852cm" svg:x2="19.96cm" svg:y2="4.852cm">
          <text:p/>
        </draw:line>
        <draw:line draw:style-name="gr31" draw:text-style-name="P4" draw:layer="layout" svg:x1="1.869cm" svg:y1="5.392cm" svg:x2="19.96cm" svg:y2="5.392cm">
          <text:p/>
        </draw:line>
        <draw:line draw:style-name="gr3" draw:text-style-name="P4" draw:layer="layout" svg:x1="1.869cm" svg:y1="6.401cm" svg:x2="19.96cm" svg:y2="6.401cm">
          <text:p/>
        </draw:line>
        <draw:line draw:style-name="gr31" draw:text-style-name="P4" draw:layer="layout" svg:x1="1.876cm" svg:y1="2.7cm" svg:x2="1.876cm" svg:y2="3.293cm">
          <text:p/>
        </draw:line>
        <draw:line draw:style-name="gr3" draw:text-style-name="P4" draw:layer="layout" svg:x1="1.876cm" svg:y1="3.24cm" svg:x2="1.876cm" svg:y2="4.337cm">
          <text:p/>
        </draw:line>
        <draw:line draw:style-name="gr31" draw:text-style-name="P4" draw:layer="layout" svg:x1="1.876cm" svg:y1="4.284cm" svg:x2="1.876cm" svg:y2="4.877cm">
          <text:p/>
        </draw:line>
        <draw:line draw:style-name="gr3" draw:text-style-name="P4" draw:layer="layout" svg:x1="1.876cm" svg:y1="4.824cm" svg:x2="1.876cm" svg:y2="6.408cm">
          <text:p/>
        </draw:line>
        <draw:line draw:style-name="gr3" draw:text-style-name="P4" draw:layer="layout" svg:x1="6.124cm" svg:y1="3.24cm" svg:x2="6.124cm" svg:y2="4.337cm">
          <text:p/>
        </draw:line>
        <draw:line draw:style-name="gr3" draw:text-style-name="P4" draw:layer="layout" svg:x1="6.653cm" svg:y1="4.824cm" svg:x2="6.653cm" svg:y2="6.408cm">
          <text:p/>
        </draw:line>
        <draw:line draw:style-name="gr3" draw:text-style-name="P4" draw:layer="layout" svg:x1="7.997cm" svg:y1="3.24cm" svg:x2="7.997cm" svg:y2="4.337cm">
          <text:p/>
        </draw:line>
        <draw:line draw:style-name="gr3" draw:text-style-name="P4" draw:layer="layout" svg:x1="8.466cm" svg:y1="4.824cm" svg:x2="8.466cm" svg:y2="6.408cm">
          <text:p/>
        </draw:line>
        <draw:line draw:style-name="gr3" draw:text-style-name="P4" draw:layer="layout" svg:x1="10.473cm" svg:y1="4.824cm" svg:x2="10.473cm" svg:y2="6.408cm">
          <text:p/>
        </draw:line>
        <draw:line draw:style-name="gr3" draw:text-style-name="P4" draw:layer="layout" svg:x1="12.167cm" svg:y1="3.24cm" svg:x2="12.167cm" svg:y2="4.337cm">
          <text:p/>
        </draw:line>
        <draw:line draw:style-name="gr3" draw:text-style-name="P4" draw:layer="layout" svg:x1="13.723cm" svg:y1="4.824cm" svg:x2="13.723cm" svg:y2="6.408cm">
          <text:p/>
        </draw:line>
        <draw:line draw:style-name="gr31" draw:text-style-name="P4" draw:layer="layout" svg:x1="19.949cm" svg:y1="2.7cm" svg:x2="19.949cm" svg:y2="3.293cm">
          <text:p/>
        </draw:line>
        <draw:line draw:style-name="gr3" draw:text-style-name="P4" draw:layer="layout" svg:x1="19.949cm" svg:y1="3.24cm" svg:x2="19.949cm" svg:y2="4.337cm">
          <text:p/>
        </draw:line>
        <draw:line draw:style-name="gr31" draw:text-style-name="P4" draw:layer="layout" svg:x1="19.949cm" svg:y1="4.284cm" svg:x2="19.949cm" svg:y2="4.877cm">
          <text:p/>
        </draw:line>
        <draw:line draw:style-name="gr3" draw:text-style-name="P4" draw:layer="layout" svg:x1="19.949cm" svg:y1="4.824cm" svg:x2="19.949cm" svg:y2="6.408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925cm" svg:height="0.471cm" svg:x="1.99cm" svg:y="2.77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3.31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41cm" svg:y="3.31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114cm" svg:y="3.31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3.31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899cm" svg:height="0.471cm" svg:x="1.99cm" svg:y="3.816cm">
          <draw:text-box>
            <text:p text:style-name="P1"><text:span text:style-name="T3">rootD</text:span><text:span text:style-name="T3">egree</text:span></text:p>
          </draw:text-box>
        </draw:frame>
        <draw:frame draw:style-name="gr2" draw:text-style-name="P3" draw:layer="layout" svg:width="1.281cm" svg:height="0.471cm" svg:x="6.241cm" svg:y="3.816cm">
          <draw:text-box>
            <text:p text:style-name="P1"><text:span text:style-name="T3"><text:s/></text:span><text:span text:style-name="T3">private</text:span></text:p>
          </draw:text-box>
        </draw:frame>
        <draw:frame draw:style-name="gr2" draw:text-style-name="P3" draw:layer="layout" svg:width="1.153cm" svg:height="0.471cm" svg:x="8.114cm" svg:y="3.816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5.201cm" svg:height="0.471cm" svg:x="12.28cm" svg:y="3.816cm">
          <draw:text-box>
            <text:p text:style-name="P1"><text:span text:style-name="T3">Степе</text:span><text:span text:style-name="T3">нь </text:span><text:span text:style-name="T3">извле</text:span><text:span text:style-name="T3">каемо</text:span><text:span text:style-name="T3">го </text:span><text:span text:style-name="T3">корня</text:span></text:p>
          </draw:text-box>
        </draw:frame>
        <draw:frame draw:style-name="gr2" draw:text-style-name="P3" draw:layer="layout" svg:width="1.463cm" svg:height="0.471cm" svg:x="1.99cm" svg:y="4.35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4.89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4.89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4.89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4.895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4.89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289cm" svg:height="0.471cm" svg:x="1.99cm" svg:y="5.435cm">
          <draw:text-box>
            <text:p text:style-name="P1"><text:span text:style-name="T3">execut</text:span><text:span text:style-name="T3">e</text:span></text:p>
          </draw:text-box>
        </draw:frame>
        <draw:frame draw:style-name="gr2" draw:text-style-name="P3" draw:layer="layout" svg:width="1.06cm" svg:height="0.471cm" svg:x="6.766cm" svg:y="5.43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153cm" svg:height="0.471cm" svg:x="8.58cm" svg:y="5.435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1.564cm" svg:height="0.471cm" svg:x="10.587cm" svg:y="5.435cm">
          <draw:text-box>
            <text:p text:style-name="P1"><text:span text:style-name="T3">Doubl</text:span><text:span text:style-name="T3">e x</text:span></text:p>
          </draw:text-box>
        </draw:frame>
        <draw:frame draw:style-name="gr2" draw:text-style-name="P3" draw:layer="layout" svg:width="3.795cm" svg:height="0.471cm" svg:x="13.839cm" svg:y="5.435cm">
          <draw:text-box>
            <text:p text:style-name="P1"><text:span text:style-name="T3">Извле</text:span><text:span text:style-name="T3">кает </text:span><text:span text:style-name="T3">корен</text:span><text:span text:style-name="T3">ь из </text:span></text:p>
          </draw:text-box>
        </draw:frame>
        <draw:frame draw:style-name="gr2" draw:text-style-name="P3" draw:layer="layout" svg:width="4.214cm" svg:height="0.471cm" svg:x="13.839cm" svg:y="5.922cm">
          <draw:text-box>
            <text:p text:style-name="P1"><text:span text:style-name="T3">перед</text:span><text:span text:style-name="T3">анног</text:span><text:span text:style-name="T3">о </text:span><text:span text:style-name="T3">аргум</text:span><text:span text:style-name="T3">ента</text:span></text:p>
          </draw:text-box>
        </draw:frame>
        <draw:line draw:style-name="gr31" draw:text-style-name="P4" draw:layer="layout" svg:x1="1.852cm" svg:y1="8.052cm" svg:x2="19.977cm" svg:y2="8.052cm">
          <text:p/>
        </draw:line>
        <draw:line draw:style-name="gr31" draw:text-style-name="P4" draw:layer="layout" svg:x1="1.869cm" svg:y1="8.592cm" svg:x2="19.96cm" svg:y2="8.592cm">
          <text:p/>
        </draw:line>
        <draw:line draw:style-name="gr3" draw:text-style-name="P4" draw:layer="layout" svg:x1="1.869cm" svg:y1="9.114cm" svg:x2="19.96cm" svg:y2="9.114cm">
          <text:p/>
        </draw:line>
        <draw:line draw:style-name="gr31" draw:text-style-name="P4" draw:layer="layout" svg:x1="1.869cm" svg:y1="10.123cm" svg:x2="19.96cm" svg:y2="10.123cm">
          <text:p/>
        </draw:line>
        <draw:line draw:style-name="gr31" draw:text-style-name="P4" draw:layer="layout" svg:x1="1.869cm" svg:y1="10.663cm" svg:x2="19.96cm" svg:y2="10.663cm">
          <text:p/>
        </draw:line>
        <draw:line draw:style-name="gr31" draw:text-style-name="P4" draw:layer="layout" svg:x1="1.869cm" svg:y1="11.202cm" svg:x2="19.96cm" svg:y2="11.202cm">
          <text:p/>
        </draw:line>
        <draw:line draw:style-name="gr3" draw:text-style-name="P4" draw:layer="layout" svg:x1="1.869cm" svg:y1="13.185cm" svg:x2="19.96cm" svg:y2="13.185cm">
          <text:p/>
        </draw:line>
        <draw:line draw:style-name="gr3" draw:text-style-name="P4" draw:layer="layout" svg:x1="1.869cm" svg:y1="15.15cm" svg:x2="19.96cm" svg:y2="15.15cm">
          <text:p/>
        </draw:line>
        <draw:line draw:style-name="gr3" draw:text-style-name="P4" draw:layer="layout" svg:x1="1.869cm" svg:y1="16.628cm" svg:x2="19.96cm" svg:y2="16.628cm">
          <text:p/>
        </draw:line>
        <draw:line draw:style-name="gr3" draw:text-style-name="P4" draw:layer="layout" svg:x1="1.869cm" svg:y1="18.106cm" svg:x2="19.96cm" svg:y2="18.106cm">
          <text:p/>
        </draw:line>
        <draw:line draw:style-name="gr31" draw:text-style-name="P4" draw:layer="layout" svg:x1="1.876cm" svg:y1="8.024cm" svg:x2="1.876cm" svg:y2="8.616cm">
          <text:p/>
        </draw:line>
        <draw:line draw:style-name="gr3" draw:text-style-name="P4" draw:layer="layout" svg:x1="1.876cm" svg:y1="8.564cm" svg:x2="1.876cm" svg:y2="10.148cm">
          <text:p/>
        </draw:line>
        <draw:line draw:style-name="gr31" draw:text-style-name="P4" draw:layer="layout" svg:x1="1.876cm" svg:y1="10.095cm" svg:x2="1.876cm" svg:y2="10.687cm">
          <text:p/>
        </draw:line>
        <draw:line draw:style-name="gr3" draw:text-style-name="P4" draw:layer="layout" svg:x1="1.876cm" svg:y1="10.634cm" svg:x2="1.876cm" svg:y2="18.113cm">
          <text:p/>
        </draw:line>
        <draw:line draw:style-name="gr3" draw:text-style-name="P4" draw:layer="layout" svg:x1="6.007cm" svg:y1="8.564cm" svg:x2="6.007cm" svg:y2="10.148cm">
          <text:p/>
        </draw:line>
        <draw:line draw:style-name="gr3" draw:text-style-name="P4" draw:layer="layout" svg:x1="6.522cm" svg:y1="10.634cm" svg:x2="6.522cm" svg:y2="18.113cm">
          <text:p/>
        </draw:line>
        <draw:line draw:style-name="gr3" draw:text-style-name="P4" draw:layer="layout" svg:x1="7.852cm" svg:y1="8.564cm" svg:x2="7.852cm" svg:y2="10.148cm">
          <text:p/>
        </draw:line>
        <draw:line draw:style-name="gr3" draw:text-style-name="P4" draw:layer="layout" svg:x1="8.325cm" svg:y1="10.634cm" svg:x2="8.325cm" svg:y2="18.113cm">
          <text:p/>
        </draw:line>
        <draw:line draw:style-name="gr3" draw:text-style-name="P4" draw:layer="layout" svg:x1="10.332cm" svg:y1="10.634cm" svg:x2="10.332cm" svg:y2="18.113cm">
          <text:p/>
        </draw:line>
        <draw:line draw:style-name="gr3" draw:text-style-name="P4" draw:layer="layout" svg:x1="12.661cm" svg:y1="8.564cm" svg:x2="12.661cm" svg:y2="10.148cm">
          <text:p/>
        </draw:line>
        <draw:line draw:style-name="gr3" draw:text-style-name="P4" draw:layer="layout" svg:x1="14.358cm" svg:y1="10.634cm" svg:x2="14.358cm" svg:y2="18.113cm">
          <text:p/>
        </draw:line>
        <draw:line draw:style-name="gr31" draw:text-style-name="P4" draw:layer="layout" svg:x1="19.949cm" svg:y1="8.024cm" svg:x2="19.949cm" svg:y2="8.616cm">
          <text:p/>
        </draw:line>
        <draw:line draw:style-name="gr3" draw:text-style-name="P4" draw:layer="layout" svg:x1="19.949cm" svg:y1="8.564cm" svg:x2="19.949cm" svg:y2="10.148cm">
          <text:p/>
        </draw:line>
        <draw:line draw:style-name="gr31" draw:text-style-name="P4" draw:layer="layout" svg:x1="19.949cm" svg:y1="10.095cm" svg:x2="19.949cm" svg:y2="10.687cm">
          <text:p/>
        </draw:line>
        <draw:line draw:style-name="gr3" draw:text-style-name="P4" draw:layer="layout" svg:x1="19.949cm" svg:y1="10.634cm" svg:x2="19.949cm" svg:y2="18.113cm">
          <text:p/>
        </draw:line>
        <draw:frame draw:style-name="gr2" draw:text-style-name="P3" draw:layer="layout" svg:width="2.432cm" svg:height="0.471cm" svg:x="2.004cm" svg:y="7.234cm">
          <draw:text-box>
            <text:p text:style-name="P1"><text:span text:style-name="T4">Класс </text:span><text:span text:style-name="T4">Parse</text:span><text:span text:style-name="T4">r</text:span></text:p>
          </draw:text-box>
        </draw:frame>
        <draw:frame draw:style-name="gr2" draw:text-style-name="P3" draw:layer="layout" svg:width="0.925cm" svg:height="0.471cm" svg:x="1.99cm" svg:y="8.095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8.63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121cm" svg:y="8.63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7.969cm" svg:y="8.63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774cm" svg:y="8.63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3cm" svg:height="0.471cm" svg:x="1.99cm" svg:y="9.139cm">
          <draw:text-box>
            <text:p text:style-name="P1"><text:span text:style-name="T3">mathO</text:span><text:span text:style-name="T3">ps</text:span></text:p>
          </draw:text-box>
        </draw:frame>
        <draw:frame draw:style-name="gr2" draw:text-style-name="P3" draw:layer="layout" svg:width="1.175cm" svg:height="0.471cm" svg:x="6.121cm" svg:y="9.13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3.732cm" svg:height="0.471cm" svg:x="7.969cm" svg:y="9.139cm">
          <draw:text-box>
            <text:p text:style-name="P1"><text:span text:style-name="T3">Hash</text:span><text:span text:style-name="T3">Map&lt;</text:span><text:span text:style-name="T3">Chara</text:span><text:span text:style-name="T3">cter, </text:span></text:p>
          </draw:text-box>
        </draw:frame>
        <draw:frame draw:style-name="gr2" draw:text-style-name="P3" draw:layer="layout" svg:width="1.928cm" svg:height="0.471cm" svg:x="7.969cm" svg:y="9.626cm">
          <draw:text-box>
            <text:p text:style-name="P1"><text:span text:style-name="T3">Operat</text:span><text:span text:style-name="T3">ion&gt;</text:span></text:p>
          </draw:text-box>
        </draw:frame>
        <draw:frame draw:style-name="gr2" draw:text-style-name="P3" draw:layer="layout" svg:width="6.289cm" svg:height="0.471cm" svg:x="12.774cm" svg:y="9.139cm">
          <draw:text-box>
            <text:p text:style-name="P1"><text:span text:style-name="T3">Подде</text:span><text:span text:style-name="T3">ржива</text:span><text:span text:style-name="T3">емые </text:span><text:span text:style-name="T3">матем</text:span><text:span text:style-name="T3">атиче</text:span><text:span text:style-name="T3">ские </text:span></text:p>
          </draw:text-box>
        </draw:frame>
        <draw:frame draw:style-name="gr2" draw:text-style-name="P3" draw:layer="layout" svg:width="1.712cm" svg:height="0.471cm" svg:x="12.774cm" svg:y="9.626cm">
          <draw:text-box>
            <text:p text:style-name="P1"><text:span text:style-name="T3">опера</text:span><text:span text:style-name="T3">ции</text:span></text:p>
          </draw:text-box>
        </draw:frame>
        <draw:frame draw:style-name="gr2" draw:text-style-name="P3" draw:layer="layout" svg:width="1.463cm" svg:height="0.471cm" svg:x="1.99cm" svg:y="10.16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0.70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639cm" svg:y="10.70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442cm" svg:y="10.70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449cm" svg:y="10.70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4.474cm" svg:y="10.70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4.134cm" svg:height="0.471cm" svg:x="1.99cm" svg:y="11.245cm">
          <draw:text-box>
            <text:p text:style-name="P1"><text:span text:style-name="T3">parse</text:span><text:span text:style-name="T3">MathE</text:span><text:span text:style-name="T3">xpress</text:span><text:span text:style-name="T3">ionTo</text:span></text:p>
          </draw:text-box>
        </draw:frame>
        <draw:frame draw:style-name="gr2" draw:text-style-name="P3" draw:layer="layout" svg:width="2.161cm" svg:height="0.471cm" svg:x="1.99cm" svg:y="11.732cm">
          <draw:text-box>
            <text:p text:style-name="P1"><text:span text:style-name="T3">RealN</text:span><text:span text:style-name="T3">umber</text:span></text:p>
          </draw:text-box>
        </draw:frame>
        <draw:frame draw:style-name="gr2" draw:text-style-name="P3" draw:layer="layout" svg:width="1.06cm" svg:height="0.471cm" svg:x="6.639cm" svg:y="11.24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153cm" svg:height="0.471cm" svg:x="8.442cm" svg:y="11.245cm">
          <draw:text-box>
            <text:p text:style-name="P1"><text:span text:style-name="T3">double</text:span></text:p>
          </draw:text-box>
        </draw:frame>
        <draw:frame draw:style-name="gr2" draw:text-style-name="P3" draw:layer="layout" svg:width="2.017cm" svg:height="0.471cm" svg:x="10.449cm" svg:y="11.245cm">
          <draw:text-box>
            <text:p text:style-name="P1"><text:span text:style-name="T3">String </text:span><text:span text:style-name="T3">input</text:span></text:p>
          </draw:text-box>
        </draw:frame>
        <draw:frame draw:style-name="gr2" draw:text-style-name="P3" draw:layer="layout" svg:width="4.333cm" svg:height="0.471cm" svg:x="14.474cm" svg:y="11.245cm">
          <draw:text-box>
            <text:p text:style-name="P1"><text:span text:style-name="T3">Счита</text:span><text:span text:style-name="T3">ет по </text:span><text:span text:style-name="T3">строк</text:span><text:span text:style-name="T3">овому </text:span></text:p>
          </draw:text-box>
        </draw:frame>
        <draw:frame draw:style-name="gr2" draw:text-style-name="P3" draw:layer="layout" svg:width="3.283cm" svg:height="0.471cm" svg:x="14.474cm" svg:y="11.732cm">
          <draw:text-box>
            <text:p text:style-name="P1"><text:span text:style-name="T3">матем</text:span><text:span text:style-name="T3">атиче</text:span><text:span text:style-name="T3">скому </text:span></text:p>
          </draw:text-box>
        </draw:frame>
        <draw:frame draw:style-name="gr2" draw:text-style-name="P3" draw:layer="layout" svg:width="4.972cm" svg:height="0.471cm" svg:x="14.474cm" svg:y="12.219cm">
          <draw:text-box>
            <text:p text:style-name="P1"><text:span text:style-name="T3">выра</text:span><text:span text:style-name="T3">жени</text:span><text:span text:style-name="T3">ю </text:span><text:span text:style-name="T3">вещес</text:span><text:span text:style-name="T3">твенн</text:span><text:span text:style-name="T3">ый </text:span></text:p>
          </draw:text-box>
        </draw:frame>
        <draw:frame draw:style-name="gr2" draw:text-style-name="P3" draw:layer="layout" svg:width="1.746cm" svg:height="0.471cm" svg:x="14.474cm" svg:y="12.706cm">
          <draw:text-box>
            <text:p text:style-name="P1"><text:span text:style-name="T3">резул</text:span><text:span text:style-name="T3">ьтат</text:span></text:p>
          </draw:text-box>
        </draw:frame>
        <draw:frame draw:style-name="gr2" draw:text-style-name="P3" draw:layer="layout" svg:width="3.016cm" svg:height="0.471cm" svg:x="1.99cm" svg:y="13.21cm">
          <draw:text-box>
            <text:p text:style-name="P1"><text:span text:style-name="T3">toPost</text:span><text:span text:style-name="T3">fixNot</text:span><text:span text:style-name="T3">ation</text:span></text:p>
          </draw:text-box>
        </draw:frame>
        <draw:frame draw:style-name="gr2" draw:text-style-name="P3" draw:layer="layout" svg:width="1.175cm" svg:height="0.471cm" svg:x="6.639cm" svg:y="13.2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442cm" svg:y="13.21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638cm" svg:height="0.471cm" svg:x="10.449cm" svg:y="13.21cm">
          <draw:text-box>
            <text:p text:style-name="P1"><text:span text:style-name="T3">Array</text:span><text:span text:style-name="T3">Deque</text:span><text:span text:style-name="T3">&lt;Toke</text:span><text:span text:style-name="T3">n&gt;</text:span></text:p>
          </draw:text-box>
        </draw:frame>
        <draw:frame draw:style-name="gr2" draw:text-style-name="P3" draw:layer="layout" svg:width="1.221cm" svg:height="0.471cm" svg:x="10.449cm" svg:y="13.697cm">
          <draw:text-box>
            <text:p text:style-name="P1"><text:span text:style-name="T3">queue, </text:span></text:p>
          </draw:text-box>
        </draw:frame>
        <draw:frame draw:style-name="gr2" draw:text-style-name="P3" draw:layer="layout" svg:width="3.638cm" svg:height="0.471cm" svg:x="10.449cm" svg:y="14.184cm">
          <draw:text-box>
            <text:p text:style-name="P1"><text:span text:style-name="T3">Array</text:span><text:span text:style-name="T3">Deque</text:span><text:span text:style-name="T3">&lt;Toke</text:span><text:span text:style-name="T3">n&gt;</text:span></text:p>
          </draw:text-box>
        </draw:frame>
        <draw:frame draw:style-name="gr2" draw:text-style-name="P3" draw:layer="layout" svg:width="3.097cm" svg:height="0.471cm" svg:x="10.449cm" svg:y="14.671cm">
          <draw:text-box>
            <text:p text:style-name="P1"><text:span text:style-name="T3">stack, </text:span><text:span text:style-name="T3">String </text:span><text:span text:style-name="T3">input</text:span></text:p>
          </draw:text-box>
        </draw:frame>
        <draw:frame draw:style-name="gr2" draw:text-style-name="P3" draw:layer="layout" svg:width="4.972cm" svg:height="0.471cm" svg:x="14.474cm" svg:y="13.21cm">
          <draw:text-box>
            <text:p text:style-name="P1"><text:span text:style-name="T3">Преоб</text:span><text:span text:style-name="T3">разов</text:span><text:span text:style-name="T3">ывает </text:span><text:span text:style-name="T3">токен</text:span><text:span text:style-name="T3">ы в </text:span></text:p>
          </draw:text-box>
        </draw:frame>
        <draw:frame draw:style-name="gr2" draw:text-style-name="P3" draw:layer="layout" svg:width="3.465cm" svg:height="0.471cm" svg:x="14.474cm" svg:y="13.697cm">
          <draw:text-box>
            <text:p text:style-name="P1"><text:span text:style-name="T3">польс</text:span><text:span text:style-name="T3">кую </text:span><text:span text:style-name="T3">нотац</text:span><text:span text:style-name="T3">ию</text:span></text:p>
          </draw:text-box>
        </draw:frame>
        <draw:frame draw:style-name="gr2" draw:text-style-name="P3" draw:layer="layout" svg:width="2.191cm" svg:height="0.471cm" svg:x="1.99cm" svg:y="15.175cm">
          <draw:text-box>
            <text:p text:style-name="P1"><text:span text:style-name="T3">texTo</text:span><text:span text:style-name="T3">Symp</text:span><text:span text:style-name="T3">y</text:span></text:p>
          </draw:text-box>
        </draw:frame>
        <draw:frame draw:style-name="gr2" draw:text-style-name="P3" draw:layer="layout" svg:width="1.175cm" svg:height="0.471cm" svg:x="6.639cm" svg:y="15.17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442cm" svg:y="15.175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3.384cm" svg:height="0.471cm" svg:x="10.449cm" svg:y="15.175cm">
          <draw:text-box>
            <text:p text:style-name="P1"><text:span text:style-name="T3">List&lt;S</text:span><text:span text:style-name="T3">tring&gt; </text:span><text:span text:style-name="T3">tokens</text:span></text:p>
          </draw:text-box>
        </draw:frame>
        <draw:frame draw:style-name="gr2" draw:text-style-name="P3" draw:layer="layout" svg:width="5.281cm" svg:height="0.471cm" svg:x="14.474cm" svg:y="15.175cm">
          <draw:text-box>
            <text:p text:style-name="P1"><text:span text:style-name="T3">Преоб</text:span><text:span text:style-name="T3">разует </text:span><text:span text:style-name="T3">списо</text:span><text:span text:style-name="T3">к </text:span><text:span text:style-name="T3">токен</text:span><text:span text:style-name="T3">ов </text:span></text:p>
          </draw:text-box>
        </draw:frame>
        <draw:frame draw:style-name="gr2" draw:text-style-name="P3" draw:layer="layout" svg:width="5.014cm" svg:height="0.471cm" svg:x="14.474cm" svg:y="15.662cm">
          <draw:text-box>
            <text:p text:style-name="P1"><text:span text:style-name="T3">в </text:span><text:span text:style-name="T3">выра</text:span><text:span text:style-name="T3">жение </text:span><text:span text:style-name="T3">вещес</text:span><text:span text:style-name="T3">твенн</text:span><text:span text:style-name="T3">ая </text:span></text:p>
          </draw:text-box>
        </draw:frame>
        <draw:frame draw:style-name="gr2" draw:text-style-name="P3" draw:layer="layout" svg:width="4.354cm" svg:height="0.471cm" svg:x="14.474cm" svg:y="16.149cm">
          <draw:text-box>
            <text:p text:style-name="P1"><text:span text:style-name="T3">часть </text:span><text:span text:style-name="T3">+ </text:span><text:span text:style-name="T3">иррац</text:span><text:span text:style-name="T3">ионал</text:span><text:span text:style-name="T3">ьная</text:span></text:p>
          </draw:text-box>
        </draw:frame>
        <draw:frame draw:style-name="gr2" draw:text-style-name="P3" draw:layer="layout" svg:width="3.219cm" svg:height="0.471cm" svg:x="1.99cm" svg:y="16.654cm">
          <draw:text-box>
            <text:p text:style-name="P1"><text:span text:style-name="T3">parseT</text:span><text:span text:style-name="T3">exToS</text:span><text:span text:style-name="T3">ympy</text:span></text:p>
          </draw:text-box>
        </draw:frame>
        <draw:frame draw:style-name="gr2" draw:text-style-name="P3" draw:layer="layout" svg:width="1.175cm" svg:height="0.471cm" svg:x="6.639cm" svg:y="16.65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442cm" svg:y="16.654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1.873cm" svg:height="0.471cm" svg:x="10.449cm" svg:y="16.654cm">
          <draw:text-box>
            <text:p text:style-name="P1"><text:span text:style-name="T3">Strin </text:span><text:span text:style-name="T3">token</text:span></text:p>
          </draw:text-box>
        </draw:frame>
        <draw:frame draw:style-name="gr2" draw:text-style-name="P3" draw:layer="layout" svg:width="2.39cm" svg:height="0.471cm" svg:x="14.474cm" svg:y="16.654cm">
          <draw:text-box>
            <text:p text:style-name="P1"><text:span text:style-name="T3">Преоб</text:span><text:span text:style-name="T3">разует </text:span></text:p>
          </draw:text-box>
        </draw:frame>
        <draw:frame draw:style-name="gr2" draw:text-style-name="P3" draw:layer="layout" svg:width="5.23cm" svg:height="0.471cm" svg:x="14.474cm" svg:y="17.14cm">
          <draw:text-box>
            <text:p text:style-name="P1"><text:span text:style-name="T3">иррац</text:span><text:span text:style-name="T3">ионал</text:span><text:span text:style-name="T3">ьный </text:span><text:span text:style-name="T3">токен </text:span><text:span text:style-name="T3">latex </text:span></text:p>
          </draw:text-box>
        </draw:frame>
        <draw:frame draw:style-name="gr2" draw:text-style-name="P3" draw:layer="layout" svg:width="1.437cm" svg:height="0.471cm" svg:x="14.474cm" svg:y="17.627cm">
          <draw:text-box>
            <text:p text:style-name="P1"><text:span text:style-name="T3">в </text:span><text:span text:style-name="T3">sympy</text:span></text:p>
          </draw:text-box>
        </draw:frame>
        <draw:line draw:style-name="gr31" draw:text-style-name="P4" draw:layer="layout" svg:x1="1.852cm" svg:y1="19.757cm" svg:x2="19.977cm" svg:y2="19.757cm">
          <text:p/>
        </draw:line>
        <draw:line draw:style-name="gr31" draw:text-style-name="P4" draw:layer="layout" svg:x1="1.869cm" svg:y1="20.297cm" svg:x2="19.96cm" svg:y2="20.297cm">
          <text:p/>
        </draw:line>
        <draw:line draw:style-name="gr3" draw:text-style-name="P4" draw:layer="layout" svg:x1="1.869cm" svg:y1="20.819cm" svg:x2="19.96cm" svg:y2="20.819cm">
          <text:p/>
        </draw:line>
        <draw:line draw:style-name="gr3" draw:text-style-name="P4" draw:layer="layout" svg:x1="1.869cm" svg:y1="21.324cm" svg:x2="19.96cm" svg:y2="21.324cm">
          <text:p/>
        </draw:line>
        <draw:line draw:style-name="gr31" draw:text-style-name="P4" draw:layer="layout" svg:x1="1.869cm" svg:y1="21.846cm" svg:x2="19.96cm" svg:y2="21.846cm">
          <text:p/>
        </draw:line>
        <draw:line draw:style-name="gr31" draw:text-style-name="P4" draw:layer="layout" svg:x1="1.869cm" svg:y1="22.385cm" svg:x2="19.96cm" svg:y2="22.385cm">
          <text:p/>
        </draw:line>
        <draw:line draw:style-name="gr31" draw:text-style-name="P4" draw:layer="layout" svg:x1="1.869cm" svg:y1="22.925cm" svg:x2="19.96cm" svg:y2="22.925cm">
          <text:p/>
        </draw:line>
        <draw:line draw:style-name="gr3" draw:text-style-name="P4" draw:layer="layout" svg:x1="1.869cm" svg:y1="23.447cm" svg:x2="19.96cm" svg:y2="23.447cm">
          <text:p/>
        </draw:line>
        <draw:line draw:style-name="gr3" draw:text-style-name="P4" draw:layer="layout" svg:x1="1.869cm" svg:y1="23.952cm" svg:x2="19.96cm" svg:y2="23.952cm">
          <text:p/>
        </draw:line>
        <draw:line draw:style-name="gr31" draw:text-style-name="P4" draw:layer="layout" svg:x1="1.876cm" svg:y1="19.729cm" svg:x2="1.876cm" svg:y2="20.322cm">
          <text:p/>
        </draw:line>
        <draw:line draw:style-name="gr3" draw:text-style-name="P4" draw:layer="layout" svg:x1="1.876cm" svg:y1="20.269cm" svg:x2="1.876cm" svg:y2="21.87cm">
          <text:p/>
        </draw:line>
        <draw:line draw:style-name="gr31" draw:text-style-name="P4" draw:layer="layout" svg:x1="1.876cm" svg:y1="21.817cm" svg:x2="1.876cm" svg:y2="22.41cm">
          <text:p/>
        </draw:line>
        <draw:line draw:style-name="gr3" draw:text-style-name="P4" draw:layer="layout" svg:x1="1.876cm" svg:y1="22.357cm" svg:x2="1.876cm" svg:y2="23.959cm">
          <text:p/>
        </draw:line>
        <draw:line draw:style-name="gr3" draw:text-style-name="P4" draw:layer="layout" svg:x1="6.124cm" svg:y1="20.269cm" svg:x2="6.124cm" svg:y2="21.87cm">
          <text:p/>
        </draw:line>
        <draw:line draw:style-name="gr3" draw:text-style-name="P4" draw:layer="layout" svg:x1="6.653cm" svg:y1="22.357cm" svg:x2="6.653cm" svg:y2="23.959cm">
          <text:p/>
        </draw:line>
        <draw:line draw:style-name="gr3" draw:text-style-name="P4" draw:layer="layout" svg:x1="7.997cm" svg:y1="20.269cm" svg:x2="7.997cm" svg:y2="21.87cm">
          <text:p/>
        </draw:line>
        <draw:line draw:style-name="gr3" draw:text-style-name="P4" draw:layer="layout" svg:x1="8.466cm" svg:y1="22.357cm" svg:x2="8.466cm" svg:y2="23.959cm">
          <text:p/>
        </draw:line>
        <draw:line draw:style-name="gr3" draw:text-style-name="P4" draw:layer="layout" svg:x1="10.473cm" svg:y1="22.357cm" svg:x2="10.473cm" svg:y2="23.959cm">
          <text:p/>
        </draw:line>
        <draw:line draw:style-name="gr3" draw:text-style-name="P4" draw:layer="layout" svg:x1="12.167cm" svg:y1="20.269cm" svg:x2="12.167cm" svg:y2="21.87cm">
          <text:p/>
        </draw:line>
        <draw:line draw:style-name="gr3" draw:text-style-name="P4" draw:layer="layout" svg:x1="13.723cm" svg:y1="22.357cm" svg:x2="13.723cm" svg:y2="23.959cm">
          <text:p/>
        </draw:line>
        <draw:line draw:style-name="gr31" draw:text-style-name="P4" draw:layer="layout" svg:x1="19.949cm" svg:y1="19.729cm" svg:x2="19.949cm" svg:y2="20.322cm">
          <text:p/>
        </draw:line>
        <draw:line draw:style-name="gr3" draw:text-style-name="P4" draw:layer="layout" svg:x1="19.949cm" svg:y1="20.269cm" svg:x2="19.949cm" svg:y2="21.87cm">
          <text:p/>
        </draw:line>
        <draw:line draw:style-name="gr31" draw:text-style-name="P4" draw:layer="layout" svg:x1="19.949cm" svg:y1="21.817cm" svg:x2="19.949cm" svg:y2="22.41cm">
          <text:p/>
        </draw:line>
        <draw:line draw:style-name="gr3" draw:text-style-name="P4" draw:layer="layout" svg:x1="19.949cm" svg:y1="22.357cm" svg:x2="19.949cm" svg:y2="23.959cm">
          <text:p/>
        </draw:line>
        <draw:frame draw:style-name="gr2" draw:text-style-name="P3" draw:layer="layout" svg:width="4.049cm" svg:height="0.471cm" svg:x="2.004cm" svg:y="18.94cm">
          <draw:text-box>
            <text:p text:style-name="P1"><text:span text:style-name="T4">Класс </text:span><text:span text:style-name="T4">Popu</text:span><text:span text:style-name="T4">pMess</text:span><text:span text:style-name="T4">age </text:span></text:p>
          </draw:text-box>
        </draw:frame>
        <draw:frame draw:style-name="gr2" draw:text-style-name="P3" draw:layer="layout" svg:width="0.925cm" svg:height="0.471cm" svg:x="1.99cm" svg:y="19.8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0.3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41cm" svg:y="20.34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114cm" svg:y="20.3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20.3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394cm" svg:height="0.471cm" svg:x="1.99cm" svg:y="20.845cm">
          <draw:text-box>
            <text:p text:style-name="P1"><text:span text:style-name="T3">messa</text:span><text:span text:style-name="T3">geLab</text:span><text:span text:style-name="T3">el</text:span></text:p>
          </draw:text-box>
        </draw:frame>
        <draw:frame draw:style-name="gr2" draw:text-style-name="P3" draw:layer="layout" svg:width="1.175cm" svg:height="0.471cm" svg:x="6.241cm" svg:y="20.84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963cm" svg:height="0.471cm" svg:x="8.114cm" svg:y="20.845cm">
          <draw:text-box>
            <text:p text:style-name="P1"><text:span text:style-name="T3">Label</text:span></text:p>
          </draw:text-box>
        </draw:frame>
        <draw:frame draw:style-name="gr2" draw:text-style-name="P3" draw:layer="layout" svg:width="3.109cm" svg:height="0.471cm" svg:x="12.28cm" svg:y="20.845cm">
          <draw:text-box>
            <text:p text:style-name="P1"><text:span text:style-name="T3">Текст</text:span><text:span text:style-name="T3">овый </text:span><text:span text:style-name="T3">лейбл</text:span></text:p>
          </draw:text-box>
        </draw:frame>
        <draw:frame draw:style-name="gr2" draw:text-style-name="P3" draw:layer="layout" svg:width="1.602cm" svg:height="0.471cm" svg:x="1.99cm" svg:y="21.349cm">
          <draw:text-box>
            <text:p text:style-name="P1"><text:span text:style-name="T3">transiti</text:span><text:span text:style-name="T3">on</text:span></text:p>
          </draw:text-box>
        </draw:frame>
        <draw:frame draw:style-name="gr2" draw:text-style-name="P3" draw:layer="layout" svg:width="1.175cm" svg:height="0.471cm" svg:x="6.241cm" svg:y="21.34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563cm" svg:height="0.471cm" svg:x="8.114cm" svg:y="21.349cm">
          <draw:text-box>
            <text:p text:style-name="P1"><text:span text:style-name="T3">FadeT</text:span><text:span text:style-name="T3">ransiti</text:span><text:span text:style-name="T3">on</text:span></text:p>
          </draw:text-box>
        </draw:frame>
        <draw:frame draw:style-name="gr2" draw:text-style-name="P3" draw:layer="layout" svg:width="1.869cm" svg:height="0.471cm" svg:x="12.28cm" svg:y="21.349cm">
          <draw:text-box>
            <text:p text:style-name="P1"><text:span text:style-name="T3">Аним</text:span><text:span text:style-name="T3">ация</text:span></text:p>
          </draw:text-box>
        </draw:frame>
        <draw:frame draw:style-name="gr2" draw:text-style-name="P3" draw:layer="layout" svg:width="1.463cm" svg:height="0.471cm" svg:x="1.99cm" svg:y="21.889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22.429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22.429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22.429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22.429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22.429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91cm" svg:height="0.471cm" svg:x="1.99cm" svg:y="22.968cm">
          <draw:text-box>
            <text:p text:style-name="P1"><text:span text:style-name="T3">setMe</text:span><text:span text:style-name="T3">ssage</text:span><text:span text:style-name="T3">Label</text:span></text:p>
          </draw:text-box>
        </draw:frame>
        <draw:frame draw:style-name="gr2" draw:text-style-name="P3" draw:layer="layout" svg:width="1.06cm" svg:height="0.471cm" svg:x="6.766cm" svg:y="22.968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22.968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89cm" svg:height="0.471cm" svg:x="10.587cm" svg:y="22.968cm">
          <draw:text-box>
            <text:p text:style-name="P1"><text:span text:style-name="T3">Label </text:span><text:span text:style-name="T3">label</text:span></text:p>
          </draw:text-box>
        </draw:frame>
        <draw:frame draw:style-name="gr2" draw:text-style-name="P3" draw:layer="layout" svg:width="2.961cm" svg:height="0.471cm" svg:x="13.839cm" svg:y="22.968cm">
          <draw:text-box>
            <text:p text:style-name="P1"><text:span text:style-name="T3">Иниц</text:span><text:span text:style-name="T3">иализ</text:span><text:span text:style-name="T3">ация </text:span></text:p>
          </draw:text-box>
        </draw:frame>
        <draw:frame draw:style-name="gr2" draw:text-style-name="P3" draw:layer="layout" svg:width="1.979cm" svg:height="0.471cm" svg:x="1.99cm" svg:y="23.473cm">
          <draw:text-box>
            <text:p text:style-name="P1"><text:span text:style-name="T3">showP</text:span><text:span text:style-name="T3">opup</text:span></text:p>
          </draw:text-box>
        </draw:frame>
        <draw:frame draw:style-name="gr2" draw:text-style-name="P3" draw:layer="layout" svg:width="1.06cm" svg:height="0.471cm" svg:x="6.766cm" svg:y="23.473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23.473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576cm" svg:height="0.471cm" svg:x="10.587cm" svg:y="23.473cm">
          <draw:text-box>
            <text:p text:style-name="P1"><text:span text:style-name="T3">String </text:span><text:span text:style-name="T3">messa</text:span><text:span text:style-name="T3">ge</text:span></text:p>
          </draw:text-box>
        </draw:frame>
        <draw:frame draw:style-name="gr2" draw:text-style-name="P3" draw:layer="layout" svg:width="5.704cm" svg:height="0.471cm" svg:x="13.839cm" svg:y="23.473cm">
          <draw:text-box>
            <text:p text:style-name="P1"><text:span text:style-name="T3">Показ</text:span><text:span text:style-name="T3">ывает </text:span><text:span text:style-name="T3">всплы</text:span><text:span text:style-name="T3">вающ</text:span><text:span text:style-name="T3">ее </text:span><text:span text:style-name="T3">окно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025cm" svg:height="0.471cm" svg:x="2.004cm" svg:y="24.785cm">
          <draw:text-box>
            <text:p text:style-name="P1"><text:span text:style-name="T4">Класс </text:span><text:span text:style-name="T4">Edge</text:span><text:span text:style-name="T4">Data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5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4</text:span></text:p>
          </draw:text-box>
        </draw:frame>
        <draw:line draw:style-name="gr31" draw:text-style-name="P4" draw:layer="layout" svg:x1="1.852cm" svg:y1="2.729cm" svg:x2="19.977cm" svg:y2="2.729cm">
          <text:p/>
        </draw:line>
        <draw:line draw:style-name="gr31" draw:text-style-name="P4" draw:layer="layout" svg:x1="1.869cm" svg:y1="3.268cm" svg:x2="19.96cm" svg:y2="3.268cm">
          <text:p/>
        </draw:line>
        <draw:line draw:style-name="gr3" draw:text-style-name="P4" draw:layer="layout" svg:x1="1.869cm" svg:y1="3.79cm" svg:x2="19.96cm" svg:y2="3.79cm">
          <text:p/>
        </draw:line>
        <draw:line draw:style-name="gr3" draw:text-style-name="P4" draw:layer="layout" svg:x1="1.869cm" svg:y1="4.782cm" svg:x2="19.96cm" svg:y2="4.782cm">
          <text:p/>
        </draw:line>
        <draw:line draw:style-name="gr3" draw:text-style-name="P4" draw:layer="layout" svg:x1="1.869cm" svg:y1="5.286cm" svg:x2="19.96cm" svg:y2="5.286cm">
          <text:p/>
        </draw:line>
        <draw:line draw:style-name="gr3" draw:text-style-name="P4" draw:layer="layout" svg:x1="1.869cm" svg:y1="5.791cm" svg:x2="19.96cm" svg:y2="5.791cm">
          <text:p/>
        </draw:line>
        <draw:line draw:style-name="gr31" draw:text-style-name="P4" draw:layer="layout" svg:x1="1.876cm" svg:y1="2.7cm" svg:x2="1.876cm" svg:y2="3.293cm">
          <text:p/>
        </draw:line>
        <draw:line draw:style-name="gr3" draw:text-style-name="P4" draw:layer="layout" svg:x1="1.876cm" svg:y1="3.24cm" svg:x2="1.876cm" svg:y2="5.798cm">
          <text:p/>
        </draw:line>
        <draw:line draw:style-name="gr3" draw:text-style-name="P4" draw:layer="layout" svg:x1="6.3cm" svg:y1="3.24cm" svg:x2="6.3cm" svg:y2="5.798cm">
          <text:p/>
        </draw:line>
        <draw:line draw:style-name="gr3" draw:text-style-name="P4" draw:layer="layout" svg:x1="8.156cm" svg:y1="3.24cm" svg:x2="8.156cm" svg:y2="5.798cm">
          <text:p/>
        </draw:line>
        <draw:line draw:style-name="gr3" draw:text-style-name="P4" draw:layer="layout" svg:x1="12.322cm" svg:y1="3.24cm" svg:x2="12.322cm" svg:y2="5.798cm">
          <text:p/>
        </draw:line>
        <draw:line draw:style-name="gr31" draw:text-style-name="P4" draw:layer="layout" svg:x1="19.949cm" svg:y1="2.7cm" svg:x2="19.949cm" svg:y2="3.293cm">
          <text:p/>
        </draw:line>
        <draw:line draw:style-name="gr3" draw:text-style-name="P4" draw:layer="layout" svg:x1="19.949cm" svg:y1="3.24cm" svg:x2="19.949cm" svg:y2="5.798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0.925cm" svg:height="0.471cm" svg:x="1.99cm" svg:y="2.77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3.31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3.31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3.31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3.31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23cm" svg:height="0.471cm" svg:x="1.99cm" svg:y="3.816cm">
          <draw:text-box>
            <text:p text:style-name="P1"><text:span text:style-name="T3">from</text:span></text:p>
          </draw:text-box>
        </draw:frame>
        <draw:frame draw:style-name="gr2" draw:text-style-name="P3" draw:layer="layout" svg:width="1.175cm" svg:height="0.471cm" svg:x="6.414cm" svg:y="3.81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273cm" svg:y="3.816cm">
          <draw:text-box>
            <text:p text:style-name="P1"><text:span text:style-name="T3">int</text:span></text:p>
          </draw:text-box>
        </draw:frame>
        <draw:frame draw:style-name="gr2" draw:text-style-name="P3" draw:layer="layout" svg:width="6.78cm" svg:height="0.471cm" svg:x="12.439cm" svg:y="3.816cm">
          <draw:text-box>
            <text:p text:style-name="P1"><text:span text:style-name="T3">Номе</text:span><text:span text:style-name="T3">р </text:span><text:span text:style-name="T3">верш</text:span><text:span text:style-name="T3">ины </text:span><text:span text:style-name="T3">из </text:span><text:span text:style-name="T3">котор</text:span><text:span text:style-name="T3">ой </text:span><text:span text:style-name="T3">выход</text:span><text:span text:style-name="T3">ит </text:span></text:p>
          </draw:text-box>
        </draw:frame>
        <draw:frame draw:style-name="gr2" draw:text-style-name="P3" draw:layer="layout" svg:width="1.039cm" svg:height="0.471cm" svg:x="12.439cm" svg:y="4.303cm">
          <draw:text-box>
            <text:p text:style-name="P1"><text:span text:style-name="T3">ребро</text:span></text:p>
          </draw:text-box>
        </draw:frame>
        <draw:frame draw:style-name="gr2" draw:text-style-name="P3" draw:layer="layout" svg:width="0.422cm" svg:height="0.471cm" svg:x="1.99cm" svg:y="4.807cm">
          <draw:text-box>
            <text:p text:style-name="P1"><text:span text:style-name="T3">to</text:span></text:p>
          </draw:text-box>
        </draw:frame>
        <draw:frame draw:style-name="gr2" draw:text-style-name="P3" draw:layer="layout" svg:width="1.175cm" svg:height="0.471cm" svg:x="6.414cm" svg:y="4.80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273cm" svg:y="4.807cm">
          <draw:text-box>
            <text:p text:style-name="P1"><text:span text:style-name="T3">int</text:span></text:p>
          </draw:text-box>
        </draw:frame>
        <draw:frame draw:style-name="gr2" draw:text-style-name="P3" draw:layer="layout" svg:width="6.852cm" svg:height="0.471cm" svg:x="12.439cm" svg:y="4.807cm">
          <draw:text-box>
            <text:p text:style-name="P1"><text:span text:style-name="T3">Номе</text:span><text:span text:style-name="T3">р </text:span><text:span text:style-name="T3">верш</text:span><text:span text:style-name="T3">ины </text:span><text:span text:style-name="T3">куда </text:span><text:span text:style-name="T3">прихо</text:span><text:span text:style-name="T3">дит </text:span><text:span text:style-name="T3">ребро</text:span></text:p>
          </draw:text-box>
        </draw:frame>
        <draw:frame draw:style-name="gr2" draw:text-style-name="P3" draw:layer="layout" svg:width="0.942cm" svg:height="0.471cm" svg:x="1.99cm" svg:y="5.312cm">
          <draw:text-box>
            <text:p text:style-name="P1"><text:span text:style-name="T3">index</text:span></text:p>
          </draw:text-box>
        </draw:frame>
        <draw:frame draw:style-name="gr2" draw:text-style-name="P3" draw:layer="layout" svg:width="1.175cm" svg:height="0.471cm" svg:x="6.414cm" svg:y="5.31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273cm" svg:y="5.312cm">
          <draw:text-box>
            <text:p text:style-name="P1"><text:span text:style-name="T3">int</text:span></text:p>
          </draw:text-box>
        </draw:frame>
        <draw:frame draw:style-name="gr2" draw:text-style-name="P3" draw:layer="layout" svg:width="5.899cm" svg:height="0.471cm" svg:x="12.439cm" svg:y="5.312cm">
          <draw:text-box>
            <text:p text:style-name="P1"><text:span text:style-name="T3">Инде</text:span><text:span text:style-name="T3">кс </text:span><text:span text:style-name="T3">ориен</text:span><text:span text:style-name="T3">тиров</text:span><text:span text:style-name="T3">анног</text:span><text:span text:style-name="T3">о </text:span><text:span text:style-name="T3">ребра</text:span></text:p>
          </draw:text-box>
        </draw:frame>
        <draw:line draw:style-name="gr31" draw:text-style-name="P4" draw:layer="layout" svg:x1="1.852cm" svg:y1="7.442cm" svg:x2="19.977cm" svg:y2="7.442cm">
          <text:p/>
        </draw:line>
        <draw:line draw:style-name="gr31" draw:text-style-name="P4" draw:layer="layout" svg:x1="1.869cm" svg:y1="7.981cm" svg:x2="19.96cm" svg:y2="7.981cm">
          <text:p/>
        </draw:line>
        <draw:line draw:style-name="gr3" draw:text-style-name="P4" draw:layer="layout" svg:x1="1.869cm" svg:y1="8.504cm" svg:x2="19.96cm" svg:y2="8.504cm">
          <text:p/>
        </draw:line>
        <draw:line draw:style-name="gr3" draw:text-style-name="P4" draw:layer="layout" svg:x1="1.869cm" svg:y1="9.008cm" svg:x2="19.96cm" svg:y2="9.008cm">
          <text:p/>
        </draw:line>
        <draw:line draw:style-name="gr3" draw:text-style-name="P4" draw:layer="layout" svg:x1="1.869cm" svg:y1="9.513cm" svg:x2="19.96cm" svg:y2="9.513cm">
          <text:p/>
        </draw:line>
        <draw:line draw:style-name="gr31" draw:text-style-name="P4" draw:layer="layout" svg:x1="1.876cm" svg:y1="7.414cm" svg:x2="1.876cm" svg:y2="8.006cm">
          <text:p/>
        </draw:line>
        <draw:line draw:style-name="gr3" draw:text-style-name="P4" draw:layer="layout" svg:x1="1.876cm" svg:y1="7.953cm" svg:x2="1.876cm" svg:y2="9.52cm">
          <text:p/>
        </draw:line>
        <draw:line draw:style-name="gr3" draw:text-style-name="P4" draw:layer="layout" svg:x1="6.3cm" svg:y1="7.953cm" svg:x2="6.3cm" svg:y2="9.52cm">
          <text:p/>
        </draw:line>
        <draw:line draw:style-name="gr3" draw:text-style-name="P4" draw:layer="layout" svg:x1="8.156cm" svg:y1="7.953cm" svg:x2="8.156cm" svg:y2="9.52cm">
          <text:p/>
        </draw:line>
        <draw:line draw:style-name="gr3" draw:text-style-name="P4" draw:layer="layout" svg:x1="12.322cm" svg:y1="7.953cm" svg:x2="12.322cm" svg:y2="9.52cm">
          <text:p/>
        </draw:line>
        <draw:line draw:style-name="gr31" draw:text-style-name="P4" draw:layer="layout" svg:x1="19.949cm" svg:y1="7.414cm" svg:x2="19.949cm" svg:y2="8.006cm">
          <text:p/>
        </draw:line>
        <draw:line draw:style-name="gr3" draw:text-style-name="P4" draw:layer="layout" svg:x1="19.949cm" svg:y1="7.953cm" svg:x2="19.949cm" svg:y2="9.52cm">
          <text:p/>
        </draw:line>
        <draw:frame draw:style-name="gr2" draw:text-style-name="P3" draw:layer="layout" svg:width="4.93cm" svg:height="0.471cm" svg:x="2.004cm" svg:y="6.624cm">
          <draw:text-box>
            <text:p text:style-name="P1"><text:span text:style-name="T4">Класс </text:span><text:span text:style-name="T4">Custo</text:span><text:span text:style-name="T4">mFun</text:span><text:span text:style-name="T4">ction</text:span><text:span text:style-name="T4">Dto</text:span></text:p>
          </draw:text-box>
        </draw:frame>
        <draw:frame draw:style-name="gr2" draw:text-style-name="P3" draw:layer="layout" svg:width="0.925cm" svg:height="0.471cm" svg:x="1.99cm" svg:y="7.485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8.02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8.02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8.02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8.02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895cm" svg:height="0.471cm" svg:x="1.99cm" svg:y="8.529cm">
          <draw:text-box>
            <text:p text:style-name="P1"><text:span text:style-name="T3">paths</text:span></text:p>
          </draw:text-box>
        </draw:frame>
        <draw:frame draw:style-name="gr2" draw:text-style-name="P3" draw:layer="layout" svg:width="1.175cm" svg:height="0.471cm" svg:x="6.414cm" svg:y="8.52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174cm" svg:height="0.471cm" svg:x="8.273cm" svg:y="8.529cm">
          <draw:text-box>
            <text:p text:style-name="P1"><text:span text:style-name="T3">List&lt;S</text:span><text:span text:style-name="T3">tring&gt;</text:span></text:p>
          </draw:text-box>
        </draw:frame>
        <draw:frame draw:style-name="gr2" draw:text-style-name="P3" draw:layer="layout" svg:width="3.279cm" svg:height="0.471cm" svg:x="12.439cm" svg:y="8.529cm">
          <draw:text-box>
            <text:p text:style-name="P1"><text:span text:style-name="T3">Длин</text:span><text:span text:style-name="T3">ы </text:span><text:span text:style-name="T3">всех </text:span><text:span text:style-name="T3">путей</text:span></text:p>
          </draw:text-box>
        </draw:frame>
        <draw:frame draw:style-name="gr2" draw:text-style-name="P3" draw:layer="layout" svg:width="1.056cm" svg:height="0.471cm" svg:x="1.99cm" svg:y="9.034cm">
          <draw:text-box>
            <text:p text:style-name="P1"><text:span text:style-name="T3">vertex</text:span></text:p>
          </draw:text-box>
        </draw:frame>
        <draw:frame draw:style-name="gr2" draw:text-style-name="P3" draw:layer="layout" svg:width="1.175cm" svg:height="0.471cm" svg:x="6.414cm" svg:y="9.03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273cm" svg:y="9.034cm">
          <draw:text-box>
            <text:p text:style-name="P1"><text:span text:style-name="T3">int</text:span></text:p>
          </draw:text-box>
        </draw:frame>
        <draw:frame draw:style-name="gr2" draw:text-style-name="P3" draw:layer="layout" svg:width="2.953cm" svg:height="0.471cm" svg:x="12.439cm" svg:y="9.034cm">
          <draw:text-box>
            <text:p text:style-name="P1"><text:span text:style-name="T3">Номе</text:span><text:span text:style-name="T3">р </text:span><text:span text:style-name="T3">верш</text:span><text:span text:style-name="T3">ины</text:span></text:p>
          </draw:text-box>
        </draw:frame>
        <draw:line draw:style-name="gr31" draw:text-style-name="P4" draw:layer="layout" svg:x1="1.852cm" svg:y1="11.164cm" svg:x2="19.977cm" svg:y2="11.164cm">
          <text:p/>
        </draw:line>
        <draw:line draw:style-name="gr31" draw:text-style-name="P4" draw:layer="layout" svg:x1="1.869cm" svg:y1="11.703cm" svg:x2="19.96cm" svg:y2="11.703cm">
          <text:p/>
        </draw:line>
        <draw:line draw:style-name="gr3" draw:text-style-name="P4" draw:layer="layout" svg:x1="1.869cm" svg:y1="12.225cm" svg:x2="19.96cm" svg:y2="12.225cm">
          <text:p/>
        </draw:line>
        <draw:line draw:style-name="gr3" draw:text-style-name="P4" draw:layer="layout" svg:x1="1.869cm" svg:y1="12.73cm" svg:x2="19.96cm" svg:y2="12.73cm">
          <text:p/>
        </draw:line>
        <draw:line draw:style-name="gr3" draw:text-style-name="P4" draw:layer="layout" svg:x1="1.869cm" svg:y1="13.234cm" svg:x2="19.96cm" svg:y2="13.234cm">
          <text:p/>
        </draw:line>
        <draw:line draw:style-name="gr3" draw:text-style-name="P4" draw:layer="layout" svg:x1="1.869cm" svg:y1="13.739cm" svg:x2="19.96cm" svg:y2="13.739cm">
          <text:p/>
        </draw:line>
        <draw:line draw:style-name="gr3" draw:text-style-name="P4" draw:layer="layout" svg:x1="1.869cm" svg:y1="14.243cm" svg:x2="19.96cm" svg:y2="14.243cm">
          <text:p/>
        </draw:line>
        <draw:line draw:style-name="gr3" draw:text-style-name="P4" draw:layer="layout" svg:x1="1.869cm" svg:y1="14.748cm" svg:x2="19.96cm" svg:y2="14.748cm">
          <text:p/>
        </draw:line>
        <draw:line draw:style-name="gr31" draw:text-style-name="P4" draw:layer="layout" svg:x1="1.876cm" svg:y1="11.135cm" svg:x2="1.876cm" svg:y2="11.728cm">
          <text:p/>
        </draw:line>
        <draw:line draw:style-name="gr3" draw:text-style-name="P4" draw:layer="layout" svg:x1="1.876cm" svg:y1="11.675cm" svg:x2="1.876cm" svg:y2="14.755cm">
          <text:p/>
        </draw:line>
        <draw:line draw:style-name="gr3" draw:text-style-name="P4" draw:layer="layout" svg:x1="6.3cm" svg:y1="11.675cm" svg:x2="6.3cm" svg:y2="14.755cm">
          <text:p/>
        </draw:line>
        <draw:line draw:style-name="gr3" draw:text-style-name="P4" draw:layer="layout" svg:x1="8.156cm" svg:y1="11.675cm" svg:x2="8.156cm" svg:y2="14.755cm">
          <text:p/>
        </draw:line>
        <draw:line draw:style-name="gr3" draw:text-style-name="P4" draw:layer="layout" svg:x1="12.322cm" svg:y1="11.675cm" svg:x2="12.322cm" svg:y2="14.755cm">
          <text:p/>
        </draw:line>
        <draw:line draw:style-name="gr31" draw:text-style-name="P4" draw:layer="layout" svg:x1="19.949cm" svg:y1="11.135cm" svg:x2="19.949cm" svg:y2="11.728cm">
          <text:p/>
        </draw:line>
        <draw:line draw:style-name="gr3" draw:text-style-name="P4" draw:layer="layout" svg:x1="19.949cm" svg:y1="11.675cm" svg:x2="19.949cm" svg:y2="14.755cm">
          <text:p/>
        </draw:line>
        <draw:frame draw:style-name="gr2" draw:text-style-name="P3" draw:layer="layout" svg:width="2.906cm" svg:height="0.471cm" svg:x="2.004cm" svg:y="10.346cm">
          <draw:text-box>
            <text:p text:style-name="P1"><text:span text:style-name="T4">Класс </text:span><text:span text:style-name="T4">Ihara</text:span><text:span text:style-name="T4">Dto</text:span></text:p>
          </draw:text-box>
        </draw:frame>
        <draw:frame draw:style-name="gr2" draw:text-style-name="P3" draw:layer="layout" svg:width="0.925cm" svg:height="0.471cm" svg:x="1.99cm" svg:y="11.207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1.74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11.74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11.74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11.74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0.422cm" svg:height="0.471cm" svg:x="1.99cm" svg:y="12.251cm">
          <draw:text-box>
            <text:p text:style-name="P1"><text:span text:style-name="T3">A</text:span></text:p>
          </draw:text-box>
        </draw:frame>
        <draw:frame draw:style-name="gr2" draw:text-style-name="P3" draw:layer="layout" svg:width="1.175cm" svg:height="0.471cm" svg:x="6.414cm" svg:y="12.25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1cm" svg:height="0.471cm" svg:x="8.273cm" svg:y="12.251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3.685cm" svg:height="0.471cm" svg:x="12.439cm" svg:y="12.251cm">
          <draw:text-box>
            <text:p text:style-name="P1"><text:span text:style-name="T3">Матр</text:span><text:span text:style-name="T3">ица </text:span><text:span text:style-name="T3">смеж</text:span><text:span text:style-name="T3">ности</text:span></text:p>
          </draw:text-box>
        </draw:frame>
        <draw:frame draw:style-name="gr2" draw:text-style-name="P3" draw:layer="layout" svg:width="0.422cm" svg:height="0.471cm" svg:x="1.99cm" svg:y="12.755cm">
          <draw:text-box>
            <text:p text:style-name="P1"><text:span text:style-name="T3">W</text:span></text:p>
          </draw:text-box>
        </draw:frame>
        <draw:frame draw:style-name="gr2" draw:text-style-name="P3" draw:layer="layout" svg:width="1.175cm" svg:height="0.471cm" svg:x="6.414cm" svg:y="12.75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598cm" svg:height="0.471cm" svg:x="8.273cm" svg:y="12.755cm">
          <draw:text-box>
            <text:p text:style-name="P1"><text:span text:style-name="T3">String[</text:span><text:span text:style-name="T3">][]</text:span></text:p>
          </draw:text-box>
        </draw:frame>
        <draw:frame draw:style-name="gr2" draw:text-style-name="P3" draw:layer="layout" svg:width="3.791cm" svg:height="0.471cm" svg:x="12.439cm" svg:y="12.755cm">
          <draw:text-box>
            <text:p text:style-name="P1"><text:span text:style-name="T3">Взве</text:span><text:span text:style-name="T3">шенн</text:span><text:span text:style-name="T3">ая </text:span><text:span text:style-name="T3">матри</text:span><text:span text:style-name="T3">ца</text:span></text:p>
          </draw:text-box>
        </draw:frame>
        <draw:frame draw:style-name="gr2" draw:text-style-name="P3" draw:layer="layout" svg:width="0.422cm" svg:height="0.471cm" svg:x="1.99cm" svg:y="13.26cm">
          <draw:text-box>
            <text:p text:style-name="P1"><text:span text:style-name="T3">Q</text:span></text:p>
          </draw:text-box>
        </draw:frame>
        <draw:frame draw:style-name="gr2" draw:text-style-name="P3" draw:layer="layout" svg:width="1.175cm" svg:height="0.471cm" svg:x="6.414cm" svg:y="13.2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1cm" svg:height="0.471cm" svg:x="8.273cm" svg:y="13.26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4.121cm" svg:height="0.471cm" svg:x="12.439cm" svg:y="13.26cm">
          <draw:text-box>
            <text:p text:style-name="P1"><text:span text:style-name="T3">Диаго</text:span><text:span text:style-name="T3">нальн</text:span><text:span text:style-name="T3">ая </text:span><text:span text:style-name="T3">матри</text:span><text:span text:style-name="T3">ца</text:span></text:p>
          </draw:text-box>
        </draw:frame>
        <draw:frame draw:style-name="gr2" draw:text-style-name="P3" draw:layer="layout" svg:width="0.684cm" svg:height="0.471cm" svg:x="1.99cm" svg:y="13.764cm">
          <draw:text-box>
            <text:p text:style-name="P1"><text:span text:style-name="T3">rm1</text:span></text:p>
          </draw:text-box>
        </draw:frame>
        <draw:frame draw:style-name="gr2" draw:text-style-name="P3" draw:layer="layout" svg:width="1.175cm" svg:height="0.471cm" svg:x="6.414cm" svg:y="13.76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451cm" svg:height="0.471cm" svg:x="8.273cm" svg:y="13.764cm">
          <draw:text-box>
            <text:p text:style-name="P1"><text:span text:style-name="T3">int</text:span></text:p>
          </draw:text-box>
        </draw:frame>
        <draw:frame draw:style-name="gr2" draw:text-style-name="P3" draw:layer="layout" svg:width="1.043cm" svg:height="0.471cm" svg:x="12.439cm" svg:y="13.764cm">
          <draw:text-box>
            <text:p text:style-name="P1"><text:span text:style-name="T3">|E|-|V|</text:span></text:p>
          </draw:text-box>
        </draw:frame>
        <draw:frame draw:style-name="gr2" draw:text-style-name="P3" draw:layer="layout" svg:width="1.551cm" svg:height="0.471cm" svg:x="1.99cm" svg:y="14.269cm">
          <draw:text-box>
            <text:p text:style-name="P1"><text:span text:style-name="T3">weight</text:span><text:span text:style-name="T3">ed</text:span></text:p>
          </draw:text-box>
        </draw:frame>
        <draw:frame draw:style-name="gr2" draw:text-style-name="P3" draw:layer="layout" svg:width="1.175cm" svg:height="0.471cm" svg:x="6.414cm" svg:y="14.269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34cm" svg:height="0.471cm" svg:x="8.273cm" svg:y="14.269cm">
          <draw:text-box>
            <text:p text:style-name="P1"><text:span text:style-name="T3">boolea</text:span><text:span text:style-name="T3">n</text:span></text:p>
          </draw:text-box>
        </draw:frame>
        <draw:frame draw:style-name="gr2" draw:text-style-name="P3" draw:layer="layout" svg:width="3.08cm" svg:height="0.471cm" svg:x="12.439cm" svg:y="14.269cm">
          <draw:text-box>
            <text:p text:style-name="P1"><text:span text:style-name="T3">Взве</text:span><text:span text:style-name="T3">шен </text:span><text:span text:style-name="T3">ли </text:span><text:span text:style-name="T3">граф</text:span></text:p>
          </draw:text-box>
        </draw:frame>
        <draw:line draw:style-name="gr31" draw:text-style-name="P4" draw:layer="layout" svg:x1="1.852cm" svg:y1="17.193cm" svg:x2="19.977cm" svg:y2="17.193cm">
          <text:p/>
        </draw:line>
        <draw:line draw:style-name="gr31" draw:text-style-name="P4" draw:layer="layout" svg:x1="1.869cm" svg:y1="17.732cm" svg:x2="19.96cm" svg:y2="17.732cm">
          <text:p/>
        </draw:line>
        <draw:line draw:style-name="gr3" draw:text-style-name="P4" draw:layer="layout" svg:x1="1.869cm" svg:y1="18.254cm" svg:x2="19.96cm" svg:y2="18.254cm">
          <text:p/>
        </draw:line>
        <draw:line draw:style-name="gr3" draw:text-style-name="P4" draw:layer="layout" svg:x1="1.869cm" svg:y1="18.759cm" svg:x2="19.96cm" svg:y2="18.759cm">
          <text:p/>
        </draw:line>
        <draw:line draw:style-name="gr3" draw:text-style-name="P4" draw:layer="layout" svg:x1="1.869cm" svg:y1="19.263cm" svg:x2="19.96cm" svg:y2="19.263cm">
          <text:p/>
        </draw:line>
        <draw:line draw:style-name="gr31" draw:text-style-name="P4" draw:layer="layout" svg:x1="1.876cm" svg:y1="17.164cm" svg:x2="1.876cm" svg:y2="17.757cm">
          <text:p/>
        </draw:line>
        <draw:line draw:style-name="gr3" draw:text-style-name="P4" draw:layer="layout" svg:x1="1.876cm" svg:y1="17.704cm" svg:x2="1.876cm" svg:y2="19.27cm">
          <text:p/>
        </draw:line>
        <draw:line draw:style-name="gr3" draw:text-style-name="P4" draw:layer="layout" svg:x1="6.3cm" svg:y1="17.704cm" svg:x2="6.3cm" svg:y2="19.27cm">
          <text:p/>
        </draw:line>
        <draw:line draw:style-name="gr3" draw:text-style-name="P4" draw:layer="layout" svg:x1="8.156cm" svg:y1="17.704cm" svg:x2="8.156cm" svg:y2="19.27cm">
          <text:p/>
        </draw:line>
        <draw:line draw:style-name="gr3" draw:text-style-name="P4" draw:layer="layout" svg:x1="12.322cm" svg:y1="17.704cm" svg:x2="12.322cm" svg:y2="19.27cm">
          <text:p/>
        </draw:line>
        <draw:line draw:style-name="gr31" draw:text-style-name="P4" draw:layer="layout" svg:x1="19.949cm" svg:y1="17.164cm" svg:x2="19.949cm" svg:y2="17.757cm">
          <text:p/>
        </draw:line>
        <draw:line draw:style-name="gr3" draw:text-style-name="P4" draw:layer="layout" svg:x1="19.949cm" svg:y1="17.704cm" svg:x2="19.949cm" svg:y2="19.27cm">
          <text:p/>
        </draw:line>
        <draw:frame draw:style-name="gr2" draw:text-style-name="P3" draw:layer="layout" svg:width="3.825cm" svg:height="0.471cm" svg:x="2.004cm" svg:y="15.581cm">
          <draw:text-box>
            <text:p text:style-name="P1"><text:span text:style-name="T4">Класс </text:span><text:span text:style-name="T4">Ihara</text:span><text:span text:style-name="T4">Edge</text:span><text:span text:style-name="T4">Dto</text:span></text:p>
          </draw:text-box>
        </draw:frame>
        <draw:frame draw:style-name="gr2" draw:text-style-name="P3" draw:layer="layout" svg:width="0.925cm" svg:height="0.471cm" svg:x="1.99cm" svg:y="17.236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7.775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17.775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17.775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17.775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949cm" svg:height="0.471cm" svg:x="1.99cm" svg:y="18.28cm">
          <draw:text-box>
            <text:p text:style-name="P1"><text:span text:style-name="T3">edge</text:span><text:span text:style-name="T3">Matrix</text:span></text:p>
          </draw:text-box>
        </draw:frame>
        <draw:frame draw:style-name="gr2" draw:text-style-name="P3" draw:layer="layout" svg:width="1.175cm" svg:height="0.471cm" svg:x="6.414cm" svg:y="18.28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1cm" svg:height="0.471cm" svg:x="8.273cm" svg:y="18.28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2.724cm" svg:height="0.471cm" svg:x="12.439cm" svg:y="18.28cm">
          <draw:text-box>
            <text:p text:style-name="P1"><text:span text:style-name="T3">Матр</text:span><text:span text:style-name="T3">ица </text:span><text:span text:style-name="T3">ребер</text:span></text:p>
          </draw:text-box>
        </draw:frame>
        <draw:frame draw:style-name="gr2" draw:text-style-name="P3" draw:layer="layout" svg:width="1.78cm" svg:height="0.471cm" svg:x="1.99cm" svg:y="18.784cm">
          <draw:text-box>
            <text:p text:style-name="P1"><text:span text:style-name="T3">edgeO</text:span><text:span text:style-name="T3">rder</text:span></text:p>
          </draw:text-box>
        </draw:frame>
        <draw:frame draw:style-name="gr2" draw:text-style-name="P3" draw:layer="layout" svg:width="1.175cm" svg:height="0.471cm" svg:x="6.414cm" svg:y="18.78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73cm" svg:y="18.784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5.967cm" svg:height="0.471cm" svg:x="12.439cm" svg:y="18.784cm">
          <draw:text-box>
            <text:p text:style-name="P1"><text:span text:style-name="T3">Слова</text:span><text:span text:style-name="T3">рь </text:span><text:span text:style-name="T3">ориен</text:span><text:span text:style-name="T3">тиров</text:span><text:span text:style-name="T3">анны</text:span><text:span text:style-name="T3">х </text:span><text:span text:style-name="T3">ребер</text:span></text:p>
          </draw:text-box>
        </draw:frame>
        <draw:line draw:style-name="gr31" draw:text-style-name="P4" draw:layer="layout" svg:x1="1.852cm" svg:y1="20.914cm" svg:x2="19.977cm" svg:y2="20.914cm">
          <text:p/>
        </draw:line>
        <draw:line draw:style-name="gr31" draw:text-style-name="P4" draw:layer="layout" svg:x1="1.869cm" svg:y1="21.454cm" svg:x2="19.96cm" svg:y2="21.454cm">
          <text:p/>
        </draw:line>
        <draw:line draw:style-name="gr3" draw:text-style-name="P4" draw:layer="layout" svg:x1="1.869cm" svg:y1="21.976cm" svg:x2="19.96cm" svg:y2="21.976cm">
          <text:p/>
        </draw:line>
        <draw:line draw:style-name="gr3" draw:text-style-name="P4" draw:layer="layout" svg:x1="1.869cm" svg:y1="22.481cm" svg:x2="19.96cm" svg:y2="22.481cm">
          <text:p/>
        </draw:line>
        <draw:line draw:style-name="gr3" draw:text-style-name="P4" draw:layer="layout" svg:x1="1.869cm" svg:y1="22.985cm" svg:x2="19.96cm" svg:y2="22.985cm">
          <text:p/>
        </draw:line>
        <draw:line draw:style-name="gr3" draw:text-style-name="P4" draw:layer="layout" svg:x1="1.869cm" svg:y1="23.49cm" svg:x2="19.96cm" svg:y2="23.49cm">
          <text:p/>
        </draw:line>
        <draw:line draw:style-name="gr3" draw:text-style-name="P4" draw:layer="layout" svg:x1="1.869cm" svg:y1="23.994cm" svg:x2="19.96cm" svg:y2="23.994cm">
          <text:p/>
        </draw:line>
        <draw:line draw:style-name="gr31" draw:text-style-name="P4" draw:layer="layout" svg:x1="1.876cm" svg:y1="20.886cm" svg:x2="1.876cm" svg:y2="21.479cm">
          <text:p/>
        </draw:line>
        <draw:line draw:style-name="gr3" draw:text-style-name="P4" draw:layer="layout" svg:x1="1.876cm" svg:y1="21.426cm" svg:x2="1.876cm" svg:y2="24.001cm">
          <text:p/>
        </draw:line>
        <draw:line draw:style-name="gr3" draw:text-style-name="P4" draw:layer="layout" svg:x1="6.3cm" svg:y1="21.426cm" svg:x2="6.3cm" svg:y2="24.001cm">
          <text:p/>
        </draw:line>
        <draw:line draw:style-name="gr3" draw:text-style-name="P4" draw:layer="layout" svg:x1="8.156cm" svg:y1="21.426cm" svg:x2="8.156cm" svg:y2="24.001cm">
          <text:p/>
        </draw:line>
        <draw:line draw:style-name="gr3" draw:text-style-name="P4" draw:layer="layout" svg:x1="12.322cm" svg:y1="21.426cm" svg:x2="12.322cm" svg:y2="24.001cm">
          <text:p/>
        </draw:line>
        <draw:line draw:style-name="gr31" draw:text-style-name="P4" draw:layer="layout" svg:x1="19.949cm" svg:y1="20.886cm" svg:x2="19.949cm" svg:y2="21.479cm">
          <text:p/>
        </draw:line>
        <draw:line draw:style-name="gr3" draw:text-style-name="P4" draw:layer="layout" svg:x1="19.949cm" svg:y1="21.426cm" svg:x2="19.949cm" svg:y2="24.001cm">
          <text:p/>
        </draw:line>
        <draw:frame draw:style-name="gr2" draw:text-style-name="P3" draw:layer="layout" svg:width="3.753cm" svg:height="0.471cm" svg:x="2.004cm" svg:y="20.097cm">
          <draw:text-box>
            <text:p text:style-name="P1"><text:span text:style-name="T4">Класс </text:span><text:span text:style-name="T4">Ihara</text:span><text:span text:style-name="T4">Path</text:span><text:span text:style-name="T4">Dto</text:span></text:p>
          </draw:text-box>
        </draw:frame>
        <draw:frame draw:style-name="gr2" draw:text-style-name="P3" draw:layer="layout" svg:width="0.925cm" svg:height="0.471cm" svg:x="1.99cm" svg:y="20.957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1.497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414cm" svg:y="21.497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273cm" svg:y="21.497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439cm" svg:y="21.49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949cm" svg:height="0.471cm" svg:x="1.99cm" svg:y="22.002cm">
          <draw:text-box>
            <text:p text:style-name="P1"><text:span text:style-name="T3">edge</text:span><text:span text:style-name="T3">Matrix</text:span></text:p>
          </draw:text-box>
        </draw:frame>
        <draw:frame draw:style-name="gr2" draw:text-style-name="P3" draw:layer="layout" svg:width="1.175cm" svg:height="0.471cm" svg:x="6.414cm" svg:y="22.002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1cm" svg:height="0.471cm" svg:x="8.273cm" svg:y="22.002cm">
          <draw:text-box>
            <text:p text:style-name="P1"><text:span text:style-name="T3">int[][]</text:span></text:p>
          </draw:text-box>
        </draw:frame>
        <draw:frame draw:style-name="gr2" draw:text-style-name="P3" draw:layer="layout" svg:width="2.724cm" svg:height="0.471cm" svg:x="12.439cm" svg:y="22.002cm">
          <draw:text-box>
            <text:p text:style-name="P1"><text:span text:style-name="T3">Матр</text:span><text:span text:style-name="T3">ица </text:span><text:span text:style-name="T3">ребер</text:span></text:p>
          </draw:text-box>
        </draw:frame>
        <draw:frame draw:style-name="gr2" draw:text-style-name="P3" draw:layer="layout" svg:width="1.78cm" svg:height="0.471cm" svg:x="1.99cm" svg:y="22.506cm">
          <draw:text-box>
            <text:p text:style-name="P1"><text:span text:style-name="T3">edgeO</text:span><text:span text:style-name="T3">rder</text:span></text:p>
          </draw:text-box>
        </draw:frame>
        <draw:frame draw:style-name="gr2" draw:text-style-name="P3" draw:layer="layout" svg:width="1.175cm" svg:height="0.471cm" svg:x="6.414cm" svg:y="22.506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73cm" svg:y="22.506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5.967cm" svg:height="0.471cm" svg:x="12.439cm" svg:y="22.506cm">
          <draw:text-box>
            <text:p text:style-name="P1"><text:span text:style-name="T3">Слова</text:span><text:span text:style-name="T3">рь </text:span><text:span text:style-name="T3">ориен</text:span><text:span text:style-name="T3">тиров</text:span><text:span text:style-name="T3">анны</text:span><text:span text:style-name="T3">х </text:span><text:span text:style-name="T3">ребер</text:span></text:p>
          </draw:text-box>
        </draw:frame>
        <draw:frame draw:style-name="gr2" draw:text-style-name="P3" draw:layer="layout" svg:width="2.301cm" svg:height="0.471cm" svg:x="1.99cm" svg:y="23.011cm">
          <draw:text-box>
            <text:p text:style-name="P1"><text:span text:style-name="T3">spanni</text:span><text:span text:style-name="T3">ngTre</text:span><text:span text:style-name="T3">e</text:span></text:p>
          </draw:text-box>
        </draw:frame>
        <draw:frame draw:style-name="gr2" draw:text-style-name="P3" draw:layer="layout" svg:width="1.175cm" svg:height="0.471cm" svg:x="6.414cm" svg:y="23.011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73cm" svg:y="23.011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6.022cm" svg:height="0.471cm" svg:x="12.439cm" svg:y="23.011cm">
          <draw:text-box>
            <text:p text:style-name="P1"><text:span text:style-name="T3">Слова</text:span><text:span text:style-name="T3">рь </text:span><text:span text:style-name="T3">ребер </text:span><text:span text:style-name="T3">в </text:span><text:span text:style-name="T3">остов</text:span><text:span text:style-name="T3">ном </text:span><text:span text:style-name="T3">дерев</text:span><text:span text:style-name="T3">е</text:span></text:p>
          </draw:text-box>
        </draw:frame>
        <draw:frame draw:style-name="gr2" draw:text-style-name="P3" draw:layer="layout" svg:width="2.915cm" svg:height="0.471cm" svg:x="1.99cm" svg:y="23.515cm">
          <draw:text-box>
            <text:p text:style-name="P1"><text:span text:style-name="T3">notSp</text:span><text:span text:style-name="T3">anning</text:span><text:span text:style-name="T3">Tree</text:span></text:p>
          </draw:text-box>
        </draw:frame>
        <draw:frame draw:style-name="gr2" draw:text-style-name="P3" draw:layer="layout" svg:width="1.175cm" svg:height="0.471cm" svg:x="6.414cm" svg:y="23.515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1.039cm" svg:height="0.471cm" svg:x="8.273cm" svg:y="23.515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6.555cm" svg:height="0.471cm" svg:x="12.439cm" svg:y="23.515cm">
          <draw:text-box>
            <text:p text:style-name="P1"><text:span text:style-name="T3">Слова</text:span><text:span text:style-name="T3">рь </text:span><text:span text:style-name="T3">ребер </text:span><text:span text:style-name="T3">вне </text:span><text:span text:style-name="T3">остов</text:span><text:span text:style-name="T3">ного </text:span><text:span text:style-name="T3">дерев</text:span><text:span text:style-name="T3">а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6.009cm" svg:height="0.471cm" svg:x="2.004cm" svg:y="24.827cm">
          <draw:text-box>
            <text:p text:style-name="P1"><text:span text:style-name="T4">Класс </text:span><text:span text:style-name="T4">Ihara</text:span><text:span text:style-name="T4">ZetaF</text:span><text:span text:style-name="T4">unctio</text:span><text:span text:style-name="T4">nServ</text:span><text:span text:style-name="T4">ice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6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5</text:span></text:p>
          </draw:text-box>
        </draw:frame>
        <draw:line draw:style-name="gr31" draw:text-style-name="P4" draw:layer="layout" svg:x1="1.852cm" svg:y1="2.729cm" svg:x2="19.977cm" svg:y2="2.729cm">
          <text:p/>
        </draw:line>
        <draw:line draw:style-name="gr31" draw:text-style-name="P4" draw:layer="layout" svg:x1="1.869cm" svg:y1="3.268cm" svg:x2="19.96cm" svg:y2="3.268cm">
          <text:p/>
        </draw:line>
        <draw:line draw:style-name="gr31" draw:text-style-name="P4" draw:layer="layout" svg:x1="1.869cm" svg:y1="3.808cm" svg:x2="19.96cm" svg:y2="3.808cm">
          <text:p/>
        </draw:line>
        <draw:line draw:style-name="gr3" draw:text-style-name="P4" draw:layer="layout" svg:x1="1.869cm" svg:y1="4.933cm" svg:x2="19.96cm" svg:y2="4.933cm">
          <text:p/>
        </draw:line>
        <draw:line draw:style-name="gr3" draw:text-style-name="P4" draw:layer="layout" svg:x1="1.869cm" svg:y1="5.925cm" svg:x2="19.96cm" svg:y2="5.925cm">
          <text:p/>
        </draw:line>
        <draw:line draw:style-name="gr3" draw:text-style-name="P4" draw:layer="layout" svg:x1="1.869cm" svg:y1="6.916cm" svg:x2="19.96cm" svg:y2="6.916cm">
          <text:p/>
        </draw:line>
        <draw:line draw:style-name="gr3" draw:text-style-name="P4" draw:layer="layout" svg:x1="1.869cm" svg:y1="7.907cm" svg:x2="19.96cm" svg:y2="7.907cm">
          <text:p/>
        </draw:line>
        <draw:line draw:style-name="gr3" draw:text-style-name="P4" draw:layer="layout" svg:x1="1.869cm" svg:y1="8.412cm" svg:x2="19.96cm" svg:y2="8.412cm">
          <text:p/>
        </draw:line>
        <draw:line draw:style-name="gr31" draw:text-style-name="P4" draw:layer="layout" svg:x1="1.876cm" svg:y1="2.7cm" svg:x2="1.876cm" svg:y2="3.293cm">
          <text:p/>
        </draw:line>
        <draw:line draw:style-name="gr3" draw:text-style-name="P4" draw:layer="layout" svg:x1="1.876cm" svg:y1="3.24cm" svg:x2="1.876cm" svg:y2="8.419cm">
          <text:p/>
        </draw:line>
        <draw:line draw:style-name="gr3" draw:text-style-name="P4" draw:layer="layout" svg:x1="6.653cm" svg:y1="3.24cm" svg:x2="6.653cm" svg:y2="8.419cm">
          <text:p/>
        </draw:line>
        <draw:line draw:style-name="gr3" draw:text-style-name="P4" draw:layer="layout" svg:x1="8.466cm" svg:y1="3.24cm" svg:x2="8.466cm" svg:y2="8.419cm">
          <text:p/>
        </draw:line>
        <draw:line draw:style-name="gr3" draw:text-style-name="P4" draw:layer="layout" svg:x1="10.473cm" svg:y1="3.24cm" svg:x2="10.473cm" svg:y2="8.419cm">
          <text:p/>
        </draw:line>
        <draw:line draw:style-name="gr3" draw:text-style-name="P4" draw:layer="layout" svg:x1="13.723cm" svg:y1="3.24cm" svg:x2="13.723cm" svg:y2="8.419cm">
          <text:p/>
        </draw:line>
        <draw:line draw:style-name="gr31" draw:text-style-name="P4" draw:layer="layout" svg:x1="19.949cm" svg:y1="2.7cm" svg:x2="19.949cm" svg:y2="3.293cm">
          <text:p/>
        </draw:line>
        <draw:line draw:style-name="gr3" draw:text-style-name="P4" draw:layer="layout" svg:x1="19.949cm" svg:y1="3.24cm" svg:x2="19.949cm" svg:y2="8.419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463cm" svg:height="0.471cm" svg:x="1.99cm" svg:y="2.772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3.31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3.31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3.31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3.31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3.31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871cm" svg:height="0.471cm" svg:x="1.99cm" svg:y="3.851cm">
          <draw:text-box>
            <text:p text:style-name="P1"><text:span text:style-name="T3">calcul</text:span><text:span text:style-name="T3">ateIhar</text:span><text:span text:style-name="T3">aFunct</text:span><text:span text:style-name="T3">ion</text:span></text:p>
          </draw:text-box>
        </draw:frame>
        <draw:frame draw:style-name="gr2" draw:text-style-name="P3" draw:layer="layout" svg:width="1.06cm" svg:height="0.471cm" svg:x="6.766cm" svg:y="3.851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3.851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709cm" svg:height="0.471cm" svg:x="13.839cm" svg:y="3.851cm">
          <draw:text-box>
            <text:p text:style-name="P1"><text:span text:style-name="T3">Вычи</text:span><text:span text:style-name="T3">сляет </text:span><text:span text:style-name="T3">функ</text:span><text:span text:style-name="T3">цию </text:span><text:span text:style-name="T3">Ихар</text:span><text:span text:style-name="T3">ы на </text:span></text:p>
          </draw:text-box>
        </draw:frame>
        <draw:frame draw:style-name="gr2" draw:text-style-name="P3" draw:layer="layout" svg:width="1.78cm" svg:height="0.471cm" svg:x="13.839cm" svg:y="4.338cm">
          <draw:text-box>
            <text:p text:style-name="P1"><text:span text:style-name="T3">верш</text:span><text:span text:style-name="T3">инах</text:span></text:p>
          </draw:text-box>
        </draw:frame>
        <draw:frame draw:style-name="gr2" draw:text-style-name="P3" draw:layer="layout" svg:width="4.316cm" svg:height="0.471cm" svg:x="1.99cm" svg:y="4.959cm">
          <draw:text-box>
            <text:p text:style-name="P1"><text:span text:style-name="T3">calcul</text:span><text:span text:style-name="T3">ateIhar</text:span><text:span text:style-name="T3">aEdge</text:span><text:span text:style-name="T3">Functi</text:span></text:p>
          </draw:text-box>
        </draw:frame>
        <draw:frame draw:style-name="gr2" draw:text-style-name="P3" draw:layer="layout" svg:width="0.425cm" svg:height="0.471cm" svg:x="1.99cm" svg:y="5.446cm">
          <draw:text-box>
            <text:p text:style-name="P1"><text:span text:style-name="T3">on</text:span></text:p>
          </draw:text-box>
        </draw:frame>
        <draw:frame draw:style-name="gr2" draw:text-style-name="P3" draw:layer="layout" svg:width="1.06cm" svg:height="0.471cm" svg:x="6.766cm" svg:y="4.959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4.959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709cm" svg:height="0.471cm" svg:x="13.839cm" svg:y="4.959cm">
          <draw:text-box>
            <text:p text:style-name="P1"><text:span text:style-name="T3">Вычи</text:span><text:span text:style-name="T3">сляет </text:span><text:span text:style-name="T3">функ</text:span><text:span text:style-name="T3">цию </text:span><text:span text:style-name="T3">Ихар</text:span><text:span text:style-name="T3">ы на </text:span></text:p>
          </draw:text-box>
        </draw:frame>
        <draw:frame draw:style-name="gr2" draw:text-style-name="P3" draw:layer="layout" svg:width="1.225cm" svg:height="0.471cm" svg:x="13.839cm" svg:y="5.446cm">
          <draw:text-box>
            <text:p text:style-name="P1"><text:span text:style-name="T3">ребра</text:span><text:span text:style-name="T3">х</text:span></text:p>
          </draw:text-box>
        </draw:frame>
        <draw:frame draw:style-name="gr2" draw:text-style-name="P3" draw:layer="layout" svg:width="4.413cm" svg:height="0.471cm" svg:x="1.99cm" svg:y="5.95cm">
          <draw:text-box>
            <text:p text:style-name="P1"><text:span text:style-name="T3">calcul</text:span><text:span text:style-name="T3">ateIhar</text:span><text:span text:style-name="T3">aPath</text:span><text:span text:style-name="T3">Functi</text:span><text:span text:style-name="T3">o</text:span></text:p>
          </draw:text-box>
        </draw:frame>
        <draw:frame draw:style-name="gr2" draw:text-style-name="P3" draw:layer="layout" svg:width="0.422cm" svg:height="0.471cm" svg:x="1.99cm" svg:y="6.437cm">
          <draw:text-box>
            <text:p text:style-name="P1"><text:span text:style-name="T3">n</text:span></text:p>
          </draw:text-box>
        </draw:frame>
        <draw:frame draw:style-name="gr2" draw:text-style-name="P3" draw:layer="layout" svg:width="1.06cm" svg:height="0.471cm" svg:x="6.766cm" svg:y="5.9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5.95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709cm" svg:height="0.471cm" svg:x="13.839cm" svg:y="5.95cm">
          <draw:text-box>
            <text:p text:style-name="P1"><text:span text:style-name="T3">Вычи</text:span><text:span text:style-name="T3">сляет </text:span><text:span text:style-name="T3">функ</text:span><text:span text:style-name="T3">цию </text:span><text:span text:style-name="T3">Ихар</text:span><text:span text:style-name="T3">ы на </text:span></text:p>
          </draw:text-box>
        </draw:frame>
        <draw:frame draw:style-name="gr2" draw:text-style-name="P3" draw:layer="layout" svg:width="1.035cm" svg:height="0.471cm" svg:x="13.839cm" svg:y="6.437cm">
          <draw:text-box>
            <text:p text:style-name="P1"><text:span text:style-name="T3">путях</text:span></text:p>
          </draw:text-box>
        </draw:frame>
        <draw:frame draw:style-name="gr2" draw:text-style-name="P3" draw:layer="layout" svg:width="2.186cm" svg:height="0.471cm" svg:x="1.99cm" svg:y="6.942cm">
          <draw:text-box>
            <text:p text:style-name="P1"><text:span text:style-name="T3">constr</text:span><text:span text:style-name="T3">uctDto</text:span></text:p>
          </draw:text-box>
        </draw:frame>
        <draw:frame draw:style-name="gr2" draw:text-style-name="P3" draw:layer="layout" svg:width="1.086cm" svg:height="0.471cm" svg:x="6.766cm" svg:y="6.942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501cm" svg:height="0.471cm" svg:x="8.58cm" svg:y="6.942cm">
          <draw:text-box>
            <text:p text:style-name="P1"><text:span text:style-name="T3">Ihara</text:span><text:span text:style-name="T3">Dto</text:span></text:p>
          </draw:text-box>
        </draw:frame>
        <draw:frame draw:style-name="gr2" draw:text-style-name="P3" draw:layer="layout" svg:width="5.624cm" svg:height="0.471cm" svg:x="13.839cm" svg:y="6.942cm">
          <draw:text-box>
            <text:p text:style-name="P1"><text:span text:style-name="T3">Форм</text:span><text:span text:style-name="T3">ирует </text:span><text:span text:style-name="T3">данн</text:span><text:span text:style-name="T3">ые </text:span><text:span text:style-name="T3">для </text:span><text:span text:style-name="T3">Ихар</text:span><text:span text:style-name="T3">ы </text:span></text:p>
          </draw:text-box>
        </draw:frame>
        <draw:frame draw:style-name="gr2" draw:text-style-name="P3" draw:layer="layout" svg:width="2.301cm" svg:height="0.471cm" svg:x="13.839cm" svg:y="7.428cm">
          <draw:text-box>
            <text:p text:style-name="P1"><text:span text:style-name="T3">на </text:span><text:span text:style-name="T3">верш</text:span><text:span text:style-name="T3">инах</text:span></text:p>
          </draw:text-box>
        </draw:frame>
        <draw:frame draw:style-name="gr2" draw:text-style-name="P3" draw:layer="layout" svg:width="1.34cm" svg:height="0.471cm" svg:x="1.99cm" svg:y="7.933cm">
          <draw:text-box>
            <text:p text:style-name="P1"><text:span text:style-name="T3">validat</text:span><text:span text:style-name="T3">e</text:span></text:p>
          </draw:text-box>
        </draw:frame>
        <draw:frame draw:style-name="gr2" draw:text-style-name="P3" draw:layer="layout" svg:width="1.175cm" svg:height="0.471cm" svg:x="6.766cm" svg:y="7.93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58cm" svg:y="7.933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05cm" svg:height="0.471cm" svg:x="13.839cm" svg:y="7.933cm">
          <draw:text-box>
            <text:p text:style-name="P1"><text:span text:style-name="T3">Валид</text:span><text:span text:style-name="T3">ирует </text:span><text:span text:style-name="T3">граф</text:span></text:p>
          </draw:text-box>
        </draw:frame>
        <draw:line draw:style-name="gr31" draw:text-style-name="P4" draw:layer="layout" svg:x1="1.852cm" svg:y1="10.063cm" svg:x2="19.977cm" svg:y2="10.063cm">
          <text:p/>
        </draw:line>
        <draw:line draw:style-name="gr31" draw:text-style-name="P4" draw:layer="layout" svg:x1="1.869cm" svg:y1="10.603cm" svg:x2="19.96cm" svg:y2="10.603cm">
          <text:p/>
        </draw:line>
        <draw:line draw:style-name="gr31" draw:text-style-name="P4" draw:layer="layout" svg:x1="1.869cm" svg:y1="11.142cm" svg:x2="19.96cm" svg:y2="11.142cm">
          <text:p/>
        </draw:line>
        <draw:line draw:style-name="gr3" draw:text-style-name="P4" draw:layer="layout" svg:x1="1.869cm" svg:y1="12.268cm" svg:x2="19.96cm" svg:y2="12.268cm">
          <text:p/>
        </draw:line>
        <draw:line draw:style-name="gr3" draw:text-style-name="P4" draw:layer="layout" svg:x1="1.869cm" svg:y1="12.772cm" svg:x2="19.96cm" svg:y2="12.772cm">
          <text:p/>
        </draw:line>
        <draw:line draw:style-name="gr31" draw:text-style-name="P4" draw:layer="layout" svg:x1="1.876cm" svg:y1="10.035cm" svg:x2="1.876cm" svg:y2="10.627cm">
          <text:p/>
        </draw:line>
        <draw:line draw:style-name="gr3" draw:text-style-name="P4" draw:layer="layout" svg:x1="1.876cm" svg:y1="10.574cm" svg:x2="1.876cm" svg:y2="12.779cm">
          <text:p/>
        </draw:line>
        <draw:line draw:style-name="gr3" draw:text-style-name="P4" draw:layer="layout" svg:x1="6.653cm" svg:y1="10.574cm" svg:x2="6.653cm" svg:y2="12.779cm">
          <text:p/>
        </draw:line>
        <draw:line draw:style-name="gr3" draw:text-style-name="P4" draw:layer="layout" svg:x1="8.466cm" svg:y1="10.574cm" svg:x2="8.466cm" svg:y2="12.779cm">
          <text:p/>
        </draw:line>
        <draw:line draw:style-name="gr3" draw:text-style-name="P4" draw:layer="layout" svg:x1="10.473cm" svg:y1="10.574cm" svg:x2="10.473cm" svg:y2="12.779cm">
          <text:p/>
        </draw:line>
        <draw:line draw:style-name="gr3" draw:text-style-name="P4" draw:layer="layout" svg:x1="13.723cm" svg:y1="10.574cm" svg:x2="13.723cm" svg:y2="12.779cm">
          <text:p/>
        </draw:line>
        <draw:line draw:style-name="gr31" draw:text-style-name="P4" draw:layer="layout" svg:x1="19.949cm" svg:y1="10.035cm" svg:x2="19.949cm" svg:y2="10.627cm">
          <text:p/>
        </draw:line>
        <draw:line draw:style-name="gr3" draw:text-style-name="P4" draw:layer="layout" svg:x1="19.949cm" svg:y1="10.574cm" svg:x2="19.949cm" svg:y2="12.779cm">
          <text:p/>
        </draw:line>
        <draw:frame draw:style-name="gr2" draw:text-style-name="P3" draw:layer="layout" svg:width="5.586cm" svg:height="0.471cm" svg:x="2.004cm" svg:y="9.245cm">
          <draw:text-box>
            <text:p text:style-name="P1"><text:span text:style-name="T4">Класс </text:span><text:span text:style-name="T4">Custo</text:span><text:span text:style-name="T4">mFun</text:span><text:span text:style-name="T4">ctionS</text:span><text:span text:style-name="T4">ervice</text:span></text:p>
          </draw:text-box>
        </draw:frame>
        <draw:frame draw:style-name="gr2" draw:text-style-name="P3" draw:layer="layout" svg:width="1.463cm" svg:height="0.471cm" svg:x="1.99cm" svg:y="10.10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0.64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10.64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10.64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10.64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10.64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01cm" svg:height="0.471cm" svg:x="1.99cm" svg:y="11.186cm">
          <draw:text-box>
            <text:p text:style-name="P1"><text:span text:style-name="T3">calcul</text:span><text:span text:style-name="T3">ate</text:span></text:p>
          </draw:text-box>
        </draw:frame>
        <draw:frame draw:style-name="gr2" draw:text-style-name="P3" draw:layer="layout" svg:width="1.06cm" svg:height="0.471cm" svg:x="6.766cm" svg:y="11.18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11.186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438cm" svg:height="0.471cm" svg:x="13.839cm" svg:y="11.186cm">
          <draw:text-box>
            <text:p text:style-name="P1"><text:span text:style-name="T3">Вычи</text:span><text:span text:style-name="T3">сляет </text:span><text:span text:style-name="T3">функ</text:span><text:span text:style-name="T3">цию </text:span><text:span text:style-name="T3">на </text:span><text:span text:style-name="T3">путях</text:span></text:p>
          </draw:text-box>
        </draw:frame>
        <draw:frame draw:style-name="gr2" draw:text-style-name="P3" draw:layer="layout" svg:width="1.34cm" svg:height="0.471cm" svg:x="1.99cm" svg:y="12.293cm">
          <draw:text-box>
            <text:p text:style-name="P1"><text:span text:style-name="T3">validat</text:span><text:span text:style-name="T3">e</text:span></text:p>
          </draw:text-box>
        </draw:frame>
        <draw:frame draw:style-name="gr2" draw:text-style-name="P3" draw:layer="layout" svg:width="1.175cm" svg:height="0.471cm" svg:x="6.766cm" svg:y="12.293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58cm" svg:y="12.293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05cm" svg:height="0.471cm" svg:x="13.839cm" svg:y="12.293cm">
          <draw:text-box>
            <text:p text:style-name="P1"><text:span text:style-name="T3">Валид</text:span><text:span text:style-name="T3">ирует </text:span><text:span text:style-name="T3">граф</text:span></text:p>
          </draw:text-box>
        </draw:frame>
        <draw:line draw:style-name="gr31" draw:text-style-name="P4" draw:layer="layout" svg:x1="1.852cm" svg:y1="14.423cm" svg:x2="19.977cm" svg:y2="14.423cm">
          <text:p/>
        </draw:line>
        <draw:line draw:style-name="gr31" draw:text-style-name="P4" draw:layer="layout" svg:x1="1.869cm" svg:y1="14.963cm" svg:x2="19.96cm" svg:y2="14.963cm">
          <text:p/>
        </draw:line>
        <draw:line draw:style-name="gr31" draw:text-style-name="P4" draw:layer="layout" svg:x1="1.869cm" svg:y1="15.503cm" svg:x2="19.96cm" svg:y2="15.503cm">
          <text:p/>
        </draw:line>
        <draw:line draw:style-name="gr3" draw:text-style-name="P4" draw:layer="layout" svg:x1="1.869cm" svg:y1="16.628cm" svg:x2="19.96cm" svg:y2="16.628cm">
          <text:p/>
        </draw:line>
        <draw:line draw:style-name="gr3" draw:text-style-name="P4" draw:layer="layout" svg:x1="1.869cm" svg:y1="17.133cm" svg:x2="19.96cm" svg:y2="17.133cm">
          <text:p/>
        </draw:line>
        <draw:line draw:style-name="gr31" draw:text-style-name="P4" draw:layer="layout" svg:x1="1.876cm" svg:y1="14.395cm" svg:x2="1.876cm" svg:y2="14.988cm">
          <text:p/>
        </draw:line>
        <draw:line draw:style-name="gr3" draw:text-style-name="P4" draw:layer="layout" svg:x1="1.876cm" svg:y1="14.935cm" svg:x2="1.876cm" svg:y2="17.14cm">
          <text:p/>
        </draw:line>
        <draw:line draw:style-name="gr3" draw:text-style-name="P4" draw:layer="layout" svg:x1="6.653cm" svg:y1="14.935cm" svg:x2="6.653cm" svg:y2="17.14cm">
          <text:p/>
        </draw:line>
        <draw:line draw:style-name="gr3" draw:text-style-name="P4" draw:layer="layout" svg:x1="8.466cm" svg:y1="14.935cm" svg:x2="8.466cm" svg:y2="17.14cm">
          <text:p/>
        </draw:line>
        <draw:line draw:style-name="gr3" draw:text-style-name="P4" draw:layer="layout" svg:x1="10.473cm" svg:y1="14.935cm" svg:x2="10.473cm" svg:y2="17.14cm">
          <text:p/>
        </draw:line>
        <draw:line draw:style-name="gr3" draw:text-style-name="P4" draw:layer="layout" svg:x1="13.723cm" svg:y1="14.935cm" svg:x2="13.723cm" svg:y2="17.14cm">
          <text:p/>
        </draw:line>
        <draw:line draw:style-name="gr31" draw:text-style-name="P4" draw:layer="layout" svg:x1="19.949cm" svg:y1="14.395cm" svg:x2="19.949cm" svg:y2="14.988cm">
          <text:p/>
        </draw:line>
        <draw:line draw:style-name="gr3" draw:text-style-name="P4" draw:layer="layout" svg:x1="19.949cm" svg:y1="14.935cm" svg:x2="19.949cm" svg:y2="17.14cm">
          <text:p/>
        </draw:line>
        <draw:frame draw:style-name="gr2" draw:text-style-name="P3" draw:layer="layout" svg:width="4.527cm" svg:height="0.471cm" svg:x="2.004cm" svg:y="13.606cm">
          <draw:text-box>
            <text:p text:style-name="P1"><text:span text:style-name="T4">Класс </text:span><text:span text:style-name="T4">Magn</text:span><text:span text:style-name="T4">itudeS</text:span><text:span text:style-name="T4">ervice</text:span></text:p>
          </draw:text-box>
        </draw:frame>
        <draw:frame draw:style-name="gr2" draw:text-style-name="P3" draw:layer="layout" svg:width="1.463cm" svg:height="0.471cm" svg:x="1.99cm" svg:y="14.466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5.00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15.00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15.00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15.00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15.00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501cm" svg:height="0.471cm" svg:x="1.99cm" svg:y="15.546cm">
          <draw:text-box>
            <text:p text:style-name="P1"><text:span text:style-name="T3">calcul</text:span><text:span text:style-name="T3">ate</text:span></text:p>
          </draw:text-box>
        </draw:frame>
        <draw:frame draw:style-name="gr2" draw:text-style-name="P3" draw:layer="layout" svg:width="1.06cm" svg:height="0.471cm" svg:x="6.766cm" svg:y="15.54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15.546cm">
          <draw:text-box>
            <text:p text:style-name="P1"><text:span text:style-name="T3">void</text:span></text:p>
          </draw:text-box>
        </draw:frame>
        <draw:frame draw:style-name="gr2" draw:text-style-name="P3" draw:layer="layout" svg:width="5.582cm" svg:height="0.471cm" svg:x="13.839cm" svg:y="15.546cm">
          <draw:text-box>
            <text:p text:style-name="P1"><text:span text:style-name="T3">Вычи</text:span><text:span text:style-name="T3">сляет </text:span><text:span text:style-name="T3">функ</text:span><text:span text:style-name="T3">цию </text:span><text:span text:style-name="T3">магни</text:span><text:span text:style-name="T3">туд</text:span></text:p>
          </draw:text-box>
        </draw:frame>
        <draw:frame draw:style-name="gr2" draw:text-style-name="P3" draw:layer="layout" svg:width="1.34cm" svg:height="0.471cm" svg:x="1.99cm" svg:y="16.654cm">
          <draw:text-box>
            <text:p text:style-name="P1"><text:span text:style-name="T3">validat</text:span><text:span text:style-name="T3">e</text:span></text:p>
          </draw:text-box>
        </draw:frame>
        <draw:frame draw:style-name="gr2" draw:text-style-name="P3" draw:layer="layout" svg:width="1.175cm" svg:height="0.471cm" svg:x="6.766cm" svg:y="16.654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0.756cm" svg:height="0.471cm" svg:x="8.58cm" svg:y="16.654cm">
          <draw:text-box>
            <text:p text:style-name="P1"><text:span text:style-name="T3">void</text:span></text:p>
          </draw:text-box>
        </draw:frame>
        <draw:frame draw:style-name="gr2" draw:text-style-name="P3" draw:layer="layout" svg:width="3.105cm" svg:height="0.471cm" svg:x="13.839cm" svg:y="16.654cm">
          <draw:text-box>
            <text:p text:style-name="P1"><text:span text:style-name="T3">Валид</text:span><text:span text:style-name="T3">ирует </text:span><text:span text:style-name="T3">граф</text:span></text:p>
          </draw:text-box>
        </draw:frame>
        <draw:line draw:style-name="gr31" draw:text-style-name="P4" draw:layer="layout" svg:x1="1.852cm" svg:y1="18.769cm" svg:x2="19.977cm" svg:y2="18.769cm">
          <text:p/>
        </draw:line>
        <draw:line draw:style-name="gr31" draw:text-style-name="P4" draw:layer="layout" svg:x1="1.869cm" svg:y1="19.309cm" svg:x2="19.96cm" svg:y2="19.309cm">
          <text:p/>
        </draw:line>
        <draw:line draw:style-name="gr3" draw:text-style-name="P4" draw:layer="layout" svg:x1="1.869cm" svg:y1="19.831cm" svg:x2="19.96cm" svg:y2="19.831cm">
          <text:p/>
        </draw:line>
        <draw:line draw:style-name="gr31" draw:text-style-name="P4" draw:layer="layout" svg:x1="1.869cm" svg:y1="20.353cm" svg:x2="19.96cm" svg:y2="20.353cm">
          <text:p/>
        </draw:line>
        <draw:line draw:style-name="gr31" draw:text-style-name="P4" draw:layer="layout" svg:x1="1.869cm" svg:y1="20.893cm" svg:x2="19.96cm" svg:y2="20.893cm">
          <text:p/>
        </draw:line>
        <draw:line draw:style-name="gr31" draw:text-style-name="P4" draw:layer="layout" svg:x1="1.869cm" svg:y1="21.433cm" svg:x2="19.96cm" svg:y2="21.433cm">
          <text:p/>
        </draw:line>
        <draw:line draw:style-name="gr3" draw:text-style-name="P4" draw:layer="layout" svg:x1="1.869cm" svg:y1="22.929cm" svg:x2="19.96cm" svg:y2="22.929cm">
          <text:p/>
        </draw:line>
        <draw:line draw:style-name="gr3" draw:text-style-name="P4" draw:layer="layout" svg:x1="1.869cm" svg:y1="23.92cm" svg:x2="19.96cm" svg:y2="23.92cm">
          <text:p/>
        </draw:line>
        <draw:line draw:style-name="gr3" draw:text-style-name="P4" draw:layer="layout" svg:x1="1.869cm" svg:y1="25.398cm" svg:x2="19.96cm" svg:y2="25.398cm">
          <text:p/>
        </draw:line>
        <draw:line draw:style-name="gr3" draw:text-style-name="P4" draw:layer="layout" svg:x1="1.869cm" svg:y1="25.903cm" svg:x2="19.96cm" svg:y2="25.903cm">
          <text:p/>
        </draw:line>
        <draw:line draw:style-name="gr31" draw:text-style-name="P4" draw:layer="layout" svg:x1="1.876cm" svg:y1="18.741cm" svg:x2="1.876cm" svg:y2="19.334cm">
          <text:p/>
        </draw:line>
        <draw:line draw:style-name="gr3" draw:text-style-name="P4" draw:layer="layout" svg:x1="1.876cm" svg:y1="19.281cm" svg:x2="1.876cm" svg:y2="20.378cm">
          <text:p/>
        </draw:line>
        <draw:line draw:style-name="gr31" draw:text-style-name="P4" draw:layer="layout" svg:x1="1.876cm" svg:y1="20.325cm" svg:x2="1.876cm" svg:y2="20.918cm">
          <text:p/>
        </draw:line>
        <draw:line draw:style-name="gr3" draw:text-style-name="P4" draw:layer="layout" svg:x1="1.876cm" svg:y1="20.865cm" svg:x2="1.876cm" svg:y2="25.91cm">
          <text:p/>
        </draw:line>
        <draw:line draw:style-name="gr3" draw:text-style-name="P4" draw:layer="layout" svg:x1="6.124cm" svg:y1="19.281cm" svg:x2="6.124cm" svg:y2="20.378cm">
          <text:p/>
        </draw:line>
        <draw:line draw:style-name="gr3" draw:text-style-name="P4" draw:layer="layout" svg:x1="6.653cm" svg:y1="20.865cm" svg:x2="6.653cm" svg:y2="25.91cm">
          <text:p/>
        </draw:line>
        <draw:line draw:style-name="gr3" draw:text-style-name="P4" draw:layer="layout" svg:x1="7.997cm" svg:y1="19.281cm" svg:x2="7.997cm" svg:y2="20.378cm">
          <text:p/>
        </draw:line>
        <draw:line draw:style-name="gr3" draw:text-style-name="P4" draw:layer="layout" svg:x1="8.466cm" svg:y1="20.865cm" svg:x2="8.466cm" svg:y2="25.91cm">
          <text:p/>
        </draw:line>
        <draw:line draw:style-name="gr3" draw:text-style-name="P4" draw:layer="layout" svg:x1="10.473cm" svg:y1="20.865cm" svg:x2="10.473cm" svg:y2="25.91cm">
          <text:p/>
        </draw:line>
        <draw:line draw:style-name="gr3" draw:text-style-name="P4" draw:layer="layout" svg:x1="12.167cm" svg:y1="19.281cm" svg:x2="12.167cm" svg:y2="20.378cm">
          <text:p/>
        </draw:line>
        <draw:line draw:style-name="gr3" draw:text-style-name="P4" draw:layer="layout" svg:x1="13.723cm" svg:y1="20.865cm" svg:x2="13.723cm" svg:y2="25.91cm">
          <text:p/>
        </draw:line>
        <draw:line draw:style-name="gr31" draw:text-style-name="P4" draw:layer="layout" svg:x1="19.949cm" svg:y1="18.741cm" svg:x2="19.949cm" svg:y2="19.334cm">
          <text:p/>
        </draw:line>
        <draw:line draw:style-name="gr3" draw:text-style-name="P4" draw:layer="layout" svg:x1="19.949cm" svg:y1="19.281cm" svg:x2="19.949cm" svg:y2="20.378cm">
          <text:p/>
        </draw:line>
        <draw:line draw:style-name="gr31" draw:text-style-name="P4" draw:layer="layout" svg:x1="19.949cm" svg:y1="20.325cm" svg:x2="19.949cm" svg:y2="20.918cm">
          <text:p/>
        </draw:line>
        <draw:line draw:style-name="gr3" draw:text-style-name="P4" draw:layer="layout" svg:x1="19.949cm" svg:y1="20.865cm" svg:x2="19.949cm" svg:y2="25.91cm">
          <text:p/>
        </draw:line>
        <draw:frame draw:style-name="gr2" draw:text-style-name="P3" draw:layer="layout" svg:width="3.846cm" svg:height="0.471cm" svg:x="2.004cm" svg:y="17.952cm">
          <draw:text-box>
            <text:p text:style-name="P1"><text:span text:style-name="T4">Класс </text:span><text:span text:style-name="T4">Pytho</text:span><text:span text:style-name="T4">nServ</text:span><text:span text:style-name="T4">ice</text:span></text:p>
          </draw:text-box>
        </draw:frame>
        <draw:frame draw:style-name="gr2" draw:text-style-name="P3" draw:layer="layout" svg:width="0.925cm" svg:height="0.471cm" svg:x="1.99cm" svg:y="18.81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9.35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241cm" svg:y="19.352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114cm" svg:y="19.352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19.35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465cm" svg:height="0.471cm" svg:x="1.99cm" svg:y="19.857cm">
          <draw:text-box>
            <text:p text:style-name="P1"><text:span text:style-name="T3">OBJE</text:span><text:span text:style-name="T3">CT_M</text:span><text:span text:style-name="T3">APPE</text:span><text:span text:style-name="T3">R</text:span></text:p>
          </draw:text-box>
        </draw:frame>
        <draw:frame draw:style-name="gr2" draw:text-style-name="P3" draw:layer="layout" svg:width="1.175cm" svg:height="0.471cm" svg:x="6.241cm" svg:y="19.857cm">
          <draw:text-box>
            <text:p text:style-name="P1"><text:span text:style-name="T3">private</text:span></text:p>
          </draw:text-box>
        </draw:frame>
        <draw:frame draw:style-name="gr2" draw:text-style-name="P3" draw:layer="layout" svg:width="2.44cm" svg:height="0.471cm" svg:x="8.114cm" svg:y="19.857cm">
          <draw:text-box>
            <text:p text:style-name="P1"><text:span text:style-name="T3">Object</text:span><text:span text:style-name="T3">Mapp</text:span><text:span text:style-name="T3">er</text:span></text:p>
          </draw:text-box>
        </draw:frame>
        <draw:frame draw:style-name="gr2" draw:text-style-name="P3" draw:layer="layout" svg:width="5.124cm" svg:height="0.471cm" svg:x="12.28cm" svg:y="19.857cm">
          <draw:text-box>
            <text:p text:style-name="P1"><text:span text:style-name="T3">Мапп</text:span><text:span text:style-name="T3">ер </text:span><text:span text:style-name="T3">java-</text:span><text:span text:style-name="T3">объек</text:span><text:span text:style-name="T3">тов в </text:span><text:span text:style-name="T3">json</text:span></text:p>
          </draw:text-box>
        </draw:frame>
        <draw:frame draw:style-name="gr2" draw:text-style-name="P3" draw:layer="layout" svg:width="1.463cm" svg:height="0.471cm" svg:x="1.99cm" svg:y="20.397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20.93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1.357cm" svg:height="0.471cm" svg:x="6.766cm" svg:y="20.936cm">
          <draw:text-box>
            <text:p text:style-name="P1"><text:span text:style-name="T4">Досту</text:span><text:span text:style-name="T4">п</text:span></text:p>
          </draw:text-box>
        </draw:frame>
        <draw:frame draw:style-name="gr2" draw:text-style-name="P3" draw:layer="layout" svg:width="0.777cm" svg:height="0.471cm" svg:x="8.58cm" svg:y="20.93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03cm" svg:height="0.471cm" svg:x="10.587cm" svg:y="20.936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3.839cm" svg:y="20.93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635cm" svg:height="0.471cm" svg:x="1.99cm" svg:y="21.476cm">
          <draw:text-box>
            <text:p text:style-name="P1"><text:span text:style-name="T3">constr</text:span><text:span text:style-name="T3">uctRes</text:span><text:span text:style-name="T3">ult</text:span></text:p>
          </draw:text-box>
        </draw:frame>
        <draw:frame draw:style-name="gr2" draw:text-style-name="P3" draw:layer="layout" svg:width="1.06cm" svg:height="0.471cm" svg:x="6.766cm" svg:y="21.476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21.476cm">
          <draw:text-box>
            <text:p text:style-name="P1"><text:span text:style-name="T3">void</text:span></text:p>
          </draw:text-box>
        </draw:frame>
        <draw:frame draw:style-name="gr2" draw:text-style-name="P3" draw:layer="layout" svg:width="1.987cm" svg:height="0.471cm" svg:x="10.587cm" svg:y="21.476cm">
          <draw:text-box>
            <text:p text:style-name="P1"><text:span text:style-name="T3">Object </text:span><text:span text:style-name="T3">dto, </text:span></text:p>
          </draw:text-box>
        </draw:frame>
        <draw:frame draw:style-name="gr2" draw:text-style-name="P3" draw:layer="layout" svg:width="2.944cm" svg:height="0.471cm" svg:x="10.587cm" svg:y="21.963cm">
          <draw:text-box>
            <text:p text:style-name="P1"><text:span text:style-name="T3">String </text:span><text:span text:style-name="T3">scriptP</text:span><text:span text:style-name="T3">ath,</text:span></text:p>
          </draw:text-box>
        </draw:frame>
        <draw:frame draw:style-name="gr2" draw:text-style-name="P3" draw:layer="layout" svg:width="2.601cm" svg:height="0.471cm" svg:x="10.587cm" svg:y="22.45cm">
          <draw:text-box>
            <text:p text:style-name="P1"><text:span text:style-name="T3">String </text:span><text:span text:style-name="T3">dataPa</text:span><text:span text:style-name="T3">th</text:span></text:p>
          </draw:text-box>
        </draw:frame>
        <draw:frame draw:style-name="gr2" draw:text-style-name="P3" draw:layer="layout" svg:width="5.755cm" svg:height="0.471cm" svg:x="13.839cm" svg:y="21.476cm">
          <draw:text-box>
            <text:p text:style-name="P1"><text:span text:style-name="T3">Запус</text:span><text:span text:style-name="T3">кает </text:span><text:span text:style-name="T3">скрип</text:span><text:span text:style-name="T3">т и </text:span><text:span text:style-name="T3">возвр</text:span><text:span text:style-name="T3">ащает </text:span></text:p>
          </draw:text-box>
        </draw:frame>
        <draw:frame draw:style-name="gr2" draw:text-style-name="P3" draw:layer="layout" svg:width="5.624cm" svg:height="0.471cm" svg:x="13.839cm" svg:y="21.963cm">
          <draw:text-box>
            <text:p text:style-name="P1"><text:span text:style-name="T3">строк</text:span><text:span text:style-name="T3">у </text:span><text:span text:style-name="T3">резул</text:span><text:span text:style-name="T3">ьтата </text:span><text:span text:style-name="T3">вычис</text:span><text:span text:style-name="T3">ления </text:span></text:p>
          </draw:text-box>
        </draw:frame>
        <draw:frame draw:style-name="gr2" draw:text-style-name="P3" draw:layer="layout" svg:width="1.611cm" svg:height="0.471cm" svg:x="13.839cm" svg:y="22.45cm">
          <draw:text-box>
            <text:p text:style-name="P1"><text:span text:style-name="T3">функ</text:span><text:span text:style-name="T3">ции</text:span></text:p>
          </draw:text-box>
        </draw:frame>
        <draw:frame draw:style-name="gr2" draw:text-style-name="P3" draw:layer="layout" svg:width="1.577cm" svg:height="0.471cm" svg:x="1.99cm" svg:y="22.954cm">
          <draw:text-box>
            <text:p text:style-name="P1"><text:span text:style-name="T3">runScr</text:span><text:span text:style-name="T3">ipt</text:span></text:p>
          </draw:text-box>
        </draw:frame>
        <draw:frame draw:style-name="gr2" draw:text-style-name="P3" draw:layer="layout" svg:width="1.06cm" svg:height="0.471cm" svg:x="6.766cm" svg:y="22.95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1.039cm" svg:height="0.471cm" svg:x="8.58cm" svg:y="22.954cm">
          <draw:text-box>
            <text:p text:style-name="P1"><text:span text:style-name="T3">String</text:span></text:p>
          </draw:text-box>
        </draw:frame>
        <draw:frame draw:style-name="gr2" draw:text-style-name="P3" draw:layer="layout" svg:width="1.145cm" svg:height="0.471cm" svg:x="10.587cm" svg:y="22.954cm">
          <draw:text-box>
            <text:p text:style-name="P1"><text:span text:style-name="T3">String </text:span></text:p>
          </draw:text-box>
        </draw:frame>
        <draw:frame draw:style-name="gr2" draw:text-style-name="P3" draw:layer="layout" svg:width="2.212cm" svg:height="0.471cm" svg:x="10.587cm" svg:y="23.441cm">
          <draw:text-box>
            <text:p text:style-name="P1"><text:span text:style-name="T3">pathT</text:span><text:span text:style-name="T3">oScrip</text:span><text:span text:style-name="T3">t</text:span></text:p>
          </draw:text-box>
        </draw:frame>
        <draw:frame draw:style-name="gr2" draw:text-style-name="P3" draw:layer="layout" svg:width="5.908cm" svg:height="0.471cm" svg:x="13.839cm" svg:y="22.954cm">
          <draw:text-box>
            <text:p text:style-name="P1"><text:span text:style-name="T3">Запус</text:span><text:span text:style-name="T3">кает </text:span><text:span text:style-name="T3">скрип</text:span><text:span text:style-name="T3">т по </text:span><text:span text:style-name="T3">указа</text:span><text:span text:style-name="T3">нном</text:span><text:span text:style-name="T3">у</text:span></text:p>
          </draw:text-box>
        </draw:frame>
        <draw:frame draw:style-name="gr2" draw:text-style-name="P3" draw:layer="layout" svg:width="0.857cm" svg:height="0.471cm" svg:x="13.839cm" svg:y="23.441cm">
          <draw:text-box>
            <text:p text:style-name="P1"><text:span text:style-name="T3">пути</text:span></text:p>
          </draw:text-box>
        </draw:frame>
        <draw:frame draw:style-name="gr2" draw:text-style-name="P3" draw:layer="layout" svg:width="2.021cm" svg:height="0.471cm" svg:x="1.99cm" svg:y="23.945cm">
          <draw:text-box>
            <text:p text:style-name="P1"><text:span text:style-name="T3">write</text:span><text:span text:style-name="T3">Matrix</text:span></text:p>
          </draw:text-box>
        </draw:frame>
        <draw:frame draw:style-name="gr2" draw:text-style-name="P3" draw:layer="layout" svg:width="1.06cm" svg:height="0.471cm" svg:x="6.766cm" svg:y="23.945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23.945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28cm" svg:height="0.471cm" svg:x="10.587cm" svg:y="23.945cm">
          <draw:text-box>
            <text:p text:style-name="P1"><text:span text:style-name="T3">List&lt;S</text:span><text:span text:style-name="T3">tring&gt; </text:span></text:p>
          </draw:text-box>
        </draw:frame>
        <draw:frame draw:style-name="gr2" draw:text-style-name="P3" draw:layer="layout" svg:width="2.059cm" svg:height="0.471cm" svg:x="10.587cm" svg:y="24.432cm">
          <draw:text-box>
            <text:p text:style-name="P1"><text:span text:style-name="T3">args, </text:span><text:span text:style-name="T3">String </text:span></text:p>
          </draw:text-box>
        </draw:frame>
        <draw:frame draw:style-name="gr2" draw:text-style-name="P3" draw:layer="layout" svg:width="1.996cm" svg:height="0.471cm" svg:x="10.587cm" svg:y="24.919cm">
          <draw:text-box>
            <text:p text:style-name="P1"><text:span text:style-name="T3">pathT</text:span><text:span text:style-name="T3">oData</text:span></text:p>
          </draw:text-box>
        </draw:frame>
        <draw:frame draw:style-name="gr2" draw:text-style-name="P3" draw:layer="layout" svg:width="5.023cm" svg:height="0.471cm" svg:x="13.839cm" svg:y="23.945cm">
          <draw:text-box>
            <text:p text:style-name="P1"><text:span text:style-name="T3">Запис</text:span><text:span text:style-name="T3">ывает </text:span><text:span text:style-name="T3">матри</text:span><text:span text:style-name="T3">цу в </text:span><text:span text:style-name="T3">файл</text:span></text:p>
          </draw:text-box>
        </draw:frame>
        <draw:frame draw:style-name="gr2" draw:text-style-name="P3" draw:layer="layout" svg:width="2.749cm" svg:height="0.471cm" svg:x="1.99cm" svg:y="25.424cm">
          <draw:text-box>
            <text:p text:style-name="P1"><text:span text:style-name="T3">writeJ</text:span><text:span text:style-name="T3">sonOb</text:span><text:span text:style-name="T3">ject</text:span></text:p>
          </draw:text-box>
        </draw:frame>
        <draw:frame draw:style-name="gr2" draw:text-style-name="P3" draw:layer="layout" svg:width="1.086cm" svg:height="0.471cm" svg:x="6.766cm" svg:y="25.424cm">
          <draw:text-box>
            <text:p text:style-name="P1"><text:span text:style-name="T3">Public</text:span></text:p>
          </draw:text-box>
        </draw:frame>
        <draw:frame draw:style-name="gr2" draw:text-style-name="P3" draw:layer="layout" svg:width="0.756cm" svg:height="0.471cm" svg:x="8.58cm" svg:y="25.424cm">
          <draw:text-box>
            <text:p text:style-name="P1"><text:span text:style-name="T3">void</text:span></text:p>
          </draw:text-box>
        </draw:frame>
        <draw:frame draw:style-name="gr2" draw:text-style-name="P3" draw:layer="layout" svg:width="2.36cm" svg:height="0.471cm" svg:x="10.587cm" svg:y="25.424cm">
          <draw:text-box>
            <text:p text:style-name="P1"><text:span text:style-name="T3">Object </text:span><text:span text:style-name="T3">value,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5.577cm" svg:height="0.471cm" svg:x="13.839cm" svg:y="25.424cm">
          <draw:text-box>
            <text:p text:style-name="P1"><text:span text:style-name="T3">Запис</text:span><text:span text:style-name="T3">ывает </text:span><text:span text:style-name="T3">объек</text:span><text:span text:style-name="T3">т в </text:span><text:span text:style-name="T3">json-</text:span><text:span text:style-name="T3">файл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7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6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3.702cm" svg:x2="19.96cm" svg:y2="3.702cm">
          <text:p/>
        </draw:line>
        <draw:line draw:style-name="gr3" draw:text-style-name="P4" draw:layer="layout" svg:x1="1.876cm" svg:y1="2.7cm" svg:x2="1.876cm" svg:y2="3.709cm">
          <text:p/>
        </draw:line>
        <draw:line draw:style-name="gr3" draw:text-style-name="P4" draw:layer="layout" svg:x1="6.653cm" svg:y1="2.7cm" svg:x2="6.653cm" svg:y2="3.709cm">
          <text:p/>
        </draw:line>
        <draw:line draw:style-name="gr3" draw:text-style-name="P4" draw:layer="layout" svg:x1="8.466cm" svg:y1="2.7cm" svg:x2="8.466cm" svg:y2="3.709cm">
          <text:p/>
        </draw:line>
        <draw:line draw:style-name="gr3" draw:text-style-name="P4" draw:layer="layout" svg:x1="10.473cm" svg:y1="2.7cm" svg:x2="10.473cm" svg:y2="3.709cm">
          <text:p/>
        </draw:line>
        <draw:line draw:style-name="gr3" draw:text-style-name="P4" draw:layer="layout" svg:x1="13.723cm" svg:y1="2.7cm" svg:x2="13.723cm" svg:y2="3.709cm">
          <text:p/>
        </draw:line>
        <draw:line draw:style-name="gr3" draw:text-style-name="P4" draw:layer="layout" svg:x1="19.949cm" svg:y1="2.7cm" svg:x2="19.949cm" svg:y2="3.709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</text:span><text:span text:style-name="T4">U</text:span><text:span text:style-name="T4">.</text:span><text:span text:style-name="T4">1</text:span><text:span text:style-name="T4">7</text:span><text:span text:style-name="T4">7</text:span><text:span text:style-name="T4">0</text:span><text:span text:style-name="T4">1</text:span><text:span text:style-name="T4">7</text:span><text:span text:style-name="T4">2</text:span><text:span text:style-name="T4">9</text:span><text:span text:style-name="T4">.</text:span><text:span text:style-name="T4">1</text:span><text:span text:style-name="T4">0</text:span><text:span text:style-name="T4">.</text:span><text:span text:style-name="T4">0</text:span><text:span text:style-name="T4">3</text:span><text:span text:style-name="T4">-</text:span><text:span text:style-name="T4">0</text:span><text:span text:style-name="T4">1</text:span><text:span text:style-name="T4"> </text:span><text:span text:style-name="T4">8</text:span><text:span text:style-name="T4">1</text:span><text:span text:style-name="T4"> </text:span><text:span text:style-name="T4">0</text:span><text:span text:style-name="T4">1</text:span><text:span text:style-name="T4">-</text:span><text:span text:style-name="T4">1</text:span></text:p>
          </draw:text-box>
        </draw:frame>
        <draw:frame draw:style-name="gr2" draw:text-style-name="P3" draw:layer="layout" svg:width="1.145cm" svg:height="0.471cm" svg:x="10.587cm" svg:y="2.736cm">
          <draw:text-box>
            <text:p text:style-name="P1"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2" draw:text-style-name="P3" draw:layer="layout" svg:width="1.996cm" svg:height="0.471cm" svg:x="10.587cm" svg:y="3.223cm">
          <draw:text-box>
            <text:p text:style-name="P1"><text:span text:style-name="T3">pathToData</text:span></text:p>
          </draw:text-box>
        </draw:frame>
        <draw:frame draw:style-name="gr2" draw:text-style-name="P3" draw:layer="layout" svg:width="13.354cm" svg:height="0.471cm" svg:x="4.332cm" svg:y="5.344cm">
          <draw:text-box>
            <text:p text:style-name="P1"><text:span text:style-name="T4">iha</text:span><text:span text:style-name="T4">ra.</text:span><text:span text:style-name="T4">py, </text:span><text:span text:style-name="T4">cus</text:span><text:span text:style-name="T4">tom</text:span><text:span text:style-name="T4">.py, </text:span><text:span text:style-name="T4">iha</text:span><text:span text:style-name="T4">ra_</text:span><text:span text:style-name="T4">edg</text:span><text:span text:style-name="T4">e.p</text:span><text:span text:style-name="T4">y, </text:span><text:span text:style-name="T4">iha</text:span><text:span text:style-name="T4">ra_</text:span><text:span text:style-name="T4">pat</text:span><text:span text:style-name="T4">h.p</text:span><text:span text:style-name="T4">y, </text:span><text:span text:style-name="T4">ma</text:span><text:span text:style-name="T4">gnit</text:span><text:span text:style-name="T4">ude</text:span><text:span text:style-name="T4">.py, </text:span><text:span text:style-name="T4">util</text:span><text:span text:style-name="T4">s.p</text:span><text:span text:style-name="T4">y</text:span></text:p>
          </draw:text-box>
        </draw:frame>
        <draw:line draw:style-name="gr31" draw:text-style-name="P4" draw:layer="layout" svg:x1="1.852cm" svg:y1="8.571cm" svg:x2="19.977cm" svg:y2="8.571cm">
          <text:p/>
        </draw:line>
        <draw:line draw:style-name="gr31" draw:text-style-name="P4" draw:layer="layout" svg:x1="1.869cm" svg:y1="9.11cm" svg:x2="19.96cm" svg:y2="9.11cm">
          <text:p/>
        </draw:line>
        <draw:line draw:style-name="gr3" draw:text-style-name="P4" draw:layer="layout" svg:x1="1.869cm" svg:y1="9.632cm" svg:x2="19.96cm" svg:y2="9.632cm">
          <text:p/>
        </draw:line>
        <draw:line draw:style-name="gr3" draw:text-style-name="P4" draw:layer="layout" svg:x1="1.869cm" svg:y1="10.137cm" svg:x2="19.96cm" svg:y2="10.137cm">
          <text:p/>
        </draw:line>
        <draw:line draw:style-name="gr3" draw:text-style-name="P4" draw:layer="layout" svg:x1="1.869cm" svg:y1="11.128cm" svg:x2="19.96cm" svg:y2="11.128cm">
          <text:p/>
        </draw:line>
        <draw:line draw:style-name="gr3" draw:text-style-name="P4" draw:layer="layout" svg:x1="1.869cm" svg:y1="12.12cm" svg:x2="19.96cm" svg:y2="12.12cm">
          <text:p/>
        </draw:line>
        <draw:line draw:style-name="gr3" draw:text-style-name="P4" draw:layer="layout" svg:x1="1.869cm" svg:y1="13.111cm" svg:x2="19.96cm" svg:y2="13.111cm">
          <text:p/>
        </draw:line>
        <draw:line draw:style-name="gr3" draw:text-style-name="P4" draw:layer="layout" svg:x1="1.869cm" svg:y1="14.102cm" svg:x2="19.96cm" svg:y2="14.102cm">
          <text:p/>
        </draw:line>
        <draw:line draw:style-name="gr3" draw:text-style-name="P4" draw:layer="layout" svg:x1="1.869cm" svg:y1="15.093cm" svg:x2="19.96cm" svg:y2="15.093cm">
          <text:p/>
        </draw:line>
        <draw:line draw:style-name="gr3" draw:text-style-name="P4" draw:layer="layout" svg:x1="1.869cm" svg:y1="16.085cm" svg:x2="19.96cm" svg:y2="16.085cm">
          <text:p/>
        </draw:line>
        <draw:line draw:style-name="gr3" draw:text-style-name="P4" draw:layer="layout" svg:x1="1.869cm" svg:y1="17.076cm" svg:x2="19.96cm" svg:y2="17.076cm">
          <text:p/>
        </draw:line>
        <draw:line draw:style-name="gr3" draw:text-style-name="P4" draw:layer="layout" svg:x1="1.869cm" svg:y1="17.581cm" svg:x2="19.96cm" svg:y2="17.581cm">
          <text:p/>
        </draw:line>
        <draw:line draw:style-name="gr3" draw:text-style-name="P4" draw:layer="layout" svg:x1="1.869cm" svg:y1="18.085cm" svg:x2="19.96cm" svg:y2="18.085cm">
          <text:p/>
        </draw:line>
        <draw:line draw:style-name="gr3" draw:text-style-name="P4" draw:layer="layout" svg:x1="1.869cm" svg:y1="18.59cm" svg:x2="19.96cm" svg:y2="18.59cm">
          <text:p/>
        </draw:line>
        <draw:line draw:style-name="gr3" draw:text-style-name="P4" draw:layer="layout" svg:x1="1.869cm" svg:y1="19.094cm" svg:x2="19.96cm" svg:y2="19.094cm">
          <text:p/>
        </draw:line>
        <draw:line draw:style-name="gr3" draw:text-style-name="P4" draw:layer="layout" svg:x1="1.869cm" svg:y1="19.598cm" svg:x2="19.96cm" svg:y2="19.598cm">
          <text:p/>
        </draw:line>
        <draw:line draw:style-name="gr31" draw:text-style-name="P4" draw:layer="layout" svg:x1="1.876cm" svg:y1="8.542cm" svg:x2="1.876cm" svg:y2="9.135cm">
          <text:p/>
        </draw:line>
        <draw:line draw:style-name="gr3" draw:text-style-name="P4" draw:layer="layout" svg:x1="1.876cm" svg:y1="9.082cm" svg:x2="1.876cm" svg:y2="19.606cm">
          <text:p/>
        </draw:line>
        <draw:line draw:style-name="gr3" draw:text-style-name="P4" draw:layer="layout" svg:x1="6.124cm" svg:y1="9.082cm" svg:x2="6.124cm" svg:y2="19.606cm">
          <text:p/>
        </draw:line>
        <draw:line draw:style-name="gr3" draw:text-style-name="P4" draw:layer="layout" svg:x1="12.167cm" svg:y1="9.082cm" svg:x2="12.167cm" svg:y2="19.606cm">
          <text:p/>
        </draw:line>
        <draw:line draw:style-name="gr31" draw:text-style-name="P4" draw:layer="layout" svg:x1="19.949cm" svg:y1="8.542cm" svg:x2="19.949cm" svg:y2="9.135cm">
          <text:p/>
        </draw:line>
        <draw:line draw:style-name="gr3" draw:text-style-name="P4" draw:layer="layout" svg:x1="19.949cm" svg:y1="9.082cm" svg:x2="19.949cm" svg:y2="19.606cm">
          <text:p/>
        </draw:line>
        <draw:frame draw:style-name="gr2" draw:text-style-name="P3" draw:layer="layout" svg:width="10.128cm" svg:height="0.471cm" svg:x="2.004cm" svg:y="6.959cm">
          <draw:text-box>
            <text:p text:style-name="P1"><text:span text:style-name="T4">ih</text:span><text:span text:style-name="T4">ar</text:span><text:span text:style-name="T4">a.</text:span><text:span text:style-name="T4">p</text:span><text:span text:style-name="T4">y </text:span><text:span text:style-name="T4">– </text:span><text:span text:style-name="T4">в</text:span><text:span text:style-name="T4">ы</text:span><text:span text:style-name="T4">ч</text:span><text:span text:style-name="T4">и</text:span><text:span text:style-name="T4">с</text:span><text:span text:style-name="T4">л</text:span><text:span text:style-name="T4">е</text:span><text:span text:style-name="T4">н</text:span><text:span text:style-name="T4">и</text:span><text:span text:style-name="T4">е 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и </text:span><text:span text:style-name="T4">И</text:span><text:span text:style-name="T4">х</text:span><text:span text:style-name="T4">а</text:span><text:span text:style-name="T4">р</text:span><text:span text:style-name="T4">ы </text:span><text:span text:style-name="T4">н</text:span><text:span text:style-name="T4">а </text:span><text:span text:style-name="T4">в</text:span><text:span text:style-name="T4">е</text:span><text:span text:style-name="T4">р</text:span><text:span text:style-name="T4">ш</text:span><text:span text:style-name="T4">и</text:span><text:span text:style-name="T4">н</text:span><text:span text:style-name="T4">а</text:span><text:span text:style-name="T4">х</text:span></text:p>
          </draw:text-box>
        </draw:frame>
        <draw:frame draw:style-name="gr2" draw:text-style-name="P3" draw:layer="layout" svg:width="0.925cm" svg:height="0.471cm" svg:x="1.99cm" svg:y="8.614cm">
          <draw:text-box>
            <text:p text:style-name="P1"><text:span text:style-name="T3">П</text:span><text:span text:style-name="T3">о</text:span><text:span text:style-name="T3">л</text:span><text:span text:style-name="T3">я</text:span></text:p>
          </draw:text-box>
        </draw:frame>
        <draw:frame draw:style-name="gr2" draw:text-style-name="P3" draw:layer="layout" svg:width="0.849cm" svg:height="0.471cm" svg:x="1.99cm" svg:y="9.154cm">
          <draw:text-box>
            <text:p text:style-name="P1"><text:span text:style-name="T4">И</text:span><text:span text:style-name="T4">м</text:span><text:span text:style-name="T4">я</text:span></text:p>
          </draw:text-box>
        </draw:frame>
        <draw:frame draw:style-name="gr2" draw:text-style-name="P3" draw:layer="layout" svg:width="0.777cm" svg:height="0.471cm" svg:x="6.241cm" svg:y="9.154cm">
          <draw:text-box>
            <text:p text:style-name="P1"><text:span text:style-name="T4">Т</text:span><text:span text:style-name="T4">и</text:span><text:span text:style-name="T4">п</text:span></text:p>
          </draw:text-box>
        </draw:frame>
        <draw:frame draw:style-name="gr2" draw:text-style-name="P3" draw:layer="layout" svg:width="2.271cm" svg:height="0.471cm" svg:x="12.28cm" svg:y="9.154cm">
          <draw:text-box>
            <text:p text:style-name="P1"><text:span text:style-name="T4">Н</text:span><text:span text:style-name="T4">а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е</text:span></text:p>
          </draw:text-box>
        </draw:frame>
        <draw:frame draw:style-name="gr2" draw:text-style-name="P3" draw:layer="layout" svg:width="3.596cm" svg:height="0.471cm" svg:x="1.99cm" svg:y="9.658cm">
          <draw:text-box>
            <text:p text:style-name="P1"><text:span text:style-name="T3">D</text:span><text:span text:style-name="T3">A</text:span><text:span text:style-name="T3">T</text:span><text:span text:style-name="T3">A</text:span><text:span text:style-name="T3">_</text:span><text:span text:style-name="T3">F</text:span><text:span text:style-name="T3">I</text:span><text:span text:style-name="T3">L</text:span><text:span text:style-name="T3">E</text:span><text:span text:style-name="T3">_</text:span><text:span text:style-name="T3">P</text:span><text:span text:style-name="T3">A</text:span><text:span text:style-name="T3">T</text:span><text:span text:style-name="T3">H</text:span></text:p>
          </draw:text-box>
        </draw:frame>
        <draw:frame draw:style-name="gr2" draw:text-style-name="P3" draw:layer="layout" svg:width="0.425cm" svg:height="0.471cm" svg:x="6.241cm" svg:y="9.658cm">
          <draw:text-box>
            <text:p text:style-name="P1"><text:span text:style-name="T3">str</text:span></text:p>
          </draw:text-box>
        </draw:frame>
        <draw:frame draw:style-name="gr2" draw:text-style-name="P3" draw:layer="layout" svg:width="4.468cm" svg:height="0.471cm" svg:x="12.28cm" svg:y="9.658cm">
          <draw:text-box>
            <text:p text:style-name="P1"><text:span text:style-name="T3">Путь </text:span><text:span text:style-name="T3">к </text:span><text:span text:style-name="T3">файл</text:span><text:span text:style-name="T3">у с </text:span><text:span text:style-name="T3">данн</text:span><text:span text:style-name="T3">ыми</text:span></text:p>
          </draw:text-box>
        </draw:frame>
        <draw:frame draw:style-name="gr2" draw:text-style-name="P3" draw:layer="layout" svg:width="3.791cm" svg:height="0.471cm" svg:x="1.99cm" svg:y="10.162cm">
          <draw:text-box>
            <text:p text:style-name="P1"><text:span text:style-name="T3">SAMP</text:span><text:span text:style-name="T3">LE_FI</text:span><text:span text:style-name="T3">LE_P</text:span><text:span text:style-name="T3">AT</text:span></text:p>
          </draw:text-box>
        </draw:frame>
        <draw:frame draw:style-name="gr2" draw:text-style-name="P3" draw:layer="layout" svg:width="0.422cm" svg:height="0.471cm" svg:x="1.99cm" svg:y="10.649cm">
          <draw:text-box>
            <text:p text:style-name="P1"><text:span text:style-name="T3">H</text:span></text:p>
          </draw:text-box>
        </draw:frame>
        <draw:frame draw:style-name="gr2" draw:text-style-name="P3" draw:layer="layout" svg:width="0.425cm" svg:height="0.471cm" svg:x="6.241cm" svg:y="10.162cm">
          <draw:text-box>
            <text:p text:style-name="P1"><text:span text:style-name="T3">str</text:span></text:p>
          </draw:text-box>
        </draw:frame>
        <draw:frame draw:style-name="gr2" draw:text-style-name="P3" draw:layer="layout" svg:width="7.178cm" svg:height="0.471cm" svg:x="12.28cm" svg:y="10.162cm">
          <draw:text-box>
            <text:p text:style-name="P1"><text:span text:style-name="T3">Путь к файлу с шаблоном </text:span><text:span text:style-name="T3">файла-ответа</text:span></text:p>
          </draw:text-box>
        </draw:frame>
        <draw:frame draw:style-name="gr2" draw:text-style-name="P3" draw:layer="layout" svg:width="1.979cm" svg:height="0.471cm" svg:x="1.99cm" svg:y="11.154cm">
          <draw:text-box>
            <text:p text:style-name="P1"><text:span text:style-name="T3">A</text:span><text:span text:style-name="T3">_</text:span><text:span text:style-name="T3">P</text:span><text:span text:style-name="T3">R</text:span><text:span text:style-name="T3">E</text:span><text:span text:style-name="T3">F</text:span><text:span text:style-name="T3">I</text:span><text:span text:style-name="T3">X</text:span></text:p>
          </draw:text-box>
        </draw:frame>
        <draw:frame draw:style-name="gr2" draw:text-style-name="P3" draw:layer="layout" svg:width="0.425cm" svg:height="0.471cm" svg:x="6.241cm" svg:y="11.154cm">
          <draw:text-box>
            <text:p text:style-name="P1"><text:span text:style-name="T3">s</text:span><text:span text:style-name="T3">t</text:span><text:span text:style-name="T3">r</text:span></text:p>
          </draw:text-box>
        </draw:frame>
        <draw:frame draw:style-name="gr2" draw:text-style-name="P3" draw:layer="layout" svg:width="6.97cm" svg:height="0.471cm" svg:x="12.28cm" svg:y="11.154cm">
          <draw:text-box>
            <text:p text:style-name="P1"><text:span text:style-name="T3">П</text:span><text:span text:style-name="T3">р</text:span><text:span text:style-name="T3">е</text:span><text:span text:style-name="T3">ф</text:span><text:span text:style-name="T3">и</text:span><text:span text:style-name="T3">к</text:span><text:span text:style-name="T3">с</text:span><text:span text:style-name="T3"> </text:span><text:span text:style-name="T3">с</text:span><text:span text:style-name="T3">т</text:span><text:span text:style-name="T3">р</text:span><text:span text:style-name="T3">о</text:span><text:span text:style-name="T3">к</text:span><text:span text:style-name="T3">и</text:span><text:span text:style-name="T3"> </text:span><text:span text:style-name="T3">д</text:span><text:span text:style-name="T3">л</text:span><text:span text:style-name="T3">я</text:span><text:span text:style-name="T3"> </text:span><text:span text:style-name="T3">в</text:span><text:span text:style-name="T3">с</text:span><text:span text:style-name="T3">т</text:span><text:span text:style-name="T3">а</text:span><text:span text:style-name="T3">в</text:span><text:span text:style-name="T3">к</text:span><text:span text:style-name="T3">и</text:span><text:span text:style-name="T3"> </text:span><text:span text:style-name="T3">м</text:span><text:span text:style-name="T3">а</text:span><text:span text:style-name="T3">т</text:span><text:span text:style-name="T3">р</text:span><text:span text:style-name="T3">и</text:span><text:span text:style-name="T3">ц</text:span><text:span text:style-name="T3">ы</text:span><text:span text:style-name="T3"> </text:span></text:p>
          </draw:text-box>
        </draw:frame>
        <draw:frame draw:style-name="gr2" draw:text-style-name="P3" draw:layer="layout" svg:width="1.975cm" svg:height="0.471cm" svg:x="12.28cm" svg:y="11.641cm">
          <draw:text-box>
            <text:p text:style-name="P1"><text:span text:style-name="T3">с</text:span><text:span text:style-name="T3">м</text:span><text:span text:style-name="T3">е</text:span><text:span text:style-name="T3">ж</text:span><text:span text:style-name="T3">н</text:span><text:span text:style-name="T3">о</text:span><text:span text:style-name="T3">с</text:span><text:span text:style-name="T3">т</text:span><text:span text:style-name="T3">и</text:span></text:p>
          </draw:text-box>
        </draw:frame>
        <draw:frame draw:style-name="gr2" draw:text-style-name="P3" draw:layer="layout" svg:width="2.072cm" svg:height="0.471cm" svg:x="1.99cm" svg:y="12.145cm">
          <draw:text-box>
            <text:p text:style-name="P1"><text:span text:style-name="T3">W</text:span><text:span text:style-name="T3">_</text:span><text:span text:style-name="T3">P</text:span><text:span text:style-name="T3">R</text:span><text:span text:style-name="T3">E</text:span><text:span text:style-name="T3">F</text:span><text:span text:style-name="T3">I</text:span><text:span text:style-name="T3">X</text:span></text:p>
          </draw:text-box>
        </draw:frame>
        <draw:frame draw:style-name="gr2" draw:text-style-name="P3" draw:layer="layout" svg:width="0.425cm" svg:height="0.471cm" svg:x="6.241cm" svg:y="12.145cm">
          <draw:text-box>
            <text:p text:style-name="P1"><text:span text:style-name="T3">s</text:span><text:span text:style-name="T3">t</text:span><text:span text:style-name="T3">r</text:span></text:p>
          </draw:text-box>
        </draw:frame>
        <draw:frame draw:style-name="gr2" draw:text-style-name="P3" draw:layer="layout" svg:width="6.97cm" svg:height="0.471cm" svg:x="12.28cm" svg:y="12.145cm">
          <draw:text-box>
            <text:p text:style-name="P1"><text:span text:style-name="T3">Префикс строки для вставки матрицы </text:span></text:p>
          </draw:text-box>
        </draw:frame>
        <draw:frame draw:style-name="gr2" draw:text-style-name="P3" draw:layer="layout" svg:width="0.984cm" svg:height="0.471cm" svg:x="12.28cm" svg:y="12.632cm">
          <draw:text-box>
            <text:p text:style-name="P1"><text:span text:style-name="T3">весов</text:span></text:p>
          </draw:text-box>
        </draw:frame>
        <draw:frame draw:style-name="gr2" draw:text-style-name="P3" draw:layer="layout" svg:width="1.979cm" svg:height="0.471cm" svg:x="1.99cm" svg:y="13.136cm">
          <draw:text-box>
            <text:p text:style-name="P1"><text:span text:style-name="T3">Q_PREFIX</text:span></text:p>
          </draw:text-box>
        </draw:frame>
        <draw:frame draw:style-name="gr2" draw:text-style-name="P3" draw:layer="layout" svg:width="0.425cm" svg:height="0.471cm" svg:x="6.241cm" svg:y="13.136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13.136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frame draw:style-name="gr2" draw:text-style-name="P3" draw:layer="layout" svg:width="4.206cm" svg:height="0.471cm" svg:x="12.28cm" svg:y="13.623cm">
          <draw:text-box>
            <text:p text:style-name="P1"><text:span text:style-name="T3">диагональной </text:span><text:span text:style-name="T3">матрицы</text:span></text:p>
          </draw:text-box>
        </draw:frame>
        <draw:frame draw:style-name="gr2" draw:text-style-name="P3" draw:layer="layout" svg:width="2.495cm" svg:height="0.471cm" svg:x="1.99cm" svg:y="14.128cm">
          <draw:text-box>
            <text:p text:style-name="P1"><text:span text:style-name="T3">DET_PREFIX</text:span></text:p>
          </draw:text-box>
        </draw:frame>
        <draw:frame draw:style-name="gr2" draw:text-style-name="P3" draw:layer="layout" svg:width="0.425cm" svg:height="0.471cm" svg:x="6.241cm" svg:y="14.128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14.128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frame draw:style-name="gr2" draw:text-style-name="P3" draw:layer="layout" svg:width="2.462cm" svg:height="0.471cm" svg:x="12.28cm" svg:y="14.615cm">
          <draw:text-box>
            <text:p text:style-name="P1"><text:span text:style-name="T3">определител</text:span><text:span text:style-name="T3">я</text:span></text:p>
          </draw:text-box>
        </draw:frame>
        <draw:frame draw:style-name="gr2" draw:text-style-name="P3" draw:layer="layout" svg:width="2.423cm" svg:height="0.471cm" svg:x="1.99cm" svg:y="15.119cm">
          <draw:text-box>
            <text:p text:style-name="P1"><text:span text:style-name="T3">INV_PREFIX</text:span></text:p>
          </draw:text-box>
        </draw:frame>
        <draw:frame draw:style-name="gr2" draw:text-style-name="P3" draw:layer="layout" svg:width="0.425cm" svg:height="0.471cm" svg:x="6.241cm" svg:y="15.119cm">
          <draw:text-box>
            <text:p text:style-name="P1"><text:span text:style-name="T3">str</text:span></text:p>
          </draw:text-box>
        </draw:frame>
        <draw:frame draw:style-name="gr2" draw:text-style-name="P3" draw:layer="layout" svg:width="7.059cm" svg:height="0.471cm" svg:x="12.28cm" svg:y="15.119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обрат</text:span><text:span text:style-name="T3">ной </text:span></text:p>
          </draw:text-box>
        </draw:frame>
        <draw:frame draw:style-name="gr2" draw:text-style-name="P3" draw:layer="layout" svg:width="1.611cm" svg:height="0.471cm" svg:x="12.28cm" svg:y="15.606cm">
          <draw:text-box>
            <text:p text:style-name="P1"><text:span text:style-name="T3">функции</text:span></text:p>
          </draw:text-box>
        </draw:frame>
        <draw:frame draw:style-name="gr2" draw:text-style-name="P3" draw:layer="layout" svg:width="2.453cm" svg:height="0.471cm" svg:x="1.99cm" svg:y="16.11cm">
          <draw:text-box>
            <text:p text:style-name="P1"><text:span text:style-name="T3">RES_PR</text:span><text:span text:style-name="T3">EFIX</text:span></text:p>
          </draw:text-box>
        </draw:frame>
        <draw:frame draw:style-name="gr2" draw:text-style-name="P3" draw:layer="layout" svg:width="0.425cm" svg:height="0.471cm" svg:x="6.241cm" svg:y="16.11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16.11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frame draw:style-name="gr2" draw:text-style-name="P3" draw:layer="layout" svg:width="4.798cm" svg:height="0.471cm" svg:x="12.28cm" svg:y="16.597cm">
          <draw:text-box>
            <text:p text:style-name="P1"><text:span text:style-name="T3">результир</text:span><text:span text:style-name="T3">ующей </text:span><text:span text:style-name="T3">функции</text:span></text:p>
          </draw:text-box>
        </draw:frame>
        <draw:frame draw:style-name="gr2" draw:text-style-name="P3" draw:layer="layout" svg:width="0.422cm" svg:height="0.471cm" svg:x="1.99cm" svg:y="17.102cm">
          <draw:text-box>
            <text:p text:style-name="P1"><text:span text:style-name="T3">A</text:span></text:p>
          </draw:text-box>
        </draw:frame>
        <draw:frame draw:style-name="gr2" draw:text-style-name="P3" draw:layer="layout" svg:width="0.468cm" svg:height="0.471cm" svg:x="6.241cm" svg:y="17.102cm">
          <draw:text-box>
            <text:p text:style-name="P1"><text:span text:style-name="T3">arr</text:span></text:p>
          </draw:text-box>
        </draw:frame>
        <draw:frame draw:style-name="gr2" draw:text-style-name="P3" draw:layer="layout" svg:width="7.148cm" svg:height="0.471cm" svg:x="12.28cm" svg:y="17.102cm">
          <draw:text-box>
            <text:p text:style-name="P1"><text:span text:style-name="T3">Матри</text:span><text:span text:style-name="T3">ца </text:span><text:span text:style-name="T3">смежн</text:span><text:span text:style-name="T3">ости </text:span><text:span text:style-name="T3">или </text:span><text:span text:style-name="T3">матриц</text:span><text:span text:style-name="T3">а весов</text:span></text:p>
          </draw:text-box>
        </draw:frame>
        <draw:frame draw:style-name="gr2" draw:text-style-name="P3" draw:layer="layout" svg:width="0.422cm" svg:height="0.471cm" svg:x="1.99cm" svg:y="17.606cm">
          <draw:text-box>
            <text:p text:style-name="P1"><text:span text:style-name="T3">Q</text:span></text:p>
          </draw:text-box>
        </draw:frame>
        <draw:frame draw:style-name="gr2" draw:text-style-name="P3" draw:layer="layout" svg:width="0.468cm" svg:height="0.471cm" svg:x="6.241cm" svg:y="17.606cm">
          <draw:text-box>
            <text:p text:style-name="P1"><text:span text:style-name="T3">arr</text:span></text:p>
          </draw:text-box>
        </draw:frame>
        <draw:frame draw:style-name="gr2" draw:text-style-name="P3" draw:layer="layout" svg:width="4.121cm" svg:height="0.471cm" svg:x="12.28cm" svg:y="17.606cm">
          <draw:text-box>
            <text:p text:style-name="P1"><text:span text:style-name="T3">Диагональна</text:span><text:span text:style-name="T3">я матрица</text:span></text:p>
          </draw:text-box>
        </draw:frame>
        <draw:frame draw:style-name="gr2" draw:text-style-name="P3" draw:layer="layout" svg:width="0.684cm" svg:height="0.471cm" svg:x="1.99cm" svg:y="18.111cm">
          <draw:text-box>
            <text:p text:style-name="P1"><text:span text:style-name="T3">r</text:span><text:span text:style-name="T3">m</text:span><text:span text:style-name="T3">1</text:span></text:p>
          </draw:text-box>
        </draw:frame>
        <draw:frame draw:style-name="gr2" draw:text-style-name="P3" draw:layer="layout" svg:width="0.451cm" svg:height="0.471cm" svg:x="6.241cm" svg:y="18.111cm">
          <draw:text-box>
            <text:p text:style-name="P1"><text:span text:style-name="T3">i</text:span><text:span text:style-name="T3">n</text:span><text:span text:style-name="T3">t</text:span></text:p>
          </draw:text-box>
        </draw:frame>
        <draw:frame draw:style-name="gr2" draw:text-style-name="P3" draw:layer="layout" svg:width="1.043cm" svg:height="0.471cm" svg:x="12.28cm" svg:y="18.111cm">
          <draw:text-box>
            <text:p text:style-name="P1"><text:span text:style-name="T3">|</text:span><text:span text:style-name="T3">E</text:span><text:span text:style-name="T3">|</text:span><text:span text:style-name="T3">-</text:span><text:span text:style-name="T3">|</text:span><text:span text:style-name="T3">V</text:span><text:span text:style-name="T3">|</text:span></text:p>
          </draw:text-box>
        </draw:frame>
        <draw:frame draw:style-name="gr2" draw:text-style-name="P3" draw:layer="layout" svg:width="1.551cm" svg:height="0.471cm" svg:x="1.99cm" svg:y="18.615cm">
          <draw:text-box>
            <text:p text:style-name="P1"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e</text:span><text:span text:style-name="T3">d</text:span></text:p>
          </draw:text-box>
        </draw:frame>
        <draw:frame draw:style-name="gr2" draw:text-style-name="P3" draw:layer="layout" svg:width="0.756cm" svg:height="0.471cm" svg:x="6.241cm" svg:y="18.615cm">
          <draw:text-box>
            <text:p text:style-name="P1"><text:span text:style-name="T3">b</text:span><text:span text:style-name="T3">o</text:span><text:span text:style-name="T3">o</text:span><text:span text:style-name="T3">l</text:span></text:p>
          </draw:text-box>
        </draw:frame>
        <draw:frame draw:style-name="gr2" draw:text-style-name="P3" draw:layer="layout" svg:width="5.319cm" svg:height="0.471cm" svg:x="12.28cm" svg:y="18.615cm">
          <draw:text-box>
            <text:p text:style-name="P1"><text:span text:style-name="T3">П</text:span><text:span text:style-name="T3">р</text:span><text:span text:style-name="T3">и</text:span><text:span text:style-name="T3">з</text:span><text:span text:style-name="T3">н</text:span><text:span text:style-name="T3">а</text:span><text:span text:style-name="T3">к</text:span><text:span text:style-name="T3"> </text:span><text:span text:style-name="T3">в</text:span><text:span text:style-name="T3">з</text:span><text:span text:style-name="T3">в</text:span><text:span text:style-name="T3">е</text:span><text:span text:style-name="T3">ш</text:span><text:span text:style-name="T3">е</text:span><text:span text:style-name="T3">н</text:span><text:span text:style-name="T3">н</text:span><text:span text:style-name="T3">о</text:span><text:span text:style-name="T3">с</text:span><text:span text:style-name="T3">т</text:span><text:span text:style-name="T3">и</text:span><text:span text:style-name="T3"> </text:span><text:span text:style-name="T3">г</text:span><text:span text:style-name="T3">р</text:span><text:span text:style-name="T3">а</text:span><text:span text:style-name="T3">ф</text:span><text:span text:style-name="T3">а</text:span></text:p>
          </draw:text-box>
        </draw:frame>
        <draw:frame draw:style-name="gr2" draw:text-style-name="P3" draw:layer="layout" svg:width="0.422cm" svg:height="0.471cm" svg:x="1.99cm" svg:y="19.119cm">
          <draw:text-box>
            <text:p text:style-name="P1"><text:span text:style-name="T3">u</text:span></text:p>
          </draw:text-box>
        </draw:frame>
        <draw:frame draw:style-name="gr2" draw:text-style-name="P3" draw:layer="layout" svg:width="1.251cm" svg:height="0.471cm" svg:x="6.241cm" svg:y="19.119cm">
          <draw:text-box>
            <text:p text:style-name="P1"><text:span text:style-name="T3">symbol</text:span></text:p>
          </draw:text-box>
        </draw:frame>
        <draw:line draw:style-name="gr31" draw:text-style-name="P4" draw:layer="layout" svg:x1="1.852cm" svg:y1="20.427cm" svg:x2="19.977cm" svg:y2="20.427cm">
          <text:p/>
        </draw:line>
        <draw:line draw:style-name="gr31" draw:text-style-name="P4" draw:layer="layout" svg:x1="1.869cm" svg:y1="20.967cm" svg:x2="19.96cm" svg:y2="20.967cm">
          <text:p/>
        </draw:line>
        <draw:line draw:style-name="gr31" draw:text-style-name="P4" draw:layer="layout" svg:x1="1.869cm" svg:y1="21.507cm" svg:x2="19.96cm" svg:y2="21.507cm">
          <text:p/>
        </draw:line>
        <draw:line draw:style-name="gr3" draw:text-style-name="P4" draw:layer="layout" svg:x1="1.869cm" svg:y1="23.976cm" svg:x2="19.96cm" svg:y2="23.976cm">
          <text:p/>
        </draw:line>
        <draw:line draw:style-name="gr3" draw:text-style-name="P4" draw:layer="layout" svg:x1="1.869cm" svg:y1="25.941cm" svg:x2="19.96cm" svg:y2="25.941cm">
          <text:p/>
        </draw:line>
        <draw:line draw:style-name="gr31" draw:text-style-name="P4" draw:layer="layout" svg:x1="1.876cm" svg:y1="20.399cm" svg:x2="1.876cm" svg:y2="20.992cm">
          <text:p/>
        </draw:line>
        <draw:line draw:style-name="gr3" draw:text-style-name="P4" draw:layer="layout" svg:x1="1.876cm" svg:y1="20.939cm" svg:x2="1.876cm" svg:y2="25.948cm">
          <text:p/>
        </draw:line>
        <draw:line draw:style-name="gr3" draw:text-style-name="P4" draw:layer="layout" svg:x1="5.845cm" svg:y1="20.939cm" svg:x2="5.845cm" svg:y2="25.948cm">
          <text:p/>
        </draw:line>
        <draw:line draw:style-name="gr3" draw:text-style-name="P4" draw:layer="layout" svg:x1="9.655cm" svg:y1="20.939cm" svg:x2="9.655cm" svg:y2="25.948cm">
          <text:p/>
        </draw:line>
        <draw:line draw:style-name="gr3" draw:text-style-name="P4" draw:layer="layout" svg:x1="12.83cm" svg:y1="20.939cm" svg:x2="12.83cm" svg:y2="25.948cm">
          <text:p/>
        </draw:line>
        <draw:line draw:style-name="gr31" draw:text-style-name="P4" draw:layer="layout" svg:x1="19.949cm" svg:y1="20.399cm" svg:x2="19.949cm" svg:y2="20.992cm">
          <text:p/>
        </draw:line>
        <draw:line draw:style-name="gr3" draw:text-style-name="P4" draw:layer="layout" svg:x1="19.949cm" svg:y1="20.939cm" svg:x2="19.949cm" svg:y2="25.948cm">
          <text:p/>
        </draw:line>
        <draw:frame draw:style-name="gr2" draw:text-style-name="P3" draw:layer="layout" svg:width="4.908cm" svg:height="0.471cm" svg:x="12.28cm" svg:y="19.119cm">
          <draw:text-box>
            <text:p text:style-name="P1"><text:span text:style-name="T3">Симв</text:span><text:span text:style-name="T3">ол-</text:span><text:span text:style-name="T3">аргум</text:span><text:span text:style-name="T3">ент </text:span><text:span text:style-name="T3">функ</text:span><text:span text:style-name="T3">ции</text:span></text:p>
          </draw:text-box>
        </draw:frame>
        <draw:frame draw:style-name="gr2" draw:text-style-name="P3" draw:layer="layout" svg:width="1.463cm" svg:height="0.471cm" svg:x="1.99cm" svg:y="20.471cm">
          <draw:text-box>
            <text:p text:style-name="P1"><text:span text:style-name="T3">Методы</text:span></text:p>
          </draw:text-box>
        </draw:frame>
        <draw:frame draw:style-name="gr2" draw:text-style-name="P3" draw:layer="layout" svg:width="0.849cm" svg:height="0.471cm" svg:x="1.99cm" svg:y="21.0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21.01cm">
          <draw:text-box>
            <text:p text:style-name="P1"><text:span text:style-name="T4">Воз</text:span><text:span text:style-name="T4">вра</text:span><text:span text:style-name="T4">щае</text:span><text:span text:style-name="T4">т</text:span></text:p>
          </draw:text-box>
        </draw:frame>
        <draw:frame draw:style-name="gr2" draw:text-style-name="P3" draw:layer="layout" svg:width="2.203cm" svg:height="0.471cm" svg:x="9.768cm" svg:y="21.01cm">
          <draw:text-box>
            <text:p text:style-name="P1"><text:span text:style-name="T4">Аргум</text:span><text:span text:style-name="T4">енты</text:span></text:p>
          </draw:text-box>
        </draw:frame>
        <draw:frame draw:style-name="gr2" draw:text-style-name="P3" draw:layer="layout" svg:width="2.271cm" svg:height="0.471cm" svg:x="12.943cm" svg:y="21.01cm">
          <draw:text-box>
            <text:p text:style-name="P1"><text:span text:style-name="T4">Наз</text:span><text:span text:style-name="T4">нач</text:span><text:span text:style-name="T4">ение</text:span></text:p>
          </draw:text-box>
        </draw:frame>
        <draw:frame draw:style-name="gr2" draw:text-style-name="P3" draw:layer="layout" svg:width="1.64cm" svg:height="0.471cm" svg:x="1.99cm" svg:y="21.55cm">
          <draw:text-box>
            <text:p text:style-name="P1"><text:span text:style-name="T3">read</text:span><text:span text:style-name="T3">_dat</text:span><text:span text:style-name="T3">a</text:span></text:p>
          </draw:text-box>
        </draw:frame>
        <draw:frame draw:style-name="gr2" draw:text-style-name="P3" draw:layer="layout" svg:width="5.831cm" svg:height="0.471cm" svg:x="12.943cm" svg:y="21.55cm">
          <draw:text-box>
            <text:p text:style-name="P1"><text:span text:style-name="T3">Читает </text:span><text:span text:style-name="T3">данные из </text:span><text:span text:style-name="T3">json файла — </text:span></text:p>
          </draw:text-box>
        </draw:frame>
        <draw:frame draw:style-name="gr2" draw:text-style-name="P3" draw:layer="layout" svg:width="6.106cm" svg:height="0.471cm" svg:x="12.943cm" svg:y="22.037cm">
          <draw:text-box>
            <text:p text:style-name="P1"><text:span text:style-name="T3">м</text:span><text:span text:style-name="T3">а</text:span><text:span text:style-name="T3">т</text:span><text:span text:style-name="T3">р</text:span><text:span text:style-name="T3">и</text:span><text:span text:style-name="T3">ц</text:span><text:span text:style-name="T3">у</text:span><text:span text:style-name="T3"> </text:span><text:span text:style-name="T3">с</text:span><text:span text:style-name="T3">м</text:span><text:span text:style-name="T3">е</text:span><text:span text:style-name="T3">ж</text:span><text:span text:style-name="T3">н</text:span><text:span text:style-name="T3">о</text:span><text:span text:style-name="T3">с</text:span><text:span text:style-name="T3">т</text:span><text:span text:style-name="T3">и</text:span><text:span text:style-name="T3"> </text:span><text:span text:style-name="T3">и</text:span><text:span text:style-name="T3">л</text:span><text:span text:style-name="T3">и</text:span><text:span text:style-name="T3"> </text:span><text:span text:style-name="T3">м</text:span><text:span text:style-name="T3">а</text:span><text:span text:style-name="T3">т</text:span><text:span text:style-name="T3">р</text:span><text:span text:style-name="T3">и</text:span><text:span text:style-name="T3">ц</text:span><text:span text:style-name="T3">у</text:span><text:span text:style-name="T3"> </text:span></text:p>
          </draw:text-box>
        </draw:frame>
        <draw:frame draw:style-name="gr2" draw:text-style-name="P3" draw:layer="layout" svg:width="6.987cm" svg:height="0.471cm" svg:x="12.943cm" svg:y="22.524cm">
          <draw:text-box>
            <text:p text:style-name="P1"><text:span text:style-name="T3">в</text:span><text:span text:style-name="T3">е</text:span><text:span text:style-name="T3">с</text:span><text:span text:style-name="T3">о</text:span><text:span text:style-name="T3">в</text:span><text:span text:style-name="T3">,</text:span><text:span text:style-name="T3"> </text:span><text:span text:style-name="T3">д</text:span><text:span text:style-name="T3">и</text:span><text:span text:style-name="T3">а</text:span><text:span text:style-name="T3">г</text:span><text:span text:style-name="T3">о</text:span><text:span text:style-name="T3">н</text:span><text:span text:style-name="T3">а</text:span><text:span text:style-name="T3">л</text:span><text:span text:style-name="T3">ь</text:span><text:span text:style-name="T3">н</text:span><text:span text:style-name="T3">у</text:span><text:span text:style-name="T3">ю</text:span><text:span text:style-name="T3"> </text:span><text:span text:style-name="T3">м</text:span><text:span text:style-name="T3">а</text:span><text:span text:style-name="T3">т</text:span><text:span text:style-name="T3">р</text:span><text:span text:style-name="T3">и</text:span><text:span text:style-name="T3">ц</text:span><text:span text:style-name="T3">у</text:span><text:span text:style-name="T3">,</text:span><text:span text:style-name="T3"> </text:span><text:span text:style-name="T3">|</text:span><text:span text:style-name="T3">E</text:span><text:span text:style-name="T3">|</text:span><text:span text:style-name="T3"> </text:span><text:span text:style-name="T3">-</text:span><text:span text:style-name="T3"> </text:span><text:span text:style-name="T3">|</text:span><text:span text:style-name="T3">V</text:span><text:span text:style-name="T3">|</text:span><text:span text:style-name="T3">,</text:span></text:p>
          </draw:text-box>
        </draw:frame>
        <draw:frame draw:style-name="gr2" draw:text-style-name="P3" draw:layer="layout" svg:width="6.691cm" svg:height="0.471cm" svg:x="12.943cm" svg:y="23.011cm">
          <draw:text-box>
            <text:p text:style-name="P1"><text:span text:style-name="T3">п</text:span><text:span text:style-name="T3">р</text:span><text:span text:style-name="T3">и</text:span><text:span text:style-name="T3">з</text:span><text:span text:style-name="T3">н</text:span><text:span text:style-name="T3">а</text:span><text:span text:style-name="T3">к</text:span><text:span text:style-name="T3"> </text:span><text:span text:style-name="T3">в</text:span><text:span text:style-name="T3">з</text:span><text:span text:style-name="T3">в</text:span><text:span text:style-name="T3">е</text:span><text:span text:style-name="T3">ш</text:span><text:span text:style-name="T3">е</text:span><text:span text:style-name="T3">н</text:span><text:span text:style-name="T3">н</text:span><text:span text:style-name="T3">о</text:span><text:span text:style-name="T3">с</text:span><text:span text:style-name="T3">т</text:span><text:span text:style-name="T3">и</text:span><text:span text:style-name="T3"> </text:span><text:span text:style-name="T3">и</text:span><text:span text:style-name="T3"> </text:span><text:span text:style-name="T3">з</text:span><text:span text:style-name="T3">а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т</text:span><text:span text:style-name="T3"> </text:span></text:p>
          </draw:text-box>
        </draw:frame>
        <draw:frame draw:style-name="gr2" draw:text-style-name="P3" draw:layer="layout" svg:width="3.664cm" svg:height="0.471cm" svg:x="12.943cm" svg:y="23.497cm">
          <draw:text-box>
            <text:p text:style-name="P1"><text:span text:style-name="T3">в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п</text:span><text:span text:style-name="T3">е</text:span><text:span text:style-name="T3">р</text:span><text:span text:style-name="T3">е</text:span><text:span text:style-name="T3">м</text:span><text:span text:style-name="T3">е</text:span><text:span text:style-name="T3">н</text:span><text:span text:style-name="T3">н</text:span><text:span text:style-name="T3">ы</text:span><text:span text:style-name="T3">е</text:span></text:p>
          </draw:text-box>
        </draw:frame>
        <draw:frame draw:style-name="gr2" draw:text-style-name="P3" draw:layer="layout" svg:width="1.407cm" svg:height="0.471cm" svg:x="1.99cm" svg:y="24.002cm">
          <draw:text-box>
            <text:p text:style-name="P1"><text:span text:style-name="T3">c</text:span><text:span text:style-name="T3">a</text:span><text:span text:style-name="T3">l</text:span><text:span text:style-name="T3">c</text:span><text:span text:style-name="T3">_</text:span><text:span text:style-name="T3">d</text:span><text:span text:style-name="T3">e</text:span><text:span text:style-name="T3">t</text:span></text:p>
          </draw:text-box>
        </draw:frame>
        <draw:frame draw:style-name="gr2" draw:text-style-name="P3" draw:layer="layout" svg:width="1.793cm" svg:height="0.471cm" svg:x="5.958cm" svg:y="24.002cm">
          <draw:text-box>
            <text:p text:style-name="P1"><text:span text:style-name="T3">S</text:span><text:span text:style-name="T3">t</text:span><text:span text:style-name="T3">r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/text:p>
          </draw:text-box>
        </draw:frame>
        <draw:frame draw:style-name="gr2" draw:text-style-name="P3" draw:layer="layout" svg:width="2.682cm" svg:height="0.471cm" svg:x="5.958cm" svg:y="24.489cm">
          <draw:text-box>
            <text:p text:style-name="P1"><text:span text:style-name="T3">(</text:span><text:span text:style-name="T3">о</text:span><text:span text:style-name="T3">б</text:span><text:span text:style-name="T3">н</text:span><text:span text:style-name="T3">о</text:span><text:span text:style-name="T3">в</text:span><text:span text:style-name="T3">л</text:span><text:span text:style-name="T3">е</text:span><text:span text:style-name="T3">н</text:span><text:span text:style-name="T3">н</text:span><text:span text:style-name="T3">ы</text:span><text:span text:style-name="T3">й</text:span><text:span text:style-name="T3"> </text:span></text:p>
          </draw:text-box>
        </draw:frame>
        <draw:frame draw:style-name="gr2" draw:text-style-name="P3" draw:layer="layout" svg:width="3.058cm" svg:height="0.471cm" svg:x="5.958cm" svg:y="24.976cm">
          <draw:text-box>
            <text:p text:style-name="P1"><text:span text:style-name="T3">результат), <text:s/>expr </text:span></text:p>
          </draw:text-box>
        </draw:frame>
        <draw:frame draw:style-name="gr2" draw:text-style-name="P3" draw:layer="layout" svg:width="3.359cm" svg:height="0.471cm" svg:x="5.958cm" svg:y="25.462cm">
          <draw:text-box>
            <text:p text:style-name="P1"><text:span text:style-name="T3">calculated(вычисле</text:span></text:p>
          </draw:text-box>
        </draw:frame>
        <draw:frame draw:style-name="gr2" draw:text-style-name="P3" draw:layer="layout" svg:width="1.285cm" svg:height="0.471cm" svg:x="9.768cm" svg:y="24.002cm">
          <draw:text-box>
            <text:p text:style-name="P1"><text:span text:style-name="T3">Output </text:span></text:p>
          </draw:text-box>
        </draw:frame>
        <draw:frame draw:style-name="gr2" draw:text-style-name="P3" draw:layer="layout" svg:width="1.839cm" svg:height="0.471cm" svg:x="9.768cm" svg:y="24.489cm">
          <draw:text-box>
            <text:p text:style-name="P1"><text:span text:style-name="T3">(итоговая </text:span></text:p>
          </draw:text-box>
        </draw:frame>
        <draw:frame draw:style-name="gr2" draw:text-style-name="P3" draw:layer="layout" svg:width="1.543cm" svg:height="0.471cm" svg:x="9.768cm" svg:y="24.976cm">
          <draw:text-box>
            <text:p text:style-name="P1"><text:span text:style-name="T3">строка), </text:span></text:p>
          </draw:text-box>
        </draw:frame>
        <draw:frame draw:style-name="gr2" draw:text-style-name="P3" draw:layer="layout" svg:width="2.589cm" svg:height="0.471cm" svg:x="9.768cm" svg:y="25.462cm">
          <draw:text-box>
            <text:p text:style-name="P1"><text:span text:style-name="T3">m_A(матри</text:span><text:span text:style-name="T3">ца </text:span></text:p>
          </draw:text-box>
        </draw:frame>
        <draw:frame draw:style-name="gr2" draw:text-style-name="P3" draw:layer="layout" svg:width="6.174cm" svg:height="0.471cm" svg:x="12.943cm" svg:y="24.002cm">
          <draw:text-box>
            <text:p text:style-name="P1"><text:span text:style-name="T3">Прини</text:span><text:span text:style-name="T3">мает </text:span><text:span text:style-name="T3">матриц</text:span><text:span text:style-name="T3">у </text:span><text:span text:style-name="T3">смежн</text:span><text:span text:style-name="T3">ости и </text:span></text:p>
          </draw:text-box>
        </draw:frame>
        <draw:frame draw:style-name="gr2" draw:text-style-name="P3" draw:layer="layout" svg:width="6.039cm" svg:height="0.471cm" svg:x="12.943cm" svg:y="24.489cm">
          <draw:text-box>
            <text:p text:style-name="P1"><text:span text:style-name="T3">диаго</text:span><text:span text:style-name="T3">нальн</text:span><text:span text:style-name="T3">ую </text:span><text:span text:style-name="T3">матри</text:span><text:span text:style-name="T3">цу и </text:span><text:span text:style-name="T3">по </text:span><text:span text:style-name="T3">ним </text:span></text:p>
          </draw:text-box>
        </draw:frame>
        <draw:frame draw:style-name="gr2" draw:text-style-name="P3" draw:layer="layout" svg:width="6.559cm" svg:height="0.471cm" svg:x="12.943cm" svg:y="24.976cm">
          <draw:text-box>
            <text:p text:style-name="P1"><text:span text:style-name="T3">вычисля</text:span><text:span text:style-name="T3">ет </text:span><text:span text:style-name="T3">определ</text:span><text:span text:style-name="T3">итель I-</text:span><text:span text:style-name="T3">m_A*u </text:span><text:span text:style-name="T3">+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6.233cm" svg:height="0.471cm" svg:x="12.943cm" svg:y="25.462cm">
          <draw:text-box>
            <text:p text:style-name="P1"><text:span text:style-name="T3">m_Q*u*u. </text:span><text:span text:style-name="T3">Записывает </text:span><text:span text:style-name="T3">итог в latex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</text:span><text:span text:style-name="T6">ок</text:span><text:span text:style-name="T6">у</text:span><text:span text:style-name="T6">м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8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7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5.163cm" svg:x2="19.96cm" svg:y2="5.163cm">
          <text:p/>
        </draw:line>
        <draw:line draw:style-name="gr3" draw:text-style-name="P4" draw:layer="layout" svg:x1="1.869cm" svg:y1="7.615cm" svg:x2="19.96cm" svg:y2="7.615cm">
          <text:p/>
        </draw:line>
        <draw:line draw:style-name="gr3" draw:text-style-name="P4" draw:layer="layout" svg:x1="1.869cm" svg:y1="10.066cm" svg:x2="19.96cm" svg:y2="10.066cm">
          <text:p/>
        </draw:line>
        <draw:line draw:style-name="gr3" draw:text-style-name="P4" draw:layer="layout" svg:x1="1.876cm" svg:y1="2.7cm" svg:x2="1.876cm" svg:y2="10.073cm">
          <text:p/>
        </draw:line>
        <draw:line draw:style-name="gr3" draw:text-style-name="P4" draw:layer="layout" svg:x1="5.845cm" svg:y1="2.7cm" svg:x2="5.845cm" svg:y2="10.073cm">
          <text:p/>
        </draw:line>
        <draw:line draw:style-name="gr3" draw:text-style-name="P4" draw:layer="layout" svg:x1="9.655cm" svg:y1="2.7cm" svg:x2="9.655cm" svg:y2="10.073cm">
          <text:p/>
        </draw:line>
        <draw:line draw:style-name="gr3" draw:text-style-name="P4" draw:layer="layout" svg:x1="12.83cm" svg:y1="2.7cm" svg:x2="12.83cm" svg:y2="10.073cm">
          <text:p/>
        </draw:line>
        <draw:line draw:style-name="gr3" draw:text-style-name="P4" draw:layer="layout" svg:x1="19.949cm" svg:y1="2.7cm" svg:x2="19.949cm" svg:y2="10.073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1.077cm" svg:height="0.471cm" svg:x="5.958cm" svg:y="2.736cm">
          <draw:text-box>
            <text:p text:style-name="P1"><text:span text:style-name="T3">нный </text:span></text:p>
          </draw:text-box>
        </draw:frame>
        <draw:frame draw:style-name="gr2" draw:text-style-name="P3" draw:layer="layout" svg:width="2.601cm" svg:height="0.471cm" svg:x="5.958cm" svg:y="3.223cm">
          <draw:text-box>
            <text:p text:style-name="P1"><text:span text:style-name="T3">опред</text:span><text:span text:style-name="T3">елите</text:span><text:span text:style-name="T3">ль)</text:span></text:p>
          </draw:text-box>
        </draw:frame>
        <draw:frame draw:style-name="gr2" draw:text-style-name="P3" draw:layer="layout" svg:width="2.385cm" svg:height="0.471cm" svg:x="9.768cm" svg:y="2.736cm">
          <draw:text-box>
            <text:p text:style-name="P1"><text:span text:style-name="T3">смеж</text:span><text:span text:style-name="T3">ности </text:span><text:span text:style-name="T3">в </text:span></text:p>
          </draw:text-box>
        </draw:frame>
        <draw:frame draw:style-name="gr2" draw:text-style-name="P3" draw:layer="layout" svg:width="1.484cm" svg:height="0.471cm" svg:x="9.768cm" svg:y="3.223cm">
          <draw:text-box>
            <text:p text:style-name="P1"><text:span text:style-name="T3">sympy</text:span><text:span text:style-name="T3">), </text:span></text:p>
          </draw:text-box>
        </draw:frame>
        <draw:frame draw:style-name="gr2" draw:text-style-name="P3" draw:layer="layout" svg:width="2.826cm" svg:height="0.471cm" svg:x="9.768cm" svg:y="3.71cm">
          <draw:text-box>
            <text:p text:style-name="P1"><text:span text:style-name="T3">m_Q(</text:span><text:span text:style-name="T3">диаго</text:span><text:span text:style-name="T3">наль</text:span></text:p>
          </draw:text-box>
        </draw:frame>
        <draw:frame draw:style-name="gr2" draw:text-style-name="P3" draw:layer="layout" svg:width="2.622cm" svg:height="0.471cm" svg:x="9.768cm" svg:y="4.197cm">
          <draw:text-box>
            <text:p text:style-name="P1"><text:span text:style-name="T3">ная </text:span><text:span text:style-name="T3">матри</text:span><text:span text:style-name="T3">ца в </text:span></text:p>
          </draw:text-box>
        </draw:frame>
        <draw:frame draw:style-name="gr2" draw:text-style-name="P3" draw:layer="layout" svg:width="1.272cm" svg:height="0.471cm" svg:x="9.768cm" svg:y="4.684cm">
          <draw:text-box>
            <text:p text:style-name="P1"><text:span text:style-name="T3">sympy</text:span><text:span text:style-name="T3">)</text:span></text:p>
          </draw:text-box>
        </draw:frame>
        <draw:frame draw:style-name="gr2" draw:text-style-name="P3" draw:layer="layout" svg:width="1.323cm" svg:height="0.471cm" svg:x="12.943cm" svg:y="2.736cm">
          <draw:text-box>
            <text:p text:style-name="P1"><text:span text:style-name="T3">строк</text:span><text:span text:style-name="T3">у.</text:span></text:p>
          </draw:text-box>
        </draw:frame>
        <draw:frame draw:style-name="gr2" draw:text-style-name="P3" draw:layer="layout" svg:width="2.021cm" svg:height="0.471cm" svg:x="1.99cm" svg:y="5.188cm">
          <draw:text-box>
            <text:p text:style-name="P1"><text:span text:style-name="T3">write_</text:span><text:span text:style-name="T3">result</text:span></text:p>
          </draw:text-box>
        </draw:frame>
        <draw:frame draw:style-name="gr2" draw:text-style-name="P3" draw:layer="layout" svg:width="0.603cm" svg:height="0.471cm" svg:x="5.958cm" svg:y="5.188cm">
          <draw:text-box>
            <text:p text:style-name="P1"><text:span text:style-name="T3">Str </text:span></text:p>
          </draw:text-box>
        </draw:frame>
        <draw:frame draw:style-name="gr2" draw:text-style-name="P3" draw:layer="layout" svg:width="3.431cm" svg:height="0.471cm" svg:x="5.958cm" svg:y="5.675cm">
          <draw:text-box>
            <text:p text:style-name="P1"><text:span text:style-name="T3">output</text:span><text:span text:style-name="T3">(обно</text:span><text:span text:style-name="T3">вленн</text:span><text:span text:style-name="T3">ы</text:span></text:p>
          </draw:text-box>
        </draw:frame>
        <draw:frame draw:style-name="gr2" draw:text-style-name="P3" draw:layer="layout" svg:width="2.22cm" svg:height="0.471cm" svg:x="5.958cm" svg:y="6.162cm">
          <draw:text-box>
            <text:p text:style-name="P1"><text:span text:style-name="T3">й </text:span><text:span text:style-name="T3">резул</text:span><text:span text:style-name="T3">ьтат)</text:span></text:p>
          </draw:text-box>
        </draw:frame>
        <draw:frame draw:style-name="gr2" draw:text-style-name="P3" draw:layer="layout" svg:width="2.817cm" svg:height="0.471cm" svg:x="9.768cm" svg:y="5.188cm">
          <draw:text-box>
            <text:p text:style-name="P1"><text:span text:style-name="T3">output</text:span><text:span text:style-name="T3">(итог</text:span><text:span text:style-name="T3">овая</text:span></text:p>
          </draw:text-box>
        </draw:frame>
        <draw:frame draw:style-name="gr2" draw:text-style-name="P3" draw:layer="layout" svg:width="2.165cm" svg:height="0.471cm" svg:x="9.768cm" svg:y="5.675cm">
          <draw:text-box>
            <text:p text:style-name="P1"><text:span text:style-name="T3">строк</text:span><text:span text:style-name="T3">а), det </text:span></text:p>
          </draw:text-box>
        </draw:frame>
        <draw:frame draw:style-name="gr2" draw:text-style-name="P3" draw:layer="layout" svg:width="2.707cm" svg:height="0.471cm" svg:x="9.768cm" svg:y="6.162cm">
          <draw:text-box>
            <text:p text:style-name="P1"><text:span text:style-name="T3">(опре</text:span><text:span text:style-name="T3">делит</text:span><text:span text:style-name="T3">ель </text:span></text:p>
          </draw:text-box>
        </draw:frame>
        <draw:frame draw:style-name="gr2" draw:text-style-name="P3" draw:layer="layout" svg:width="2.851cm" svg:height="0.471cm" svg:x="9.768cm" svg:y="6.649cm">
          <draw:text-box>
            <text:p text:style-name="P1"><text:span text:style-name="T3">с </text:span><text:span text:style-name="T3">преды</text:span><text:span text:style-name="T3">дущег</text:span><text:span text:style-name="T3">о </text:span></text:p>
          </draw:text-box>
        </draw:frame>
        <draw:frame draw:style-name="gr2" draw:text-style-name="P3" draw:layer="layout" svg:width="1.014cm" svg:height="0.471cm" svg:x="9.768cm" svg:y="7.136cm">
          <draw:text-box>
            <text:p text:style-name="P1"><text:span text:style-name="T3">шага)</text:span></text:p>
          </draw:text-box>
        </draw:frame>
        <draw:frame draw:style-name="gr2" draw:text-style-name="P3" draw:layer="layout" svg:width="6.653cm" svg:height="0.471cm" svg:x="12.943cm" svg:y="5.188cm">
          <draw:text-box>
            <text:p text:style-name="P1"><text:span text:style-name="T3">Вычи</text:span><text:span text:style-name="T3">сляет </text:span><text:span text:style-name="T3">выра</text:span><text:span text:style-name="T3">жение </text:span><text:span text:style-name="T3">(1-</text:span><text:span text:style-name="T3">u*u)*</text:span><text:span text:style-name="T3">^rm1 </text:span></text:p>
          </draw:text-box>
        </draw:frame>
        <draw:frame draw:style-name="gr2" draw:text-style-name="P3" draw:layer="layout" svg:width="5.522cm" svg:height="0.471cm" svg:x="12.943cm" svg:y="5.675cm">
          <draw:text-box>
            <text:p text:style-name="P1"><text:span text:style-name="T3">*det и </text:span><text:span text:style-name="T3">берет </text:span><text:span text:style-name="T3">от </text:span><text:span text:style-name="T3">него </text:span><text:span text:style-name="T3">обрат</text:span><text:span text:style-name="T3">ное. </text:span></text:p>
          </draw:text-box>
        </draw:frame>
        <draw:frame draw:style-name="gr2" draw:text-style-name="P3" draw:layer="layout" svg:width="6.238cm" svg:height="0.471cm" svg:x="12.943cm" svg:y="6.162cm">
          <draw:text-box>
            <text:p text:style-name="P1"><text:span text:style-name="T3">Запис</text:span><text:span text:style-name="T3">ывает </text:span><text:span text:style-name="T3">конеч</text:span><text:span text:style-name="T3">ный </text:span><text:span text:style-name="T3">резул</text:span><text:span text:style-name="T3">ьтат в </text:span></text:p>
          </draw:text-box>
        </draw:frame>
        <draw:frame draw:style-name="gr2" draw:text-style-name="P3" draw:layer="layout" svg:width="1.323cm" svg:height="0.471cm" svg:x="12.943cm" svg:y="6.649cm">
          <draw:text-box>
            <text:p text:style-name="P1"><text:span text:style-name="T3">строк</text:span><text:span text:style-name="T3">у.</text:span></text:p>
          </draw:text-box>
        </draw:frame>
        <draw:frame draw:style-name="gr2" draw:text-style-name="P3" draw:layer="layout" svg:width="0.849cm" svg:height="0.471cm" svg:x="1.99cm" svg:y="7.64cm">
          <draw:text-box>
            <text:p text:style-name="P1"><text:span text:style-name="T3">main</text:span></text:p>
          </draw:text-box>
        </draw:frame>
        <draw:frame draw:style-name="gr2" draw:text-style-name="P3" draw:layer="layout" svg:width="5.433cm" svg:height="0.471cm" svg:x="12.943cm" svg:y="7.64cm">
          <draw:text-box>
            <text:p text:style-name="P1"><text:span text:style-name="T3">Управ</text:span><text:span text:style-name="T3">ляет </text:span><text:span text:style-name="T3">флоу </text:span><text:span text:style-name="T3">вычис</text:span><text:span text:style-name="T3">лений</text:span><text:span text:style-name="T3">, </text:span></text:p>
          </draw:text-box>
        </draw:frame>
        <draw:frame draw:style-name="gr2" draw:text-style-name="P3" draw:layer="layout" svg:width="6.166cm" svg:height="0.471cm" svg:x="12.943cm" svg:y="8.127cm">
          <draw:text-box>
            <text:p text:style-name="P1"><text:span text:style-name="T3">прин</text:span><text:span text:style-name="T3">имает </text:span><text:span text:style-name="T3">решен</text:span><text:span text:style-name="T3">ие, </text:span><text:span text:style-name="T3">взвеш</text:span><text:span text:style-name="T3">енны</text:span><text:span text:style-name="T3">й </text:span></text:p>
          </draw:text-box>
        </draw:frame>
        <draw:frame draw:style-name="gr2" draw:text-style-name="P3" draw:layer="layout" svg:width="5.171cm" svg:height="0.471cm" svg:x="12.943cm" svg:y="8.614cm">
          <draw:text-box>
            <text:p text:style-name="P1"><text:span text:style-name="T3">или </text:span><text:span text:style-name="T3">не </text:span><text:span text:style-name="T3">взвеш</text:span><text:span text:style-name="T3">енны</text:span><text:span text:style-name="T3">й </text:span><text:span text:style-name="T3">вариа</text:span><text:span text:style-name="T3">нт </text:span></text:p>
          </draw:text-box>
        </draw:frame>
        <draw:frame draw:style-name="gr2" draw:text-style-name="P3" draw:layer="layout" svg:width="6.035cm" svg:height="0.471cm" svg:x="12.943cm" svg:y="9.101cm">
          <draw:text-box>
            <text:p text:style-name="P1"><text:span text:style-name="T3">вычис</text:span><text:span text:style-name="T3">лять и </text:span><text:span text:style-name="T3">основ</text:span><text:span text:style-name="T3">ываяс</text:span><text:span text:style-name="T3">ь на </text:span><text:span text:style-name="T3">нем </text:span></text:p>
          </draw:text-box>
        </draw:frame>
        <draw:frame draw:style-name="gr2" draw:text-style-name="P3" draw:layer="layout" svg:width="3.804cm" svg:height="0.471cm" svg:x="12.943cm" svg:y="9.587cm">
          <draw:text-box>
            <text:p text:style-name="P1"><text:span text:style-name="T3">делае</text:span><text:span text:style-name="T3">т </text:span><text:span text:style-name="T3">разны</text:span><text:span text:style-name="T3">й </text:span><text:span text:style-name="T3">вывод</text:span></text:p>
          </draw:text-box>
        </draw:frame>
        <draw:line draw:style-name="gr31" draw:text-style-name="P4" draw:layer="layout" svg:x1="1.852cm" svg:y1="12.511cm" svg:x2="19.977cm" svg:y2="12.511cm">
          <text:p/>
        </draw:line>
        <draw:line draw:style-name="gr31" draw:text-style-name="P4" draw:layer="layout" svg:x1="1.869cm" svg:y1="13.051cm" svg:x2="19.96cm" svg:y2="13.051cm">
          <text:p/>
        </draw:line>
        <draw:line draw:style-name="gr3" draw:text-style-name="P4" draw:layer="layout" svg:x1="1.869cm" svg:y1="13.573cm" svg:x2="19.96cm" svg:y2="13.573cm">
          <text:p/>
        </draw:line>
        <draw:line draw:style-name="gr3" draw:text-style-name="P4" draw:layer="layout" svg:x1="1.869cm" svg:y1="14.077cm" svg:x2="19.96cm" svg:y2="14.077cm">
          <text:p/>
        </draw:line>
        <draw:line draw:style-name="gr3" draw:text-style-name="P4" draw:layer="layout" svg:x1="1.869cm" svg:y1="15.069cm" svg:x2="19.96cm" svg:y2="15.069cm">
          <text:p/>
        </draw:line>
        <draw:line draw:style-name="gr3" draw:text-style-name="P4" draw:layer="layout" svg:x1="1.869cm" svg:y1="16.06cm" svg:x2="19.96cm" svg:y2="16.06cm">
          <text:p/>
        </draw:line>
        <draw:line draw:style-name="gr3" draw:text-style-name="P4" draw:layer="layout" svg:x1="1.869cm" svg:y1="17.051cm" svg:x2="19.96cm" svg:y2="17.051cm">
          <text:p/>
        </draw:line>
        <draw:line draw:style-name="gr3" draw:text-style-name="P4" draw:layer="layout" svg:x1="1.869cm" svg:y1="17.619cm" svg:x2="19.96cm" svg:y2="17.619cm">
          <text:p/>
        </draw:line>
        <draw:line draw:style-name="gr31" draw:text-style-name="P4" draw:layer="layout" svg:x1="1.876cm" svg:y1="12.483cm" svg:x2="1.876cm" svg:y2="13.076cm">
          <text:p/>
        </draw:line>
        <draw:line draw:style-name="gr3" draw:text-style-name="P4" draw:layer="layout" svg:x1="1.876cm" svg:y1="13.023cm" svg:x2="1.876cm" svg:y2="17.626cm">
          <text:p/>
        </draw:line>
        <draw:line draw:style-name="gr3" draw:text-style-name="P4" draw:layer="layout" svg:x1="6.124cm" svg:y1="13.023cm" svg:x2="6.124cm" svg:y2="17.626cm">
          <text:p/>
        </draw:line>
        <draw:line draw:style-name="gr3" draw:text-style-name="P4" draw:layer="layout" svg:x1="12.167cm" svg:y1="13.023cm" svg:x2="12.167cm" svg:y2="17.626cm">
          <text:p/>
        </draw:line>
        <draw:line draw:style-name="gr31" draw:text-style-name="P4" draw:layer="layout" svg:x1="19.949cm" svg:y1="12.483cm" svg:x2="19.949cm" svg:y2="13.076cm">
          <text:p/>
        </draw:line>
        <draw:line draw:style-name="gr3" draw:text-style-name="P4" draw:layer="layout" svg:x1="19.949cm" svg:y1="13.023cm" svg:x2="19.949cm" svg:y2="17.626cm">
          <text:p/>
        </draw:line>
        <draw:frame draw:style-name="gr2" draw:text-style-name="P3" draw:layer="layout" svg:width="9.459cm" svg:height="0.471cm" svg:x="2.004cm" svg:y="10.9cm">
          <draw:text-box>
            <text:p text:style-name="P1"><text:span text:style-name="T4">custo</text:span><text:span text:style-name="T4">m.py </text:span><text:span text:style-name="T4">– </text:span><text:span text:style-name="T4">вычи</text:span><text:span text:style-name="T4">слени</text:span><text:span text:style-name="T4">е </text:span><text:span text:style-name="T4">функ</text:span><text:span text:style-name="T4">ции </text:span><text:span text:style-name="T4">на </text:span><text:span text:style-name="T4">путях </text:span><text:span text:style-name="T4">графа</text:span></text:p>
          </draw:text-box>
        </draw:frame>
        <draw:frame draw:style-name="gr2" draw:text-style-name="P3" draw:layer="layout" svg:width="0.925cm" svg:height="0.471cm" svg:x="1.99cm" svg:y="12.554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3.09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0.777cm" svg:height="0.471cm" svg:x="6.241cm" svg:y="13.09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13.09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596cm" svg:height="0.471cm" svg:x="1.99cm" svg:y="13.599cm">
          <draw:text-box>
            <text:p text:style-name="P1"><text:span text:style-name="T3">DAT</text:span><text:span text:style-name="T3">A_FI</text:span><text:span text:style-name="T3">LE_P</text:span><text:span text:style-name="T3">ATH</text:span></text:p>
          </draw:text-box>
        </draw:frame>
        <draw:frame draw:style-name="gr2" draw:text-style-name="P3" draw:layer="layout" svg:width="0.425cm" svg:height="0.471cm" svg:x="6.241cm" svg:y="13.599cm">
          <draw:text-box>
            <text:p text:style-name="P1"><text:span text:style-name="T3">str</text:span></text:p>
          </draw:text-box>
        </draw:frame>
        <draw:frame draw:style-name="gr2" draw:text-style-name="P3" draw:layer="layout" svg:width="4.468cm" svg:height="0.471cm" svg:x="12.28cm" svg:y="13.599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данн</text:span><text:span text:style-name="T3">ыми</text:span></text:p>
          </draw:text-box>
        </draw:frame>
        <draw:frame draw:style-name="gr2" draw:text-style-name="P3" draw:layer="layout" svg:width="3.791cm" svg:height="0.471cm" svg:x="1.99cm" svg:y="14.103cm">
          <draw:text-box>
            <text:p text:style-name="P1"><text:span text:style-name="T3">SAM</text:span><text:span text:style-name="T3">PLE_</text:span><text:span text:style-name="T3">FILE_</text:span><text:span text:style-name="T3">PAT</text:span></text:p>
          </draw:text-box>
        </draw:frame>
        <draw:frame draw:style-name="gr2" draw:text-style-name="P3" draw:layer="layout" svg:width="0.422cm" svg:height="0.471cm" svg:x="1.99cm" svg:y="14.59cm">
          <draw:text-box>
            <text:p text:style-name="P1"><text:span text:style-name="T3">H</text:span></text:p>
          </draw:text-box>
        </draw:frame>
        <draw:frame draw:style-name="gr2" draw:text-style-name="P3" draw:layer="layout" svg:width="0.425cm" svg:height="0.471cm" svg:x="6.241cm" svg:y="14.103cm">
          <draw:text-box>
            <text:p text:style-name="P1"><text:span text:style-name="T3">str</text:span></text:p>
          </draw:text-box>
        </draw:frame>
        <draw:frame draw:style-name="gr2" draw:text-style-name="P3" draw:layer="layout" svg:width="7.178cm" svg:height="0.471cm" svg:x="12.28cm" svg:y="14.103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шабло</text:span><text:span text:style-name="T3">ном </text:span><text:span text:style-name="T3">файла</text:span><text:span text:style-name="T3">-</text:span><text:span text:style-name="T3">ответ</text:span><text:span text:style-name="T3">а</text:span></text:p>
          </draw:text-box>
        </draw:frame>
        <draw:frame draw:style-name="gr2" draw:text-style-name="P3" draw:layer="layout" svg:width="3.342cm" svg:height="0.471cm" svg:x="1.99cm" svg:y="15.094cm">
          <draw:text-box>
            <text:p text:style-name="P1"><text:span text:style-name="T3">VERT</text:span><text:span text:style-name="T3">EX_P</text:span><text:span text:style-name="T3">REFI</text:span><text:span text:style-name="T3">X</text:span></text:p>
          </draw:text-box>
        </draw:frame>
        <draw:frame draw:style-name="gr2" draw:text-style-name="P3" draw:layer="layout" svg:width="0.425cm" svg:height="0.471cm" svg:x="6.241cm" svg:y="15.094cm">
          <draw:text-box>
            <text:p text:style-name="P1"><text:span text:style-name="T3">str</text:span></text:p>
          </draw:text-box>
        </draw:frame>
        <draw:frame draw:style-name="gr2" draw:text-style-name="P3" draw:layer="layout" svg:width="6.67cm" svg:height="0.471cm" svg:x="12.28cm" svg:y="15.094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номер</text:span><text:span text:style-name="T3">а </text:span></text:p>
          </draw:text-box>
        </draw:frame>
        <draw:frame draw:style-name="gr2" draw:text-style-name="P3" draw:layer="layout" svg:width="3.579cm" svg:height="0.471cm" svg:x="12.28cm" svg:y="15.581cm">
          <draw:text-box>
            <text:p text:style-name="P1"><text:span text:style-name="T3">старт</text:span><text:span text:style-name="T3">овой </text:span><text:span text:style-name="T3">верш</text:span><text:span text:style-name="T3">ины</text:span></text:p>
          </draw:text-box>
        </draw:frame>
        <draw:frame draw:style-name="gr2" draw:text-style-name="P3" draw:layer="layout" svg:width="2.453cm" svg:height="0.471cm" svg:x="1.99cm" svg:y="16.086cm">
          <draw:text-box>
            <text:p text:style-name="P1"><text:span text:style-name="T3">RES_</text:span><text:span text:style-name="T3">PREF</text:span><text:span text:style-name="T3">IX</text:span></text:p>
          </draw:text-box>
        </draw:frame>
        <draw:frame draw:style-name="gr2" draw:text-style-name="P3" draw:layer="layout" svg:width="0.425cm" svg:height="0.471cm" svg:x="6.241cm" svg:y="16.086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16.086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frame draw:style-name="gr2" draw:text-style-name="P3" draw:layer="layout" svg:width="4.798cm" svg:height="0.471cm" svg:x="12.28cm" svg:y="16.572cm">
          <draw:text-box>
            <text:p text:style-name="P1"><text:span text:style-name="T3">резул</text:span><text:span text:style-name="T3">ьтиру</text:span><text:span text:style-name="T3">ющей </text:span><text:span text:style-name="T3">функ</text:span><text:span text:style-name="T3">ции</text:span></text:p>
          </draw:text-box>
        </draw:frame>
        <draw:frame draw:style-name="gr2" draw:text-style-name="P3" draw:layer="layout" svg:width="0.422cm" svg:height="0.471cm" svg:x="1.99cm" svg:y="17.077cm">
          <draw:text-box>
            <text:p text:style-name="P1"><text:span text:style-name="T3">t</text:span></text:p>
          </draw:text-box>
        </draw:frame>
        <draw:frame draw:style-name="gr2" draw:text-style-name="P3" draw:layer="layout" svg:width="1.251cm" svg:height="0.471cm" svg:x="6.241cm" svg:y="17.077cm">
          <draw:text-box>
            <text:p text:style-name="P1"><text:span text:style-name="T3">symbo</text:span><text:span text:style-name="T3">l</text:span></text:p>
          </draw:text-box>
        </draw:frame>
        <draw:line draw:style-name="gr31" draw:text-style-name="P4" draw:layer="layout" svg:x1="1.852cm" svg:y1="18.448cm" svg:x2="19.977cm" svg:y2="18.448cm">
          <text:p/>
        </draw:line>
        <draw:line draw:style-name="gr31" draw:text-style-name="P4" draw:layer="layout" svg:x1="1.869cm" svg:y1="18.988cm" svg:x2="19.96cm" svg:y2="18.988cm">
          <text:p/>
        </draw:line>
        <draw:line draw:style-name="gr31" draw:text-style-name="P4" draw:layer="layout" svg:x1="1.869cm" svg:y1="19.528cm" svg:x2="19.96cm" svg:y2="19.528cm">
          <text:p/>
        </draw:line>
        <draw:line draw:style-name="gr3" draw:text-style-name="P4" draw:layer="layout" svg:x1="1.869cm" svg:y1="21.997cm" svg:x2="19.96cm" svg:y2="21.997cm">
          <text:p/>
        </draw:line>
        <draw:line draw:style-name="gr3" draw:text-style-name="P4" draw:layer="layout" svg:x1="1.869cm" svg:y1="24.449cm" svg:x2="19.96cm" svg:y2="24.449cm">
          <text:p/>
        </draw:line>
        <draw:line draw:style-name="gr3" draw:text-style-name="P4" draw:layer="layout" svg:x1="1.869cm" svg:y1="25.44cm" svg:x2="19.96cm" svg:y2="25.44cm">
          <text:p/>
        </draw:line>
        <draw:line draw:style-name="gr31" draw:text-style-name="P4" draw:layer="layout" svg:x1="1.876cm" svg:y1="18.42cm" svg:x2="1.876cm" svg:y2="19.013cm">
          <text:p/>
        </draw:line>
        <draw:line draw:style-name="gr3" draw:text-style-name="P4" draw:layer="layout" svg:x1="1.876cm" svg:y1="18.96cm" svg:x2="1.876cm" svg:y2="25.448cm">
          <text:p/>
        </draw:line>
        <draw:line draw:style-name="gr3" draw:text-style-name="P4" draw:layer="layout" svg:x1="5.845cm" svg:y1="18.96cm" svg:x2="5.845cm" svg:y2="25.448cm">
          <text:p/>
        </draw:line>
        <draw:line draw:style-name="gr3" draw:text-style-name="P4" draw:layer="layout" svg:x1="9.655cm" svg:y1="18.96cm" svg:x2="9.655cm" svg:y2="25.448cm">
          <text:p/>
        </draw:line>
        <draw:line draw:style-name="gr3" draw:text-style-name="P4" draw:layer="layout" svg:x1="12.83cm" svg:y1="18.96cm" svg:x2="12.83cm" svg:y2="25.448cm">
          <text:p/>
        </draw:line>
        <draw:line draw:style-name="gr31" draw:text-style-name="P4" draw:layer="layout" svg:x1="19.949cm" svg:y1="18.42cm" svg:x2="19.949cm" svg:y2="19.013cm">
          <text:p/>
        </draw:line>
        <draw:line draw:style-name="gr3" draw:text-style-name="P4" draw:layer="layout" svg:x1="19.949cm" svg:y1="18.96cm" svg:x2="19.949cm" svg:y2="25.448cm">
          <text:p/>
        </draw:line>
        <draw:frame draw:style-name="gr2" draw:text-style-name="P3" draw:layer="layout" svg:width="4.908cm" svg:height="0.471cm" svg:x="12.28cm" svg:y="17.077cm">
          <draw:text-box>
            <text:p text:style-name="P1"><text:span text:style-name="T3">Симв</text:span><text:span text:style-name="T3">ол-</text:span><text:span text:style-name="T3">аргум</text:span><text:span text:style-name="T3">ент </text:span><text:span text:style-name="T3">функ</text:span><text:span text:style-name="T3">ции</text:span></text:p>
          </draw:text-box>
        </draw:frame>
        <draw:frame draw:style-name="gr2" draw:text-style-name="P3" draw:layer="layout" svg:width="1.463cm" svg:height="0.471cm" svg:x="1.99cm" svg:y="18.492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9.031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19.031cm">
          <draw:text-box>
            <text:p text:style-name="P1"><text:span text:style-name="T4">Возвр</text:span><text:span text:style-name="T4">ащае</text:span><text:span text:style-name="T4">т</text:span></text:p>
          </draw:text-box>
        </draw:frame>
        <draw:frame draw:style-name="gr2" draw:text-style-name="P3" draw:layer="layout" svg:width="2.203cm" svg:height="0.471cm" svg:x="9.768cm" svg:y="19.031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2.943cm" svg:y="19.031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64cm" svg:height="0.471cm" svg:x="1.99cm" svg:y="19.571cm">
          <draw:text-box>
            <text:p text:style-name="P1"><text:span text:style-name="T3">read_d</text:span><text:span text:style-name="T3">ata</text:span></text:p>
          </draw:text-box>
        </draw:frame>
        <draw:frame draw:style-name="gr2" draw:text-style-name="P3" draw:layer="layout" svg:width="3.118cm" svg:height="0.471cm" svg:x="5.958cm" svg:y="19.571cm">
          <draw:text-box>
            <text:p text:style-name="P1"><text:span text:style-name="T3">Paths </text:span><text:span text:style-name="T3">(все </text:span><text:span text:style-name="T3">длин</text:span><text:span text:style-name="T3">ы </text:span></text:p>
          </draw:text-box>
        </draw:frame>
        <draw:frame draw:style-name="gr2" draw:text-style-name="P3" draw:layer="layout" svg:width="1.395cm" svg:height="0.471cm" svg:x="5.958cm" svg:y="20.058cm">
          <draw:text-box>
            <text:p text:style-name="P1"><text:span text:style-name="T3">путей</text:span><text:span text:style-name="T3">), </text:span></text:p>
          </draw:text-box>
        </draw:frame>
        <draw:frame draw:style-name="gr2" draw:text-style-name="P3" draw:layer="layout" svg:width="2.407cm" svg:height="0.471cm" svg:x="5.958cm" svg:y="20.545cm">
          <draw:text-box>
            <text:p text:style-name="P1"><text:span text:style-name="T3">vertex</text:span><text:span text:style-name="T3">(номе</text:span><text:span text:style-name="T3">р </text:span></text:p>
          </draw:text-box>
        </draw:frame>
        <draw:frame draw:style-name="gr2" draw:text-style-name="P3" draw:layer="layout" svg:width="1.915cm" svg:height="0.471cm" svg:x="5.958cm" svg:y="21.032cm">
          <draw:text-box>
            <text:p text:style-name="P1"><text:span text:style-name="T3">старт</text:span><text:span text:style-name="T3">овой </text:span></text:p>
          </draw:text-box>
        </draw:frame>
        <draw:frame draw:style-name="gr2" draw:text-style-name="P3" draw:layer="layout" svg:width="1.805cm" svg:height="0.471cm" svg:x="5.958cm" svg:y="21.518cm">
          <draw:text-box>
            <text:p text:style-name="P1"><text:span text:style-name="T3">верш</text:span><text:span text:style-name="T3">ины)</text:span></text:p>
          </draw:text-box>
        </draw:frame>
        <draw:frame draw:style-name="gr2" draw:text-style-name="P3" draw:layer="layout" svg:width="5.831cm" svg:height="0.471cm" svg:x="12.943cm" svg:y="19.571cm">
          <draw:text-box>
            <text:p text:style-name="P1"><text:span text:style-name="T3">Читае</text:span><text:span text:style-name="T3">т </text:span><text:span text:style-name="T3">данн</text:span><text:span text:style-name="T3">ые из </text:span><text:span text:style-name="T3">json </text:span><text:span text:style-name="T3">файла </text:span><text:span text:style-name="T3">— </text:span></text:p>
          </draw:text-box>
        </draw:frame>
        <draw:frame draw:style-name="gr2" draw:text-style-name="P3" draw:layer="layout" svg:width="6.339cm" svg:height="0.471cm" svg:x="12.943cm" svg:y="20.058cm">
          <draw:text-box>
            <text:p text:style-name="P1"><text:span text:style-name="T3">старт</text:span><text:span text:style-name="T3">овую </text:span><text:span text:style-name="T3">верш</text:span><text:span text:style-name="T3">ину и </text:span><text:span text:style-name="T3">симво</text:span><text:span text:style-name="T3">льные </text:span></text:p>
          </draw:text-box>
        </draw:frame>
        <draw:frame draw:style-name="gr2" draw:text-style-name="P3" draw:layer="layout" svg:width="6.225cm" svg:height="0.471cm" svg:x="12.943cm" svg:y="20.545cm">
          <draw:text-box>
            <text:p text:style-name="P1"><text:span text:style-name="T3">пути </text:span><text:span text:style-name="T3">(прео</text:span><text:span text:style-name="T3">бразо</text:span><text:span text:style-name="T3">вывая </text:span><text:span text:style-name="T3">их в </text:span><text:span text:style-name="T3">sympy</text:span><text:span text:style-name="T3">-</text:span></text:p>
          </draw:text-box>
        </draw:frame>
        <draw:frame draw:style-name="gr2" draw:text-style-name="P3" draw:layer="layout" svg:width="2.258cm" svg:height="0.471cm" svg:x="12.943cm" svg:y="21.032cm">
          <draw:text-box>
            <text:p text:style-name="P1"><text:span text:style-name="T3">выра</text:span><text:span text:style-name="T3">жения</text:span><text:span text:style-name="T3">) </text:span></text:p>
          </draw:text-box>
        </draw:frame>
        <draw:frame draw:style-name="gr2" draw:text-style-name="P3" draw:layer="layout" svg:width="1.407cm" svg:height="0.471cm" svg:x="1.99cm" svg:y="22.023cm">
          <draw:text-box>
            <text:p text:style-name="P1"><text:span text:style-name="T3">evalua</text:span><text:span text:style-name="T3">te</text:span></text:p>
          </draw:text-box>
        </draw:frame>
        <draw:frame draw:style-name="gr2" draw:text-style-name="P3" draw:layer="layout" svg:width="1.907cm" svg:height="0.471cm" svg:x="5.958cm" svg:y="22.023cm">
          <draw:text-box>
            <text:p text:style-name="P1"><text:span text:style-name="T3">Итого</text:span><text:span text:style-name="T3">вый </text:span></text:p>
          </draw:text-box>
        </draw:frame>
        <draw:frame draw:style-name="gr2" draw:text-style-name="P3" draw:layer="layout" svg:width="2.157cm" svg:height="0.471cm" svg:x="5.958cm" svg:y="22.51cm">
          <draw:text-box>
            <text:p text:style-name="P1"><text:span text:style-name="T3">резул</text:span><text:span text:style-name="T3">ьтат в </text:span></text:p>
          </draw:text-box>
        </draw:frame>
        <draw:frame draw:style-name="gr2" draw:text-style-name="P3" draw:layer="layout" svg:width="2.826cm" svg:height="0.471cm" svg:x="5.958cm" svg:y="22.997cm">
          <draw:text-box>
            <text:p text:style-name="P1"><text:span text:style-name="T3">форма</text:span><text:span text:style-name="T3">те </text:span><text:span text:style-name="T3">LaTe</text:span><text:span text:style-name="T3">X</text:span></text:p>
          </draw:text-box>
        </draw:frame>
        <draw:frame draw:style-name="gr2" draw:text-style-name="P3" draw:layer="layout" svg:width="2.521cm" svg:height="0.471cm" svg:x="9.768cm" svg:y="22.023cm">
          <draw:text-box>
            <text:p text:style-name="P1"><text:span text:style-name="T3">Paths </text:span><text:span text:style-name="T3">(спис</text:span><text:span text:style-name="T3">ок </text:span></text:p>
          </draw:text-box>
        </draw:frame>
        <draw:frame draw:style-name="gr2" draw:text-style-name="P3" draw:layer="layout" svg:width="1.272cm" svg:height="0.471cm" svg:x="9.768cm" svg:y="22.51cm">
          <draw:text-box>
            <text:p text:style-name="P1"><text:span text:style-name="T3">sympy</text:span><text:span text:style-name="T3">-</text:span></text:p>
          </draw:text-box>
        </draw:frame>
        <draw:frame draw:style-name="gr2" draw:text-style-name="P3" draw:layer="layout" svg:width="2.153cm" svg:height="0.471cm" svg:x="9.768cm" svg:y="22.997cm">
          <draw:text-box>
            <text:p text:style-name="P1"><text:span text:style-name="T3">выра</text:span><text:span text:style-name="T3">жени</text:span><text:span text:style-name="T3">й </text:span></text:p>
          </draw:text-box>
        </draw:frame>
        <draw:frame draw:style-name="gr2" draw:text-style-name="P3" draw:layer="layout" svg:width="1.653cm" svg:height="0.471cm" svg:x="9.768cm" svg:y="23.483cm">
          <draw:text-box>
            <text:p text:style-name="P1"><text:span text:style-name="T3">путей </text:span><text:span text:style-name="T3">из </text:span></text:p>
          </draw:text-box>
        </draw:frame>
        <draw:frame draw:style-name="gr2" draw:text-style-name="P3" draw:layer="layout" svg:width="1.805cm" svg:height="0.471cm" svg:x="9.768cm" svg:y="23.97cm">
          <draw:text-box>
            <text:p text:style-name="P1"><text:span text:style-name="T3">верш</text:span><text:span text:style-name="T3">ины)</text:span></text:p>
          </draw:text-box>
        </draw:frame>
        <draw:frame draw:style-name="gr2" draw:text-style-name="P3" draw:layer="layout" svg:width="4.989cm" svg:height="0.471cm" svg:x="12.943cm" svg:y="22.023cm">
          <draw:text-box>
            <text:p text:style-name="P1"><text:span text:style-name="T3">Вычи</text:span><text:span text:style-name="T3">сляет </text:span><text:span text:style-name="T3">по </text:span><text:span text:style-name="T3">всем </text:span><text:span text:style-name="T3">путям </text:span><text:span text:style-name="T3">l </text:span></text:p>
          </draw:text-box>
        </draw:frame>
        <draw:frame draw:style-name="gr2" draw:text-style-name="P3" draw:layer="layout" svg:width="6.72cm" svg:height="0.471cm" svg:x="12.943cm" svg:y="22.51cm">
          <draw:text-box>
            <text:p text:style-name="P1"><text:span text:style-name="T3">произ</text:span><text:span text:style-name="T3">веден</text:span><text:span text:style-name="T3">ие </text:span><text:span text:style-name="T3">выра</text:span><text:span text:style-name="T3">жени</text:span><text:span text:style-name="T3">й t/(1-</text:span><text:span text:style-name="T3">e^(l*t)</text:span><text:span text:style-name="T3">)</text:span></text:p>
          </draw:text-box>
        </draw:frame>
        <draw:frame draw:style-name="gr2" draw:text-style-name="P3" draw:layer="layout" svg:width="4.362cm" svg:height="0.471cm" svg:x="12.943cm" svg:y="22.997cm">
          <draw:text-box>
            <text:p text:style-name="P1"><text:span text:style-name="T3">и </text:span><text:span text:style-name="T3">запис</text:span><text:span text:style-name="T3">ывает </text:span><text:span text:style-name="T3">в </text:span><text:span text:style-name="T3">реуль</text:span><text:span text:style-name="T3">тат</text:span></text:p>
          </draw:text-box>
        </draw:frame>
        <draw:frame draw:style-name="gr2" draw:text-style-name="P3" draw:layer="layout" svg:width="0.849cm" svg:height="0.471cm" svg:x="1.99cm" svg:y="24.475cm">
          <draw:text-box>
            <text:p text:style-name="P1"><text:span text:style-name="T3">main</text:span></text:p>
          </draw:text-box>
        </draw:frame>
        <draw:frame draw:style-name="gr2" draw:text-style-name="P3" draw:layer="layout" svg:width="5.662cm" svg:height="0.471cm" svg:x="12.943cm" svg:y="24.475cm">
          <draw:text-box>
            <text:p text:style-name="P1"><text:span text:style-name="T3">Управ</text:span><text:span text:style-name="T3">ляет </text:span><text:span text:style-name="T3">флоу </text:span><text:span text:style-name="T3">вычис</text:span><text:span text:style-name="T3">лений </text:span><text:span text:style-name="T3">и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3.41cm" svg:height="0.471cm" svg:x="12.943cm" svg:y="24.961cm">
          <draw:text-box>
            <text:p text:style-name="P1"><text:span text:style-name="T3">печат</text:span><text:span text:style-name="T3">ает </text:span><text:span text:style-name="T3">резул</text:span><text:span text:style-name="T3">ьтат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39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8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line draw:style-name="gr31" draw:text-style-name="P4" draw:layer="layout" svg:x1="1.852cm" svg:y1="4.33cm" svg:x2="19.977cm" svg:y2="4.33cm">
          <text:p/>
        </draw:line>
        <draw:line draw:style-name="gr31" draw:text-style-name="P4" draw:layer="layout" svg:x1="1.869cm" svg:y1="4.87cm" svg:x2="19.96cm" svg:y2="4.87cm">
          <text:p/>
        </draw:line>
        <draw:line draw:style-name="gr3" draw:text-style-name="P4" draw:layer="layout" svg:x1="1.869cm" svg:y1="5.392cm" svg:x2="19.96cm" svg:y2="5.392cm">
          <text:p/>
        </draw:line>
        <draw:line draw:style-name="gr3" draw:text-style-name="P4" draw:layer="layout" svg:x1="1.869cm" svg:y1="5.897cm" svg:x2="19.96cm" svg:y2="5.897cm">
          <text:p/>
        </draw:line>
        <draw:line draw:style-name="gr3" draw:text-style-name="P4" draw:layer="layout" svg:x1="1.869cm" svg:y1="6.888cm" svg:x2="19.96cm" svg:y2="6.888cm">
          <text:p/>
        </draw:line>
        <draw:line draw:style-name="gr3" draw:text-style-name="P4" draw:layer="layout" svg:x1="1.869cm" svg:y1="7.879cm" svg:x2="19.96cm" svg:y2="7.879cm">
          <text:p/>
        </draw:line>
        <draw:line draw:style-name="gr3" draw:text-style-name="P4" draw:layer="layout" svg:x1="1.869cm" svg:y1="8.87cm" svg:x2="19.96cm" svg:y2="8.87cm">
          <text:p/>
        </draw:line>
        <draw:line draw:style-name="gr31" draw:text-style-name="P4" draw:layer="layout" svg:x1="1.876cm" svg:y1="4.302cm" svg:x2="1.876cm" svg:y2="4.895cm">
          <text:p/>
        </draw:line>
        <draw:line draw:style-name="gr3" draw:text-style-name="P4" draw:layer="layout" svg:x1="1.876cm" svg:y1="4.842cm" svg:x2="1.876cm" svg:y2="8.878cm">
          <text:p/>
        </draw:line>
        <draw:line draw:style-name="gr3" draw:text-style-name="P4" draw:layer="layout" svg:x1="6.124cm" svg:y1="4.842cm" svg:x2="6.124cm" svg:y2="8.878cm">
          <text:p/>
        </draw:line>
        <draw:line draw:style-name="gr3" draw:text-style-name="P4" draw:layer="layout" svg:x1="12.167cm" svg:y1="4.842cm" svg:x2="12.167cm" svg:y2="8.878cm">
          <text:p/>
        </draw:line>
        <draw:line draw:style-name="gr31" draw:text-style-name="P4" draw:layer="layout" svg:x1="19.949cm" svg:y1="4.302cm" svg:x2="19.949cm" svg:y2="4.895cm">
          <text:p/>
        </draw:line>
        <draw:line draw:style-name="gr3" draw:text-style-name="P4" draw:layer="layout" svg:x1="19.949cm" svg:y1="4.842cm" svg:x2="19.949cm" svg:y2="8.878cm">
          <text:p/>
        </draw:line>
        <draw:frame draw:style-name="gr2" draw:text-style-name="P3" draw:layer="layout" svg:width="10.535cm" svg:height="0.471cm" svg:x="2.004cm" svg:y="2.719cm">
          <draw:text-box>
            <text:p text:style-name="P1"><text:span text:style-name="T4">ihara</text:span><text:span text:style-name="T4">_edge.</text:span><text:span text:style-name="T4">py – </text:span><text:span text:style-name="T4">вычи</text:span><text:span text:style-name="T4">слени</text:span><text:span text:style-name="T4">е </text:span><text:span text:style-name="T4">функ</text:span><text:span text:style-name="T4">ции </text:span><text:span text:style-name="T4">Ихар</text:span><text:span text:style-name="T4">ы на </text:span><text:span text:style-name="T4">ребра</text:span><text:span text:style-name="T4">х</text:span></text:p>
          </draw:text-box>
        </draw:frame>
        <draw:frame draw:style-name="gr2" draw:text-style-name="P3" draw:layer="layout" svg:width="0.925cm" svg:height="0.471cm" svg:x="1.99cm" svg:y="4.373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4.91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0.777cm" svg:height="0.471cm" svg:x="6.241cm" svg:y="4.913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4.91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596cm" svg:height="0.471cm" svg:x="1.99cm" svg:y="5.418cm">
          <draw:text-box>
            <text:p text:style-name="P1"><text:span text:style-name="T3">DAT</text:span><text:span text:style-name="T3">A_FI</text:span><text:span text:style-name="T3">LE_P</text:span><text:span text:style-name="T3">ATH</text:span></text:p>
          </draw:text-box>
        </draw:frame>
        <draw:frame draw:style-name="gr2" draw:text-style-name="P3" draw:layer="layout" svg:width="0.425cm" svg:height="0.471cm" svg:x="6.241cm" svg:y="5.418cm">
          <draw:text-box>
            <text:p text:style-name="P1"><text:span text:style-name="T3">str</text:span></text:p>
          </draw:text-box>
        </draw:frame>
        <draw:frame draw:style-name="gr2" draw:text-style-name="P3" draw:layer="layout" svg:width="4.468cm" svg:height="0.471cm" svg:x="12.28cm" svg:y="5.418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данн</text:span><text:span text:style-name="T3">ыми</text:span></text:p>
          </draw:text-box>
        </draw:frame>
        <draw:frame draw:style-name="gr2" draw:text-style-name="P3" draw:layer="layout" svg:width="3.791cm" svg:height="0.471cm" svg:x="1.99cm" svg:y="5.922cm">
          <draw:text-box>
            <text:p text:style-name="P1"><text:span text:style-name="T3">SAM</text:span><text:span text:style-name="T3">PLE_</text:span><text:span text:style-name="T3">FILE_</text:span><text:span text:style-name="T3">PAT</text:span></text:p>
          </draw:text-box>
        </draw:frame>
        <draw:frame draw:style-name="gr2" draw:text-style-name="P3" draw:layer="layout" svg:width="0.422cm" svg:height="0.471cm" svg:x="1.99cm" svg:y="6.409cm">
          <draw:text-box>
            <text:p text:style-name="P1"><text:span text:style-name="T3">H</text:span></text:p>
          </draw:text-box>
        </draw:frame>
        <draw:frame draw:style-name="gr2" draw:text-style-name="P3" draw:layer="layout" svg:width="0.425cm" svg:height="0.471cm" svg:x="6.241cm" svg:y="5.922cm">
          <draw:text-box>
            <text:p text:style-name="P1"><text:span text:style-name="T3">str</text:span></text:p>
          </draw:text-box>
        </draw:frame>
        <draw:frame draw:style-name="gr2" draw:text-style-name="P3" draw:layer="layout" svg:width="7.178cm" svg:height="0.471cm" svg:x="12.28cm" svg:y="5.922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шабло</text:span><text:span text:style-name="T3">ном </text:span><text:span text:style-name="T3">файла</text:span><text:span text:style-name="T3">-</text:span><text:span text:style-name="T3">ответ</text:span><text:span text:style-name="T3">а</text:span></text:p>
          </draw:text-box>
        </draw:frame>
        <draw:frame draw:style-name="gr2" draw:text-style-name="P3" draw:layer="layout" svg:width="3.037cm" svg:height="0.471cm" svg:x="1.99cm" svg:y="6.913cm">
          <draw:text-box>
            <text:p text:style-name="P1"><text:span text:style-name="T3">EDG</text:span><text:span text:style-name="T3">ES_P</text:span><text:span text:style-name="T3">REFI</text:span><text:span text:style-name="T3">X</text:span></text:p>
          </draw:text-box>
        </draw:frame>
        <draw:frame draw:style-name="gr2" draw:text-style-name="P3" draw:layer="layout" svg:width="0.425cm" svg:height="0.471cm" svg:x="6.241cm" svg:y="6.913cm">
          <draw:text-box>
            <text:p text:style-name="P1"><text:span text:style-name="T3">str</text:span></text:p>
          </draw:text-box>
        </draw:frame>
        <draw:frame draw:style-name="gr2" draw:text-style-name="P3" draw:layer="layout" svg:width="6.78cm" svg:height="0.471cm" svg:x="12.28cm" svg:y="6.913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слова</text:span><text:span text:style-name="T3">ря </text:span></text:p>
          </draw:text-box>
        </draw:frame>
        <draw:frame draw:style-name="gr2" draw:text-style-name="P3" draw:layer="layout" svg:width="4.362cm" svg:height="0.471cm" svg:x="12.28cm" svg:y="7.4cm">
          <draw:text-box>
            <text:p text:style-name="P1"><text:span text:style-name="T3">ориен</text:span><text:span text:style-name="T3">тиров</text:span><text:span text:style-name="T3">анны</text:span><text:span text:style-name="T3">х </text:span><text:span text:style-name="T3">ребер</text:span></text:p>
          </draw:text-box>
        </draw:frame>
        <draw:frame draw:style-name="gr2" draw:text-style-name="P3" draw:layer="layout" svg:width="2.453cm" svg:height="0.471cm" svg:x="1.99cm" svg:y="7.905cm">
          <draw:text-box>
            <text:p text:style-name="P1"><text:span text:style-name="T3">RES_</text:span><text:span text:style-name="T3">PREF</text:span><text:span text:style-name="T3">IX</text:span></text:p>
          </draw:text-box>
        </draw:frame>
        <draw:frame draw:style-name="gr2" draw:text-style-name="P3" draw:layer="layout" svg:width="0.425cm" svg:height="0.471cm" svg:x="6.241cm" svg:y="7.905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7.905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line draw:style-name="gr31" draw:text-style-name="P4" draw:layer="layout" svg:x1="1.852cm" svg:y1="9.7cm" svg:x2="19.977cm" svg:y2="9.7cm">
          <text:p/>
        </draw:line>
        <draw:line draw:style-name="gr31" draw:text-style-name="P4" draw:layer="layout" svg:x1="1.869cm" svg:y1="10.239cm" svg:x2="19.96cm" svg:y2="10.239cm">
          <text:p/>
        </draw:line>
        <draw:line draw:style-name="gr31" draw:text-style-name="P4" draw:layer="layout" svg:x1="1.869cm" svg:y1="10.779cm" svg:x2="19.96cm" svg:y2="10.779cm">
          <text:p/>
        </draw:line>
        <draw:line draw:style-name="gr3" draw:text-style-name="P4" draw:layer="layout" svg:x1="1.869cm" svg:y1="12.762cm" svg:x2="19.96cm" svg:y2="12.762cm">
          <text:p/>
        </draw:line>
        <draw:line draw:style-name="gr3" draw:text-style-name="P4" draw:layer="layout" svg:x1="1.869cm" svg:y1="15.277cm" svg:x2="19.96cm" svg:y2="15.277cm">
          <text:p/>
        </draw:line>
        <draw:line draw:style-name="gr3" draw:text-style-name="P4" draw:layer="layout" svg:x1="1.869cm" svg:y1="16.268cm" svg:x2="19.96cm" svg:y2="16.268cm">
          <text:p/>
        </draw:line>
        <draw:line draw:style-name="gr31" draw:text-style-name="P4" draw:layer="layout" svg:x1="1.876cm" svg:y1="9.671cm" svg:x2="1.876cm" svg:y2="10.264cm">
          <text:p/>
        </draw:line>
        <draw:line draw:style-name="gr3" draw:text-style-name="P4" draw:layer="layout" svg:x1="1.876cm" svg:y1="10.211cm" svg:x2="1.876cm" svg:y2="16.275cm">
          <text:p/>
        </draw:line>
        <draw:line draw:style-name="gr3" draw:text-style-name="P4" draw:layer="layout" svg:x1="5.845cm" svg:y1="10.211cm" svg:x2="5.845cm" svg:y2="16.275cm">
          <text:p/>
        </draw:line>
        <draw:line draw:style-name="gr3" draw:text-style-name="P4" draw:layer="layout" svg:x1="9.655cm" svg:y1="10.211cm" svg:x2="9.655cm" svg:y2="16.275cm">
          <text:p/>
        </draw:line>
        <draw:line draw:style-name="gr3" draw:text-style-name="P4" draw:layer="layout" svg:x1="12.83cm" svg:y1="10.211cm" svg:x2="12.83cm" svg:y2="16.275cm">
          <text:p/>
        </draw:line>
        <draw:line draw:style-name="gr31" draw:text-style-name="P4" draw:layer="layout" svg:x1="19.949cm" svg:y1="9.671cm" svg:x2="19.949cm" svg:y2="10.264cm">
          <text:p/>
        </draw:line>
        <draw:line draw:style-name="gr3" draw:text-style-name="P4" draw:layer="layout" svg:x1="19.949cm" svg:y1="10.211cm" svg:x2="19.949cm" svg:y2="16.275cm">
          <text:p/>
        </draw:line>
        <draw:frame draw:style-name="gr2" draw:text-style-name="P3" draw:layer="layout" svg:width="4.798cm" svg:height="0.471cm" svg:x="12.28cm" svg:y="8.392cm">
          <draw:text-box>
            <text:p text:style-name="P1"><text:span text:style-name="T3">резул</text:span><text:span text:style-name="T3">ьтиру</text:span><text:span text:style-name="T3">ющей </text:span><text:span text:style-name="T3">функ</text:span><text:span text:style-name="T3">ции</text:span></text:p>
          </draw:text-box>
        </draw:frame>
        <draw:frame draw:style-name="gr2" draw:text-style-name="P3" draw:layer="layout" svg:width="1.463cm" svg:height="0.471cm" svg:x="1.99cm" svg:y="9.743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0.282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10.282cm">
          <draw:text-box>
            <text:p text:style-name="P1"><text:span text:style-name="T4">Возвр</text:span><text:span text:style-name="T4">ащае</text:span><text:span text:style-name="T4">т</text:span></text:p>
          </draw:text-box>
        </draw:frame>
        <draw:frame draw:style-name="gr2" draw:text-style-name="P3" draw:layer="layout" svg:width="2.203cm" svg:height="0.471cm" svg:x="9.768cm" svg:y="10.282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2.943cm" svg:y="10.282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64cm" svg:height="0.471cm" svg:x="1.99cm" svg:y="10.822cm">
          <draw:text-box>
            <text:p text:style-name="P1"><text:span text:style-name="T3">read_d</text:span><text:span text:style-name="T3">ata</text:span></text:p>
          </draw:text-box>
        </draw:frame>
        <draw:frame draw:style-name="gr2" draw:text-style-name="P3" draw:layer="layout" svg:width="2.14cm" svg:height="0.471cm" svg:x="5.958cm" svg:y="10.822cm">
          <draw:text-box>
            <text:p text:style-name="P1"><text:span text:style-name="T3">W(ма</text:span><text:span text:style-name="T3">трица </text:span></text:p>
          </draw:text-box>
        </draw:frame>
        <draw:frame draw:style-name="gr2" draw:text-style-name="P3" draw:layer="layout" svg:width="3.444cm" svg:height="0.471cm" svg:x="5.958cm" svg:y="11.309cm">
          <draw:text-box>
            <text:p text:style-name="P1"><text:span text:style-name="T3">смеж</text:span><text:span text:style-name="T3">ности </text:span><text:span text:style-name="T3">ребер)</text:span><text:span text:style-name="T3">, </text:span></text:p>
          </draw:text-box>
        </draw:frame>
        <draw:frame draw:style-name="gr2" draw:text-style-name="P3" draw:layer="layout" svg:width="3.439cm" svg:height="0.471cm" svg:x="5.958cm" svg:y="11.796cm">
          <draw:text-box>
            <text:p text:style-name="P1"><text:span text:style-name="T3">edge_</text:span><text:span text:style-name="T3">order(</text:span><text:span text:style-name="T3">слова</text:span><text:span text:style-name="T3">рь</text:span></text:p>
          </draw:text-box>
        </draw:frame>
        <draw:frame draw:style-name="gr2" draw:text-style-name="P3" draw:layer="layout" svg:width="1.153cm" svg:height="0.471cm" svg:x="5.958cm" svg:y="12.283cm">
          <draw:text-box>
            <text:p text:style-name="P1"><text:span text:style-name="T3">ребер)</text:span></text:p>
          </draw:text-box>
        </draw:frame>
        <draw:frame draw:style-name="gr2" draw:text-style-name="P3" draw:layer="layout" svg:width="5.831cm" svg:height="0.471cm" svg:x="12.943cm" svg:y="10.822cm">
          <draw:text-box>
            <text:p text:style-name="P1"><text:span text:style-name="T3">Читае</text:span><text:span text:style-name="T3">т </text:span><text:span text:style-name="T3">данн</text:span><text:span text:style-name="T3">ые из </text:span><text:span text:style-name="T3">json </text:span><text:span text:style-name="T3">файла </text:span><text:span text:style-name="T3">— </text:span></text:p>
          </draw:text-box>
        </draw:frame>
        <draw:frame draw:style-name="gr2" draw:text-style-name="P3" draw:layer="layout" svg:width="6.665cm" svg:height="0.471cm" svg:x="12.943cm" svg:y="11.309cm">
          <draw:text-box>
            <text:p text:style-name="P1"><text:span text:style-name="T3">матри</text:span><text:span text:style-name="T3">цу </text:span><text:span text:style-name="T3">смеж</text:span><text:span text:style-name="T3">ности </text:span><text:span text:style-name="T3">рёбер </text:span><text:span text:style-name="T3">и </text:span><text:span text:style-name="T3">слова</text:span><text:span text:style-name="T3">рь </text:span></text:p>
          </draw:text-box>
        </draw:frame>
        <draw:frame draw:style-name="gr2" draw:text-style-name="P3" draw:layer="layout" svg:width="1.014cm" svg:height="0.471cm" svg:x="12.943cm" svg:y="11.796cm">
          <draw:text-box>
            <text:p text:style-name="P1"><text:span text:style-name="T3">рёбер</text:span></text:p>
          </draw:text-box>
        </draw:frame>
        <draw:frame draw:style-name="gr2" draw:text-style-name="P3" draw:layer="layout" svg:width="2.14cm" svg:height="0.471cm" svg:x="1.99cm" svg:y="12.787cm">
          <draw:text-box>
            <text:p text:style-name="P1"><text:span text:style-name="T3">form_</text:span><text:span text:style-name="T3">matrix</text:span></text:p>
          </draw:text-box>
        </draw:frame>
        <draw:frame draw:style-name="gr2" draw:text-style-name="P3" draw:layer="layout" svg:width="3.397cm" svg:height="0.471cm" svg:x="5.958cm" svg:y="12.787cm">
          <draw:text-box>
            <text:p text:style-name="P1"><text:span text:style-name="T3">W_sy</text:span><text:span text:style-name="T3">mb(си</text:span><text:span text:style-name="T3">мволь</text:span><text:span text:style-name="T3">н</text:span></text:p>
          </draw:text-box>
        </draw:frame>
        <draw:frame draw:style-name="gr2" draw:text-style-name="P3" draw:layer="layout" svg:width="3.499cm" svg:height="0.471cm" svg:x="5.958cm" svg:y="13.274cm">
          <draw:text-box>
            <text:p text:style-name="P1"><text:span text:style-name="T3">ая </text:span><text:span text:style-name="T3">матри</text:span><text:span text:style-name="T3">ца </text:span><text:span text:style-name="T3">ребер </text:span><text:span text:style-name="T3">с </text:span></text:p>
          </draw:text-box>
        </draw:frame>
        <draw:frame draw:style-name="gr2" draw:text-style-name="P3" draw:layer="layout" svg:width="2.821cm" svg:height="0.471cm" svg:x="5.958cm" svg:y="13.761cm">
          <draw:text-box>
            <text:p text:style-name="P1"><text:span text:style-name="T3">компл</text:span><text:span text:style-name="T3">ексны</text:span><text:span text:style-name="T3">ми </text:span></text:p>
          </draw:text-box>
        </draw:frame>
        <draw:frame draw:style-name="gr2" draw:text-style-name="P3" draw:layer="layout" svg:width="1.661cm" svg:height="0.471cm" svg:x="5.958cm" svg:y="14.248cm">
          <draw:text-box>
            <text:p text:style-name="P1"><text:span text:style-name="T3">числа</text:span><text:span text:style-name="T3">ми)</text:span></text:p>
          </draw:text-box>
        </draw:frame>
        <draw:frame draw:style-name="gr2" draw:text-style-name="P3" draw:layer="layout" svg:width="2.14cm" svg:height="0.471cm" svg:x="9.768cm" svg:y="12.787cm">
          <draw:text-box>
            <text:p text:style-name="P1"><text:span text:style-name="T3">W(ма</text:span><text:span text:style-name="T3">трица </text:span></text:p>
          </draw:text-box>
        </draw:frame>
        <draw:frame draw:style-name="gr2" draw:text-style-name="P3" draw:layer="layout" svg:width="2.081cm" svg:height="0.471cm" svg:x="9.768cm" svg:y="13.274cm">
          <draw:text-box>
            <text:p text:style-name="P1"><text:span text:style-name="T3">смеж</text:span><text:span text:style-name="T3">ности </text:span></text:p>
          </draw:text-box>
        </draw:frame>
        <draw:frame draw:style-name="gr2" draw:text-style-name="P3" draw:layer="layout" svg:width="1.153cm" svg:height="0.471cm" svg:x="9.768cm" svg:y="13.761cm">
          <draw:text-box>
            <text:p text:style-name="P1"><text:span text:style-name="T3">ребер)</text:span></text:p>
          </draw:text-box>
        </draw:frame>
        <draw:frame draw:style-name="gr2" draw:text-style-name="P3" draw:layer="layout" svg:width="5.84cm" svg:height="0.471cm" svg:x="12.943cm" svg:y="12.787cm">
          <draw:text-box>
            <text:p text:style-name="P1"><text:span text:style-name="T3">Прин</text:span><text:span text:style-name="T3">имает </text:span><text:span text:style-name="T3">матри</text:span><text:span text:style-name="T3">цу </text:span><text:span text:style-name="T3">смеж</text:span><text:span text:style-name="T3">ности </text:span></text:p>
          </draw:text-box>
        </draw:frame>
        <draw:frame draw:style-name="gr2" draw:text-style-name="P3" draw:layer="layout" svg:width="6.394cm" svg:height="0.471cm" svg:x="12.943cm" svg:y="13.274cm">
          <draw:text-box>
            <text:p text:style-name="P1"><text:span text:style-name="T3">ребер </text:span><text:span text:style-name="T3">и </text:span><text:span text:style-name="T3">преоб</text:span><text:span text:style-name="T3">разует </text:span><text:span text:style-name="T3">ее в </text:span><text:span text:style-name="T3">итого</text:span><text:span text:style-name="T3">вую </text:span></text:p>
          </draw:text-box>
        </draw:frame>
        <draw:frame draw:style-name="gr2" draw:text-style-name="P3" draw:layer="layout" svg:width="5.958cm" svg:height="0.471cm" svg:x="12.943cm" svg:y="13.761cm">
          <draw:text-box>
            <text:p text:style-name="P1"><text:span text:style-name="T3">матри</text:span><text:span text:style-name="T3">цу, </text:span><text:span text:style-name="T3">где </text:span><text:span text:style-name="T3">стоит </text:span><text:span text:style-name="T3">компл</text:span><text:span text:style-name="T3">ексно</text:span><text:span text:style-name="T3">е </text:span></text:p>
          </draw:text-box>
        </draw:frame>
        <draw:frame draw:style-name="gr2" draw:text-style-name="P3" draw:layer="layout" svg:width="1.158cm" svg:height="0.471cm" svg:x="12.943cm" svg:y="14.248cm">
          <draw:text-box>
            <text:p text:style-name="P1"><text:span text:style-name="T3">число </text:span></text:p>
          </draw:text-box>
        </draw:frame>
        <draw:frame draw:style-name="gr2" draw:text-style-name="P3" draw:layer="layout" svg:width="0.422cm" svg:height="0.471cm" svg:x="14.404cm" svg:y="14.244cm">
          <draw:text-box>
            <text:p text:style-name="P1"><text:span text:style-name="T10">w</text:span></text:p>
          </draw:text-box>
        </draw:frame>
        <draw:frame draw:style-name="gr7" draw:text-style-name="P10" draw:layer="layout" svg:width="0.253cm" svg:height="0.28cm" svg:x="14.725cm" svg:y="14.501cm">
          <draw:text-box>
            <text:p text:style-name="P1"><text:span text:style-name="T11">i j</text:span></text:p>
          </draw:text-box>
        </draw:frame>
        <draw:frame draw:style-name="gr2" draw:text-style-name="P3" draw:layer="layout" svg:width="4.346cm" svg:height="0.471cm" svg:x="15.233cm" svg:y="14.248cm">
          <draw:text-box>
            <text:p text:style-name="P1"><text:span text:style-name="T3"><text:s/></text:span><text:span text:style-name="T3">если </text:span><text:span text:style-name="T3">ребра </text:span><text:span text:style-name="T3">смеж</text:span><text:span text:style-name="T3">ны и </text:span><text:span text:style-name="T3">0 </text:span></text:p>
          </draw:text-box>
        </draw:frame>
        <draw:frame draw:style-name="gr2" draw:text-style-name="P3" draw:layer="layout" svg:width="1.043cm" svg:height="0.471cm" svg:x="12.943cm" svg:y="14.798cm">
          <draw:text-box>
            <text:p text:style-name="P1"><text:span text:style-name="T3">иначе</text:span></text:p>
          </draw:text-box>
        </draw:frame>
        <draw:frame draw:style-name="gr2" draw:text-style-name="P3" draw:layer="layout" svg:width="0.849cm" svg:height="0.471cm" svg:x="1.99cm" svg:y="15.302cm">
          <draw:text-box>
            <text:p text:style-name="P1"><text:span text:style-name="T3">main</text:span></text:p>
          </draw:text-box>
        </draw:frame>
        <draw:frame draw:style-name="gr2" draw:text-style-name="P3" draw:layer="layout" svg:width="6.001cm" svg:height="0.471cm" svg:x="12.943cm" svg:y="15.302cm">
          <draw:text-box>
            <text:p text:style-name="P1"><text:span text:style-name="T3">Запис</text:span><text:span text:style-name="T3">ывает </text:span><text:span text:style-name="T3">резул</text:span><text:span text:style-name="T3">ьтат в </text:span><text:span text:style-name="T3">строк</text:span><text:span text:style-name="T3">у и </text:span></text:p>
          </draw:text-box>
        </draw:frame>
        <draw:frame draw:style-name="gr2" draw:text-style-name="P3" draw:layer="layout" svg:width="2.004cm" svg:height="0.471cm" svg:x="12.943cm" svg:y="15.789cm">
          <draw:text-box>
            <text:p text:style-name="P1"><text:span text:style-name="T3">вывод</text:span><text:span text:style-name="T3">ит ее</text:span></text:p>
          </draw:text-box>
        </draw:frame>
        <draw:line draw:style-name="gr31" draw:text-style-name="P4" draw:layer="layout" svg:x1="1.852cm" svg:y1="19.521cm" svg:x2="19.977cm" svg:y2="19.521cm">
          <text:p/>
        </draw:line>
        <draw:line draw:style-name="gr31" draw:text-style-name="P4" draw:layer="layout" svg:x1="1.869cm" svg:y1="20.061cm" svg:x2="19.96cm" svg:y2="20.061cm">
          <text:p/>
        </draw:line>
        <draw:line draw:style-name="gr3" draw:text-style-name="P4" draw:layer="layout" svg:x1="1.869cm" svg:y1="20.583cm" svg:x2="19.96cm" svg:y2="20.583cm">
          <text:p/>
        </draw:line>
        <draw:line draw:style-name="gr3" draw:text-style-name="P4" draw:layer="layout" svg:x1="1.869cm" svg:y1="21.087cm" svg:x2="19.96cm" svg:y2="21.087cm">
          <text:p/>
        </draw:line>
        <draw:line draw:style-name="gr3" draw:text-style-name="P4" draw:layer="layout" svg:x1="1.869cm" svg:y1="22.078cm" svg:x2="19.96cm" svg:y2="22.078cm">
          <text:p/>
        </draw:line>
        <draw:line draw:style-name="gr3" draw:text-style-name="P4" draw:layer="layout" svg:x1="1.869cm" svg:y1="23.07cm" svg:x2="19.96cm" svg:y2="23.07cm">
          <text:p/>
        </draw:line>
        <draw:line draw:style-name="gr3" draw:text-style-name="P4" draw:layer="layout" svg:x1="1.869cm" svg:y1="24.061cm" svg:x2="19.96cm" svg:y2="24.061cm">
          <text:p/>
        </draw:line>
        <draw:line draw:style-name="gr3" draw:text-style-name="P4" draw:layer="layout" svg:x1="1.869cm" svg:y1="25.052cm" svg:x2="19.96cm" svg:y2="25.052cm">
          <text:p/>
        </draw:line>
        <draw:line draw:style-name="gr3" draw:text-style-name="P4" draw:layer="layout" svg:x1="1.869cm" svg:y1="25.557cm" svg:x2="19.96cm" svg:y2="25.557cm">
          <text:p/>
        </draw:line>
        <draw:line draw:style-name="gr31" draw:text-style-name="P4" draw:layer="layout" svg:x1="1.876cm" svg:y1="19.493cm" svg:x2="1.876cm" svg:y2="20.085cm">
          <text:p/>
        </draw:line>
        <draw:line draw:style-name="gr3" draw:text-style-name="P4" draw:layer="layout" svg:x1="1.876cm" svg:y1="20.032cm" svg:x2="1.876cm" svg:y2="25.564cm">
          <text:p/>
        </draw:line>
        <draw:line draw:style-name="gr3" draw:text-style-name="P4" draw:layer="layout" svg:x1="6.124cm" svg:y1="20.032cm" svg:x2="6.124cm" svg:y2="25.564cm">
          <text:p/>
        </draw:line>
        <draw:line draw:style-name="gr3" draw:text-style-name="P4" draw:layer="layout" svg:x1="12.167cm" svg:y1="20.032cm" svg:x2="12.167cm" svg:y2="25.564cm">
          <text:p/>
        </draw:line>
        <draw:line draw:style-name="gr31" draw:text-style-name="P4" draw:layer="layout" svg:x1="19.949cm" svg:y1="19.493cm" svg:x2="19.949cm" svg:y2="20.085cm">
          <text:p/>
        </draw:line>
        <draw:line draw:style-name="gr3" draw:text-style-name="P4" draw:layer="layout" svg:x1="19.949cm" svg:y1="20.032cm" svg:x2="19.949cm" svg:y2="25.564cm">
          <text:p/>
        </draw:line>
        <draw:frame draw:style-name="gr2" draw:text-style-name="P3" draw:layer="layout" svg:width="10.348cm" svg:height="0.471cm" svg:x="2.004cm" svg:y="17.909cm">
          <draw:text-box>
            <text:p text:style-name="P1"><text:span text:style-name="T4">ihara</text:span><text:span text:style-name="T4">_path.</text:span><text:span text:style-name="T4">py – </text:span><text:span text:style-name="T4">вычи</text:span><text:span text:style-name="T4">слени</text:span><text:span text:style-name="T4">е </text:span><text:span text:style-name="T4">функ</text:span><text:span text:style-name="T4">ции </text:span><text:span text:style-name="T4">Ихар</text:span><text:span text:style-name="T4">ы на </text:span><text:span text:style-name="T4">путях</text:span></text:p>
          </draw:text-box>
        </draw:frame>
        <draw:frame draw:style-name="gr2" draw:text-style-name="P3" draw:layer="layout" svg:width="0.925cm" svg:height="0.471cm" svg:x="1.99cm" svg:y="19.564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20.10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0.777cm" svg:height="0.471cm" svg:x="6.241cm" svg:y="20.10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20.10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596cm" svg:height="0.471cm" svg:x="1.99cm" svg:y="20.608cm">
          <draw:text-box>
            <text:p text:style-name="P1"><text:span text:style-name="T3">DAT</text:span><text:span text:style-name="T3">A_FI</text:span><text:span text:style-name="T3">LE_P</text:span><text:span text:style-name="T3">ATH</text:span></text:p>
          </draw:text-box>
        </draw:frame>
        <draw:frame draw:style-name="gr2" draw:text-style-name="P3" draw:layer="layout" svg:width="0.425cm" svg:height="0.471cm" svg:x="6.241cm" svg:y="20.608cm">
          <draw:text-box>
            <text:p text:style-name="P1"><text:span text:style-name="T3">str</text:span></text:p>
          </draw:text-box>
        </draw:frame>
        <draw:frame draw:style-name="gr2" draw:text-style-name="P3" draw:layer="layout" svg:width="4.468cm" svg:height="0.471cm" svg:x="12.28cm" svg:y="20.608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данн</text:span><text:span text:style-name="T3">ыми</text:span></text:p>
          </draw:text-box>
        </draw:frame>
        <draw:frame draw:style-name="gr2" draw:text-style-name="P3" draw:layer="layout" svg:width="3.791cm" svg:height="0.471cm" svg:x="1.99cm" svg:y="21.113cm">
          <draw:text-box>
            <text:p text:style-name="P1"><text:span text:style-name="T3">SAM</text:span><text:span text:style-name="T3">PLE_</text:span><text:span text:style-name="T3">FILE_</text:span><text:span text:style-name="T3">PAT</text:span></text:p>
          </draw:text-box>
        </draw:frame>
        <draw:frame draw:style-name="gr2" draw:text-style-name="P3" draw:layer="layout" svg:width="0.422cm" svg:height="0.471cm" svg:x="1.99cm" svg:y="21.6cm">
          <draw:text-box>
            <text:p text:style-name="P1"><text:span text:style-name="T3">H</text:span></text:p>
          </draw:text-box>
        </draw:frame>
        <draw:frame draw:style-name="gr2" draw:text-style-name="P3" draw:layer="layout" svg:width="0.425cm" svg:height="0.471cm" svg:x="6.241cm" svg:y="21.113cm">
          <draw:text-box>
            <text:p text:style-name="P1"><text:span text:style-name="T3">str</text:span></text:p>
          </draw:text-box>
        </draw:frame>
        <draw:frame draw:style-name="gr2" draw:text-style-name="P3" draw:layer="layout" svg:width="7.178cm" svg:height="0.471cm" svg:x="12.28cm" svg:y="21.113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шабло</text:span><text:span text:style-name="T3">ном </text:span><text:span text:style-name="T3">файла</text:span><text:span text:style-name="T3">-</text:span><text:span text:style-name="T3">ответ</text:span><text:span text:style-name="T3">а</text:span></text:p>
          </draw:text-box>
        </draw:frame>
        <draw:frame draw:style-name="gr2" draw:text-style-name="P3" draw:layer="layout" svg:width="3.037cm" svg:height="0.471cm" svg:x="1.99cm" svg:y="22.104cm">
          <draw:text-box>
            <text:p text:style-name="P1"><text:span text:style-name="T3">EDG</text:span><text:span text:style-name="T3">ES_P</text:span><text:span text:style-name="T3">REFI</text:span><text:span text:style-name="T3">X</text:span></text:p>
          </draw:text-box>
        </draw:frame>
        <draw:frame draw:style-name="gr2" draw:text-style-name="P3" draw:layer="layout" svg:width="0.425cm" svg:height="0.471cm" svg:x="6.241cm" svg:y="22.104cm">
          <draw:text-box>
            <text:p text:style-name="P1"><text:span text:style-name="T3">str</text:span></text:p>
          </draw:text-box>
        </draw:frame>
        <draw:frame draw:style-name="gr2" draw:text-style-name="P3" draw:layer="layout" svg:width="6.78cm" svg:height="0.471cm" svg:x="12.28cm" svg:y="22.104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слова</text:span><text:span text:style-name="T3">ря </text:span></text:p>
          </draw:text-box>
        </draw:frame>
        <draw:frame draw:style-name="gr2" draw:text-style-name="P3" draw:layer="layout" svg:width="4.362cm" svg:height="0.471cm" svg:x="12.28cm" svg:y="22.591cm">
          <draw:text-box>
            <text:p text:style-name="P1"><text:span text:style-name="T3">ориен</text:span><text:span text:style-name="T3">тиров</text:span><text:span text:style-name="T3">анны</text:span><text:span text:style-name="T3">х </text:span><text:span text:style-name="T3">ребер</text:span></text:p>
          </draw:text-box>
        </draw:frame>
        <draw:frame draw:style-name="gr2" draw:text-style-name="P3" draw:layer="layout" svg:width="2.453cm" svg:height="0.471cm" svg:x="1.99cm" svg:y="23.095cm">
          <draw:text-box>
            <text:p text:style-name="P1"><text:span text:style-name="T3">RES_</text:span><text:span text:style-name="T3">PREF</text:span><text:span text:style-name="T3">IX</text:span></text:p>
          </draw:text-box>
        </draw:frame>
        <draw:frame draw:style-name="gr2" draw:text-style-name="P3" draw:layer="layout" svg:width="0.425cm" svg:height="0.471cm" svg:x="6.241cm" svg:y="23.095cm">
          <draw:text-box>
            <text:p text:style-name="P1"><text:span text:style-name="T3">str</text:span></text:p>
          </draw:text-box>
        </draw:frame>
        <draw:frame draw:style-name="gr2" draw:text-style-name="P3" draw:layer="layout" svg:width="5.273cm" svg:height="0.471cm" svg:x="12.28cm" svg:y="23.095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/text:p>
          </draw:text-box>
        </draw:frame>
        <draw:frame draw:style-name="gr2" draw:text-style-name="P3" draw:layer="layout" svg:width="4.798cm" svg:height="0.471cm" svg:x="12.28cm" svg:y="23.582cm">
          <draw:text-box>
            <text:p text:style-name="P1"><text:span text:style-name="T3">резул</text:span><text:span text:style-name="T3">ьтиру</text:span><text:span text:style-name="T3">ющей </text:span><text:span text:style-name="T3">функ</text:span><text:span text:style-name="T3">ции</text:span></text:p>
          </draw:text-box>
        </draw:frame>
        <draw:frame draw:style-name="gr2" draw:text-style-name="P3" draw:layer="layout" svg:width="2.733cm" svg:height="0.471cm" svg:x="1.99cm" svg:y="24.087cm">
          <draw:text-box>
            <text:p text:style-name="P1"><text:span text:style-name="T3">TREE</text:span><text:span text:style-name="T3">_PRE</text:span><text:span text:style-name="T3">FIX</text:span></text:p>
          </draw:text-box>
        </draw:frame>
        <draw:frame draw:style-name="gr2" draw:text-style-name="P3" draw:layer="layout" svg:width="0.425cm" svg:height="0.471cm" svg:x="6.241cm" svg:y="24.087cm">
          <draw:text-box>
            <text:p text:style-name="P1"><text:span text:style-name="T3">str</text:span></text:p>
          </draw:text-box>
        </draw:frame>
        <draw:frame draw:style-name="gr2" draw:text-style-name="P3" draw:layer="layout" svg:width="6.39cm" svg:height="0.471cm" svg:x="12.28cm" svg:y="24.087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ребер </text:span></text:p>
          </draw:text-box>
        </draw:frame>
        <draw:frame draw:style-name="gr2" draw:text-style-name="P3" draw:layer="layout" svg:width="5.15cm" svg:height="0.471cm" svg:x="12.28cm" svg:y="24.573cm">
          <draw:text-box>
            <text:p text:style-name="P1"><text:span text:style-name="T3">входя</text:span><text:span text:style-name="T3">щих в </text:span><text:span text:style-name="T3">остов</text:span><text:span text:style-name="T3">ное </text:span><text:span text:style-name="T3">дерев</text:span><text:span text:style-name="T3">о</text:span></text:p>
          </draw:text-box>
        </draw:frame>
        <draw:frame draw:style-name="gr2" draw:text-style-name="P3" draw:layer="layout" svg:width="3.812cm" svg:height="0.471cm" svg:x="1.99cm" svg:y="25.078cm">
          <draw:text-box>
            <text:p text:style-name="P1"><text:span text:style-name="T3">NOT_</text:span><text:span text:style-name="T3">TREE</text:span><text:span text:style-name="T3">_PRE</text:span><text:span text:style-name="T3">FIX</text:span></text:p>
          </draw:text-box>
        </draw:frame>
        <draw:frame draw:style-name="gr2" draw:text-style-name="P3" draw:layer="layout" svg:width="0.425cm" svg:height="0.471cm" svg:x="6.241cm" svg:y="25.078cm">
          <draw:text-box>
            <text:p text:style-name="P1"><text:span text:style-name="T3">str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6.911cm" svg:height="0.471cm" svg:x="12.28cm" svg:y="25.078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ребер </text:span><text:span text:style-name="T3">не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40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39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3.215cm" svg:x2="19.96cm" svg:y2="3.215cm">
          <text:p/>
        </draw:line>
        <draw:line draw:style-name="gr3" draw:text-style-name="P4" draw:layer="layout" svg:x1="1.876cm" svg:y1="2.7cm" svg:x2="1.876cm" svg:y2="3.223cm">
          <text:p/>
        </draw:line>
        <draw:line draw:style-name="gr3" draw:text-style-name="P4" draw:layer="layout" svg:x1="6.124cm" svg:y1="2.7cm" svg:x2="6.124cm" svg:y2="3.223cm">
          <text:p/>
        </draw:line>
        <draw:line draw:style-name="gr3" draw:text-style-name="P4" draw:layer="layout" svg:x1="12.167cm" svg:y1="2.7cm" svg:x2="12.167cm" svg:y2="3.223cm">
          <text:p/>
        </draw:line>
        <draw:line draw:style-name="gr3" draw:text-style-name="P4" draw:layer="layout" svg:x1="19.949cm" svg:y1="2.7cm" svg:x2="19.949cm" svg:y2="3.223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line draw:style-name="gr31" draw:text-style-name="P4" draw:layer="layout" svg:x1="1.852cm" svg:y1="4.044cm" svg:x2="19.977cm" svg:y2="4.044cm">
          <text:p/>
        </draw:line>
        <draw:line draw:style-name="gr31" draw:text-style-name="P4" draw:layer="layout" svg:x1="1.869cm" svg:y1="4.584cm" svg:x2="19.96cm" svg:y2="4.584cm">
          <text:p/>
        </draw:line>
        <draw:line draw:style-name="gr31" draw:text-style-name="P4" draw:layer="layout" svg:x1="1.869cm" svg:y1="5.124cm" svg:x2="19.96cm" svg:y2="5.124cm">
          <text:p/>
        </draw:line>
        <draw:line draw:style-name="gr3" draw:text-style-name="P4" draw:layer="layout" svg:x1="1.869cm" svg:y1="9.541cm" svg:x2="19.96cm" svg:y2="9.541cm">
          <text:p/>
        </draw:line>
        <draw:line draw:style-name="gr3" draw:text-style-name="P4" draw:layer="layout" svg:x1="1.869cm" svg:y1="10.532cm" svg:x2="19.96cm" svg:y2="10.532cm">
          <text:p/>
        </draw:line>
        <draw:line draw:style-name="gr31" draw:text-style-name="P4" draw:layer="layout" svg:x1="1.876cm" svg:y1="4.016cm" svg:x2="1.876cm" svg:y2="4.609cm">
          <text:p/>
        </draw:line>
        <draw:line draw:style-name="gr3" draw:text-style-name="P4" draw:layer="layout" svg:x1="1.876cm" svg:y1="4.556cm" svg:x2="1.876cm" svg:y2="10.539cm">
          <text:p/>
        </draw:line>
        <draw:line draw:style-name="gr3" draw:text-style-name="P4" draw:layer="layout" svg:x1="5.845cm" svg:y1="4.556cm" svg:x2="5.845cm" svg:y2="10.539cm">
          <text:p/>
        </draw:line>
        <draw:line draw:style-name="gr3" draw:text-style-name="P4" draw:layer="layout" svg:x1="9.655cm" svg:y1="4.556cm" svg:x2="9.655cm" svg:y2="10.539cm">
          <text:p/>
        </draw:line>
        <draw:line draw:style-name="gr3" draw:text-style-name="P4" draw:layer="layout" svg:x1="12.83cm" svg:y1="4.556cm" svg:x2="12.83cm" svg:y2="10.539cm">
          <text:p/>
        </draw:line>
        <draw:line draw:style-name="gr31" draw:text-style-name="P4" draw:layer="layout" svg:x1="19.949cm" svg:y1="4.016cm" svg:x2="19.949cm" svg:y2="4.609cm">
          <text:p/>
        </draw:line>
        <draw:line draw:style-name="gr3" draw:text-style-name="P4" draw:layer="layout" svg:x1="19.949cm" svg:y1="4.556cm" svg:x2="19.949cm" svg:y2="10.539cm">
          <text:p/>
        </draw:line>
        <draw:frame draw:style-name="gr2" draw:text-style-name="P3" draw:layer="layout" svg:width="5.15cm" svg:height="0.471cm" svg:x="12.28cm" svg:y="2.736cm">
          <draw:text-box>
            <text:p text:style-name="P1"><text:span text:style-name="T3">входя</text:span><text:span text:style-name="T3">щих в </text:span><text:span text:style-name="T3">остов</text:span><text:span text:style-name="T3">ное </text:span><text:span text:style-name="T3">дерев</text:span><text:span text:style-name="T3">о</text:span></text:p>
          </draw:text-box>
        </draw:frame>
        <draw:frame draw:style-name="gr2" draw:text-style-name="P3" draw:layer="layout" svg:width="1.463cm" svg:height="0.471cm" svg:x="1.99cm" svg:y="4.088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4.627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4.627cm">
          <draw:text-box>
            <text:p text:style-name="P1"><text:span text:style-name="T4">Возвр</text:span><text:span text:style-name="T4">ащае</text:span><text:span text:style-name="T4">т</text:span></text:p>
          </draw:text-box>
        </draw:frame>
        <draw:frame draw:style-name="gr2" draw:text-style-name="P3" draw:layer="layout" svg:width="2.203cm" svg:height="0.471cm" svg:x="9.768cm" svg:y="4.627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2.943cm" svg:y="4.627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1.64cm" svg:height="0.471cm" svg:x="1.99cm" svg:y="5.167cm">
          <draw:text-box>
            <text:p text:style-name="P1"><text:span text:style-name="T3">read_d</text:span><text:span text:style-name="T3">ata</text:span></text:p>
          </draw:text-box>
        </draw:frame>
        <draw:frame draw:style-name="gr2" draw:text-style-name="P3" draw:layer="layout" svg:width="3.503cm" svg:height="0.471cm" svg:x="5.958cm" svg:y="5.167cm">
          <draw:text-box>
            <text:p text:style-name="P1"><text:span text:style-name="T3">W(ма</text:span><text:span text:style-name="T3">трица </text:span><text:span text:style-name="T3">ребер)</text:span><text:span text:style-name="T3">, </text:span></text:p>
          </draw:text-box>
        </draw:frame>
        <draw:frame draw:style-name="gr2" draw:text-style-name="P3" draw:layer="layout" svg:width="3.439cm" svg:height="0.471cm" svg:x="5.958cm" svg:y="5.654cm">
          <draw:text-box>
            <text:p text:style-name="P1"><text:span text:style-name="T3">edge_</text:span><text:span text:style-name="T3">order(</text:span><text:span text:style-name="T3">слова</text:span><text:span text:style-name="T3">рь</text:span></text:p>
          </draw:text-box>
        </draw:frame>
        <draw:frame draw:style-name="gr2" draw:text-style-name="P3" draw:layer="layout" svg:width="1.365cm" svg:height="0.471cm" svg:x="5.958cm" svg:y="6.141cm">
          <draw:text-box>
            <text:p text:style-name="P1"><text:span text:style-name="T3">ребер)</text:span><text:span text:style-name="T3">, </text:span></text:p>
          </draw:text-box>
        </draw:frame>
        <draw:frame draw:style-name="gr2" draw:text-style-name="P3" draw:layer="layout" svg:width="2.479cm" svg:height="0.471cm" svg:x="5.958cm" svg:y="6.628cm">
          <draw:text-box>
            <text:p text:style-name="P1"><text:span text:style-name="T3">spanni</text:span><text:span text:style-name="T3">ng_tre</text:span><text:span text:style-name="T3">e </text:span></text:p>
          </draw:text-box>
        </draw:frame>
        <draw:frame draw:style-name="gr2" draw:text-style-name="P3" draw:layer="layout" svg:width="2.555cm" svg:height="0.471cm" svg:x="5.958cm" svg:y="7.114cm">
          <draw:text-box>
            <text:p text:style-name="P1"><text:span text:style-name="T3">(строк</text:span><text:span text:style-name="T3">а </text:span><text:span text:style-name="T3">ребер </text:span></text:p>
          </draw:text-box>
        </draw:frame>
        <draw:frame draw:style-name="gr2" draw:text-style-name="P3" draw:layer="layout" svg:width="3.465cm" svg:height="0.471cm" svg:x="5.958cm" svg:y="7.601cm">
          <draw:text-box>
            <text:p text:style-name="P1"><text:span text:style-name="T3">остов</text:span><text:span text:style-name="T3">ного </text:span><text:span text:style-name="T3">дерев</text:span><text:span text:style-name="T3">а), </text:span></text:p>
          </draw:text-box>
        </draw:frame>
        <draw:frame draw:style-name="gr2" draw:text-style-name="P3" draw:layer="layout" svg:width="3.452cm" svg:height="0.471cm" svg:x="5.958cm" svg:y="8.088cm">
          <draw:text-box>
            <text:p text:style-name="P1"><text:span text:style-name="T3">not_sp</text:span><text:span text:style-name="T3">anning</text:span><text:span text:style-name="T3">_tree(с</text:span></text:p>
          </draw:text-box>
        </draw:frame>
        <draw:frame draw:style-name="gr2" draw:text-style-name="P3" draw:layer="layout" svg:width="2.948cm" svg:height="0.471cm" svg:x="5.958cm" svg:y="8.575cm">
          <draw:text-box>
            <text:p text:style-name="P1"><text:span text:style-name="T3">трока </text:span><text:span text:style-name="T3">ребер </text:span><text:span text:style-name="T3">вне </text:span></text:p>
          </draw:text-box>
        </draw:frame>
        <draw:frame draw:style-name="gr2" draw:text-style-name="P3" draw:layer="layout" svg:width="3.359cm" svg:height="0.471cm" svg:x="5.958cm" svg:y="9.062cm">
          <draw:text-box>
            <text:p text:style-name="P1"><text:span text:style-name="T3">остов</text:span><text:span text:style-name="T3">ного </text:span><text:span text:style-name="T3">дерев</text:span><text:span text:style-name="T3">а )</text:span></text:p>
          </draw:text-box>
        </draw:frame>
        <draw:frame draw:style-name="gr2" draw:text-style-name="P3" draw:layer="layout" svg:width="5.831cm" svg:height="0.471cm" svg:x="12.943cm" svg:y="5.167cm">
          <draw:text-box>
            <text:p text:style-name="P1"><text:span text:style-name="T3">Читае</text:span><text:span text:style-name="T3">т </text:span><text:span text:style-name="T3">данн</text:span><text:span text:style-name="T3">ые из </text:span><text:span text:style-name="T3">json </text:span><text:span text:style-name="T3">файла </text:span><text:span text:style-name="T3">— </text:span></text:p>
          </draw:text-box>
        </draw:frame>
        <draw:frame draw:style-name="gr2" draw:text-style-name="P3" draw:layer="layout" svg:width="6.699cm" svg:height="0.471cm" svg:x="12.943cm" svg:y="5.654cm">
          <draw:text-box>
            <text:p text:style-name="P1"><text:span text:style-name="T3">матри</text:span><text:span text:style-name="T3">цу </text:span><text:span text:style-name="T3">рёбер, </text:span><text:span text:style-name="T3">слова</text:span><text:span text:style-name="T3">рь </text:span><text:span text:style-name="T3">рёбер, </text:span><text:span text:style-name="T3">ребра </text:span></text:p>
          </draw:text-box>
        </draw:frame>
        <draw:frame draw:style-name="gr2" draw:text-style-name="P3" draw:layer="layout" svg:width="6.576cm" svg:height="0.471cm" svg:x="12.943cm" svg:y="6.141cm">
          <draw:text-box>
            <text:p text:style-name="P1"><text:span text:style-name="T3">остов</text:span><text:span text:style-name="T3">ного </text:span><text:span text:style-name="T3">дерев</text:span><text:span text:style-name="T3">а и </text:span><text:span text:style-name="T3">ребра </text:span><text:span text:style-name="T3">вне </text:span><text:span text:style-name="T3">дерев</text:span><text:span text:style-name="T3">а</text:span></text:p>
          </draw:text-box>
        </draw:frame>
        <draw:frame draw:style-name="gr2" draw:text-style-name="P3" draw:layer="layout" svg:width="0.849cm" svg:height="0.471cm" svg:x="1.99cm" svg:y="9.566cm">
          <draw:text-box>
            <text:p text:style-name="P1"><text:span text:style-name="T3">main</text:span></text:p>
          </draw:text-box>
        </draw:frame>
        <draw:frame draw:style-name="gr2" draw:text-style-name="P3" draw:layer="layout" svg:width="6.001cm" svg:height="0.471cm" svg:x="12.943cm" svg:y="9.566cm">
          <draw:text-box>
            <text:p text:style-name="P1"><text:span text:style-name="T3">Запис</text:span><text:span text:style-name="T3">ывает </text:span><text:span text:style-name="T3">резул</text:span><text:span text:style-name="T3">ьтат в </text:span><text:span text:style-name="T3">строк</text:span><text:span text:style-name="T3">у и </text:span></text:p>
          </draw:text-box>
        </draw:frame>
        <draw:frame draw:style-name="gr2" draw:text-style-name="P3" draw:layer="layout" svg:width="2.004cm" svg:height="0.471cm" svg:x="12.943cm" svg:y="10.053cm">
          <draw:text-box>
            <text:p text:style-name="P1"><text:span text:style-name="T3">вывод</text:span><text:span text:style-name="T3">ит ее</text:span></text:p>
          </draw:text-box>
        </draw:frame>
        <draw:line draw:style-name="gr31" draw:text-style-name="P4" draw:layer="layout" svg:x1="1.852cm" svg:y1="12.977cm" svg:x2="19.977cm" svg:y2="12.977cm">
          <text:p/>
        </draw:line>
        <draw:line draw:style-name="gr31" draw:text-style-name="P4" draw:layer="layout" svg:x1="1.869cm" svg:y1="13.517cm" svg:x2="19.96cm" svg:y2="13.517cm">
          <text:p/>
        </draw:line>
        <draw:line draw:style-name="gr3" draw:text-style-name="P4" draw:layer="layout" svg:x1="1.869cm" svg:y1="14.039cm" svg:x2="19.96cm" svg:y2="14.039cm">
          <text:p/>
        </draw:line>
        <draw:line draw:style-name="gr3" draw:text-style-name="P4" draw:layer="layout" svg:x1="1.869cm" svg:y1="14.543cm" svg:x2="19.96cm" svg:y2="14.543cm">
          <text:p/>
        </draw:line>
        <draw:line draw:style-name="gr3" draw:text-style-name="P4" draw:layer="layout" svg:x1="1.869cm" svg:y1="15.534cm" svg:x2="19.96cm" svg:y2="15.534cm">
          <text:p/>
        </draw:line>
        <draw:line draw:style-name="gr3" draw:text-style-name="P4" draw:layer="layout" svg:x1="1.869cm" svg:y1="16.039cm" svg:x2="19.96cm" svg:y2="16.039cm">
          <text:p/>
        </draw:line>
        <draw:line draw:style-name="gr3" draw:text-style-name="P4" draw:layer="layout" svg:x1="1.869cm" svg:y1="17.03cm" svg:x2="19.96cm" svg:y2="17.03cm">
          <text:p/>
        </draw:line>
        <draw:line draw:style-name="gr3" draw:text-style-name="P4" draw:layer="layout" svg:x1="1.869cm" svg:y1="18.022cm" svg:x2="19.96cm" svg:y2="18.022cm">
          <text:p/>
        </draw:line>
        <draw:line draw:style-name="gr3" draw:text-style-name="P4" draw:layer="layout" svg:x1="1.869cm" svg:y1="19.013cm" svg:x2="19.96cm" svg:y2="19.013cm">
          <text:p/>
        </draw:line>
        <draw:line draw:style-name="gr3" draw:text-style-name="P4" draw:layer="layout" svg:x1="1.869cm" svg:y1="19.517cm" svg:x2="19.96cm" svg:y2="19.517cm">
          <text:p/>
        </draw:line>
        <draw:line draw:style-name="gr3" draw:text-style-name="P4" draw:layer="layout" svg:x1="1.869cm" svg:y1="20.022cm" svg:x2="19.96cm" svg:y2="20.022cm">
          <text:p/>
        </draw:line>
        <draw:line draw:style-name="gr3" draw:text-style-name="P4" draw:layer="layout" svg:x1="1.869cm" svg:y1="21.013cm" svg:x2="19.96cm" svg:y2="21.013cm">
          <text:p/>
        </draw:line>
        <draw:line draw:style-name="gr3" draw:text-style-name="P4" draw:layer="layout" svg:x1="1.869cm" svg:y1="21.518cm" svg:x2="19.96cm" svg:y2="21.518cm">
          <text:p/>
        </draw:line>
        <draw:line draw:style-name="gr31" draw:text-style-name="P4" draw:layer="layout" svg:x1="1.876cm" svg:y1="12.949cm" svg:x2="1.876cm" svg:y2="13.541cm">
          <text:p/>
        </draw:line>
        <draw:line draw:style-name="gr3" draw:text-style-name="P4" draw:layer="layout" svg:x1="1.876cm" svg:y1="13.488cm" svg:x2="1.876cm" svg:y2="21.525cm">
          <text:p/>
        </draw:line>
        <draw:line draw:style-name="gr3" draw:text-style-name="P4" draw:layer="layout" svg:x1="6.124cm" svg:y1="13.488cm" svg:x2="6.124cm" svg:y2="21.525cm">
          <text:p/>
        </draw:line>
        <draw:line draw:style-name="gr3" draw:text-style-name="P4" draw:layer="layout" svg:x1="12.167cm" svg:y1="13.488cm" svg:x2="12.167cm" svg:y2="21.525cm">
          <text:p/>
        </draw:line>
        <draw:line draw:style-name="gr31" draw:text-style-name="P4" draw:layer="layout" svg:x1="19.949cm" svg:y1="12.949cm" svg:x2="19.949cm" svg:y2="13.541cm">
          <text:p/>
        </draw:line>
        <draw:line draw:style-name="gr3" draw:text-style-name="P4" draw:layer="layout" svg:x1="19.949cm" svg:y1="13.488cm" svg:x2="19.949cm" svg:y2="21.525cm">
          <text:p/>
        </draw:line>
        <draw:frame draw:style-name="gr2" draw:text-style-name="P3" draw:layer="layout" svg:width="8.74cm" svg:height="0.471cm" svg:x="2.004cm" svg:y="11.365cm">
          <draw:text-box>
            <text:p text:style-name="P1"><text:span text:style-name="T4">magni</text:span><text:span text:style-name="T4">tude.p</text:span><text:span text:style-name="T4">y – </text:span><text:span text:style-name="T4">вычи</text:span><text:span text:style-name="T4">слени</text:span><text:span text:style-name="T4">е </text:span><text:span text:style-name="T4">магн</text:span><text:span text:style-name="T4">итуд</text:span><text:span text:style-name="T4">ы </text:span><text:span text:style-name="T4">графа</text:span></text:p>
          </draw:text-box>
        </draw:frame>
        <draw:frame draw:style-name="gr2" draw:text-style-name="P3" draw:layer="layout" svg:width="0.925cm" svg:height="0.471cm" svg:x="1.99cm" svg:y="13.02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3.56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0.777cm" svg:height="0.471cm" svg:x="6.241cm" svg:y="13.56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13.56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596cm" svg:height="0.471cm" svg:x="1.99cm" svg:y="14.064cm">
          <draw:text-box>
            <text:p text:style-name="P1"><text:span text:style-name="T3">DAT</text:span><text:span text:style-name="T3">A_FI</text:span><text:span text:style-name="T3">LE_P</text:span><text:span text:style-name="T3">ATH</text:span></text:p>
          </draw:text-box>
        </draw:frame>
        <draw:frame draw:style-name="gr2" draw:text-style-name="P3" draw:layer="layout" svg:width="0.425cm" svg:height="0.471cm" svg:x="6.241cm" svg:y="14.064cm">
          <draw:text-box>
            <text:p text:style-name="P1"><text:span text:style-name="T3">str</text:span></text:p>
          </draw:text-box>
        </draw:frame>
        <draw:frame draw:style-name="gr2" draw:text-style-name="P3" draw:layer="layout" svg:width="4.468cm" svg:height="0.471cm" svg:x="12.28cm" svg:y="14.064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данн</text:span><text:span text:style-name="T3">ыми</text:span></text:p>
          </draw:text-box>
        </draw:frame>
        <draw:frame draw:style-name="gr2" draw:text-style-name="P3" draw:layer="layout" svg:width="3.791cm" svg:height="0.471cm" svg:x="1.99cm" svg:y="14.569cm">
          <draw:text-box>
            <text:p text:style-name="P1"><text:span text:style-name="T3">SAM</text:span><text:span text:style-name="T3">PLE_</text:span><text:span text:style-name="T3">FILE_</text:span><text:span text:style-name="T3">PAT</text:span></text:p>
          </draw:text-box>
        </draw:frame>
        <draw:frame draw:style-name="gr2" draw:text-style-name="P3" draw:layer="layout" svg:width="0.422cm" svg:height="0.471cm" svg:x="1.99cm" svg:y="15.055cm">
          <draw:text-box>
            <text:p text:style-name="P1"><text:span text:style-name="T3">H</text:span></text:p>
          </draw:text-box>
        </draw:frame>
        <draw:frame draw:style-name="gr2" draw:text-style-name="P3" draw:layer="layout" svg:width="0.425cm" svg:height="0.471cm" svg:x="6.241cm" svg:y="14.569cm">
          <draw:text-box>
            <text:p text:style-name="P1"><text:span text:style-name="T3">str</text:span></text:p>
          </draw:text-box>
        </draw:frame>
        <draw:frame draw:style-name="gr2" draw:text-style-name="P3" draw:layer="layout" svg:width="7.178cm" svg:height="0.471cm" svg:x="12.28cm" svg:y="14.569cm">
          <draw:text-box>
            <text:p text:style-name="P1"><text:span text:style-name="T3">Путь </text:span><text:span text:style-name="T3">к </text:span><text:span text:style-name="T3">файлу </text:span><text:span text:style-name="T3">с </text:span><text:span text:style-name="T3">шабло</text:span><text:span text:style-name="T3">ном </text:span><text:span text:style-name="T3">файла</text:span><text:span text:style-name="T3">-</text:span><text:span text:style-name="T3">ответ</text:span><text:span text:style-name="T3">а</text:span></text:p>
          </draw:text-box>
        </draw:frame>
        <draw:frame draw:style-name="gr2" draw:text-style-name="P3" draw:layer="layout" svg:width="2.28cm" svg:height="0.471cm" svg:x="1.99cm" svg:y="15.56cm">
          <draw:text-box>
            <text:p text:style-name="P1"><text:span text:style-name="T3">DELI</text:span><text:span text:style-name="T3">MITE</text:span><text:span text:style-name="T3">R</text:span></text:p>
          </draw:text-box>
        </draw:frame>
        <draw:frame draw:style-name="gr2" draw:text-style-name="P3" draw:layer="layout" svg:width="0.425cm" svg:height="0.471cm" svg:x="6.241cm" svg:y="15.56cm">
          <draw:text-box>
            <text:p text:style-name="P1"><text:span text:style-name="T3">str</text:span></text:p>
          </draw:text-box>
        </draw:frame>
        <draw:frame draw:style-name="gr2" draw:text-style-name="P3" draw:layer="layout" svg:width="2.216cm" svg:height="0.471cm" svg:x="12.28cm" svg:y="15.56cm">
          <draw:text-box>
            <text:p text:style-name="P1"><text:span text:style-name="T3">Разде</text:span><text:span text:style-name="T3">лител</text:span><text:span text:style-name="T3">ь</text:span></text:p>
          </draw:text-box>
        </draw:frame>
        <draw:frame draw:style-name="gr2" draw:text-style-name="P3" draw:layer="layout" svg:width="2.356cm" svg:height="0.471cm" svg:x="1.99cm" svg:y="16.064cm">
          <draw:text-box>
            <text:p text:style-name="P1"><text:span text:style-name="T3">REPL</text:span><text:span text:style-name="T3">ACE_</text:span><text:span text:style-name="T3">Z</text:span></text:p>
          </draw:text-box>
        </draw:frame>
        <draw:frame draw:style-name="gr2" draw:text-style-name="P3" draw:layer="layout" svg:width="0.425cm" svg:height="0.471cm" svg:x="6.241cm" svg:y="16.064cm">
          <draw:text-box>
            <text:p text:style-name="P1"><text:span text:style-name="T3">str</text:span></text:p>
          </draw:text-box>
        </draw:frame>
        <draw:frame draw:style-name="gr2" draw:text-style-name="P3" draw:layer="layout" svg:width="6.97cm" svg:height="0.471cm" svg:x="12.28cm" svg:y="16.064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матри</text:span><text:span text:style-name="T3">цы </text:span></text:p>
          </draw:text-box>
        </draw:frame>
        <draw:frame draw:style-name="gr2" draw:text-style-name="P3" draw:layer="layout" svg:width="3.334cm" svg:height="0.471cm" svg:x="12.28cm" svg:y="16.551cm">
          <draw:text-box>
            <text:p text:style-name="P1"><text:span text:style-name="T3">кратч</text:span><text:span text:style-name="T3">айши</text:span><text:span text:style-name="T3">х </text:span><text:span text:style-name="T3">путей</text:span></text:p>
          </draw:text-box>
        </draw:frame>
        <draw:frame draw:style-name="gr2" draw:text-style-name="P3" draw:layer="layout" svg:width="3.317cm" svg:height="0.471cm" svg:x="1.99cm" svg:y="17.056cm">
          <draw:text-box>
            <text:p text:style-name="P1"><text:span text:style-name="T3">REPL</text:span><text:span text:style-name="T3">ACE_</text:span><text:span text:style-name="T3">INV_</text:span><text:span text:style-name="T3">Z</text:span></text:p>
          </draw:text-box>
        </draw:frame>
        <draw:frame draw:style-name="gr2" draw:text-style-name="P3" draw:layer="layout" svg:width="0.425cm" svg:height="0.471cm" svg:x="6.241cm" svg:y="17.056cm">
          <draw:text-box>
            <text:p text:style-name="P1"><text:span text:style-name="T3">str</text:span></text:p>
          </draw:text-box>
        </draw:frame>
        <draw:frame draw:style-name="gr2" draw:text-style-name="P3" draw:layer="layout" svg:width="7.059cm" svg:height="0.471cm" svg:x="12.28cm" svg:y="17.056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обрат</text:span><text:span text:style-name="T3">ной </text:span></text:p>
          </draw:text-box>
        </draw:frame>
        <draw:frame draw:style-name="gr2" draw:text-style-name="P3" draw:layer="layout" svg:width="5.031cm" svg:height="0.471cm" svg:x="12.28cm" svg:y="17.543cm">
          <draw:text-box>
            <text:p text:style-name="P1"><text:span text:style-name="T3">матри</text:span><text:span text:style-name="T3">цы </text:span><text:span text:style-name="T3">кратч</text:span><text:span text:style-name="T3">айши</text:span><text:span text:style-name="T3">х </text:span><text:span text:style-name="T3">путей</text:span></text:p>
          </draw:text-box>
        </draw:frame>
        <draw:frame draw:style-name="gr2" draw:text-style-name="P3" draw:layer="layout" svg:width="3.016cm" svg:height="0.471cm" svg:x="1.99cm" svg:y="18.047cm">
          <draw:text-box>
            <text:p text:style-name="P1"><text:span text:style-name="T3">REPL</text:span><text:span text:style-name="T3">ACE_</text:span><text:span text:style-name="T3">SUM</text:span></text:p>
          </draw:text-box>
        </draw:frame>
        <draw:frame draw:style-name="gr2" draw:text-style-name="P3" draw:layer="layout" svg:width="0.425cm" svg:height="0.471cm" svg:x="6.241cm" svg:y="18.047cm">
          <draw:text-box>
            <text:p text:style-name="P1"><text:span text:style-name="T3">str</text:span></text:p>
          </draw:text-box>
        </draw:frame>
        <draw:frame draw:style-name="gr2" draw:text-style-name="P3" draw:layer="layout" svg:width="6.593cm" svg:height="0.471cm" svg:x="12.28cm" svg:y="18.047cm">
          <draw:text-box>
            <text:p text:style-name="P1"><text:span text:style-name="T3">Преф</text:span><text:span text:style-name="T3">икс </text:span><text:span text:style-name="T3">строк</text:span><text:span text:style-name="T3">и для </text:span><text:span text:style-name="T3">встав</text:span><text:span text:style-name="T3">ки </text:span><text:span text:style-name="T3">сумм</text:span><text:span text:style-name="T3">ы </text:span></text:p>
          </draw:text-box>
        </draw:frame>
        <draw:frame draw:style-name="gr2" draw:text-style-name="P3" draw:layer="layout" svg:width="3.998cm" svg:height="0.471cm" svg:x="12.28cm" svg:y="18.534cm">
          <draw:text-box>
            <text:p text:style-name="P1"><text:span text:style-name="T3">(итог</text:span><text:span text:style-name="T3">овое </text:span><text:span text:style-name="T3">выра</text:span><text:span text:style-name="T3">жение</text:span><text:span text:style-name="T3">)</text:span></text:p>
          </draw:text-box>
        </draw:frame>
        <draw:frame draw:style-name="gr2" draw:text-style-name="P3" draw:layer="layout" svg:width="1.107cm" svg:height="0.471cm" svg:x="1.99cm" svg:y="19.038cm">
          <draw:text-box>
            <text:p text:style-name="P1"><text:span text:style-name="T3">matrix</text:span></text:p>
          </draw:text-box>
        </draw:frame>
        <draw:frame draw:style-name="gr2" draw:text-style-name="P3" draw:layer="layout" svg:width="0.468cm" svg:height="0.471cm" svg:x="6.241cm" svg:y="19.038cm">
          <draw:text-box>
            <text:p text:style-name="P1"><text:span text:style-name="T3">arr</text:span></text:p>
          </draw:text-box>
        </draw:frame>
        <draw:frame draw:style-name="gr2" draw:text-style-name="P3" draw:layer="layout" svg:width="5.044cm" svg:height="0.471cm" svg:x="12.28cm" svg:y="19.038cm">
          <draw:text-box>
            <text:p text:style-name="P1"><text:span text:style-name="T3">Матр</text:span><text:span text:style-name="T3">ица </text:span><text:span text:style-name="T3">кратч</text:span><text:span text:style-name="T3">айши</text:span><text:span text:style-name="T3">х </text:span><text:span text:style-name="T3">путей</text:span></text:p>
          </draw:text-box>
        </draw:frame>
        <draw:frame draw:style-name="gr2" draw:text-style-name="P3" draw:layer="layout" svg:width="1.086cm" svg:height="0.471cm" svg:x="1.99cm" svg:y="19.543cm">
          <draw:text-box>
            <text:p text:style-name="P1"><text:span text:style-name="T3">output</text:span></text:p>
          </draw:text-box>
        </draw:frame>
        <draw:frame draw:style-name="gr2" draw:text-style-name="P3" draw:layer="layout" svg:width="0.425cm" svg:height="0.471cm" svg:x="6.241cm" svg:y="19.543cm">
          <draw:text-box>
            <text:p text:style-name="P1"><text:span text:style-name="T3">str</text:span></text:p>
          </draw:text-box>
        </draw:frame>
        <draw:frame draw:style-name="gr2" draw:text-style-name="P3" draw:layer="layout" svg:width="4.371cm" svg:height="0.471cm" svg:x="12.28cm" svg:y="19.543cm">
          <draw:text-box>
            <text:p text:style-name="P1"><text:span text:style-name="T3">Резул</text:span><text:span text:style-name="T3">ьтиру</text:span><text:span text:style-name="T3">ющая </text:span><text:span text:style-name="T3">строк</text:span><text:span text:style-name="T3">а</text:span></text:p>
          </draw:text-box>
        </draw:frame>
        <draw:frame draw:style-name="gr2" draw:text-style-name="P3" draw:layer="layout" svg:width="2.026cm" svg:height="0.471cm" svg:x="1.99cm" svg:y="20.047cm">
          <draw:text-box>
            <text:p text:style-name="P1"><text:span text:style-name="T3">COM</text:span><text:span text:style-name="T3">PLEX</text:span></text:p>
          </draw:text-box>
        </draw:frame>
        <draw:frame draw:style-name="gr2" draw:text-style-name="P3" draw:layer="layout" svg:width="0.756cm" svg:height="0.471cm" svg:x="6.241cm" svg:y="20.047cm">
          <draw:text-box>
            <text:p text:style-name="P1"><text:span text:style-name="T3">bool</text:span></text:p>
          </draw:text-box>
        </draw:frame>
        <draw:frame draw:style-name="gr2" draw:text-style-name="P3" draw:layer="layout" svg:width="6.047cm" svg:height="0.471cm" svg:x="12.28cm" svg:y="20.047cm">
          <draw:text-box>
            <text:p text:style-name="P1"><text:span text:style-name="T3">Есть </text:span><text:span text:style-name="T3">ли </text:span><text:span text:style-name="T3">иррац</text:span><text:span text:style-name="T3">ионал</text:span><text:span text:style-name="T3">ьные </text:span><text:span text:style-name="T3">числа </text:span><text:span text:style-name="T3">в </text:span></text:p>
          </draw:text-box>
        </draw:frame>
        <draw:frame draw:style-name="gr2" draw:text-style-name="P3" draw:layer="layout" svg:width="1.496cm" svg:height="0.471cm" svg:x="12.28cm" svg:y="20.534cm">
          <draw:text-box>
            <text:p text:style-name="P1"><text:span text:style-name="T3">матри</text:span><text:span text:style-name="T3">це</text:span></text:p>
          </draw:text-box>
        </draw:frame>
        <draw:frame draw:style-name="gr2" draw:text-style-name="P3" draw:layer="layout" svg:width="0.422cm" svg:height="0.471cm" svg:x="1.99cm" svg:y="21.039cm">
          <draw:text-box>
            <text:p text:style-name="P1"><text:span text:style-name="T3">q</text:span></text:p>
          </draw:text-box>
        </draw:frame>
        <draw:frame draw:style-name="gr2" draw:text-style-name="P3" draw:layer="layout" svg:width="1.251cm" svg:height="0.471cm" svg:x="6.241cm" svg:y="21.039cm">
          <draw:text-box>
            <text:p text:style-name="P1"><text:span text:style-name="T3">symbo</text:span><text:span text:style-name="T3">l</text:span></text:p>
          </draw:text-box>
        </draw:frame>
        <draw:line draw:style-name="gr31" draw:text-style-name="P4" draw:layer="layout" svg:x1="1.852cm" svg:y1="22.347cm" svg:x2="19.977cm" svg:y2="22.347cm">
          <text:p/>
        </draw:line>
        <draw:line draw:style-name="gr31" draw:text-style-name="P4" draw:layer="layout" svg:x1="1.869cm" svg:y1="22.886cm" svg:x2="19.96cm" svg:y2="22.886cm">
          <text:p/>
        </draw:line>
        <draw:line draw:style-name="gr31" draw:text-style-name="P4" draw:layer="layout" svg:x1="1.869cm" svg:y1="23.426cm" svg:x2="19.96cm" svg:y2="23.426cm">
          <text:p/>
        </draw:line>
        <draw:line draw:style-name="gr3" draw:text-style-name="P4" draw:layer="layout" svg:x1="1.869cm" svg:y1="24.551cm" svg:x2="19.96cm" svg:y2="24.551cm">
          <text:p/>
        </draw:line>
        <draw:line draw:style-name="gr3" draw:text-style-name="P4" draw:layer="layout" svg:x1="1.869cm" svg:y1="25.543cm" svg:x2="19.96cm" svg:y2="25.543cm">
          <text:p/>
        </draw:line>
        <draw:line draw:style-name="gr31" draw:text-style-name="P4" draw:layer="layout" svg:x1="1.876cm" svg:y1="22.318cm" svg:x2="1.876cm" svg:y2="22.911cm">
          <text:p/>
        </draw:line>
        <draw:line draw:style-name="gr3" draw:text-style-name="P4" draw:layer="layout" svg:x1="1.876cm" svg:y1="22.858cm" svg:x2="1.876cm" svg:y2="25.55cm">
          <text:p/>
        </draw:line>
        <draw:line draw:style-name="gr3" draw:text-style-name="P4" draw:layer="layout" svg:x1="5.845cm" svg:y1="22.858cm" svg:x2="5.845cm" svg:y2="25.55cm">
          <text:p/>
        </draw:line>
        <draw:line draw:style-name="gr3" draw:text-style-name="P4" draw:layer="layout" svg:x1="9.655cm" svg:y1="22.858cm" svg:x2="9.655cm" svg:y2="25.55cm">
          <text:p/>
        </draw:line>
        <draw:line draw:style-name="gr3" draw:text-style-name="P4" draw:layer="layout" svg:x1="12.83cm" svg:y1="22.858cm" svg:x2="12.83cm" svg:y2="25.55cm">
          <text:p/>
        </draw:line>
        <draw:line draw:style-name="gr31" draw:text-style-name="P4" draw:layer="layout" svg:x1="19.949cm" svg:y1="22.318cm" svg:x2="19.949cm" svg:y2="22.911cm">
          <text:p/>
        </draw:line>
        <draw:line draw:style-name="gr3" draw:text-style-name="P4" draw:layer="layout" svg:x1="19.949cm" svg:y1="22.858cm" svg:x2="19.949cm" svg:y2="25.55cm">
          <text:p/>
        </draw:line>
        <draw:frame draw:style-name="gr2" draw:text-style-name="P3" draw:layer="layout" svg:width="4.908cm" svg:height="0.471cm" svg:x="12.28cm" svg:y="21.039cm">
          <draw:text-box>
            <text:p text:style-name="P1"><text:span text:style-name="T3">Симв</text:span><text:span text:style-name="T3">ол-</text:span><text:span text:style-name="T3">аргум</text:span><text:span text:style-name="T3">ент </text:span><text:span text:style-name="T3">функ</text:span><text:span text:style-name="T3">ции</text:span></text:p>
          </draw:text-box>
        </draw:frame>
        <draw:frame draw:style-name="gr2" draw:text-style-name="P3" draw:layer="layout" svg:width="1.463cm" svg:height="0.471cm" svg:x="1.99cm" svg:y="22.39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22.929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22.929cm">
          <draw:text-box>
            <text:p text:style-name="P1"><text:span text:style-name="T4">Возвр</text:span><text:span text:style-name="T4">ащае</text:span><text:span text:style-name="T4">т</text:span></text:p>
          </draw:text-box>
        </draw:frame>
        <draw:frame draw:style-name="gr2" draw:text-style-name="P3" draw:layer="layout" svg:width="2.203cm" svg:height="0.471cm" svg:x="9.768cm" svg:y="22.929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2.943cm" svg:y="22.929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258cm" svg:height="0.471cm" svg:x="1.99cm" svg:y="23.469cm">
          <draw:text-box>
            <text:p text:style-name="P1"><text:span text:style-name="T3">insert_</text:span><text:span text:style-name="T3">matrix</text:span></text:p>
          </draw:text-box>
        </draw:frame>
        <draw:frame draw:style-name="gr2" draw:text-style-name="P3" draw:layer="layout" svg:width="3.169cm" svg:height="0.471cm" svg:x="5.958cm" svg:y="23.469cm">
          <draw:text-box>
            <text:p text:style-name="P1"><text:span text:style-name="T3">Symp</text:span><text:span text:style-name="T3">y </text:span><text:span text:style-name="T3">матри</text:span><text:span text:style-name="T3">ца Z</text:span></text:p>
          </draw:text-box>
        </draw:frame>
        <draw:frame draw:style-name="gr2" draw:text-style-name="P3" draw:layer="layout" svg:width="5.662cm" svg:height="0.471cm" svg:x="12.943cm" svg:y="23.469cm">
          <draw:text-box>
            <text:p text:style-name="P1"><text:span text:style-name="T3">По </text:span><text:span text:style-name="T3">матри</text:span><text:span text:style-name="T3">це </text:span><text:span text:style-name="T3">кратч</text:span><text:span text:style-name="T3">айши</text:span><text:span text:style-name="T3">х </text:span><text:span text:style-name="T3">путей </text:span></text:p>
          </draw:text-box>
        </draw:frame>
        <draw:frame draw:style-name="gr2" draw:text-style-name="P3" draw:layer="layout" svg:width="3.981cm" svg:height="0.471cm" svg:x="12.943cm" svg:y="23.956cm">
          <draw:text-box>
            <text:p text:style-name="P1"><text:span text:style-name="T3">форм</text:span><text:span text:style-name="T3">ирует </text:span><text:span text:style-name="T3">матри</text:span><text:span text:style-name="T3">цу Z</text:span></text:p>
          </draw:text-box>
        </draw:frame>
        <draw:frame draw:style-name="gr2" draw:text-style-name="P3" draw:layer="layout" svg:width="3.643cm" svg:height="0.471cm" svg:x="1.99cm" svg:y="24.577cm">
          <draw:text-box>
            <text:p text:style-name="P1"><text:span text:style-name="T3">insert_</text:span><text:span text:style-name="T3">inverte</text:span><text:span text:style-name="T3">d_mat</text:span><text:span text:style-name="T3">ri</text:span></text:p>
          </draw:text-box>
        </draw:frame>
        <draw:frame draw:style-name="gr2" draw:text-style-name="P3" draw:layer="layout" svg:width="0.422cm" svg:height="0.471cm" svg:x="1.99cm" svg:y="25.064cm">
          <draw:text-box>
            <text:p text:style-name="P1"><text:span text:style-name="T3">x</text:span></text:p>
          </draw:text-box>
        </draw:frame>
        <draw:frame draw:style-name="gr2" draw:text-style-name="P3" draw:layer="layout" svg:width="1.513cm" svg:height="0.471cm" svg:x="5.958cm" svg:y="24.577cm">
          <draw:text-box>
            <text:p text:style-name="P1"><text:span text:style-name="T3">Invert</text:span><text:span text:style-name="T3">ed </text:span></text:p>
          </draw:text-box>
        </draw:frame>
        <draw:frame draw:style-name="gr2" draw:text-style-name="P3" draw:layer="layout" svg:width="3.439cm" svg:height="0.471cm" svg:x="5.958cm" svg:y="25.064cm">
          <draw:text-box>
            <text:p text:style-name="P1"><text:span text:style-name="T3">(инфе</text:span><text:span text:style-name="T3">ртиро</text:span><text:span text:style-name="T3">ванна</text:span><text:span text:style-name="T3">я </text:span></text:p>
          </draw:text-box>
        </draw:frame>
        <draw:frame draw:style-name="gr2" draw:text-style-name="P3" draw:layer="layout" svg:width="2.077cm" svg:height="0.471cm" svg:x="9.768cm" svg:y="24.577cm">
          <draw:text-box>
            <text:p text:style-name="P1"><text:span text:style-name="T3"><text:s/></text:span><text:span text:style-name="T3">Матр</text:span><text:span text:style-name="T3">ица Z</text:span></text:p>
          </draw:text-box>
        </draw:frame>
        <draw:frame draw:style-name="gr2" draw:text-style-name="P3" draw:layer="layout" svg:width="6.051cm" svg:height="0.471cm" svg:x="12.943cm" svg:y="24.577cm">
          <draw:text-box>
            <text:p text:style-name="P1"><text:span text:style-name="T3">Вычи</text:span><text:span text:style-name="T3">сляет </text:span><text:span text:style-name="T3">обрат</text:span><text:span text:style-name="T3">ную </text:span><text:span text:style-name="T3">матри</text:span><text:span text:style-name="T3">цу Z,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6.449cm" svg:height="0.471cm" svg:x="12.943cm" svg:y="25.064cm">
          <draw:text-box>
            <text:p text:style-name="P1"><text:span text:style-name="T3">выби</text:span><text:span text:style-name="T3">рая </text:span><text:span text:style-name="T3">страте</text:span><text:span text:style-name="T3">гию </text:span><text:span text:style-name="T3">исход</text:span><text:span text:style-name="T3">я из </text:span><text:span text:style-name="T3">того, 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41" draw:style-name="dp1" draw:master-page-name="master-page27">
        <draw:frame draw:style-name="gr2" draw:text-style-name="P3" draw:layer="layout" svg:width="0.425cm" svg:height="0.471cm" svg:x="10.294cm" svg:y="1.272cm">
          <draw:text-box>
            <text:p text:style-name="P1"><text:span text:style-name="T3">40</text:span></text:p>
          </draw:text-box>
        </draw:frame>
        <draw:line draw:style-name="gr3" draw:text-style-name="P4" draw:layer="layout" svg:x1="1.869cm" svg:y1="2.711cm" svg:x2="19.96cm" svg:y2="2.711cm">
          <text:p/>
        </draw:line>
        <draw:line draw:style-name="gr3" draw:text-style-name="P4" draw:layer="layout" svg:x1="1.869cm" svg:y1="3.215cm" svg:x2="19.96cm" svg:y2="3.215cm">
          <text:p/>
        </draw:line>
        <draw:line draw:style-name="gr3" draw:text-style-name="P4" draw:layer="layout" svg:x1="1.869cm" svg:y1="5.667cm" svg:x2="19.96cm" svg:y2="5.667cm">
          <text:p/>
        </draw:line>
        <draw:line draw:style-name="gr3" draw:text-style-name="P4" draw:layer="layout" svg:x1="1.869cm" svg:y1="7.632cm" svg:x2="19.96cm" svg:y2="7.632cm">
          <text:p/>
        </draw:line>
        <draw:line draw:style-name="gr3" draw:text-style-name="P4" draw:layer="layout" svg:x1="1.869cm" svg:y1="8.624cm" svg:x2="19.96cm" svg:y2="8.624cm">
          <text:p/>
        </draw:line>
        <draw:line draw:style-name="gr3" draw:text-style-name="P4" draw:layer="layout" svg:x1="1.869cm" svg:y1="10.966cm" svg:x2="19.96cm" svg:y2="10.966cm">
          <text:p/>
        </draw:line>
        <draw:line draw:style-name="gr3" draw:text-style-name="P4" draw:layer="layout" svg:x1="1.876cm" svg:y1="2.7cm" svg:x2="1.876cm" svg:y2="10.973cm">
          <text:p/>
        </draw:line>
        <draw:line draw:style-name="gr3" draw:text-style-name="P4" draw:layer="layout" svg:x1="5.845cm" svg:y1="2.7cm" svg:x2="5.845cm" svg:y2="10.973cm">
          <text:p/>
        </draw:line>
        <draw:line draw:style-name="gr3" draw:text-style-name="P4" draw:layer="layout" svg:x1="9.655cm" svg:y1="2.7cm" svg:x2="9.655cm" svg:y2="10.973cm">
          <text:p/>
        </draw:line>
        <draw:line draw:style-name="gr3" draw:text-style-name="P4" draw:layer="layout" svg:x1="12.83cm" svg:y1="2.7cm" svg:x2="12.83cm" svg:y2="10.973cm">
          <text:p/>
        </draw:line>
        <draw:line draw:style-name="gr3" draw:text-style-name="P4" draw:layer="layout" svg:x1="19.949cm" svg:y1="2.7cm" svg:x2="19.949cm" svg:y2="10.973cm">
          <text:p/>
        </draw:lin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frame draw:style-name="gr2" draw:text-style-name="P3" draw:layer="layout" svg:width="2cm" svg:height="0.471cm" svg:x="5.958cm" svg:y="2.736cm">
          <draw:text-box>
            <text:p text:style-name="P1"><text:span text:style-name="T3">матри</text:span><text:span text:style-name="T3">ца Z)</text:span></text:p>
          </draw:text-box>
        </draw:frame>
        <draw:frame draw:style-name="gr2" draw:text-style-name="P3" draw:layer="layout" svg:width="5.797cm" svg:height="0.471cm" svg:x="12.943cm" svg:y="2.736cm">
          <draw:text-box>
            <text:p text:style-name="P1"><text:span text:style-name="T3">есть </text:span><text:span text:style-name="T3">ли в </text:span><text:span text:style-name="T3">ней </text:span><text:span text:style-name="T3">иррац</text:span><text:span text:style-name="T3">ионал</text:span><text:span text:style-name="T3">ьност</text:span><text:span text:style-name="T3">ь</text:span></text:p>
          </draw:text-box>
        </draw:frame>
        <draw:frame draw:style-name="gr2" draw:text-style-name="P3" draw:layer="layout" svg:width="1.86cm" svg:height="0.471cm" svg:x="1.99cm" svg:y="3.241cm">
          <draw:text-box>
            <text:p text:style-name="P1"><text:span text:style-name="T3">insert_</text:span><text:span text:style-name="T3">sum</text:span></text:p>
          </draw:text-box>
        </draw:frame>
        <draw:frame draw:style-name="gr2" draw:text-style-name="P3" draw:layer="layout" svg:width="1.708cm" svg:height="0.471cm" svg:x="5.958cm" svg:y="3.241cm">
          <draw:text-box>
            <text:p text:style-name="P1"><text:span text:style-name="T3">S </text:span><text:span text:style-name="T3">(сумм</text:span><text:span text:style-name="T3">а </text:span></text:p>
          </draw:text-box>
        </draw:frame>
        <draw:frame draw:style-name="gr2" draw:text-style-name="P3" draw:layer="layout" svg:width="1.966cm" svg:height="0.471cm" svg:x="5.958cm" svg:y="3.728cm">
          <draw:text-box>
            <text:p text:style-name="P1"><text:span text:style-name="T3">элеме</text:span><text:span text:style-name="T3">нтов </text:span></text:p>
          </draw:text-box>
        </draw:frame>
        <draw:frame draw:style-name="gr2" draw:text-style-name="P3" draw:layer="layout" svg:width="3.283cm" svg:height="0.471cm" svg:x="5.958cm" svg:y="4.215cm">
          <draw:text-box>
            <text:p text:style-name="P1"><text:span text:style-name="T3">инвер</text:span><text:span text:style-name="T3">тиров</text:span><text:span text:style-name="T3">анной </text:span></text:p>
          </draw:text-box>
        </draw:frame>
        <draw:frame draw:style-name="gr2" draw:text-style-name="P3" draw:layer="layout" svg:width="2.098cm" svg:height="0.471cm" svg:x="5.958cm" svg:y="4.701cm">
          <draw:text-box>
            <text:p text:style-name="P1"><text:span text:style-name="T3">матри</text:span><text:span text:style-name="T3">цы Z)</text:span></text:p>
          </draw:text-box>
        </draw:frame>
        <draw:frame draw:style-name="gr2" draw:text-style-name="P3" draw:layer="layout" svg:width="2.762cm" svg:height="0.471cm" svg:x="9.768cm" svg:y="3.241cm">
          <draw:text-box>
            <text:p text:style-name="P1"><text:span text:style-name="T3">z_inv(</text:span><text:span text:style-name="T3">инвер</text:span><text:span text:style-name="T3">тир</text:span></text:p>
          </draw:text-box>
        </draw:frame>
        <draw:frame draw:style-name="gr2" draw:text-style-name="P3" draw:layer="layout" svg:width="1.543cm" svg:height="0.471cm" svg:x="9.768cm" svg:y="3.728cm">
          <draw:text-box>
            <text:p text:style-name="P1"><text:span text:style-name="T3">ованн</text:span><text:span text:style-name="T3">ая </text:span></text:p>
          </draw:text-box>
        </draw:frame>
        <draw:frame draw:style-name="gr2" draw:text-style-name="P3" draw:layer="layout" svg:width="1.894cm" svg:height="0.471cm" svg:x="9.768cm" svg:y="4.215cm">
          <draw:text-box>
            <text:p text:style-name="P1"><text:span text:style-name="T3">матри</text:span><text:span text:style-name="T3">ца с </text:span></text:p>
          </draw:text-box>
        </draw:frame>
        <draw:frame draw:style-name="gr2" draw:text-style-name="P3" draw:layer="layout" svg:width="2.559cm" svg:height="0.471cm" svg:x="9.768cm" svg:y="4.701cm">
          <draw:text-box>
            <text:p text:style-name="P1"><text:span text:style-name="T3">преды</text:span><text:span text:style-name="T3">дущег</text:span><text:span text:style-name="T3">о </text:span></text:p>
          </draw:text-box>
        </draw:frame>
        <draw:frame draw:style-name="gr2" draw:text-style-name="P3" draw:layer="layout" svg:width="1.014cm" svg:height="0.471cm" svg:x="9.768cm" svg:y="5.188cm">
          <draw:text-box>
            <text:p text:style-name="P1"><text:span text:style-name="T3">шага)</text:span></text:p>
          </draw:text-box>
        </draw:frame>
        <draw:frame draw:style-name="gr2" draw:text-style-name="P3" draw:layer="layout" svg:width="6.788cm" svg:height="0.471cm" svg:x="12.943cm" svg:y="3.241cm">
          <draw:text-box>
            <text:p text:style-name="P1"><text:span text:style-name="T3">Сумм</text:span><text:span text:style-name="T3">ирует </text:span><text:span text:style-name="T3">все </text:span><text:span text:style-name="T3">элеме</text:span><text:span text:style-name="T3">нты </text:span><text:span text:style-name="T3">перед</text:span><text:span text:style-name="T3">анной</text:span></text:p>
          </draw:text-box>
        </draw:frame>
        <draw:frame draw:style-name="gr2" draw:text-style-name="P3" draw:layer="layout" svg:width="1.594cm" svg:height="0.471cm" svg:x="12.943cm" svg:y="3.728cm">
          <draw:text-box>
            <text:p text:style-name="P1"><text:span text:style-name="T3">матри</text:span><text:span text:style-name="T3">цы</text:span></text:p>
          </draw:text-box>
        </draw:frame>
        <draw:frame draw:style-name="gr2" draw:text-style-name="P3" draw:layer="layout" svg:width="1.805cm" svg:height="0.471cm" svg:x="1.99cm" svg:y="5.693cm">
          <draw:text-box>
            <text:p text:style-name="P1"><text:span text:style-name="T3">parse_</text:span><text:span text:style-name="T3">args</text:span></text:p>
          </draw:text-box>
        </draw:frame>
        <draw:frame draw:style-name="gr2" draw:text-style-name="P3" draw:layer="layout" svg:width="6.716cm" svg:height="0.471cm" svg:x="12.943cm" svg:y="5.693cm">
          <draw:text-box>
            <text:p text:style-name="P1"><text:span text:style-name="T3">Читае</text:span><text:span text:style-name="T3">т из </text:span><text:span text:style-name="T3">файла </text:span><text:span text:style-name="T3">с </text:span><text:span text:style-name="T3">данн</text:span><text:span text:style-name="T3">ыми </text:span><text:span text:style-name="T3">матри</text:span><text:span text:style-name="T3">цу </text:span></text:p>
          </draw:text-box>
        </draw:frame>
        <draw:frame draw:style-name="gr2" draw:text-style-name="P3" draw:layer="layout" svg:width="6.754cm" svg:height="0.471cm" svg:x="12.943cm" svg:y="6.18cm">
          <draw:text-box>
            <text:p text:style-name="P1"><text:span text:style-name="T3">путей </text:span><text:span text:style-name="T3">и </text:span><text:span text:style-name="T3">призн</text:span><text:span text:style-name="T3">ак </text:span><text:span text:style-name="T3">иррац</text:span><text:span text:style-name="T3">ионал</text:span><text:span text:style-name="T3">ьност</text:span><text:span text:style-name="T3">и и</text:span></text:p>
          </draw:text-box>
        </draw:frame>
        <draw:frame draw:style-name="gr2" draw:text-style-name="P3" draw:layer="layout" svg:width="4.663cm" svg:height="0.471cm" svg:x="12.943cm" svg:y="6.666cm">
          <draw:text-box>
            <text:p text:style-name="P1"><text:span text:style-name="T3">запис</text:span><text:span text:style-name="T3">ывает </text:span><text:span text:style-name="T3">в </text:span><text:span text:style-name="T3">глоба</text:span><text:span text:style-name="T3">льные </text:span></text:p>
          </draw:text-box>
        </draw:frame>
        <draw:frame draw:style-name="gr2" draw:text-style-name="P3" draw:layer="layout" svg:width="2.195cm" svg:height="0.471cm" svg:x="12.943cm" svg:y="7.153cm">
          <draw:text-box>
            <text:p text:style-name="P1"><text:span text:style-name="T3">перем</text:span><text:span text:style-name="T3">енные</text:span></text:p>
          </draw:text-box>
        </draw:frame>
        <draw:frame draw:style-name="gr2" draw:text-style-name="P3" draw:layer="layout" svg:width="2.136cm" svg:height="0.471cm" svg:x="1.99cm" svg:y="7.658cm">
          <draw:text-box>
            <text:p text:style-name="P1"><text:span text:style-name="T3">read_s</text:span><text:span text:style-name="T3">ample</text:span></text:p>
          </draw:text-box>
        </draw:frame>
        <draw:frame draw:style-name="gr2" draw:text-style-name="P3" draw:layer="layout" svg:width="6.119cm" svg:height="0.471cm" svg:x="12.943cm" svg:y="7.658cm">
          <draw:text-box>
            <text:p text:style-name="P1"><text:span text:style-name="T3">Счит</text:span><text:span text:style-name="T3">ывает </text:span><text:span text:style-name="T3">шабло</text:span><text:span text:style-name="T3">н в </text:span><text:span text:style-name="T3">глоба</text:span><text:span text:style-name="T3">льну</text:span><text:span text:style-name="T3">ю </text:span></text:p>
          </draw:text-box>
        </draw:frame>
        <draw:frame draw:style-name="gr2" draw:text-style-name="P3" draw:layer="layout" svg:width="2.407cm" svg:height="0.471cm" svg:x="12.943cm" svg:y="8.145cm">
          <draw:text-box>
            <text:p text:style-name="P1"><text:span text:style-name="T3">строк</text:span><text:span text:style-name="T3">у </text:span><text:span text:style-name="T3">output</text:span></text:p>
          </draw:text-box>
        </draw:frame>
        <draw:frame draw:style-name="gr2" draw:text-style-name="P3" draw:layer="layout" svg:width="0.849cm" svg:height="0.471cm" svg:x="1.99cm" svg:y="8.649cm">
          <draw:text-box>
            <text:p text:style-name="P1"><text:span text:style-name="T3">main</text:span></text:p>
          </draw:text-box>
        </draw:frame>
        <draw:frame draw:style-name="gr2" draw:text-style-name="P3" draw:layer="layout" svg:width="5.433cm" svg:height="0.471cm" svg:x="12.943cm" svg:y="8.649cm">
          <draw:text-box>
            <text:p text:style-name="P1"><text:span text:style-name="T3">Управ</text:span><text:span text:style-name="T3">ляет </text:span><text:span text:style-name="T3">флоу </text:span><text:span text:style-name="T3">вычис</text:span><text:span text:style-name="T3">лений</text:span><text:span text:style-name="T3">, </text:span></text:p>
          </draw:text-box>
        </draw:frame>
        <draw:frame draw:style-name="gr2" draw:text-style-name="P3" draw:layer="layout" svg:width="5.205cm" svg:height="0.471cm" svg:x="12.943cm" svg:y="9.136cm">
          <draw:text-box>
            <text:p text:style-name="P1"><text:span text:style-name="T3">вывод</text:span><text:span text:style-name="T3">ит </text:span><text:span text:style-name="T3">итого</text:span><text:span text:style-name="T3">вый </text:span><text:span text:style-name="T3">резул</text:span><text:span text:style-name="T3">ьтат</text:span></text:p>
          </draw:text-box>
        </draw:frame>
        <draw:line draw:style-name="gr31" draw:text-style-name="P4" draw:layer="layout" svg:x1="1.852cm" svg:y1="13.411cm" svg:x2="19.977cm" svg:y2="13.411cm">
          <text:p/>
        </draw:line>
        <draw:line draw:style-name="gr31" draw:text-style-name="P4" draw:layer="layout" svg:x1="1.869cm" svg:y1="13.95cm" svg:x2="19.96cm" svg:y2="13.95cm">
          <text:p/>
        </draw:line>
        <draw:line draw:style-name="gr3" draw:text-style-name="P4" draw:layer="layout" svg:x1="1.869cm" svg:y1="14.473cm" svg:x2="19.96cm" svg:y2="14.473cm">
          <text:p/>
        </draw:line>
        <draw:line draw:style-name="gr3" draw:text-style-name="P4" draw:layer="layout" svg:x1="1.869cm" svg:y1="14.977cm" svg:x2="19.96cm" svg:y2="14.977cm">
          <text:p/>
        </draw:line>
        <draw:line draw:style-name="gr3" draw:text-style-name="P4" draw:layer="layout" svg:x1="1.869cm" svg:y1="15.482cm" svg:x2="19.96cm" svg:y2="15.482cm">
          <text:p/>
        </draw:line>
        <draw:line draw:style-name="gr3" draw:text-style-name="P4" draw:layer="layout" svg:x1="1.869cm" svg:y1="16.473cm" svg:x2="19.96cm" svg:y2="16.473cm">
          <text:p/>
        </draw:line>
        <draw:line draw:style-name="gr3" draw:text-style-name="P4" draw:layer="layout" svg:x1="1.869cm" svg:y1="17.041cm" svg:x2="19.96cm" svg:y2="17.041cm">
          <text:p/>
        </draw:line>
        <draw:line draw:style-name="gr31" draw:text-style-name="P4" draw:layer="layout" svg:x1="1.876cm" svg:y1="13.383cm" svg:x2="1.876cm" svg:y2="13.975cm">
          <text:p/>
        </draw:line>
        <draw:line draw:style-name="gr3" draw:text-style-name="P4" draw:layer="layout" svg:x1="1.876cm" svg:y1="13.922cm" svg:x2="1.876cm" svg:y2="17.048cm">
          <text:p/>
        </draw:line>
        <draw:line draw:style-name="gr3" draw:text-style-name="P4" draw:layer="layout" svg:x1="6.124cm" svg:y1="13.922cm" svg:x2="6.124cm" svg:y2="17.048cm">
          <text:p/>
        </draw:line>
        <draw:line draw:style-name="gr3" draw:text-style-name="P4" draw:layer="layout" svg:x1="12.167cm" svg:y1="13.922cm" svg:x2="12.167cm" svg:y2="17.048cm">
          <text:p/>
        </draw:line>
        <draw:line draw:style-name="gr31" draw:text-style-name="P4" draw:layer="layout" svg:x1="19.949cm" svg:y1="13.383cm" svg:x2="19.949cm" svg:y2="13.975cm">
          <text:p/>
        </draw:line>
        <draw:line draw:style-name="gr3" draw:text-style-name="P4" draw:layer="layout" svg:x1="19.949cm" svg:y1="13.922cm" svg:x2="19.949cm" svg:y2="17.048cm">
          <text:p/>
        </draw:line>
        <draw:frame draw:style-name="gr2" draw:text-style-name="P3" draw:layer="layout" svg:width="6.987cm" svg:height="0.471cm" svg:x="2.004cm" svg:y="11.799cm">
          <draw:text-box>
            <text:p text:style-name="P1"><text:span text:style-name="T4">utils.p</text:span><text:span text:style-name="T4">y – </text:span><text:span text:style-name="T4">вспо</text:span><text:span text:style-name="T4">могат</text:span><text:span text:style-name="T4">ельн</text:span><text:span text:style-name="T4">ые </text:span><text:span text:style-name="T4">функ</text:span><text:span text:style-name="T4">ции</text:span></text:p>
          </draw:text-box>
        </draw:frame>
        <draw:frame draw:style-name="gr2" draw:text-style-name="P3" draw:layer="layout" svg:width="0.925cm" svg:height="0.471cm" svg:x="1.99cm" svg:y="13.454cm">
          <draw:text-box>
            <text:p text:style-name="P1"><text:span text:style-name="T3">Поля</text:span></text:p>
          </draw:text-box>
        </draw:frame>
        <draw:frame draw:style-name="gr2" draw:text-style-name="P3" draw:layer="layout" svg:width="0.849cm" svg:height="0.471cm" svg:x="1.99cm" svg:y="13.994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0.777cm" svg:height="0.471cm" svg:x="6.241cm" svg:y="13.994cm">
          <draw:text-box>
            <text:p text:style-name="P1"><text:span text:style-name="T4">Тип</text:span></text:p>
          </draw:text-box>
        </draw:frame>
        <draw:frame draw:style-name="gr2" draw:text-style-name="P3" draw:layer="layout" svg:width="2.271cm" svg:height="0.471cm" svg:x="12.28cm" svg:y="13.994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3.173cm" svg:height="0.471cm" svg:x="1.99cm" svg:y="14.498cm">
          <draw:text-box>
            <text:p text:style-name="P1"><text:span text:style-name="T3">BEGI</text:span><text:span text:style-name="T3">N_M</text:span><text:span text:style-name="T3">ATRI</text:span><text:span text:style-name="T3">X</text:span></text:p>
          </draw:text-box>
        </draw:frame>
        <draw:frame draw:style-name="gr2" draw:text-style-name="P3" draw:layer="layout" svg:width="0.425cm" svg:height="0.471cm" svg:x="6.241cm" svg:y="14.498cm">
          <draw:text-box>
            <text:p text:style-name="P1"><text:span text:style-name="T3">str</text:span></text:p>
          </draw:text-box>
        </draw:frame>
        <draw:frame draw:style-name="gr2" draw:text-style-name="P3" draw:layer="layout" svg:width="5.967cm" svg:height="0.471cm" svg:x="12.28cm" svg:y="14.498cm">
          <draw:text-box>
            <text:p text:style-name="P1"><text:span text:style-name="T3">Строк</text:span><text:span text:style-name="T3">а-</text:span><text:span text:style-name="T3">начал</text:span><text:span text:style-name="T3">о </text:span><text:span text:style-name="T3">матри</text:span><text:span text:style-name="T3">цы в </text:span><text:span text:style-name="T3">LaTe</text:span><text:span text:style-name="T3">X</text:span></text:p>
          </draw:text-box>
        </draw:frame>
        <draw:frame draw:style-name="gr2" draw:text-style-name="P3" draw:layer="layout" svg:width="2.749cm" svg:height="0.471cm" svg:x="1.99cm" svg:y="15.003cm">
          <draw:text-box>
            <text:p text:style-name="P1"><text:span text:style-name="T3">END_</text:span><text:span text:style-name="T3">MAT</text:span><text:span text:style-name="T3">RIX</text:span></text:p>
          </draw:text-box>
        </draw:frame>
        <draw:frame draw:style-name="gr2" draw:text-style-name="P3" draw:layer="layout" svg:width="0.425cm" svg:height="0.471cm" svg:x="6.241cm" svg:y="15.003cm">
          <draw:text-box>
            <text:p text:style-name="P1"><text:span text:style-name="T3">str</text:span></text:p>
          </draw:text-box>
        </draw:frame>
        <draw:frame draw:style-name="gr2" draw:text-style-name="P3" draw:layer="layout" svg:width="5.793cm" svg:height="0.471cm" svg:x="12.28cm" svg:y="15.003cm">
          <draw:text-box>
            <text:p text:style-name="P1"><text:span text:style-name="T3">Строк</text:span><text:span text:style-name="T3">а-</text:span><text:span text:style-name="T3">конец </text:span><text:span text:style-name="T3">матри</text:span><text:span text:style-name="T3">цы в </text:span><text:span text:style-name="T3">LaTe</text:span><text:span text:style-name="T3">X</text:span></text:p>
          </draw:text-box>
        </draw:frame>
        <draw:frame draw:style-name="gr2" draw:text-style-name="P3" draw:layer="layout" svg:width="3.876cm" svg:height="0.471cm" svg:x="1.99cm" svg:y="15.507cm">
          <draw:text-box>
            <text:p text:style-name="P1"><text:span text:style-name="T3">MAT</text:span><text:span text:style-name="T3">RIX_</text:span><text:span text:style-name="T3">DELI</text:span><text:span text:style-name="T3">MITE</text:span></text:p>
          </draw:text-box>
        </draw:frame>
        <draw:frame draw:style-name="gr2" draw:text-style-name="P3" draw:layer="layout" svg:width="0.422cm" svg:height="0.471cm" svg:x="1.99cm" svg:y="15.994cm">
          <draw:text-box>
            <text:p text:style-name="P1"><text:span text:style-name="T3">R</text:span></text:p>
          </draw:text-box>
        </draw:frame>
        <draw:frame draw:style-name="gr2" draw:text-style-name="P3" draw:layer="layout" svg:width="0.425cm" svg:height="0.471cm" svg:x="6.241cm" svg:y="15.507cm">
          <draw:text-box>
            <text:p text:style-name="P1"><text:span text:style-name="T3">str</text:span></text:p>
          </draw:text-box>
        </draw:frame>
        <draw:frame draw:style-name="gr2" draw:text-style-name="P3" draw:layer="layout" svg:width="6.085cm" svg:height="0.471cm" svg:x="12.28cm" svg:y="15.507cm">
          <draw:text-box>
            <text:p text:style-name="P1"><text:span text:style-name="T3">Разде</text:span><text:span text:style-name="T3">лител</text:span><text:span text:style-name="T3">ь </text:span><text:span text:style-name="T3">элеме</text:span><text:span text:style-name="T3">нтов </text:span><text:span text:style-name="T3">в </text:span><text:span text:style-name="T3">матри</text:span><text:span text:style-name="T3">це</text:span></text:p>
          </draw:text-box>
        </draw:frame>
        <draw:frame draw:style-name="gr2" draw:text-style-name="P3" draw:layer="layout" svg:width="0.422cm" svg:height="0.471cm" svg:x="1.99cm" svg:y="16.498cm">
          <draw:text-box>
            <text:p text:style-name="P1"><text:span text:style-name="T3">q</text:span></text:p>
          </draw:text-box>
        </draw:frame>
        <draw:frame draw:style-name="gr2" draw:text-style-name="P3" draw:layer="layout" svg:width="1.251cm" svg:height="0.471cm" svg:x="6.241cm" svg:y="16.498cm">
          <draw:text-box>
            <text:p text:style-name="P1"><text:span text:style-name="T3">symbo</text:span><text:span text:style-name="T3">l</text:span></text:p>
          </draw:text-box>
        </draw:frame>
        <draw:line draw:style-name="gr31" draw:text-style-name="P4" draw:layer="layout" svg:x1="1.852cm" svg:y1="17.87cm" svg:x2="19.977cm" svg:y2="17.87cm">
          <text:p/>
        </draw:line>
        <draw:line draw:style-name="gr31" draw:text-style-name="P4" draw:layer="layout" svg:x1="1.869cm" svg:y1="18.41cm" svg:x2="19.96cm" svg:y2="18.41cm">
          <text:p/>
        </draw:line>
        <draw:line draw:style-name="gr31" draw:text-style-name="P4" draw:layer="layout" svg:x1="1.869cm" svg:y1="18.949cm" svg:x2="19.96cm" svg:y2="18.949cm">
          <text:p/>
        </draw:line>
        <draw:line draw:style-name="gr3" draw:text-style-name="P4" draw:layer="layout" svg:x1="1.869cm" svg:y1="20.075cm" svg:x2="19.96cm" svg:y2="20.075cm">
          <text:p/>
        </draw:line>
        <draw:line draw:style-name="gr3" draw:text-style-name="P4" draw:layer="layout" svg:x1="1.869cm" svg:y1="21.553cm" svg:x2="19.96cm" svg:y2="21.553cm">
          <text:p/>
        </draw:line>
        <draw:line draw:style-name="gr3" draw:text-style-name="P4" draw:layer="layout" svg:x1="1.869cm" svg:y1="22.544cm" svg:x2="19.96cm" svg:y2="22.544cm">
          <text:p/>
        </draw:line>
        <draw:line draw:style-name="gr3" draw:text-style-name="P4" draw:layer="layout" svg:x1="1.869cm" svg:y1="24.509cm" svg:x2="19.96cm" svg:y2="24.509cm">
          <text:p/>
        </draw:line>
        <draw:line draw:style-name="gr31" draw:text-style-name="P4" draw:layer="layout" svg:x1="1.876cm" svg:y1="17.842cm" svg:x2="1.876cm" svg:y2="18.434cm">
          <text:p/>
        </draw:line>
        <draw:line draw:style-name="gr3" draw:text-style-name="P4" draw:layer="layout" svg:x1="1.876cm" svg:y1="18.381cm" svg:x2="1.876cm" svg:y2="24.516cm">
          <text:p/>
        </draw:line>
        <draw:line draw:style-name="gr3" draw:text-style-name="P4" draw:layer="layout" svg:x1="5.845cm" svg:y1="18.381cm" svg:x2="5.845cm" svg:y2="24.516cm">
          <text:p/>
        </draw:line>
        <draw:line draw:style-name="gr3" draw:text-style-name="P4" draw:layer="layout" svg:x1="9.655cm" svg:y1="18.381cm" svg:x2="9.655cm" svg:y2="24.516cm">
          <text:p/>
        </draw:line>
        <draw:line draw:style-name="gr3" draw:text-style-name="P4" draw:layer="layout" svg:x1="12.83cm" svg:y1="18.381cm" svg:x2="12.83cm" svg:y2="24.516cm">
          <text:p/>
        </draw:line>
        <draw:line draw:style-name="gr31" draw:text-style-name="P4" draw:layer="layout" svg:x1="19.949cm" svg:y1="17.842cm" svg:x2="19.949cm" svg:y2="18.434cm">
          <text:p/>
        </draw:line>
        <draw:line draw:style-name="gr3" draw:text-style-name="P4" draw:layer="layout" svg:x1="19.949cm" svg:y1="18.381cm" svg:x2="19.949cm" svg:y2="24.516cm">
          <text:p/>
        </draw:line>
        <draw:frame draw:style-name="gr2" draw:text-style-name="P3" draw:layer="layout" svg:width="4.908cm" svg:height="0.471cm" svg:x="12.28cm" svg:y="16.498cm">
          <draw:text-box>
            <text:p text:style-name="P1"><text:span text:style-name="T3">Симв</text:span><text:span text:style-name="T3">ол-</text:span><text:span text:style-name="T3">аргум</text:span><text:span text:style-name="T3">ент </text:span><text:span text:style-name="T3">функ</text:span><text:span text:style-name="T3">ции</text:span></text:p>
          </draw:text-box>
        </draw:frame>
        <draw:frame draw:style-name="gr2" draw:text-style-name="P3" draw:layer="layout" svg:width="1.463cm" svg:height="0.471cm" svg:x="1.99cm" svg:y="17.913cm">
          <draw:text-box>
            <text:p text:style-name="P1"><text:span text:style-name="T3">Мето</text:span><text:span text:style-name="T3">ды</text:span></text:p>
          </draw:text-box>
        </draw:frame>
        <draw:frame draw:style-name="gr2" draw:text-style-name="P3" draw:layer="layout" svg:width="0.849cm" svg:height="0.471cm" svg:x="1.99cm" svg:y="18.453cm">
          <draw:text-box>
            <text:p text:style-name="P1"><text:span text:style-name="T4">Имя</text:span></text:p>
          </draw:text-box>
        </draw:frame>
        <draw:frame draw:style-name="gr2" draw:text-style-name="P3" draw:layer="layout" svg:width="2.305cm" svg:height="0.471cm" svg:x="5.958cm" svg:y="18.453cm">
          <draw:text-box>
            <text:p text:style-name="P1"><text:span text:style-name="T4">Возвр</text:span><text:span text:style-name="T4">ащае</text:span><text:span text:style-name="T4">т</text:span></text:p>
          </draw:text-box>
        </draw:frame>
        <draw:frame draw:style-name="gr2" draw:text-style-name="P3" draw:layer="layout" svg:width="2.203cm" svg:height="0.471cm" svg:x="9.768cm" svg:y="18.453cm">
          <draw:text-box>
            <text:p text:style-name="P1"><text:span text:style-name="T4">Аргу</text:span><text:span text:style-name="T4">мент</text:span><text:span text:style-name="T4">ы</text:span></text:p>
          </draw:text-box>
        </draw:frame>
        <draw:frame draw:style-name="gr2" draw:text-style-name="P3" draw:layer="layout" svg:width="2.271cm" svg:height="0.471cm" svg:x="12.943cm" svg:y="18.453cm">
          <draw:text-box>
            <text:p text:style-name="P1"><text:span text:style-name="T4">Назна</text:span><text:span text:style-name="T4">чение</text:span></text:p>
          </draw:text-box>
        </draw:frame>
        <draw:frame draw:style-name="gr2" draw:text-style-name="P3" draw:layer="layout" svg:width="2.136cm" svg:height="0.471cm" svg:x="1.99cm" svg:y="18.992cm">
          <draw:text-box>
            <text:p text:style-name="P1"><text:span text:style-name="T3">read_s</text:span><text:span text:style-name="T3">ample</text:span></text:p>
          </draw:text-box>
        </draw:frame>
        <draw:frame draw:style-name="gr2" draw:text-style-name="P3" draw:layer="layout" svg:width="1.687cm" svg:height="0.471cm" svg:x="5.958cm" svg:y="18.992cm">
          <draw:text-box>
            <text:p text:style-name="P1"><text:span text:style-name="T3">Str </text:span><text:span text:style-name="T3">output</text:span></text:p>
          </draw:text-box>
        </draw:frame>
        <draw:frame draw:style-name="gr2" draw:text-style-name="P3" draw:layer="layout" svg:width="2.106cm" svg:height="0.471cm" svg:x="9.768cm" svg:y="18.992cm">
          <draw:text-box>
            <text:p text:style-name="P1"><text:span text:style-name="T3">Str </text:span><text:span text:style-name="T3">file_pa</text:span><text:span text:style-name="T3">th</text:span></text:p>
          </draw:text-box>
        </draw:frame>
        <draw:frame draw:style-name="gr2" draw:text-style-name="P3" draw:layer="layout" svg:width="5.065cm" svg:height="0.471cm" svg:x="12.943cm" svg:y="18.992cm">
          <draw:text-box>
            <text:p text:style-name="P1"><text:span text:style-name="T3">Счит</text:span><text:span text:style-name="T3">ывает </text:span><text:span text:style-name="T3">шабло</text:span><text:span text:style-name="T3">н в </text:span><text:span text:style-name="T3">строк</text:span><text:span text:style-name="T3">у</text:span></text:p>
          </draw:text-box>
        </draw:frame>
        <draw:frame draw:style-name="gr2" draw:text-style-name="P3" draw:layer="layout" svg:width="3.452cm" svg:height="0.471cm" svg:x="1.99cm" svg:y="20.1cm">
          <draw:text-box>
            <text:p text:style-name="P1"><text:span text:style-name="T3">conver</text:span><text:span text:style-name="T3">t_matr</text:span><text:span text:style-name="T3">ix_ro</text:span><text:span text:style-name="T3">w</text:span></text:p>
          </draw:text-box>
        </draw:frame>
        <draw:frame draw:style-name="gr2" draw:text-style-name="P3" draw:layer="layout" svg:width="1.721cm" svg:height="0.471cm" svg:x="1.99cm" svg:y="20.587cm">
          <draw:text-box>
            <text:p text:style-name="P1"><text:span text:style-name="T3">_to_str</text:span><text:span text:style-name="T3">ing</text:span></text:p>
          </draw:text-box>
        </draw:frame>
        <draw:frame draw:style-name="gr2" draw:text-style-name="P3" draw:layer="layout" svg:width="2.758cm" svg:height="0.471cm" svg:x="5.958cm" svg:y="20.1cm">
          <draw:text-box>
            <text:p text:style-name="P1"><text:span text:style-name="T3">Ряд </text:span><text:span text:style-name="T3">матри</text:span><text:span text:style-name="T3">цы в </text:span></text:p>
          </draw:text-box>
        </draw:frame>
        <draw:frame draw:style-name="gr2" draw:text-style-name="P3" draw:layer="layout" svg:width="2.826cm" svg:height="0.471cm" svg:x="5.958cm" svg:y="20.587cm">
          <draw:text-box>
            <text:p text:style-name="P1"><text:span text:style-name="T3">форма</text:span><text:span text:style-name="T3">те </text:span><text:span text:style-name="T3">LaTe</text:span><text:span text:style-name="T3">X</text:span></text:p>
          </draw:text-box>
        </draw:frame>
        <draw:frame draw:style-name="gr2" draw:text-style-name="P3" draw:layer="layout" svg:width="1.776cm" svg:height="0.471cm" svg:x="9.768cm" svg:y="20.1cm">
          <draw:text-box>
            <text:p text:style-name="P1"><text:span text:style-name="T3">Row </text:span><text:span text:style-name="T3">(ряд </text:span></text:p>
          </draw:text-box>
        </draw:frame>
        <draw:frame draw:style-name="gr2" draw:text-style-name="P3" draw:layer="layout" svg:width="1.733cm" svg:height="0.471cm" svg:x="9.768cm" svg:y="20.587cm">
          <draw:text-box>
            <text:p text:style-name="P1"><text:span text:style-name="T3">матри</text:span><text:span text:style-name="T3">цы)</text:span></text:p>
          </draw:text-box>
        </draw:frame>
        <draw:frame draw:style-name="gr2" draw:text-style-name="P3" draw:layer="layout" svg:width="5.797cm" svg:height="0.471cm" svg:x="12.943cm" svg:y="20.1cm">
          <draw:text-box>
            <text:p text:style-name="P1"><text:span text:style-name="T3">Кажд</text:span><text:span text:style-name="T3">ый </text:span><text:span text:style-name="T3">элеме</text:span><text:span text:style-name="T3">нт </text:span><text:span text:style-name="T3">перев</text:span><text:span text:style-name="T3">одитс</text:span><text:span text:style-name="T3">я в </text:span></text:p>
          </draw:text-box>
        </draw:frame>
        <draw:frame draw:style-name="gr2" draw:text-style-name="P3" draw:layer="layout" svg:width="6.746cm" svg:height="0.471cm" svg:x="12.943cm" svg:y="20.587cm">
          <draw:text-box>
            <text:p text:style-name="P1"><text:span text:style-name="T3">LaTe</text:span><text:span text:style-name="T3">X </text:span><text:span text:style-name="T3">форма</text:span><text:span text:style-name="T3">т и </text:span><text:span text:style-name="T3">форм</text:span><text:span text:style-name="T3">ирует</text:span><text:span text:style-name="T3">ся </text:span><text:span text:style-name="T3">строк</text:span><text:span text:style-name="T3">а</text:span></text:p>
          </draw:text-box>
        </draw:frame>
        <draw:frame draw:style-name="gr2" draw:text-style-name="P3" draw:layer="layout" svg:width="1.594cm" svg:height="0.471cm" svg:x="12.943cm" svg:y="21.074cm">
          <draw:text-box>
            <text:p text:style-name="P1"><text:span text:style-name="T3">матри</text:span><text:span text:style-name="T3">цы</text:span></text:p>
          </draw:text-box>
        </draw:frame>
        <draw:frame draw:style-name="gr2" draw:text-style-name="P3" draw:layer="layout" svg:width="2.186cm" svg:height="0.471cm" svg:x="1.99cm" svg:y="21.578cm">
          <draw:text-box>
            <text:p text:style-name="P1"><text:span text:style-name="T3">write_</text:span><text:span text:style-name="T3">matrix</text:span></text:p>
          </draw:text-box>
        </draw:frame>
        <draw:frame draw:style-name="gr2" draw:text-style-name="P3" draw:layer="layout" svg:width="2.36cm" svg:height="0.471cm" svg:x="5.958cm" svg:y="21.578cm">
          <draw:text-box>
            <text:p text:style-name="P1"><text:span text:style-name="T3">Matrix </text:span><text:span text:style-name="T3">(latex-</text:span></text:p>
          </draw:text-box>
        </draw:frame>
        <draw:frame draw:style-name="gr2" draw:text-style-name="P3" draw:layer="layout" svg:width="1.369cm" svg:height="0.471cm" svg:x="5.958cm" svg:y="22.065cm">
          <draw:text-box>
            <text:p text:style-name="P1"><text:span text:style-name="T3">атриц</text:span><text:span text:style-name="T3">а)</text:span></text:p>
          </draw:text-box>
        </draw:frame>
        <draw:frame draw:style-name="gr2" draw:text-style-name="P3" draw:layer="layout" svg:width="1.247cm" svg:height="0.471cm" svg:x="9.768cm" svg:y="21.578cm">
          <draw:text-box>
            <text:p text:style-name="P1"><text:span text:style-name="T3">Prefix, </text:span></text:p>
          </draw:text-box>
        </draw:frame>
        <draw:frame draw:style-name="gr2" draw:text-style-name="P3" draw:layer="layout" svg:width="2.191cm" svg:height="0.471cm" svg:x="9.768cm" svg:y="22.065cm">
          <draw:text-box>
            <text:p text:style-name="P1"><text:span text:style-name="T3">input_</text:span><text:span text:style-name="T3">matrix</text:span></text:p>
          </draw:text-box>
        </draw:frame>
        <draw:frame draw:style-name="gr2" draw:text-style-name="P3" draw:layer="layout" svg:width="5.963cm" svg:height="0.471cm" svg:x="12.943cm" svg:y="21.578cm">
          <draw:text-box>
            <text:p text:style-name="P1"><text:span text:style-name="T3">Возвр</text:span><text:span text:style-name="T3">ащает </text:span><text:span text:style-name="T3">latex-</text:span><text:span text:style-name="T3">предс</text:span><text:span text:style-name="T3">тавле</text:span><text:span text:style-name="T3">ние </text:span></text:p>
          </draw:text-box>
        </draw:frame>
        <draw:frame draw:style-name="gr2" draw:text-style-name="P3" draw:layer="layout" svg:width="1.594cm" svg:height="0.471cm" svg:x="12.943cm" svg:y="22.065cm">
          <draw:text-box>
            <text:p text:style-name="P1"><text:span text:style-name="T3">матри</text:span><text:span text:style-name="T3">цы</text:span></text:p>
          </draw:text-box>
        </draw:frame>
        <draw:frame draw:style-name="gr2" draw:text-style-name="P3" draw:layer="layout" svg:width="3.545cm" svg:height="0.471cm" svg:x="1.99cm" svg:y="22.57cm">
          <draw:text-box>
            <text:p text:style-name="P1"><text:span text:style-name="T3">write_</text:span><text:span text:style-name="T3">matrix</text:span><text:span text:style-name="T3">_and_</text:span><text:span text:style-name="T3">re</text:span></text:p>
          </draw:text-box>
        </draw:frame>
        <draw:frame draw:style-name="gr2" draw:text-style-name="P3" draw:layer="layout" svg:width="0.891cm" svg:height="0.471cm" svg:x="1.99cm" svg:y="23.056cm">
          <draw:text-box>
            <text:p text:style-name="P1"><text:span text:style-name="T3">place</text:span></text:p>
          </draw:text-box>
        </draw:frame>
        <draw:frame draw:style-name="gr2" draw:text-style-name="P3" draw:layer="layout" svg:width="3.342cm" svg:height="0.471cm" svg:x="5.958cm" svg:y="22.57cm">
          <draw:text-box>
            <text:p text:style-name="P1"><text:span text:style-name="T3">Outpu</text:span><text:span text:style-name="T3">t(резу</text:span><text:span text:style-name="T3">льтир</text:span><text:span text:style-name="T3">у</text:span></text:p>
          </draw:text-box>
        </draw:frame>
        <draw:frame draw:style-name="gr2" draw:text-style-name="P3" draw:layer="layout" svg:width="2.673cm" svg:height="0.471cm" svg:x="5.958cm" svg:y="23.056cm">
          <draw:text-box>
            <text:p text:style-name="P1"><text:span text:style-name="T3">ющая </text:span><text:span text:style-name="T3">строк</text:span><text:span text:style-name="T3">а), </text:span></text:p>
          </draw:text-box>
        </draw:frame>
        <draw:frame draw:style-name="gr2" draw:text-style-name="P3" draw:layer="layout" svg:width="3.376cm" svg:height="0.471cm" svg:x="5.958cm" svg:y="23.543cm">
          <draw:text-box>
            <text:p text:style-name="P1"><text:span text:style-name="T3">sympy</text:span><text:span text:style-name="T3">-</text:span><text:span text:style-name="T3">матри</text:span><text:span text:style-name="T3">ца из </text:span></text:p>
          </draw:text-box>
        </draw:frame>
        <draw:frame draw:style-name="gr2" draw:text-style-name="P3" draw:layer="layout" svg:width="1.725cm" svg:height="0.471cm" svg:x="5.958cm" svg:y="24.03cm">
          <draw:text-box>
            <text:p text:style-name="P1"><text:span text:style-name="T3">исход</text:span><text:span text:style-name="T3">ной</text:span></text:p>
          </draw:text-box>
        </draw:frame>
        <draw:frame draw:style-name="gr2" draw:text-style-name="P3" draw:layer="layout" svg:width="2.542cm" svg:height="0.471cm" svg:x="9.768cm" svg:y="22.57cm">
          <draw:text-box>
            <text:p text:style-name="P1"><text:span text:style-name="T3">Prefix, </text:span><text:span text:style-name="T3">output</text:span><text:span text:style-name="T3">, </text:span></text:p>
          </draw:text-box>
        </draw:frame>
        <draw:frame draw:style-name="gr2" draw:text-style-name="P3" draw:layer="layout" svg:width="2.191cm" svg:height="0.471cm" svg:x="9.768cm" svg:y="23.056cm">
          <draw:text-box>
            <text:p text:style-name="P1"><text:span text:style-name="T3">input_</text:span><text:span text:style-name="T3">matrix</text:span></text:p>
          </draw:text-box>
        </draw:frame>
        <draw:frame draw:style-name="gr2" draw:text-style-name="P3" draw:layer="layout" svg:width="5.963cm" svg:height="0.471cm" svg:x="12.943cm" svg:y="22.57cm">
          <draw:text-box>
            <text:p text:style-name="P1"><text:span text:style-name="T3">Возвр</text:span><text:span text:style-name="T3">ащает </text:span><text:span text:style-name="T3">latex-</text:span><text:span text:style-name="T3">предс</text:span><text:span text:style-name="T3">тавле</text:span><text:span text:style-name="T3">ние 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2" draw:text-style-name="P3" draw:layer="layout" svg:width="5.933cm" svg:height="0.471cm" svg:x="12.943cm" svg:y="23.056cm">
          <draw:text-box>
            <text:p text:style-name="P1"><text:span text:style-name="T3">матри</text:span><text:span text:style-name="T3">цы и </text:span><text:span text:style-name="T3">запис</text:span><text:span text:style-name="T3">ывает </text:span><text:span text:style-name="T3">ее в </text:span><text:span text:style-name="T3">ответ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  <draw:page draw:name="page42" draw:style-name="dp1" draw:master-page-name="master-page137">
        <draw:frame draw:style-name="gr2" draw:text-style-name="P3" draw:layer="layout" svg:width="0.425cm" svg:height="0.471cm" svg:x="10.294cm" svg:y="1.272cm">
          <draw:text-box>
            <text:p text:style-name="P1"><text:span text:style-name="T3">41</text:span></text:p>
          </draw:text-box>
        </draw:frame>
        <draw:frame draw:style-name="gr2" draw:text-style-name="P3" draw:layer="layout" svg:width="5.442cm" svg:height="0.471cm" svg:x="7.782cm" svg:y="1.759cm">
          <draw:text-box>
            <text:p text:style-name="P1"><text:span text:style-name="T4">RU.1</text:span><text:span text:style-name="T4">77017</text:span><text:span text:style-name="T4">29.10.</text:span><text:span text:style-name="T4">03-01 </text:span><text:span text:style-name="T4">81 01-</text:span><text:span text:style-name="T4">1</text:span></text:p>
          </draw:text-box>
        </draw:frame>
        <draw:line draw:style-name="gr3" draw:text-style-name="P4" draw:layer="layout" svg:x1="0.994cm" svg:y1="5.135cm" svg:x2="19.254cm" svg:y2="5.135cm">
          <text:p/>
        </draw:line>
        <draw:line draw:style-name="gr3" draw:text-style-name="P4" draw:layer="layout" svg:x1="0.994cm" svg:y1="6.136cm" svg:x2="19.254cm" svg:y2="6.136cm">
          <text:p/>
        </draw:line>
        <draw:line draw:style-name="gr3" draw:text-style-name="P4" draw:layer="layout" svg:x1="0.994cm" svg:y1="9.008cm" svg:x2="19.254cm" svg:y2="9.008cm">
          <text:p/>
        </draw:line>
        <draw:line draw:style-name="gr3" draw:text-style-name="P4" draw:layer="layout" svg:x1="0.994cm" svg:y1="10.828cm" svg:x2="19.254cm" svg:y2="10.828cm">
          <text:p/>
        </draw:line>
        <draw:line draw:style-name="gr3" draw:text-style-name="P4" draw:layer="layout" svg:x1="0.994cm" svg:y1="11.629cm" svg:x2="19.254cm" svg:y2="11.629cm">
          <text:p/>
        </draw:line>
        <draw:line draw:style-name="gr3" draw:text-style-name="P4" draw:layer="layout" svg:x1="0.994cm" svg:y1="12.43cm" svg:x2="19.254cm" svg:y2="12.43cm">
          <text:p/>
        </draw:line>
        <draw:line draw:style-name="gr3" draw:text-style-name="P4" draw:layer="layout" svg:x1="0.994cm" svg:y1="13.231cm" svg:x2="19.254cm" svg:y2="13.231cm">
          <text:p/>
        </draw:line>
        <draw:line draw:style-name="gr3" draw:text-style-name="P4" draw:layer="layout" svg:x1="0.994cm" svg:y1="14.032cm" svg:x2="19.254cm" svg:y2="14.032cm">
          <text:p/>
        </draw:line>
        <draw:line draw:style-name="gr3" draw:text-style-name="P4" draw:layer="layout" svg:x1="0.994cm" svg:y1="14.832cm" svg:x2="19.254cm" svg:y2="14.832cm">
          <text:p/>
        </draw:line>
        <draw:line draw:style-name="gr3" draw:text-style-name="P4" draw:layer="layout" svg:x1="0.994cm" svg:y1="15.633cm" svg:x2="19.254cm" svg:y2="15.633cm">
          <text:p/>
        </draw:line>
        <draw:line draw:style-name="gr3" draw:text-style-name="P4" draw:layer="layout" svg:x1="0.994cm" svg:y1="16.434cm" svg:x2="19.254cm" svg:y2="16.434cm">
          <text:p/>
        </draw:line>
        <draw:line draw:style-name="gr3" draw:text-style-name="P4" draw:layer="layout" svg:x1="0.994cm" svg:y1="17.235cm" svg:x2="19.254cm" svg:y2="17.235cm">
          <text:p/>
        </draw:line>
        <draw:line draw:style-name="gr3" draw:text-style-name="P4" draw:layer="layout" svg:x1="0.994cm" svg:y1="18.036cm" svg:x2="19.254cm" svg:y2="18.036cm">
          <text:p/>
        </draw:line>
        <draw:line draw:style-name="gr3" draw:text-style-name="P4" draw:layer="layout" svg:x1="0.994cm" svg:y1="18.836cm" svg:x2="19.254cm" svg:y2="18.836cm">
          <text:p/>
        </draw:line>
        <draw:line draw:style-name="gr3" draw:text-style-name="P4" draw:layer="layout" svg:x1="0.994cm" svg:y1="19.637cm" svg:x2="19.254cm" svg:y2="19.637cm">
          <text:p/>
        </draw:line>
        <draw:line draw:style-name="gr3" draw:text-style-name="P4" draw:layer="layout" svg:x1="0.994cm" svg:y1="20.438cm" svg:x2="19.254cm" svg:y2="20.438cm">
          <text:p/>
        </draw:line>
        <draw:line draw:style-name="gr3" draw:text-style-name="P4" draw:layer="layout" svg:x1="0.994cm" svg:y1="21.239cm" svg:x2="19.254cm" svg:y2="21.239cm">
          <text:p/>
        </draw:line>
        <draw:line draw:style-name="gr3" draw:text-style-name="P4" draw:layer="layout" svg:x1="0.994cm" svg:y1="22.04cm" svg:x2="19.254cm" svg:y2="22.04cm">
          <text:p/>
        </draw:line>
        <draw:line draw:style-name="gr3" draw:text-style-name="P4" draw:layer="layout" svg:x1="0.994cm" svg:y1="22.84cm" svg:x2="19.254cm" svg:y2="22.84cm">
          <text:p/>
        </draw:line>
        <draw:line draw:style-name="gr3" draw:text-style-name="P4" draw:layer="layout" svg:x1="0.994cm" svg:y1="23.641cm" svg:x2="19.254cm" svg:y2="23.641cm">
          <text:p/>
        </draw:line>
        <draw:line draw:style-name="gr3" draw:text-style-name="P4" draw:layer="layout" svg:x1="0.994cm" svg:y1="24.442cm" svg:x2="19.254cm" svg:y2="24.442cm">
          <text:p/>
        </draw:line>
        <draw:line draw:style-name="gr3" draw:text-style-name="P4" draw:layer="layout" svg:x1="0.994cm" svg:y1="25.243cm" svg:x2="19.254cm" svg:y2="25.243cm">
          <text:p/>
        </draw:line>
        <draw:line draw:style-name="gr3" draw:text-style-name="P4" draw:layer="layout" svg:x1="1.001cm" svg:y1="5.124cm" svg:x2="1.001cm" svg:y2="25.25cm">
          <text:p/>
        </draw:line>
        <draw:line draw:style-name="gr3" draw:text-style-name="P4" draw:layer="layout" svg:x1="1.785cm" svg:y1="8.997cm" svg:x2="1.785cm" svg:y2="25.25cm">
          <text:p/>
        </draw:line>
        <draw:line draw:style-name="gr3" draw:text-style-name="P4" draw:layer="layout" svg:x1="3.785cm" svg:y1="8.997cm" svg:x2="3.785cm" svg:y2="25.25cm">
          <text:p/>
        </draw:line>
        <draw:line draw:style-name="gr3" draw:text-style-name="P4" draw:layer="layout" svg:x1="5.044cm" svg:y1="8.997cm" svg:x2="5.044cm" svg:y2="25.25cm">
          <text:p/>
        </draw:line>
        <draw:line draw:style-name="gr3" draw:text-style-name="P4" draw:layer="layout" svg:x1="7.041cm" svg:y1="8.997cm" svg:x2="7.041cm" svg:y2="25.25cm">
          <text:p/>
        </draw:line>
        <draw:line draw:style-name="gr3" draw:text-style-name="P4" draw:layer="layout" svg:x1="9.302cm" svg:y1="8.997cm" svg:x2="9.302cm" svg:y2="25.25cm">
          <text:p/>
        </draw:line>
        <draw:line draw:style-name="gr3" draw:text-style-name="P4" draw:layer="layout" svg:x1="9.302cm" svg:y1="6.126cm" svg:x2="9.302cm" svg:y2="9.015cm">
          <text:p/>
        </draw:line>
        <draw:line draw:style-name="gr3" draw:text-style-name="P4" draw:layer="layout" svg:x1="11.299cm" svg:y1="8.997cm" svg:x2="11.299cm" svg:y2="25.25cm">
          <text:p/>
        </draw:line>
        <draw:line draw:style-name="gr3" draw:text-style-name="P4" draw:layer="layout" svg:x1="11.299cm" svg:y1="6.126cm" svg:x2="11.299cm" svg:y2="9.015cm">
          <text:p/>
        </draw:line>
        <draw:line draw:style-name="gr3" draw:text-style-name="P4" draw:layer="layout" svg:x1="13.55cm" svg:y1="8.997cm" svg:x2="13.55cm" svg:y2="25.25cm">
          <text:p/>
        </draw:line>
        <draw:line draw:style-name="gr3" draw:text-style-name="P4" draw:layer="layout" svg:x1="13.56cm" svg:y1="6.126cm" svg:x2="13.56cm" svg:y2="9.015cm">
          <text:p/>
        </draw:line>
        <draw:line draw:style-name="gr3" draw:text-style-name="P4" draw:layer="layout" svg:x1="15.807cm" svg:y1="8.997cm" svg:x2="15.807cm" svg:y2="25.25cm">
          <text:p/>
        </draw:line>
        <draw:line draw:style-name="gr3" draw:text-style-name="P4" draw:layer="layout" svg:x1="15.811cm" svg:y1="6.126cm" svg:x2="15.811cm" svg:y2="9.015cm">
          <text:p/>
        </draw:line>
        <draw:line draw:style-name="gr3" draw:text-style-name="P4" draw:layer="layout" svg:x1="17.804cm" svg:y1="8.997cm" svg:x2="17.804cm" svg:y2="25.25cm">
          <text:p/>
        </draw:line>
        <draw:line draw:style-name="gr3" draw:text-style-name="P4" draw:layer="layout" svg:x1="17.808cm" svg:y1="6.126cm" svg:x2="17.808cm" svg:y2="9.015cm">
          <text:p/>
        </draw:line>
        <draw:line draw:style-name="gr3" draw:text-style-name="P4" draw:layer="layout" svg:x1="19.244cm" svg:y1="5.124cm" svg:x2="19.244cm" svg:y2="25.25cm">
          <text:p/>
        </draw:line>
        <draw:frame draw:style-name="gr2" draw:text-style-name="P3" draw:layer="layout" svg:width="7.575cm" svg:height="0.471cm" svg:x="7.225cm" svg:y="3.527cm">
          <draw:text-box>
            <text:p text:style-name="P1"><text:span text:style-name="T4">ЛИС</text:span><text:span text:style-name="T4">Т </text:span><text:span text:style-name="T4">РЕГИ</text:span><text:span text:style-name="T4">СТР</text:span><text:span text:style-name="T4">АЦИ</text:span><text:span text:style-name="T4">И </text:span><text:span text:style-name="T4">ИЗМ</text:span><text:span text:style-name="T4">ЕНЕ</text:span><text:span text:style-name="T4">НИЙ</text:span></text:p>
          </draw:text-box>
        </draw:frame>
        <draw:frame draw:style-name="gr5" draw:text-style-name="P6" draw:layer="layout" svg:width="4.862cm" svg:height="0.433cm" svg:x="7.68cm" svg:y="5.428cm">
          <draw:text-box>
            <text:p text:style-name="P1"><text:span text:style-name="T6">Лист </text:span><text:span text:style-name="T6">регист</text:span><text:span text:style-name="T6">рации </text:span><text:span text:style-name="T6">измен</text:span><text:span text:style-name="T6">ений</text:span></text:p>
          </draw:text-box>
        </draw:frame>
        <draw:frame draw:style-name="gr5" draw:text-style-name="P6" draw:layer="layout" svg:width="4.273cm" svg:height="0.433cm" svg:x="3.006cm" svg:y="7.361cm">
          <draw:text-box>
            <text:p text:style-name="P1"><text:span text:style-name="T6"><text:s/></text:span><text:span text:style-name="T6">Номер</text:span><text:span text:style-name="T6">а </text:span><text:span text:style-name="T6">листо</text:span><text:span text:style-name="T6">в </text:span><text:span text:style-name="T6">(стран</text:span><text:span text:style-name="T6">иц)</text:span></text:p>
          </draw:text-box>
        </draw:frame>
        <draw:frame draw:style-name="gr5" draw:text-style-name="P6" draw:layer="layout" svg:width="0.963cm" svg:height="0.433cm" svg:x="9.807cm" svg:y="6.641cm">
          <draw:text-box>
            <text:p text:style-name="P1"><text:span text:style-name="T6">Всего</text:span></text:p>
          </draw:text-box>
        </draw:frame>
        <draw:frame draw:style-name="gr5" draw:text-style-name="P6" draw:layer="layout" svg:width="1.124cm" svg:height="0.433cm" svg:x="9.723cm" svg:y="7.121cm">
          <draw:text-box>
            <text:p text:style-name="P1"><text:span text:style-name="T6">листо</text:span><text:span text:style-name="T6">в</text:span></text:p>
          </draw:text-box>
        </draw:frame>
        <draw:frame draw:style-name="gr5" draw:text-style-name="P6" draw:layer="layout" svg:width="1.467cm" svg:height="0.433cm" svg:x="9.553cm" svg:y="7.604cm">
          <draw:text-box>
            <text:p text:style-name="P1"><text:span text:style-name="T6">(стран</text:span><text:span text:style-name="T6">иц</text:span></text:p>
          </draw:text-box>
        </draw:frame>
        <draw:frame draw:style-name="gr5" draw:text-style-name="P6" draw:layer="layout" svg:width="1.534cm" svg:height="0.433cm" svg:x="9.521cm" svg:y="8.084cm">
          <draw:text-box>
            <text:p text:style-name="P1"><text:span text:style-name="T6">в </text:span><text:span text:style-name="T6">докум</text:span><text:span text:style-name="T6">.)</text:span></text:p>
          </draw:text-box>
        </draw:frame>
        <draw:frame draw:style-name="gr5" draw:text-style-name="P6" draw:layer="layout" svg:width="0.387cm" svg:height="0.433cm" svg:x="12.227cm" svg:y="7.121cm">
          <draw:text-box>
            <text:p text:style-name="P1"><text:span text:style-name="T6">№</text:span></text:p>
          </draw:text-box>
        </draw:frame>
        <draw:frame draw:style-name="gr5" draw:text-style-name="P6" draw:layer="layout" svg:width="1.75cm" svg:height="0.433cm" svg:x="11.543cm" svg:y="7.604cm">
          <draw:text-box>
            <text:p text:style-name="P1"><text:span text:style-name="T6">докум</text:span><text:span text:style-name="T6">ента</text:span></text:p>
          </draw:text-box>
        </draw:frame>
        <draw:frame draw:style-name="gr5" draw:text-style-name="P6" draw:layer="layout" svg:width="1.742cm" svg:height="0.433cm" svg:x="13.801cm" svg:y="6.158cm">
          <draw:text-box>
            <text:p text:style-name="P1"><text:span text:style-name="T6">Входя</text:span><text:span text:style-name="T6">щий</text:span></text:p>
          </draw:text-box>
        </draw:frame>
        <draw:frame draw:style-name="gr5" draw:text-style-name="P6" draw:layer="layout" svg:width="0.387cm" svg:height="0.433cm" svg:x="14.482cm" svg:y="6.641cm">
          <draw:text-box>
            <text:p text:style-name="P1"><text:span text:style-name="T6">№</text:span></text:p>
          </draw:text-box>
        </draw:frame>
        <draw:frame draw:style-name="gr5" draw:text-style-name="P6" draw:layer="layout" svg:width="1.75cm" svg:height="0.433cm" svg:x="13.797cm" svg:y="7.121cm">
          <draw:text-box>
            <text:p text:style-name="P1"><text:span text:style-name="T6">сопро</text:span><text:span text:style-name="T6">води</text:span></text:p>
          </draw:text-box>
        </draw:frame>
        <draw:frame draw:style-name="gr5" draw:text-style-name="P6" draw:layer="layout" svg:width="1.475cm" svg:height="0.433cm" svg:x="13.935cm" svg:y="7.604cm">
          <draw:text-box>
            <text:p text:style-name="P1"><text:span text:style-name="T6">тельн</text:span><text:span text:style-name="T6">ого</text:span></text:p>
          </draw:text-box>
        </draw:frame>
        <draw:frame draw:style-name="gr5" draw:text-style-name="P6" draw:layer="layout" svg:width="1.429cm" svg:height="0.433cm" svg:x="13.956cm" svg:y="8.084cm">
          <draw:text-box>
            <text:p text:style-name="P1"><text:span text:style-name="T6">докум</text:span><text:span text:style-name="T6">. и</text:span></text:p>
          </draw:text-box>
        </draw:frame>
        <draw:frame draw:style-name="gr5" draw:text-style-name="P6" draw:layer="layout" svg:width="0.717cm" svg:height="0.433cm" svg:x="14.312cm" svg:y="8.568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0.98cm" svg:height="0.433cm" svg:x="16.302cm" svg:y="7.361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8.119cm" svg:y="7.361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0.777cm" svg:height="0.433cm" draw:transform="rotate (1.5707963267949) translate (1.365cm 10.303cm)">
          <draw:text-box>
            <text:p text:style-name="P1"><text:span text:style-name="T6">Изм.</text:span></text:p>
          </draw:text-box>
        </draw:frame>
        <draw:frame draw:style-name="gr5" draw:text-style-name="P6" draw:layer="layout" svg:width="1.649cm" svg:height="0.433cm" draw:transform="rotate (1.5707963267949) translate (2.335cm 10.737cm)">
          <draw:text-box>
            <text:p text:style-name="P1"><text:span text:style-name="T6">Измен</text:span><text:span text:style-name="T6">енн</text:span></text:p>
          </draw:text-box>
        </draw:frame>
        <draw:frame draw:style-name="gr5" draw:text-style-name="P6" draw:layer="layout" svg:width="0.459cm" svg:height="0.433cm" draw:transform="rotate (1.5707963267949) translate (2.783cm 10.145cm)">
          <draw:text-box>
            <text:p text:style-name="P1"><text:span text:style-name="T6">ых</text:span></text:p>
          </draw:text-box>
        </draw:frame>
        <draw:frame draw:style-name="gr5" draw:text-style-name="P6" draw:layer="layout" svg:width="1.585cm" svg:height="0.433cm" draw:transform="rotate (1.5707963267949) translate (4.187cm 10.593cm)">
          <draw:text-box>
            <text:p text:style-name="P1"><text:span text:style-name="T6">Замен</text:span><text:span text:style-name="T6">енн</text:span></text:p>
          </draw:text-box>
        </draw:frame>
        <draw:frame draw:style-name="gr5" draw:text-style-name="P6" draw:layer="layout" svg:width="0.459cm" svg:height="0.433cm" draw:transform="rotate (1.5707963267949) translate (4.187cm 11.083cm)">
          <draw:text-box>
            <text:p text:style-name="P1"><text:span text:style-name="T6">ых</text:span></text:p>
          </draw:text-box>
        </draw:frame>
        <draw:frame draw:style-name="gr5" draw:text-style-name="P6" draw:layer="layout" svg:width="1.115cm" svg:height="0.433cm" draw:transform="rotate (1.5707963267949) translate (5.817cm 10.473cm)">
          <draw:text-box>
            <text:p text:style-name="P1"><text:span text:style-name="T6">Новы</text:span><text:span text:style-name="T6">х</text:span></text:p>
          </draw:text-box>
        </draw:frame>
        <draw:frame draw:style-name="gr5" draw:text-style-name="P6" draw:layer="layout" svg:width="1.683cm" svg:height="0.433cm" draw:transform="rotate (1.5707963267949) translate (7.722cm 10.755cm)">
          <draw:text-box>
            <text:p text:style-name="P1"><text:span text:style-name="T6">Аннул</text:span><text:span text:style-name="T6">иро</text:span></text:p>
          </draw:text-box>
        </draw:frame>
        <draw:line draw:style-name="gr3" draw:text-style-name="P4" draw:layer="layout" svg:x1="1.499cm" svg:y1="26.03cm" svg:x2="19.498cm" svg:y2="26.03cm">
          <text:p/>
        </draw:line>
        <draw:line draw:style-name="gr3" draw:text-style-name="P4" draw:layer="layout" svg:x1="1.499cm" svg:y1="26.492cm" svg:x2="19.498cm" svg:y2="26.492cm">
          <text:p/>
        </draw:line>
        <draw:line draw:style-name="gr3" draw:text-style-name="P4" draw:layer="layout" svg:x1="1.499cm" svg:y1="26.957cm" svg:x2="19.498cm" svg:y2="26.957cm">
          <text:p/>
        </draw:line>
        <draw:line draw:style-name="gr3" draw:text-style-name="P4" draw:layer="layout" svg:x1="1.499cm" svg:y1="27.508cm" svg:x2="19.498cm" svg:y2="27.508cm">
          <text:p/>
        </draw:line>
        <draw:line draw:style-name="gr3" draw:text-style-name="P4" draw:layer="layout" svg:x1="1.499cm" svg:y1="27.97cm" svg:x2="19.498cm" svg:y2="27.97cm">
          <text:p/>
        </draw:line>
        <draw:line draw:style-name="gr3" draw:text-style-name="P4" draw:layer="layout" svg:x1="1.506cm" svg:y1="26.019cm" svg:x2="1.506cm" svg:y2="27.977cm">
          <text:p/>
        </draw:line>
        <draw:line draw:style-name="gr3" draw:text-style-name="P4" draw:layer="layout" svg:x1="7.485cm" svg:y1="26.019cm" svg:x2="7.485cm" svg:y2="27.977cm">
          <text:p/>
        </draw:line>
        <draw:line draw:style-name="gr3" draw:text-style-name="P4" draw:layer="layout" svg:x1="9.997cm" svg:y1="26.019cm" svg:x2="9.997cm" svg:y2="27.977cm">
          <text:p/>
        </draw:line>
        <draw:line draw:style-name="gr3" draw:text-style-name="P4" draw:layer="layout" svg:x1="12.738cm" svg:y1="26.019cm" svg:x2="12.738cm" svg:y2="27.977cm">
          <text:p/>
        </draw:line>
        <draw:line draw:style-name="gr3" draw:text-style-name="P4" draw:layer="layout" svg:x1="15.737cm" svg:y1="26.019cm" svg:x2="15.737cm" svg:y2="27.977cm">
          <text:p/>
        </draw:line>
        <draw:line draw:style-name="gr3" draw:text-style-name="P4" draw:layer="layout" svg:x1="19.487cm" svg:y1="26.019cm" svg:x2="19.487cm" svg:y2="27.977cm">
          <text:p/>
        </draw:line>
        <draw:frame draw:style-name="gr5" draw:text-style-name="P6" draw:layer="layout" svg:width="1.022cm" svg:height="0.433cm" draw:transform="rotate (1.5707963267949) translate (8.17cm 10.423cm)">
          <draw:text-box>
            <text:p text:style-name="P1"><text:span text:style-name="T6">ваных</text:span></text:p>
          </draw:text-box>
        </draw:frame>
        <draw:frame draw:style-name="gr5" draw:text-style-name="P6" draw:layer="layout" svg:width="0.777cm" svg:height="0.433cm" svg:x="4.117cm" svg:y="26.517cm">
          <draw:text-box>
            <text:p text:style-name="P1"><text:span text:style-name="T6">Изм.</text:span></text:p>
          </draw:text-box>
        </draw:frame>
        <draw:frame draw:style-name="gr5" draw:text-style-name="P6" draw:layer="layout" svg:width="0.815cm" svg:height="0.433cm" svg:x="8.343cm" svg:y="26.517cm">
          <draw:text-box>
            <text:p text:style-name="P1"><text:span text:style-name="T6">Лист</text:span></text:p>
          </draw:text-box>
        </draw:frame>
        <draw:frame draw:style-name="gr5" draw:text-style-name="P6" draw:layer="layout" svg:width="1.594cm" svg:height="0.433cm" svg:x="10.583cm" svg:y="26.517cm">
          <draw:text-box>
            <text:p text:style-name="P1"><text:span text:style-name="T6">№ </text:span><text:span text:style-name="T6">докум</text:span><text:span text:style-name="T6">.</text:span></text:p>
          </draw:text-box>
        </draw:frame>
        <draw:frame draw:style-name="gr5" draw:text-style-name="P6" draw:layer="layout" svg:width="0.98cm" svg:height="0.433cm" svg:x="13.758cm" svg:y="26.517cm">
          <draw:text-box>
            <text:p text:style-name="P1"><text:span text:style-name="T6">Подп.</text:span></text:p>
          </draw:text-box>
        </draw:frame>
        <draw:frame draw:style-name="gr5" draw:text-style-name="P6" draw:layer="layout" svg:width="0.785cm" svg:height="0.433cm" svg:x="17.233cm" svg:y="26.517cm">
          <draw:text-box>
            <text:p text:style-name="P1"><text:span text:style-name="T6">Дата</text:span></text:p>
          </draw:text-box>
        </draw:frame>
        <draw:frame draw:style-name="gr5" draw:text-style-name="P6" draw:layer="layout" svg:width="4.989cm" svg:height="0.433cm" svg:x="2.018cm" svg:y="26.979cm">
          <draw:text-box>
            <text:p text:style-name="P1"><text:span text:style-name="T6">RU.17</text:span><text:span text:style-name="T6">70172</text:span><text:span text:style-name="T6">9.10.0</text:span><text:span text:style-name="T6">3-01 </text:span><text:span text:style-name="T6">81 01-</text:span><text:span text:style-name="T6">1</text:span></text:p>
          </draw:text-box>
        </draw:frame>
        <draw:frame draw:style-name="gr5" draw:text-style-name="P6" draw:layer="layout" svg:width="2.229cm" svg:height="0.433cm" svg:x="3.394cm" svg:y="27.529cm">
          <draw:text-box>
            <text:p text:style-name="P1"><text:span text:style-name="T6">Инв. </text:span><text:span text:style-name="T6">№ </text:span><text:span text:style-name="T6">подл.</text:span></text:p>
          </draw:text-box>
        </draw:frame>
        <draw:frame draw:style-name="gr5" draw:text-style-name="P6" draw:layer="layout" svg:width="2.098cm" svg:height="0.433cm" svg:x="7.705cm" svg:y="27.529cm">
          <draw:text-box>
            <text:p text:style-name="P1"><text:span text:style-name="T6">Подп. </text:span><text:span text:style-name="T6">и дата</text:span></text:p>
          </draw:text-box>
        </draw:frame>
        <draw:frame draw:style-name="gr5" draw:text-style-name="P6" draw:layer="layout" svg:width="2.263cm" svg:height="0.433cm" svg:x="10.248cm" svg:y="27.529cm">
          <draw:text-box>
            <text:p text:style-name="P1"><text:span text:style-name="T6">Взам. </text:span><text:span text:style-name="T6">Инв. </text:span><text:span text:style-name="T6">№</text:span></text:p>
          </draw:text-box>
        </draw:frame>
        <draw:frame draw:style-name="gr5" draw:text-style-name="P6" draw:layer="layout" svg:width="2.22cm" svg:height="0.433cm" svg:x="13.141cm" svg:y="27.529cm">
          <draw:text-box>
            <text:p text:style-name="P1"><text:span text:style-name="T6">Инв. </text:span><text:span text:style-name="T6">№ </text:span><text:span text:style-name="T6">дубл.</text:span></text:p>
          </draw:text-box>
        </draw:frame>
        <draw:frame draw:style-name="gr5" draw:text-style-name="P6" draw:layer="layout" svg:width="2.098cm" svg:height="0.433cm" svg:x="16.577cm" svg:y="27.529cm">
          <draw:text-box>
            <text:p text:style-name="P1"><text:span text:style-name="T6">Подп. </text:span><text:span text:style-name="T6">и дат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/>
    <style:font-face style:name="DejaVu Serif" svg:font-family="'DejaVu Serif'"/>
    <style:font-face style:name="Liberation Serif" svg:font-family="'Liberation Serif'"/>
    <style:font-face style:name="OpenSymbol" svg:font-family="OpenSymbol"/>
    <style:font-face style:name="TeXGyreTermes" svg:font-family="TeXGyreTermes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.3cm" fo:margin-right="0.3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37" style:page-layout-name="PM0" draw:style-name="Mdp1"/>
    <style:master-page style:name="master-page86" style:page-layout-name="PM0" draw:style-name="Mdp1"/>
    <style:master-page style:name="master-page27" style:page-layout-name="PM0" draw:style-name="Mdp1"/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5T02:07:16.673716435</dc:date>
    <meta:editing-duration>PT14M31S</meta:editing-duration>
    <meta:editing-cycles>11</meta:editing-cycles>
    <meta:generator>LibreOffice/6.0.7.3$Linux_X86_64 LibreOffice_project/00m0$Build-3</meta:generator>
    <meta:document-statistic meta:object-count="5105"/>
  </office:meta>
</office:document-meta>
</file>